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MMI12" svg:font-family="CMMI12, 'Times New Roman'"/>
    <style:font-face style:name="CMR12" svg:font-family="CMR12, 'Times New Roman'"/>
    <style:font-face style:name="CMR8" svg:font-family="CMR8, 'Times New Roman'"/>
    <style:font-face style:name="CMSY10" svg:font-family="CMSY10, 'Times New Roman'"/>
    <style:font-face style:name="CMSY8" svg:font-family="CMSY8, 'Times New Roman'"/>
    <style:font-face style:name="LMMono10-Regular-Identity-H" svg:font-family="LMMono10-Regular-Identity-H"/>
    <style:font-face style:name="LMMono12-Regular-Identity-H" svg:font-family="LMMono12-Regular-Identity-H"/>
    <style:font-face style:name="LMRoman10-Italic-Identity-H" svg:font-family="LMRoman10-Italic-Identity-H"/>
    <style:font-face style:name="LMRoman10-Regular-Identity-H" svg:font-family="LMRoman10-Regular-Identity-H, 'Arial Unicode MS'"/>
    <style:font-face style:name="LMRoman12-Bold-Identity-H" svg:font-family="LMRoman12-Bold-Identity-H, 'Arial Unicode MS'"/>
    <style:font-face style:name="LMRoman12-Italic-Identity-H" svg:font-family="LMRoman12-Italic-Identity-H, 'Arial Unicode MS'"/>
    <style:font-face style:name="LMRoman12-Regular-Identity-H" svg:font-family="LMRoman12-Regular-Identity-H, 'Arial Unicode MS'"/>
    <style:font-face style:name="LMRoman17-Regular-Identity-H" svg:font-family="LMRoman17-Regular-Identity-H"/>
    <style:font-face style:name="LMRoman7-Regular-Identity-H" svg:font-family="LMRoman7-Regular-Identity-H"/>
    <style:font-face style:name="LMRoman8-Regular-Identity-H" svg:font-family="LMRoman8-Regular-Identity-H"/>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style:font-name="LMRoman12-Regular-Identity-H" style:font-name-asian="LMRoman12-Regular-Identity-H" style:font-name-complex="LMRoman12-Regular-Identity-H"/>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00" style:font-name="LMRoman12-Regular-Identity-H" style:font-name-asian="LMRoman12-Regular-Identity-H" style:font-name-complex="LMRoman12-Regular-Identity-H"/>
    </style:style>
    <style:style style:name="P4" style:family="paragraph" style:parent-style-name="Standard">
      <style:paragraph-properties style:text-autospace="none"/>
      <style:text-properties fo:color="#000000" style:font-name="LMRoman10-Regular-Identity-H" fo:font-size="10pt" style:font-name-asian="LMRoman10-Regular-Identity-H" style:font-size-asian="10pt" style:font-size-complex="10pt"/>
    </style:style>
    <style:style style:name="P5" style:family="paragraph" style:parent-style-name="Standard">
      <style:paragraph-properties style:text-autospace="none"/>
      <style:text-properties fo:color="#000000"/>
    </style:style>
    <style:style style:name="P6" style:family="paragraph" style:parent-style-name="Standard">
      <style:paragraph-properties style:text-autospace="none"/>
      <style:text-properties style:font-name-asian="LMRoman12-Regular-Identity-H"/>
    </style:style>
    <style:style style:name="P7" style:family="paragraph" style:parent-style-name="Standard">
      <style:text-properties style:font-name="LMRoman12-Regular-Identity-H" style:font-name-asian="LMRoman12-Regular-Identity-H" style:font-name-complex="LMRoman12-Regular-Identity-H"/>
    </style:style>
    <style:style style:name="P8" style:family="paragraph" style:parent-style-name="Standard">
      <style:paragraph-properties style:text-autospace="none"/>
      <style:text-properties fo:color="#000000" style:font-name-asian="LMRoman12-Regular-Identity-H"/>
    </style:style>
    <style:style style:name="P9" style:family="paragraph" style:parent-style-name="Standard">
      <style:paragraph-properties style:text-autospace="none"/>
    </style:style>
    <style:style style:name="P10" style:family="paragraph" style:parent-style-name="Standard">
      <style:paragraph-properties fo:text-align="center" style:justify-single-word="false" style:text-autospace="none"/>
      <style:text-properties style:font-name="LMRoman12-Regular-Identity-H" fo:font-size="14.5pt" style:font-name-asian="LMRoman12-Regular-Identity-H" style:font-size-asian="14.5pt" style:font-name-complex="LMRoman12-Regular-Identity-H" style:font-size-complex="14.5pt"/>
    </style:style>
    <style:style style:name="P11" style:family="paragraph" style:parent-style-name="Standard">
      <style:text-properties style:font-name="LMRoman12-Regular-Identity-H" style:font-name-asian="LMRoman12-Regular-Identity-H" style:font-name-complex="LMRoman12-Regular-Identity-H"/>
    </style:style>
    <style:style style:name="P12" style:family="paragraph" style:parent-style-name="Standard">
      <style:paragraph-properties style:text-autospace="none"/>
      <style:text-properties style:font-name="LMRoman12-Regular-Identity-H" style:font-name-asian="LMRoman12-Regular-Identity-H" style:font-name-complex="LMRoman12-Regular-Identity-H"/>
    </style:style>
    <style:style style:name="P13" style:family="paragraph" style:parent-style-name="Standard">
      <style:text-properties style:font-name="LMRoman12-Regular-Identity-H" fo:font-size="9pt" style:font-name-asian="LMRoman12-Regular-Identity-H" style:font-size-asian="9pt" style:font-name-complex="LMRoman12-Regular-Identity-H" style:font-size-complex="9pt"/>
    </style:style>
    <style:style style:name="P14" style:family="paragraph" style:parent-style-name="Standard">
      <style:paragraph-properties style:text-autospace="none"/>
      <style:text-properties style:font-name="LMRoman12-Regular-Identity-H" fo:font-size="9pt" style:font-name-asian="LMRoman12-Regular-Identity-H" style:font-size-asian="9pt" style:font-name-complex="LMRoman12-Regular-Identity-H" style:font-size-complex="9pt"/>
    </style:style>
    <style:style style:name="P15" style:family="paragraph" style:parent-style-name="Standard">
      <style:paragraph-properties fo:text-align="center" style:justify-single-word="false" style:text-autospace="none"/>
      <style:text-properties style:font-name="LMRoman12-Bold-Identity-H" fo:font-size="17pt" fo:font-weight="bold" style:font-name-asian="LMRoman12-Bold-Identity-H" style:font-size-asian="17pt" style:font-weight-asian="bold" style:font-name-complex="LMRoman12-Bold-Identity-H" style:font-size-complex="17pt" style:font-weight-complex="bold"/>
    </style:style>
    <style:style style:name="P16" style:family="paragraph" style:parent-style-name="Standard">
      <style:paragraph-properties style:text-autospace="none"/>
      <style:text-properties style:font-name="LMRoman12-Bold-Identity-H" fo:font-size="17pt" fo:font-weight="bold" style:font-name-asian="LMRoman12-Bold-Identity-H" style:font-size-asian="17pt" style:font-weight-asian="bold" style:font-name-complex="LMRoman12-Bold-Identity-H" style:font-size-complex="17pt" style:font-weight-complex="bold"/>
    </style:style>
    <style:style style:name="P17" style:family="paragraph" style:parent-style-name="Standard">
      <style:paragraph-properties fo:text-align="center" style:justify-single-word="false" style:text-autospace="none"/>
      <style:text-properties style:font-name="LMRoman12-Bold-Identity-H" fo:font-size="20.5pt" fo:font-weight="bold" style:font-name-asian="LMRoman12-Bold-Identity-H" style:font-size-asian="20.5pt" style:font-weight-asian="bold" style:font-name-complex="LMRoman12-Bold-Identity-H" style:font-size-complex="20.5pt" style:font-weight-complex="bold"/>
    </style:style>
    <style:style style:name="P18" style:family="paragraph" style:parent-style-name="Standard">
      <style:paragraph-properties style:text-autospace="none"/>
      <style:text-properties style:font-name="LMRoman12-Bold-Identity-H" fo:font-size="25pt" fo:font-weight="bold" style:font-name-asian="LMRoman12-Bold-Identity-H" style:font-size-asian="25pt" style:font-weight-asian="bold" style:font-name-complex="LMRoman12-Bold-Identity-H" style:font-size-complex="25pt" style:font-weight-complex="bold"/>
    </style:style>
    <style:style style:name="P19" style:family="paragraph" style:parent-style-name="Standard">
      <style:text-properties style:font-name="LMRoman12-Bold-Identity-H" fo:font-size="9pt" fo:font-weight="bold" style:font-name-asian="LMRoman12-Bold-Identity-H" style:font-size-asian="9pt" style:font-weight-asian="bold" style:font-name-complex="LMRoman12-Bold-Identity-H" style:font-size-complex="9pt" style:font-weight-complex="bold"/>
    </style:style>
    <style:style style:name="P20" style:family="paragraph" style:parent-style-name="Standard">
      <style:paragraph-properties style:text-autospace="none"/>
      <style:text-properties style:font-name="LMRoman12-Bold-Identity-H" fo:font-size="9pt" fo:font-weight="bold" style:font-name-asian="LMRoman12-Bold-Identity-H" style:font-size-asian="9pt" style:font-weight-asian="bold" style:font-name-complex="LMRoman12-Bold-Identity-H" style:font-size-complex="9pt" style:font-weight-complex="bold"/>
    </style:style>
    <style:style style:name="P21" style:family="paragraph" style:parent-style-name="Standard">
      <style:paragraph-properties style:text-autospace="none"/>
      <style:text-properties style:font-name="LMRoman12-Bold-Identity-H" fo:font-size="14.5pt" fo:font-weight="bold" style:font-name-asian="LMRoman12-Bold-Identity-H" style:font-size-asian="14.5pt" style:font-weight-asian="bold" style:font-name-complex="LMRoman12-Bold-Identity-H" style:font-size-complex="14.5pt" style:font-weight-complex="bold"/>
    </style:style>
    <style:style style:name="P22" style:family="paragraph" style:parent-style-name="Standard">
      <style:paragraph-properties style:text-autospace="none"/>
      <style:text-properties style:font-name="LMRoman12-Bold-Identity-H" fo:font-weight="bold" style:font-name-asian="LMRoman12-Bold-Identity-H" style:font-weight-asian="bold" style:font-name-complex="LMRoman12-Bold-Identity-H" style:font-weight-complex="bold"/>
    </style:style>
    <style:style style:name="P23" style:family="paragraph" style:parent-style-name="Standard">
      <style:paragraph-properties fo:text-align="center" style:justify-single-word="false" style:text-autospace="none"/>
      <style:text-properties style:font-name="LMRoman17-Regular-Identity-H" fo:font-size="20.5pt" style:font-size-asian="20.5pt" style:font-name-complex="LMRoman17-Regular-Identity-H" style:font-size-complex="20.5pt"/>
    </style:style>
    <style:style style:name="P24" style:family="paragraph" style:parent-style-name="Standard">
      <style:paragraph-properties style:text-autospace="none"/>
      <style:text-properties fo:color="#000000" style:font-name="LMRoman12-Bold-Identity-H" fo:font-size="25pt" fo:font-weight="bold" style:font-name-asian="LMRoman12-Bold-Identity-H" style:font-size-asian="25pt" style:font-weight-asian="bold" style:font-name-complex="LMRoman12-Bold-Identity-H" style:font-size-complex="25pt" style:font-weight-complex="bold"/>
    </style:style>
    <style:style style:name="P25" style:family="paragraph" style:parent-style-name="Standard">
      <style:text-properties fo:color="#000000" style:font-name="LMRoman12-Bold-Identity-H" fo:font-size="9pt" fo:font-weight="bold" style:font-name-asian="LMRoman12-Bold-Identity-H" style:font-size-asian="9pt" style:font-weight-asian="bold" style:font-name-complex="LMRoman12-Bold-Identity-H" style:font-size-complex="9pt" style:font-weight-complex="bold"/>
    </style:style>
    <style:style style:name="P26" style:family="paragraph" style:parent-style-name="Standard">
      <style:paragraph-properties style:text-autospace="none"/>
      <style:text-properties fo:color="#000000" style:font-name="LMRoman12-Bold-Identity-H" fo:font-size="17pt" fo:font-weight="bold" style:font-name-asian="LMRoman12-Bold-Identity-H" style:font-size-asian="17pt" style:font-weight-asian="bold" style:font-name-complex="LMRoman12-Bold-Identity-H" style:font-size-complex="17pt" style:font-weight-complex="bold"/>
    </style:style>
    <style:style style:name="P27" style:family="paragraph" style:parent-style-name="Standard">
      <style:paragraph-properties style:text-autospace="none"/>
      <style:text-properties fo:color="#000000" style:font-name="LMRoman12-Bold-Identity-H" fo:font-size="14.5pt" fo:font-weight="bold" style:font-name-asian="LMRoman12-Bold-Identity-H" style:font-size-asian="14.5pt" style:font-weight-asian="bold" style:font-name-complex="LMRoman12-Bold-Identity-H" style:font-size-complex="14.5pt" style:font-weight-complex="bold"/>
    </style:style>
    <style:style style:name="P28" style:family="paragraph" style:parent-style-name="Standard">
      <style:paragraph-properties style:text-autospace="none"/>
      <style:text-properties fo:color="#000000" style:font-name="LMRoman12-Bold-Identity-H" fo:font-weight="bold" style:font-name-asian="LMRoman12-Bold-Identity-H" style:font-weight-asian="bold" style:font-name-complex="LMRoman12-Bold-Identity-H" style:font-weight-complex="bold"/>
    </style:style>
    <style:style style:name="P29" style:family="paragraph" style:parent-style-name="Standard">
      <style:text-properties fo:color="#000000" style:font-name="LMRoman12-Regular-Identity-H" fo:font-size="9pt" style:font-name-asian="LMRoman12-Regular-Identity-H" style:font-size-asian="9pt" style:font-name-complex="LMRoman12-Regular-Identity-H" style:font-size-complex="9pt"/>
    </style:style>
    <style:style style:name="P30" style:family="paragraph" style:parent-style-name="Standard">
      <style:text-properties fo:color="#000000" style:font-name="LMRoman12-Regular-Identity-H" style:font-name-asian="LMRoman12-Regular-Identity-H" style:font-name-complex="LMRoman12-Regular-Identity-H"/>
    </style:style>
    <style:style style:name="P31" style:family="paragraph" style:parent-style-name="Standard">
      <style:paragraph-properties style:text-autospace="none"/>
      <style:text-properties fo:color="#000000" style:font-name="LMRoman12-Regular-Identity-H" style:font-name-asian="LMRoman12-Regular-Identity-H" style:font-name-complex="LMRoman12-Regular-Identity-H"/>
    </style:style>
    <style:style style:name="P32" style:family="paragraph" style:parent-style-name="Standard">
      <style:text-properties fo:color="#000000" style:font-name="LMRoman10-Regular-Identity-H" fo:font-size="10pt" style:font-name-asian="LMRoman10-Regular-Identity-H" style:font-size-asian="10pt" style:font-name-complex="LMRoman10-Regular-Identity-H" style:font-size-complex="10pt"/>
    </style:style>
    <style:style style:name="P33" style:family="paragraph" style:parent-style-name="Standard">
      <style:paragraph-properties style:text-autospace="none"/>
      <style:text-properties fo:color="#000000" style:font-name="LMRoman10-Regular-Identity-H" fo:font-size="10pt" style:font-name-asian="LMRoman10-Regular-Identity-H" style:font-size-asian="10pt" style:font-name-complex="LMRoman10-Regular-Identity-H" style:font-size-complex="10pt"/>
    </style:style>
    <style:style style:name="P34" style:family="paragraph" style:parent-style-name="Standard">
      <style:paragraph-properties style:text-autospace="none"/>
      <style:text-properties fo:color="#000000" style:font-name="LMRoman10-Regular-Identity-H" fo:font-size="10pt" style:font-name-asian="LMRoman10-Regular-Identity-H" style:font-size-asian="10pt" style:font-size-complex="10pt"/>
    </style:style>
    <style:style style:name="P35" style:family="paragraph" style:parent-style-name="Standard">
      <style:paragraph-properties style:text-autospace="none"/>
      <style:text-properties fo:color="#000000"/>
    </style:style>
    <style:style style:name="P36" style:family="paragraph" style:parent-style-name="Standard">
      <style:paragraph-properties style:text-autospace="none"/>
      <style:text-properties fo:color="#000000" style:font-name-asian="LMRoman12-Regular-Identity-H"/>
    </style:style>
    <style:style style:name="P37" style:family="paragraph" style:parent-style-name="Standard">
      <style:text-properties style:font-name="LMRoman10-Regular-Identity-H" fo:font-size="10pt" style:font-name-asian="LMRoman10-Regular-Identity-H" style:font-size-asian="10pt" style:font-name-complex="LMRoman10-Regular-Identity-H" style:font-size-complex="10pt"/>
    </style:style>
    <style:style style:name="P38" style:family="paragraph" style:parent-style-name="Standard">
      <style:paragraph-properties style:text-autospace="none"/>
      <style:text-properties style:font-name="LMRoman10-Regular-Identity-H" fo:font-size="10pt" style:font-name-asian="LMRoman10-Regular-Identity-H" style:font-size-asian="10pt" style:font-name-complex="LMRoman10-Regular-Identity-H" style:font-size-complex="10pt"/>
    </style:style>
    <style:style style:name="P39" style:family="paragraph" style:parent-style-name="Standard">
      <style:text-properties style:font-name="LMRoman10-Regular-Identity-H" fo:font-size="10pt" style:font-name-asian="LMRoman10-Regular-Identity-H" style:font-size-asian="10pt" style:font-size-complex="10pt"/>
    </style:style>
    <style:style style:name="P40" style:family="paragraph" style:parent-style-name="Standard">
      <style:paragraph-properties style:text-autospace="none"/>
      <style:text-properties style:font-name-asian="LMRoman12-Regular-Identity-H"/>
    </style:style>
    <style:style style:name="P41" style:family="paragraph" style:parent-style-name="Standard">
      <style:text-properties fo:color="#400000" style:font-name="LMRoman12-Regular-Identity-H" style:font-name-asian="LMRoman12-Regular-Identity-H" style:font-name-complex="LMRoman12-Regular-Identity-H"/>
    </style:style>
    <style:style style:name="P42" style:family="paragraph" style:parent-style-name="Standard">
      <style:paragraph-properties style:text-autospace="none"/>
      <style:text-properties fo:color="#400000" style:font-name="LMRoman12-Regular-Identity-H" style:font-name-asian="LMRoman12-Regular-Identity-H" style:font-name-complex="LMRoman12-Regular-Identity-H"/>
    </style:style>
    <style:style style:name="P43" style:family="paragraph" style:parent-style-name="Standard">
      <style:paragraph-properties style:text-autospace="none"/>
      <style:text-properties fo:color="#000040" style:font-name="LMMono10-Regular-Identity-H" fo:font-size="10pt" style:font-name-asian="LMRoman12-Bold-Identity-H" style:font-size-asian="10pt" style:font-name-complex="LMMono10-Regular-Identity-H" style:font-size-complex="10pt"/>
    </style:style>
    <style:style style:name="P44" style:family="paragraph" style:parent-style-name="Standard">
      <style:paragraph-properties style:text-autospace="none"/>
      <style:text-properties fo:color="#000040" style:font-name="LMMono10-Regular-Identity-H" fo:font-size="10pt" style:font-size-asian="10pt" style:font-name-complex="LMMono10-Regular-Identity-H" style:font-size-complex="10pt"/>
    </style:style>
    <style:style style:name="P45" style:family="paragraph" style:parent-style-name="Standard">
      <style:paragraph-properties style:text-autospace="none"/>
      <style:text-properties fo:color="#000040" style:font-name="LMMono12-Regular-Identity-H" style:font-name-asian="LMRoman12-Bold-Identity-H" style:font-name-complex="LMMono12-Regular-Identity-H"/>
    </style:style>
    <style:style style:name="P46" style:family="paragraph" style:parent-style-name="Standard">
      <style:paragraph-properties style:text-autospace="none"/>
      <style:text-properties fo:color="#000040" style:font-name="LMMono12-Regular-Identity-H" style:font-name-asian="LMRoman12-Regular-Identity-H" style:font-name-complex="LMMono12-Regular-Identity-H"/>
    </style:style>
    <style:style style:name="P47" style:family="paragraph" style:parent-style-name="Standard">
      <style:paragraph-properties fo:margin-left="1.249cm" fo:margin-right="0cm" fo:text-indent="0cm" style:auto-text-indent="false" style:text-autospace="none"/>
      <style:text-properties fo:color="#000000"/>
    </style:style>
    <style:style style:name="P48" style:family="paragraph" style:parent-style-name="Standard" style:master-page-name="Standard">
      <style:paragraph-properties fo:text-align="center" style:justify-single-word="false" style:page-number="auto" style:text-autospace="none"/>
      <style:text-properties style:font-name="LMRoman12-Regular-Identity-H" fo:font-size="14.5pt" style:font-name-asian="LMRoman12-Regular-Identity-H" style:font-size-asian="14.5pt" style:font-name-complex="LMRoman12-Regular-Identity-H" style:font-size-complex="14.5pt"/>
    </style:style>
    <style:style style:name="P49" style:family="paragraph" style:parent-style-name="Footer">
      <style:paragraph-properties fo:margin-left="0cm" fo:margin-right="0.635cm" fo:text-indent="0cm" style:auto-text-indent="false"/>
    </style:style>
    <style:style style:name="T1" style:family="text">
      <style:text-properties fo:color="#000000" style:font-name="LMRoman12-Regular-Identity-H" style:font-name-asian="LMRoman12-Regular-Identity-H" style:font-name-complex="LMRoman12-Regular-Identity-H"/>
    </style:style>
    <style:style style:name="T2" style:family="text">
      <style:text-properties fo:color="#000000"/>
    </style:style>
    <style:style style:name="T3" style:family="text">
      <style:text-properties style:font-name-complex="LMRoman10-Regular-Identity-H"/>
    </style:style>
    <style:style style:name="T4" style:family="text">
      <style:text-properties style:font-name="LMRoman10-Regular-Identity-H" fo:font-size="10pt" style:font-name-asian="LMRoman10-Regular-Identity-H" style:font-size-asian="10pt" style:font-name-complex="LMRoman10-Regular-Identity-H" style:font-size-complex="10pt"/>
    </style:style>
    <style:style style:name="T5" style:family="text">
      <style:text-properties fo:color="#000000" style:font-name="LMRoman12-Regular-Identity-H" style:font-name-complex="LMRoman12-Regular-Identity-H"/>
    </style:style>
    <style:style style:name="T6" style:family="text">
      <style:text-properties style:font-name="LMRoman12-Regular-Identity-H" style:font-name-asian="LMRoman12-Regular-Identity-H" style:font-name-complex="LMRoman12-Regular-Identity-H"/>
    </style:style>
    <style:style style:name="T7" style:family="text">
      <style:text-properties style:font-name="LMRoman12-Regular-Identity-H" style:font-name-complex="LMRoman12-Regular-Identity-H"/>
    </style:style>
    <style:style style:name="T8" style:family="text">
      <style:text-properties fo:color="#000000" style:font-name="LMRoman10-Regular-Identity-H" fo:font-size="10pt" style:font-name-asian="LMRoman10-Regular-Identity-H" style:font-size-asian="10pt" style:font-name-complex="LMRoman10-Regular-Identity-H" style:font-size-complex="10pt"/>
    </style:style>
    <style:style style:name="T9" style:family="text">
      <style:text-properties fo:color="#400000"/>
    </style:style>
    <style:style style:name="T10" style:family="text">
      <style:text-properties fo:color="#000000" style:font-name="CMMI12" fo:font-style="italic" style:font-style-asian="italic" style:font-name-complex="CMMI12" style:font-style-complex="italic"/>
    </style:style>
    <style:style style:name="T11" style:family="text">
      <style:text-properties fo:color="#000000" style:font-name="LMRoman12-Regular-Identity-H" fo:font-style="italic" style:font-name-asian="LMRoman12-Regular-Identity-H" style:font-style-asian="italic" style:font-name-complex="LMRoman12-Regular-Identity-H"/>
    </style:style>
    <style:style style:name="T12" style:family="text">
      <style:text-properties fo:color="#400000" style:font-name="LMRoman12-Regular-Identity-H" style:font-name-asian="LMRoman12-Regular-Identity-H" style:font-name-complex="LMRoman12-Regular-Identity-H"/>
    </style:style>
    <style:style style:name="T13" style:family="text">
      <style:text-properties fo:color="#400000"/>
    </style:style>
    <style:style style:name="T14" style:family="text">
      <style:text-properties fo:color="#400000" style:font-name="LMRoman12-Regular-Identity-H" style:font-name-asian="LMRoman12-Regular-Identity-H" style:font-name-complex="LMRoman12-Regular-Identity-H"/>
    </style:style>
    <style:style style:name="T15" style:family="text">
      <style:text-properties fo:color="#400000" style:font-name="LMRoman12-Regular-Identity-H" style:font-name-complex="LMRoman12-Regular-Identity-H"/>
    </style:style>
    <style:style style:name="T16" style:family="text">
      <style:text-properties fo:color="#400000" style:font-name="LMRoman12-Regular-Identity-H" fo:font-style="italic" style:font-name-asian="LMRoman12-Regular-Identity-H" style:font-style-asian="italic" style:font-name-complex="LMRoman12-Regular-Identity-H"/>
    </style:style>
    <style:style style:name="T17" style:family="text">
      <style:text-properties fo:color="#400000" style:font-name="LMRoman8-Regular-Identity-H" fo:font-size="8pt" style:font-name-asian="LMRoman12-Bold-Identity-H" style:font-size-asian="8pt" style:font-name-complex="LMRoman8-Regular-Identity-H" style:font-size-complex="8pt"/>
    </style:style>
    <style:style style:name="T18" style:family="text">
      <style:text-properties fo:color="#400000" style:font-name="LMRoman8-Regular-Identity-H" fo:font-size="8pt" style:font-size-asian="8pt" style:font-name-complex="LMRoman8-Regular-Identity-H" style:font-size-complex="8pt"/>
    </style:style>
    <style:style style:name="T19" style:family="text">
      <style:text-properties fo:color="#400000" style:font-name="LMRoman10-Italic-Identity-H" fo:font-size="10pt" fo:font-style="italic" style:font-size-asian="10pt" style:font-style-asian="italic" style:font-name-complex="LMRoman10-Italic-Identity-H" style:font-size-complex="10pt" style:font-style-complex="italic"/>
    </style:style>
    <style:style style:name="T20" style:family="text">
      <style:text-properties fo:color="#400000" style:font-name="LMRoman10-Regular-Identity-H" fo:font-size="10pt" style:font-name-asian="LMRoman10-Regular-Identity-H" style:font-size-asian="10pt" style:font-name-complex="LMRoman10-Regular-Identity-H" style:font-size-complex="10pt"/>
    </style:style>
    <style:style style:name="T21" style:family="text">
      <style:text-properties fo:color="#400000" style:font-name="LMRoman12-Italic-Identity-H" fo:font-style="italic" style:font-name-asian="LMRoman12-Italic-Identity-H" style:font-style-asian="italic" style:font-name-complex="LMRoman12-Italic-Identity-H" style:font-style-complex="italic"/>
    </style:style>
    <style:style style:name="T22" style:family="text">
      <style:text-properties fo:color="#000000"/>
    </style:style>
    <style:style style:name="T23" style:family="text">
      <style:text-properties fo:color="#000000" style:font-name="LMRoman12-Regular-Identity-H" style:font-name-asian="LMRoman12-Regular-Identity-H" style:font-name-complex="LMRoman12-Regular-Identity-H"/>
    </style:style>
    <style:style style:name="T24" style:family="text">
      <style:text-properties fo:color="#000000" style:font-name="LMRoman12-Regular-Identity-H" style:font-name-complex="LMRoman12-Regular-Identity-H"/>
    </style:style>
    <style:style style:name="T25" style:family="text">
      <style:text-properties fo:color="#000000" style:font-name="LMRoman12-Regular-Identity-H" fo:font-style="italic" style:font-name-asian="LMRoman12-Regular-Identity-H" style:font-style-asian="italic" style:font-name-complex="LMRoman12-Regular-Identity-H"/>
    </style:style>
    <style:style style:name="T26" style:family="text">
      <style:text-properties fo:color="#000000" style:font-name-complex="LMRoman10-Regular-Identity-H"/>
    </style:style>
    <style:style style:name="T27" style:family="text">
      <style:text-properties fo:color="#000000" style:font-name="CMR12" style:font-name-asian="LMRoman12-Bold-Identity-H" style:font-name-complex="CMR12"/>
    </style:style>
    <style:style style:name="T28" style:family="text">
      <style:text-properties fo:color="#000000" style:font-name="CMR12" style:font-name-asian="LMRoman12-Regular-Identity-H" style:font-name-complex="CMR12"/>
    </style:style>
    <style:style style:name="T29" style:family="text">
      <style:text-properties fo:color="#000000" style:font-name="CMR12" style:font-name-complex="CMR12"/>
    </style:style>
    <style:style style:name="T30" style:family="text">
      <style:text-properties fo:color="#000000" fo:font-style="italic" style:font-name-asian="LMRoman12-Bold-Identity-H" style:font-style-asian="italic" style:font-style-complex="italic"/>
    </style:style>
    <style:style style:name="T31" style:family="text">
      <style:text-properties fo:color="#000000" fo:font-style="italic" style:font-name-asian="LMRoman12-Regular-Identity-H" style:font-style-asian="italic" style:font-style-complex="italic"/>
    </style:style>
    <style:style style:name="T32" style:family="text">
      <style:text-properties fo:color="#000000" style:font-name="LMRoman12-Italic-Identity-H" fo:font-style="italic" style:font-name-asian="LMRoman12-Italic-Identity-H" style:font-style-asian="italic" style:font-name-complex="LMRoman12-Italic-Identity-H" style:font-style-complex="italic"/>
    </style:style>
    <style:style style:name="T33" style:family="text">
      <style:text-properties fo:color="#000000" style:font-name="LMRoman12-Italic-Identity-H" fo:font-style="normal" style:font-name-asian="LMRoman12-Italic-Identity-H" style:font-style-asian="normal" style:font-name-complex="LMRoman12-Italic-Identity-H" style:font-style-complex="italic"/>
    </style:style>
    <style:style style:name="T34" style:family="text">
      <style:text-properties fo:color="#000000" style:font-name="CMSY8" fo:font-size="8pt" fo:font-style="italic" style:font-name-asian="LMRoman12-Bold-Identity-H" style:font-size-asian="8pt" style:font-style-asian="italic" style:font-name-complex="CMSY8" style:font-size-complex="8pt" style:font-style-complex="italic"/>
    </style:style>
    <style:style style:name="T35" style:family="text">
      <style:text-properties fo:color="#000000" style:font-name="CMR8" fo:font-size="8pt" style:font-name-asian="LMRoman12-Bold-Identity-H" style:font-size-asian="8pt" style:font-name-complex="CMR8" style:font-size-complex="8pt"/>
    </style:style>
    <style:style style:name="T36" style:family="text">
      <style:text-properties fo:color="#000000" style:font-name="CMR8" fo:font-size="8pt" style:font-size-asian="8pt" style:font-name-complex="CMR8" style:font-size-complex="8pt"/>
    </style:style>
    <style:style style:name="T37" style:family="text">
      <style:text-properties fo:color="#000000" style:font-name="CMMI12" fo:font-style="italic" style:font-style-asian="italic" style:font-name-complex="CMMI12" style:font-style-complex="italic"/>
    </style:style>
    <style:style style:name="T38" style:family="text">
      <style:text-properties fo:color="#000000" style:font-name="CMMI12" fo:font-style="italic" style:font-name-asian="LMRoman12-Bold-Identity-H" style:font-style-asian="italic" style:font-name-complex="CMMI12" style:font-style-complex="italic"/>
    </style:style>
    <style:style style:name="T39" style:family="text">
      <style:text-properties fo:color="#000000" style:font-name="CMMI12" fo:font-style="italic" style:font-name-asian="LMRoman12-Regular-Identity-H" style:font-style-asian="italic" style:font-name-complex="CMMI12" style:font-style-complex="italic"/>
    </style:style>
    <style:style style:name="T40" style:family="text">
      <style:text-properties fo:color="#000000" style:font-name="CMMI12" style:font-name-asian="LMRoman12-Bold-Identity-H" style:font-name-complex="CMMI12" style:font-style-complex="italic"/>
    </style:style>
    <style:style style:name="T41" style:family="text">
      <style:text-properties fo:color="#000000" style:font-name="CMSY10" fo:font-style="italic" style:font-name-asian="LMRoman12-Bold-Identity-H" style:font-style-asian="italic" style:font-name-complex="CMSY10" style:font-style-complex="italic"/>
    </style:style>
    <style:style style:name="T42" style:family="text">
      <style:text-properties fo:color="#000000" style:font-name="CMSY10" fo:font-style="italic" style:font-name-asian="LMRoman12-Regular-Identity-H" style:font-style-asian="italic" style:font-name-complex="CMSY10" style:font-style-complex="italic"/>
    </style:style>
    <style:style style:name="T43" style:family="text">
      <style:text-properties fo:color="#000000" style:font-name="LMRoman7-Regular-Identity-H" fo:font-size="7pt" style:font-size-asian="7pt" style:font-name-complex="LMRoman7-Regular-Identity-H" style:font-size-complex="7pt"/>
    </style:style>
    <style:style style:name="T44" style:family="text">
      <style:text-properties fo:color="#000000" style:font-name="LMRoman10-Regular-Identity-H" fo:font-size="10pt" style:font-name-asian="LMRoman10-Regular-Identity-H" style:font-size-asian="10pt" style:font-name-complex="LMRoman10-Regular-Identity-H" style:font-size-complex="10pt"/>
    </style:style>
    <style:style style:name="T45" style:family="text">
      <style:text-properties fo:color="#000000" style:font-name="LMMono12-Regular-Identity-H" style:font-name-complex="LMMono12-Regular-Identity-H"/>
    </style:style>
    <style:style style:name="T46" style:family="text">
      <style:text-properties fo:color="#000000" style:font-name="LMMono12-Regular-Identity-H" style:font-name-asian="LMRoman12-Regular-Identity-H" style:font-name-complex="LMMono12-Regular-Identity-H"/>
    </style:style>
    <style:style style:name="T47" style:family="text">
      <style:text-properties fo:color="#000000" style:font-name="LMRoman10-Italic-Identity-H" fo:font-size="10pt" fo:font-style="italic" style:font-size-asian="10pt" style:font-style-asian="italic" style:font-name-complex="LMRoman10-Italic-Identity-H" style:font-size-complex="10pt" style:font-style-complex="italic"/>
    </style:style>
    <style:style style:name="T48" style:family="text">
      <style:text-properties fo:color="#000000" style:font-name="LMRoman12-Bold-Identity-H" fo:font-weight="bold" style:font-name-asian="LMRoman12-Bold-Identity-H" style:font-weight-asian="bold" style:font-name-complex="LMRoman12-Bold-Identity-H" style:font-weight-complex="bold"/>
    </style:style>
    <style:style style:name="T49" style:family="text">
      <style:text-properties style:font-name="LMRoman12-Regular-Identity-H" style:font-name-asian="LMRoman12-Regular-Identity-H" style:font-name-complex="LMRoman12-Regular-Identity-H"/>
    </style:style>
    <style:style style:name="T50" style:family="text">
      <style:text-properties style:font-name="LMRoman12-Regular-Identity-H" style:font-name-complex="LMRoman12-Regular-Identity-H"/>
    </style:style>
    <style:style style:name="T51" style:family="text">
      <style:text-properties fo:color="#004000"/>
    </style:style>
    <style:style style:name="T52" style:family="text">
      <style:text-properties fo:color="#004000" style:font-name="LMRoman12-Regular-Identity-H" style:font-name-asian="LMRoman12-Regular-Identity-H" style:font-name-complex="LMRoman12-Regular-Identity-H"/>
    </style:style>
    <style:style style:name="T53" style:family="text">
      <style:text-properties fo:color="#004000" style:font-name-complex="LMRoman10-Regular-Identity-H"/>
    </style:style>
    <style:style style:name="T54" style:family="text">
      <style:text-properties fo:color="#004000" style:font-name="LMRoman10-Regular-Identity-H" fo:font-size="10pt" style:font-name-asian="LMRoman10-Regular-Identity-H" style:font-size-asian="10pt" style:font-name-complex="LMRoman10-Regular-Identity-H" style:font-size-complex="10pt"/>
    </style:style>
    <style:style style:name="T55" style:family="text">
      <style:text-properties style:font-name="LMRoman7-Regular-Identity-H" fo:font-size="7pt" style:font-size-asian="7pt" style:font-name-complex="LMRoman7-Regular-Identity-H" style:font-size-complex="7pt"/>
    </style:style>
    <style:style style:name="T56" style:family="text">
      <style:text-properties style:font-name-complex="LMRoman10-Regular-Identity-H"/>
    </style:style>
    <style:style style:name="T57" style:family="text">
      <style:text-properties style:font-name="LMRoman10-Regular-Identity-H" fo:font-size="10pt" style:font-name-asian="LMRoman10-Regular-Identity-H" style:font-size-asian="10pt" style:font-name-complex="LMRoman10-Regular-Identity-H" style:font-size-complex="10pt"/>
    </style:style>
    <style:style style:name="T58" style:family="text">
      <style:text-properties fo:font-style="italic" fo:font-weight="bold" style:font-style-asian="italic" style:font-weight-asian="bold"/>
    </style:style>
    <style:style style:name="T59" style:family="text">
      <style:text-properties style:font-name="CMMI12" fo:font-style="italic" style:font-style-asian="italic" style:font-name-complex="CMMI12" style:font-style-complex="italic"/>
    </style:style>
    <style:style style:name="T60" style:family="text">
      <style:text-properties style:font-name="CMMI12" fo:font-style="italic" style:font-name-asian="LMRoman12-Bold-Identity-H" style:font-style-asian="italic" style:font-name-complex="CMMI12" style:font-style-complex="italic"/>
    </style:style>
    <style:style style:name="T61" style:family="text">
      <style:text-properties style:font-name="CMMI12" style:font-name-complex="CMMI12" style:font-style-complex="italic"/>
    </style:style>
    <style:style style:name="T62" style:family="text">
      <style:text-properties style:font-name="CMMI12" fo:font-style="normal" style:font-style-asian="normal" style:font-name-complex="CMMI12" style:font-style-complex="italic"/>
    </style:style>
    <style:style style:name="T63" style:family="text">
      <style:text-properties style:font-name="CMR12" style:font-name-asian="LMRoman12-Bold-Identity-H" style:font-name-complex="CMR12"/>
    </style:style>
    <style:style style:name="T64" style:family="text">
      <style:text-properties style:font-name="CMR12" style:font-name-complex="CMR12"/>
    </style:style>
    <style:style style:name="T65" style:family="text">
      <style:text-properties style:font-name="LMRoman12-Italic-Identity-H" fo:font-style="italic" style:font-name-asian="LMRoman12-Italic-Identity-H" style:font-style-asian="italic" style:font-name-complex="LMRoman12-Italic-Identity-H" style:font-style-complex="italic"/>
    </style:style>
    <style:style style:name="T66" style:family="text">
      <style:text-properties style:font-name="CMSY8" fo:font-size="8pt" fo:font-style="italic" style:font-name-asian="LMRoman12-Bold-Identity-H" style:font-size-asian="8pt" style:font-style-asian="italic" style:font-name-complex="CMSY8" style:font-size-complex="8pt" style:font-style-complex="italic"/>
    </style:style>
    <style:style style:name="T67" style:family="text">
      <style:text-properties style:font-name="CMR8" fo:font-size="8pt" style:font-name-asian="LMRoman12-Bold-Identity-H" style:font-size-asian="8pt" style:font-name-complex="CMR8" style:font-size-complex="8pt"/>
    </style:style>
    <style:style style:name="T68" style:family="text">
      <style:text-properties style:font-name="CMSY10" fo:font-style="italic" style:font-name-asian="LMRoman12-Bold-Identity-H" style:font-style-asian="italic" style:font-name-complex="CMSY10" style:font-style-complex="italic"/>
    </style:style>
    <style:style style:name="T69" style:family="text">
      <style:text-properties style:font-name="CMSY10" fo:font-style="italic" style:font-style-asian="italic" style:font-name-complex="CMSY10" style:font-style-complex="italic"/>
    </style:style>
    <style:style style:name="T70" style:family="text">
      <style:text-properties style:font-name="LMMono12-Regular-Identity-H" style:font-name-asian="LMRoman12-Regular-Identity-H" style:font-name-complex="LMMono12-Regular-Identity-H"/>
    </style:style>
    <style:style style:name="T71" style:family="text">
      <style:text-properties style:font-name="LMRoman12-Bold-Identity-H" fo:font-weight="bold" style:font-name-asian="LMRoman12-Bold-Identity-H" style:font-weight-asian="bold" style:font-name-complex="LMRoman12-Bold-Identity-H" style:font-weight-complex="bold"/>
    </style:style>
    <style:style style:name="T72" style:family="text">
      <style:text-properties style:font-name="LMRoman12-Bold-Identity-H" fo:font-weight="normal" style:font-name-asian="LMRoman12-Bold-Identity-H" style:font-weight-asian="normal" style:font-name-complex="LMRoman12-Bold-Identity-H" style:font-weight-complex="bold"/>
    </style:style>
    <style:style style:name="T73" style:family="text">
      <style:text-properties style:font-name="LMRoman10-Italic-Identity-H" fo:font-size="10pt" fo:font-style="italic" style:font-size-asian="10pt" style:font-style-asian="italic" style:font-name-complex="LMRoman10-Italic-Identity-H" style:font-size-complex="10pt" style:font-style-complex="italic"/>
    </style:style>
    <style:style style:name="T74" style:family="text">
      <style:text-properties fo:color="#000040"/>
    </style:style>
    <style:style style:name="T75" style:family="text">
      <style:text-properties fo:color="#000040" style:font-name="LMMono10-Regular-Identity-H" fo:font-size="10pt" style:font-size-asian="10pt" style:font-name-complex="LMMono10-Regular-Identity-H" style:font-size-complex="10pt"/>
    </style:style>
    <style:style style:name="T76" style:family="text">
      <style:text-properties fo:color="#000040" style:font-name="LMMono12-Regular-Identity-H" style:font-name-asian="LMRoman12-Bold-Identity-H" style:font-name-complex="LMMono12-Regular-Identity-H"/>
    </style:style>
    <style:style style:name="T77"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tracked-changes>
        <text:changed-region xml:id="ct95391800" text:id="ct95391800">
          <text:insertion>
            <office:change-info>
              <dc:creator>M Eiseltova</dc:creator>
              <dc:date>2012-05-15T15:55:00</dc:date>
            </office:change-info>
          </text:insertion>
        </text:changed-region>
        <text:changed-region xml:id="ct95394816" text:id="ct95394816">
          <text:deletion>
            <office:change-info>
              <dc:creator>M Eiseltova</dc:creator>
              <dc:date>2012-05-15T16:30:00</dc:date>
            </office:change-info>
            <text:p text:style-name="P1">is </text:p>
          </text:deletion>
        </text:changed-region>
        <text:changed-region xml:id="ct95391904" text:id="ct95391904">
          <text:insertion>
            <office:change-info>
              <dc:creator>M Eiseltova</dc:creator>
              <dc:date>2012-05-15T15:55:00</dc:date>
            </office:change-info>
          </text:insertion>
        </text:changed-region>
        <text:changed-region xml:id="ct95392008" text:id="ct95392008">
          <text:insertion>
            <office:change-info>
              <dc:creator>M Eiseltova</dc:creator>
              <dc:date>2012-05-15T15:55:00</dc:date>
            </office:change-info>
          </text:insertion>
        </text:changed-region>
        <text:changed-region xml:id="ct95392320" text:id="ct95392320">
          <text:deletion>
            <office:change-info>
              <dc:creator>M Eiseltova</dc:creator>
              <dc:date>2012-05-15T15:55:00</dc:date>
            </office:change-info>
            <text:p text:style-name="P1">he</text:p>
          </text:deletion>
        </text:changed-region>
        <text:changed-region xml:id="ct95394712" text:id="ct95394712">
          <text:insertion>
            <office:change-info>
              <dc:creator>M Eiseltova</dc:creator>
              <dc:date>2012-05-15T16:30:00</dc:date>
            </office:change-info>
          </text:insertion>
        </text:changed-region>
        <text:changed-region xml:id="ct95392112" text:id="ct95392112">
          <text:insertion>
            <office:change-info>
              <dc:creator>M Eiseltova</dc:creator>
              <dc:date>2012-05-15T15:55:00</dc:date>
            </office:change-info>
          </text:insertion>
        </text:changed-region>
        <text:changed-region xml:id="ct95392216" text:id="ct95392216">
          <text:insertion>
            <office:change-info>
              <dc:creator>M Eiseltova</dc:creator>
              <dc:date>2012-05-15T15:55:00</dc:date>
            </office:change-info>
          </text:insertion>
        </text:changed-region>
        <text:changed-region xml:id="ct95395024" text:id="ct95395024">
          <text:insertion>
            <office:change-info>
              <dc:creator>M Eiseltova</dc:creator>
              <dc:date>2012-05-15T16:33:00</dc:date>
            </office:change-info>
          </text:insertion>
        </text:changed-region>
        <text:changed-region xml:id="ct96352456" text:id="ct96352456">
          <text:insertion>
            <office:change-info>
              <dc:creator>Eiseltova</dc:creator>
              <dc:date>2012-05-22T22:52:00</dc:date>
            </office:change-info>
          </text:insertion>
        </text:changed-region>
        <text:changed-region xml:id="ct95392424" text:id="ct95392424">
          <text:insertion>
            <office:change-info>
              <dc:creator>M Eiseltova</dc:creator>
              <dc:date>2012-05-15T15:56:00</dc:date>
            </office:change-info>
          </text:insertion>
        </text:changed-region>
        <text:changed-region xml:id="ct95392736" text:id="ct95392736">
          <text:insertion>
            <office:change-info>
              <dc:creator>M Eiseltova</dc:creator>
              <dc:date>2012-05-15T15:57:00</dc:date>
            </office:change-info>
          </text:insertion>
        </text:changed-region>
        <text:changed-region xml:id="ct95392528" text:id="ct95392528">
          <text:insertion>
            <office:change-info>
              <dc:creator>M Eiseltova</dc:creator>
              <dc:date>2012-05-15T15:56:00</dc:date>
            </office:change-info>
          </text:insertion>
        </text:changed-region>
        <text:changed-region xml:id="ct96352560" text:id="ct96352560">
          <text:insertion>
            <office:change-info>
              <dc:creator>Eiseltova</dc:creator>
              <dc:date>2012-05-22T22:52:00</dc:date>
            </office:change-info>
          </text:insertion>
        </text:changed-region>
        <text:changed-region xml:id="ct95392840" text:id="ct95392840">
          <text:deletion>
            <office:change-info>
              <dc:creator>M Eiseltova</dc:creator>
              <dc:date>2012-05-15T15:57:00</dc:date>
            </office:change-info>
            <text:p text:style-name="P1">mainly </text:p>
          </text:deletion>
        </text:changed-region>
        <text:changed-region xml:id="ct95392632" text:id="ct95392632">
          <text:deletion>
            <office:change-info>
              <dc:creator>M Eiseltova</dc:creator>
              <dc:date>2012-05-15T15:56:00</dc:date>
            </office:change-info>
            <text:p text:style-name="P1">of </text:p>
          </text:deletion>
        </text:changed-region>
        <text:changed-region xml:id="ct95392944" text:id="ct95392944">
          <text:insertion>
            <office:change-info>
              <dc:creator>M Eiseltova</dc:creator>
              <dc:date>2012-05-15T16:27:00</dc:date>
            </office:change-info>
          </text:insertion>
        </text:changed-region>
        <text:changed-region xml:id="ct95393048" text:id="ct95393048">
          <text:deletion>
            <office:change-info>
              <dc:creator>M Eiseltova</dc:creator>
              <dc:date>2012-05-15T16:27:00</dc:date>
            </office:change-info>
            <text:p text:style-name="P1">.</text:p>
          </text:deletion>
        </text:changed-region>
        <text:changed-region xml:id="ct95395128" text:id="ct95395128">
          <text:insertion>
            <office:change-info>
              <dc:creator>M Eiseltova</dc:creator>
              <dc:date>2012-05-15T16:33:00</dc:date>
            </office:change-info>
          </text:insertion>
        </text:changed-region>
        <text:changed-region xml:id="ct95393152" text:id="ct95393152">
          <text:deletion>
            <office:change-info>
              <dc:creator>M Eiseltova</dc:creator>
              <dc:date>2012-05-15T16:27:00</dc:date>
            </office:change-info>
            <text:p text:style-name="P1">However </text:p>
          </text:deletion>
        </text:changed-region>
        <text:changed-region xml:id="ct95393360" text:id="ct95393360">
          <text:insertion>
            <office:change-info>
              <dc:creator>M Eiseltova</dc:creator>
              <dc:date>2012-05-15T16:28:00</dc:date>
            </office:change-info>
          </text:insertion>
        </text:changed-region>
        <text:changed-region xml:id="ct95393776" text:id="ct95393776">
          <text:deletion>
            <office:change-info>
              <dc:creator>M Eiseltova</dc:creator>
              <dc:date>2012-05-15T16:28:00</dc:date>
            </office:change-info>
            <text:p text:style-name="P1">If some</text:p>
          </text:deletion>
        </text:changed-region>
        <text:changed-region xml:id="ct95393880" text:id="ct95393880">
          <text:deletion>
            <office:change-info>
              <dc:creator>M Eiseltova</dc:creator>
              <dc:date>2012-05-15T16:28:00</dc:date>
            </office:change-info>
            <text:p text:style-name="P1">s i</text:p>
          </text:deletion>
        </text:changed-region>
        <text:changed-region xml:id="ct95393464" text:id="ct95393464">
          <text:insertion>
            <office:change-info>
              <dc:creator>M Eiseltova</dc:creator>
              <dc:date>2012-05-15T16:28:00</dc:date>
            </office:change-info>
          </text:insertion>
        </text:changed-region>
        <text:changed-region xml:id="ct95393568" text:id="ct95393568">
          <text:deletion>
            <office:change-info>
              <dc:creator>M Eiseltova</dc:creator>
              <dc:date>2012-05-15T16:28:00</dc:date>
            </office:change-info>
            <text:p text:style-name="P1">s</text:p>
          </text:deletion>
        </text:changed-region>
        <text:changed-region xml:id="ct95393256" text:id="ct95393256">
          <text:insertion>
            <office:change-info>
              <dc:creator>M Eiseltova</dc:creator>
              <dc:date>2012-05-15T16:28:00</dc:date>
            </office:change-info>
          </text:insertion>
        </text:changed-region>
        <text:changed-region xml:id="ct95393984" text:id="ct95393984">
          <text:insertion>
            <office:change-info>
              <dc:creator>M Eiseltova</dc:creator>
              <dc:date>2012-05-15T16:29:00</dc:date>
            </office:change-info>
          </text:insertion>
        </text:changed-region>
        <text:changed-region xml:id="ct95393672" text:id="ct95393672">
          <text:deletion>
            <office:change-info>
              <dc:creator>M Eiseltova</dc:creator>
              <dc:date>2012-05-15T16:28:00</dc:date>
            </office:change-info>
            <text:p text:style-name="P1">,</text:p>
          </text:deletion>
        </text:changed-region>
        <text:changed-region xml:id="ct95394400" text:id="ct95394400">
          <text:deletion>
            <office:change-info>
              <dc:creator>M Eiseltova</dc:creator>
              <dc:date>2012-05-15T16:29:00</dc:date>
            </office:change-info>
            <text:p text:style-name="P1"><text:s/>it</text:p>
          </text:deletion>
        </text:changed-region>
        <text:changed-region xml:id="ct95394608" text:id="ct95394608">
          <text:deletion>
            <office:change-info>
              <dc:creator>M Eiseltova</dc:creator>
              <dc:date>2012-05-15T16:29:00</dc:date>
            </office:change-info>
            <text:p text:style-name="P1">is </text:p>
          </text:deletion>
        </text:changed-region>
        <text:changed-region xml:id="ct95394088" text:id="ct95394088">
          <text:insertion>
            <office:change-info>
              <dc:creator>M Eiseltova</dc:creator>
              <dc:date>2012-05-15T16:29:00</dc:date>
            </office:change-info>
          </text:insertion>
        </text:changed-region>
        <text:changed-region xml:id="ct95394504" text:id="ct95394504">
          <text:deletion>
            <office:change-info>
              <dc:creator>M Eiseltova</dc:creator>
              <dc:date>2012-05-15T16:29:00</dc:date>
            </office:change-info>
            <text:p text:style-name="P1">to </text:p>
          </text:deletion>
        </text:changed-region>
        <text:changed-region xml:id="ct95394192" text:id="ct95394192">
          <text:insertion>
            <office:change-info>
              <dc:creator>M Eiseltova</dc:creator>
              <dc:date>2012-05-15T16:29:00</dc:date>
            </office:change-info>
          </text:insertion>
        </text:changed-region>
        <text:changed-region xml:id="ct95394296" text:id="ct95394296">
          <text:insertion>
            <office:change-info>
              <dc:creator>M Eiseltova</dc:creator>
              <dc:date>2012-05-15T16:29:00</dc:date>
            </office:change-info>
          </text:insertion>
        </text:changed-region>
        <text:changed-region xml:id="ct95394920" text:id="ct95394920">
          <text:deletion>
            <office:change-info>
              <dc:creator>M Eiseltova</dc:creator>
              <dc:date>2012-05-15T16:30:00</dc:date>
            </office:change-info>
            <text:p text:style-name="P1"><text:s/>that would allow it</text:p>
          </text:deletion>
        </text:changed-region>
        <text:changed-region xml:id="ct95395232" text:id="ct95395232">
          <text:insertion>
            <office:change-info>
              <dc:creator>M Eiseltova</dc:creator>
              <dc:date>2012-05-15T16:35:00</dc:date>
            </office:change-info>
          </text:insertion>
        </text:changed-region>
        <text:changed-region xml:id="ct95207752" text:id="ct95207752">
          <text:insertion>
            <office:change-info>
              <dc:creator>M Eiseltova</dc:creator>
              <dc:date>2012-05-15T16:37:00</dc:date>
            </office:change-info>
          </text:insertion>
        </text:changed-region>
        <text:changed-region xml:id="ct95207856" text:id="ct95207856">
          <text:deletion>
            <office:change-info>
              <dc:creator>M Eiseltova</dc:creator>
              <dc:date>2012-05-15T16:37:00</dc:date>
            </office:change-info>
            <text:p text:style-name="P1"><text:s/></text:p>
          </text:deletion>
        </text:changed-region>
        <text:changed-region xml:id="ct95395336" text:id="ct95395336">
          <text:deletion>
            <office:change-info>
              <dc:creator>M Eiseltova</dc:creator>
              <dc:date>2012-05-15T16:36:00</dc:date>
            </office:change-info>
            <text:p text:style-name="P1">of </text:p>
          </text:deletion>
        </text:changed-region>
        <text:changed-region xml:id="ct95395440" text:id="ct95395440">
          <text:insertion>
            <office:change-info>
              <dc:creator>M Eiseltova</dc:creator>
              <dc:date>2012-05-15T16:37:00</dc:date>
            </office:change-info>
          </text:insertion>
        </text:changed-region>
        <text:changed-region xml:id="ct95704624" text:id="ct95704624">
          <text:deletion>
            <office:change-info>
              <dc:creator>M Eiseltova</dc:creator>
              <dc:date>2012-05-15T16:37:00</dc:date>
            </office:change-info>
            <text:p text:style-name="P1">The e</text:p>
          </text:deletion>
        </text:changed-region>
        <text:changed-region xml:id="ct95704728" text:id="ct95704728">
          <text:insertion>
            <office:change-info>
              <dc:creator>M Eiseltova</dc:creator>
              <dc:date>2012-05-15T16:38:00</dc:date>
            </office:change-info>
          </text:insertion>
        </text:changed-region>
        <text:changed-region xml:id="ct95704832" text:id="ct95704832">
          <text:deletion>
            <office:change-info>
              <dc:creator>M Eiseltova</dc:creator>
              <dc:date>2012-05-15T16:38:00</dc:date>
            </office:change-info>
            <text:p text:style-name="P1">with</text:p>
          </text:deletion>
        </text:changed-region>
        <text:changed-region xml:id="ct95704936" text:id="ct95704936">
          <text:insertion>
            <office:change-info>
              <dc:creator>M Eiseltova</dc:creator>
              <dc:date>2012-05-15T16:41:00</dc:date>
            </office:change-info>
          </text:insertion>
        </text:changed-region>
        <text:changed-region xml:id="ct95705144" text:id="ct95705144">
          <text:deletion>
            <office:change-info>
              <dc:creator>M Eiseltova</dc:creator>
              <dc:date>2012-05-15T16:41:00</dc:date>
            </office:change-info>
            <text:p text:style-name="P1">The</text:p>
          </text:deletion>
        </text:changed-region>
        <text:changed-region xml:id="ct95705040" text:id="ct95705040">
          <text:insertion>
            <office:change-info>
              <dc:creator>M Eiseltova</dc:creator>
              <dc:date>2012-05-15T16:41:00</dc:date>
            </office:change-info>
          </text:insertion>
        </text:changed-region>
        <text:changed-region xml:id="ct95705248" text:id="ct95705248">
          <text:deletion>
            <office:change-info>
              <dc:creator>M Eiseltova</dc:creator>
              <dc:date>2012-05-15T16:41:00</dc:date>
            </office:change-info>
            <text:p text:style-name="P1">with</text:p>
          </text:deletion>
        </text:changed-region>
        <text:changed-region xml:id="ct96352352" text:id="ct96352352">
          <text:insertion>
            <office:change-info>
              <dc:creator>Eiseltova</dc:creator>
              <dc:date>2012-05-22T22:52:00</dc:date>
            </office:change-info>
          </text:insertion>
        </text:changed-region>
        <text:changed-region xml:id="ct96352768" text:id="ct96352768">
          <text:deletion>
            <office:change-info>
              <dc:creator>Eiseltova</dc:creator>
              <dc:date>2012-05-22T22:53:00</dc:date>
            </office:change-info>
            <text:p text:style-name="P1">specific</text:p>
          </text:deletion>
        </text:changed-region>
        <text:changed-region xml:id="ct95705352" text:id="ct95705352">
          <text:insertion>
            <office:change-info>
              <dc:creator>M Eiseltova</dc:creator>
              <dc:date>2012-05-15T16:42:00</dc:date>
            </office:change-info>
          </text:insertion>
        </text:changed-region>
        <text:changed-region xml:id="ct95705560" text:id="ct95705560">
          <text:deletion>
            <office:change-info>
              <dc:creator>M Eiseltova</dc:creator>
              <dc:date>2012-05-15T16:42:00</dc:date>
            </office:change-info>
            <text:p text:style-name="P1">S</text:p>
          </text:deletion>
        </text:changed-region>
        <text:changed-region xml:id="ct95705456" text:id="ct95705456">
          <text:insertion>
            <office:change-info>
              <dc:creator>M Eiseltova</dc:creator>
              <dc:date>2012-05-15T16:42:00</dc:date>
            </office:change-info>
          </text:insertion>
        </text:changed-region>
        <text:changed-region xml:id="ct95705872" text:id="ct95705872">
          <text:insertion>
            <office:change-info>
              <dc:creator>M Eiseltova</dc:creator>
              <dc:date>2012-05-15T16:43:00</dc:date>
            </office:change-info>
          </text:insertion>
        </text:changed-region>
        <text:changed-region xml:id="ct95705976" text:id="ct95705976">
          <text:deletion>
            <office:change-info>
              <dc:creator>M Eiseltova</dc:creator>
              <dc:date>2012-05-15T16:43:00</dc:date>
            </office:change-info>
            <text:p text:style-name="P1">therefore it</text:p>
          </text:deletion>
        </text:changed-region>
        <text:changed-region xml:id="ct95705664" text:id="ct95705664">
          <text:insertion>
            <office:change-info>
              <dc:creator>M Eiseltova</dc:creator>
              <dc:date>2012-05-15T16:43:00</dc:date>
            </office:change-info>
          </text:insertion>
        </text:changed-region>
        <text:changed-region xml:id="ct95705768" text:id="ct95705768">
          <text:insertion>
            <office:change-info>
              <dc:creator>M Eiseltova</dc:creator>
              <dc:date>2012-05-15T16:43:00</dc:date>
            </office:change-info>
          </text:insertion>
        </text:changed-region>
        <text:changed-region xml:id="ct95706184" text:id="ct95706184">
          <text:insertion>
            <office:change-info>
              <dc:creator>M Eiseltova</dc:creator>
              <dc:date>2012-05-15T16:52:00</dc:date>
            </office:change-info>
          </text:insertion>
        </text:changed-region>
        <text:changed-region xml:id="ct95706288" text:id="ct95706288">
          <text:insertion>
            <office:change-info>
              <dc:creator>M Eiseltova</dc:creator>
              <dc:date>2012-05-15T16:52:00</dc:date>
            </office:change-info>
          </text:insertion>
        </text:changed-region>
        <text:changed-region xml:id="ct95706080" text:id="ct95706080">
          <text:insertion>
            <office:change-info>
              <dc:creator>M Eiseltova</dc:creator>
              <dc:date>2012-05-15T16:52:00</dc:date>
            </office:change-info>
          </text:insertion>
        </text:changed-region>
        <text:changed-region xml:id="ct95706496" text:id="ct95706496">
          <text:deletion>
            <office:change-info>
              <dc:creator>M Eiseltova</dc:creator>
              <dc:date>2012-05-15T16:53:00</dc:date>
            </office:change-info>
            <text:p text:style-name="P1">that was </text:p>
          </text:deletion>
        </text:changed-region>
        <text:changed-region xml:id="ct95706392" text:id="ct95706392">
          <text:insertion>
            <office:change-info>
              <dc:creator>M Eiseltova</dc:creator>
              <dc:date>2012-05-15T16:53:00</dc:date>
            </office:change-info>
          </text:insertion>
        </text:changed-region>
        <text:changed-region xml:id="ct95706912" text:id="ct95706912">
          <text:deletion>
            <office:change-info>
              <dc:creator>M Eiseltova</dc:creator>
              <dc:date>2012-05-15T16:54:00</dc:date>
            </office:change-info>
            <text:p text:style-name="P1">t</text:p>
          </text:deletion>
        </text:changed-region>
        <text:changed-region xml:id="ct95706600" text:id="ct95706600">
          <text:insertion>
            <office:change-info>
              <dc:creator>M Eiseltova</dc:creator>
              <dc:date>2012-05-15T16:54:00</dc:date>
            </office:change-info>
          </text:insertion>
        </text:changed-region>
        <text:changed-region xml:id="ct95706704" text:id="ct95706704">
          <text:insertion>
            <office:change-info>
              <dc:creator>M Eiseltova</dc:creator>
              <dc:date>2012-05-15T16:54:00</dc:date>
            </office:change-info>
          </text:insertion>
        </text:changed-region>
        <text:changed-region xml:id="ct95706808" text:id="ct95706808">
          <text:insertion>
            <office:change-info>
              <dc:creator>M Eiseltova</dc:creator>
              <dc:date>2012-05-15T16:54:00</dc:date>
            </office:change-info>
          </text:insertion>
        </text:changed-region>
        <text:changed-region xml:id="ct95707016" text:id="ct95707016">
          <text:deletion>
            <office:change-info>
              <dc:creator>M Eiseltova</dc:creator>
              <dc:date>2012-05-15T16:54:00</dc:date>
            </office:change-info>
            <text:p text:style-name="P1">e</text:p>
          </text:deletion>
        </text:changed-region>
        <text:changed-region xml:id="ct95707224" text:id="ct95707224">
          <text:insertion>
            <office:change-info>
              <dc:creator>M Eiseltova</dc:creator>
              <dc:date>2012-05-15T16:55:00</dc:date>
            </office:change-info>
          </text:insertion>
        </text:changed-region>
        <text:changed-region xml:id="ct95707744" text:id="ct95707744">
          <text:deletion>
            <office:change-info>
              <dc:creator>M Eiseltova</dc:creator>
              <dc:date>2012-05-15T16:55:00</dc:date>
            </office:change-info>
            <text:p text:style-name="P1">in</text:p>
          </text:deletion>
        </text:changed-region>
        <text:changed-region xml:id="ct95707328" text:id="ct95707328">
          <text:insertion>
            <office:change-info>
              <dc:creator>M Eiseltova</dc:creator>
              <dc:date>2012-05-15T16:55:00</dc:date>
            </office:change-info>
          </text:insertion>
        </text:changed-region>
        <text:changed-region xml:id="ct95707120" text:id="ct95707120">
          <text:insertion>
            <office:change-info>
              <dc:creator>M Eiseltova</dc:creator>
              <dc:date>2012-05-15T16:55:00</dc:date>
            </office:change-info>
          </text:insertion>
        </text:changed-region>
        <text:changed-region xml:id="ct95707432" text:id="ct95707432">
          <text:insertion>
            <office:change-info>
              <dc:creator>M Eiseltova</dc:creator>
              <dc:date>2012-05-15T16:55:00</dc:date>
            </office:change-info>
          </text:insertion>
        </text:changed-region>
        <text:changed-region xml:id="ct95707536" text:id="ct95707536">
          <text:insertion>
            <office:change-info>
              <dc:creator>M Eiseltova</dc:creator>
              <dc:date>2012-05-15T16:55:00</dc:date>
            </office:change-info>
          </text:insertion>
        </text:changed-region>
        <text:changed-region xml:id="ct95707848" text:id="ct95707848">
          <text:deletion>
            <office:change-info>
              <dc:creator>M Eiseltova</dc:creator>
              <dc:date>2012-05-15T16:55:00</dc:date>
            </office:change-info>
            <text:p text:style-name="P1">the</text:p>
          </text:deletion>
        </text:changed-region>
        <text:changed-region xml:id="ct95707640" text:id="ct95707640">
          <text:insertion>
            <office:change-info>
              <dc:creator>M Eiseltova</dc:creator>
              <dc:date>2012-05-15T16:55:00</dc:date>
            </office:change-info>
          </text:insertion>
        </text:changed-region>
        <text:changed-region xml:id="ct95707952" text:id="ct95707952">
          <text:insertion>
            <office:change-info>
              <dc:creator>M Eiseltova</dc:creator>
              <dc:date>2012-05-15T16:56:00</dc:date>
            </office:change-info>
          </text:insertion>
        </text:changed-region>
        <text:changed-region xml:id="ct95708264" text:id="ct95708264">
          <text:insertion>
            <office:change-info>
              <dc:creator>M Eiseltova</dc:creator>
              <dc:date>2012-05-15T16:58:00</dc:date>
            </office:change-info>
          </text:insertion>
        </text:changed-region>
        <text:changed-region xml:id="ct95708368" text:id="ct95708368">
          <text:insertion>
            <office:change-info>
              <dc:creator>M Eiseltova</dc:creator>
              <dc:date>2012-05-15T16:59:00</dc:date>
            </office:change-info>
          </text:insertion>
        </text:changed-region>
        <text:changed-region xml:id="ct95708472" text:id="ct95708472">
          <text:insertion>
            <office:change-info>
              <dc:creator>M Eiseltova</dc:creator>
              <dc:date>2012-05-15T16:59:00</dc:date>
            </office:change-info>
          </text:insertion>
        </text:changed-region>
        <text:changed-region xml:id="ct95491240" text:id="ct95491240">
          <text:insertion>
            <office:change-info>
              <dc:creator>M Eiseltova</dc:creator>
              <dc:date>2012-05-15T17:00:00</dc:date>
            </office:change-info>
          </text:insertion>
        </text:changed-region>
        <text:changed-region xml:id="ct95491448" text:id="ct95491448">
          <text:deletion>
            <office:change-info>
              <dc:creator>M Eiseltova</dc:creator>
              <dc:date>2012-05-15T17:00:00</dc:date>
            </office:change-info>
            <text:p text:style-name="P2"><text:span text:style-name="T1"><text:s/>for plant growth modeling</text:span></text:p>
          </text:deletion>
        </text:changed-region>
        <text:changed-region xml:id="ct95708576" text:id="ct95708576">
          <text:insertion>
            <office:change-info>
              <dc:creator>M Eiseltova</dc:creator>
              <dc:date>2012-05-15T17:00:00</dc:date>
            </office:change-info>
          </text:insertion>
        </text:changed-region>
        <text:changed-region xml:id="ct95491656" text:id="ct95491656">
          <text:insertion>
            <office:change-info>
              <dc:creator>M Eiseltova</dc:creator>
              <dc:date>2012-05-15T17:01:00</dc:date>
            </office:change-info>
          </text:insertion>
        </text:changed-region>
        <text:changed-region xml:id="ct95491136" text:id="ct95491136">
          <text:insertion>
            <office:change-info>
              <dc:creator>M Eiseltova</dc:creator>
              <dc:date>2012-05-15T17:00:00</dc:date>
            </office:change-info>
          </text:insertion>
        </text:changed-region>
        <text:changed-region xml:id="ct95491760" text:id="ct95491760">
          <text:insertion>
            <office:change-info>
              <dc:creator>M Eiseltova</dc:creator>
              <dc:date>2012-05-15T17:01:00</dc:date>
            </office:change-info>
          </text:insertion>
        </text:changed-region>
        <text:changed-region xml:id="ct95491864" text:id="ct95491864">
          <text:insertion>
            <office:change-info>
              <dc:creator>M Eiseltova</dc:creator>
              <dc:date>2012-05-15T17:01:00</dc:date>
            </office:change-info>
          </text:insertion>
        </text:changed-region>
        <text:changed-region xml:id="ct95491968" text:id="ct95491968">
          <text:insertion>
            <office:change-info>
              <dc:creator>M Eiseltova</dc:creator>
              <dc:date>2012-05-15T17:01:00</dc:date>
            </office:change-info>
          </text:insertion>
        </text:changed-region>
        <text:changed-region xml:id="ct95491344" text:id="ct95491344">
          <text:insertion>
            <office:change-info>
              <dc:creator>M Eiseltova</dc:creator>
              <dc:date>2012-05-15T17:01:00</dc:date>
            </office:change-info>
          </text:insertion>
        </text:changed-region>
        <text:changed-region xml:id="ct95492072" text:id="ct95492072">
          <text:deletion>
            <office:change-info>
              <dc:creator>M Eiseltova</dc:creator>
              <dc:date>2012-05-15T17:01:00</dc:date>
            </office:change-info>
            <text:p text:style-name="P2"><text:span text:style-name="T1">the</text:span></text:p>
          </text:deletion>
        </text:changed-region>
        <text:changed-region xml:id="ct95491552" text:id="ct95491552">
          <text:insertion>
            <office:change-info>
              <dc:creator>M Eiseltova</dc:creator>
              <dc:date>2012-05-15T17:01:00</dc:date>
            </office:change-info>
          </text:insertion>
        </text:changed-region>
        <text:changed-region xml:id="ct95492176" text:id="ct95492176">
          <text:insertion>
            <office:change-info>
              <dc:creator>M Eiseltova</dc:creator>
              <dc:date>2012-05-15T17:02:00</dc:date>
            </office:change-info>
          </text:insertion>
        </text:changed-region>
        <text:changed-region xml:id="ct95492280" text:id="ct95492280">
          <text:insertion>
            <office:change-info>
              <dc:creator>M Eiseltova</dc:creator>
              <dc:date>2012-05-15T17:02:00</dc:date>
            </office:change-info>
          </text:insertion>
        </text:changed-region>
        <text:changed-region xml:id="ct95492384" text:id="ct95492384">
          <text:insertion>
            <office:change-info>
              <dc:creator>M Eiseltova</dc:creator>
              <dc:date>2012-05-15T17:03:00</dc:date>
            </office:change-info>
          </text:insertion>
        </text:changed-region>
        <text:changed-region xml:id="ct95492488" text:id="ct95492488">
          <text:insertion>
            <office:change-info>
              <dc:creator>M Eiseltova</dc:creator>
              <dc:date>2012-05-15T17:03:00</dc:date>
            </office:change-info>
          </text:insertion>
        </text:changed-region>
        <text:changed-region xml:id="ct95492592" text:id="ct95492592">
          <text:insertion>
            <office:change-info>
              <dc:creator>M Eiseltova</dc:creator>
              <dc:date>2012-05-15T17:03:00</dc:date>
            </office:change-info>
          </text:insertion>
        </text:changed-region>
        <text:changed-region xml:id="ct95492696" text:id="ct95492696">
          <text:insertion>
            <office:change-info>
              <dc:creator>M Eiseltova</dc:creator>
              <dc:date>2012-05-15T17:04:00</dc:date>
            </office:change-info>
          </text:insertion>
        </text:changed-region>
        <text:changed-region xml:id="ct95492800" text:id="ct95492800">
          <text:insertion>
            <office:change-info>
              <dc:creator>M Eiseltova</dc:creator>
              <dc:date>2012-05-15T17:04:00</dc:date>
            </office:change-info>
          </text:insertion>
        </text:changed-region>
        <text:changed-region xml:id="ct95492904" text:id="ct95492904">
          <text:insertion>
            <office:change-info>
              <dc:creator>M Eiseltova</dc:creator>
              <dc:date>2012-05-15T17:05:00</dc:date>
            </office:change-info>
          </text:insertion>
        </text:changed-region>
        <text:changed-region xml:id="ct95493008" text:id="ct95493008">
          <text:insertion>
            <office:change-info>
              <dc:creator>M Eiseltova</dc:creator>
              <dc:date>2012-05-15T17:05:00</dc:date>
            </office:change-info>
          </text:insertion>
        </text:changed-region>
        <text:changed-region xml:id="ct95493112" text:id="ct95493112">
          <text:insertion>
            <office:change-info>
              <dc:creator>M Eiseltova</dc:creator>
              <dc:date>2012-05-15T17:05:00</dc:date>
            </office:change-info>
          </text:insertion>
        </text:changed-region>
        <text:changed-region xml:id="ct95493216" text:id="ct95493216">
          <text:insertion>
            <office:change-info>
              <dc:creator>M Eiseltova</dc:creator>
              <dc:date>2012-05-15T17:06:00</dc:date>
            </office:change-info>
          </text:insertion>
        </text:changed-region>
        <text:changed-region xml:id="ct95493424" text:id="ct95493424">
          <text:deletion>
            <office:change-info>
              <dc:creator>M Eiseltova</dc:creator>
              <dc:date>2012-05-15T17:06:00</dc:date>
            </office:change-info>
            <text:p text:style-name="P2"><text:span text:style-name="T1">were</text:span></text:p>
          </text:deletion>
        </text:changed-region>
        <text:changed-region xml:id="ct95493320" text:id="ct95493320">
          <text:insertion>
            <office:change-info>
              <dc:creator>M Eiseltova</dc:creator>
              <dc:date>2012-05-15T17:06:00</dc:date>
            </office:change-info>
          </text:insertion>
        </text:changed-region>
        <text:changed-region xml:id="ct95493528" text:id="ct95493528">
          <text:insertion>
            <office:change-info>
              <dc:creator>M Eiseltova</dc:creator>
              <dc:date>2012-05-15T17:07:00</dc:date>
            </office:change-info>
          </text:insertion>
        </text:changed-region>
        <text:changed-region xml:id="ct95493944" text:id="ct95493944">
          <text:deletion>
            <office:change-info>
              <dc:creator>M Eiseltova</dc:creator>
              <dc:date>2012-05-15T17:08:00</dc:date>
            </office:change-info>
            <text:p text:style-name="P2"><text:span text:style-name="T1">A</text:span></text:p>
          </text:deletion>
        </text:changed-region>
        <text:changed-region xml:id="ct95493632" text:id="ct95493632">
          <text:insertion>
            <office:change-info>
              <dc:creator>M Eiseltova</dc:creator>
              <dc:date>2012-05-15T17:08:00</dc:date>
            </office:change-info>
          </text:insertion>
        </text:changed-region>
        <text:changed-region xml:id="ct95494048" text:id="ct95494048">
          <text:deletion>
            <office:change-info>
              <dc:creator>M Eiseltova</dc:creator>
              <dc:date>2012-05-15T17:08:00</dc:date>
            </office:change-info>
            <text:p text:style-name="P2"><text:span text:style-name="T1">taken</text:span></text:p>
          </text:deletion>
        </text:changed-region>
        <text:changed-region xml:id="ct95493736" text:id="ct95493736">
          <text:insertion>
            <office:change-info>
              <dc:creator>M Eiseltova</dc:creator>
              <dc:date>2012-05-15T17:08:00</dc:date>
            </office:change-info>
          </text:insertion>
        </text:changed-region>
        <text:changed-region xml:id="ct95494360" text:id="ct95494360">
          <text:insertion>
            <office:change-info>
              <dc:creator>M Eiseltova</dc:creator>
              <dc:date>2012-05-15T17:09:00</dc:date>
            </office:change-info>
          </text:insertion>
        </text:changed-region>
        <text:changed-region xml:id="ct95494880" text:id="ct95494880">
          <text:deletion>
            <office:change-info>
              <dc:creator>M Eiseltova</dc:creator>
              <dc:date>2012-05-15T17:09:00</dc:date>
            </office:change-info>
            <text:p text:style-name="P2"><text:span text:style-name="T1">w</text:span></text:p>
          </text:deletion>
        </text:changed-region>
        <text:changed-region xml:id="ct96141600" text:id="ct96141600">
          <text:deletion>
            <office:change-info>
              <dc:creator>M Eiseltova</dc:creator>
              <dc:date>2012-05-15T17:10:00</dc:date>
            </office:change-info>
            <text:p text:style-name="P2"><text:span text:style-name="T1">ith</text:span></text:p>
          </text:deletion>
        </text:changed-region>
        <text:changed-region xml:id="ct96141496" text:id="ct96141496">
          <text:insertion>
            <office:change-info>
              <dc:creator>M Eiseltova</dc:creator>
              <dc:date>2012-05-15T17:10:00</dc:date>
            </office:change-info>
          </text:insertion>
        </text:changed-region>
        <text:changed-region xml:id="ct95495088" text:id="ct95495088">
          <text:insertion>
            <office:change-info>
              <dc:creator>M Eiseltova</dc:creator>
              <dc:date>2012-05-15T17:10:00</dc:date>
            </office:change-info>
          </text:insertion>
        </text:changed-region>
        <text:changed-region xml:id="ct96141288" text:id="ct96141288">
          <text:insertion>
            <office:change-info>
              <dc:creator>M Eiseltova</dc:creator>
              <dc:date>2012-05-15T17:10:00</dc:date>
            </office:change-info>
          </text:insertion>
        </text:changed-region>
        <text:changed-region xml:id="ct96141392" text:id="ct96141392">
          <text:insertion>
            <office:change-info>
              <dc:creator>M Eiseltova</dc:creator>
              <dc:date>2012-05-15T17:10:00</dc:date>
            </office:change-info>
          </text:insertion>
        </text:changed-region>
        <text:changed-region xml:id="ct96141912" text:id="ct96141912">
          <text:insertion>
            <office:change-info>
              <dc:creator>M Eiseltova</dc:creator>
              <dc:date>2012-05-15T17:11:00</dc:date>
            </office:change-info>
          </text:insertion>
        </text:changed-region>
        <text:changed-region xml:id="ct96142120" text:id="ct96142120">
          <text:deletion>
            <office:change-info>
              <dc:creator>M Eiseltova</dc:creator>
              <dc:date>2012-05-15T17:11:00</dc:date>
            </office:change-info>
            <text:p text:style-name="P2"><text:span text:style-name="T1">the </text:span></text:p>
          </text:deletion>
        </text:changed-region>
        <text:changed-region xml:id="ct96142016" text:id="ct96142016">
          <text:insertion>
            <office:change-info>
              <dc:creator>M Eiseltova</dc:creator>
              <dc:date>2012-05-15T17:11:00</dc:date>
            </office:change-info>
          </text:insertion>
        </text:changed-region>
        <text:changed-region xml:id="ct96142224" text:id="ct96142224">
          <text:deletion>
            <office:change-info>
              <dc:creator>M Eiseltova</dc:creator>
              <dc:date>2012-05-15T17:11:00</dc:date>
            </office:change-info>
            <text:p text:style-name="P2"><text:span text:style-name="T1">were</text:span></text:p>
          </text:deletion>
        </text:changed-region>
        <text:changed-region xml:id="ct96141808" text:id="ct96141808">
          <text:insertion>
            <office:change-info>
              <dc:creator>M Eiseltova</dc:creator>
              <dc:date>2012-05-15T17:11:00</dc:date>
            </office:change-info>
          </text:insertion>
        </text:changed-region>
        <text:changed-region xml:id="ct96141704" text:id="ct96141704">
          <text:insertion>
            <office:change-info>
              <dc:creator>M Eiseltova</dc:creator>
              <dc:date>2012-05-15T17:11:00</dc:date>
            </office:change-info>
          </text:insertion>
        </text:changed-region>
        <text:changed-region xml:id="ct96142328" text:id="ct96142328">
          <text:insertion>
            <office:change-info>
              <dc:creator>M Eiseltova</dc:creator>
              <dc:date>2012-05-15T17:12:00</dc:date>
            </office:change-info>
          </text:insertion>
        </text:changed-region>
        <text:changed-region xml:id="ct96142432" text:id="ct96142432">
          <text:insertion>
            <office:change-info>
              <dc:creator>M Eiseltova</dc:creator>
              <dc:date>2012-05-15T17:12:00</dc:date>
            </office:change-info>
          </text:insertion>
        </text:changed-region>
        <text:changed-region xml:id="ct96142744" text:id="ct96142744">
          <text:deletion>
            <office:change-info>
              <dc:creator>M Eiseltova</dc:creator>
              <dc:date>2012-05-15T17:12:00</dc:date>
            </office:change-info>
            <text:p text:style-name="P2"><text:span text:style-name="T1">other </text:span></text:p>
          </text:deletion>
        </text:changed-region>
        <text:changed-region xml:id="ct96142536" text:id="ct96142536">
          <text:insertion>
            <office:change-info>
              <dc:creator>M Eiseltova</dc:creator>
              <dc:date>2012-05-15T17:12:00</dc:date>
            </office:change-info>
          </text:insertion>
        </text:changed-region>
        <text:changed-region xml:id="ct96142848" text:id="ct96142848">
          <text:insertion>
            <office:change-info>
              <dc:creator>M Eiseltova</dc:creator>
              <dc:date>2012-05-15T17:13:00</dc:date>
            </office:change-info>
          </text:insertion>
        </text:changed-region>
        <text:changed-region xml:id="ct96142640" text:id="ct96142640">
          <text:insertion>
            <office:change-info>
              <dc:creator>M Eiseltova</dc:creator>
              <dc:date>2012-05-15T17:12:00</dc:date>
            </office:change-info>
          </text:insertion>
        </text:changed-region>
        <text:changed-region xml:id="ct96142952" text:id="ct96142952">
          <text:insertion>
            <office:change-info>
              <dc:creator>M Eiseltova</dc:creator>
              <dc:date>2012-05-15T17:13:00</dc:date>
            </office:change-info>
          </text:insertion>
        </text:changed-region>
        <text:changed-region xml:id="ct96143056" text:id="ct96143056">
          <text:insertion>
            <office:change-info>
              <dc:creator>M Eiseltova</dc:creator>
              <dc:date>2012-05-15T17:13:00</dc:date>
            </office:change-info>
          </text:insertion>
        </text:changed-region>
        <text:changed-region xml:id="ct96143160" text:id="ct96143160">
          <text:insertion>
            <office:change-info>
              <dc:creator>M Eiseltova</dc:creator>
              <dc:date>2012-05-15T21:29:00</dc:date>
            </office:change-info>
          </text:insertion>
        </text:changed-region>
        <text:changed-region xml:id="ct96143576" text:id="ct96143576">
          <text:deletion>
            <office:change-info>
              <dc:creator>M Eiseltova</dc:creator>
              <dc:date>2012-05-15T21:29:00</dc:date>
            </office:change-info>
            <text:p text:style-name="P2"><text:span text:style-name="T1">,</text:span></text:p>
          </text:deletion>
        </text:changed-region>
        <text:changed-region xml:id="ct96143264" text:id="ct96143264">
          <text:insertion>
            <office:change-info>
              <dc:creator>M Eiseltova</dc:creator>
              <dc:date>2012-05-15T21:29:00</dc:date>
            </office:change-info>
          </text:insertion>
        </text:changed-region>
        <text:changed-region xml:id="ct96143368" text:id="ct96143368">
          <text:insertion>
            <office:change-info>
              <dc:creator>M Eiseltova</dc:creator>
              <dc:date>2012-05-15T21:29:00</dc:date>
            </office:change-info>
          </text:insertion>
        </text:changed-region>
        <text:changed-region xml:id="ct96143680" text:id="ct96143680">
          <text:deletion>
            <office:change-info>
              <dc:creator>M Eiseltova</dc:creator>
              <dc:date>2012-05-15T21:29:00</dc:date>
            </office:change-info>
            <text:p text:style-name="P1"><text:span text:style-name="T2">s</text:span></text:p>
          </text:deletion>
        </text:changed-region>
        <text:changed-region xml:id="ct96143472" text:id="ct96143472">
          <text:insertion>
            <office:change-info>
              <dc:creator>M Eiseltova</dc:creator>
              <dc:date>2012-05-15T21:29:00</dc:date>
            </office:change-info>
          </text:insertion>
        </text:changed-region>
        <text:changed-region xml:id="ct96143784" text:id="ct96143784">
          <text:insertion>
            <office:change-info>
              <dc:creator>M Eiseltova</dc:creator>
              <dc:date>2012-05-15T21:53:00</dc:date>
            </office:change-info>
          </text:insertion>
        </text:changed-region>
        <text:changed-region xml:id="ct96143888" text:id="ct96143888">
          <text:deletion>
            <office:change-info>
              <dc:creator>M Eiseltova</dc:creator>
              <dc:date>2012-05-15T21:53:00</dc:date>
            </office:change-info>
            <text:p text:style-name="P1"><text:span text:style-name="T2">hard</text:span></text:p>
          </text:deletion>
        </text:changed-region>
        <text:changed-region xml:id="ct96143992" text:id="ct96143992">
          <text:insertion>
            <office:change-info>
              <dc:creator>M Eiseltova</dc:creator>
              <dc:date>2012-05-15T21:54:00</dc:date>
            </office:change-info>
          </text:insertion>
        </text:changed-region>
        <text:changed-region xml:id="ct96144304" text:id="ct96144304">
          <text:deletion>
            <office:change-info>
              <dc:creator>M Eiseltova</dc:creator>
              <dc:date>2012-05-15T21:54:00</dc:date>
            </office:change-info>
            <text:p text:style-name="P1"><text:span text:style-name="T2">some</text:span></text:p>
          </text:deletion>
        </text:changed-region>
        <text:changed-region xml:id="ct96144200" text:id="ct96144200">
          <text:insertion>
            <office:change-info>
              <dc:creator>M Eiseltova</dc:creator>
              <dc:date>2012-05-15T21:54:00</dc:date>
            </office:change-info>
          </text:insertion>
        </text:changed-region>
        <text:changed-region xml:id="ct96144408" text:id="ct96144408">
          <text:deletion>
            <office:change-info>
              <dc:creator>M Eiseltova</dc:creator>
              <dc:date>2012-05-15T21:54:00</dc:date>
            </office:change-info>
            <text:p text:style-name="P1"><text:span text:style-name="T2">T</text:span></text:p>
          </text:deletion>
        </text:changed-region>
        <text:changed-region xml:id="ct96144096" text:id="ct96144096">
          <text:insertion>
            <office:change-info>
              <dc:creator>M Eiseltova</dc:creator>
              <dc:date>2012-05-15T21:54:00</dc:date>
            </office:change-info>
          </text:insertion>
        </text:changed-region>
        <text:changed-region xml:id="ct96144512" text:id="ct96144512">
          <text:deletion>
            <office:change-info>
              <dc:creator>M Eiseltova</dc:creator>
              <dc:date>2012-05-15T21:54:00</dc:date>
            </office:change-info>
            <text:p text:style-name="P1"><text:span text:style-name="T2">e</text:span></text:p>
          </text:deletion>
        </text:changed-region>
        <text:changed-region xml:id="ct96144720" text:id="ct96144720">
          <text:insertion>
            <office:change-info>
              <dc:creator>M Eiseltova</dc:creator>
              <dc:date>2012-05-15T21:55:00</dc:date>
            </office:change-info>
          </text:insertion>
        </text:changed-region>
        <text:changed-region xml:id="ct96145032" text:id="ct96145032">
          <text:deletion>
            <office:change-info>
              <dc:creator>M Eiseltova</dc:creator>
              <dc:date>2012-05-15T21:55:00</dc:date>
            </office:change-info>
            <text:p text:style-name="P1"><text:span text:style-name="T2">,</text:span></text:p>
          </text:deletion>
        </text:changed-region>
        <text:changed-region xml:id="ct96144824" text:id="ct96144824">
          <text:insertion>
            <office:change-info>
              <dc:creator>M Eiseltova</dc:creator>
              <dc:date>2012-05-15T21:55:00</dc:date>
            </office:change-info>
          </text:insertion>
        </text:changed-region>
        <text:changed-region xml:id="ct96145136" text:id="ct96145136">
          <text:deletion>
            <office:change-info>
              <dc:creator>M Eiseltova</dc:creator>
              <dc:date>2012-05-15T21:55:00</dc:date>
            </office:change-info>
            <text:p text:style-name="P1"><text:span text:style-name="T2">and do not</text:span></text:p>
          </text:deletion>
        </text:changed-region>
        <text:changed-region xml:id="ct96144928" text:id="ct96144928">
          <text:insertion>
            <office:change-info>
              <dc:creator>M Eiseltova</dc:creator>
              <dc:date>2012-05-15T21:55:00</dc:date>
            </office:change-info>
          </text:insertion>
        </text:changed-region>
        <text:changed-region xml:id="ct96145240" text:id="ct96145240">
          <text:deletion>
            <office:change-info>
              <dc:creator>M Eiseltova</dc:creator>
              <dc:date>2012-05-15T21:55:00</dc:date>
            </office:change-info>
            <text:p text:style-name="P1"><text:span text:style-name="T2">nothing</text:span></text:p>
          </text:deletion>
        </text:changed-region>
        <text:changed-region xml:id="ct96144616" text:id="ct96144616">
          <text:insertion>
            <office:change-info>
              <dc:creator>M Eiseltova</dc:creator>
              <dc:date>2012-05-15T21:55:00</dc:date>
            </office:change-info>
          </text:insertion>
        </text:changed-region>
        <text:changed-region xml:id="ct96145344" text:id="ct96145344">
          <text:insertion>
            <office:change-info>
              <dc:creator>M Eiseltova</dc:creator>
              <dc:date>2012-05-15T21:56:00</dc:date>
            </office:change-info>
          </text:insertion>
        </text:changed-region>
        <text:changed-region xml:id="ct96145448" text:id="ct96145448">
          <text:insertion>
            <office:change-info>
              <dc:creator>M Eiseltova</dc:creator>
              <dc:date>2012-05-15T21:56:00</dc:date>
            </office:change-info>
          </text:insertion>
        </text:changed-region>
        <text:changed-region xml:id="ct96145552" text:id="ct96145552">
          <text:deletion>
            <office:change-info>
              <dc:creator>M Eiseltova</dc:creator>
              <dc:date>2012-05-15T21:56:00</dc:date>
            </office:change-info>
            <text:p text:style-name="P1"><text:span text:style-name="T2"><text:s/></text:span></text:p>
          </text:deletion>
        </text:changed-region>
        <text:changed-region xml:id="ct96145656" text:id="ct96145656">
          <text:insertion>
            <office:change-info>
              <dc:creator>M Eiseltova</dc:creator>
              <dc:date>2012-05-15T21:57:00</dc:date>
            </office:change-info>
          </text:insertion>
        </text:changed-region>
        <text:changed-region xml:id="ct96145760" text:id="ct96145760">
          <text:insertion>
            <office:change-info>
              <dc:creator>M Eiseltova</dc:creator>
              <dc:date>2012-05-15T21:57:00</dc:date>
            </office:change-info>
          </text:insertion>
        </text:changed-region>
        <text:changed-region xml:id="ct96146072" text:id="ct96146072">
          <text:deletion>
            <office:change-info>
              <dc:creator>M Eiseltova</dc:creator>
              <dc:date>2012-05-15T21:57:00</dc:date>
            </office:change-info>
            <text:p text:style-name="P3">is</text:p>
          </text:deletion>
        </text:changed-region>
        <text:changed-region xml:id="ct95493840" text:id="ct95493840">
          <text:insertion>
            <office:change-info>
              <dc:creator>M Eiseltova</dc:creator>
              <dc:date>2012-05-15T17:08:00</dc:date>
            </office:change-info>
          </text:insertion>
        </text:changed-region>
        <text:changed-region xml:id="ct95494152" text:id="ct95494152">
          <text:insertion>
            <office:change-info>
              <dc:creator>M Eiseltova</dc:creator>
              <dc:date>2012-05-15T17:09:00</dc:date>
            </office:change-info>
          </text:insertion>
        </text:changed-region>
        <text:changed-region xml:id="ct95494256" text:id="ct95494256">
          <text:insertion>
            <office:change-info>
              <dc:creator>M Eiseltova</dc:creator>
              <dc:date>2012-05-15T17:09:00</dc:date>
            </office:change-info>
          </text:insertion>
        </text:changed-region>
        <text:changed-region xml:id="ct95494464" text:id="ct95494464">
          <text:insertion>
            <office:change-info>
              <dc:creator>M Eiseltova</dc:creator>
              <dc:date>2012-05-15T17:09:00</dc:date>
            </office:change-info>
          </text:insertion>
        </text:changed-region>
        <text:changed-region xml:id="ct95494984" text:id="ct95494984">
          <text:deletion>
            <office:change-info>
              <dc:creator>M Eiseltova</dc:creator>
              <dc:date>2012-05-15T17:09:00</dc:date>
            </office:change-info>
            <text:p text:style-name="P4"><text:span text:style-name="T3">i</text:span></text:p>
          </text:deletion>
        </text:changed-region>
        <text:changed-region xml:id="ct95494568" text:id="ct95494568">
          <text:insertion>
            <office:change-info>
              <dc:creator>M Eiseltova</dc:creator>
              <dc:date>2012-05-15T17:09:00</dc:date>
            </office:change-info>
          </text:insertion>
        </text:changed-region>
        <text:changed-region xml:id="ct95494672" text:id="ct95494672">
          <text:insertion>
            <office:change-info>
              <dc:creator>M Eiseltova</dc:creator>
              <dc:date>2012-05-15T17:09:00</dc:date>
            </office:change-info>
          </text:insertion>
        </text:changed-region>
        <text:changed-region xml:id="ct95494776" text:id="ct95494776">
          <text:deletion>
            <office:change-info>
              <dc:creator>Eiseltova</dc:creator>
              <dc:date>2012-05-19T13:42:00</dc:date>
            </office:change-info>
            <text:p text:style-name="P4"><text:span text:style-name="T3">-</text:span></text:p>
          </text:deletion>
          <text:insertion>
            <office:change-info office:chg-author="M Eiseltova" office:chg-date-time="2012-05-15T17:09:00"/>
          </text:insertion>
        </text:changed-region>
        <text:changed-region xml:id="ct96147528" text:id="ct96147528">
          <text:insertion>
            <office:change-info>
              <dc:creator>M Eiseltova</dc:creator>
              <dc:date>2012-05-15T22:01:00</dc:date>
            </office:change-info>
          </text:insertion>
        </text:changed-region>
        <text:changed-region xml:id="ct96147632" text:id="ct96147632">
          <text:insertion>
            <office:change-info>
              <dc:creator>M Eiseltova</dc:creator>
              <dc:date>2012-05-15T22:01:00</dc:date>
            </office:change-info>
          </text:insertion>
        </text:changed-region>
        <text:changed-region xml:id="ct96147736" text:id="ct96147736">
          <text:insertion>
            <office:change-info>
              <dc:creator>M Eiseltova</dc:creator>
              <dc:date>2012-05-15T22:01:00</dc:date>
            </office:change-info>
          </text:insertion>
        </text:changed-region>
        <text:changed-region xml:id="ct96147840" text:id="ct96147840">
          <text:deletion>
            <office:change-info>
              <dc:creator>Eiseltova</dc:creator>
              <dc:date>2012-05-19T13:42:00</dc:date>
            </office:change-info>
            <text:p text:style-name="P5"><text:span text:style-name="T4">-</text:span></text:p>
          </text:deletion>
          <text:insertion>
            <office:change-info office:chg-author="M Eiseltova" office:chg-date-time="2012-05-15T22:01:00"/>
          </text:insertion>
        </text:changed-region>
        <text:changed-region xml:id="ct96145968" text:id="ct96145968">
          <text:insertion>
            <office:change-info>
              <dc:creator>M Eiseltova</dc:creator>
              <dc:date>2012-05-15T21:57:00</dc:date>
            </office:change-info>
          </text:insertion>
        </text:changed-region>
        <text:changed-region xml:id="ct96150000" text:id="ct96150000">
          <text:insertion>
            <office:change-info>
              <dc:creator>M Eiseltova</dc:creator>
              <dc:date>2012-05-15T22:06:00</dc:date>
            </office:change-info>
          </text:insertion>
        </text:changed-region>
        <text:changed-region xml:id="ct96145864" text:id="ct96145864">
          <text:insertion>
            <office:change-info>
              <dc:creator>M Eiseltova</dc:creator>
              <dc:date>2012-05-15T21:57:00</dc:date>
            </office:change-info>
          </text:insertion>
        </text:changed-region>
        <text:changed-region xml:id="ct96146280" text:id="ct96146280">
          <text:insertion>
            <office:change-info>
              <dc:creator>M Eiseltova</dc:creator>
              <dc:date>2012-05-15T21:58:00</dc:date>
            </office:change-info>
          </text:insertion>
        </text:changed-region>
        <text:changed-region xml:id="ct96146488" text:id="ct96146488">
          <text:deletion>
            <office:change-info>
              <dc:creator>M Eiseltova</dc:creator>
              <dc:date>2012-05-15T21:58:00</dc:date>
            </office:change-info>
            <text:p text:style-name="P1"><text:span text:style-name="T2">y</text:span></text:p>
          </text:deletion>
        </text:changed-region>
        <text:changed-region xml:id="ct96146384" text:id="ct96146384">
          <text:deletion>
            <office:change-info>
              <dc:creator>M Eiseltova</dc:creator>
              <dc:date>2012-05-15T21:58:00</dc:date>
            </office:change-info>
            <text:p text:style-name="P1"><text:span text:style-name="T2">it is </text:span></text:p>
          </text:deletion>
        </text:changed-region>
        <text:changed-region xml:id="ct96146176" text:id="ct96146176">
          <text:insertion>
            <office:change-info>
              <dc:creator>M Eiseltova</dc:creator>
              <dc:date>2012-05-15T21:58:00</dc:date>
            </office:change-info>
          </text:insertion>
        </text:changed-region>
        <text:changed-region xml:id="ct96146592" text:id="ct96146592">
          <text:deletion>
            <office:change-info>
              <dc:creator>M Eiseltova</dc:creator>
              <dc:date>2012-05-15T21:58:00</dc:date>
            </office:change-info>
            <text:p text:style-name="P1"><text:span text:style-name="T2">them </text:span></text:p>
          </text:deletion>
        </text:changed-region>
        <text:changed-region xml:id="ct96146696" text:id="ct96146696">
          <text:insertion>
            <office:change-info>
              <dc:creator>M Eiseltova</dc:creator>
              <dc:date>2012-05-15T21:59:00</dc:date>
            </office:change-info>
          </text:insertion>
        </text:changed-region>
        <text:changed-region xml:id="ct96146800" text:id="ct96146800">
          <text:insertion>
            <office:change-info>
              <dc:creator>M Eiseltova</dc:creator>
              <dc:date>2012-05-15T21:59:00</dc:date>
            </office:change-info>
          </text:insertion>
        </text:changed-region>
        <text:changed-region xml:id="ct96147112" text:id="ct96147112">
          <text:deletion>
            <office:change-info>
              <dc:creator>M Eiseltova</dc:creator>
              <dc:date>2012-05-15T21:59:00</dc:date>
            </office:change-info>
            <text:p text:style-name="P1"><text:span text:style-name="T2">t</text:span></text:p>
          </text:deletion>
        </text:changed-region>
        <text:changed-region xml:id="ct96146904" text:id="ct96146904">
          <text:insertion>
            <office:change-info>
              <dc:creator>M Eiseltova</dc:creator>
              <dc:date>2012-05-15T21:59:00</dc:date>
            </office:change-info>
          </text:insertion>
        </text:changed-region>
        <text:changed-region xml:id="ct96147216" text:id="ct96147216">
          <text:deletion>
            <office:change-info>
              <dc:creator>M Eiseltova</dc:creator>
              <dc:date>2012-05-15T21:59:00</dc:date>
            </office:change-info>
            <text:p text:style-name="P1"><text:span text:style-name="T2">The</text:span></text:p>
          </text:deletion>
        </text:changed-region>
        <text:changed-region xml:id="ct96147008" text:id="ct96147008">
          <text:insertion>
            <office:change-info>
              <dc:creator>M Eiseltova</dc:creator>
              <dc:date>2012-05-15T21:59:00</dc:date>
            </office:change-info>
          </text:insertion>
        </text:changed-region>
        <text:changed-region xml:id="ct96147320" text:id="ct96147320">
          <text:deletion>
            <office:change-info>
              <dc:creator>M Eiseltova</dc:creator>
              <dc:date>2012-05-15T21:59:00</dc:date>
            </office:change-info>
            <text:p text:style-name="P1"><text:span text:style-name="T2">in</text:span></text:p>
          </text:deletion>
        </text:changed-region>
        <text:changed-region xml:id="ct96147424" text:id="ct96147424">
          <text:insertion>
            <office:change-info>
              <dc:creator>M Eiseltova</dc:creator>
              <dc:date>2012-05-15T22:00:00</dc:date>
            </office:change-info>
          </text:insertion>
        </text:changed-region>
        <text:changed-region xml:id="ct96148152" text:id="ct96148152">
          <text:insertion>
            <office:change-info>
              <dc:creator>M Eiseltova</dc:creator>
              <dc:date>2012-05-15T22:02:00</dc:date>
            </office:change-info>
          </text:insertion>
        </text:changed-region>
        <text:changed-region xml:id="ct96148256" text:id="ct96148256">
          <text:deletion>
            <office:change-info>
              <dc:creator>M Eiseltova</dc:creator>
              <dc:date>2012-05-15T22:02:00</dc:date>
            </office:change-info>
            <text:p text:style-name="P1"><text:span text:style-name="T2"><text:s/>installed</text:span></text:p>
          </text:deletion>
        </text:changed-region>
        <text:changed-region xml:id="ct96147944" text:id="ct96147944">
          <text:insertion>
            <office:change-info>
              <dc:creator>M Eiseltova</dc:creator>
              <dc:date>2012-05-15T22:02:00</dc:date>
            </office:change-info>
          </text:insertion>
        </text:changed-region>
        <text:changed-region xml:id="ct96148048" text:id="ct96148048">
          <text:insertion>
            <office:change-info>
              <dc:creator>M Eiseltova</dc:creator>
              <dc:date>2012-05-15T22:02:00</dc:date>
            </office:change-info>
          </text:insertion>
        </text:changed-region>
        <text:changed-region xml:id="ct96148776" text:id="ct96148776">
          <text:insertion>
            <office:change-info>
              <dc:creator>M Eiseltova</dc:creator>
              <dc:date>2012-05-15T22:04:00</dc:date>
            </office:change-info>
          </text:insertion>
        </text:changed-region>
        <text:changed-region xml:id="ct96149088" text:id="ct96149088">
          <text:deletion>
            <office:change-info>
              <dc:creator>M Eiseltova</dc:creator>
              <dc:date>2012-05-15T22:04:00</dc:date>
            </office:change-info>
            <text:p text:style-name="P3">main</text:p>
          </text:deletion>
        </text:changed-region>
        <text:changed-region xml:id="ct96148464" text:id="ct96148464">
          <text:insertion>
            <office:change-info>
              <dc:creator>M Eiseltova</dc:creator>
              <dc:date>2012-05-15T22:03:00</dc:date>
            </office:change-info>
          </text:insertion>
        </text:changed-region>
        <text:changed-region xml:id="ct96148568" text:id="ct96148568">
          <text:deletion>
            <office:change-info>
              <dc:creator>M Eiseltova</dc:creator>
              <dc:date>2012-05-15T22:03:00</dc:date>
            </office:change-info>
            <text:p text:style-name="P3">good</text:p>
          </text:deletion>
        </text:changed-region>
        <text:changed-region xml:id="ct96148360" text:id="ct96148360">
          <text:insertion>
            <office:change-info>
              <dc:creator>M Eiseltova</dc:creator>
              <dc:date>2012-05-15T22:03:00</dc:date>
            </office:change-info>
          </text:insertion>
        </text:changed-region>
        <text:changed-region xml:id="ct96148984" text:id="ct96148984">
          <text:insertion>
            <office:change-info>
              <dc:creator>M Eiseltova</dc:creator>
              <dc:date>2012-05-15T22:04:00</dc:date>
            </office:change-info>
          </text:insertion>
        </text:changed-region>
        <text:changed-region xml:id="ct96148672" text:id="ct96148672">
          <text:insertion>
            <office:change-info>
              <dc:creator>M Eiseltova</dc:creator>
              <dc:date>2012-05-15T22:04:00</dc:date>
            </office:change-info>
          </text:insertion>
        </text:changed-region>
        <text:changed-region xml:id="ct96148880" text:id="ct96148880">
          <text:insertion>
            <office:change-info>
              <dc:creator>M Eiseltova</dc:creator>
              <dc:date>2012-05-15T22:04:00</dc:date>
            </office:change-info>
          </text:insertion>
        </text:changed-region>
        <text:changed-region xml:id="ct96149192" text:id="ct96149192">
          <text:insertion>
            <office:change-info>
              <dc:creator>M Eiseltova</dc:creator>
              <dc:date>2012-05-15T22:05:00</dc:date>
            </office:change-info>
          </text:insertion>
        </text:changed-region>
        <text:changed-region xml:id="ct96149296" text:id="ct96149296">
          <text:insertion>
            <office:change-info>
              <dc:creator>M Eiseltova</dc:creator>
              <dc:date>2012-05-15T22:05:00</dc:date>
            </office:change-info>
          </text:insertion>
        </text:changed-region>
        <text:changed-region xml:id="ct96149792" text:id="ct96149792">
          <text:deletion>
            <office:change-info>
              <dc:creator>M Eiseltova</dc:creator>
              <dc:date>2012-05-15T22:05:00</dc:date>
            </office:change-info>
            <text:p text:style-name="P3">,</text:p>
          </text:deletion>
        </text:changed-region>
        <text:changed-region xml:id="ct96149480" text:id="ct96149480">
          <text:insertion>
            <office:change-info>
              <dc:creator>M Eiseltova</dc:creator>
              <dc:date>2012-05-15T22:05:00</dc:date>
            </office:change-info>
          </text:insertion>
        </text:changed-region>
        <text:changed-region xml:id="ct96149584" text:id="ct96149584">
          <text:insertion>
            <office:change-info>
              <dc:creator>M Eiseltova</dc:creator>
              <dc:date>2012-05-15T22:05:00</dc:date>
            </office:change-info>
          </text:insertion>
        </text:changed-region>
        <text:changed-region xml:id="ct96149896" text:id="ct96149896">
          <text:deletion>
            <office:change-info>
              <dc:creator>M Eiseltova</dc:creator>
              <dc:date>2012-05-15T22:05:00</dc:date>
            </office:change-info>
            <text:p text:style-name="P3"><text:s/></text:p>
          </text:deletion>
        </text:changed-region>
        <text:changed-region xml:id="ct96149688" text:id="ct96149688">
          <text:insertion>
            <office:change-info>
              <dc:creator>M Eiseltova</dc:creator>
              <dc:date>2012-05-15T22:05:00</dc:date>
            </office:change-info>
          </text:insertion>
        </text:changed-region>
        <text:changed-region xml:id="ct96150104" text:id="ct96150104">
          <text:insertion>
            <office:change-info>
              <dc:creator>M Eiseltova</dc:creator>
              <dc:date>2012-05-15T22:06:00</dc:date>
            </office:change-info>
          </text:insertion>
        </text:changed-region>
        <text:changed-region xml:id="ct96150312" text:id="ct96150312">
          <text:insertion>
            <office:change-info>
              <dc:creator>M Eiseltova</dc:creator>
              <dc:date>2012-05-15T22:07:00</dc:date>
            </office:change-info>
          </text:insertion>
        </text:changed-region>
        <text:changed-region xml:id="ct96150416" text:id="ct96150416">
          <text:insertion>
            <office:change-info>
              <dc:creator>M Eiseltova</dc:creator>
              <dc:date>2012-05-15T22:07:00</dc:date>
            </office:change-info>
          </text:insertion>
        </text:changed-region>
        <text:changed-region xml:id="ct96150624" text:id="ct96150624">
          <text:deletion>
            <office:change-info>
              <dc:creator>M Eiseltova</dc:creator>
              <dc:date>2012-05-15T22:07:00</dc:date>
            </office:change-info>
            <text:p text:style-name="P6"><text:span text:style-name="T5">which</text:span></text:p>
          </text:deletion>
        </text:changed-region>
        <text:changed-region xml:id="ct96150208" text:id="ct96150208">
          <text:insertion>
            <office:change-info>
              <dc:creator>M Eiseltova</dc:creator>
              <dc:date>2012-05-15T22:07:00</dc:date>
            </office:change-info>
          </text:insertion>
        </text:changed-region>
        <text:changed-region xml:id="ct96150520" text:id="ct96150520">
          <text:deletion>
            <office:change-info>
              <dc:creator>M Eiseltova</dc:creator>
              <dc:date>2012-05-15T22:07:00</dc:date>
            </office:change-info>
            <text:p text:style-name="P6"><text:span text:style-name="T5">bod</text:span></text:p>
          </text:deletion>
        </text:changed-region>
        <text:changed-region xml:id="ct96151144" text:id="ct96151144">
          <text:deletion>
            <office:change-info>
              <dc:creator>M Eiseltova</dc:creator>
              <dc:date>2012-05-15T22:08:00</dc:date>
            </office:change-info>
            <text:p text:style-name="P6"><text:span text:style-name="T5">y</text:span></text:p>
          </text:deletion>
        </text:changed-region>
        <text:changed-region xml:id="ct96150728" text:id="ct96150728">
          <text:insertion>
            <office:change-info>
              <dc:creator>M Eiseltova</dc:creator>
              <dc:date>2012-05-15T22:08:00</dc:date>
            </office:change-info>
          </text:insertion>
        </text:changed-region>
        <text:changed-region xml:id="ct96150832" text:id="ct96150832">
          <text:insertion>
            <office:change-info>
              <dc:creator>M Eiseltova</dc:creator>
              <dc:date>2012-05-15T22:08:00</dc:date>
            </office:change-info>
          </text:insertion>
        </text:changed-region>
        <text:changed-region xml:id="ct96151248" text:id="ct96151248">
          <text:deletion>
            <office:change-info>
              <dc:creator>M Eiseltova</dc:creator>
              <dc:date>2012-05-15T22:08:00</dc:date>
            </office:change-info>
            <text:p text:style-name="P6"><text:span text:style-name="T5">can</text:span></text:p>
          </text:deletion>
        </text:changed-region>
        <text:changed-region xml:id="ct96150936" text:id="ct96150936">
          <text:insertion>
            <office:change-info>
              <dc:creator>M Eiseltova</dc:creator>
              <dc:date>2012-05-15T22:08:00</dc:date>
            </office:change-info>
          </text:insertion>
        </text:changed-region>
        <text:changed-region xml:id="ct96151040" text:id="ct96151040">
          <text:insertion>
            <office:change-info>
              <dc:creator>M Eiseltova</dc:creator>
              <dc:date>2012-05-15T22:08:00</dc:date>
            </office:change-info>
          </text:insertion>
        </text:changed-region>
        <text:changed-region xml:id="ct96151352" text:id="ct96151352">
          <text:deletion>
            <office:change-info>
              <dc:creator>M Eiseltova</dc:creator>
              <dc:date>2012-05-15T22:08:00</dc:date>
            </office:change-info>
            <text:p text:style-name="P6"><text:span text:style-name="T5">like</text:span></text:p>
          </text:deletion>
        </text:changed-region>
        <text:changed-region xml:id="ct96151456" text:id="ct96151456">
          <text:insertion>
            <office:change-info>
              <dc:creator>M Eiseltova</dc:creator>
              <dc:date>2012-05-15T22:09:00</dc:date>
            </office:change-info>
          </text:insertion>
        </text:changed-region>
        <text:changed-region xml:id="ct96151664" text:id="ct96151664">
          <text:deletion>
            <office:change-info>
              <dc:creator>M Eiseltova</dc:creator>
              <dc:date>2012-05-15T22:09:00</dc:date>
            </office:change-info>
            <text:p text:style-name="P6"><text:span text:style-name="T5">I</text:span></text:p>
          </text:deletion>
        </text:changed-region>
        <text:changed-region xml:id="ct96151560" text:id="ct96151560">
          <text:insertion>
            <office:change-info>
              <dc:creator>M Eiseltova</dc:creator>
              <dc:date>2012-05-15T22:09:00</dc:date>
            </office:change-info>
          </text:insertion>
        </text:changed-region>
        <text:changed-region xml:id="ct96151872" text:id="ct96151872">
          <text:insertion>
            <office:change-info>
              <dc:creator>M Eiseltova</dc:creator>
              <dc:date>2012-05-15T22:10:00</dc:date>
            </office:change-info>
          </text:insertion>
        </text:changed-region>
        <text:changed-region xml:id="ct96152080" text:id="ct96152080">
          <text:deletion>
            <office:change-info>
              <dc:creator>M Eiseltova</dc:creator>
              <dc:date>2012-05-15T22:10:00</dc:date>
            </office:change-info>
            <text:p text:style-name="P6"><text:span text:style-name="T5">P</text:span></text:p>
          </text:deletion>
        </text:changed-region>
        <text:changed-region xml:id="ct96151976" text:id="ct96151976">
          <text:insertion>
            <office:change-info>
              <dc:creator>M Eiseltova</dc:creator>
              <dc:date>2012-05-15T22:10:00</dc:date>
            </office:change-info>
          </text:insertion>
        </text:changed-region>
        <text:changed-region xml:id="ct96152184" text:id="ct96152184">
          <text:deletion>
            <office:change-info>
              <dc:creator>M Eiseltova</dc:creator>
              <dc:date>2012-05-15T22:10:00</dc:date>
            </office:change-info>
            <text:p text:style-name="P6"><text:span text:style-name="T5"><text:s/></text:span></text:p>
          </text:deletion>
        </text:changed-region>
        <text:changed-region xml:id="ct96151768" text:id="ct96151768">
          <text:deletion>
            <office:change-info>
              <dc:creator>Eiseltova</dc:creator>
              <dc:date>2012-05-19T13:41:00</dc:date>
            </office:change-info>
            <text:p text:style-name="P6"><text:span text:style-name="T5">-</text:span></text:p>
          </text:deletion>
          <text:insertion>
            <office:change-info office:chg-author="M Eiseltova" office:chg-date-time="2012-05-15T22:10:00"/>
          </text:insertion>
        </text:changed-region>
        <text:changed-region xml:id="ct96152392" text:id="ct96152392">
          <text:deletion>
            <office:change-info>
              <dc:creator>Eiseltova</dc:creator>
              <dc:date>2012-05-19T13:41:00</dc:date>
            </office:change-info>
            <text:p text:style-name="P6"><text:span text:style-name="T5">-</text:span></text:p>
          </text:deletion>
          <text:insertion>
            <office:change-info office:chg-author="M Eiseltova" office:chg-date-time="2012-05-15T22:11:00"/>
          </text:insertion>
        </text:changed-region>
        <text:changed-region xml:id="ct96152288" text:id="ct96152288">
          <text:insertion>
            <office:change-info>
              <dc:creator>M Eiseltova</dc:creator>
              <dc:date>2012-05-15T22:11:00</dc:date>
            </office:change-info>
          </text:insertion>
        </text:changed-region>
        <text:changed-region xml:id="ct96152600" text:id="ct96152600">
          <text:insertion>
            <office:change-info>
              <dc:creator>M Eiseltova</dc:creator>
              <dc:date>2012-05-15T22:11:00</dc:date>
            </office:change-info>
          </text:insertion>
        </text:changed-region>
        <text:changed-region xml:id="ct96152496" text:id="ct96152496">
          <text:insertion>
            <office:change-info>
              <dc:creator>M Eiseltova</dc:creator>
              <dc:date>2012-05-15T22:11:00</dc:date>
            </office:change-info>
          </text:insertion>
        </text:changed-region>
        <text:changed-region xml:id="ct96152704" text:id="ct96152704">
          <text:insertion>
            <office:change-info>
              <dc:creator>M Eiseltova</dc:creator>
              <dc:date>2012-05-15T22:12:00</dc:date>
            </office:change-info>
          </text:insertion>
        </text:changed-region>
        <text:changed-region xml:id="ct96152808" text:id="ct96152808">
          <text:insertion>
            <office:change-info>
              <dc:creator>M Eiseltova</dc:creator>
              <dc:date>2012-05-15T22:12:00</dc:date>
            </office:change-info>
          </text:insertion>
        </text:changed-region>
        <text:changed-region xml:id="ct96152912" text:id="ct96152912">
          <text:insertion>
            <office:change-info>
              <dc:creator>M Eiseltova</dc:creator>
              <dc:date>2012-05-15T22:12:00</dc:date>
            </office:change-info>
          </text:insertion>
        </text:changed-region>
        <text:changed-region xml:id="ct96153016" text:id="ct96153016">
          <text:insertion>
            <office:change-info>
              <dc:creator>M Eiseltova</dc:creator>
              <dc:date>2012-05-15T22:12:00</dc:date>
            </office:change-info>
          </text:insertion>
        </text:changed-region>
        <text:changed-region xml:id="ct96153120" text:id="ct96153120">
          <text:insertion>
            <office:change-info>
              <dc:creator>M Eiseltova</dc:creator>
              <dc:date>2012-05-15T22:12:00</dc:date>
            </office:change-info>
          </text:insertion>
        </text:changed-region>
        <text:changed-region xml:id="ct96153328" text:id="ct96153328">
          <text:deletion>
            <office:change-info>
              <dc:creator>M Eiseltova</dc:creator>
              <dc:date>2012-05-15T22:12:00</dc:date>
            </office:change-info>
            <text:p text:style-name="P6"><text:span text:style-name="T5">some</text:span></text:p>
          </text:deletion>
        </text:changed-region>
        <text:changed-region xml:id="ct96153224" text:id="ct96153224">
          <text:insertion>
            <office:change-info>
              <dc:creator>M Eiseltova</dc:creator>
              <dc:date>2012-05-15T22:12:00</dc:date>
            </office:change-info>
          </text:insertion>
        </text:changed-region>
        <text:changed-region xml:id="ct96153432" text:id="ct96153432">
          <text:insertion>
            <office:change-info>
              <dc:creator>M Eiseltova</dc:creator>
              <dc:date>2012-05-15T22:13:00</dc:date>
            </office:change-info>
          </text:insertion>
        </text:changed-region>
        <text:changed-region xml:id="ct96153536" text:id="ct96153536">
          <text:insertion>
            <office:change-info>
              <dc:creator>M Eiseltova</dc:creator>
              <dc:date>2012-05-15T22:13:00</dc:date>
            </office:change-info>
          </text:insertion>
        </text:changed-region>
        <text:changed-region xml:id="ct96153640" text:id="ct96153640">
          <text:insertion>
            <office:change-info>
              <dc:creator>M Eiseltova</dc:creator>
              <dc:date>2012-05-15T22:14:00</dc:date>
            </office:change-info>
          </text:insertion>
        </text:changed-region>
        <text:changed-region xml:id="ct96153848" text:id="ct96153848">
          <text:deletion>
            <office:change-info>
              <dc:creator>M Eiseltova</dc:creator>
              <dc:date>2012-05-15T22:14:00</dc:date>
            </office:change-info>
            <text:p text:style-name="P3">S</text:p>
          </text:deletion>
        </text:changed-region>
        <text:changed-region xml:id="ct96153744" text:id="ct96153744">
          <text:insertion>
            <office:change-info>
              <dc:creator>M Eiseltova</dc:creator>
              <dc:date>2012-05-15T22:14:00</dc:date>
            </office:change-info>
          </text:insertion>
        </text:changed-region>
        <text:changed-region xml:id="ct96154056" text:id="ct96154056">
          <text:insertion>
            <office:change-info>
              <dc:creator>M Eiseltova</dc:creator>
              <dc:date>2012-05-15T22:15:00</dc:date>
            </office:change-info>
          </text:insertion>
        </text:changed-region>
        <text:changed-region xml:id="ct96154160" text:id="ct96154160">
          <text:insertion>
            <office:change-info>
              <dc:creator>M Eiseltova</dc:creator>
              <dc:date>2012-05-15T22:15:00</dc:date>
            </office:change-info>
          </text:insertion>
        </text:changed-region>
        <text:changed-region xml:id="ct96154264" text:id="ct96154264">
          <text:deletion>
            <office:change-info>
              <dc:creator>M Eiseltova</dc:creator>
              <dc:date>2012-05-15T22:15:00</dc:date>
            </office:change-info>
            <text:p text:style-name="P3">it </text:p>
          </text:deletion>
        </text:changed-region>
        <text:changed-region xml:id="ct96153952" text:id="ct96153952">
          <text:insertion>
            <office:change-info>
              <dc:creator>M Eiseltova</dc:creator>
              <dc:date>2012-05-15T22:15:00</dc:date>
            </office:change-info>
          </text:insertion>
        </text:changed-region>
        <text:changed-region xml:id="ct96154368" text:id="ct96154368">
          <text:insertion>
            <office:change-info>
              <dc:creator>M Eiseltova</dc:creator>
              <dc:date>2012-05-15T22:16:00</dc:date>
            </office:change-info>
          </text:insertion>
        </text:changed-region>
        <text:changed-region xml:id="ct96154472" text:id="ct96154472">
          <text:insertion>
            <office:change-info>
              <dc:creator>M Eiseltova</dc:creator>
              <dc:date>2012-05-15T22:17:00</dc:date>
            </office:change-info>
          </text:insertion>
        </text:changed-region>
        <text:changed-region xml:id="ct96154576" text:id="ct96154576">
          <text:insertion>
            <office:change-info>
              <dc:creator>M Eiseltova</dc:creator>
              <dc:date>2012-05-15T22:17:00</dc:date>
            </office:change-info>
          </text:insertion>
        </text:changed-region>
        <text:changed-region xml:id="ct96154784" text:id="ct96154784">
          <text:deletion>
            <office:change-info>
              <dc:creator>M Eiseltova</dc:creator>
              <dc:date>2012-05-15T22:17:00</dc:date>
            </office:change-info>
            <text:p text:style-name="P3">y</text:p>
          </text:deletion>
        </text:changed-region>
        <text:changed-region xml:id="ct96154680" text:id="ct96154680">
          <text:insertion>
            <office:change-info>
              <dc:creator>M Eiseltova</dc:creator>
              <dc:date>2012-05-15T22:17:00</dc:date>
            </office:change-info>
          </text:insertion>
        </text:changed-region>
        <text:changed-region xml:id="ct96154888" text:id="ct96154888">
          <text:insertion>
            <office:change-info>
              <dc:creator>M Eiseltova</dc:creator>
              <dc:date>2012-05-15T22:19:00</dc:date>
            </office:change-info>
          </text:insertion>
        </text:changed-region>
        <text:changed-region xml:id="ct96155200" text:id="ct96155200">
          <text:deletion>
            <office:change-info>
              <dc:creator>M Eiseltova</dc:creator>
              <dc:date>2012-05-15T22:19:00</dc:date>
            </office:change-info>
            <text:p text:style-name="P3">will</text:p>
          </text:deletion>
        </text:changed-region>
        <text:changed-region xml:id="ct96155096" text:id="ct96155096">
          <text:insertion>
            <office:change-info>
              <dc:creator>M Eiseltova</dc:creator>
              <dc:date>2012-05-15T22:19:00</dc:date>
            </office:change-info>
          </text:insertion>
        </text:changed-region>
        <text:changed-region xml:id="ct96154992" text:id="ct96154992">
          <text:insertion>
            <office:change-info>
              <dc:creator>M Eiseltova</dc:creator>
              <dc:date>2012-05-15T22:19:00</dc:date>
            </office:change-info>
          </text:insertion>
        </text:changed-region>
        <text:changed-region xml:id="ct96155304" text:id="ct96155304">
          <text:insertion>
            <office:change-info>
              <dc:creator>M Eiseltova</dc:creator>
              <dc:date>2012-05-15T22:20:00</dc:date>
            </office:change-info>
          </text:insertion>
        </text:changed-region>
        <text:changed-region xml:id="ct96155408" text:id="ct96155408">
          <text:deletion>
            <office:change-info>
              <dc:creator>M Eiseltova</dc:creator>
              <dc:date>2012-05-15T22:20:00</dc:date>
            </office:change-info>
            <text:p text:style-name="P3">N</text:p>
          </text:deletion>
        </text:changed-region>
        <text:changed-region xml:id="ct96155616" text:id="ct96155616">
          <text:insertion>
            <office:change-info>
              <dc:creator>M Eiseltova</dc:creator>
              <dc:date>2012-05-16T18:10:00</dc:date>
            </office:change-info>
          </text:insertion>
        </text:changed-region>
        <text:changed-region xml:id="ct96155512" text:id="ct96155512">
          <text:insertion>
            <office:change-info>
              <dc:creator>M Eiseltova</dc:creator>
              <dc:date>2012-05-16T18:10:00</dc:date>
            </office:change-info>
          </text:insertion>
        </text:changed-region>
        <text:changed-region xml:id="ct96155928" text:id="ct96155928">
          <text:deletion>
            <office:change-info>
              <dc:creator>M Eiseltova</dc:creator>
              <dc:date>2012-05-16T18:12:00</dc:date>
            </office:change-info>
            <text:p text:style-name="P3">re</text:p>
          </text:deletion>
        </text:changed-region>
        <text:changed-region xml:id="ct96155720" text:id="ct96155720">
          <text:insertion>
            <office:change-info>
              <dc:creator>M Eiseltova</dc:creator>
              <dc:date>2012-05-16T18:12:00</dc:date>
            </office:change-info>
          </text:insertion>
        </text:changed-region>
        <text:changed-region xml:id="ct96155824" text:id="ct96155824">
          <text:insertion>
            <office:change-info>
              <dc:creator>M Eiseltova</dc:creator>
              <dc:date>2012-05-16T18:12:00</dc:date>
            </office:change-info>
          </text:insertion>
        </text:changed-region>
        <text:changed-region xml:id="ct96156448" text:id="ct96156448">
          <text:deletion>
            <office:change-info>
              <dc:creator>M Eiseltova</dc:creator>
              <dc:date>2012-05-16T18:13:00</dc:date>
            </office:change-info>
            <text:p text:style-name="P3"><text:s/>principles</text:p>
          </text:deletion>
        </text:changed-region>
        <text:changed-region xml:id="ct96156032" text:id="ct96156032">
          <text:insertion>
            <office:change-info>
              <dc:creator>M Eiseltova</dc:creator>
              <dc:date>2012-05-16T18:13:00</dc:date>
            </office:change-info>
          </text:insertion>
        </text:changed-region>
        <text:changed-region xml:id="ct96156552" text:id="ct96156552">
          <text:deletion>
            <office:change-info>
              <dc:creator>M Eiseltova</dc:creator>
              <dc:date>2012-05-16T18:13:00</dc:date>
            </office:change-info>
            <text:p text:style-name="P3">F</text:p>
          </text:deletion>
        </text:changed-region>
        <text:changed-region xml:id="ct96156136" text:id="ct96156136">
          <text:insertion>
            <office:change-info>
              <dc:creator>M Eiseltova</dc:creator>
              <dc:date>2012-05-16T18:13:00</dc:date>
            </office:change-info>
          </text:insertion>
        </text:changed-region>
        <text:changed-region xml:id="ct96156656" text:id="ct96156656">
          <text:deletion>
            <office:change-info>
              <dc:creator>M Eiseltova</dc:creator>
              <dc:date>2012-05-16T18:13:00</dc:date>
            </office:change-info>
            <text:p text:style-name="P3">the</text:p>
          </text:deletion>
        </text:changed-region>
        <text:changed-region xml:id="ct96156240" text:id="ct96156240">
          <text:insertion>
            <office:change-info>
              <dc:creator>M Eiseltova</dc:creator>
              <dc:date>2012-05-16T18:13:00</dc:date>
            </office:change-info>
          </text:insertion>
        </text:changed-region>
        <text:changed-region xml:id="ct96156344" text:id="ct96156344">
          <text:insertion>
            <office:change-info>
              <dc:creator>M Eiseltova</dc:creator>
              <dc:date>2012-05-16T18:13:00</dc:date>
            </office:change-info>
          </text:insertion>
        </text:changed-region>
        <text:changed-region xml:id="ct96156760" text:id="ct96156760">
          <text:insertion>
            <office:change-info>
              <dc:creator>M Eiseltova</dc:creator>
              <dc:date>2012-05-16T18:14:00</dc:date>
            </office:change-info>
          </text:insertion>
        </text:changed-region>
        <text:changed-region xml:id="ct96156864" text:id="ct96156864">
          <text:deletion>
            <office:change-info>
              <dc:creator>M Eiseltova</dc:creator>
              <dc:date>2012-05-16T18:14:00</dc:date>
            </office:change-info>
            <text:p text:style-name="P1"><text:span text:style-name="T2">used </text:span></text:p>
          </text:deletion>
        </text:changed-region>
        <text:changed-region xml:id="ct96156968" text:id="ct96156968">
          <text:insertion>
            <office:change-info>
              <dc:creator>M Eiseltova</dc:creator>
              <dc:date>2012-05-16T18:15:00</dc:date>
            </office:change-info>
          </text:insertion>
        </text:changed-region>
        <text:changed-region xml:id="ct96157072" text:id="ct96157072">
          <text:insertion>
            <office:change-info>
              <dc:creator>M Eiseltova</dc:creator>
              <dc:date>2012-05-16T18:15:00</dc:date>
            </office:change-info>
          </text:insertion>
        </text:changed-region>
        <text:changed-region xml:id="ct96157176" text:id="ct96157176">
          <text:insertion>
            <office:change-info>
              <dc:creator>M Eiseltova</dc:creator>
              <dc:date>2012-05-16T18:15:00</dc:date>
            </office:change-info>
          </text:insertion>
        </text:changed-region>
        <text:changed-region xml:id="ct96157280" text:id="ct96157280">
          <text:deletion>
            <office:change-info>
              <dc:creator>M Eiseltova</dc:creator>
              <dc:date>2012-05-16T18:15:00</dc:date>
            </office:change-info>
            <text:p text:style-name="P1"><text:span text:style-name="T2">Synta</text:span></text:p>
          </text:deletion>
        </text:changed-region>
        <text:changed-region xml:id="ct96158296" text:id="ct96158296">
          <text:deletion>
            <office:change-info>
              <dc:creator>M Eiseltova</dc:creator>
              <dc:date>2012-05-16T18:16:00</dc:date>
            </office:change-info>
            <text:p text:style-name="P1"><text:span text:style-name="T2">x</text:span></text:p>
          </text:deletion>
        </text:changed-region>
        <text:changed-region xml:id="ct96157880" text:id="ct96157880">
          <text:insertion>
            <office:change-info>
              <dc:creator>M Eiseltova</dc:creator>
              <dc:date>2012-05-16T18:16:00</dc:date>
            </office:change-info>
          </text:insertion>
        </text:changed-region>
        <text:changed-region xml:id="ct96157984" text:id="ct96157984">
          <text:insertion>
            <office:change-info>
              <dc:creator>M Eiseltova</dc:creator>
              <dc:date>2012-05-16T18:16:00</dc:date>
            </office:change-info>
          </text:insertion>
        </text:changed-region>
        <text:changed-region xml:id="ct96157384" text:id="ct96157384">
          <text:insertion>
            <office:change-info>
              <dc:creator>M Eiseltova</dc:creator>
              <dc:date>2012-05-16T18:16:00</dc:date>
            </office:change-info>
          </text:insertion>
        </text:changed-region>
        <text:changed-region xml:id="ct96157488" text:id="ct96157488">
          <text:insertion>
            <office:change-info>
              <dc:creator>M Eiseltova</dc:creator>
              <dc:date>2012-05-16T18:16:00</dc:date>
            </office:change-info>
          </text:insertion>
        </text:changed-region>
        <text:changed-region xml:id="ct96157672" text:id="ct96157672">
          <text:insertion>
            <office:change-info>
              <dc:creator>M Eiseltova</dc:creator>
              <dc:date>2012-05-16T18:16:00</dc:date>
            </office:change-info>
          </text:insertion>
        </text:changed-region>
        <text:changed-region xml:id="ct96158088" text:id="ct96158088">
          <text:deletion>
            <office:change-info>
              <dc:creator>M Eiseltova</dc:creator>
              <dc:date>2012-05-16T18:16:00</dc:date>
            </office:change-info>
            <text:p text:style-name="P3">B</text:p>
          </text:deletion>
        </text:changed-region>
        <text:changed-region xml:id="ct96157776" text:id="ct96157776">
          <text:insertion>
            <office:change-info>
              <dc:creator>M Eiseltova</dc:creator>
              <dc:date>2012-05-16T18:16:00</dc:date>
            </office:change-info>
          </text:insertion>
        </text:changed-region>
        <text:changed-region xml:id="ct96158192" text:id="ct96158192">
          <text:deletion>
            <office:change-info>
              <dc:creator>M Eiseltova</dc:creator>
              <dc:date>2012-05-16T18:16:00</dc:date>
            </office:change-info>
            <text:p text:style-name="P3">w</text:p>
          </text:deletion>
        </text:changed-region>
        <text:changed-region xml:id="ct96158504" text:id="ct96158504">
          <text:insertion>
            <office:change-info>
              <dc:creator>M Eiseltova</dc:creator>
              <dc:date>2012-05-16T18:17:00</dc:date>
            </office:change-info>
          </text:insertion>
        </text:changed-region>
        <text:changed-region xml:id="ct96158608" text:id="ct96158608">
          <text:insertion>
            <office:change-info>
              <dc:creator>M Eiseltova</dc:creator>
              <dc:date>2012-05-16T18:17:00</dc:date>
            </office:change-info>
          </text:insertion>
        </text:changed-region>
        <text:changed-region xml:id="ct96158712" text:id="ct96158712">
          <text:insertion>
            <office:change-info>
              <dc:creator>M Eiseltova</dc:creator>
              <dc:date>2012-05-16T18:17:00</dc:date>
            </office:change-info>
          </text:insertion>
        </text:changed-region>
        <text:changed-region xml:id="ct96158816" text:id="ct96158816">
          <text:insertion>
            <office:change-info>
              <dc:creator>M Eiseltova</dc:creator>
              <dc:date>2012-05-16T18:17:00</dc:date>
            </office:change-info>
          </text:insertion>
        </text:changed-region>
        <text:changed-region xml:id="ct96158920" text:id="ct96158920">
          <text:deletion>
            <office:change-info>
              <dc:creator>M Eiseltova</dc:creator>
              <dc:date>2012-05-16T18:17:00</dc:date>
            </office:change-info>
            <text:p text:style-name="P3">M</text:p>
          </text:deletion>
        </text:changed-region>
        <text:changed-region xml:id="ct96158400" text:id="ct96158400">
          <text:insertion>
            <office:change-info>
              <dc:creator>M Eiseltova</dc:creator>
              <dc:date>2012-05-16T18:17:00</dc:date>
            </office:change-info>
          </text:insertion>
        </text:changed-region>
        <text:changed-region xml:id="ct96163704" text:id="ct96163704">
          <text:insertion>
            <office:change-info>
              <dc:creator>Eiseltova</dc:creator>
              <dc:date>2012-05-19T12:59:00</dc:date>
            </office:change-info>
          </text:insertion>
        </text:changed-region>
        <text:changed-region xml:id="ct96159024" text:id="ct96159024">
          <text:insertion>
            <office:change-info>
              <dc:creator>M Eiseltova</dc:creator>
              <dc:date>2012-05-16T18:23:00</dc:date>
            </office:change-info>
          </text:insertion>
        </text:changed-region>
        <text:changed-region xml:id="ct96159856" text:id="ct96159856">
          <text:insertion>
            <office:change-info>
              <dc:creator>M Eiseltova</dc:creator>
              <dc:date>2012-05-16T18:25:00</dc:date>
            </office:change-info>
          </text:insertion>
        </text:changed-region>
        <text:changed-region xml:id="ct96159128" text:id="ct96159128">
          <text:insertion>
            <office:change-info>
              <dc:creator>M Eiseltova</dc:creator>
              <dc:date>2012-05-16T18:24:00</dc:date>
            </office:change-info>
          </text:insertion>
        </text:changed-region>
        <text:changed-region xml:id="ct96159232" text:id="ct96159232">
          <text:insertion>
            <office:change-info>
              <dc:creator>M Eiseltova</dc:creator>
              <dc:date>2012-05-16T18:24:00</dc:date>
            </office:change-info>
          </text:insertion>
        </text:changed-region>
        <text:changed-region xml:id="ct96159336" text:id="ct96159336">
          <text:insertion>
            <office:change-info>
              <dc:creator>M Eiseltova</dc:creator>
              <dc:date>2012-05-16T18:24:00</dc:date>
            </office:change-info>
          </text:insertion>
        </text:changed-region>
        <text:changed-region xml:id="ct96159440" text:id="ct96159440">
          <text:insertion>
            <office:change-info>
              <dc:creator>M Eiseltova</dc:creator>
              <dc:date>2012-05-16T18:24:00</dc:date>
            </office:change-info>
          </text:insertion>
        </text:changed-region>
        <text:changed-region xml:id="ct96159544" text:id="ct96159544">
          <text:deletion>
            <office:change-info>
              <dc:creator>M Eiseltova</dc:creator>
              <dc:date>2012-05-16T18:24:00</dc:date>
            </office:change-info>
            <text:p text:style-name="P2"><text:span text:style-name="T1">the </text:span></text:p>
          </text:deletion>
        </text:changed-region>
        <text:changed-region xml:id="ct96159648" text:id="ct96159648">
          <text:insertion>
            <office:change-info>
              <dc:creator>M Eiseltova</dc:creator>
              <dc:date>2012-05-16T18:25:00</dc:date>
            </office:change-info>
          </text:insertion>
        </text:changed-region>
        <text:changed-region xml:id="ct96159752" text:id="ct96159752">
          <text:insertion>
            <office:change-info>
              <dc:creator>M Eiseltova</dc:creator>
              <dc:date>2012-05-16T18:25:00</dc:date>
            </office:change-info>
          </text:insertion>
        </text:changed-region>
        <text:changed-region xml:id="ct96159960" text:id="ct96159960">
          <text:insertion>
            <office:change-info>
              <dc:creator>M Eiseltova</dc:creator>
              <dc:date>2012-05-16T18:26:00</dc:date>
            </office:change-info>
          </text:insertion>
        </text:changed-region>
        <text:changed-region xml:id="ct96160064" text:id="ct96160064">
          <text:insertion>
            <office:change-info>
              <dc:creator>M Eiseltova</dc:creator>
              <dc:date>2012-05-16T18:27:00</dc:date>
            </office:change-info>
          </text:insertion>
        </text:changed-region>
        <text:changed-region xml:id="ct96160168" text:id="ct96160168">
          <text:insertion>
            <office:change-info>
              <dc:creator>M Eiseltova</dc:creator>
              <dc:date>2012-05-16T18:27:00</dc:date>
            </office:change-info>
          </text:insertion>
        </text:changed-region>
        <text:changed-region xml:id="ct96160272" text:id="ct96160272">
          <text:deletion>
            <office:change-info>
              <dc:creator>M Eiseltova</dc:creator>
              <dc:date>2012-05-16T18:27:00</dc:date>
            </office:change-info>
            <text:p text:style-name="P5"><text:span text:style-name="T6"><text:s/></text:span></text:p>
          </text:deletion>
        </text:changed-region>
        <text:changed-region xml:id="ct96160480" text:id="ct96160480">
          <text:insertion>
            <office:change-info>
              <dc:creator>M Eiseltova</dc:creator>
              <dc:date>2012-05-16T18:28:00</dc:date>
            </office:change-info>
          </text:insertion>
        </text:changed-region>
        <text:changed-region xml:id="ct96160376" text:id="ct96160376">
          <text:insertion>
            <office:change-info>
              <dc:creator>M Eiseltova</dc:creator>
              <dc:date>2012-05-16T18:28:00</dc:date>
            </office:change-info>
          </text:insertion>
        </text:changed-region>
        <text:changed-region xml:id="ct96160584" text:id="ct96160584">
          <text:insertion>
            <office:change-info>
              <dc:creator>M Eiseltova</dc:creator>
              <dc:date>2012-05-16T18:38:00</dc:date>
            </office:change-info>
          </text:insertion>
        </text:changed-region>
        <text:changed-region xml:id="ct96160688" text:id="ct96160688">
          <text:insertion>
            <office:change-info>
              <dc:creator>M Eiseltova</dc:creator>
              <dc:date>2012-05-16T18:39:00</dc:date>
            </office:change-info>
          </text:insertion>
        </text:changed-region>
        <text:changed-region xml:id="ct96160792" text:id="ct96160792">
          <text:insertion>
            <office:change-info>
              <dc:creator>Eiseltova</dc:creator>
              <dc:date>2012-05-19T12:24:00</dc:date>
            </office:change-info>
          </text:insertion>
        </text:changed-region>
        <text:changed-region xml:id="ct96161104" text:id="ct96161104">
          <text:insertion>
            <office:change-info>
              <dc:creator>Eiseltova</dc:creator>
              <dc:date>2012-05-19T12:25:00</dc:date>
            </office:change-info>
          </text:insertion>
        </text:changed-region>
        <text:changed-region xml:id="ct96161312" text:id="ct96161312">
          <text:deletion>
            <office:change-info>
              <dc:creator>Eiseltova</dc:creator>
              <dc:date>2012-05-19T12:25:00</dc:date>
            </office:change-info>
            <text:p text:style-name="P3">N</text:p>
          </text:deletion>
        </text:changed-region>
        <text:changed-region xml:id="ct96161208" text:id="ct96161208">
          <text:insertion>
            <office:change-info>
              <dc:creator>Eiseltova</dc:creator>
              <dc:date>2012-05-19T12:25:00</dc:date>
            </office:change-info>
          </text:insertion>
        </text:changed-region>
        <text:changed-region xml:id="ct96161000" text:id="ct96161000">
          <text:insertion>
            <office:change-info>
              <dc:creator>Eiseltova</dc:creator>
              <dc:date>2012-05-19T12:25:00</dc:date>
            </office:change-info>
          </text:insertion>
        </text:changed-region>
        <text:changed-region xml:id="ct96160896" text:id="ct96160896">
          <text:insertion>
            <office:change-info>
              <dc:creator>Eiseltova</dc:creator>
              <dc:date>2012-05-19T12:25:00</dc:date>
            </office:change-info>
          </text:insertion>
        </text:changed-region>
        <text:changed-region xml:id="ct96161936" text:id="ct96161936">
          <text:deletion>
            <office:change-info>
              <dc:creator>Eiseltova</dc:creator>
              <dc:date>2012-05-19T12:28:00</dc:date>
            </office:change-info>
            <text:p text:style-name="P3">difference</text:p>
          </text:deletion>
        </text:changed-region>
        <text:changed-region xml:id="ct96161624" text:id="ct96161624">
          <text:insertion>
            <office:change-info>
              <dc:creator>Eiseltova</dc:creator>
              <dc:date>2012-05-19T12:28:00</dc:date>
            </office:change-info>
          </text:insertion>
        </text:changed-region>
        <text:changed-region xml:id="ct96161520" text:id="ct96161520">
          <text:insertion>
            <office:change-info>
              <dc:creator>Eiseltova</dc:creator>
              <dc:date>2012-05-19T12:28:00</dc:date>
            </office:change-info>
          </text:insertion>
        </text:changed-region>
        <text:changed-region xml:id="ct96161416" text:id="ct96161416">
          <text:insertion>
            <office:change-info>
              <dc:creator>Eiseltova</dc:creator>
              <dc:date>2012-05-19T12:28:00</dc:date>
            </office:change-info>
          </text:insertion>
        </text:changed-region>
        <text:changed-region xml:id="ct96161832" text:id="ct96161832">
          <text:deletion>
            <office:change-info>
              <dc:creator>Eiseltova</dc:creator>
              <dc:date>2012-05-19T12:28:00</dc:date>
            </office:change-info>
            <text:p text:style-name="P3">is</text:p>
          </text:deletion>
        </text:changed-region>
        <text:changed-region xml:id="ct96161728" text:id="ct96161728">
          <text:insertion>
            <office:change-info>
              <dc:creator>Eiseltova</dc:creator>
              <dc:date>2012-05-19T12:28:00</dc:date>
            </office:change-info>
          </text:insertion>
        </text:changed-region>
        <text:changed-region xml:id="ct96163912" text:id="ct96163912">
          <text:insertion>
            <office:change-info>
              <dc:creator>Eiseltova</dc:creator>
              <dc:date>2012-05-19T12:59:00</dc:date>
            </office:change-info>
          </text:insertion>
        </text:changed-region>
        <text:changed-region xml:id="ct96162040" text:id="ct96162040">
          <text:insertion>
            <office:change-info>
              <dc:creator>Eiseltova</dc:creator>
              <dc:date>2012-05-19T12:31:00</dc:date>
            </office:change-info>
          </text:insertion>
        </text:changed-region>
        <text:changed-region xml:id="ct96162144" text:id="ct96162144">
          <text:insertion>
            <office:change-info>
              <dc:creator>Eiseltova</dc:creator>
              <dc:date>2012-05-19T12:32:00</dc:date>
            </office:change-info>
          </text:insertion>
        </text:changed-region>
        <text:changed-region xml:id="ct96162248" text:id="ct96162248">
          <text:insertion>
            <office:change-info>
              <dc:creator>Eiseltova</dc:creator>
              <dc:date>2012-05-19T12:32:00</dc:date>
            </office:change-info>
          </text:insertion>
        </text:changed-region>
        <text:changed-region xml:id="ct96162352" text:id="ct96162352">
          <text:insertion>
            <office:change-info>
              <dc:creator>Eiseltova</dc:creator>
              <dc:date>2012-05-19T12:32:00</dc:date>
            </office:change-info>
          </text:insertion>
        </text:changed-region>
        <text:changed-region xml:id="ct96162560" text:id="ct96162560">
          <text:deletion>
            <office:change-info>
              <dc:creator>Eiseltova</dc:creator>
              <dc:date>2012-05-19T12:32:00</dc:date>
            </office:change-info>
            <text:p text:style-name="P5"><text:span text:style-name="T6">ing</text:span></text:p>
          </text:deletion>
        </text:changed-region>
        <text:changed-region xml:id="ct96162664" text:id="ct96162664">
          <text:deletion>
            <office:change-info>
              <dc:creator>Eiseltova</dc:creator>
              <dc:date>2012-05-19T12:32:00</dc:date>
            </office:change-info>
            <text:p text:style-name="P5"><text:span text:style-name="T6">how </text:span></text:p>
          </text:deletion>
        </text:changed-region>
        <text:changed-region xml:id="ct96162456" text:id="ct96162456">
          <text:insertion>
            <office:change-info>
              <dc:creator>Eiseltova</dc:creator>
              <dc:date>2012-05-19T12:32:00</dc:date>
            </office:change-info>
          </text:insertion>
        </text:changed-region>
        <text:changed-region xml:id="ct96162768" text:id="ct96162768">
          <text:insertion>
            <office:change-info>
              <dc:creator>Eiseltova</dc:creator>
              <dc:date>2012-05-19T12:33:00</dc:date>
            </office:change-info>
          </text:insertion>
        </text:changed-region>
        <text:changed-region xml:id="ct96162872" text:id="ct96162872">
          <text:insertion>
            <office:change-info>
              <dc:creator>Eiseltova</dc:creator>
              <dc:date>2012-05-19T12:33:00</dc:date>
            </office:change-info>
          </text:insertion>
        </text:changed-region>
        <text:changed-region xml:id="ct96162976" text:id="ct96162976">
          <text:insertion>
            <office:change-info>
              <dc:creator>Eiseltova</dc:creator>
              <dc:date>2012-05-19T12:34:00</dc:date>
            </office:change-info>
          </text:insertion>
        </text:changed-region>
        <text:changed-region xml:id="ct96163080" text:id="ct96163080">
          <text:deletion>
            <office:change-info>
              <dc:creator>Eiseltova</dc:creator>
              <dc:date>2012-05-19T12:34:00</dc:date>
            </office:change-info>
            <text:p text:style-name="P3">R</text:p>
          </text:deletion>
        </text:changed-region>
        <text:changed-region xml:id="ct96163184" text:id="ct96163184">
          <text:insertion>
            <office:change-info>
              <dc:creator>Eiseltova</dc:creator>
              <dc:date>2012-05-19T12:35:00</dc:date>
            </office:change-info>
          </text:insertion>
        </text:changed-region>
        <text:changed-region xml:id="ct96163288" text:id="ct96163288">
          <text:insertion>
            <office:change-info>
              <dc:creator>Eiseltova</dc:creator>
              <dc:date>2012-05-19T12:36:00</dc:date>
            </office:change-info>
          </text:insertion>
        </text:changed-region>
        <text:changed-region xml:id="ct96163392" text:id="ct96163392">
          <text:deletion>
            <office:change-info>
              <dc:creator>Eiseltova</dc:creator>
              <dc:date>2012-05-19T12:36:00</dc:date>
            </office:change-info>
            <text:p text:style-name="P3">at once</text:p>
          </text:deletion>
        </text:changed-region>
        <text:changed-region xml:id="ct96163600" text:id="ct96163600">
          <text:insertion>
            <office:change-info>
              <dc:creator>Eiseltova</dc:creator>
              <dc:date>2012-05-19T12:59:00</dc:date>
            </office:change-info>
          </text:insertion>
        </text:changed-region>
        <text:changed-region xml:id="ct96163808" text:id="ct96163808">
          <text:insertion>
            <office:change-info>
              <dc:creator>Eiseltova</dc:creator>
              <dc:date>2012-05-19T12:59:00</dc:date>
            </office:change-info>
          </text:insertion>
        </text:changed-region>
        <text:changed-region xml:id="ct96164016" text:id="ct96164016">
          <text:deletion>
            <office:change-info>
              <dc:creator>Eiseltova</dc:creator>
              <dc:date>2012-05-19T12:59:00</dc:date>
            </office:change-info>
            <text:p text:style-name="P3">is</text:p>
          </text:deletion>
        </text:changed-region>
        <text:changed-region xml:id="ct96163496" text:id="ct96163496">
          <text:insertion>
            <office:change-info>
              <dc:creator>Eiseltova</dc:creator>
              <dc:date>2012-05-19T12:58:00</dc:date>
            </office:change-info>
          </text:insertion>
        </text:changed-region>
        <text:changed-region xml:id="ct96164120" text:id="ct96164120">
          <text:insertion>
            <office:change-info>
              <dc:creator>Eiseltova</dc:creator>
              <dc:date>2012-05-19T13:00:00</dc:date>
            </office:change-info>
          </text:insertion>
        </text:changed-region>
        <text:changed-region xml:id="ct96164328" text:id="ct96164328">
          <text:deletion>
            <office:change-info>
              <dc:creator>Eiseltova</dc:creator>
              <dc:date>2012-05-19T13:00:00</dc:date>
            </office:change-info>
            <text:p text:style-name="P3">D</text:p>
          </text:deletion>
        </text:changed-region>
        <text:changed-region xml:id="ct96164224" text:id="ct96164224">
          <text:insertion>
            <office:change-info>
              <dc:creator>Eiseltova</dc:creator>
              <dc:date>2012-05-19T13:00:00</dc:date>
            </office:change-info>
          </text:insertion>
        </text:changed-region>
        <text:changed-region xml:id="ct96164432" text:id="ct96164432">
          <text:deletion>
            <office:change-info>
              <dc:creator>Eiseltova</dc:creator>
              <dc:date>2012-05-19T13:00:00</dc:date>
            </office:change-info>
            <text:p text:style-name="P3">and</text:p>
          </text:deletion>
        </text:changed-region>
        <text:changed-region xml:id="ct96164640" text:id="ct96164640">
          <text:insertion>
            <office:change-info>
              <dc:creator>Eiseltova</dc:creator>
              <dc:date>2012-05-19T13:01:00</dc:date>
            </office:change-info>
          </text:insertion>
        </text:changed-region>
        <text:changed-region xml:id="ct96164952" text:id="ct96164952">
          <text:deletion>
            <office:change-info>
              <dc:creator>Eiseltova</dc:creator>
              <dc:date>2012-05-19T13:01:00</dc:date>
            </office:change-info>
            <text:p text:style-name="P3">here</text:p>
          </text:deletion>
        </text:changed-region>
        <text:changed-region xml:id="ct96164536" text:id="ct96164536">
          <text:insertion>
            <office:change-info>
              <dc:creator>Eiseltova</dc:creator>
              <dc:date>2012-05-19T13:01:00</dc:date>
            </office:change-info>
          </text:insertion>
        </text:changed-region>
        <text:changed-region xml:id="ct96164848" text:id="ct96164848">
          <text:insertion>
            <office:change-info>
              <dc:creator>Eiseltova</dc:creator>
              <dc:date>2012-05-19T13:01:00</dc:date>
            </office:change-info>
          </text:insertion>
        </text:changed-region>
        <text:changed-region xml:id="ct96164744" text:id="ct96164744">
          <text:insertion>
            <office:change-info>
              <dc:creator>Eiseltova</dc:creator>
              <dc:date>2012-05-19T13:01:00</dc:date>
            </office:change-info>
          </text:insertion>
        </text:changed-region>
        <text:changed-region xml:id="ct96165056" text:id="ct96165056">
          <text:deletion>
            <office:change-info>
              <dc:creator>Eiseltova</dc:creator>
              <dc:date>2012-05-19T13:01:00</dc:date>
            </office:change-info>
            <text:p text:style-name="P3">more</text:p>
          </text:deletion>
        </text:changed-region>
        <text:changed-region xml:id="ct96165368" text:id="ct96165368">
          <text:insertion>
            <office:change-info>
              <dc:creator>Eiseltova</dc:creator>
              <dc:date>2012-05-19T13:02:00</dc:date>
            </office:change-info>
          </text:insertion>
        </text:changed-region>
        <text:changed-region xml:id="ct96165472" text:id="ct96165472">
          <text:insertion>
            <office:change-info>
              <dc:creator>Eiseltova</dc:creator>
              <dc:date>2012-05-19T13:02:00</dc:date>
            </office:change-info>
          </text:insertion>
        </text:changed-region>
        <text:changed-region xml:id="ct96165160" text:id="ct96165160">
          <text:insertion>
            <office:change-info>
              <dc:creator>Eiseltova</dc:creator>
              <dc:date>2012-05-19T13:02:00</dc:date>
            </office:change-info>
          </text:insertion>
        </text:changed-region>
        <text:changed-region xml:id="ct96165264" text:id="ct96165264">
          <text:insertion>
            <office:change-info>
              <dc:creator>Eiseltova</dc:creator>
              <dc:date>2012-05-19T13:02:00</dc:date>
            </office:change-info>
          </text:insertion>
        </text:changed-region>
        <text:changed-region xml:id="ct96165680" text:id="ct96165680">
          <text:deletion>
            <office:change-info>
              <dc:creator>Eiseltova</dc:creator>
              <dc:date>2012-05-19T13:04:00</dc:date>
            </office:change-info>
            <text:p text:style-name="P2"><text:span text:style-name="T4">W</text:span></text:p>
          </text:deletion>
        </text:changed-region>
        <text:changed-region xml:id="ct96165576" text:id="ct96165576">
          <text:insertion>
            <office:change-info>
              <dc:creator>Eiseltova</dc:creator>
              <dc:date>2012-05-19T13:04:00</dc:date>
            </office:change-info>
          </text:insertion>
        </text:changed-region>
        <text:changed-region xml:id="ct96165968" text:id="ct96165968">
          <text:deletion>
            <office:change-info>
              <dc:creator>Eiseltova</dc:creator>
              <dc:date>2012-05-19T13:19:00</dc:date>
            </office:change-info>
            <text:p text:style-name="P6"><text:span text:style-name="T7">is </text:span></text:p>
          </text:deletion>
        </text:changed-region>
        <text:changed-region xml:id="ct96165864" text:id="ct96165864">
          <text:insertion>
            <office:change-info>
              <dc:creator>Eiseltova</dc:creator>
              <dc:date>2012-05-19T13:19:00</dc:date>
            </office:change-info>
          </text:insertion>
        </text:changed-region>
        <text:changed-region xml:id="ct96166280" text:id="ct96166280">
          <text:deletion>
            <office:change-info>
              <dc:creator>Eiseltova</dc:creator>
              <dc:date>2012-05-19T13:20:00</dc:date>
            </office:change-info>
            <text:p text:style-name="P6"><text:span text:style-name="T7">is </text:span></text:p>
          </text:deletion>
        </text:changed-region>
        <text:changed-region xml:id="ct96166176" text:id="ct96166176">
          <text:insertion>
            <office:change-info>
              <dc:creator>Eiseltova</dc:creator>
              <dc:date>2012-05-19T13:20:00</dc:date>
            </office:change-info>
          </text:insertion>
        </text:changed-region>
        <text:changed-region xml:id="ct96166072" text:id="ct96166072">
          <text:insertion>
            <office:change-info>
              <dc:creator>Eiseltova</dc:creator>
              <dc:date>2012-05-19T13:20:00</dc:date>
            </office:change-info>
          </text:insertion>
        </text:changed-region>
        <text:changed-region xml:id="ct96166384" text:id="ct96166384">
          <text:insertion>
            <office:change-info>
              <dc:creator>Eiseltova</dc:creator>
              <dc:date>2012-05-19T13:21:00</dc:date>
            </office:change-info>
          </text:insertion>
        </text:changed-region>
        <text:changed-region xml:id="ct96166592" text:id="ct96166592">
          <text:deletion>
            <office:change-info>
              <dc:creator>Eiseltova</dc:creator>
              <dc:date>2012-05-19T13:21:00</dc:date>
            </office:change-info>
            <text:p text:style-name="P1"><text:span text:style-name="T2">R</text:span></text:p>
          </text:deletion>
        </text:changed-region>
        <text:changed-region xml:id="ct96166488" text:id="ct96166488">
          <text:insertion>
            <office:change-info>
              <dc:creator>Eiseltova</dc:creator>
              <dc:date>2012-05-19T13:21:00</dc:date>
            </office:change-info>
          </text:insertion>
        </text:changed-region>
        <text:changed-region xml:id="ct96166696" text:id="ct96166696">
          <text:deletion>
            <office:change-info>
              <dc:creator>Eiseltova</dc:creator>
              <dc:date>2012-05-19T13:21:00</dc:date>
            </office:change-info>
            <text:p text:style-name="P1"><text:span text:style-name="T2">it was </text:span></text:p>
          </text:deletion>
        </text:changed-region>
        <text:changed-region xml:id="ct96166800" text:id="ct96166800">
          <text:insertion>
            <office:change-info>
              <dc:creator>Eiseltova</dc:creator>
              <dc:date>2012-05-19T13:22:00</dc:date>
            </office:change-info>
          </text:insertion>
        </text:changed-region>
        <text:changed-region xml:id="ct96166904" text:id="ct96166904">
          <text:insertion>
            <office:change-info>
              <dc:creator>Eiseltova</dc:creator>
              <dc:date>2012-05-19T13:22:00</dc:date>
            </office:change-info>
          </text:insertion>
        </text:changed-region>
        <text:changed-region xml:id="ct96167008" text:id="ct96167008">
          <text:insertion>
            <office:change-info>
              <dc:creator>Eiseltova</dc:creator>
              <dc:date>2012-05-19T13:22:00</dc:date>
            </office:change-info>
          </text:insertion>
        </text:changed-region>
        <text:changed-region xml:id="ct96167112" text:id="ct96167112">
          <text:insertion>
            <office:change-info>
              <dc:creator>Eiseltova</dc:creator>
              <dc:date>2012-05-19T13:22:00</dc:date>
            </office:change-info>
          </text:insertion>
        </text:changed-region>
        <text:changed-region xml:id="ct96167216" text:id="ct96167216">
          <text:insertion>
            <office:change-info>
              <dc:creator>Eiseltova</dc:creator>
              <dc:date>2012-05-19T13:22:00</dc:date>
            </office:change-info>
          </text:insertion>
        </text:changed-region>
        <text:changed-region xml:id="ct96167320" text:id="ct96167320">
          <text:insertion>
            <office:change-info>
              <dc:creator>Eiseltova</dc:creator>
              <dc:date>2012-05-19T13:23:00</dc:date>
            </office:change-info>
          </text:insertion>
        </text:changed-region>
        <text:changed-region xml:id="ct96167528" text:id="ct96167528">
          <text:deletion>
            <office:change-info>
              <dc:creator>Eiseltova</dc:creator>
              <dc:date>2012-05-19T13:43:00</dc:date>
            </office:change-info>
            <text:p text:style-name="P5"><text:span text:style-name="T6">s</text:span></text:p>
          </text:deletion>
        </text:changed-region>
        <text:changed-region xml:id="ct96167632" text:id="ct96167632">
          <text:deletion>
            <office:change-info>
              <dc:creator>Eiseltova</dc:creator>
              <dc:date>2012-05-19T13:43:00</dc:date>
            </office:change-info>
            <text:p text:style-name="P5"><text:span text:style-name="T6">the </text:span></text:p>
          </text:deletion>
        </text:changed-region>
        <text:changed-region xml:id="ct96167424" text:id="ct96167424">
          <text:insertion>
            <office:change-info>
              <dc:creator>Eiseltova</dc:creator>
              <dc:date>2012-05-19T13:43:00</dc:date>
            </office:change-info>
          </text:insertion>
        </text:changed-region>
        <text:changed-region xml:id="ct96167840" text:id="ct96167840">
          <text:insertion>
            <office:change-info>
              <dc:creator>Eiseltova</dc:creator>
              <dc:date>2012-05-19T13:44:00</dc:date>
            </office:change-info>
          </text:insertion>
        </text:changed-region>
        <text:changed-region xml:id="ct96168152" text:id="ct96168152">
          <text:deletion>
            <office:change-info>
              <dc:creator>Eiseltova</dc:creator>
              <dc:date>2012-05-19T13:44:00</dc:date>
            </office:change-info>
            <text:p text:style-name="P2"><text:span text:style-name="T1">is</text:span></text:p>
          </text:deletion>
        </text:changed-region>
        <text:changed-region xml:id="ct96168048" text:id="ct96168048">
          <text:deletion>
            <office:change-info>
              <dc:creator>Eiseltova</dc:creator>
              <dc:date>2012-05-19T13:44:00</dc:date>
            </office:change-info>
            <text:p text:style-name="P2"><text:span text:style-name="T1"><text:s/>interpreted</text:span></text:p>
          </text:deletion>
        </text:changed-region>
        <text:changed-region xml:id="ct96167736" text:id="ct96167736">
          <text:insertion>
            <office:change-info>
              <dc:creator>Eiseltova</dc:creator>
              <dc:date>2012-05-19T13:44:00</dc:date>
            </office:change-info>
          </text:insertion>
        </text:changed-region>
        <text:changed-region xml:id="ct96167944" text:id="ct96167944">
          <text:insertion>
            <office:change-info>
              <dc:creator>Eiseltova</dc:creator>
              <dc:date>2012-05-19T13:44:00</dc:date>
            </office:change-info>
          </text:insertion>
        </text:changed-region>
        <text:changed-region xml:id="ct96168256" text:id="ct96168256">
          <text:insertion>
            <office:change-info>
              <dc:creator>Eiseltova</dc:creator>
              <dc:date>2012-05-19T13:45:00</dc:date>
            </office:change-info>
          </text:insertion>
        </text:changed-region>
        <text:changed-region xml:id="ct96168360" text:id="ct96168360">
          <text:deletion>
            <office:change-info>
              <dc:creator>Eiseltova</dc:creator>
              <dc:date>2012-05-19T13:45:00</dc:date>
            </office:change-info>
            <text:p text:style-name="P2"><text:span text:style-name="T1">I</text:span></text:p>
          </text:deletion>
        </text:changed-region>
        <text:changed-region xml:id="ct96169192" text:id="ct96169192">
          <text:insertion>
            <office:change-info>
              <dc:creator>Eiseltova</dc:creator>
              <dc:date>2012-05-19T14:02:00</dc:date>
            </office:change-info>
          </text:insertion>
        </text:changed-region>
        <text:changed-region xml:id="ct96169504" text:id="ct96169504">
          <text:deletion>
            <office:change-info>
              <dc:creator>Eiseltova</dc:creator>
              <dc:date>2012-05-19T14:02:00</dc:date>
            </office:change-info>
            <text:p text:style-name="P7">S</text:p>
          </text:deletion>
        </text:changed-region>
        <text:changed-region xml:id="ct96169088" text:id="ct96169088">
          <text:insertion>
            <office:change-info>
              <dc:creator>Eiseltova</dc:creator>
              <dc:date>2012-05-19T14:01:00</dc:date>
            </office:change-info>
          </text:insertion>
        </text:changed-region>
        <text:changed-region xml:id="ct96169296" text:id="ct96169296">
          <text:insertion>
            <office:change-info>
              <dc:creator>Eiseltova</dc:creator>
              <dc:date>2012-05-19T14:02:00</dc:date>
            </office:change-info>
          </text:insertion>
        </text:changed-region>
        <text:changed-region xml:id="ct96169400" text:id="ct96169400">
          <text:insertion>
            <office:change-info>
              <dc:creator>Eiseltova</dc:creator>
              <dc:date>2012-05-19T14:02:00</dc:date>
            </office:change-info>
          </text:insertion>
        </text:changed-region>
        <text:changed-region xml:id="ct96168464" text:id="ct96168464">
          <text:insertion>
            <office:change-info>
              <dc:creator>Eiseltova</dc:creator>
              <dc:date>2012-05-19T13:59:00</dc:date>
            </office:change-info>
          </text:insertion>
        </text:changed-region>
        <text:changed-region xml:id="ct96168776" text:id="ct96168776">
          <text:deletion>
            <office:change-info>
              <dc:creator>Eiseltova</dc:creator>
              <dc:date>2012-05-19T13:59:00</dc:date>
            </office:change-info>
            <text:p text:style-name="P2"><text:span text:style-name="T6">M</text:span></text:p>
          </text:deletion>
        </text:changed-region>
        <text:changed-region xml:id="ct96168880" text:id="ct96168880">
          <text:insertion>
            <office:change-info>
              <dc:creator>Eiseltova</dc:creator>
              <dc:date>2012-05-19T14:00:00</dc:date>
            </office:change-info>
          </text:insertion>
        </text:changed-region>
        <text:changed-region xml:id="ct96168984" text:id="ct96168984">
          <text:insertion>
            <office:change-info>
              <dc:creator>Eiseltova</dc:creator>
              <dc:date>2012-05-19T14:00:00</dc:date>
            </office:change-info>
          </text:insertion>
        </text:changed-region>
        <text:changed-region xml:id="ct96168568" text:id="ct96168568">
          <text:insertion>
            <office:change-info>
              <dc:creator>Eiseltova</dc:creator>
              <dc:date>2012-05-19T13:59:00</dc:date>
            </office:change-info>
          </text:insertion>
        </text:changed-region>
        <text:changed-region xml:id="ct96168672" text:id="ct96168672">
          <text:insertion>
            <office:change-info>
              <dc:creator>Eiseltova</dc:creator>
              <dc:date>2012-05-19T13:59:00</dc:date>
            </office:change-info>
          </text:insertion>
        </text:changed-region>
        <text:changed-region xml:id="ct96169608" text:id="ct96169608">
          <text:insertion>
            <office:change-info>
              <dc:creator>Eiseltova</dc:creator>
              <dc:date>2012-05-19T14:03:00</dc:date>
            </office:change-info>
          </text:insertion>
        </text:changed-region>
        <text:changed-region xml:id="ct96169712" text:id="ct96169712">
          <text:deletion>
            <office:change-info>
              <dc:creator>Eiseltova</dc:creator>
              <dc:date>2012-05-19T14:04:00</dc:date>
            </office:change-info>
            <text:p text:style-name="P2"><text:span text:style-name="T1">R</text:span></text:p>
          </text:deletion>
        </text:changed-region>
        <text:changed-region xml:id="ct96169816" text:id="ct96169816">
          <text:insertion>
            <office:change-info>
              <dc:creator>Eiseltova</dc:creator>
              <dc:date>2012-05-19T14:07:00</dc:date>
            </office:change-info>
          </text:insertion>
        </text:changed-region>
        <text:changed-region xml:id="ct96169920" text:id="ct96169920">
          <text:insertion>
            <office:change-info>
              <dc:creator>Eiseltova</dc:creator>
              <dc:date>2012-05-19T14:08:00</dc:date>
            </office:change-info>
          </text:insertion>
        </text:changed-region>
        <text:changed-region xml:id="ct96170024" text:id="ct96170024">
          <text:deletion>
            <office:change-info>
              <dc:creator>Eiseltova</dc:creator>
              <dc:date>2012-05-19T14:08:00</dc:date>
            </office:change-info>
            <text:p text:style-name="P7">S</text:p>
          </text:deletion>
        </text:changed-region>
        <text:changed-region xml:id="ct96170232" text:id="ct96170232">
          <text:insertion>
            <office:change-info>
              <dc:creator>Eiseltova</dc:creator>
              <dc:date>2012-05-19T14:09:00</dc:date>
            </office:change-info>
          </text:insertion>
        </text:changed-region>
        <text:changed-region xml:id="ct96170336" text:id="ct96170336">
          <text:insertion>
            <office:change-info>
              <dc:creator>Eiseltova</dc:creator>
              <dc:date>2012-05-19T14:09:00</dc:date>
            </office:change-info>
          </text:insertion>
        </text:changed-region>
        <text:changed-region xml:id="ct96170648" text:id="ct96170648">
          <text:deletion>
            <office:change-info>
              <dc:creator>Eiseltova</dc:creator>
              <dc:date>2012-05-19T14:09:00</dc:date>
            </office:change-info>
            <text:p text:style-name="P3">f</text:p>
          </text:deletion>
        </text:changed-region>
        <text:changed-region xml:id="ct96170440" text:id="ct96170440">
          <text:insertion>
            <office:change-info>
              <dc:creator>Eiseltova</dc:creator>
              <dc:date>2012-05-19T14:09:00</dc:date>
            </office:change-info>
          </text:insertion>
        </text:changed-region>
        <text:changed-region xml:id="ct96170752" text:id="ct96170752">
          <text:deletion>
            <office:change-info>
              <dc:creator>Eiseltova</dc:creator>
              <dc:date>2012-05-19T14:09:00</dc:date>
            </office:change-info>
            <text:p text:style-name="P3">i</text:p>
          </text:deletion>
        </text:changed-region>
        <text:changed-region xml:id="ct96170544" text:id="ct96170544">
          <text:insertion>
            <office:change-info>
              <dc:creator>Eiseltova</dc:creator>
              <dc:date>2012-05-19T14:09:00</dc:date>
            </office:change-info>
          </text:insertion>
        </text:changed-region>
        <text:changed-region xml:id="ct96170128" text:id="ct96170128">
          <text:insertion>
            <office:change-info>
              <dc:creator>Eiseltova</dc:creator>
              <dc:date>2012-05-19T14:09:00</dc:date>
            </office:change-info>
          </text:insertion>
        </text:changed-region>
        <text:changed-region xml:id="ct96170856" text:id="ct96170856">
          <text:insertion>
            <office:change-info>
              <dc:creator>Eiseltova</dc:creator>
              <dc:date>2012-05-19T14:10:00</dc:date>
            </office:change-info>
          </text:insertion>
        </text:changed-region>
        <text:changed-region xml:id="ct96171168" text:id="ct96171168">
          <text:insertion>
            <office:change-info>
              <dc:creator>Eiseltova</dc:creator>
              <dc:date>2012-05-19T14:11:00</dc:date>
            </office:change-info>
          </text:insertion>
        </text:changed-region>
        <text:changed-region xml:id="ct96171272" text:id="ct96171272">
          <text:insertion>
            <office:change-info>
              <dc:creator>Eiseltova</dc:creator>
              <dc:date>2012-05-19T14:11:00</dc:date>
            </office:change-info>
          </text:insertion>
        </text:changed-region>
        <text:changed-region xml:id="ct96171376" text:id="ct96171376">
          <text:deletion>
            <office:change-info>
              <dc:creator>Eiseltova</dc:creator>
              <dc:date>2012-05-19T14:11:00</dc:date>
            </office:change-info>
            <text:p text:style-name="P5"><text:span text:style-name="T6">.</text:span></text:p>
          </text:deletion>
        </text:changed-region>
        <text:changed-region xml:id="ct96171064" text:id="ct96171064">
          <text:insertion>
            <office:change-info>
              <dc:creator>Eiseltova</dc:creator>
              <dc:date>2012-05-19T14:11:00</dc:date>
            </office:change-info>
          </text:insertion>
        </text:changed-region>
        <text:changed-region xml:id="ct96171480" text:id="ct96171480">
          <text:deletion>
            <office:change-info>
              <dc:creator>Eiseltova</dc:creator>
              <dc:date>2012-05-19T14:11:00</dc:date>
            </office:change-info>
            <text:p text:style-name="P5"><text:span text:style-name="T6">T</text:span></text:p>
          </text:deletion>
        </text:changed-region>
        <text:changed-region xml:id="ct96170960" text:id="ct96170960">
          <text:insertion>
            <office:change-info>
              <dc:creator>Eiseltova</dc:creator>
              <dc:date>2012-05-19T14:11:00</dc:date>
            </office:change-info>
          </text:insertion>
        </text:changed-region>
        <text:changed-region xml:id="ct96171896" text:id="ct96171896">
          <text:deletion>
            <office:change-info>
              <dc:creator>Eiseltova</dc:creator>
              <dc:date>2012-05-19T14:12:00</dc:date>
            </office:change-info>
            <text:p text:style-name="P5"><text:span text:style-name="T6">s</text:span></text:p>
          </text:deletion>
        </text:changed-region>
        <text:changed-region xml:id="ct96171688" text:id="ct96171688">
          <text:insertion>
            <office:change-info>
              <dc:creator>Eiseltova</dc:creator>
              <dc:date>2012-05-19T14:12:00</dc:date>
            </office:change-info>
          </text:insertion>
        </text:changed-region>
        <text:changed-region xml:id="ct96171792" text:id="ct96171792">
          <text:insertion>
            <office:change-info>
              <dc:creator>Eiseltova</dc:creator>
              <dc:date>2012-05-19T14:12:00</dc:date>
            </office:change-info>
          </text:insertion>
        </text:changed-region>
        <text:changed-region xml:id="ct96172000" text:id="ct96172000">
          <text:deletion>
            <office:change-info>
              <dc:creator>Eiseltova</dc:creator>
              <dc:date>2012-05-19T14:12:00</dc:date>
            </office:change-info>
            <text:p text:style-name="P5"><text:span text:style-name="T6">i</text:span></text:p>
          </text:deletion>
        </text:changed-region>
        <text:changed-region xml:id="ct96171584" text:id="ct96171584">
          <text:insertion>
            <office:change-info>
              <dc:creator>Eiseltova</dc:creator>
              <dc:date>2012-05-19T14:12:00</dc:date>
            </office:change-info>
          </text:insertion>
        </text:changed-region>
        <text:changed-region xml:id="ct96172104" text:id="ct96172104">
          <text:deletion>
            <office:change-info>
              <dc:creator>Eiseltova</dc:creator>
              <dc:date>2012-05-19T14:12:00</dc:date>
            </office:change-info>
            <text:p text:style-name="P5"><text:span text:style-name="T6">s</text:span></text:p>
          </text:deletion>
        </text:changed-region>
        <text:changed-region xml:id="ct96172208" text:id="ct96172208">
          <text:insertion>
            <office:change-info>
              <dc:creator>Eiseltova</dc:creator>
              <dc:date>2012-05-19T14:13:00</dc:date>
            </office:change-info>
          </text:insertion>
        </text:changed-region>
        <text:changed-region xml:id="ct96172520" text:id="ct96172520">
          <text:deletion>
            <office:change-info>
              <dc:creator>Eiseltova</dc:creator>
              <dc:date>2012-05-19T14:13:00</dc:date>
            </office:change-info>
            <text:p text:style-name="P5"><text:span text:style-name="T6">i</text:span></text:p>
          </text:deletion>
        </text:changed-region>
        <text:changed-region xml:id="ct96172312" text:id="ct96172312">
          <text:insertion>
            <office:change-info>
              <dc:creator>Eiseltova</dc:creator>
              <dc:date>2012-05-19T14:13:00</dc:date>
            </office:change-info>
          </text:insertion>
        </text:changed-region>
        <text:changed-region xml:id="ct96172416" text:id="ct96172416">
          <text:insertion>
            <office:change-info>
              <dc:creator>Eiseltova</dc:creator>
              <dc:date>2012-05-19T14:13:00</dc:date>
            </office:change-info>
          </text:insertion>
        </text:changed-region>
        <text:changed-region xml:id="ct96172936" text:id="ct96172936">
          <text:deletion>
            <office:change-info>
              <dc:creator>Eiseltova</dc:creator>
              <dc:date>2012-05-19T14:14:00</dc:date>
            </office:change-info>
            <text:p text:style-name="P5"><text:span text:style-name="T6">w</text:span></text:p>
          </text:deletion>
        </text:changed-region>
        <text:changed-region xml:id="ct96172624" text:id="ct96172624">
          <text:insertion>
            <office:change-info>
              <dc:creator>Eiseltova</dc:creator>
              <dc:date>2012-05-19T14:14:00</dc:date>
            </office:change-info>
          </text:insertion>
        </text:changed-region>
        <text:changed-region xml:id="ct96172832" text:id="ct96172832">
          <text:deletion>
            <office:change-info>
              <dc:creator>Eiseltova</dc:creator>
              <dc:date>2012-05-19T14:14:00</dc:date>
            </office:change-info>
            <text:p text:style-name="P5"><text:span text:style-name="T6">ich</text:span></text:p>
          </text:deletion>
        </text:changed-region>
        <text:changed-region xml:id="ct96172728" text:id="ct96172728">
          <text:insertion>
            <office:change-info>
              <dc:creator>Eiseltova</dc:creator>
              <dc:date>2012-05-19T14:14:00</dc:date>
            </office:change-info>
          </text:insertion>
        </text:changed-region>
        <text:changed-region xml:id="ct96173144" text:id="ct96173144">
          <text:insertion>
            <office:change-info>
              <dc:creator>Eiseltova</dc:creator>
              <dc:date>2012-05-19T14:19:00</dc:date>
            </office:change-info>
          </text:insertion>
        </text:changed-region>
        <text:changed-region xml:id="ct96173664" text:id="ct96173664">
          <text:deletion>
            <office:change-info>
              <dc:creator>Eiseltova</dc:creator>
              <dc:date>2012-05-19T14:19:00</dc:date>
            </office:change-info>
            <text:p text:style-name="P3">B</text:p>
          </text:deletion>
        </text:changed-region>
        <text:changed-region xml:id="ct96173248" text:id="ct96173248">
          <text:insertion>
            <office:change-info>
              <dc:creator>Eiseltova</dc:creator>
              <dc:date>2012-05-19T14:19:00</dc:date>
            </office:change-info>
          </text:insertion>
        </text:changed-region>
        <text:changed-region xml:id="ct96173040" text:id="ct96173040">
          <text:insertion>
            <office:change-info>
              <dc:creator>Eiseltova</dc:creator>
              <dc:date>2012-05-19T14:17:00</dc:date>
            </office:change-info>
          </text:insertion>
        </text:changed-region>
        <text:changed-region xml:id="ct96173352" text:id="ct96173352">
          <text:insertion>
            <office:change-info>
              <dc:creator>Eiseltova</dc:creator>
              <dc:date>2012-05-19T14:19:00</dc:date>
            </office:change-info>
          </text:insertion>
        </text:changed-region>
        <text:changed-region xml:id="ct96173456" text:id="ct96173456">
          <text:insertion>
            <office:change-info>
              <dc:creator>Eiseltova</dc:creator>
              <dc:date>2012-05-19T14:19:00</dc:date>
            </office:change-info>
          </text:insertion>
        </text:changed-region>
        <text:changed-region xml:id="ct96173560" text:id="ct96173560">
          <text:insertion>
            <office:change-info>
              <dc:creator>Eiseltova</dc:creator>
              <dc:date>2012-05-19T14:19:00</dc:date>
            </office:change-info>
          </text:insertion>
        </text:changed-region>
        <text:changed-region xml:id="ct96174056" text:id="ct96174056">
          <text:insertion>
            <office:change-info>
              <dc:creator>Eiseltova</dc:creator>
              <dc:date>2012-05-19T14:20:00</dc:date>
            </office:change-info>
          </text:insertion>
        </text:changed-region>
        <text:changed-region xml:id="ct96174160" text:id="ct96174160">
          <text:insertion>
            <office:change-info>
              <dc:creator>Eiseltova</dc:creator>
              <dc:date>2012-05-19T14:20:00</dc:date>
            </office:change-info>
          </text:insertion>
        </text:changed-region>
        <text:changed-region xml:id="ct96173768" text:id="ct96173768">
          <text:insertion>
            <office:change-info>
              <dc:creator>Eiseltova</dc:creator>
              <dc:date>2012-05-19T14:20:00</dc:date>
            </office:change-info>
          </text:insertion>
        </text:changed-region>
        <text:changed-region xml:id="ct96173872" text:id="ct96173872">
          <text:insertion>
            <office:change-info>
              <dc:creator>Eiseltova</dc:creator>
              <dc:date>2012-05-19T14:20:00</dc:date>
            </office:change-info>
          </text:insertion>
        </text:changed-region>
        <text:changed-region xml:id="ct96174472" text:id="ct96174472">
          <text:insertion>
            <office:change-info>
              <dc:creator>Eiseltova</dc:creator>
              <dc:date>2012-05-19T14:21:00</dc:date>
            </office:change-info>
          </text:insertion>
        </text:changed-region>
        <text:changed-region xml:id="ct96174888" text:id="ct96174888">
          <text:deletion>
            <office:change-info>
              <dc:creator>Eiseltova</dc:creator>
              <dc:date>2012-05-19T14:21:00</dc:date>
            </office:change-info>
            <text:p text:style-name="P1"><text:span text:style-name="T2">F</text:span></text:p>
          </text:deletion>
        </text:changed-region>
        <text:changed-region xml:id="ct96174680" text:id="ct96174680">
          <text:insertion>
            <office:change-info>
              <dc:creator>Eiseltova</dc:creator>
              <dc:date>2012-05-19T14:21:00</dc:date>
            </office:change-info>
          </text:insertion>
        </text:changed-region>
        <text:changed-region xml:id="ct96174784" text:id="ct96174784">
          <text:insertion>
            <office:change-info>
              <dc:creator>Eiseltova</dc:creator>
              <dc:date>2012-05-19T14:21:00</dc:date>
            </office:change-info>
          </text:insertion>
        </text:changed-region>
        <text:changed-region xml:id="ct96174264" text:id="ct96174264">
          <text:insertion>
            <office:change-info>
              <dc:creator>Eiseltova</dc:creator>
              <dc:date>2012-05-19T14:21:00</dc:date>
            </office:change-info>
          </text:insertion>
        </text:changed-region>
        <text:changed-region xml:id="ct96174368" text:id="ct96174368">
          <text:insertion>
            <office:change-info>
              <dc:creator>Eiseltova</dc:creator>
              <dc:date>2012-05-19T14:21:00</dc:date>
            </office:change-info>
          </text:insertion>
        </text:changed-region>
        <text:changed-region xml:id="ct96174576" text:id="ct96174576">
          <text:insertion>
            <office:change-info>
              <dc:creator>Eiseltova</dc:creator>
              <dc:date>2012-05-19T14:21:00</dc:date>
            </office:change-info>
          </text:insertion>
        </text:changed-region>
        <text:changed-region xml:id="ct96174992" text:id="ct96174992">
          <text:deletion>
            <office:change-info>
              <dc:creator>Eiseltova</dc:creator>
              <dc:date>2012-05-19T14:21:00</dc:date>
            </office:change-info>
            <text:p text:style-name="P1"><text:span text:style-name="T2">o</text:span></text:p>
          </text:deletion>
        </text:changed-region>
        <text:changed-region xml:id="ct96175096" text:id="ct96175096">
          <text:insertion>
            <office:change-info>
              <dc:creator>Eiseltova</dc:creator>
              <dc:date>2012-05-19T14:23:00</dc:date>
            </office:change-info>
          </text:insertion>
        </text:changed-region>
        <text:changed-region xml:id="ct96175304" text:id="ct96175304">
          <text:deletion>
            <office:change-info>
              <dc:creator>Eiseltova</dc:creator>
              <dc:date>2012-05-19T14:23:00</dc:date>
            </office:change-info>
            <text:p text:style-name="P1"><text:span text:style-name="T2">just </text:span></text:p>
          </text:deletion>
        </text:changed-region>
        <text:changed-region xml:id="ct96175200" text:id="ct96175200">
          <text:insertion>
            <office:change-info>
              <dc:creator>Eiseltova</dc:creator>
              <dc:date>2012-05-19T14:23:00</dc:date>
            </office:change-info>
          </text:insertion>
        </text:changed-region>
        <text:changed-region xml:id="ct96175408" text:id="ct96175408">
          <text:deletion>
            <office:change-info>
              <dc:creator>Eiseltova</dc:creator>
              <dc:date>2012-05-19T14:23:00</dc:date>
            </office:change-info>
            <text:p text:style-name="P5"><text:span text:style-name="T6">B</text:span></text:p>
          </text:deletion>
        </text:changed-region>
        <text:changed-region xml:id="ct96175512" text:id="ct96175512">
          <text:insertion>
            <office:change-info>
              <dc:creator>Eiseltova</dc:creator>
              <dc:date>2012-05-19T14:37:00</dc:date>
            </office:change-info>
          </text:insertion>
        </text:changed-region>
        <text:changed-region xml:id="ct96175616" text:id="ct96175616">
          <text:insertion>
            <office:change-info>
              <dc:creator>Eiseltova</dc:creator>
              <dc:date>2012-05-19T14:37:00</dc:date>
            </office:change-info>
          </text:insertion>
        </text:changed-region>
        <text:changed-region xml:id="ct96176240" text:id="ct96176240">
          <text:insertion>
            <office:change-info>
              <dc:creator>Eiseltova</dc:creator>
              <dc:date>2012-05-19T14:40:00</dc:date>
            </office:change-info>
          </text:insertion>
        </text:changed-region>
        <text:changed-region xml:id="ct96176344" text:id="ct96176344">
          <text:deletion>
            <office:change-info>
              <dc:creator>Eiseltova</dc:creator>
              <dc:date>2012-05-19T14:40:00</dc:date>
            </office:change-info>
            <text:p text:style-name="P5"><text:span text:style-name="T6"><text:s/>of</text:span></text:p>
          </text:deletion>
        </text:changed-region>
        <text:changed-region xml:id="ct96176032" text:id="ct96176032">
          <text:deletion>
            <office:change-info>
              <dc:creator>Eiseltova</dc:creator>
              <dc:date>2012-05-19T14:39:00</dc:date>
            </office:change-info>
            <text:p text:style-name="Standard"><text:span text:style-name="T8">D</text:span></text:p>
          </text:deletion>
        </text:changed-region>
        <text:changed-region xml:id="ct96175720" text:id="ct96175720">
          <text:insertion>
            <office:change-info>
              <dc:creator>Eiseltova</dc:creator>
              <dc:date>2012-05-19T14:39:00</dc:date>
            </office:change-info>
          </text:insertion>
        </text:changed-region>
        <text:changed-region xml:id="ct96175824" text:id="ct96175824">
          <text:insertion>
            <office:change-info>
              <dc:creator>Eiseltova</dc:creator>
              <dc:date>2012-05-19T14:39:00</dc:date>
            </office:change-info>
          </text:insertion>
        </text:changed-region>
        <text:changed-region xml:id="ct96176136" text:id="ct96176136">
          <text:deletion>
            <office:change-info>
              <dc:creator>Eiseltova</dc:creator>
              <dc:date>2012-05-19T14:39:00</dc:date>
            </office:change-info>
            <text:p text:style-name="Standard"><text:span text:style-name="T8"><text:s/>just</text:span></text:p>
          </text:deletion>
        </text:changed-region>
        <text:changed-region xml:id="ct96175928" text:id="ct96175928">
          <text:insertion>
            <office:change-info>
              <dc:creator>Eiseltova</dc:creator>
              <dc:date>2012-05-19T14:39:00</dc:date>
            </office:change-info>
          </text:insertion>
        </text:changed-region>
        <text:changed-region xml:id="ct96176448" text:id="ct96176448">
          <text:deletion>
            <office:change-info>
              <dc:creator>Eiseltova</dc:creator>
              <dc:date>2012-05-19T14:40:00</dc:date>
            </office:change-info>
            <text:p text:style-name="P8"><text:span text:style-name="T7">brackets</text:span></text:p>
          </text:deletion>
        </text:changed-region>
        <text:changed-region xml:id="ct96176552" text:id="ct96176552">
          <text:insertion>
            <office:change-info>
              <dc:creator>Eiseltova</dc:creator>
              <dc:date>2012-05-19T14:41:00</dc:date>
            </office:change-info>
          </text:insertion>
        </text:changed-region>
        <text:changed-region xml:id="ct96176656" text:id="ct96176656">
          <text:deletion>
            <office:change-info>
              <dc:creator>Eiseltova</dc:creator>
              <dc:date>2012-05-19T14:41:00</dc:date>
            </office:change-info>
            <text:p text:style-name="P8"><text:span text:style-name="T7">O</text:span></text:p>
          </text:deletion>
        </text:changed-region>
        <text:changed-region xml:id="ct96176760" text:id="ct96176760">
          <text:insertion>
            <office:change-info>
              <dc:creator>Eiseltova</dc:creator>
              <dc:date>2012-05-19T15:15:00</dc:date>
            </office:change-info>
          </text:insertion>
        </text:changed-region>
        <text:changed-region xml:id="ct96176864" text:id="ct96176864">
          <text:insertion>
            <office:change-info>
              <dc:creator>Eiseltova</dc:creator>
              <dc:date>2012-05-19T15:15:00</dc:date>
            </office:change-info>
          </text:insertion>
        </text:changed-region>
        <text:changed-region xml:id="ct96177072" text:id="ct96177072">
          <text:deletion>
            <office:change-info>
              <dc:creator>Eiseltova</dc:creator>
              <dc:date>2012-05-19T15:15:00</dc:date>
            </office:change-info>
            <text:p text:style-name="P3">S</text:p>
          </text:deletion>
        </text:changed-region>
        <text:changed-region xml:id="ct96176968" text:id="ct96176968">
          <text:insertion>
            <office:change-info>
              <dc:creator>Eiseltova</dc:creator>
              <dc:date>2012-05-19T15:15:00</dc:date>
            </office:change-info>
          </text:insertion>
        </text:changed-region>
        <text:changed-region xml:id="ct96177176" text:id="ct96177176">
          <text:insertion>
            <office:change-info>
              <dc:creator>Eiseltova</dc:creator>
              <dc:date>2012-05-19T15:16:00</dc:date>
            </office:change-info>
          </text:insertion>
        </text:changed-region>
        <text:changed-region xml:id="ct96177280" text:id="ct96177280">
          <text:insertion>
            <office:change-info>
              <dc:creator>Eiseltova</dc:creator>
              <dc:date>2012-05-19T15:16:00</dc:date>
            </office:change-info>
          </text:insertion>
        </text:changed-region>
        <text:changed-region xml:id="ct96177384" text:id="ct96177384">
          <text:insertion>
            <office:change-info>
              <dc:creator>Eiseltova</dc:creator>
              <dc:date>2012-05-19T15:16:00</dc:date>
            </office:change-info>
          </text:insertion>
        </text:changed-region>
        <text:changed-region xml:id="ct96177488" text:id="ct96177488">
          <text:insertion>
            <office:change-info>
              <dc:creator>Eiseltova</dc:creator>
              <dc:date>2012-05-19T15:16:00</dc:date>
            </office:change-info>
          </text:insertion>
        </text:changed-region>
        <text:changed-region xml:id="ct96177592" text:id="ct96177592">
          <text:insertion>
            <office:change-info>
              <dc:creator>Eiseltova</dc:creator>
              <dc:date>2012-05-19T15:16:00</dc:date>
            </office:change-info>
          </text:insertion>
        </text:changed-region>
        <text:changed-region xml:id="ct96177696" text:id="ct96177696">
          <text:insertion>
            <office:change-info>
              <dc:creator>Eiseltova</dc:creator>
              <dc:date>2012-05-19T15:16:00</dc:date>
            </office:change-info>
          </text:insertion>
        </text:changed-region>
        <text:changed-region xml:id="ct96177904" text:id="ct96177904">
          <text:deletion>
            <office:change-info>
              <dc:creator>Eiseltova</dc:creator>
              <dc:date>2012-05-19T15:17:00</dc:date>
            </office:change-info>
            <text:p text:style-name="P3">s</text:p>
          </text:deletion>
        </text:changed-region>
        <text:changed-region xml:id="ct96177800" text:id="ct96177800">
          <text:insertion>
            <office:change-info>
              <dc:creator>Eiseltova</dc:creator>
              <dc:date>2012-05-19T15:17:00</dc:date>
            </office:change-info>
          </text:insertion>
        </text:changed-region>
        <text:changed-region xml:id="ct96178216" text:id="ct96178216">
          <text:insertion>
            <office:change-info>
              <dc:creator>Eiseltova</dc:creator>
              <dc:date>2012-05-19T15:18:00</dc:date>
            </office:change-info>
          </text:insertion>
        </text:changed-region>
        <text:changed-region xml:id="ct96178424" text:id="ct96178424">
          <text:deletion>
            <office:change-info>
              <dc:creator>Eiseltova</dc:creator>
              <dc:date>2012-05-19T15:18:00</dc:date>
            </office:change-info>
            <text:p text:style-name="P3">i</text:p>
          </text:deletion>
        </text:changed-region>
        <text:changed-region xml:id="ct96178008" text:id="ct96178008">
          <text:insertion>
            <office:change-info>
              <dc:creator>Eiseltova</dc:creator>
              <dc:date>2012-05-19T15:18:00</dc:date>
            </office:change-info>
          </text:insertion>
        </text:changed-region>
        <text:changed-region xml:id="ct96178320" text:id="ct96178320">
          <text:deletion>
            <office:change-info>
              <dc:creator>Eiseltova</dc:creator>
              <dc:date>2012-05-19T15:18:00</dc:date>
            </office:change-info>
            <text:p text:style-name="P3">to model </text:p>
          </text:deletion>
        </text:changed-region>
        <text:changed-region xml:id="ct96178112" text:id="ct96178112">
          <text:insertion>
            <office:change-info>
              <dc:creator>Eiseltova</dc:creator>
              <dc:date>2012-05-19T15:18:00</dc:date>
            </office:change-info>
          </text:insertion>
        </text:changed-region>
        <text:changed-region xml:id="ct96178528" text:id="ct96178528">
          <text:insertion>
            <office:change-info>
              <dc:creator>Eiseltova</dc:creator>
              <dc:date>2012-05-19T15:19:00</dc:date>
            </office:change-info>
          </text:insertion>
        </text:changed-region>
        <text:changed-region xml:id="ct96178632" text:id="ct96178632">
          <text:insertion>
            <office:change-info>
              <dc:creator>Eiseltova</dc:creator>
              <dc:date>2012-05-19T15:19:00</dc:date>
            </office:change-info>
          </text:insertion>
        </text:changed-region>
        <text:changed-region xml:id="ct96178736" text:id="ct96178736">
          <text:deletion>
            <office:change-info>
              <dc:creator>Eiseltova</dc:creator>
              <dc:date>2012-05-19T15:19:00</dc:date>
            </office:change-info>
            <text:p text:style-name="P6"><text:span text:style-name="T5">B</text:span></text:p>
          </text:deletion>
        </text:changed-region>
        <text:changed-region xml:id="ct96178944" text:id="ct96178944">
          <text:insertion>
            <office:change-info>
              <dc:creator>Eiseltova</dc:creator>
              <dc:date>2012-05-19T15:20:00</dc:date>
            </office:change-info>
          </text:insertion>
        </text:changed-region>
        <text:changed-region xml:id="ct96179672" text:id="ct96179672">
          <text:deletion>
            <office:change-info>
              <dc:creator>Eiseltova</dc:creator>
              <dc:date>2012-05-19T15:20:00</dc:date>
            </office:change-info>
            <text:p text:style-name="P6"><text:span text:style-name="T5">ag</text:span></text:p>
          </text:deletion>
        </text:changed-region>
        <text:changed-region xml:id="ct96179048" text:id="ct96179048">
          <text:insertion>
            <office:change-info>
              <dc:creator>Eiseltova</dc:creator>
              <dc:date>2012-05-19T15:20:00</dc:date>
            </office:change-info>
          </text:insertion>
        </text:changed-region>
        <text:changed-region xml:id="ct96179152" text:id="ct96179152">
          <text:insertion>
            <office:change-info>
              <dc:creator>Eiseltova</dc:creator>
              <dc:date>2012-05-19T15:20:00</dc:date>
            </office:change-info>
          </text:insertion>
        </text:changed-region>
        <text:changed-region xml:id="ct96179256" text:id="ct96179256">
          <text:insertion>
            <office:change-info>
              <dc:creator>Eiseltova</dc:creator>
              <dc:date>2012-05-19T15:20:00</dc:date>
            </office:change-info>
          </text:insertion>
        </text:changed-region>
        <text:changed-region xml:id="ct96179776" text:id="ct96179776">
          <text:deletion>
            <office:change-info>
              <dc:creator>Eiseltova</dc:creator>
              <dc:date>2012-05-19T15:20:00</dc:date>
            </office:change-info>
            <text:p text:style-name="P6"><text:span text:style-name="T5">which you</text:span></text:p>
          </text:deletion>
        </text:changed-region>
        <text:changed-region xml:id="ct96179360" text:id="ct96179360">
          <text:insertion>
            <office:change-info>
              <dc:creator>Eiseltova</dc:creator>
              <dc:date>2012-05-19T15:20:00</dc:date>
            </office:change-info>
          </text:insertion>
        </text:changed-region>
        <text:changed-region xml:id="ct96178840" text:id="ct96178840">
          <text:insertion>
            <office:change-info>
              <dc:creator>Eiseltova</dc:creator>
              <dc:date>2012-05-19T15:20:00</dc:date>
            </office:change-info>
          </text:insertion>
        </text:changed-region>
        <text:changed-region xml:id="ct96179464" text:id="ct96179464">
          <text:insertion>
            <office:change-info>
              <dc:creator>Eiseltova</dc:creator>
              <dc:date>2012-05-19T15:20:00</dc:date>
            </office:change-info>
          </text:insertion>
        </text:changed-region>
        <text:changed-region xml:id="ct96179568" text:id="ct96179568">
          <text:insertion>
            <office:change-info>
              <dc:creator>Eiseltova</dc:creator>
              <dc:date>2012-05-19T15:20:00</dc:date>
            </office:change-info>
          </text:insertion>
        </text:changed-region>
        <text:changed-region xml:id="ct96179984" text:id="ct96179984">
          <text:insertion>
            <office:change-info>
              <dc:creator>Eiseltova</dc:creator>
              <dc:date>2012-05-19T15:21:00</dc:date>
            </office:change-info>
          </text:insertion>
        </text:changed-region>
        <text:changed-region xml:id="ct96180088" text:id="ct96180088">
          <text:insertion>
            <office:change-info>
              <dc:creator>Eiseltova</dc:creator>
              <dc:date>2012-05-19T15:21:00</dc:date>
            </office:change-info>
          </text:insertion>
        </text:changed-region>
        <text:changed-region xml:id="ct96180192" text:id="ct96180192">
          <text:insertion>
            <office:change-info>
              <dc:creator>Eiseltova</dc:creator>
              <dc:date>2012-05-19T15:21:00</dc:date>
            </office:change-info>
          </text:insertion>
        </text:changed-region>
        <text:changed-region xml:id="ct96180608" text:id="ct96180608">
          <text:deletion>
            <office:change-info>
              <dc:creator>Eiseltova</dc:creator>
              <dc:date>2012-05-19T15:21:00</dc:date>
            </office:change-info>
            <text:p text:style-name="P7"><text:span text:style-name="T2">B</text:span></text:p>
          </text:deletion>
        </text:changed-region>
        <text:changed-region xml:id="ct96180296" text:id="ct96180296">
          <text:insertion>
            <office:change-info>
              <dc:creator>Eiseltova</dc:creator>
              <dc:date>2012-05-19T15:21:00</dc:date>
            </office:change-info>
          </text:insertion>
        </text:changed-region>
        <text:changed-region xml:id="ct96180712" text:id="ct96180712">
          <text:deletion>
            <office:change-info>
              <dc:creator>Eiseltova</dc:creator>
              <dc:date>2012-05-19T15:21:00</dc:date>
            </office:change-info>
            <text:p text:style-name="P7"><text:span text:style-name="T2">which</text:span></text:p>
          </text:deletion>
        </text:changed-region>
        <text:changed-region xml:id="ct96180400" text:id="ct96180400">
          <text:insertion>
            <office:change-info>
              <dc:creator>Eiseltova</dc:creator>
              <dc:date>2012-05-19T15:21:00</dc:date>
            </office:change-info>
          </text:insertion>
        </text:changed-region>
        <text:changed-region xml:id="ct96179880" text:id="ct96179880">
          <text:insertion>
            <office:change-info>
              <dc:creator>Eiseltova</dc:creator>
              <dc:date>2012-05-19T15:21:00</dc:date>
            </office:change-info>
          </text:insertion>
        </text:changed-region>
        <text:changed-region xml:id="ct96180504" text:id="ct96180504">
          <text:deletion>
            <office:change-info>
              <dc:creator>Eiseltova</dc:creator>
              <dc:date>2012-05-19T15:21:00</dc:date>
            </office:change-info>
            <text:p text:style-name="P7"><text:span text:style-name="T2">F</text:span></text:p>
          </text:deletion>
        </text:changed-region>
        <text:changed-region xml:id="ct96181024" text:id="ct96181024">
          <text:insertion>
            <office:change-info>
              <dc:creator>Eiseltova</dc:creator>
              <dc:date>2012-05-19T15:22:00</dc:date>
            </office:change-info>
          </text:insertion>
        </text:changed-region>
        <text:changed-region xml:id="ct96180816" text:id="ct96180816">
          <text:insertion>
            <office:change-info>
              <dc:creator>Eiseltova</dc:creator>
              <dc:date>2012-05-19T15:22:00</dc:date>
            </office:change-info>
          </text:insertion>
        </text:changed-region>
        <text:changed-region xml:id="ct96180920" text:id="ct96180920">
          <text:insertion>
            <office:change-info>
              <dc:creator>Eiseltova</dc:creator>
              <dc:date>2012-05-19T15:22:00</dc:date>
            </office:change-info>
          </text:insertion>
        </text:changed-region>
        <text:changed-region xml:id="ct96181128" text:id="ct96181128">
          <text:deletion>
            <office:change-info>
              <dc:creator>Eiseltova</dc:creator>
              <dc:date>2012-05-19T15:22:00</dc:date>
            </office:change-info>
            <text:p text:style-name="P1">F</text:p>
          </text:deletion>
        </text:changed-region>
        <text:changed-region xml:id="ct96181232" text:id="ct96181232">
          <text:insertion>
            <office:change-info>
              <dc:creator>Eiseltova</dc:creator>
              <dc:date>2012-05-19T15:23:00</dc:date>
            </office:change-info>
          </text:insertion>
        </text:changed-region>
        <text:changed-region xml:id="ct96181336" text:id="ct96181336">
          <text:deletion>
            <office:change-info>
              <dc:creator>Eiseltova</dc:creator>
              <dc:date>2012-05-19T15:23:00</dc:date>
            </office:change-info>
            <text:p text:style-name="P1"><text:s/></text:p>
          </text:deletion>
        </text:changed-region>
        <text:changed-region xml:id="ct96181440" text:id="ct96181440">
          <text:insertion>
            <office:change-info>
              <dc:creator>Eiseltova</dc:creator>
              <dc:date>2012-05-19T15:46:00</dc:date>
            </office:change-info>
          </text:insertion>
        </text:changed-region>
        <text:changed-region xml:id="ct96181544" text:id="ct96181544">
          <text:insertion>
            <office:change-info>
              <dc:creator>Eiseltova</dc:creator>
              <dc:date>2012-05-19T15:46:00</dc:date>
            </office:change-info>
          </text:insertion>
        </text:changed-region>
        <text:changed-region xml:id="ct96181648" text:id="ct96181648">
          <text:insertion>
            <office:change-info>
              <dc:creator>Eiseltova</dc:creator>
              <dc:date>2012-05-19T15:46:00</dc:date>
            </office:change-info>
          </text:insertion>
        </text:changed-region>
        <text:changed-region xml:id="ct96181752" text:id="ct96181752">
          <text:insertion>
            <office:change-info>
              <dc:creator>Eiseltova</dc:creator>
              <dc:date>2012-05-19T15:47:00</dc:date>
            </office:change-info>
          </text:insertion>
        </text:changed-region>
        <text:changed-region xml:id="ct96181856" text:id="ct96181856">
          <text:insertion>
            <office:change-info>
              <dc:creator>Eiseltova</dc:creator>
              <dc:date>2012-05-19T15:48:00</dc:date>
            </office:change-info>
          </text:insertion>
        </text:changed-region>
        <text:changed-region xml:id="ct96182064" text:id="ct96182064">
          <text:deletion>
            <office:change-info>
              <dc:creator>Eiseltova</dc:creator>
              <dc:date>2012-05-19T15:49:00</dc:date>
            </office:change-info>
            <text:p text:style-name="P3">such </text:p>
          </text:deletion>
        </text:changed-region>
        <text:changed-region xml:id="ct96182456" text:id="ct96182456">
          <text:insertion>
            <office:change-info>
              <dc:creator>Eiseltova</dc:creator>
              <dc:date>2012-05-19T15:51:00</dc:date>
            </office:change-info>
          </text:insertion>
        </text:changed-region>
        <text:changed-region xml:id="ct96182560" text:id="ct96182560">
          <text:insertion>
            <office:change-info>
              <dc:creator>Eiseltova</dc:creator>
              <dc:date>2012-05-19T15:51:00</dc:date>
            </office:change-info>
          </text:insertion>
        </text:changed-region>
        <text:changed-region xml:id="ct96182248" text:id="ct96182248">
          <text:deletion>
            <office:change-info>
              <dc:creator>Eiseltova</dc:creator>
              <dc:date>2012-05-19T15:49:00</dc:date>
            </office:change-info>
            <text:p text:style-name="P3">s</text:p>
          </text:deletion>
        </text:changed-region>
        <text:changed-region xml:id="ct96182664" text:id="ct96182664">
          <text:insertion>
            <office:change-info>
              <dc:creator>Eiseltova</dc:creator>
              <dc:date>2012-05-19T15:51:00</dc:date>
            </office:change-info>
          </text:insertion>
        </text:changed-region>
        <text:changed-region xml:id="ct96182872" text:id="ct96182872">
          <text:deletion>
            <office:change-info>
              <dc:creator>Eiseltova</dc:creator>
              <dc:date>2012-05-19T15:51:00</dc:date>
            </office:change-info>
            <text:p text:style-name="P3">I</text:p>
          </text:deletion>
        </text:changed-region>
        <text:changed-region xml:id="ct96181960" text:id="ct96181960">
          <text:insertion>
            <office:change-info>
              <dc:creator>Eiseltova</dc:creator>
              <dc:date>2012-05-19T15:49:00</dc:date>
            </office:change-info>
          </text:insertion>
        </text:changed-region>
        <text:changed-region xml:id="ct96182352" text:id="ct96182352">
          <text:deletion>
            <office:change-info>
              <dc:creator>Eiseltova</dc:creator>
              <dc:date>2012-05-19T15:49:00</dc:date>
            </office:change-info>
            <text:p text:style-name="P3">with</text:p>
          </text:deletion>
        </text:changed-region>
        <text:changed-region xml:id="ct96182976" text:id="ct96182976">
          <text:deletion>
            <office:change-info>
              <dc:creator>Eiseltova</dc:creator>
              <dc:date>2012-05-19T15:51:00</dc:date>
            </office:change-info>
            <text:p text:style-name="P3"><text:s/></text:p>
          </text:deletion>
        </text:changed-region>
        <text:changed-region xml:id="ct96182768" text:id="ct96182768">
          <text:insertion>
            <office:change-info>
              <dc:creator>Eiseltova</dc:creator>
              <dc:date>2012-05-19T15:51:00</dc:date>
            </office:change-info>
          </text:insertion>
        </text:changed-region>
        <text:changed-region xml:id="ct96183600" text:id="ct96183600">
          <text:deletion>
            <office:change-info>
              <dc:creator>Eiseltova</dc:creator>
              <dc:date>2012-05-19T15:52:00</dc:date>
            </office:change-info>
            <text:p text:style-name="P3">w</text:p>
          </text:deletion>
        </text:changed-region>
        <text:changed-region xml:id="ct96183184" text:id="ct96183184">
          <text:insertion>
            <office:change-info>
              <dc:creator>Eiseltova</dc:creator>
              <dc:date>2012-05-19T15:52:00</dc:date>
            </office:change-info>
          </text:insertion>
        </text:changed-region>
        <text:changed-region xml:id="ct96183704" text:id="ct96183704">
          <text:deletion>
            <office:change-info>
              <dc:creator>Eiseltova</dc:creator>
              <dc:date>2012-05-19T15:52:00</dc:date>
            </office:change-info>
            <text:p text:style-name="P3">ich</text:p>
          </text:deletion>
        </text:changed-region>
        <text:changed-region xml:id="ct96183288" text:id="ct96183288">
          <text:insertion>
            <office:change-info>
              <dc:creator>Eiseltova</dc:creator>
              <dc:date>2012-05-19T15:52:00</dc:date>
            </office:change-info>
          </text:insertion>
        </text:changed-region>
        <text:changed-region xml:id="ct96183392" text:id="ct96183392">
          <text:insertion>
            <office:change-info>
              <dc:creator>Eiseltova</dc:creator>
              <dc:date>2012-05-19T15:52:00</dc:date>
            </office:change-info>
          </text:insertion>
        </text:changed-region>
        <text:changed-region xml:id="ct96183808" text:id="ct96183808">
          <text:deletion>
            <office:change-info>
              <dc:creator>Eiseltova</dc:creator>
              <dc:date>2012-05-19T15:52:00</dc:date>
            </office:change-info>
            <text:p text:style-name="P3">the</text:p>
          </text:deletion>
        </text:changed-region>
        <text:changed-region xml:id="ct96183080" text:id="ct96183080">
          <text:insertion>
            <office:change-info>
              <dc:creator>Eiseltova</dc:creator>
              <dc:date>2012-05-19T15:52:00</dc:date>
            </office:change-info>
          </text:insertion>
        </text:changed-region>
        <text:changed-region xml:id="ct96183496" text:id="ct96183496">
          <text:deletion>
            <office:change-info>
              <dc:creator>Eiseltova</dc:creator>
              <dc:date>2012-05-19T15:52:00</dc:date>
            </office:change-info>
            <text:p text:style-name="P3">done</text:p>
          </text:deletion>
        </text:changed-region>
        <text:changed-region xml:id="ct96183912" text:id="ct96183912">
          <text:insertion>
            <office:change-info>
              <dc:creator>Eiseltova</dc:creator>
              <dc:date>2012-05-19T15:53:00</dc:date>
            </office:change-info>
          </text:insertion>
        </text:changed-region>
        <text:changed-region xml:id="ct96184120" text:id="ct96184120">
          <text:deletion>
            <office:change-info>
              <dc:creator>Eiseltova</dc:creator>
              <dc:date>2012-05-19T15:53:00</dc:date>
            </office:change-info>
            <text:p text:style-name="P3">R</text:p>
          </text:deletion>
        </text:changed-region>
        <text:changed-region xml:id="ct96184016" text:id="ct96184016">
          <text:insertion>
            <office:change-info>
              <dc:creator>Eiseltova</dc:creator>
              <dc:date>2012-05-19T15:53:00</dc:date>
            </office:change-info>
          </text:insertion>
        </text:changed-region>
        <text:changed-region xml:id="ct96184328" text:id="ct96184328">
          <text:insertion>
            <office:change-info>
              <dc:creator>Eiseltova</dc:creator>
              <dc:date>2012-05-19T15:54:00</dc:date>
            </office:change-info>
          </text:insertion>
        </text:changed-region>
        <text:changed-region xml:id="ct96184432" text:id="ct96184432">
          <text:insertion>
            <office:change-info>
              <dc:creator>Eiseltova</dc:creator>
              <dc:date>2012-05-19T15:54:00</dc:date>
            </office:change-info>
          </text:insertion>
        </text:changed-region>
        <text:changed-region xml:id="ct96184640" text:id="ct96184640">
          <text:deletion>
            <office:change-info>
              <dc:creator>Eiseltova</dc:creator>
              <dc:date>2012-05-19T15:54:00</dc:date>
            </office:change-info>
            <text:p text:style-name="P3">t</text:p>
          </text:deletion>
        </text:changed-region>
        <text:changed-region xml:id="ct96184536" text:id="ct96184536">
          <text:insertion>
            <office:change-info>
              <dc:creator>Eiseltova</dc:creator>
              <dc:date>2012-05-19T15:54:00</dc:date>
            </office:change-info>
          </text:insertion>
        </text:changed-region>
        <text:changed-region xml:id="ct96184224" text:id="ct96184224">
          <text:insertion>
            <office:change-info>
              <dc:creator>Eiseltova</dc:creator>
              <dc:date>2012-05-19T15:54:00</dc:date>
            </office:change-info>
          </text:insertion>
        </text:changed-region>
        <text:changed-region xml:id="ct96184848" text:id="ct96184848">
          <text:insertion>
            <office:change-info>
              <dc:creator>Eiseltova</dc:creator>
              <dc:date>2012-05-19T15:55:00</dc:date>
            </office:change-info>
          </text:insertion>
        </text:changed-region>
        <text:changed-region xml:id="ct96185264" text:id="ct96185264">
          <text:deletion>
            <office:change-info>
              <dc:creator>Eiseltova</dc:creator>
              <dc:date>2012-05-19T15:55:00</dc:date>
            </office:change-info>
            <text:p text:style-name="P1"><text:span text:style-name="T9"><text:s/></text:span><text:span text:style-name="T2">are shown</text:span></text:p>
          </text:deletion>
        </text:changed-region>
        <text:changed-region xml:id="ct96184952" text:id="ct96184952">
          <text:insertion>
            <office:change-info>
              <dc:creator>Eiseltova</dc:creator>
              <dc:date>2012-05-19T15:55:00</dc:date>
            </office:change-info>
          </text:insertion>
        </text:changed-region>
        <text:changed-region xml:id="ct96185160" text:id="ct96185160">
          <text:deletion>
            <office:change-info>
              <dc:creator>Eiseltova</dc:creator>
              <dc:date>2012-05-19T15:55:00</dc:date>
            </office:change-info>
            <text:p text:style-name="P1"><text:span text:style-name="T2">3</text:span></text:p>
          </text:deletion>
        </text:changed-region>
        <text:changed-region xml:id="ct96185056" text:id="ct96185056">
          <text:insertion>
            <office:change-info>
              <dc:creator>Eiseltova</dc:creator>
              <dc:date>2012-05-19T15:55:00</dc:date>
            </office:change-info>
          </text:insertion>
        </text:changed-region>
        <text:changed-region xml:id="ct96184744" text:id="ct96184744">
          <text:insertion>
            <office:change-info>
              <dc:creator>Eiseltova</dc:creator>
              <dc:date>2012-05-19T15:55:00</dc:date>
            </office:change-info>
          </text:insertion>
        </text:changed-region>
        <text:changed-region xml:id="ct96185368" text:id="ct96185368">
          <text:insertion>
            <office:change-info>
              <dc:creator>Eiseltova</dc:creator>
              <dc:date>2012-05-19T15:56:00</dc:date>
            </office:change-info>
          </text:insertion>
        </text:changed-region>
        <text:changed-region xml:id="ct96185576" text:id="ct96185576">
          <text:deletion>
            <office:change-info>
              <dc:creator>Eiseltova</dc:creator>
              <dc:date>2012-05-19T15:56:00</dc:date>
            </office:change-info>
            <text:p text:style-name="P1"><text:span text:style-name="T2"><text:s/>was also added topology</text:span></text:p>
          </text:deletion>
        </text:changed-region>
        <text:changed-region xml:id="ct96185472" text:id="ct96185472">
          <text:insertion>
            <office:change-info>
              <dc:creator>Eiseltova</dc:creator>
              <dc:date>2012-05-19T15:56:00</dc:date>
            </office:change-info>
          </text:insertion>
        </text:changed-region>
        <text:changed-region xml:id="ct96185680" text:id="ct96185680">
          <text:insertion>
            <office:change-info>
              <dc:creator>Eiseltova</dc:creator>
              <dc:date>2012-05-19T15:58:00</dc:date>
            </office:change-info>
          </text:insertion>
        </text:changed-region>
        <text:changed-region xml:id="ct96185784" text:id="ct96185784">
          <text:insertion>
            <office:change-info>
              <dc:creator>Eiseltova</dc:creator>
              <dc:date>2012-05-19T15:59:00</dc:date>
            </office:change-info>
          </text:insertion>
        </text:changed-region>
        <text:changed-region xml:id="ct96185888" text:id="ct96185888">
          <text:deletion>
            <office:change-info>
              <dc:creator>Eiseltova</dc:creator>
              <dc:date>2012-05-19T15:59:00</dc:date>
            </office:change-info>
            <text:p text:style-name="P1"><text:span text:style-name="T2">R</text:span></text:p>
          </text:deletion>
        </text:changed-region>
        <text:changed-region xml:id="ct96186200" text:id="ct96186200">
          <text:insertion>
            <office:change-info>
              <dc:creator>Eiseltova</dc:creator>
              <dc:date>2012-05-19T16:00:00</dc:date>
            </office:change-info>
          </text:insertion>
        </text:changed-region>
        <text:changed-region xml:id="ct96186720" text:id="ct96186720">
          <text:deletion>
            <office:change-info>
              <dc:creator>Eiseltova</dc:creator>
              <dc:date>2012-05-19T16:00:00</dc:date>
            </office:change-info>
            <text:p text:style-name="P1"><text:span text:style-name="T2">,</text:span></text:p>
          </text:deletion>
        </text:changed-region>
        <text:changed-region xml:id="ct96186408" text:id="ct96186408">
          <text:insertion>
            <office:change-info>
              <dc:creator>Eiseltova</dc:creator>
              <dc:date>2012-05-19T16:00:00</dc:date>
            </office:change-info>
          </text:insertion>
        </text:changed-region>
        <text:changed-region xml:id="ct96186512" text:id="ct96186512">
          <text:insertion>
            <office:change-info>
              <dc:creator>Eiseltova</dc:creator>
              <dc:date>2012-05-19T16:00:00</dc:date>
            </office:change-info>
          </text:insertion>
        </text:changed-region>
        <text:changed-region xml:id="ct96186824" text:id="ct96186824">
          <text:deletion>
            <office:change-info>
              <dc:creator>Eiseltova</dc:creator>
              <dc:date>2012-05-19T16:00:00</dc:date>
            </office:change-info>
            <text:p text:style-name="P1"><text:span text:style-name="T2">n</text:span></text:p>
          </text:deletion>
        </text:changed-region>
        <text:changed-region xml:id="ct96186096" text:id="ct96186096">
          <text:insertion>
            <office:change-info>
              <dc:creator>Eiseltova</dc:creator>
              <dc:date>2012-05-19T16:00:00</dc:date>
            </office:change-info>
          </text:insertion>
        </text:changed-region>
        <text:changed-region xml:id="ct96186616" text:id="ct96186616">
          <text:deletion>
            <office:change-info>
              <dc:creator>Eiseltova</dc:creator>
              <dc:date>2012-05-19T16:00:00</dc:date>
            </office:change-info>
            <text:p text:style-name="P1"><text:span text:style-name="T2">i</text:span></text:p>
          </text:deletion>
        </text:changed-region>
        <text:changed-region xml:id="ct96185992" text:id="ct96185992">
          <text:insertion>
            <office:change-info>
              <dc:creator>Eiseltova</dc:creator>
              <dc:date>2012-05-19T16:00:00</dc:date>
            </office:change-info>
          </text:insertion>
        </text:changed-region>
        <text:changed-region xml:id="ct96186304" text:id="ct96186304">
          <text:insertion>
            <office:change-info>
              <dc:creator>Eiseltova</dc:creator>
              <dc:date>2012-05-19T16:00:00</dc:date>
            </office:change-info>
          </text:insertion>
        </text:changed-region>
        <text:changed-region xml:id="ct96186928" text:id="ct96186928">
          <text:insertion>
            <office:change-info>
              <dc:creator>Eiseltova</dc:creator>
              <dc:date>2012-05-19T16:01:00</dc:date>
            </office:change-info>
          </text:insertion>
        </text:changed-region>
        <text:changed-region xml:id="ct96187032" text:id="ct96187032">
          <text:insertion>
            <office:change-info>
              <dc:creator>Eiseltova</dc:creator>
              <dc:date>2012-05-19T16:01:00</dc:date>
            </office:change-info>
          </text:insertion>
        </text:changed-region>
        <text:changed-region xml:id="ct96187136" text:id="ct96187136">
          <text:insertion>
            <office:change-info>
              <dc:creator>Eiseltova</dc:creator>
              <dc:date>2012-05-19T16:01:00</dc:date>
            </office:change-info>
          </text:insertion>
        </text:changed-region>
        <text:changed-region xml:id="ct96187448" text:id="ct96187448">
          <text:insertion>
            <office:change-info>
              <dc:creator>Eiseltova</dc:creator>
              <dc:date>2012-05-19T16:02:00</dc:date>
            </office:change-info>
          </text:insertion>
        </text:changed-region>
        <text:changed-region xml:id="ct96187240" text:id="ct96187240">
          <text:insertion>
            <office:change-info>
              <dc:creator>Eiseltova</dc:creator>
              <dc:date>2012-05-19T16:01:00</dc:date>
            </office:change-info>
          </text:insertion>
        </text:changed-region>
        <text:changed-region xml:id="ct96187552" text:id="ct96187552">
          <text:insertion>
            <office:change-info>
              <dc:creator>Eiseltova</dc:creator>
              <dc:date>2012-05-19T16:02:00</dc:date>
            </office:change-info>
          </text:insertion>
        </text:changed-region>
        <text:changed-region xml:id="ct96187344" text:id="ct96187344">
          <text:insertion>
            <office:change-info>
              <dc:creator>Eiseltova</dc:creator>
              <dc:date>2012-05-19T16:01:00</dc:date>
            </office:change-info>
          </text:insertion>
        </text:changed-region>
        <text:changed-region xml:id="ct96187656" text:id="ct96187656">
          <text:insertion>
            <office:change-info>
              <dc:creator>Eiseltova</dc:creator>
              <dc:date>2012-05-19T16:02:00</dc:date>
            </office:change-info>
          </text:insertion>
        </text:changed-region>
        <text:changed-region xml:id="ct96187760" text:id="ct96187760">
          <text:deletion>
            <office:change-info>
              <dc:creator>Eiseltova</dc:creator>
              <dc:date>2012-05-19T16:02:00</dc:date>
            </office:change-info>
            <text:p text:style-name="P3">R</text:p>
          </text:deletion>
        </text:changed-region>
        <text:changed-region xml:id="ct96187864" text:id="ct96187864">
          <text:insertion>
            <office:change-info>
              <dc:creator>Eiseltova</dc:creator>
              <dc:date>2012-05-19T16:03:00</dc:date>
            </office:change-info>
          </text:insertion>
        </text:changed-region>
        <text:changed-region xml:id="ct96187968" text:id="ct96187968">
          <text:insertion>
            <office:change-info>
              <dc:creator>Eiseltova</dc:creator>
              <dc:date>2012-05-19T16:03:00</dc:date>
            </office:change-info>
          </text:insertion>
        </text:changed-region>
        <text:changed-region xml:id="ct96188488" text:id="ct96188488">
          <text:deletion>
            <office:change-info>
              <dc:creator>Eiseltova</dc:creator>
              <dc:date>2012-05-19T16:03:00</dc:date>
            </office:change-info>
            <text:p text:style-name="P3">on</text:p>
          </text:deletion>
        </text:changed-region>
        <text:changed-region xml:id="ct96188072" text:id="ct96188072">
          <text:insertion>
            <office:change-info>
              <dc:creator>Eiseltova</dc:creator>
              <dc:date>2012-05-19T16:03:00</dc:date>
            </office:change-info>
          </text:insertion>
        </text:changed-region>
        <text:changed-region xml:id="ct96188176" text:id="ct96188176">
          <text:insertion>
            <office:change-info>
              <dc:creator>Eiseltova</dc:creator>
              <dc:date>2012-05-19T16:03:00</dc:date>
            </office:change-info>
          </text:insertion>
        </text:changed-region>
        <text:changed-region xml:id="ct96188280" text:id="ct96188280">
          <text:insertion>
            <office:change-info>
              <dc:creator>Eiseltova</dc:creator>
              <dc:date>2012-05-19T16:03:00</dc:date>
            </office:change-info>
          </text:insertion>
        </text:changed-region>
        <text:changed-region xml:id="ct96188384" text:id="ct96188384">
          <text:insertion>
            <office:change-info>
              <dc:creator>Eiseltova</dc:creator>
              <dc:date>2012-05-19T16:03:00</dc:date>
            </office:change-info>
          </text:insertion>
        </text:changed-region>
        <text:changed-region xml:id="ct96188592" text:id="ct96188592">
          <text:insertion>
            <office:change-info>
              <dc:creator>Eiseltova</dc:creator>
              <dc:date>2012-05-19T16:04:00</dc:date>
            </office:change-info>
          </text:insertion>
        </text:changed-region>
        <text:changed-region xml:id="ct96189112" text:id="ct96189112">
          <text:deletion>
            <office:change-info>
              <dc:creator>Eiseltova</dc:creator>
              <dc:date>2012-05-19T16:04:00</dc:date>
            </office:change-info>
            <text:p text:style-name="P1"><text:span text:style-name="T2">C</text:span></text:p>
          </text:deletion>
        </text:changed-region>
        <text:changed-region xml:id="ct96188696" text:id="ct96188696">
          <text:insertion>
            <office:change-info>
              <dc:creator>Eiseltova</dc:creator>
              <dc:date>2012-05-19T16:04:00</dc:date>
            </office:change-info>
          </text:insertion>
        </text:changed-region>
        <text:changed-region xml:id="ct96188800" text:id="ct96188800">
          <text:insertion>
            <office:change-info>
              <dc:creator>Eiseltova</dc:creator>
              <dc:date>2012-05-19T16:04:00</dc:date>
            </office:change-info>
          </text:insertion>
        </text:changed-region>
        <text:changed-region xml:id="ct96189216" text:id="ct96189216">
          <text:deletion>
            <office:change-info>
              <dc:creator>Eiseltova</dc:creator>
              <dc:date>2012-05-19T16:04:00</dc:date>
            </office:change-info>
            <text:p text:style-name="P1"><text:span text:style-name="T2">the</text:span></text:p>
          </text:deletion>
        </text:changed-region>
        <text:changed-region xml:id="ct96188904" text:id="ct96188904">
          <text:insertion>
            <office:change-info>
              <dc:creator>Eiseltova</dc:creator>
              <dc:date>2012-05-19T16:04:00</dc:date>
            </office:change-info>
          </text:insertion>
        </text:changed-region>
        <text:changed-region xml:id="ct96189320" text:id="ct96189320">
          <text:deletion>
            <office:change-info>
              <dc:creator>Eiseltova</dc:creator>
              <dc:date>2012-05-19T16:04:00</dc:date>
            </office:change-info>
            <text:p text:style-name="P1"><text:span text:style-name="T2">.</text:span></text:p>
          </text:deletion>
        </text:changed-region>
        <text:changed-region xml:id="ct96189008" text:id="ct96189008">
          <text:insertion>
            <office:change-info>
              <dc:creator>Eiseltova</dc:creator>
              <dc:date>2012-05-19T16:04:00</dc:date>
            </office:change-info>
          </text:insertion>
        </text:changed-region>
        <text:changed-region xml:id="ct96189424" text:id="ct96189424">
          <text:insertion>
            <office:change-info>
              <dc:creator>Eiseltova</dc:creator>
              <dc:date>2012-05-19T16:05:00</dc:date>
            </office:change-info>
          </text:insertion>
        </text:changed-region>
        <text:changed-region xml:id="ct96189632" text:id="ct96189632">
          <text:deletion>
            <office:change-info>
              <dc:creator>Eiseltova</dc:creator>
              <dc:date>2012-05-19T16:05:00</dc:date>
            </office:change-info>
            <text:p text:style-name="P1"><text:span text:style-name="T2">R</text:span></text:p>
          </text:deletion>
        </text:changed-region>
        <text:changed-region xml:id="ct96189528" text:id="ct96189528">
          <text:insertion>
            <office:change-info>
              <dc:creator>Eiseltova</dc:creator>
              <dc:date>2012-05-19T16:05:00</dc:date>
            </office:change-info>
          </text:insertion>
        </text:changed-region>
        <text:changed-region xml:id="ct96189840" text:id="ct96189840">
          <text:deletion>
            <office:change-info>
              <dc:creator>Eiseltova</dc:creator>
              <dc:date>2012-05-19T16:06:00</dc:date>
            </office:change-info>
            <text:p text:style-name="P7">s</text:p>
          </text:deletion>
        </text:changed-region>
        <text:changed-region xml:id="ct96189736" text:id="ct96189736">
          <text:insertion>
            <office:change-info>
              <dc:creator>Eiseltova</dc:creator>
              <dc:date>2012-05-19T16:06:00</dc:date>
            </office:change-info>
          </text:insertion>
        </text:changed-region>
        <text:changed-region xml:id="ct96190256" text:id="ct96190256">
          <text:deletion>
            <office:change-info>
              <dc:creator>Eiseltova</dc:creator>
              <dc:date>2012-05-19T16:07:00</dc:date>
            </office:change-info>
            <text:p text:style-name="P1">will </text:p>
          </text:deletion>
        </text:changed-region>
        <text:changed-region xml:id="ct96189944" text:id="ct96189944">
          <text:insertion>
            <office:change-info>
              <dc:creator>Eiseltova</dc:creator>
              <dc:date>2012-05-19T16:07:00</dc:date>
            </office:change-info>
          </text:insertion>
        </text:changed-region>
        <text:changed-region xml:id="ct96190048" text:id="ct96190048">
          <text:insertion>
            <office:change-info>
              <dc:creator>Eiseltova</dc:creator>
              <dc:date>2012-05-19T16:07:00</dc:date>
            </office:change-info>
          </text:insertion>
        </text:changed-region>
        <text:changed-region xml:id="ct96190152" text:id="ct96190152">
          <text:deletion>
            <office:change-info>
              <dc:creator>Eiseltova</dc:creator>
              <dc:date>2012-05-19T16:07:00</dc:date>
            </office:change-info>
            <text:p text:style-name="P1"><text:s/></text:p>
          </text:deletion>
        </text:changed-region>
        <text:changed-region xml:id="ct96190440" text:id="ct96190440">
          <text:insertion>
            <office:change-info>
              <dc:creator>Eiseltova</dc:creator>
              <dc:date>2012-05-19T16:08:00</dc:date>
            </office:change-info>
          </text:insertion>
        </text:changed-region>
        <text:changed-region xml:id="ct96190648" text:id="ct96190648">
          <text:deletion>
            <office:change-info>
              <dc:creator>Eiseltova</dc:creator>
              <dc:date>2012-05-19T16:08:00</dc:date>
            </office:change-info>
            <text:p text:style-name="P1">F</text:p>
          </text:deletion>
        </text:changed-region>
        <text:changed-region xml:id="ct96190544" text:id="ct96190544">
          <text:insertion>
            <office:change-info>
              <dc:creator>Eiseltova</dc:creator>
              <dc:date>2012-05-19T16:08:00</dc:date>
            </office:change-info>
          </text:insertion>
        </text:changed-region>
        <text:changed-region xml:id="ct96190856" text:id="ct96190856">
          <text:insertion>
            <office:change-info>
              <dc:creator>Eiseltova</dc:creator>
              <dc:date>2012-05-19T16:09:00</dc:date>
            </office:change-info>
          </text:insertion>
        </text:changed-region>
        <text:changed-region xml:id="ct96190752" text:id="ct96190752">
          <text:insertion>
            <office:change-info>
              <dc:creator>Eiseltova</dc:creator>
              <dc:date>2012-05-19T16:09:00</dc:date>
            </office:change-info>
          </text:insertion>
        </text:changed-region>
        <text:changed-region xml:id="ct96190960" text:id="ct96190960">
          <text:insertion>
            <office:change-info>
              <dc:creator>Eiseltova</dc:creator>
              <dc:date>2012-05-19T16:09:00</dc:date>
            </office:change-info>
          </text:insertion>
        </text:changed-region>
        <text:changed-region xml:id="ct96191064" text:id="ct96191064">
          <text:insertion>
            <office:change-info>
              <dc:creator>Eiseltova</dc:creator>
              <dc:date>2012-05-19T16:09:00</dc:date>
            </office:change-info>
          </text:insertion>
        </text:changed-region>
        <text:changed-region xml:id="ct96191376" text:id="ct96191376">
          <text:deletion>
            <office:change-info>
              <dc:creator>Eiseltova</dc:creator>
              <dc:date>2012-05-19T16:11:00</dc:date>
            </office:change-info>
            <text:p text:style-name="P1"><text:span text:style-name="T2">with references to </text:span></text:p>
          </text:deletion>
        </text:changed-region>
        <text:changed-region xml:id="ct96191168" text:id="ct96191168">
          <text:insertion>
            <office:change-info>
              <dc:creator>Eiseltova</dc:creator>
              <dc:date>2012-05-19T16:11:00</dc:date>
            </office:change-info>
          </text:insertion>
        </text:changed-region>
        <text:changed-region xml:id="ct96191272" text:id="ct96191272">
          <text:insertion>
            <office:change-info>
              <dc:creator>Eiseltova</dc:creator>
              <dc:date>2012-05-19T16:11:00</dc:date>
            </office:change-info>
          </text:insertion>
        </text:changed-region>
        <text:changed-region xml:id="ct96191480" text:id="ct96191480">
          <text:insertion>
            <office:change-info>
              <dc:creator>Eiseltova</dc:creator>
              <dc:date>2012-05-19T16:12:00</dc:date>
            </office:change-info>
          </text:insertion>
        </text:changed-region>
        <text:changed-region xml:id="ct96191792" text:id="ct96191792">
          <text:deletion>
            <office:change-info>
              <dc:creator>Eiseltova</dc:creator>
              <dc:date>2012-05-19T16:12:00</dc:date>
            </office:change-info>
            <text:p text:style-name="P1"><text:span text:style-name="T2">A</text:span></text:p>
          </text:deletion>
        </text:changed-region>
        <text:changed-region xml:id="ct96191584" text:id="ct96191584">
          <text:insertion>
            <office:change-info>
              <dc:creator>Eiseltova</dc:creator>
              <dc:date>2012-05-19T16:12:00</dc:date>
            </office:change-info>
          </text:insertion>
        </text:changed-region>
        <text:changed-region xml:id="ct96191688" text:id="ct96191688">
          <text:insertion>
            <office:change-info>
              <dc:creator>Eiseltova</dc:creator>
              <dc:date>2012-05-19T16:12:00</dc:date>
            </office:change-info>
          </text:insertion>
        </text:changed-region>
        <text:changed-region xml:id="ct96191896" text:id="ct96191896">
          <text:insertion>
            <office:change-info>
              <dc:creator>Eiseltova</dc:creator>
              <dc:date>2012-05-19T16:14:00</dc:date>
            </office:change-info>
          </text:insertion>
        </text:changed-region>
        <text:changed-region xml:id="ct96192208" text:id="ct96192208">
          <text:insertion>
            <office:change-info>
              <dc:creator>Eiseltova</dc:creator>
              <dc:date>2012-05-19T16:15:00</dc:date>
            </office:change-info>
          </text:insertion>
        </text:changed-region>
        <text:changed-region xml:id="ct96192312" text:id="ct96192312">
          <text:insertion>
            <office:change-info>
              <dc:creator>Eiseltova</dc:creator>
              <dc:date>2012-05-19T16:15:00</dc:date>
            </office:change-info>
          </text:insertion>
        </text:changed-region>
        <text:changed-region xml:id="ct96192624" text:id="ct96192624">
          <text:deletion>
            <office:change-info>
              <dc:creator>Eiseltova</dc:creator>
              <dc:date>2012-05-19T16:15:00</dc:date>
            </office:change-info>
            <text:p text:style-name="P5"><text:span text:style-name="T6">s</text:span></text:p>
          </text:deletion>
        </text:changed-region>
        <text:changed-region xml:id="ct96192104" text:id="ct96192104">
          <text:insertion>
            <office:change-info>
              <dc:creator>Eiseltova</dc:creator>
              <dc:date>2012-05-19T16:15:00</dc:date>
            </office:change-info>
          </text:insertion>
        </text:changed-region>
        <text:changed-region xml:id="ct96192416" text:id="ct96192416">
          <text:deletion>
            <office:change-info>
              <dc:creator>Eiseltova</dc:creator>
              <dc:date>2012-05-19T16:15:00</dc:date>
            </office:change-info>
            <text:p text:style-name="P5"><text:span text:style-name="T6">.</text:span></text:p>
          </text:deletion>
        </text:changed-region>
        <text:changed-region xml:id="ct96192832" text:id="ct96192832">
          <text:insertion>
            <office:change-info>
              <dc:creator>Eiseltova</dc:creator>
              <dc:date>2012-05-19T16:16:00</dc:date>
            </office:change-info>
          </text:insertion>
        </text:changed-region>
        <text:changed-region xml:id="ct96192000" text:id="ct96192000">
          <text:insertion>
            <office:change-info>
              <dc:creator>Eiseltova</dc:creator>
              <dc:date>2012-05-19T16:15:00</dc:date>
            </office:change-info>
          </text:insertion>
        </text:changed-region>
        <text:changed-region xml:id="ct96192520" text:id="ct96192520">
          <text:deletion>
            <office:change-info>
              <dc:creator>Eiseltova</dc:creator>
              <dc:date>2012-05-19T16:15:00</dc:date>
            </office:change-info>
            <text:p text:style-name="P5"><text:span text:style-name="T6">F</text:span></text:p>
          </text:deletion>
        </text:changed-region>
        <text:changed-region xml:id="ct96192936" text:id="ct96192936">
          <text:insertion>
            <office:change-info>
              <dc:creator>Eiseltova</dc:creator>
              <dc:date>2012-05-19T16:16:00</dc:date>
            </office:change-info>
          </text:insertion>
        </text:changed-region>
        <text:changed-region xml:id="ct96192728" text:id="ct96192728">
          <text:insertion>
            <office:change-info>
              <dc:creator>Eiseltova</dc:creator>
              <dc:date>2012-05-19T16:16:00</dc:date>
            </office:change-info>
          </text:insertion>
        </text:changed-region>
        <text:changed-region xml:id="ct96193040" text:id="ct96193040">
          <text:insertion>
            <office:change-info>
              <dc:creator>Eiseltova</dc:creator>
              <dc:date>2012-05-19T16:17:00</dc:date>
            </office:change-info>
          </text:insertion>
        </text:changed-region>
        <text:changed-region xml:id="ct96193144" text:id="ct96193144">
          <text:insertion>
            <office:change-info>
              <dc:creator>Eiseltova</dc:creator>
              <dc:date>2012-05-19T16:17:00</dc:date>
            </office:change-info>
          </text:insertion>
        </text:changed-region>
        <text:changed-region xml:id="ct96193248" text:id="ct96193248">
          <text:insertion>
            <office:change-info>
              <dc:creator>Eiseltova</dc:creator>
              <dc:date>2012-05-19T16:17:00</dc:date>
            </office:change-info>
          </text:insertion>
        </text:changed-region>
        <text:changed-region xml:id="ct96193352" text:id="ct96193352">
          <text:insertion>
            <office:change-info>
              <dc:creator>Eiseltova</dc:creator>
              <dc:date>2012-05-19T16:18:00</dc:date>
            </office:change-info>
          </text:insertion>
        </text:changed-region>
        <text:changed-region xml:id="ct96193456" text:id="ct96193456">
          <text:deletion>
            <office:change-info>
              <dc:creator>Eiseltova</dc:creator>
              <dc:date>2012-05-19T16:18:00</dc:date>
            </office:change-info>
            <text:p text:style-name="P5"><text:span text:style-name="T6">other</text:span></text:p>
          </text:deletion>
        </text:changed-region>
        <text:changed-region xml:id="ct96193560" text:id="ct96193560">
          <text:insertion>
            <office:change-info>
              <dc:creator>Eiseltova</dc:creator>
              <dc:date>2012-05-19T16:19:00</dc:date>
            </office:change-info>
          </text:insertion>
        </text:changed-region>
        <text:changed-region xml:id="ct96193664" text:id="ct96193664">
          <text:insertion>
            <office:change-info>
              <dc:creator>Eiseltova</dc:creator>
              <dc:date>2012-05-19T16:19:00</dc:date>
            </office:change-info>
          </text:insertion>
        </text:changed-region>
        <text:changed-region xml:id="ct96193768" text:id="ct96193768">
          <text:deletion>
            <office:change-info>
              <dc:creator>Eiseltova</dc:creator>
              <dc:date>2012-05-19T16:19:00</dc:date>
            </office:change-info>
            <text:p text:style-name="P5"><text:span text:style-name="T6">d well</text:span></text:p>
          </text:deletion>
        </text:changed-region>
        <text:changed-region xml:id="ct96193872" text:id="ct96193872">
          <text:insertion>
            <office:change-info>
              <dc:creator>Eiseltova</dc:creator>
              <dc:date>2012-05-19T16:31:00</dc:date>
            </office:change-info>
          </text:insertion>
        </text:changed-region>
        <text:changed-region xml:id="ct96193976" text:id="ct96193976">
          <text:insertion>
            <office:change-info>
              <dc:creator>Eiseltova</dc:creator>
              <dc:date>2012-05-19T16:32:00</dc:date>
            </office:change-info>
          </text:insertion>
        </text:changed-region>
        <text:changed-region xml:id="ct96194080" text:id="ct96194080">
          <text:insertion>
            <office:change-info>
              <dc:creator>Eiseltova</dc:creator>
              <dc:date>2012-05-19T16:32:00</dc:date>
            </office:change-info>
          </text:insertion>
        </text:changed-region>
        <text:changed-region xml:id="ct96194392" text:id="ct96194392">
          <text:deletion>
            <office:change-info>
              <dc:creator>Eiseltova</dc:creator>
              <dc:date>2012-05-19T16:34:00</dc:date>
            </office:change-info>
            <text:p text:style-name="P1"><text:span text:style-name="T2">are </text:span></text:p>
          </text:deletion>
        </text:changed-region>
        <text:changed-region xml:id="ct96194184" text:id="ct96194184">
          <text:insertion>
            <office:change-info>
              <dc:creator>Eiseltova</dc:creator>
              <dc:date>2012-05-19T16:34:00</dc:date>
            </office:change-info>
          </text:insertion>
        </text:changed-region>
        <text:changed-region xml:id="ct96194288" text:id="ct96194288">
          <text:insertion>
            <office:change-info>
              <dc:creator>Eiseltova</dc:creator>
              <dc:date>2012-05-19T16:34:00</dc:date>
            </office:change-info>
          </text:insertion>
        </text:changed-region>
        <text:changed-region xml:id="ct96194600" text:id="ct96194600">
          <text:insertion>
            <office:change-info>
              <dc:creator>Eiseltova</dc:creator>
              <dc:date>2012-05-19T16:36:00</dc:date>
            </office:change-info>
          </text:insertion>
        </text:changed-region>
        <text:changed-region xml:id="ct96194496" text:id="ct96194496">
          <text:insertion>
            <office:change-info>
              <dc:creator>Eiseltova</dc:creator>
              <dc:date>2012-05-19T16:35:00</dc:date>
            </office:change-info>
          </text:insertion>
        </text:changed-region>
        <text:changed-region xml:id="ct96194704" text:id="ct96194704">
          <text:insertion>
            <office:change-info>
              <dc:creator>Eiseltova</dc:creator>
              <dc:date>2012-05-19T16:36:00</dc:date>
            </office:change-info>
          </text:insertion>
        </text:changed-region>
        <text:changed-region xml:id="ct96194912" text:id="ct96194912">
          <text:deletion>
            <office:change-info>
              <dc:creator>Eiseltova</dc:creator>
              <dc:date>2012-05-19T16:36:00</dc:date>
            </office:change-info>
            <text:p text:style-name="P1"><text:span text:style-name="T2">R</text:span></text:p>
          </text:deletion>
        </text:changed-region>
        <text:changed-region xml:id="ct96194808" text:id="ct96194808">
          <text:insertion>
            <office:change-info>
              <dc:creator>Eiseltova</dc:creator>
              <dc:date>2012-05-19T16:36:00</dc:date>
            </office:change-info>
          </text:insertion>
        </text:changed-region>
        <text:changed-region xml:id="ct96195016" text:id="ct96195016">
          <text:insertion>
            <office:change-info>
              <dc:creator>Eiseltova</dc:creator>
              <dc:date>2012-05-19T16:37:00</dc:date>
            </office:change-info>
          </text:insertion>
        </text:changed-region>
        <text:changed-region xml:id="ct96195120" text:id="ct96195120">
          <text:insertion>
            <office:change-info>
              <dc:creator>Eiseltova</dc:creator>
              <dc:date>2012-05-19T16:37:00</dc:date>
            </office:change-info>
          </text:insertion>
        </text:changed-region>
        <text:changed-region xml:id="ct96195224" text:id="ct96195224">
          <text:insertion>
            <office:change-info>
              <dc:creator>Eiseltova</dc:creator>
              <dc:date>2012-05-19T16:38:00</dc:date>
            </office:change-info>
          </text:insertion>
        </text:changed-region>
        <text:changed-region xml:id="ct96195328" text:id="ct96195328">
          <text:deletion>
            <office:change-info>
              <dc:creator>Eiseltova</dc:creator>
              <dc:date>2012-05-19T16:38:00</dc:date>
            </office:change-info>
            <text:p text:style-name="P1">also </text:p>
          </text:deletion>
        </text:changed-region>
        <text:changed-region xml:id="ct96195640" text:id="ct96195640">
          <text:insertion>
            <office:change-info>
              <dc:creator>Eiseltova</dc:creator>
              <dc:date>2012-05-19T16:39:00</dc:date>
            </office:change-info>
          </text:insertion>
        </text:changed-region>
        <text:changed-region xml:id="ct96195432" text:id="ct96195432">
          <text:insertion>
            <office:change-info>
              <dc:creator>Eiseltova</dc:creator>
              <dc:date>2012-05-19T16:39:00</dc:date>
            </office:change-info>
          </text:insertion>
        </text:changed-region>
        <text:changed-region xml:id="ct96195536" text:id="ct96195536">
          <text:insertion>
            <office:change-info>
              <dc:creator>Eiseltova</dc:creator>
              <dc:date>2012-05-19T16:39:00</dc:date>
            </office:change-info>
          </text:insertion>
        </text:changed-region>
        <text:changed-region xml:id="ct96195952" text:id="ct96195952">
          <text:insertion>
            <office:change-info>
              <dc:creator>Eiseltova</dc:creator>
              <dc:date>2012-05-19T16:40:00</dc:date>
            </office:change-info>
          </text:insertion>
        </text:changed-region>
        <text:changed-region xml:id="ct96195744" text:id="ct96195744">
          <text:insertion>
            <office:change-info>
              <dc:creator>Eiseltova</dc:creator>
              <dc:date>2012-05-19T16:40:00</dc:date>
            </office:change-info>
          </text:insertion>
        </text:changed-region>
        <text:changed-region xml:id="ct96196160" text:id="ct96196160">
          <text:insertion>
            <office:change-info>
              <dc:creator>Eiseltova</dc:creator>
              <dc:date>2012-05-20T11:38:00</dc:date>
            </office:change-info>
          </text:insertion>
        </text:changed-region>
        <text:changed-region xml:id="ct96195848" text:id="ct96195848">
          <text:insertion>
            <office:change-info>
              <dc:creator>Eiseltova</dc:creator>
              <dc:date>2012-05-19T16:40:00</dc:date>
            </office:change-info>
          </text:insertion>
        </text:changed-region>
        <text:changed-region xml:id="ct96196472" text:id="ct96196472">
          <text:deletion>
            <office:change-info>
              <dc:creator>Eiseltova</dc:creator>
              <dc:date>2012-05-20T11:38:00</dc:date>
            </office:change-info>
            <text:p text:style-name="P1"><text:span text:style-name="T2">us</text:span></text:p>
          </text:deletion>
        </text:changed-region>
        <text:changed-region xml:id="ct96196056" text:id="ct96196056">
          <text:deletion>
            <office:change-info>
              <dc:creator>Eiseltova</dc:creator>
              <dc:date>2012-05-19T16:41:00</dc:date>
            </office:change-info>
            <text:p text:style-name="P1"><text:span text:style-name="T2">ag</text:span></text:p>
          </text:deletion>
        </text:changed-region>
        <text:changed-region xml:id="ct96196576" text:id="ct96196576">
          <text:deletion>
            <office:change-info>
              <dc:creator>Eiseltova</dc:creator>
              <dc:date>2012-05-20T11:38:00</dc:date>
            </office:change-info>
            <text:p text:style-name="P1"><text:span text:style-name="T2">e of</text:span></text:p>
          </text:deletion>
        </text:changed-region>
        <text:changed-region xml:id="ct96196264" text:id="ct96196264">
          <text:insertion>
            <office:change-info>
              <dc:creator>Eiseltova</dc:creator>
              <dc:date>2012-05-20T11:38:00</dc:date>
            </office:change-info>
          </text:insertion>
        </text:changed-region>
        <text:changed-region xml:id="ct96196680" text:id="ct96196680">
          <text:insertion>
            <office:change-info>
              <dc:creator>Eiseltova</dc:creator>
              <dc:date>2012-05-20T11:39:00</dc:date>
            </office:change-info>
          </text:insertion>
        </text:changed-region>
        <text:changed-region xml:id="ct96196368" text:id="ct96196368">
          <text:insertion>
            <office:change-info>
              <dc:creator>Eiseltova</dc:creator>
              <dc:date>2012-05-20T11:38:00</dc:date>
            </office:change-info>
          </text:insertion>
        </text:changed-region>
        <text:changed-region xml:id="ct96196784" text:id="ct96196784">
          <text:insertion>
            <office:change-info>
              <dc:creator>Eiseltova</dc:creator>
              <dc:date>2012-05-20T11:39:00</dc:date>
            </office:change-info>
          </text:insertion>
        </text:changed-region>
        <text:changed-region xml:id="ct96196888" text:id="ct96196888">
          <text:insertion>
            <office:change-info>
              <dc:creator>Eiseltova</dc:creator>
              <dc:date>2012-05-20T11:39:00</dc:date>
            </office:change-info>
          </text:insertion>
        </text:changed-region>
        <text:changed-region xml:id="ct96196992" text:id="ct96196992">
          <text:deletion>
            <office:change-info>
              <dc:creator>Eiseltova</dc:creator>
              <dc:date>2012-05-20T11:39:00</dc:date>
            </office:change-info>
            <text:p text:style-name="P1"><text:span text:style-name="T2">along</text:span></text:p>
          </text:deletion>
        </text:changed-region>
        <text:changed-region xml:id="ct96197408" text:id="ct96197408">
          <text:deletion>
            <office:change-info>
              <dc:creator>Eiseltova</dc:creator>
              <dc:date>2012-05-20T11:40:00</dc:date>
            </office:change-info>
            <text:p text:style-name="P6"><text:span text:style-name="T5">In </text:span></text:p>
          </text:deletion>
        </text:changed-region>
        <text:changed-region xml:id="ct96197512" text:id="ct96197512">
          <text:deletion>
            <office:change-info>
              <dc:creator>Eiseltova</dc:creator>
              <dc:date>2012-05-20T11:40:00</dc:date>
            </office:change-info>
            <text:p text:style-name="P6"><text:span text:style-name="T5">i</text:span></text:p>
          </text:deletion>
        </text:changed-region>
        <text:changed-region xml:id="ct96197096" text:id="ct96197096">
          <text:insertion>
            <office:change-info>
              <dc:creator>Eiseltova</dc:creator>
              <dc:date>2012-05-20T11:40:00</dc:date>
            </office:change-info>
          </text:insertion>
        </text:changed-region>
        <text:changed-region xml:id="ct96197200" text:id="ct96197200">
          <text:insertion>
            <office:change-info>
              <dc:creator>Eiseltova</dc:creator>
              <dc:date>2012-05-20T11:40:00</dc:date>
            </office:change-info>
          </text:insertion>
        </text:changed-region>
        <text:changed-region xml:id="ct96197304" text:id="ct96197304">
          <text:insertion>
            <office:change-info>
              <dc:creator>Eiseltova</dc:creator>
              <dc:date>2012-05-20T11:40:00</dc:date>
            </office:change-info>
          </text:insertion>
        </text:changed-region>
        <text:changed-region xml:id="ct96197824" text:id="ct96197824">
          <text:deletion>
            <office:change-info>
              <dc:creator>Eiseltova</dc:creator>
              <dc:date>2012-05-20T11:41:00</dc:date>
            </office:change-info>
            <text:p text:style-name="P6"><text:span text:style-name="T5"><text:s/>by Pythagoras</text:span></text:p>
          </text:deletion>
        </text:changed-region>
        <text:changed-region xml:id="ct96197616" text:id="ct96197616">
          <text:insertion>
            <office:change-info>
              <dc:creator>Eiseltova</dc:creator>
              <dc:date>2012-05-20T11:41:00</dc:date>
            </office:change-info>
          </text:insertion>
        </text:changed-region>
        <text:changed-region xml:id="ct96197720" text:id="ct96197720">
          <text:insertion>
            <office:change-info>
              <dc:creator>Eiseltova</dc:creator>
              <dc:date>2012-05-20T11:41:00</dc:date>
            </office:change-info>
          </text:insertion>
        </text:changed-region>
        <text:changed-region xml:id="ct96198448" text:id="ct96198448">
          <text:deletion>
            <office:change-info>
              <dc:creator>Eiseltova</dc:creator>
              <dc:date>2012-05-20T11:42:00</dc:date>
            </office:change-info>
            <text:p text:style-name="P6"><text:span text:style-name="T5">edge</text:span></text:p>
          </text:deletion>
        </text:changed-region>
        <text:changed-region xml:id="ct96198032" text:id="ct96198032">
          <text:insertion>
            <office:change-info>
              <dc:creator>Eiseltova</dc:creator>
              <dc:date>2012-05-20T11:42:00</dc:date>
            </office:change-info>
          </text:insertion>
        </text:changed-region>
        <text:changed-region xml:id="ct96198136" text:id="ct96198136">
          <text:insertion>
            <office:change-info>
              <dc:creator>Eiseltova</dc:creator>
              <dc:date>2012-05-20T11:42:00</dc:date>
            </office:change-info>
          </text:insertion>
        </text:changed-region>
        <text:changed-region xml:id="ct96198240" text:id="ct96198240">
          <text:insertion>
            <office:change-info>
              <dc:creator>Eiseltova</dc:creator>
              <dc:date>2012-05-20T11:42:00</dc:date>
            </office:change-info>
          </text:insertion>
        </text:changed-region>
        <text:changed-region xml:id="ct96198344" text:id="ct96198344">
          <text:deletion>
            <office:change-info>
              <dc:creator>Eiseltova</dc:creator>
              <dc:date>2012-05-20T11:42:00</dc:date>
            </office:change-info>
            <text:p text:style-name="P6"><text:span text:style-name="T5">edges</text:span></text:p>
          </text:deletion>
        </text:changed-region>
        <text:changed-region xml:id="ct96197928" text:id="ct96197928">
          <text:insertion>
            <office:change-info>
              <dc:creator>Eiseltova</dc:creator>
              <dc:date>2012-05-20T11:42:00</dc:date>
            </office:change-info>
          </text:insertion>
        </text:changed-region>
        <text:changed-region xml:id="ct96198632" text:id="ct96198632">
          <text:insertion>
            <office:change-info>
              <dc:creator>Eiseltova</dc:creator>
              <dc:date>2012-05-20T11:43:00</dc:date>
            </office:change-info>
          </text:insertion>
        </text:changed-region>
        <text:changed-region xml:id="ct96198736" text:id="ct96198736">
          <text:deletion>
            <office:change-info>
              <dc:creator>Eiseltova</dc:creator>
              <dc:date>2012-05-20T11:43:00</dc:date>
            </office:change-info>
            <text:p text:style-name="P6"><text:span text:style-name="T10"><text:s/></text:span></text:p>
          </text:deletion>
        </text:changed-region>
        <text:changed-region xml:id="ct96198840" text:id="ct96198840">
          <text:insertion>
            <office:change-info>
              <dc:creator>Eiseltova</dc:creator>
              <dc:date>2012-05-20T11:44:00</dc:date>
            </office:change-info>
          </text:insertion>
        </text:changed-region>
        <text:changed-region xml:id="ct96198944" text:id="ct96198944">
          <text:deletion>
            <office:change-info>
              <dc:creator>Eiseltova</dc:creator>
              <dc:date>2012-05-20T11:44:00</dc:date>
            </office:change-info>
            <text:p text:style-name="P6"><text:span text:style-name="T5">s</text:span></text:p>
          </text:deletion>
        </text:changed-region>
        <text:changed-region xml:id="ct96199048" text:id="ct96199048">
          <text:insertion>
            <office:change-info>
              <dc:creator>Eiseltova</dc:creator>
              <dc:date>2012-05-20T11:59:00</dc:date>
            </office:change-info>
          </text:insertion>
        </text:changed-region>
        <text:changed-region xml:id="ct96199256" text:id="ct96199256">
          <text:deletion>
            <office:change-info>
              <dc:creator>Eiseltova</dc:creator>
              <dc:date>2012-05-20T11:59:00</dc:date>
            </office:change-info>
            <text:p text:style-name="P6"><text:span text:style-name="T5">This formula also says</text:span></text:p>
          </text:deletion>
        </text:changed-region>
        <text:changed-region xml:id="ct96199152" text:id="ct96199152">
          <text:insertion>
            <office:change-info>
              <dc:creator>Eiseltova</dc:creator>
              <dc:date>2012-05-20T11:59:00</dc:date>
            </office:change-info>
          </text:insertion>
        </text:changed-region>
        <text:changed-region xml:id="ct96199360" text:id="ct96199360">
          <text:deletion>
            <office:change-info>
              <dc:creator>Eiseltova</dc:creator>
              <dc:date>2012-05-20T11:59:00</dc:date>
            </office:change-info>
            <text:p text:style-name="P6"><text:span text:style-name="T5">at</text:span></text:p>
          </text:deletion>
        </text:changed-region>
        <text:changed-region xml:id="ct96199464" text:id="ct96199464">
          <text:insertion>
            <office:change-info>
              <dc:creator>Eiseltova</dc:creator>
              <dc:date>2012-05-20T12:00:00</dc:date>
            </office:change-info>
          </text:insertion>
        </text:changed-region>
        <text:changed-region xml:id="ct96199568" text:id="ct96199568">
          <text:insertion>
            <office:change-info>
              <dc:creator>Eiseltova</dc:creator>
              <dc:date>2012-05-20T12:00:00</dc:date>
            </office:change-info>
          </text:insertion>
        </text:changed-region>
        <text:changed-region xml:id="ct96199672" text:id="ct96199672">
          <text:insertion>
            <office:change-info>
              <dc:creator>Eiseltova</dc:creator>
              <dc:date>2012-05-20T12:00:00</dc:date>
            </office:change-info>
          </text:insertion>
        </text:changed-region>
        <text:changed-region xml:id="ct96199776" text:id="ct96199776">
          <text:insertion>
            <office:change-info>
              <dc:creator>Eiseltova</dc:creator>
              <dc:date>2012-05-20T12:00:00</dc:date>
            </office:change-info>
          </text:insertion>
        </text:changed-region>
        <text:changed-region xml:id="ct96199880" text:id="ct96199880">
          <text:insertion>
            <office:change-info>
              <dc:creator>Eiseltova</dc:creator>
              <dc:date>2012-05-20T12:00:00</dc:date>
            </office:change-info>
          </text:insertion>
        </text:changed-region>
        <text:changed-region xml:id="ct96200400" text:id="ct96200400">
          <text:deletion>
            <office:change-info>
              <dc:creator>Eiseltova</dc:creator>
              <dc:date>2012-05-20T12:04:00</dc:date>
            </office:change-info>
            <text:p text:style-name="P3">are</text:p>
          </text:deletion>
        </text:changed-region>
        <text:changed-region xml:id="ct96199984" text:id="ct96199984">
          <text:insertion>
            <office:change-info>
              <dc:creator>Eiseltova</dc:creator>
              <dc:date>2012-05-20T12:04:00</dc:date>
            </office:change-info>
          </text:insertion>
        </text:changed-region>
        <text:changed-region xml:id="ct96200088" text:id="ct96200088">
          <text:insertion>
            <office:change-info>
              <dc:creator>Eiseltova</dc:creator>
              <dc:date>2012-05-20T12:04:00</dc:date>
            </office:change-info>
          </text:insertion>
        </text:changed-region>
        <text:changed-region xml:id="ct96200504" text:id="ct96200504">
          <text:deletion>
            <office:change-info>
              <dc:creator>Eiseltova</dc:creator>
              <dc:date>2012-05-20T12:04:00</dc:date>
            </office:change-info>
            <text:p text:style-name="P3">ed</text:p>
          </text:deletion>
        </text:changed-region>
        <text:changed-region xml:id="ct96200192" text:id="ct96200192">
          <text:insertion>
            <office:change-info>
              <dc:creator>Eiseltova</dc:creator>
              <dc:date>2012-05-20T12:04:00</dc:date>
            </office:change-info>
          </text:insertion>
        </text:changed-region>
        <text:changed-region xml:id="ct96200608" text:id="ct96200608">
          <text:deletion>
            <office:change-info>
              <dc:creator>Eiseltova</dc:creator>
              <dc:date>2012-05-20T12:04:00</dc:date>
            </office:change-info>
            <text:p text:style-name="P3">to</text:p>
          </text:deletion>
        </text:changed-region>
        <text:changed-region xml:id="ct96200296" text:id="ct96200296">
          <text:insertion>
            <office:change-info>
              <dc:creator>Eiseltova</dc:creator>
              <dc:date>2012-05-20T12:04:00</dc:date>
            </office:change-info>
          </text:insertion>
        </text:changed-region>
        <text:changed-region xml:id="ct96200712" text:id="ct96200712">
          <text:insertion>
            <office:change-info>
              <dc:creator>Eiseltova</dc:creator>
              <dc:date>2012-05-20T12:05:00</dc:date>
            </office:change-info>
          </text:insertion>
        </text:changed-region>
        <text:changed-region xml:id="ct96200816" text:id="ct96200816">
          <text:insertion>
            <office:change-info>
              <dc:creator>Eiseltova</dc:creator>
              <dc:date>2012-05-20T12:05:00</dc:date>
            </office:change-info>
          </text:insertion>
        </text:changed-region>
        <text:changed-region xml:id="ct96200920" text:id="ct96200920">
          <text:deletion>
            <office:change-info>
              <dc:creator>Eiseltova</dc:creator>
              <dc:date>2012-05-20T12:05:00</dc:date>
            </office:change-info>
            <text:p text:style-name="P3"><text:s/>them</text:p>
          </text:deletion>
        </text:changed-region>
        <text:changed-region xml:id="ct95708160" text:id="ct95708160">
          <text:insertion>
            <office:change-info>
              <dc:creator>M Eiseltova</dc:creator>
              <dc:date>2012-05-15T16:58:00</dc:date>
            </office:change-info>
          </text:insertion>
        </text:changed-region>
        <text:changed-region xml:id="ct95505024" text:id="ct95505024">
          <text:insertion>
            <office:change-info>
              <dc:creator>Eiseltova</dc:creator>
              <dc:date>2012-05-20T13:15:00</dc:date>
            </office:change-info>
          </text:insertion>
        </text:changed-region>
        <text:changed-region xml:id="ct95708056" text:id="ct95708056">
          <text:insertion>
            <office:change-info>
              <dc:creator>M Eiseltova</dc:creator>
              <dc:date>2012-05-15T16:58:00</dc:date>
            </office:change-info>
          </text:insertion>
        </text:changed-region>
        <text:changed-region xml:id="ct96201440" text:id="ct96201440">
          <text:insertion>
            <office:change-info>
              <dc:creator>Eiseltova</dc:creator>
              <dc:date>2012-05-20T12:16:00</dc:date>
            </office:change-info>
          </text:insertion>
        </text:changed-region>
        <text:changed-region xml:id="ct96201648" text:id="ct96201648">
          <text:deletion>
            <office:change-info>
              <dc:creator>Eiseltova</dc:creator>
              <dc:date>2012-05-20T12:16:00</dc:date>
            </office:change-info>
            <text:p text:style-name="P3">S</text:p>
          </text:deletion>
        </text:changed-region>
        <text:changed-region xml:id="ct96201024" text:id="ct96201024">
          <text:insertion>
            <office:change-info>
              <dc:creator>Eiseltova</dc:creator>
              <dc:date>2012-05-20T12:16:00</dc:date>
            </office:change-info>
          </text:insertion>
        </text:changed-region>
        <text:changed-region xml:id="ct96201128" text:id="ct96201128">
          <text:insertion>
            <office:change-info>
              <dc:creator>Eiseltova</dc:creator>
              <dc:date>2012-05-20T12:16:00</dc:date>
            </office:change-info>
          </text:insertion>
        </text:changed-region>
        <text:changed-region xml:id="ct96201232" text:id="ct96201232">
          <text:insertion>
            <office:change-info>
              <dc:creator>Eiseltova</dc:creator>
              <dc:date>2012-05-20T12:16:00</dc:date>
            </office:change-info>
          </text:insertion>
        </text:changed-region>
        <text:changed-region xml:id="ct96201544" text:id="ct96201544">
          <text:deletion>
            <office:change-info>
              <dc:creator>Eiseltova</dc:creator>
              <dc:date>2012-05-20T12:16:00</dc:date>
            </office:change-info>
            <text:p text:style-name="P3">system</text:p>
          </text:deletion>
        </text:changed-region>
        <text:changed-region xml:id="ct96201336" text:id="ct96201336">
          <text:insertion>
            <office:change-info>
              <dc:creator>Eiseltova</dc:creator>
              <dc:date>2012-05-20T12:16:00</dc:date>
            </office:change-info>
          </text:insertion>
        </text:changed-region>
        <text:changed-region xml:id="ct96201752" text:id="ct96201752">
          <text:insertion>
            <office:change-info>
              <dc:creator>Eiseltova</dc:creator>
              <dc:date>2012-05-20T12:17:00</dc:date>
            </office:change-info>
          </text:insertion>
        </text:changed-region>
        <text:changed-region xml:id="ct96201856" text:id="ct96201856">
          <text:insertion>
            <office:change-info>
              <dc:creator>Eiseltova</dc:creator>
              <dc:date>2012-05-20T12:17:00</dc:date>
            </office:change-info>
          </text:insertion>
        </text:changed-region>
        <text:changed-region xml:id="ct96201960" text:id="ct96201960">
          <text:insertion>
            <office:change-info>
              <dc:creator>Eiseltova</dc:creator>
              <dc:date>2012-05-20T12:17:00</dc:date>
            </office:change-info>
          </text:insertion>
        </text:changed-region>
        <text:changed-region xml:id="ct96202272" text:id="ct96202272">
          <text:deletion>
            <office:change-info>
              <dc:creator>Eiseltova</dc:creator>
              <dc:date>2012-05-20T12:17:00</dc:date>
            </office:change-info>
            <text:p text:style-name="P3">R</text:p>
          </text:deletion>
        </text:changed-region>
        <text:changed-region xml:id="ct96202168" text:id="ct96202168">
          <text:insertion>
            <office:change-info>
              <dc:creator>Eiseltova</dc:creator>
              <dc:date>2012-05-20T12:17:00</dc:date>
            </office:change-info>
          </text:insertion>
        </text:changed-region>
        <text:changed-region xml:id="ct96202064" text:id="ct96202064">
          <text:insertion>
            <office:change-info>
              <dc:creator>Eiseltova</dc:creator>
              <dc:date>2012-05-20T12:17:00</dc:date>
            </office:change-info>
          </text:insertion>
        </text:changed-region>
        <text:changed-region xml:id="ct96202376" text:id="ct96202376">
          <text:insertion>
            <office:change-info>
              <dc:creator>Eiseltova</dc:creator>
              <dc:date>2012-05-20T12:18:00</dc:date>
            </office:change-info>
          </text:insertion>
        </text:changed-region>
        <text:changed-region xml:id="ct96202480" text:id="ct96202480">
          <text:insertion>
            <office:change-info>
              <dc:creator>Eiseltova</dc:creator>
              <dc:date>2012-05-20T12:18:00</dc:date>
            </office:change-info>
          </text:insertion>
        </text:changed-region>
        <text:changed-region xml:id="ct96202896" text:id="ct96202896">
          <text:deletion>
            <office:change-info>
              <dc:creator>Eiseltova</dc:creator>
              <dc:date>2012-05-20T12:18:00</dc:date>
            </office:change-info>
            <text:p text:style-name="P3">o</text:p>
          </text:deletion>
        </text:changed-region>
        <text:changed-region xml:id="ct96202584" text:id="ct96202584">
          <text:insertion>
            <office:change-info>
              <dc:creator>Eiseltova</dc:creator>
              <dc:date>2012-05-20T12:18:00</dc:date>
            </office:change-info>
          </text:insertion>
        </text:changed-region>
        <text:changed-region xml:id="ct96202688" text:id="ct96202688">
          <text:insertion>
            <office:change-info>
              <dc:creator>Eiseltova</dc:creator>
              <dc:date>2012-05-20T12:18:00</dc:date>
            </office:change-info>
          </text:insertion>
        </text:changed-region>
        <text:changed-region xml:id="ct96202792" text:id="ct96202792">
          <text:insertion>
            <office:change-info>
              <dc:creator>Eiseltova</dc:creator>
              <dc:date>2012-05-20T12:18:00</dc:date>
            </office:change-info>
          </text:insertion>
        </text:changed-region>
        <text:changed-region xml:id="ct96203000" text:id="ct96203000">
          <text:insertion>
            <office:change-info>
              <dc:creator>Eiseltova</dc:creator>
              <dc:date>2012-05-20T12:40:00</dc:date>
            </office:change-info>
          </text:insertion>
        </text:changed-region>
        <text:changed-region xml:id="ct96203104" text:id="ct96203104">
          <text:deletion>
            <office:change-info>
              <dc:creator>Eiseltova</dc:creator>
              <dc:date>2012-05-20T12:40:00</dc:date>
            </office:change-info>
            <text:p text:style-name="P3">or</text:p>
          </text:deletion>
        </text:changed-region>
        <text:changed-region xml:id="ct96203416" text:id="ct96203416">
          <text:insertion>
            <office:change-info>
              <dc:creator>Eiseltova</dc:creator>
              <dc:date>2012-05-20T12:41:00</dc:date>
            </office:change-info>
          </text:insertion>
        </text:changed-region>
        <text:changed-region xml:id="ct96203208" text:id="ct96203208">
          <text:insertion>
            <office:change-info>
              <dc:creator>Eiseltova</dc:creator>
              <dc:date>2012-05-20T12:41:00</dc:date>
            </office:change-info>
          </text:insertion>
        </text:changed-region>
        <text:changed-region xml:id="ct96203624" text:id="ct96203624">
          <text:deletion>
            <office:change-info>
              <dc:creator>Eiseltova</dc:creator>
              <dc:date>2012-05-20T12:41:00</dc:date>
            </office:change-info>
            <text:p text:style-name="P3"><text:s/>as well</text:p>
          </text:deletion>
        </text:changed-region>
        <text:changed-region xml:id="ct96203312" text:id="ct96203312">
          <text:insertion>
            <office:change-info>
              <dc:creator>Eiseltova</dc:creator>
              <dc:date>2012-05-20T12:41:00</dc:date>
            </office:change-info>
          </text:insertion>
        </text:changed-region>
        <text:changed-region xml:id="ct96203728" text:id="ct96203728">
          <text:deletion>
            <office:change-info>
              <dc:creator>Eiseltova</dc:creator>
              <dc:date>2012-05-20T12:41:00</dc:date>
            </office:change-info>
            <text:p text:style-name="P5"><text:span text:style-name="T6">P</text:span></text:p>
          </text:deletion>
        </text:changed-region>
        <text:changed-region xml:id="ct96203520" text:id="ct96203520">
          <text:insertion>
            <office:change-info>
              <dc:creator>Eiseltova</dc:creator>
              <dc:date>2012-05-20T12:41:00</dc:date>
            </office:change-info>
          </text:insertion>
        </text:changed-region>
        <text:changed-region xml:id="ct96204352" text:id="ct96204352">
          <text:deletion>
            <office:change-info>
              <dc:creator>Eiseltova</dc:creator>
              <dc:date>2012-05-20T12:42:00</dc:date>
            </office:change-info>
            <text:p text:style-name="P5"><text:span text:style-name="T6">system</text:span></text:p>
          </text:deletion>
        </text:changed-region>
        <text:changed-region xml:id="ct96203936" text:id="ct96203936">
          <text:insertion>
            <office:change-info>
              <dc:creator>Eiseltova</dc:creator>
              <dc:date>2012-05-20T12:42:00</dc:date>
            </office:change-info>
          </text:insertion>
        </text:changed-region>
        <text:changed-region xml:id="ct96204040" text:id="ct96204040">
          <text:insertion>
            <office:change-info>
              <dc:creator>Eiseltova</dc:creator>
              <dc:date>2012-05-20T12:42:00</dc:date>
            </office:change-info>
          </text:insertion>
        </text:changed-region>
        <text:changed-region xml:id="ct96204456" text:id="ct96204456">
          <text:deletion>
            <office:change-info>
              <dc:creator>Eiseltova</dc:creator>
              <dc:date>2012-05-20T12:42:00</dc:date>
            </office:change-info>
            <text:p text:style-name="P5"><text:span text:style-name="T6">only </text:span></text:p>
          </text:deletion>
        </text:changed-region>
        <text:changed-region xml:id="ct96204248" text:id="ct96204248">
          <text:insertion>
            <office:change-info>
              <dc:creator>Eiseltova</dc:creator>
              <dc:date>2012-05-20T12:42:00</dc:date>
            </office:change-info>
          </text:insertion>
        </text:changed-region>
        <text:changed-region xml:id="ct96203832" text:id="ct96203832">
          <text:insertion>
            <office:change-info>
              <dc:creator>Eiseltova</dc:creator>
              <dc:date>2012-05-20T12:42:00</dc:date>
            </office:change-info>
          </text:insertion>
        </text:changed-region>
        <text:changed-region xml:id="ct96204144" text:id="ct96204144">
          <text:insertion>
            <office:change-info>
              <dc:creator>Eiseltova</dc:creator>
              <dc:date>2012-05-20T12:42:00</dc:date>
            </office:change-info>
          </text:insertion>
        </text:changed-region>
        <text:changed-region xml:id="ct95502840" text:id="ct95502840">
          <text:deletion>
            <office:change-info>
              <dc:creator>Eiseltova</dc:creator>
              <dc:date>2012-05-20T13:06:00</dc:date>
            </office:change-info>
            <text:p text:style-name="P5"><text:span text:style-name="T6">the </text:span></text:p>
          </text:deletion>
        </text:changed-region>
        <text:changed-region xml:id="ct96204560" text:id="ct96204560">
          <text:insertion>
            <office:change-info>
              <dc:creator>Eiseltova</dc:creator>
              <dc:date>2012-05-20T12:43:00</dc:date>
            </office:change-info>
          </text:insertion>
        </text:changed-region>
        <text:changed-region xml:id="ct96204872" text:id="ct96204872">
          <text:deletion>
            <office:change-info>
              <dc:creator>Eiseltova</dc:creator>
              <dc:date>2012-05-20T12:43:00</dc:date>
            </office:change-info>
            <text:p text:style-name="P5"><text:span text:style-name="T6">nd </text:span></text:p>
          </text:deletion>
        </text:changed-region>
        <text:changed-region xml:id="ct96204768" text:id="ct96204768">
          <text:deletion>
            <office:change-info>
              <dc:creator>Eiseltova</dc:creator>
              <dc:date>2012-05-20T12:43:00</dc:date>
            </office:change-info>
            <text:p text:style-name="P5"><text:span text:style-name="T6">it is </text:span></text:p>
          </text:deletion>
        </text:changed-region>
        <text:changed-region xml:id="ct96204664" text:id="ct96204664">
          <text:insertion>
            <office:change-info>
              <dc:creator>Eiseltova</dc:creator>
              <dc:date>2012-05-20T12:43:00</dc:date>
            </office:change-info>
          </text:insertion>
        </text:changed-region>
        <text:changed-region xml:id="ct96204976" text:id="ct96204976">
          <text:deletion>
            <office:change-info>
              <dc:creator>Eiseltova</dc:creator>
              <dc:date>2012-05-20T12:44:00</dc:date>
            </office:change-info>
            <text:p text:style-name="P5"><text:span text:style-name="T6"><text:s/></text:span></text:p>
          </text:deletion>
        </text:changed-region>
        <text:changed-region xml:id="ct96205080" text:id="ct96205080">
          <text:deletion>
            <office:change-info>
              <dc:creator>Eiseltova</dc:creator>
              <dc:date>2012-05-20T12:44:00</dc:date>
            </office:change-info>
            <text:p text:style-name="P5"><text:span text:style-name="T6">wise</text:span></text:p>
          </text:deletion>
        </text:changed-region>
        <text:changed-region xml:id="ct96205184" text:id="ct96205184">
          <text:insertion>
            <office:change-info>
              <dc:creator>Eiseltova</dc:creator>
              <dc:date>2012-05-20T12:45:00</dc:date>
            </office:change-info>
          </text:insertion>
        </text:changed-region>
        <text:changed-region xml:id="ct96205392" text:id="ct96205392">
          <text:deletion>
            <office:change-info>
              <dc:creator>Eiseltova</dc:creator>
              <dc:date>2012-05-20T12:45:00</dc:date>
            </office:change-info>
            <text:p text:style-name="P3">with</text:p>
          </text:deletion>
        </text:changed-region>
        <text:changed-region xml:id="ct96205288" text:id="ct96205288">
          <text:insertion>
            <office:change-info>
              <dc:creator>Eiseltova</dc:creator>
              <dc:date>2012-05-20T12:45:00</dc:date>
            </office:change-info>
          </text:insertion>
        </text:changed-region>
        <text:changed-region xml:id="ct96205912" text:id="ct96205912">
          <text:deletion>
            <office:change-info>
              <dc:creator>Eiseltova</dc:creator>
              <dc:date>2012-05-20T12:46:00</dc:date>
            </office:change-info>
            <text:p text:style-name="P3"><text:s/>of</text:p>
          </text:deletion>
        </text:changed-region>
        <text:changed-region xml:id="ct96205496" text:id="ct96205496">
          <text:deletion>
            <office:change-info>
              <dc:creator>Eiseltova</dc:creator>
              <dc:date>2012-05-20T12:45:00</dc:date>
            </office:change-info>
            <text:p text:style-name="P3"><text:s/>an L-system</text:p>
          </text:deletion>
        </text:changed-region>
        <text:changed-region xml:id="ct96206016" text:id="ct96206016">
          <text:deletion>
            <office:change-info>
              <dc:creator>Eiseltova</dc:creator>
              <dc:date>2012-05-20T12:46:00</dc:date>
            </office:change-info>
            <text:p text:style-name="P3">The i</text:p>
          </text:deletion>
        </text:changed-region>
        <text:changed-region xml:id="ct96205600" text:id="ct96205600">
          <text:insertion>
            <office:change-info>
              <dc:creator>Eiseltova</dc:creator>
              <dc:date>2012-05-20T12:46:00</dc:date>
            </office:change-info>
          </text:insertion>
        </text:changed-region>
        <text:changed-region xml:id="ct96205704" text:id="ct96205704">
          <text:insertion>
            <office:change-info>
              <dc:creator>Eiseltova</dc:creator>
              <dc:date>2012-05-20T12:46:00</dc:date>
            </office:change-info>
          </text:insertion>
        </text:changed-region>
        <text:changed-region xml:id="ct96206120" text:id="ct96206120">
          <text:deletion>
            <office:change-info>
              <dc:creator>Eiseltova</dc:creator>
              <dc:date>2012-05-20T12:46:00</dc:date>
            </office:change-info>
            <text:p text:style-name="P3">L</text:p>
          </text:deletion>
        </text:changed-region>
        <text:changed-region xml:id="ct96205808" text:id="ct96205808">
          <text:insertion>
            <office:change-info>
              <dc:creator>Eiseltova</dc:creator>
              <dc:date>2012-05-20T12:46:00</dc:date>
            </office:change-info>
          </text:insertion>
        </text:changed-region>
        <text:changed-region xml:id="ct96206328" text:id="ct96206328">
          <text:insertion>
            <office:change-info>
              <dc:creator>Eiseltova</dc:creator>
              <dc:date>2012-05-20T12:47:00</dc:date>
            </office:change-info>
          </text:insertion>
        </text:changed-region>
        <text:changed-region xml:id="ct96206536" text:id="ct96206536">
          <text:deletion>
            <office:change-info>
              <dc:creator>Eiseltova</dc:creator>
              <dc:date>2012-05-20T12:47:00</dc:date>
            </office:change-info>
            <text:p text:style-name="P3">I</text:p>
          </text:deletion>
        </text:changed-region>
        <text:changed-region xml:id="ct96206432" text:id="ct96206432">
          <text:insertion>
            <office:change-info>
              <dc:creator>Eiseltova</dc:creator>
              <dc:date>2012-05-20T12:47:00</dc:date>
            </office:change-info>
          </text:insertion>
        </text:changed-region>
        <text:changed-region xml:id="ct96206640" text:id="ct96206640">
          <text:deletion>
            <office:change-info>
              <dc:creator>Eiseltova</dc:creator>
              <dc:date>2012-05-20T12:47:00</dc:date>
            </office:change-info>
            <text:p text:style-name="P3"><text:s/></text:p>
          </text:deletion>
        </text:changed-region>
        <text:changed-region xml:id="ct96206224" text:id="ct96206224">
          <text:insertion>
            <office:change-info>
              <dc:creator>Eiseltova</dc:creator>
              <dc:date>2012-05-20T12:47:00</dc:date>
            </office:change-info>
          </text:insertion>
        </text:changed-region>
        <text:changed-region xml:id="ct95500240" text:id="ct95500240">
          <text:deletion>
            <office:change-info>
              <dc:creator>Eiseltova</dc:creator>
              <dc:date>2012-05-20T12:48:00</dc:date>
            </office:change-info>
            <text:p text:style-name="P3">drawable </text:p>
          </text:deletion>
        </text:changed-region>
        <text:changed-region xml:id="ct95499824" text:id="ct95499824">
          <text:insertion>
            <office:change-info>
              <dc:creator>Eiseltova</dc:creator>
              <dc:date>2012-05-20T12:48:00</dc:date>
            </office:change-info>
          </text:insertion>
        </text:changed-region>
        <text:changed-region xml:id="ct95499928" text:id="ct95499928">
          <text:insertion>
            <office:change-info>
              <dc:creator>Eiseltova</dc:creator>
              <dc:date>2012-05-20T12:48:00</dc:date>
            </office:change-info>
          </text:insertion>
        </text:changed-region>
        <text:changed-region xml:id="ct95500032" text:id="ct95500032">
          <text:insertion>
            <office:change-info>
              <dc:creator>Eiseltova</dc:creator>
              <dc:date>2012-05-20T12:48:00</dc:date>
            </office:change-info>
          </text:insertion>
        </text:changed-region>
        <text:changed-region xml:id="ct95500136" text:id="ct95500136">
          <text:insertion>
            <office:change-info>
              <dc:creator>Eiseltova</dc:creator>
              <dc:date>2012-05-20T12:48:00</dc:date>
            </office:change-info>
          </text:insertion>
        </text:changed-region>
        <text:changed-region xml:id="ct95500968" text:id="ct95500968">
          <text:insertion>
            <office:change-info>
              <dc:creator>Eiseltova</dc:creator>
              <dc:date>2012-05-20T12:49:00</dc:date>
            </office:change-info>
          </text:insertion>
        </text:changed-region>
        <text:changed-region xml:id="ct95500344" text:id="ct95500344">
          <text:insertion>
            <office:change-info>
              <dc:creator>Eiseltova</dc:creator>
              <dc:date>2012-05-20T12:49:00</dc:date>
            </office:change-info>
          </text:insertion>
        </text:changed-region>
        <text:changed-region xml:id="ct95500448" text:id="ct95500448">
          <text:insertion>
            <office:change-info>
              <dc:creator>Eiseltova</dc:creator>
              <dc:date>2012-05-20T12:49:00</dc:date>
            </office:change-info>
          </text:insertion>
        </text:changed-region>
        <text:changed-region xml:id="ct95500552" text:id="ct95500552">
          <text:insertion>
            <office:change-info>
              <dc:creator>Eiseltova</dc:creator>
              <dc:date>2012-05-20T12:49:00</dc:date>
            </office:change-info>
          </text:insertion>
        </text:changed-region>
        <text:changed-region xml:id="ct95500656" text:id="ct95500656">
          <text:insertion>
            <office:change-info>
              <dc:creator>Eiseltova</dc:creator>
              <dc:date>2012-05-20T12:49:00</dc:date>
            </office:change-info>
          </text:insertion>
        </text:changed-region>
        <text:changed-region xml:id="ct95501072" text:id="ct95501072">
          <text:deletion>
            <office:change-info>
              <dc:creator>Eiseltova</dc:creator>
              <dc:date>2012-05-20T12:49:00</dc:date>
            </office:change-info>
            <text:p text:style-name="P3"><text:s/></text:p>
          </text:deletion>
        </text:changed-region>
        <text:changed-region xml:id="ct95501176" text:id="ct95501176">
          <text:deletion>
            <office:change-info>
              <dc:creator>Eiseltova</dc:creator>
              <dc:date>2012-05-20T12:49:00</dc:date>
            </office:change-info>
            <text:p text:style-name="P3">wise</text:p>
          </text:deletion>
        </text:changed-region>
        <text:changed-region xml:id="ct95500760" text:id="ct95500760">
          <text:insertion>
            <office:change-info>
              <dc:creator>Eiseltova</dc:creator>
              <dc:date>2012-05-20T12:49:00</dc:date>
            </office:change-info>
          </text:insertion>
        </text:changed-region>
        <text:changed-region xml:id="ct95500864" text:id="ct95500864">
          <text:insertion>
            <office:change-info>
              <dc:creator>Eiseltova</dc:creator>
              <dc:date>2012-05-20T12:49:00</dc:date>
            </office:change-info>
          </text:insertion>
        </text:changed-region>
        <text:changed-region xml:id="ct95501384" text:id="ct95501384">
          <text:insertion>
            <office:change-info>
              <dc:creator>Eiseltova</dc:creator>
              <dc:date>2012-05-20T12:50:00</dc:date>
            </office:change-info>
          </text:insertion>
        </text:changed-region>
        <text:changed-region xml:id="ct95501488" text:id="ct95501488">
          <text:insertion>
            <office:change-info>
              <dc:creator>Eiseltova</dc:creator>
              <dc:date>2012-05-20T12:50:00</dc:date>
            </office:change-info>
          </text:insertion>
        </text:changed-region>
        <text:changed-region xml:id="ct95501800" text:id="ct95501800">
          <text:deletion>
            <office:change-info>
              <dc:creator>Eiseltova</dc:creator>
              <dc:date>2012-05-20T12:50:00</dc:date>
            </office:change-info>
            <text:p text:style-name="P3">i</text:p>
          </text:deletion>
        </text:changed-region>
        <text:changed-region xml:id="ct95501592" text:id="ct95501592">
          <text:insertion>
            <office:change-info>
              <dc:creator>Eiseltova</dc:creator>
              <dc:date>2012-05-20T12:50:00</dc:date>
            </office:change-info>
          </text:insertion>
        </text:changed-region>
        <text:changed-region xml:id="ct95501280" text:id="ct95501280">
          <text:insertion>
            <office:change-info>
              <dc:creator>Eiseltova</dc:creator>
              <dc:date>2012-05-20T12:50:00</dc:date>
            </office:change-info>
          </text:insertion>
        </text:changed-region>
        <text:changed-region xml:id="ct95501696" text:id="ct95501696">
          <text:insertion>
            <office:change-info>
              <dc:creator>Eiseltova</dc:creator>
              <dc:date>2012-05-20T12:50:00</dc:date>
            </office:change-info>
          </text:insertion>
        </text:changed-region>
        <text:changed-region xml:id="ct95502008" text:id="ct95502008">
          <text:insertion>
            <office:change-info>
              <dc:creator>Eiseltova</dc:creator>
              <dc:date>2012-05-20T12:53:00</dc:date>
            </office:change-info>
          </text:insertion>
        </text:changed-region>
        <text:changed-region xml:id="ct95501904" text:id="ct95501904">
          <text:deletion>
            <office:change-info>
              <dc:creator>Eiseltova</dc:creator>
              <dc:date>2012-05-20T12:51:00</dc:date>
            </office:change-info>
            <text:p text:style-name="P3">is</text:p>
          </text:deletion>
        </text:changed-region>
        <text:changed-region xml:id="ct95502112" text:id="ct95502112">
          <text:insertion>
            <office:change-info>
              <dc:creator>Eiseltova</dc:creator>
              <dc:date>2012-05-20T12:55:00</dc:date>
            </office:change-info>
          </text:insertion>
        </text:changed-region>
        <text:changed-region xml:id="ct95502216" text:id="ct95502216">
          <text:insertion>
            <office:change-info>
              <dc:creator>Eiseltova</dc:creator>
              <dc:date>2012-05-20T12:56:00</dc:date>
            </office:change-info>
          </text:insertion>
        </text:changed-region>
        <text:changed-region xml:id="ct95502320" text:id="ct95502320">
          <text:insertion>
            <office:change-info>
              <dc:creator>Eiseltova</dc:creator>
              <dc:date>2012-05-20T12:57:00</dc:date>
            </office:change-info>
          </text:insertion>
        </text:changed-region>
        <text:changed-region xml:id="ct95502424" text:id="ct95502424">
          <text:deletion>
            <office:change-info>
              <dc:creator>Eiseltova</dc:creator>
              <dc:date>2012-05-20T12:57:00</dc:date>
            </office:change-info>
            <text:p text:style-name="P3">w</text:p>
          </text:deletion>
        </text:changed-region>
        <text:changed-region xml:id="ct95502528" text:id="ct95502528">
          <text:insertion>
            <office:change-info>
              <dc:creator>Eiseltova</dc:creator>
              <dc:date>2012-05-20T12:59:00</dc:date>
            </office:change-info>
          </text:insertion>
        </text:changed-region>
        <text:changed-region xml:id="ct95502632" text:id="ct95502632">
          <text:insertion>
            <office:change-info>
              <dc:creator>Eiseltova</dc:creator>
              <dc:date>2012-05-20T12:59:00</dc:date>
            </office:change-info>
          </text:insertion>
        </text:changed-region>
        <text:changed-region xml:id="ct95502736" text:id="ct95502736">
          <text:insertion>
            <office:change-info>
              <dc:creator>Eiseltova</dc:creator>
              <dc:date>2012-05-20T13:06:00</dc:date>
            </office:change-info>
          </text:insertion>
        </text:changed-region>
        <text:changed-region xml:id="ct95502944" text:id="ct95502944">
          <text:insertion>
            <office:change-info>
              <dc:creator>Eiseltova</dc:creator>
              <dc:date>2012-05-20T13:07:00</dc:date>
            </office:change-info>
          </text:insertion>
        </text:changed-region>
        <text:changed-region xml:id="ct95503048" text:id="ct95503048">
          <text:insertion>
            <office:change-info>
              <dc:creator>Eiseltova</dc:creator>
              <dc:date>2012-05-20T13:07:00</dc:date>
            </office:change-info>
          </text:insertion>
        </text:changed-region>
        <text:changed-region xml:id="ct95503152" text:id="ct95503152">
          <text:insertion>
            <office:change-info>
              <dc:creator>Eiseltova</dc:creator>
              <dc:date>2012-05-20T13:07:00</dc:date>
            </office:change-info>
          </text:insertion>
        </text:changed-region>
        <text:changed-region xml:id="ct95503360" text:id="ct95503360">
          <text:deletion>
            <office:change-info>
              <dc:creator>Eiseltova</dc:creator>
              <dc:date>2012-05-20T13:08:00</dc:date>
            </office:change-info>
            <text:p text:style-name="P5"><text:span text:style-name="T6">script</text:span></text:p>
          </text:deletion>
        </text:changed-region>
        <text:changed-region xml:id="ct95503256" text:id="ct95503256">
          <text:insertion>
            <office:change-info>
              <dc:creator>Eiseltova</dc:creator>
              <dc:date>2012-05-20T13:08:00</dc:date>
            </office:change-info>
          </text:insertion>
        </text:changed-region>
        <text:changed-region xml:id="ct95503568" text:id="ct95503568">
          <text:insertion>
            <office:change-info>
              <dc:creator>Eiseltova</dc:creator>
              <dc:date>2012-05-20T13:13:00</dc:date>
            </office:change-info>
          </text:insertion>
        </text:changed-region>
        <text:changed-region xml:id="ct95503672" text:id="ct95503672">
          <text:insertion>
            <office:change-info>
              <dc:creator>Eiseltova</dc:creator>
              <dc:date>2012-05-20T13:13:00</dc:date>
            </office:change-info>
          </text:insertion>
        </text:changed-region>
        <text:changed-region xml:id="ct95503984" text:id="ct95503984">
          <text:deletion>
            <office:change-info>
              <dc:creator>Eiseltova</dc:creator>
              <dc:date>2012-05-20T13:13:00</dc:date>
            </office:change-info>
            <text:p text:style-name="P2"><text:span text:style-name="T1"><text:s/></text:span></text:p>
          </text:deletion>
        </text:changed-region>
        <text:changed-region xml:id="ct95503464" text:id="ct95503464">
          <text:insertion>
            <office:change-info>
              <dc:creator>Eiseltova</dc:creator>
              <dc:date>2012-05-20T13:13:00</dc:date>
            </office:change-info>
          </text:insertion>
        </text:changed-region>
        <text:changed-region xml:id="ct95503880" text:id="ct95503880">
          <text:deletion>
            <office:change-info>
              <dc:creator>Eiseltova</dc:creator>
              <dc:date>2012-05-20T13:13:00</dc:date>
            </office:change-info>
            <text:p text:style-name="P2"><text:span text:style-name="T1">a few</text:span></text:p>
          </text:deletion>
        </text:changed-region>
        <text:changed-region xml:id="ct95503776" text:id="ct95503776">
          <text:deletion>
            <office:change-info>
              <dc:creator>Eiseltova</dc:creator>
              <dc:date>2012-05-20T13:13:00</dc:date>
            </office:change-info>
            <text:p text:style-name="P2"><text:span text:style-name="T1"><text:s/></text:span></text:p>
          </text:deletion>
        </text:changed-region>
        <text:changed-region xml:id="ct95504088" text:id="ct95504088">
          <text:insertion>
            <office:change-info>
              <dc:creator>Eiseltova</dc:creator>
              <dc:date>2012-05-20T13:14:00</dc:date>
            </office:change-info>
          </text:insertion>
        </text:changed-region>
        <text:changed-region xml:id="ct95504192" text:id="ct95504192">
          <text:insertion>
            <office:change-info>
              <dc:creator>Eiseltova</dc:creator>
              <dc:date>2012-05-20T13:14:00</dc:date>
            </office:change-info>
          </text:insertion>
        </text:changed-region>
        <text:changed-region xml:id="ct95504712" text:id="ct95504712">
          <text:deletion>
            <office:change-info>
              <dc:creator>Eiseltova</dc:creator>
              <dc:date>2012-05-20T13:14:00</dc:date>
            </office:change-info>
            <text:p text:style-name="P2"><text:span text:style-name="T1">ffect</text:span></text:p>
          </text:deletion>
        </text:changed-region>
        <text:changed-region xml:id="ct95504816" text:id="ct95504816">
          <text:deletion>
            <office:change-info>
              <dc:creator>Eiseltova</dc:creator>
              <dc:date>2012-05-20T13:14:00</dc:date>
            </office:change-info>
            <text:p text:style-name="P2"><text:span text:style-name="T1"><text:s/>only</text:span></text:p>
          </text:deletion>
        </text:changed-region>
        <text:changed-region xml:id="ct95504296" text:id="ct95504296">
          <text:insertion>
            <office:change-info>
              <dc:creator>Eiseltova</dc:creator>
              <dc:date>2012-05-20T13:14:00</dc:date>
            </office:change-info>
          </text:insertion>
        </text:changed-region>
        <text:changed-region xml:id="ct95504920" text:id="ct95504920">
          <text:deletion>
            <office:change-info>
              <dc:creator>Eiseltova</dc:creator>
              <dc:date>2012-05-20T13:14:00</dc:date>
            </office:change-info>
            <text:p text:style-name="P2"><text:span text:style-name="T1">E</text:span></text:p>
          </text:deletion>
        </text:changed-region>
        <text:changed-region xml:id="ct95504400" text:id="ct95504400">
          <text:insertion>
            <office:change-info>
              <dc:creator>Eiseltova</dc:creator>
              <dc:date>2012-05-20T13:14:00</dc:date>
            </office:change-info>
          </text:insertion>
        </text:changed-region>
        <text:changed-region xml:id="ct95504504" text:id="ct95504504">
          <text:insertion>
            <office:change-info>
              <dc:creator>Eiseltova</dc:creator>
              <dc:date>2012-05-20T13:14:00</dc:date>
            </office:change-info>
          </text:insertion>
        </text:changed-region>
        <text:changed-region xml:id="ct95504608" text:id="ct95504608">
          <text:insertion>
            <office:change-info>
              <dc:creator>Eiseltova</dc:creator>
              <dc:date>2012-05-20T13:14:00</dc:date>
            </office:change-info>
          </text:insertion>
        </text:changed-region>
        <text:changed-region xml:id="ct95505128" text:id="ct95505128">
          <text:insertion>
            <office:change-info>
              <dc:creator>Eiseltova</dc:creator>
              <dc:date>2012-05-20T13:15:00</dc:date>
            </office:change-info>
          </text:insertion>
        </text:changed-region>
        <text:changed-region xml:id="ct95505232" text:id="ct95505232">
          <text:deletion>
            <office:change-info>
              <dc:creator>Eiseltova</dc:creator>
              <dc:date>2012-05-20T13:15:00</dc:date>
            </office:change-info>
            <text:p text:style-name="P3">S</text:p>
          </text:deletion>
        </text:changed-region>
        <text:changed-region xml:id="ct95505336" text:id="ct95505336">
          <text:insertion>
            <office:change-info>
              <dc:creator>Eiseltova</dc:creator>
              <dc:date>2012-05-20T13:16:00</dc:date>
            </office:change-info>
          </text:insertion>
        </text:changed-region>
        <text:changed-region xml:id="ct95505440" text:id="ct95505440">
          <text:insertion>
            <office:change-info>
              <dc:creator>Eiseltova</dc:creator>
              <dc:date>2012-05-20T13:16:00</dc:date>
            </office:change-info>
          </text:insertion>
        </text:changed-region>
        <text:changed-region xml:id="ct95505544" text:id="ct95505544">
          <text:insertion>
            <office:change-info>
              <dc:creator>Eiseltova</dc:creator>
              <dc:date>2012-05-20T13:16:00</dc:date>
            </office:change-info>
          </text:insertion>
        </text:changed-region>
        <text:changed-region xml:id="ct95505856" text:id="ct95505856">
          <text:deletion>
            <office:change-info>
              <dc:creator>Eiseltova</dc:creator>
              <dc:date>2012-05-20T13:17:00</dc:date>
            </office:change-info>
            <text:p text:style-name="P3">or</text:p>
          </text:deletion>
        </text:changed-region>
        <text:changed-region xml:id="ct95505960" text:id="ct95505960">
          <text:deletion>
            <office:change-info>
              <dc:creator>Eiseltova</dc:creator>
              <dc:date>2012-05-20T13:17:00</dc:date>
            </office:change-info>
            <text:p text:style-name="P3"><text:s/></text:p>
          </text:deletion>
        </text:changed-region>
        <text:changed-region xml:id="ct95505648" text:id="ct95505648">
          <text:insertion>
            <office:change-info>
              <dc:creator>Eiseltova</dc:creator>
              <dc:date>2012-05-20T13:17:00</dc:date>
            </office:change-info>
          </text:insertion>
        </text:changed-region>
        <text:changed-region xml:id="ct95505752" text:id="ct95505752">
          <text:insertion>
            <office:change-info>
              <dc:creator>Eiseltova</dc:creator>
              <dc:date>2012-05-20T13:17:00</dc:date>
            </office:change-info>
          </text:insertion>
        </text:changed-region>
        <text:changed-region xml:id="ct95506064" text:id="ct95506064">
          <text:insertion>
            <office:change-info>
              <dc:creator>Eiseltova</dc:creator>
              <dc:date>2012-05-20T13:18:00</dc:date>
            </office:change-info>
          </text:insertion>
        </text:changed-region>
        <text:changed-region xml:id="ct95506688" text:id="ct95506688">
          <text:deletion>
            <office:change-info>
              <dc:creator>Eiseltova</dc:creator>
              <dc:date>2012-05-20T13:18:00</dc:date>
            </office:change-info>
            <text:p text:style-name="P3">o</text:p>
          </text:deletion>
        </text:changed-region>
        <text:changed-region xml:id="ct95506168" text:id="ct95506168">
          <text:insertion>
            <office:change-info>
              <dc:creator>Eiseltova</dc:creator>
              <dc:date>2012-05-20T13:18:00</dc:date>
            </office:change-info>
          </text:insertion>
        </text:changed-region>
        <text:changed-region xml:id="ct95506480" text:id="ct95506480">
          <text:deletion>
            <office:change-info>
              <dc:creator>Eiseltova</dc:creator>
              <dc:date>2012-05-20T13:18:00</dc:date>
            </office:change-info>
            <text:p text:style-name="P3"><text:s/>of</text:p>
          </text:deletion>
        </text:changed-region>
        <text:changed-region xml:id="ct95506584" text:id="ct95506584">
          <text:deletion>
            <office:change-info>
              <dc:creator>Eiseltova</dc:creator>
              <dc:date>2012-05-20T13:18:00</dc:date>
            </office:change-info>
            <text:p text:style-name="P3">s</text:p>
          </text:deletion>
        </text:changed-region>
        <text:changed-region xml:id="ct95506272" text:id="ct95506272">
          <text:insertion>
            <office:change-info>
              <dc:creator>Eiseltova</dc:creator>
              <dc:date>2012-05-20T13:18:00</dc:date>
            </office:change-info>
          </text:insertion>
        </text:changed-region>
        <text:changed-region xml:id="ct95506792" text:id="ct95506792">
          <text:deletion>
            <office:change-info>
              <dc:creator>Eiseltova</dc:creator>
              <dc:date>2012-05-20T13:18:00</dc:date>
            </office:change-info>
            <text:p text:style-name="P3">.</text:p>
          </text:deletion>
        </text:changed-region>
        <text:changed-region xml:id="ct95506376" text:id="ct95506376">
          <text:insertion>
            <office:change-info>
              <dc:creator>Eiseltova</dc:creator>
              <dc:date>2012-05-20T13:18:00</dc:date>
            </office:change-info>
          </text:insertion>
        </text:changed-region>
        <text:changed-region xml:id="ct95507000" text:id="ct95507000">
          <text:deletion>
            <office:change-info>
              <dc:creator>Eiseltova</dc:creator>
              <dc:date>2012-05-20T13:18:00</dc:date>
            </office:change-info>
            <text:p text:style-name="P3">E</text:p>
          </text:deletion>
        </text:changed-region>
        <text:changed-region xml:id="ct95506896" text:id="ct95506896">
          <text:deletion>
            <office:change-info>
              <dc:creator>Eiseltova</dc:creator>
              <dc:date>2012-05-20T13:18:00</dc:date>
            </office:change-info>
            <text:p text:style-name="P3"><text:s/></text:p>
          </text:deletion>
        </text:changed-region>
        <text:changed-region xml:id="ct95507208" text:id="ct95507208">
          <text:insertion>
            <office:change-info>
              <dc:creator>Eiseltova</dc:creator>
              <dc:date>2012-05-20T13:19:00</dc:date>
            </office:change-info>
          </text:insertion>
        </text:changed-region>
        <text:changed-region xml:id="ct95507312" text:id="ct95507312">
          <text:deletion>
            <office:change-info>
              <dc:creator>Eiseltova</dc:creator>
              <dc:date>2012-05-20T13:19:00</dc:date>
            </office:change-info>
            <text:p text:style-name="P3">U</text:p>
          </text:deletion>
        </text:changed-region>
        <text:changed-region xml:id="ct95507104" text:id="ct95507104">
          <text:insertion>
            <office:change-info>
              <dc:creator>Eiseltova</dc:creator>
              <dc:date>2012-05-20T13:19:00</dc:date>
            </office:change-info>
          </text:insertion>
        </text:changed-region>
        <text:changed-region xml:id="ct95507416" text:id="ct95507416">
          <text:insertion>
            <office:change-info>
              <dc:creator>Eiseltova</dc:creator>
              <dc:date>2012-05-20T13:20:00</dc:date>
            </office:change-info>
          </text:insertion>
        </text:changed-region>
        <text:changed-region xml:id="ct95507624" text:id="ct95507624">
          <text:deletion>
            <office:change-info>
              <dc:creator>Eiseltova</dc:creator>
              <dc:date>2012-05-20T13:20:00</dc:date>
            </office:change-info>
            <text:p text:style-name="P3">only </text:p>
          </text:deletion>
        </text:changed-region>
        <text:changed-region xml:id="ct95507520" text:id="ct95507520">
          <text:insertion>
            <office:change-info>
              <dc:creator>Eiseltova</dc:creator>
              <dc:date>2012-05-20T13:20:00</dc:date>
            </office:change-info>
          </text:insertion>
        </text:changed-region>
        <text:changed-region xml:id="ct95507728" text:id="ct95507728">
          <text:deletion>
            <office:change-info>
              <dc:creator>Eiseltova</dc:creator>
              <dc:date>2012-05-20T13:20:00</dc:date>
            </office:change-info>
            <text:p text:style-name="P2"><text:span text:style-name="T1">S</text:span></text:p>
          </text:deletion>
        </text:changed-region>
        <text:changed-region xml:id="ct95507832" text:id="ct95507832">
          <text:deletion>
            <office:change-info>
              <dc:creator>Eiseltova</dc:creator>
              <dc:date>2012-05-20T13:32:00</dc:date>
            </office:change-info>
            <text:p text:style-name="P2"><text:span text:style-name="T11">the </text:span></text:p>
          </text:deletion>
        </text:changed-region>
        <text:changed-region xml:id="ct95507936" text:id="ct95507936">
          <text:insertion>
            <office:change-info>
              <dc:creator>Eiseltova</dc:creator>
              <dc:date>2012-05-20T13:33:00</dc:date>
            </office:change-info>
          </text:insertion>
        </text:changed-region>
        <text:changed-region xml:id="ct95508040" text:id="ct95508040">
          <text:insertion>
            <office:change-info>
              <dc:creator>Eiseltova</dc:creator>
              <dc:date>2012-05-20T13:33:00</dc:date>
            </office:change-info>
          </text:insertion>
        </text:changed-region>
        <text:changed-region xml:id="ct95508352" text:id="ct95508352">
          <text:deletion>
            <office:change-info>
              <dc:creator>Eiseltova</dc:creator>
              <dc:date>2012-05-20T13:33:00</dc:date>
            </office:change-info>
            <text:p text:style-name="P2"><text:span text:style-name="T1">N</text:span></text:p>
          </text:deletion>
        </text:changed-region>
        <text:changed-region xml:id="ct95508144" text:id="ct95508144">
          <text:insertion>
            <office:change-info>
              <dc:creator>Eiseltova</dc:creator>
              <dc:date>2012-05-20T13:33:00</dc:date>
            </office:change-info>
          </text:insertion>
        </text:changed-region>
        <text:changed-region xml:id="ct95508248" text:id="ct95508248">
          <text:insertion>
            <office:change-info>
              <dc:creator>Eiseltova</dc:creator>
              <dc:date>2012-05-20T13:33:00</dc:date>
            </office:change-info>
          </text:insertion>
        </text:changed-region>
        <text:changed-region xml:id="ct95508664" text:id="ct95508664">
          <text:insertion>
            <office:change-info>
              <dc:creator>Eiseltova</dc:creator>
              <dc:date>2012-05-20T13:37:00</dc:date>
            </office:change-info>
          </text:insertion>
        </text:changed-region>
        <text:changed-region xml:id="ct95508560" text:id="ct95508560">
          <text:insertion>
            <office:change-info>
              <dc:creator>Eiseltova</dc:creator>
              <dc:date>2012-05-20T13:36:00</dc:date>
            </office:change-info>
          </text:insertion>
        </text:changed-region>
        <text:changed-region xml:id="ct95508768" text:id="ct95508768">
          <text:insertion>
            <office:change-info>
              <dc:creator>Eiseltova</dc:creator>
              <dc:date>2012-05-20T13:37:00</dc:date>
            </office:change-info>
          </text:insertion>
        </text:changed-region>
        <text:changed-region xml:id="ct95508456" text:id="ct95508456">
          <text:insertion>
            <office:change-info>
              <dc:creator>Eiseltova</dc:creator>
              <dc:date>2012-05-20T13:36:00</dc:date>
            </office:change-info>
          </text:insertion>
        </text:changed-region>
        <text:changed-region xml:id="ct95508872" text:id="ct95508872">
          <text:insertion>
            <office:change-info>
              <dc:creator>Eiseltova</dc:creator>
              <dc:date>2012-05-20T13:37:00</dc:date>
            </office:change-info>
          </text:insertion>
        </text:changed-region>
        <text:changed-region xml:id="ct95508976" text:id="ct95508976">
          <text:deletion>
            <office:change-info>
              <dc:creator>Eiseltova</dc:creator>
              <dc:date>2012-05-20T13:37:00</dc:date>
            </office:change-info>
            <text:p text:style-name="P2"><text:span text:style-name="T1">nd you can pick what you like</text:span></text:p>
          </text:deletion>
        </text:changed-region>
        <text:changed-region xml:id="ct95509080" text:id="ct95509080">
          <text:insertion>
            <office:change-info>
              <dc:creator>Eiseltova</dc:creator>
              <dc:date>2012-05-20T13:38:00</dc:date>
            </office:change-info>
          </text:insertion>
        </text:changed-region>
        <text:changed-region xml:id="ct95509392" text:id="ct95509392">
          <text:deletion>
            <office:change-info>
              <dc:creator>Eiseltova</dc:creator>
              <dc:date>2012-05-20T13:38:00</dc:date>
            </office:change-info>
            <text:p text:style-name="P2"><text:span text:style-name="T1">file </text:span></text:p>
          </text:deletion>
        </text:changed-region>
        <text:changed-region xml:id="ct95509184" text:id="ct95509184">
          <text:insertion>
            <office:change-info>
              <dc:creator>Eiseltova</dc:creator>
              <dc:date>2012-05-20T13:38:00</dc:date>
            </office:change-info>
          </text:insertion>
        </text:changed-region>
        <text:changed-region xml:id="ct95509288" text:id="ct95509288">
          <text:insertion>
            <office:change-info>
              <dc:creator>Eiseltova</dc:creator>
              <dc:date>2012-05-20T13:38:00</dc:date>
            </office:change-info>
          </text:insertion>
        </text:changed-region>
        <text:changed-region xml:id="ct95509496" text:id="ct95509496">
          <text:deletion>
            <office:change-info>
              <dc:creator>Eiseltova</dc:creator>
              <dc:date>2012-05-20T13:38:00</dc:date>
            </office:change-info>
            <text:p text:style-name="P2"><text:span text:style-name="T1">A</text:span></text:p>
          </text:deletion>
        </text:changed-region>
        <text:changed-region xml:id="ct95509600" text:id="ct95509600">
          <text:deletion>
            <office:change-info>
              <dc:creator>Eiseltova</dc:creator>
              <dc:date>2012-05-20T13:38:00</dc:date>
            </office:change-info>
            <text:p text:style-name="P2"><text:span text:style-name="T1"><text:s/></text:span></text:p>
          </text:deletion>
        </text:changed-region>
        <text:changed-region xml:id="ct95509704" text:id="ct95509704">
          <text:insertion>
            <office:change-info>
              <dc:creator>Eiseltova</dc:creator>
              <dc:date>2012-05-20T13:39:00</dc:date>
            </office:change-info>
          </text:insertion>
        </text:changed-region>
        <text:changed-region xml:id="ct95509808" text:id="ct95509808">
          <text:insertion>
            <office:change-info>
              <dc:creator>Eiseltova</dc:creator>
              <dc:date>2012-05-20T13:39:00</dc:date>
            </office:change-info>
          </text:insertion>
        </text:changed-region>
        <text:changed-region xml:id="ct95509912" text:id="ct95509912">
          <text:insertion>
            <office:change-info>
              <dc:creator>Eiseltova</dc:creator>
              <dc:date>2012-05-20T13:39:00</dc:date>
            </office:change-info>
          </text:insertion>
        </text:changed-region>
        <text:changed-region xml:id="ct95510224" text:id="ct95510224">
          <text:insertion>
            <office:change-info>
              <dc:creator>Eiseltova</dc:creator>
              <dc:date>2012-05-20T13:40:00</dc:date>
            </office:change-info>
          </text:insertion>
        </text:changed-region>
        <text:changed-region xml:id="ct95510328" text:id="ct95510328">
          <text:deletion>
            <office:change-info>
              <dc:creator>Eiseltova</dc:creator>
              <dc:date>2012-05-20T13:40:00</dc:date>
            </office:change-info>
            <text:p text:style-name="P1">P</text:p>
          </text:deletion>
        </text:changed-region>
        <text:changed-region xml:id="ct95510120" text:id="ct95510120">
          <text:insertion>
            <office:change-info>
              <dc:creator>Eiseltova</dc:creator>
              <dc:date>2012-05-20T13:40:00</dc:date>
            </office:change-info>
          </text:insertion>
        </text:changed-region>
        <text:changed-region xml:id="ct95510016" text:id="ct95510016">
          <text:insertion>
            <office:change-info>
              <dc:creator>Eiseltova</dc:creator>
              <dc:date>2012-05-20T13:40:00</dc:date>
            </office:change-info>
          </text:insertion>
        </text:changed-region>
        <text:changed-region xml:id="ct95510432" text:id="ct95510432">
          <text:insertion>
            <office:change-info>
              <dc:creator>Eiseltova</dc:creator>
              <dc:date>2012-05-20T13:41:00</dc:date>
            </office:change-info>
          </text:insertion>
        </text:changed-region>
        <text:changed-region xml:id="ct95510848" text:id="ct95510848">
          <text:deletion>
            <office:change-info>
              <dc:creator>Eiseltova</dc:creator>
              <dc:date>2012-05-20T13:41:00</dc:date>
            </office:change-info>
            <text:p text:style-name="P3">only </text:p>
          </text:deletion>
        </text:changed-region>
        <text:changed-region xml:id="ct95510536" text:id="ct95510536">
          <text:insertion>
            <office:change-info>
              <dc:creator>Eiseltova</dc:creator>
              <dc:date>2012-05-20T13:41:00</dc:date>
            </office:change-info>
          </text:insertion>
        </text:changed-region>
        <text:changed-region xml:id="ct95510640" text:id="ct95510640">
          <text:insertion>
            <office:change-info>
              <dc:creator>Eiseltova</dc:creator>
              <dc:date>2012-05-20T13:41:00</dc:date>
            </office:change-info>
          </text:insertion>
        </text:changed-region>
        <text:changed-region xml:id="ct95510744" text:id="ct95510744">
          <text:deletion>
            <office:change-info>
              <dc:creator>Eiseltova</dc:creator>
              <dc:date>2012-05-20T13:41:00</dc:date>
            </office:change-info>
            <text:p text:style-name="P3">T</text:p>
          </text:deletion>
        </text:changed-region>
        <text:changed-region xml:id="ct95510952" text:id="ct95510952">
          <text:deletion>
            <office:change-info>
              <dc:creator>Eiseltova</dc:creator>
              <dc:date>2012-05-20T13:41:00</dc:date>
            </office:change-info>
            <text:p text:style-name="P3">s</text:p>
          </text:deletion>
        </text:changed-region>
        <text:changed-region xml:id="ct95511056" text:id="ct95511056">
          <text:insertion>
            <office:change-info>
              <dc:creator>Eiseltova</dc:creator>
              <dc:date>2012-05-20T13:42:00</dc:date>
            </office:change-info>
          </text:insertion>
        </text:changed-region>
        <text:changed-region xml:id="ct95511160" text:id="ct95511160">
          <text:insertion>
            <office:change-info>
              <dc:creator>Eiseltova</dc:creator>
              <dc:date>2012-05-20T13:42:00</dc:date>
            </office:change-info>
          </text:insertion>
        </text:changed-region>
        <text:changed-region xml:id="ct95511264" text:id="ct95511264">
          <text:insertion>
            <office:change-info>
              <dc:creator>Eiseltova</dc:creator>
              <dc:date>2012-05-20T13:42:00</dc:date>
            </office:change-info>
          </text:insertion>
        </text:changed-region>
        <text:changed-region xml:id="ct95511368" text:id="ct95511368">
          <text:deletion>
            <office:change-info>
              <dc:creator>Eiseltova</dc:creator>
              <dc:date>2012-05-20T13:42:00</dc:date>
            </office:change-info>
            <text:p text:style-name="P3">which is </text:p>
          </text:deletion>
        </text:changed-region>
        <text:changed-region xml:id="ct95511472" text:id="ct95511472">
          <text:insertion>
            <office:change-info>
              <dc:creator>Eiseltova</dc:creator>
              <dc:date>2012-05-20T13:43:00</dc:date>
            </office:change-info>
          </text:insertion>
        </text:changed-region>
        <text:changed-region xml:id="ct95511888" text:id="ct95511888">
          <text:deletion>
            <office:change-info>
              <dc:creator>Eiseltova</dc:creator>
              <dc:date>2012-05-20T13:43:00</dc:date>
            </office:change-info>
            <text:p text:style-name="P3">in</text:p>
          </text:deletion>
        </text:changed-region>
        <text:changed-region xml:id="ct95511992" text:id="ct95511992">
          <text:deletion>
            <office:change-info>
              <dc:creator>Eiseltova</dc:creator>
              <dc:date>2012-05-20T13:43:00</dc:date>
            </office:change-info>
            <text:p text:style-name="P3">of </text:p>
          </text:deletion>
        </text:changed-region>
        <text:changed-region xml:id="ct95511576" text:id="ct95511576">
          <text:insertion>
            <office:change-info>
              <dc:creator>Eiseltova</dc:creator>
              <dc:date>2012-05-20T13:43:00</dc:date>
            </office:change-info>
          </text:insertion>
        </text:changed-region>
        <text:changed-region xml:id="ct95511680" text:id="ct95511680">
          <text:insertion>
            <office:change-info>
              <dc:creator>Eiseltova</dc:creator>
              <dc:date>2012-05-20T13:43:00</dc:date>
            </office:change-info>
          </text:insertion>
        </text:changed-region>
        <text:changed-region xml:id="ct95511784" text:id="ct95511784">
          <text:insertion>
            <office:change-info>
              <dc:creator>Eiseltova</dc:creator>
              <dc:date>2012-05-20T13:43:00</dc:date>
            </office:change-info>
          </text:insertion>
        </text:changed-region>
        <text:changed-region xml:id="ct95512096" text:id="ct95512096">
          <text:insertion>
            <office:change-info>
              <dc:creator>Eiseltova</dc:creator>
              <dc:date>2012-05-20T13:44:00</dc:date>
            </office:change-info>
          </text:insertion>
        </text:changed-region>
        <text:changed-region xml:id="ct95512304" text:id="ct95512304">
          <text:deletion>
            <office:change-info>
              <dc:creator>Eiseltova</dc:creator>
              <dc:date>2012-05-20T13:44:00</dc:date>
            </office:change-info>
            <text:p text:style-name="P1"><text:span text:style-name="T2">complex solution</text:span></text:p>
          </text:deletion>
        </text:changed-region>
        <text:changed-region xml:id="ct95512200" text:id="ct95512200">
          <text:insertion>
            <office:change-info>
              <dc:creator>Eiseltova</dc:creator>
              <dc:date>2012-05-20T13:44:00</dc:date>
            </office:change-info>
          </text:insertion>
        </text:changed-region>
        <text:changed-region xml:id="ct95513136" text:id="ct95513136">
          <text:deletion>
            <office:change-info>
              <dc:creator>Eiseltova</dc:creator>
              <dc:date>2012-05-20T13:45:00</dc:date>
            </office:change-info>
            <text:p text:style-name="P1"><text:span text:style-name="T2">it can </text:span></text:p>
          </text:deletion>
        </text:changed-region>
        <text:changed-region xml:id="ct95512512" text:id="ct95512512">
          <text:insertion>
            <office:change-info>
              <dc:creator>Eiseltova</dc:creator>
              <dc:date>2012-05-20T13:45:00</dc:date>
            </office:change-info>
          </text:insertion>
        </text:changed-region>
        <text:changed-region xml:id="ct95512616" text:id="ct95512616">
          <text:insertion>
            <office:change-info>
              <dc:creator>Eiseltova</dc:creator>
              <dc:date>2012-05-20T13:45:00</dc:date>
            </office:change-info>
          </text:insertion>
        </text:changed-region>
        <text:changed-region xml:id="ct95512928" text:id="ct95512928">
          <text:deletion>
            <office:change-info>
              <dc:creator>Eiseltova</dc:creator>
              <dc:date>2012-05-20T13:45:00</dc:date>
            </office:change-info>
            <text:p text:style-name="P1"><text:span text:style-name="T2">s</text:span></text:p>
          </text:deletion>
        </text:changed-region>
        <text:changed-region xml:id="ct95512720" text:id="ct95512720">
          <text:insertion>
            <office:change-info>
              <dc:creator>Eiseltova</dc:creator>
              <dc:date>2012-05-20T13:45:00</dc:date>
            </office:change-info>
          </text:insertion>
        </text:changed-region>
        <text:changed-region xml:id="ct95512824" text:id="ct95512824">
          <text:insertion>
            <office:change-info>
              <dc:creator>Eiseltova</dc:creator>
              <dc:date>2012-05-20T13:45:00</dc:date>
            </office:change-info>
          </text:insertion>
        </text:changed-region>
        <text:changed-region xml:id="ct95513032" text:id="ct95513032">
          <text:deletion>
            <office:change-info>
              <dc:creator>Eiseltova</dc:creator>
              <dc:date>2012-05-20T13:45:00</dc:date>
            </office:change-info>
            <text:p text:style-name="P1"><text:span text:style-name="T2">like</text:span></text:p>
          </text:deletion>
        </text:changed-region>
        <text:changed-region xml:id="ct95512408" text:id="ct95512408">
          <text:insertion>
            <office:change-info>
              <dc:creator>Eiseltova</dc:creator>
              <dc:date>2012-05-20T13:45:00</dc:date>
            </office:change-info>
          </text:insertion>
        </text:changed-region>
        <text:changed-region xml:id="ct95513344" text:id="ct95513344">
          <text:insertion>
            <office:change-info>
              <dc:creator>Eiseltova</dc:creator>
              <dc:date>2012-05-20T13:46:00</dc:date>
            </office:change-info>
          </text:insertion>
        </text:changed-region>
        <text:changed-region xml:id="ct95513656" text:id="ct95513656">
          <text:deletion>
            <office:change-info>
              <dc:creator>Eiseltova</dc:creator>
              <dc:date>2012-05-20T13:46:00</dc:date>
            </office:change-info>
            <text:p text:style-name="P1"><text:span text:style-name="T2">O</text:span></text:p>
          </text:deletion>
        </text:changed-region>
        <text:changed-region xml:id="ct95513240" text:id="ct95513240">
          <text:insertion>
            <office:change-info>
              <dc:creator>Eiseltova</dc:creator>
              <dc:date>2012-05-20T13:46:00</dc:date>
            </office:change-info>
          </text:insertion>
        </text:changed-region>
        <text:changed-region xml:id="ct95513760" text:id="ct95513760">
          <text:deletion>
            <office:change-info>
              <dc:creator>Eiseltova</dc:creator>
              <dc:date>2012-05-20T13:46:00</dc:date>
            </office:change-info>
            <text:p text:style-name="P1"><text:span text:style-name="T2">like</text:span></text:p>
          </text:deletion>
        </text:changed-region>
        <text:changed-region xml:id="ct95513448" text:id="ct95513448">
          <text:insertion>
            <office:change-info>
              <dc:creator>Eiseltova</dc:creator>
              <dc:date>2012-05-20T13:46:00</dc:date>
            </office:change-info>
          </text:insertion>
        </text:changed-region>
        <text:changed-region xml:id="ct95513552" text:id="ct95513552">
          <text:insertion>
            <office:change-info>
              <dc:creator>Eiseltova</dc:creator>
              <dc:date>2012-05-20T13:46:00</dc:date>
            </office:change-info>
          </text:insertion>
        </text:changed-region>
        <text:changed-region xml:id="ct95513864" text:id="ct95513864">
          <text:insertion>
            <office:change-info>
              <dc:creator>Eiseltova</dc:creator>
              <dc:date>2012-05-20T13:47:00</dc:date>
            </office:change-info>
          </text:insertion>
        </text:changed-region>
        <text:changed-region xml:id="ct95513968" text:id="ct95513968">
          <text:insertion>
            <office:change-info>
              <dc:creator>Eiseltova</dc:creator>
              <dc:date>2012-05-20T13:47:00</dc:date>
            </office:change-info>
          </text:insertion>
        </text:changed-region>
        <text:changed-region xml:id="ct95514176" text:id="ct95514176">
          <text:deletion>
            <office:change-info>
              <dc:creator>Eiseltova</dc:creator>
              <dc:date>2012-05-20T13:47:00</dc:date>
            </office:change-info>
            <text:p text:style-name="P3">E</text:p>
          </text:deletion>
        </text:changed-region>
        <text:changed-region xml:id="ct95514072" text:id="ct95514072">
          <text:insertion>
            <office:change-info>
              <dc:creator>Eiseltova</dc:creator>
              <dc:date>2012-05-20T13:47:00</dc:date>
            </office:change-info>
          </text:insertion>
        </text:changed-region>
        <text:changed-region xml:id="ct95514488" text:id="ct95514488">
          <text:deletion>
            <office:change-info>
              <dc:creator>Eiseltova</dc:creator>
              <dc:date>2012-05-20T13:48:00</dc:date>
            </office:change-info>
            <text:p text:style-name="P3">there is </text:p>
          </text:deletion>
        </text:changed-region>
        <text:changed-region xml:id="ct95514280" text:id="ct95514280">
          <text:insertion>
            <office:change-info>
              <dc:creator>Eiseltova</dc:creator>
              <dc:date>2012-05-20T13:48:00</dc:date>
            </office:change-info>
          </text:insertion>
        </text:changed-region>
        <text:changed-region xml:id="ct95514384" text:id="ct95514384">
          <text:insertion>
            <office:change-info>
              <dc:creator>Eiseltova</dc:creator>
              <dc:date>2012-05-20T13:48:00</dc:date>
            </office:change-info>
          </text:insertion>
        </text:changed-region>
        <text:changed-region xml:id="ct95514592" text:id="ct95514592">
          <text:insertion>
            <office:change-info>
              <dc:creator>Eiseltova</dc:creator>
              <dc:date>2012-05-20T13:56:00</dc:date>
            </office:change-info>
          </text:insertion>
        </text:changed-region>
        <text:changed-region xml:id="ct95514800" text:id="ct95514800">
          <text:insertion>
            <office:change-info>
              <dc:creator>Eiseltova</dc:creator>
              <dc:date>2012-05-20T13:57:00</dc:date>
            </office:change-info>
          </text:insertion>
        </text:changed-region>
        <text:changed-region xml:id="ct95515008" text:id="ct95515008">
          <text:insertion>
            <office:change-info>
              <dc:creator>Eiseltova</dc:creator>
              <dc:date>2012-05-20T13:58:00</dc:date>
            </office:change-info>
          </text:insertion>
        </text:changed-region>
        <text:changed-region xml:id="ct95514904" text:id="ct95514904">
          <text:insertion>
            <office:change-info>
              <dc:creator>Eiseltova</dc:creator>
              <dc:date>2012-05-20T13:57:00</dc:date>
            </office:change-info>
          </text:insertion>
        </text:changed-region>
        <text:changed-region xml:id="ct95514696" text:id="ct95514696">
          <text:insertion>
            <office:change-info>
              <dc:creator>Eiseltova</dc:creator>
              <dc:date>2012-05-20T13:56:00</dc:date>
            </office:change-info>
          </text:insertion>
        </text:changed-region>
        <text:changed-region xml:id="ct95515112" text:id="ct95515112">
          <text:insertion>
            <office:change-info>
              <dc:creator>Eiseltova</dc:creator>
              <dc:date>2012-05-20T13:59:00</dc:date>
            </office:change-info>
          </text:insertion>
        </text:changed-region>
        <text:changed-region xml:id="ct95515528" text:id="ct95515528">
          <text:deletion>
            <office:change-info>
              <dc:creator>Eiseltova</dc:creator>
              <dc:date>2012-05-20T13:59:00</dc:date>
            </office:change-info>
            <text:p text:style-name="P3">quite</text:p>
          </text:deletion>
        </text:changed-region>
        <text:changed-region xml:id="ct95515632" text:id="ct95515632">
          <text:deletion>
            <office:change-info>
              <dc:creator>Eiseltova</dc:creator>
              <dc:date>2012-05-20T13:59:00</dc:date>
            </office:change-info>
            <text:p text:style-name="P3">un</text:p>
          </text:deletion>
        </text:changed-region>
        <text:changed-region xml:id="ct95515736" text:id="ct95515736">
          <text:deletion>
            <office:change-info>
              <dc:creator>Eiseltova</dc:creator>
              <dc:date>2012-05-20T13:59:00</dc:date>
            </office:change-info>
            <text:p text:style-name="P3">e</text:p>
          </text:deletion>
        </text:changed-region>
        <text:changed-region xml:id="ct95515216" text:id="ct95515216">
          <text:insertion>
            <office:change-info>
              <dc:creator>Eiseltova</dc:creator>
              <dc:date>2012-05-20T13:59:00</dc:date>
            </office:change-info>
          </text:insertion>
        </text:changed-region>
        <text:changed-region xml:id="ct95515320" text:id="ct95515320">
          <text:insertion>
            <office:change-info>
              <dc:creator>Eiseltova</dc:creator>
              <dc:date>2012-05-20T13:59:00</dc:date>
            </office:change-info>
          </text:insertion>
        </text:changed-region>
        <text:changed-region xml:id="ct95515840" text:id="ct95515840">
          <text:deletion>
            <office:change-info>
              <dc:creator>Eiseltova</dc:creator>
              <dc:date>2012-05-20T13:59:00</dc:date>
            </office:change-info>
            <text:p text:style-name="P1"><text:span text:style-name="T2">A</text:span></text:p>
          </text:deletion>
        </text:changed-region>
        <text:changed-region xml:id="ct95515424" text:id="ct95515424">
          <text:insertion>
            <office:change-info>
              <dc:creator>Eiseltova</dc:creator>
              <dc:date>2012-05-20T13:59:00</dc:date>
            </office:change-info>
          </text:insertion>
        </text:changed-region>
        <text:changed-region xml:id="ct95309552" text:id="ct95309552">
          <text:deletion>
            <office:change-info>
              <dc:creator>Eiseltova</dc:creator>
              <dc:date>2012-05-20T14:00:00</dc:date>
            </office:change-info>
            <text:p text:style-name="P1"><text:span text:style-name="T2">the </text:span></text:p>
          </text:deletion>
        </text:changed-region>
        <text:changed-region xml:id="ct95515944" text:id="ct95515944">
          <text:insertion>
            <office:change-info>
              <dc:creator>Eiseltova</dc:creator>
              <dc:date>2012-05-20T14:00:00</dc:date>
            </office:change-info>
          </text:insertion>
        </text:changed-region>
        <text:changed-region xml:id="ct95516048" text:id="ct95516048">
          <text:insertion>
            <office:change-info>
              <dc:creator>Eiseltova</dc:creator>
              <dc:date>2012-05-20T14:00:00</dc:date>
            </office:change-info>
          </text:insertion>
        </text:changed-region>
        <text:changed-region xml:id="ct95309656" text:id="ct95309656">
          <text:deletion>
            <office:change-info>
              <dc:creator>Eiseltova</dc:creator>
              <dc:date>2012-05-20T14:00:00</dc:date>
            </office:change-info>
            <text:p text:style-name="P1"><text:span text:style-name="T2">in</text:span></text:p>
          </text:deletion>
        </text:changed-region>
        <text:changed-region xml:id="ct95310280" text:id="ct95310280">
          <text:deletion>
            <office:change-info>
              <dc:creator>Eiseltova</dc:creator>
              <dc:date>2012-05-20T14:03:00</dc:date>
            </office:change-info>
            <text:p text:style-name="P1"><text:span text:style-name="T2"><text:s/>is described</text:span></text:p>
          </text:deletion>
        </text:changed-region>
        <text:changed-region xml:id="ct95309760" text:id="ct95309760">
          <text:insertion>
            <office:change-info>
              <dc:creator>Eiseltova</dc:creator>
              <dc:date>2012-05-20T14:03:00</dc:date>
            </office:change-info>
          </text:insertion>
        </text:changed-region>
        <text:changed-region xml:id="ct95311320" text:id="ct95311320">
          <text:insertion>
            <office:change-info>
              <dc:creator>Eiseltova</dc:creator>
              <dc:date>2012-05-20T14:07:00</dc:date>
            </office:change-info>
          </text:insertion>
        </text:changed-region>
        <text:changed-region xml:id="ct95309968" text:id="ct95309968">
          <text:insertion>
            <office:change-info>
              <dc:creator>Eiseltova</dc:creator>
              <dc:date>2012-05-20T14:03:00</dc:date>
            </office:change-info>
          </text:insertion>
        </text:changed-region>
        <text:changed-region xml:id="ct95310072" text:id="ct95310072">
          <text:insertion>
            <office:change-info>
              <dc:creator>Eiseltova</dc:creator>
              <dc:date>2012-05-20T14:03:00</dc:date>
            </office:change-info>
          </text:insertion>
        </text:changed-region>
        <text:changed-region xml:id="ct95311216" text:id="ct95311216">
          <text:insertion>
            <office:change-info>
              <dc:creator>Eiseltova</dc:creator>
              <dc:date>2012-05-20T14:06:00</dc:date>
            </office:change-info>
          </text:insertion>
        </text:changed-region>
        <text:changed-region xml:id="ct95310176" text:id="ct95310176">
          <text:insertion>
            <office:change-info>
              <dc:creator>Eiseltova</dc:creator>
              <dc:date>2012-05-20T14:03:00</dc:date>
            </office:change-info>
          </text:insertion>
        </text:changed-region>
        <text:changed-region xml:id="ct95310384" text:id="ct95310384">
          <text:deletion>
            <office:change-info>
              <dc:creator>Eiseltova</dc:creator>
              <dc:date>2012-05-20T14:03:00</dc:date>
            </office:change-info>
            <text:p text:style-name="P1"><text:span text:style-name="T2"><text:s/>explained</text:span></text:p>
          </text:deletion>
        </text:changed-region>
        <text:changed-region xml:id="ct95310488" text:id="ct95310488">
          <text:insertion>
            <office:change-info>
              <dc:creator>Eiseltova</dc:creator>
              <dc:date>2012-05-20T14:04:00</dc:date>
            </office:change-info>
          </text:insertion>
        </text:changed-region>
        <text:changed-region xml:id="ct95309864" text:id="ct95309864">
          <text:insertion>
            <office:change-info>
              <dc:creator>Eiseltova</dc:creator>
              <dc:date>2012-05-20T14:03:00</dc:date>
            </office:change-info>
          </text:insertion>
        </text:changed-region>
        <text:changed-region xml:id="ct95310592" text:id="ct95310592">
          <text:insertion>
            <office:change-info>
              <dc:creator>Eiseltova</dc:creator>
              <dc:date>2012-05-20T14:04:00</dc:date>
            </office:change-info>
          </text:insertion>
        </text:changed-region>
        <text:changed-region xml:id="ct95310696" text:id="ct95310696">
          <text:deletion>
            <office:change-info>
              <dc:creator>Eiseltova</dc:creator>
              <dc:date>2012-05-20T14:04:00</dc:date>
            </office:change-info>
            <text:p text:style-name="P1"><text:span text:style-name="T9">c</text:span></text:p>
          </text:deletion>
        </text:changed-region>
        <text:changed-region xml:id="ct95311112" text:id="ct95311112">
          <text:deletion>
            <office:change-info>
              <dc:creator>Eiseltova</dc:creator>
              <dc:date>2012-05-20T14:05:00</dc:date>
            </office:change-info>
            <text:p text:style-name="P3"><text:s/>is described</text:p>
          </text:deletion>
        </text:changed-region>
        <text:changed-region xml:id="ct95314544" text:id="ct95314544">
          <text:insertion>
            <office:change-info>
              <dc:creator>Eiseltova</dc:creator>
              <dc:date>2012-05-20T14:16:00</dc:date>
            </office:change-info>
          </text:insertion>
        </text:changed-region>
        <text:changed-region xml:id="ct95310800" text:id="ct95310800">
          <text:insertion>
            <office:change-info>
              <dc:creator>Eiseltova</dc:creator>
              <dc:date>2012-05-20T14:05:00</dc:date>
            </office:change-info>
          </text:insertion>
        </text:changed-region>
        <text:changed-region xml:id="ct95310904" text:id="ct95310904">
          <text:insertion>
            <office:change-info>
              <dc:creator>Eiseltova</dc:creator>
              <dc:date>2012-05-20T14:05:00</dc:date>
            </office:change-info>
          </text:insertion>
        </text:changed-region>
        <text:changed-region xml:id="ct95311008" text:id="ct95311008">
          <text:insertion>
            <office:change-info>
              <dc:creator>Eiseltova</dc:creator>
              <dc:date>2012-05-20T14:05:00</dc:date>
            </office:change-info>
          </text:insertion>
        </text:changed-region>
        <text:changed-region xml:id="ct95311528" text:id="ct95311528">
          <text:insertion>
            <office:change-info>
              <dc:creator>Eiseltova</dc:creator>
              <dc:date>2012-05-20T14:08:00</dc:date>
            </office:change-info>
          </text:insertion>
        </text:changed-region>
        <text:changed-region xml:id="ct95311944" text:id="ct95311944">
          <text:deletion>
            <office:change-info>
              <dc:creator>Eiseltova</dc:creator>
              <dc:date>2012-05-20T14:08:00</dc:date>
            </office:change-info>
            <text:p text:style-name="P3">L</text:p>
          </text:deletion>
        </text:changed-region>
        <text:changed-region xml:id="ct95311424" text:id="ct95311424">
          <text:insertion>
            <office:change-info>
              <dc:creator>Eiseltova</dc:creator>
              <dc:date>2012-05-20T14:08:00</dc:date>
            </office:change-info>
          </text:insertion>
        </text:changed-region>
        <text:changed-region xml:id="ct95311736" text:id="ct95311736">
          <text:insertion>
            <office:change-info>
              <dc:creator>Eiseltova</dc:creator>
              <dc:date>2012-05-20T14:08:00</dc:date>
            </office:change-info>
          </text:insertion>
        </text:changed-region>
        <text:changed-region xml:id="ct95311632" text:id="ct95311632">
          <text:insertion>
            <office:change-info>
              <dc:creator>Eiseltova</dc:creator>
              <dc:date>2012-05-20T14:08:00</dc:date>
            </office:change-info>
          </text:insertion>
        </text:changed-region>
        <text:changed-region xml:id="ct95312048" text:id="ct95312048">
          <text:deletion>
            <office:change-info>
              <dc:creator>Eiseltova</dc:creator>
              <dc:date>2012-05-20T14:08:00</dc:date>
            </office:change-info>
            <text:p text:style-name="P3">C</text:p>
          </text:deletion>
        </text:changed-region>
        <text:changed-region xml:id="ct95311840" text:id="ct95311840">
          <text:insertion>
            <office:change-info>
              <dc:creator>Eiseltova</dc:creator>
              <dc:date>2012-05-20T14:08:00</dc:date>
            </office:change-info>
          </text:insertion>
        </text:changed-region>
        <text:changed-region xml:id="ct95312152" text:id="ct95312152">
          <text:insertion>
            <office:change-info>
              <dc:creator>Eiseltova</dc:creator>
              <dc:date>2012-05-20T14:09:00</dc:date>
            </office:change-info>
          </text:insertion>
        </text:changed-region>
        <text:changed-region xml:id="ct95312256" text:id="ct95312256">
          <text:insertion>
            <office:change-info>
              <dc:creator>Eiseltova</dc:creator>
              <dc:date>2012-05-20T14:09:00</dc:date>
            </office:change-info>
          </text:insertion>
        </text:changed-region>
        <text:changed-region xml:id="ct95312360" text:id="ct95312360">
          <text:insertion>
            <office:change-info>
              <dc:creator>Eiseltova</dc:creator>
              <dc:date>2012-05-20T14:09:00</dc:date>
            </office:change-info>
          </text:insertion>
        </text:changed-region>
        <text:changed-region xml:id="ct95312464" text:id="ct95312464">
          <text:insertion>
            <office:change-info>
              <dc:creator>Eiseltova</dc:creator>
              <dc:date>2012-05-20T14:09:00</dc:date>
            </office:change-info>
          </text:insertion>
        </text:changed-region>
        <text:changed-region xml:id="ct95312568" text:id="ct95312568">
          <text:insertion>
            <office:change-info>
              <dc:creator>Eiseltova</dc:creator>
              <dc:date>2012-05-20T14:09:00</dc:date>
            </office:change-info>
          </text:insertion>
        </text:changed-region>
        <text:changed-region xml:id="ct95312776" text:id="ct95312776">
          <text:deletion>
            <office:change-info>
              <dc:creator>Eiseltova</dc:creator>
              <dc:date>2012-05-20T14:09:00</dc:date>
            </office:change-info>
            <text:p text:style-name="P3"><text:s/>which</text:p>
          </text:deletion>
        </text:changed-region>
        <text:changed-region xml:id="ct95312672" text:id="ct95312672">
          <text:insertion>
            <office:change-info>
              <dc:creator>Eiseltova</dc:creator>
              <dc:date>2012-05-20T14:09:00</dc:date>
            </office:change-info>
          </text:insertion>
        </text:changed-region>
        <text:changed-region xml:id="ct95312880" text:id="ct95312880">
          <text:insertion>
            <office:change-info>
              <dc:creator>Eiseltova</dc:creator>
              <dc:date>2012-05-20T14:10:00</dc:date>
            </office:change-info>
          </text:insertion>
        </text:changed-region>
        <text:changed-region xml:id="ct95312984" text:id="ct95312984">
          <text:insertion>
            <office:change-info>
              <dc:creator>Eiseltova</dc:creator>
              <dc:date>2012-05-20T14:10:00</dc:date>
            </office:change-info>
          </text:insertion>
        </text:changed-region>
        <text:changed-region xml:id="ct95313608" text:id="ct95313608">
          <text:deletion>
            <office:change-info>
              <dc:creator>Eiseltova</dc:creator>
              <dc:date>2012-05-20T14:11:00</dc:date>
            </office:change-info>
            <text:p text:style-name="P3">L</text:p>
          </text:deletion>
        </text:changed-region>
        <text:changed-region xml:id="ct95313712" text:id="ct95313712">
          <text:deletion>
            <office:change-info>
              <dc:creator>Eiseltova</dc:creator>
              <dc:date>2012-05-20T14:11:00</dc:date>
            </office:change-info>
            <text:p text:style-name="P3">it </text:p>
          </text:deletion>
        </text:changed-region>
        <text:changed-region xml:id="ct95313400" text:id="ct95313400">
          <text:insertion>
            <office:change-info>
              <dc:creator>Eiseltova</dc:creator>
              <dc:date>2012-05-20T14:11:00</dc:date>
            </office:change-info>
          </text:insertion>
        </text:changed-region>
        <text:changed-region xml:id="ct95313920" text:id="ct95313920">
          <text:deletion>
            <office:change-info>
              <dc:creator>Eiseltova</dc:creator>
              <dc:date>2012-05-20T14:11:00</dc:date>
            </office:change-info>
            <text:p text:style-name="P3">be</text:p>
          </text:deletion>
        </text:changed-region>
        <text:changed-region xml:id="ct95313192" text:id="ct95313192">
          <text:insertion>
            <office:change-info>
              <dc:creator>Eiseltova</dc:creator>
              <dc:date>2012-05-20T14:11:00</dc:date>
            </office:change-info>
          </text:insertion>
        </text:changed-region>
        <text:changed-region xml:id="ct95313816" text:id="ct95313816">
          <text:deletion>
            <office:change-info>
              <dc:creator>Eiseltova</dc:creator>
              <dc:date>2012-05-20T14:11:00</dc:date>
            </office:change-info>
            <text:p text:style-name="P3">o</text:p>
          </text:deletion>
        </text:changed-region>
        <text:changed-region xml:id="ct95313088" text:id="ct95313088">
          <text:insertion>
            <office:change-info>
              <dc:creator>Eiseltova</dc:creator>
              <dc:date>2012-05-20T14:11:00</dc:date>
            </office:change-info>
          </text:insertion>
        </text:changed-region>
        <text:changed-region xml:id="ct95313296" text:id="ct95313296">
          <text:insertion>
            <office:change-info>
              <dc:creator>Eiseltova</dc:creator>
              <dc:date>2012-05-20T14:11:00</dc:date>
            </office:change-info>
          </text:insertion>
        </text:changed-region>
        <text:changed-region xml:id="ct95313504" text:id="ct95313504">
          <text:deletion>
            <office:change-info>
              <dc:creator>Eiseltova</dc:creator>
              <dc:date>2012-05-20T14:11:00</dc:date>
            </office:change-info>
            <text:p text:style-name="P3">D</text:p>
          </text:deletion>
        </text:changed-region>
        <text:changed-region xml:id="ct95314648" text:id="ct95314648">
          <text:insertion>
            <office:change-info>
              <dc:creator>Eiseltova</dc:creator>
              <dc:date>2012-05-20T14:17:00</dc:date>
            </office:change-info>
          </text:insertion>
        </text:changed-region>
        <text:changed-region xml:id="ct95314752" text:id="ct95314752">
          <text:insertion>
            <office:change-info>
              <dc:creator>Eiseltova</dc:creator>
              <dc:date>2012-05-20T14:18:00</dc:date>
            </office:change-info>
          </text:insertion>
        </text:changed-region>
        <text:changed-region xml:id="ct95314336" text:id="ct95314336">
          <text:insertion>
            <office:change-info>
              <dc:creator>Eiseltova</dc:creator>
              <dc:date>2012-05-20T14:14:00</dc:date>
            </office:change-info>
          </text:insertion>
        </text:changed-region>
        <text:changed-region xml:id="ct95314024" text:id="ct95314024">
          <text:insertion>
            <office:change-info>
              <dc:creator>Eiseltova</dc:creator>
              <dc:date>2012-05-20T14:14:00</dc:date>
            </office:change-info>
          </text:insertion>
        </text:changed-region>
        <text:changed-region xml:id="ct95314128" text:id="ct95314128">
          <text:insertion>
            <office:change-info>
              <dc:creator>Eiseltova</dc:creator>
              <dc:date>2012-05-20T14:14:00</dc:date>
            </office:change-info>
          </text:insertion>
        </text:changed-region>
        <text:changed-region xml:id="ct95314232" text:id="ct95314232">
          <text:insertion>
            <office:change-info>
              <dc:creator>Eiseltova</dc:creator>
              <dc:date>2012-05-20T14:14:00</dc:date>
            </office:change-info>
          </text:insertion>
        </text:changed-region>
        <text:changed-region xml:id="ct95314440" text:id="ct95314440">
          <text:deletion>
            <office:change-info>
              <dc:creator>Eiseltova</dc:creator>
              <dc:date>2012-05-20T14:15:00</dc:date>
            </office:change-info>
            <text:p text:style-name="P3">ag</text:p>
          </text:deletion>
        </text:changed-region>
        <text:changed-region xml:id="ct95314856" text:id="ct95314856">
          <text:insertion>
            <office:change-info>
              <dc:creator>Eiseltova</dc:creator>
              <dc:date>2012-05-20T14:30:00</dc:date>
            </office:change-info>
          </text:insertion>
        </text:changed-region>
        <text:changed-region xml:id="ct95315064" text:id="ct95315064">
          <text:deletion>
            <office:change-info>
              <dc:creator>Eiseltova</dc:creator>
              <dc:date>2012-05-20T14:30:00</dc:date>
            </office:change-info>
            <text:p text:style-name="P3">M</text:p>
          </text:deletion>
        </text:changed-region>
        <text:changed-region xml:id="ct95314960" text:id="ct95314960">
          <text:insertion>
            <office:change-info>
              <dc:creator>Eiseltova</dc:creator>
              <dc:date>2012-05-20T14:30:00</dc:date>
            </office:change-info>
          </text:insertion>
        </text:changed-region>
        <text:changed-region xml:id="ct95315272" text:id="ct95315272">
          <text:insertion>
            <office:change-info>
              <dc:creator>Eiseltova</dc:creator>
              <dc:date>2012-05-20T14:31:00</dc:date>
            </office:change-info>
          </text:insertion>
        </text:changed-region>
        <text:changed-region xml:id="ct95315376" text:id="ct95315376">
          <text:deletion>
            <office:change-info>
              <dc:creator>Eiseltova</dc:creator>
              <dc:date>2012-05-20T14:31:00</dc:date>
            </office:change-info>
            <text:p text:style-name="P3">i</text:p>
          </text:deletion>
        </text:changed-region>
        <text:changed-region xml:id="ct95315168" text:id="ct95315168">
          <text:insertion>
            <office:change-info>
              <dc:creator>Eiseltova</dc:creator>
              <dc:date>2012-05-20T14:31:00</dc:date>
            </office:change-info>
          </text:insertion>
        </text:changed-region>
        <text:changed-region xml:id="ct95315480" text:id="ct95315480">
          <text:insertion>
            <office:change-info>
              <dc:creator>Eiseltova</dc:creator>
              <dc:date>2012-05-20T14:32:00</dc:date>
            </office:change-info>
          </text:insertion>
        </text:changed-region>
        <text:changed-region xml:id="ct95315584" text:id="ct95315584">
          <text:insertion>
            <office:change-info>
              <dc:creator>Eiseltova</dc:creator>
              <dc:date>2012-05-20T14:32:00</dc:date>
            </office:change-info>
          </text:insertion>
        </text:changed-region>
        <text:changed-region xml:id="ct95315688" text:id="ct95315688">
          <text:deletion>
            <office:change-info>
              <dc:creator>Eiseltova</dc:creator>
              <dc:date>2012-05-20T14:32:00</dc:date>
            </office:change-info>
            <text:p text:style-name="P3">sibility</text:p>
          </text:deletion>
        </text:changed-region>
        <text:changed-region xml:id="ct95316000" text:id="ct95316000">
          <text:insertion>
            <office:change-info>
              <dc:creator>Eiseltova</dc:creator>
              <dc:date>2012-05-20T14:33:00</dc:date>
            </office:change-info>
          </text:insertion>
        </text:changed-region>
        <text:changed-region xml:id="ct95316104" text:id="ct95316104">
          <text:insertion>
            <office:change-info>
              <dc:creator>Eiseltova</dc:creator>
              <dc:date>2012-05-20T14:33:00</dc:date>
            </office:change-info>
          </text:insertion>
        </text:changed-region>
        <text:changed-region xml:id="ct95316208" text:id="ct95316208">
          <text:insertion>
            <office:change-info>
              <dc:creator>Eiseltova</dc:creator>
              <dc:date>2012-05-20T14:33:00</dc:date>
            </office:change-info>
          </text:insertion>
        </text:changed-region>
        <text:changed-region xml:id="ct95316312" text:id="ct95316312">
          <text:insertion>
            <office:change-info>
              <dc:creator>Eiseltova</dc:creator>
              <dc:date>2012-05-20T14:33:00</dc:date>
            </office:change-info>
          </text:insertion>
        </text:changed-region>
        <text:changed-region xml:id="ct95316416" text:id="ct95316416">
          <text:deletion>
            <office:change-info>
              <dc:creator>Eiseltova</dc:creator>
              <dc:date>2012-05-20T14:33:00</dc:date>
            </office:change-info>
            <text:p text:style-name="P3">f</text:p>
          </text:deletion>
        </text:changed-region>
        <text:changed-region xml:id="ct95315792" text:id="ct95315792">
          <text:insertion>
            <office:change-info>
              <dc:creator>Eiseltova</dc:creator>
              <dc:date>2012-05-20T14:33:00</dc:date>
            </office:change-info>
          </text:insertion>
        </text:changed-region>
        <text:changed-region xml:id="ct95316520" text:id="ct95316520">
          <text:deletion>
            <office:change-info>
              <dc:creator>Eiseltova</dc:creator>
              <dc:date>2012-05-20T14:33:00</dc:date>
            </office:change-info>
            <text:p text:style-name="P3">ing</text:p>
          </text:deletion>
        </text:changed-region>
        <text:changed-region xml:id="ct95315896" text:id="ct95315896">
          <text:insertion>
            <office:change-info>
              <dc:creator>Eiseltova</dc:creator>
              <dc:date>2012-05-20T14:33:00</dc:date>
            </office:change-info>
          </text:insertion>
        </text:changed-region>
        <text:changed-region xml:id="ct95317040" text:id="ct95317040">
          <text:insertion>
            <office:change-info>
              <dc:creator>Eiseltova</dc:creator>
              <dc:date>2012-05-20T14:34:00</dc:date>
            </office:change-info>
          </text:insertion>
        </text:changed-region>
        <text:changed-region xml:id="ct95317144" text:id="ct95317144">
          <text:insertion>
            <office:change-info>
              <dc:creator>Eiseltova</dc:creator>
              <dc:date>2012-05-20T14:34:00</dc:date>
            </office:change-info>
          </text:insertion>
        </text:changed-region>
        <text:changed-region xml:id="ct95316624" text:id="ct95316624">
          <text:insertion>
            <office:change-info>
              <dc:creator>Eiseltova</dc:creator>
              <dc:date>2012-05-20T14:34:00</dc:date>
            </office:change-info>
          </text:insertion>
        </text:changed-region>
        <text:changed-region xml:id="ct95316728" text:id="ct95316728">
          <text:insertion>
            <office:change-info>
              <dc:creator>Eiseltova</dc:creator>
              <dc:date>2012-05-20T14:34:00</dc:date>
            </office:change-info>
          </text:insertion>
        </text:changed-region>
        <text:changed-region xml:id="ct95316936" text:id="ct95316936">
          <text:insertion>
            <office:change-info>
              <dc:creator>Eiseltova</dc:creator>
              <dc:date>2012-05-20T14:34:00</dc:date>
            </office:change-info>
          </text:insertion>
        </text:changed-region>
        <text:changed-region xml:id="ct95317248" text:id="ct95317248">
          <text:deletion>
            <office:change-info>
              <dc:creator>Eiseltova</dc:creator>
              <dc:date>2012-05-20T14:34:00</dc:date>
            </office:change-info>
            <text:p text:style-name="P3">activity</text:p>
          </text:deletion>
        </text:changed-region>
        <text:changed-region xml:id="ct95316832" text:id="ct95316832">
          <text:insertion>
            <office:change-info>
              <dc:creator>Eiseltova</dc:creator>
              <dc:date>2012-05-20T14:34:00</dc:date>
            </office:change-info>
          </text:insertion>
        </text:changed-region>
        <text:changed-region xml:id="ct95317352" text:id="ct95317352">
          <text:insertion>
            <office:change-info>
              <dc:creator>Eiseltova</dc:creator>
              <dc:date>2012-05-20T14:35:00</dc:date>
            </office:change-info>
          </text:insertion>
        </text:changed-region>
        <text:changed-region xml:id="ct95317456" text:id="ct95317456">
          <text:insertion>
            <office:change-info>
              <dc:creator>Eiseltova</dc:creator>
              <dc:date>2012-05-20T14:35:00</dc:date>
            </office:change-info>
          </text:insertion>
        </text:changed-region>
        <text:changed-region xml:id="ct95317560" text:id="ct95317560">
          <text:insertion>
            <office:change-info>
              <dc:creator>Eiseltova</dc:creator>
              <dc:date>2012-05-20T14:35:00</dc:date>
            </office:change-info>
          </text:insertion>
        </text:changed-region>
        <text:changed-region xml:id="ct95317664" text:id="ct95317664">
          <text:insertion>
            <office:change-info>
              <dc:creator>Eiseltova</dc:creator>
              <dc:date>2012-05-20T14:35:00</dc:date>
            </office:change-info>
          </text:insertion>
        </text:changed-region>
        <text:changed-region xml:id="ct95317768" text:id="ct95317768">
          <text:insertion>
            <office:change-info>
              <dc:creator>Eiseltova</dc:creator>
              <dc:date>2012-05-20T14:35:00</dc:date>
            </office:change-info>
          </text:insertion>
        </text:changed-region>
        <text:changed-region xml:id="ct95318080" text:id="ct95318080">
          <text:deletion>
            <office:change-info>
              <dc:creator>Eiseltova</dc:creator>
              <dc:date>2012-05-20T14:35:00</dc:date>
            </office:change-info>
            <text:p text:style-name="P1"><text:span text:style-name="T2">C</text:span></text:p>
          </text:deletion>
        </text:changed-region>
        <text:changed-region xml:id="ct95317872" text:id="ct95317872">
          <text:insertion>
            <office:change-info>
              <dc:creator>Eiseltova</dc:creator>
              <dc:date>2012-05-20T14:35:00</dc:date>
            </office:change-info>
          </text:insertion>
        </text:changed-region>
        <text:changed-region xml:id="ct95318184" text:id="ct95318184">
          <text:deletion>
            <office:change-info>
              <dc:creator>Eiseltova</dc:creator>
              <dc:date>2012-05-20T14:35:00</dc:date>
            </office:change-info>
            <text:p text:style-name="P1"><text:span text:style-name="T2">ve</text:span></text:p>
          </text:deletion>
        </text:changed-region>
        <text:changed-region xml:id="ct95317976" text:id="ct95317976">
          <text:insertion>
            <office:change-info>
              <dc:creator>Eiseltova</dc:creator>
              <dc:date>2012-05-20T14:35:00</dc:date>
            </office:change-info>
          </text:insertion>
        </text:changed-region>
        <text:changed-region xml:id="ct95318288" text:id="ct95318288">
          <text:insertion>
            <office:change-info>
              <dc:creator>Eiseltova</dc:creator>
              <dc:date>2012-05-20T14:36:00</dc:date>
            </office:change-info>
          </text:insertion>
        </text:changed-region>
        <text:changed-region xml:id="ct95318704" text:id="ct95318704">
          <text:deletion>
            <office:change-info>
              <dc:creator>Eiseltova</dc:creator>
              <dc:date>2012-05-20T14:36:00</dc:date>
            </office:change-info>
            <text:p text:style-name="P1"><text:span text:style-name="T2"><text:s/>and</text:span></text:p>
          </text:deletion>
        </text:changed-region>
        <text:changed-region xml:id="ct95318392" text:id="ct95318392">
          <text:insertion>
            <office:change-info>
              <dc:creator>Eiseltova</dc:creator>
              <dc:date>2012-05-20T14:36:00</dc:date>
            </office:change-info>
          </text:insertion>
        </text:changed-region>
        <text:changed-region xml:id="ct95318808" text:id="ct95318808">
          <text:deletion>
            <office:change-info>
              <dc:creator>Eiseltova</dc:creator>
              <dc:date>2012-05-20T14:36:00</dc:date>
            </office:change-info>
            <text:p text:style-name="P1"><text:span text:style-name="T2"><text:s/>advantage</text:span></text:p>
          </text:deletion>
        </text:changed-region>
        <text:changed-region xml:id="ct95318496" text:id="ct95318496">
          <text:insertion>
            <office:change-info>
              <dc:creator>Eiseltova</dc:creator>
              <dc:date>2012-05-20T14:36:00</dc:date>
            </office:change-info>
          </text:insertion>
        </text:changed-region>
        <text:changed-region xml:id="ct95318600" text:id="ct95318600">
          <text:insertion>
            <office:change-info>
              <dc:creator>Eiseltova</dc:creator>
              <dc:date>2012-05-20T14:36:00</dc:date>
            </office:change-info>
          </text:insertion>
        </text:changed-region>
        <text:changed-region xml:id="ct95318912" text:id="ct95318912">
          <text:deletion>
            <office:change-info>
              <dc:creator>Eiseltova</dc:creator>
              <dc:date>2012-05-20T14:36:00</dc:date>
            </office:change-info>
            <text:p text:style-name="P1"><text:span text:style-name="T2">y</text:span></text:p>
          </text:deletion>
        </text:changed-region>
        <text:changed-region xml:id="ct95319432" text:id="ct95319432">
          <text:insertion>
            <office:change-info>
              <dc:creator>Eiseltova</dc:creator>
              <dc:date>2012-05-20T14:37:00</dc:date>
            </office:change-info>
          </text:insertion>
        </text:changed-region>
        <text:changed-region xml:id="ct95319536" text:id="ct95319536">
          <text:insertion>
            <office:change-info>
              <dc:creator>Eiseltova</dc:creator>
              <dc:date>2012-05-20T14:37:00</dc:date>
            </office:change-info>
          </text:insertion>
        </text:changed-region>
        <text:changed-region xml:id="ct95319016" text:id="ct95319016">
          <text:insertion>
            <office:change-info>
              <dc:creator>Eiseltova</dc:creator>
              <dc:date>2012-05-20T14:37:00</dc:date>
            </office:change-info>
          </text:insertion>
        </text:changed-region>
        <text:changed-region xml:id="ct95319120" text:id="ct95319120">
          <text:insertion>
            <office:change-info>
              <dc:creator>Eiseltova</dc:creator>
              <dc:date>2012-05-20T14:37:00</dc:date>
            </office:change-info>
          </text:insertion>
        </text:changed-region>
        <text:changed-region xml:id="ct95319952" text:id="ct95319952">
          <text:deletion>
            <office:change-info>
              <dc:creator>Eiseltova</dc:creator>
              <dc:date>2012-05-20T14:37:00</dc:date>
            </office:change-info>
            <text:p text:style-name="P1"><text:span text:style-name="T2">Also i</text:span></text:p>
          </text:deletion>
        </text:changed-region>
        <text:changed-region xml:id="ct95319328" text:id="ct95319328">
          <text:insertion>
            <office:change-info>
              <dc:creator>Eiseltova</dc:creator>
              <dc:date>2012-05-20T14:37:00</dc:date>
            </office:change-info>
          </text:insertion>
        </text:changed-region>
        <text:changed-region xml:id="ct95319224" text:id="ct95319224">
          <text:insertion>
            <office:change-info>
              <dc:creator>Eiseltova</dc:creator>
              <dc:date>2012-05-20T14:37:00</dc:date>
            </office:change-info>
          </text:insertion>
        </text:changed-region>
        <text:changed-region xml:id="ct95319744" text:id="ct95319744">
          <text:deletion>
            <office:change-info>
              <dc:creator>Eiseltova</dc:creator>
              <dc:date>2012-05-20T14:37:00</dc:date>
            </office:change-info>
            <text:p text:style-name="P1"><text:span text:style-name="T2">S</text:span></text:p>
          </text:deletion>
        </text:changed-region>
        <text:changed-region xml:id="ct95319848" text:id="ct95319848">
          <text:insertion>
            <office:change-info>
              <dc:creator>Eiseltova</dc:creator>
              <dc:date>2012-05-20T14:38:00</dc:date>
            </office:change-info>
          </text:insertion>
        </text:changed-region>
        <text:changed-region xml:id="ct95319640" text:id="ct95319640">
          <text:insertion>
            <office:change-info>
              <dc:creator>Eiseltova</dc:creator>
              <dc:date>2012-05-20T14:38:00</dc:date>
            </office:change-info>
          </text:insertion>
        </text:changed-region>
        <text:changed-region xml:id="ct95320056" text:id="ct95320056">
          <text:insertion>
            <office:change-info>
              <dc:creator>Eiseltova</dc:creator>
              <dc:date>2012-05-20T14:39:00</dc:date>
            </office:change-info>
          </text:insertion>
        </text:changed-region>
        <text:changed-region xml:id="ct95320160" text:id="ct95320160">
          <text:insertion>
            <office:change-info>
              <dc:creator>Eiseltova</dc:creator>
              <dc:date>2012-05-20T14:39:00</dc:date>
            </office:change-info>
          </text:insertion>
        </text:changed-region>
        <text:changed-region xml:id="ct95320368" text:id="ct95320368">
          <text:insertion>
            <office:change-info>
              <dc:creator>Eiseltova</dc:creator>
              <dc:date>2012-05-20T14:40:00</dc:date>
            </office:change-info>
          </text:insertion>
        </text:changed-region>
        <text:changed-region xml:id="ct95320680" text:id="ct95320680">
          <text:deletion>
            <office:change-info>
              <dc:creator>Eiseltova</dc:creator>
              <dc:date>2012-05-20T14:40:00</dc:date>
            </office:change-info>
            <text:p text:style-name="P1"><text:span text:style-name="T2">to</text:span></text:p>
          </text:deletion>
        </text:changed-region>
        <text:changed-region xml:id="ct95320264" text:id="ct95320264">
          <text:insertion>
            <office:change-info>
              <dc:creator>Eiseltova</dc:creator>
              <dc:date>2012-05-20T14:40:00</dc:date>
            </office:change-info>
          </text:insertion>
        </text:changed-region>
        <text:changed-region xml:id="ct95320472" text:id="ct95320472">
          <text:insertion>
            <office:change-info>
              <dc:creator>Eiseltova</dc:creator>
              <dc:date>2012-05-20T14:40:00</dc:date>
            </office:change-info>
          </text:insertion>
        </text:changed-region>
        <text:changed-region xml:id="ct95320784" text:id="ct95320784">
          <text:deletion>
            <office:change-info>
              <dc:creator>Eiseltova</dc:creator>
              <dc:date>2012-05-20T14:40:00</dc:date>
            </office:change-info>
            <text:p text:style-name="P1"><text:span text:style-name="T2">P</text:span></text:p>
          </text:deletion>
        </text:changed-region>
        <text:changed-region xml:id="ct95320576" text:id="ct95320576">
          <text:insertion>
            <office:change-info>
              <dc:creator>Eiseltova</dc:creator>
              <dc:date>2012-05-20T14:40:00</dc:date>
            </office:change-info>
          </text:insertion>
        </text:changed-region>
        <text:changed-region xml:id="ct95320992" text:id="ct95320992">
          <text:insertion>
            <office:change-info>
              <dc:creator>Eiseltova</dc:creator>
              <dc:date>2012-05-20T14:41:00</dc:date>
            </office:change-info>
          </text:insertion>
        </text:changed-region>
        <text:changed-region xml:id="ct95321096" text:id="ct95321096">
          <text:insertion>
            <office:change-info>
              <dc:creator>Eiseltova</dc:creator>
              <dc:date>2012-05-20T14:41:00</dc:date>
            </office:change-info>
          </text:insertion>
        </text:changed-region>
        <text:changed-region xml:id="ct95321200" text:id="ct95321200">
          <text:insertion>
            <office:change-info>
              <dc:creator>Eiseltova</dc:creator>
              <dc:date>2012-05-20T14:41:00</dc:date>
            </office:change-info>
          </text:insertion>
        </text:changed-region>
        <text:changed-region xml:id="ct95321304" text:id="ct95321304">
          <text:deletion>
            <office:change-info>
              <dc:creator>Eiseltova</dc:creator>
              <dc:date>2012-05-20T14:41:00</dc:date>
            </office:change-info>
            <text:p text:style-name="P3">result</text:p>
          </text:deletion>
        </text:changed-region>
        <text:changed-region xml:id="ct95320888" text:id="ct95320888">
          <text:insertion>
            <office:change-info>
              <dc:creator>Eiseltova</dc:creator>
              <dc:date>2012-05-20T14:41:00</dc:date>
            </office:change-info>
          </text:insertion>
        </text:changed-region>
        <text:changed-region xml:id="ct95321408" text:id="ct95321408">
          <text:insertion>
            <office:change-info>
              <dc:creator>Eiseltova</dc:creator>
              <dc:date>2012-05-20T14:42:00</dc:date>
            </office:change-info>
          </text:insertion>
        </text:changed-region>
        <text:changed-region xml:id="ct95321512" text:id="ct95321512">
          <text:insertion>
            <office:change-info>
              <dc:creator>Eiseltova</dc:creator>
              <dc:date>2012-05-20T14:42:00</dc:date>
            </office:change-info>
          </text:insertion>
        </text:changed-region>
        <text:changed-region xml:id="ct95321824" text:id="ct95321824">
          <text:deletion>
            <office:change-info>
              <dc:creator>Eiseltova</dc:creator>
              <dc:date>2012-05-20T14:42:00</dc:date>
            </office:change-info>
            <text:p text:style-name="P3">ness</text:p>
          </text:deletion>
        </text:changed-region>
        <text:changed-region xml:id="ct95321616" text:id="ct95321616">
          <text:insertion>
            <office:change-info>
              <dc:creator>Eiseltova</dc:creator>
              <dc:date>2012-05-20T14:42:00</dc:date>
            </office:change-info>
          </text:insertion>
        </text:changed-region>
        <text:changed-region xml:id="ct95321720" text:id="ct95321720">
          <text:deletion>
            <office:change-info>
              <dc:creator>Eiseltova</dc:creator>
              <dc:date>2012-05-20T14:42:00</dc:date>
            </office:change-info>
            <text:p text:style-name="P3"><text:s/></text:p>
          </text:deletion>
        </text:changed-region>
        <text:changed-region xml:id="ct95321928" text:id="ct95321928">
          <text:insertion>
            <office:change-info>
              <dc:creator>Eiseltova</dc:creator>
              <dc:date>2012-05-20T14:43:00</dc:date>
            </office:change-info>
          </text:insertion>
        </text:changed-region>
        <text:changed-region xml:id="ct95322032" text:id="ct95322032">
          <text:insertion>
            <office:change-info>
              <dc:creator>Eiseltova</dc:creator>
              <dc:date>2012-05-20T14:43:00</dc:date>
            </office:change-info>
          </text:insertion>
        </text:changed-region>
        <text:changed-region xml:id="ct95322136" text:id="ct95322136">
          <text:insertion>
            <office:change-info>
              <dc:creator>Eiseltova</dc:creator>
              <dc:date>2012-05-20T14:43:00</dc:date>
            </office:change-info>
          </text:insertion>
        </text:changed-region>
        <text:changed-region xml:id="ct95322448" text:id="ct95322448">
          <text:insertion>
            <office:change-info>
              <dc:creator>Eiseltova</dc:creator>
              <dc:date>2012-05-20T14:44:00</dc:date>
            </office:change-info>
          </text:insertion>
        </text:changed-region>
        <text:changed-region xml:id="ct95322552" text:id="ct95322552">
          <text:insertion>
            <office:change-info>
              <dc:creator>Eiseltova</dc:creator>
              <dc:date>2012-05-20T14:44:00</dc:date>
            </office:change-info>
          </text:insertion>
        </text:changed-region>
        <text:changed-region xml:id="ct95322344" text:id="ct95322344">
          <text:insertion>
            <office:change-info>
              <dc:creator>Eiseltova</dc:creator>
              <dc:date>2012-05-20T14:44:00</dc:date>
            </office:change-info>
          </text:insertion>
        </text:changed-region>
        <text:changed-region xml:id="ct95322240" text:id="ct95322240">
          <text:insertion>
            <office:change-info>
              <dc:creator>Eiseltova</dc:creator>
              <dc:date>2012-05-20T14:44:00</dc:date>
            </office:change-info>
          </text:insertion>
        </text:changed-region>
        <text:changed-region xml:id="ct95322656" text:id="ct95322656">
          <text:insertion>
            <office:change-info>
              <dc:creator>Eiseltova</dc:creator>
              <dc:date>2012-05-20T14:44:00</dc:date>
            </office:change-info>
          </text:insertion>
        </text:changed-region>
        <text:changed-region xml:id="ct95322760" text:id="ct95322760">
          <text:insertion>
            <office:change-info>
              <dc:creator>Eiseltova</dc:creator>
              <dc:date>2012-05-20T14:44:00</dc:date>
            </office:change-info>
          </text:insertion>
        </text:changed-region>
        <text:changed-region xml:id="ct95322864" text:id="ct95322864">
          <text:deletion>
            <office:change-info>
              <dc:creator>Eiseltova</dc:creator>
              <dc:date>2012-05-20T14:44:00</dc:date>
            </office:change-info>
            <text:p text:style-name="P3">M</text:p>
          </text:deletion>
        </text:changed-region>
        <text:changed-region xml:id="ct95322968" text:id="ct95322968">
          <text:insertion>
            <office:change-info>
              <dc:creator>Eiseltova</dc:creator>
              <dc:date>2012-05-20T14:45:00</dc:date>
            </office:change-info>
          </text:insertion>
        </text:changed-region>
        <text:changed-region xml:id="ct95323384" text:id="ct95323384">
          <text:deletion>
            <office:change-info>
              <dc:creator>Eiseltova</dc:creator>
              <dc:date>2012-05-20T14:45:00</dc:date>
            </office:change-info>
            <text:p text:style-name="P3">barrier</text:p>
          </text:deletion>
        </text:changed-region>
        <text:changed-region xml:id="ct95323072" text:id="ct95323072">
          <text:insertion>
            <office:change-info>
              <dc:creator>Eiseltova</dc:creator>
              <dc:date>2012-05-20T14:45:00</dc:date>
            </office:change-info>
          </text:insertion>
        </text:changed-region>
        <text:changed-region xml:id="ct95323176" text:id="ct95323176">
          <text:insertion>
            <office:change-info>
              <dc:creator>Eiseltova</dc:creator>
              <dc:date>2012-05-20T14:45:00</dc:date>
            </office:change-info>
          </text:insertion>
        </text:changed-region>
        <text:changed-region xml:id="ct95323488" text:id="ct95323488">
          <text:deletion>
            <office:change-info>
              <dc:creator>Eiseltova</dc:creator>
              <dc:date>2012-05-20T14:45:00</dc:date>
            </office:change-info>
            <text:p text:style-name="P3">the</text:p>
          </text:deletion>
        </text:changed-region>
        <text:changed-region xml:id="ct95323280" text:id="ct95323280">
          <text:insertion>
            <office:change-info>
              <dc:creator>Eiseltova</dc:creator>
              <dc:date>2012-05-20T14:45:00</dc:date>
            </office:change-info>
          </text:insertion>
        </text:changed-region>
        <text:changed-region xml:id="ct95323592" text:id="ct95323592">
          <text:insertion>
            <office:change-info>
              <dc:creator>Eiseltova</dc:creator>
              <dc:date>2012-05-20T14:46:00</dc:date>
            </office:change-info>
          </text:insertion>
        </text:changed-region>
        <text:changed-region xml:id="ct95323696" text:id="ct95323696">
          <text:insertion>
            <office:change-info>
              <dc:creator>Eiseltova</dc:creator>
              <dc:date>2012-05-20T14:46:00</dc:date>
            </office:change-info>
          </text:insertion>
        </text:changed-region>
        <text:changed-region xml:id="ct95323800" text:id="ct95323800">
          <text:insertion>
            <office:change-info>
              <dc:creator>Eiseltova</dc:creator>
              <dc:date>2012-05-20T14:47:00</dc:date>
            </office:change-info>
          </text:insertion>
        </text:changed-region>
        <text:changed-region xml:id="ct95323904" text:id="ct95323904">
          <text:insertion>
            <office:change-info>
              <dc:creator>Eiseltova</dc:creator>
              <dc:date>2012-05-20T14:47:00</dc:date>
            </office:change-info>
          </text:insertion>
        </text:changed-region>
        <text:changed-region xml:id="ct95324008" text:id="ct95324008">
          <text:deletion>
            <office:change-info>
              <dc:creator>Eiseltova</dc:creator>
              <dc:date>2012-05-20T14:47:00</dc:date>
            </office:change-info>
            <text:p text:style-name="P1">as</text:p>
          </text:deletion>
        </text:changed-region>
        <text:changed-region xml:id="ct95324112" text:id="ct95324112">
          <text:insertion>
            <office:change-info>
              <dc:creator>Eiseltova</dc:creator>
              <dc:date>2012-05-20T14:52:00</dc:date>
            </office:change-info>
          </text:insertion>
        </text:changed-region>
        <text:changed-region xml:id="ct95324320" text:id="ct95324320">
          <text:insertion>
            <office:change-info>
              <dc:creator>Eiseltova</dc:creator>
              <dc:date>2012-05-20T14:53:00</dc:date>
            </office:change-info>
          </text:insertion>
        </text:changed-region>
        <text:changed-region xml:id="ct95324216" text:id="ct95324216">
          <text:insertion>
            <office:change-info>
              <dc:creator>Eiseltova</dc:creator>
              <dc:date>2012-05-20T14:53:00</dc:date>
            </office:change-info>
          </text:insertion>
        </text:changed-region>
        <text:changed-region xml:id="ct95324424" text:id="ct95324424">
          <text:insertion>
            <office:change-info>
              <dc:creator>Eiseltova</dc:creator>
              <dc:date>2012-05-20T14:53:00</dc:date>
            </office:change-info>
          </text:insertion>
        </text:changed-region>
        <text:changed-region xml:id="ct95324528" text:id="ct95324528">
          <text:insertion>
            <office:change-info>
              <dc:creator>Eiseltova</dc:creator>
              <dc:date>2012-05-20T14:53:00</dc:date>
            </office:change-info>
          </text:insertion>
        </text:changed-region>
        <text:changed-region xml:id="ct95324632" text:id="ct95324632">
          <text:insertion>
            <office:change-info>
              <dc:creator>Eiseltova</dc:creator>
              <dc:date>2012-05-20T14:54:00</dc:date>
            </office:change-info>
          </text:insertion>
        </text:changed-region>
        <text:changed-region xml:id="ct95324736" text:id="ct95324736">
          <text:insertion>
            <office:change-info>
              <dc:creator>Eiseltova</dc:creator>
              <dc:date>2012-05-20T14:54:00</dc:date>
            </office:change-info>
          </text:insertion>
        </text:changed-region>
        <text:changed-region xml:id="ct95324944" text:id="ct95324944">
          <text:deletion>
            <office:change-info>
              <dc:creator>Eiseltova</dc:creator>
              <dc:date>2012-05-20T14:54:00</dc:date>
            </office:change-info>
            <text:p text:style-name="P1">o</text:p>
          </text:deletion>
        </text:changed-region>
        <text:changed-region xml:id="ct95324840" text:id="ct95324840">
          <text:insertion>
            <office:change-info>
              <dc:creator>Eiseltova</dc:creator>
              <dc:date>2012-05-20T14:54:00</dc:date>
            </office:change-info>
          </text:insertion>
        </text:changed-region>
        <text:changed-region xml:id="ct95325048" text:id="ct95325048">
          <text:insertion>
            <office:change-info>
              <dc:creator>Eiseltova</dc:creator>
              <dc:date>2012-05-20T14:55:00</dc:date>
            </office:change-info>
          </text:insertion>
        </text:changed-region>
        <text:changed-region xml:id="ct95325360" text:id="ct95325360">
          <text:deletion>
            <office:change-info>
              <dc:creator>Eiseltova</dc:creator>
              <dc:date>2012-05-20T14:55:00</dc:date>
            </office:change-info>
            <text:p text:style-name="P1">It</text:p>
          </text:deletion>
        </text:changed-region>
        <text:changed-region xml:id="ct95325152" text:id="ct95325152">
          <text:insertion>
            <office:change-info>
              <dc:creator>Eiseltova</dc:creator>
              <dc:date>2012-05-20T14:55:00</dc:date>
            </office:change-info>
          </text:insertion>
        </text:changed-region>
        <text:changed-region xml:id="ct95325256" text:id="ct95325256">
          <text:deletion>
            <office:change-info>
              <dc:creator>Eiseltova</dc:creator>
              <dc:date>2012-05-20T14:55:00</dc:date>
            </office:change-info>
            <text:p text:style-name="P1">as</text:p>
          </text:deletion>
        </text:changed-region>
        <text:changed-region xml:id="ct96206824" text:id="ct96206824">
          <text:insertion>
            <office:change-info>
              <dc:creator>Eiseltova</dc:creator>
              <dc:date>2012-05-20T14:56:00</dc:date>
            </office:change-info>
          </text:insertion>
        </text:changed-region>
        <text:changed-region xml:id="ct96207032" text:id="ct96207032">
          <text:deletion>
            <office:change-info>
              <dc:creator>Eiseltova</dc:creator>
              <dc:date>2012-05-20T14:56:00</dc:date>
            </office:change-info>
            <text:p text:style-name="P1"><text:span text:style-name="T2">at</text:span></text:p>
          </text:deletion>
        </text:changed-region>
        <text:changed-region xml:id="ct95325568" text:id="ct95325568">
          <text:insertion>
            <office:change-info>
              <dc:creator>Eiseltova</dc:creator>
              <dc:date>2012-05-20T14:56:00</dc:date>
            </office:change-info>
          </text:insertion>
        </text:changed-region>
        <text:changed-region xml:id="ct95325672" text:id="ct95325672">
          <text:insertion>
            <office:change-info>
              <dc:creator>Eiseltova</dc:creator>
              <dc:date>2012-05-20T14:56:00</dc:date>
            </office:change-info>
          </text:insertion>
        </text:changed-region>
        <text:changed-region xml:id="ct96207136" text:id="ct96207136">
          <text:deletion>
            <office:change-info>
              <dc:creator>Eiseltova</dc:creator>
              <dc:date>2012-05-20T14:56:00</dc:date>
            </office:change-info>
            <text:p text:style-name="P1"><text:span text:style-name="T2">at</text:span></text:p>
          </text:deletion>
        </text:changed-region>
        <text:changed-region xml:id="ct96207240" text:id="ct96207240">
          <text:deletion>
            <office:change-info>
              <dc:creator>Eiseltova</dc:creator>
              <dc:date>2012-05-20T14:56:00</dc:date>
            </office:change-info>
            <text:p text:style-name="P1"><text:span text:style-name="T2">system</text:span></text:p>
          </text:deletion>
        </text:changed-region>
        <text:changed-region xml:id="ct95325776" text:id="ct95325776">
          <text:insertion>
            <office:change-info>
              <dc:creator>Eiseltova</dc:creator>
              <dc:date>2012-05-20T14:56:00</dc:date>
            </office:change-info>
          </text:insertion>
        </text:changed-region>
        <text:changed-region xml:id="ct95325464" text:id="ct95325464">
          <text:insertion>
            <office:change-info>
              <dc:creator>Eiseltova</dc:creator>
              <dc:date>2012-05-20T14:56:00</dc:date>
            </office:change-info>
          </text:insertion>
        </text:changed-region>
        <text:changed-region xml:id="ct96206928" text:id="ct96206928">
          <text:deletion>
            <office:change-info>
              <dc:creator>Eiseltova</dc:creator>
              <dc:date>2012-05-20T14:56:00</dc:date>
            </office:change-info>
            <text:p text:style-name="P1"><text:span text:style-name="T2">F</text:span></text:p>
          </text:deletion>
        </text:changed-region>
        <text:changed-region xml:id="ct96208176" text:id="ct96208176">
          <text:insertion>
            <office:change-info>
              <dc:creator>Eiseltova</dc:creator>
              <dc:date>2012-05-20T14:59:00</dc:date>
            </office:change-info>
          </text:insertion>
        </text:changed-region>
        <text:changed-region xml:id="ct96207448" text:id="ct96207448">
          <text:insertion>
            <office:change-info>
              <dc:creator>Eiseltova</dc:creator>
              <dc:date>2012-05-20T14:57:00</dc:date>
            </office:change-info>
          </text:insertion>
        </text:changed-region>
        <text:changed-region xml:id="ct96207968" text:id="ct96207968">
          <text:deletion>
            <office:change-info>
              <dc:creator>Eiseltova</dc:creator>
              <dc:date>2012-05-20T14:57:00</dc:date>
            </office:change-info>
            <text:p text:style-name="P1"><text:span text:style-name="T2">F</text:span></text:p>
          </text:deletion>
        </text:changed-region>
        <text:changed-region xml:id="ct96207552" text:id="ct96207552">
          <text:insertion>
            <office:change-info>
              <dc:creator>Eiseltova</dc:creator>
              <dc:date>2012-05-20T14:57:00</dc:date>
            </office:change-info>
          </text:insertion>
        </text:changed-region>
        <text:changed-region xml:id="ct96207656" text:id="ct96207656">
          <text:insertion>
            <office:change-info>
              <dc:creator>Eiseltova</dc:creator>
              <dc:date>2012-05-20T14:57:00</dc:date>
            </office:change-info>
          </text:insertion>
        </text:changed-region>
        <text:changed-region xml:id="ct96207760" text:id="ct96207760">
          <text:insertion>
            <office:change-info>
              <dc:creator>Eiseltova</dc:creator>
              <dc:date>2012-05-20T14:57:00</dc:date>
            </office:change-info>
          </text:insertion>
        </text:changed-region>
        <text:changed-region xml:id="ct96207864" text:id="ct96207864">
          <text:deletion>
            <office:change-info>
              <dc:creator>Eiseltova</dc:creator>
              <dc:date>2012-05-20T14:57:00</dc:date>
            </office:change-info>
            <text:p text:style-name="P1"><text:span text:style-name="T2">a</text:span></text:p>
          </text:deletion>
        </text:changed-region>
        <text:changed-region xml:id="ct96207344" text:id="ct96207344">
          <text:insertion>
            <office:change-info>
              <dc:creator>Eiseltova</dc:creator>
              <dc:date>2012-05-20T14:57:00</dc:date>
            </office:change-info>
          </text:insertion>
        </text:changed-region>
        <text:changed-region xml:id="ct96208072" text:id="ct96208072">
          <text:deletion>
            <office:change-info>
              <dc:creator>Eiseltova</dc:creator>
              <dc:date>2012-05-20T14:57:00</dc:date>
            </office:change-info>
            <text:p text:style-name="P1"><text:span text:style-name="T2">S</text:span></text:p>
          </text:deletion>
        </text:changed-region>
        <text:changed-region xml:id="ct96208280" text:id="ct96208280">
          <text:insertion>
            <office:change-info>
              <dc:creator>Eiseltova</dc:creator>
              <dc:date>2012-05-20T14:59:00</dc:date>
            </office:change-info>
          </text:insertion>
        </text:changed-region>
        <text:changed-region xml:id="ct96208384" text:id="ct96208384">
          <text:insertion>
            <office:change-info>
              <dc:creator>Eiseltova</dc:creator>
              <dc:date>2012-05-20T14:59:00</dc:date>
            </office:change-info>
          </text:insertion>
        </text:changed-region>
        <text:changed-region xml:id="ct96208488" text:id="ct96208488">
          <text:insertion>
            <office:change-info>
              <dc:creator>Eiseltova</dc:creator>
              <dc:date>2012-05-20T14:59:00</dc:date>
            </office:change-info>
          </text:insertion>
        </text:changed-region>
        <text:changed-region xml:id="ct96208592" text:id="ct96208592">
          <text:insertion>
            <office:change-info>
              <dc:creator>Eiseltova</dc:creator>
              <dc:date>2012-05-20T15:00:00</dc:date>
            </office:change-info>
          </text:insertion>
        </text:changed-region>
        <text:changed-region xml:id="ct96208696" text:id="ct96208696">
          <text:insertion>
            <office:change-info>
              <dc:creator>Eiseltova</dc:creator>
              <dc:date>2012-05-20T15:00:00</dc:date>
            </office:change-info>
          </text:insertion>
        </text:changed-region>
        <text:changed-region xml:id="ct96208904" text:id="ct96208904">
          <text:insertion>
            <office:change-info>
              <dc:creator>Eiseltova</dc:creator>
              <dc:date>2012-05-20T15:02:00</dc:date>
            </office:change-info>
          </text:insertion>
        </text:changed-region>
        <text:changed-region xml:id="ct96208800" text:id="ct96208800">
          <text:insertion>
            <office:change-info>
              <dc:creator>Eiseltova</dc:creator>
              <dc:date>2012-05-20T15:02:00</dc:date>
            </office:change-info>
          </text:insertion>
        </text:changed-region>
        <text:changed-region xml:id="ct96209008" text:id="ct96209008">
          <text:insertion>
            <office:change-info>
              <dc:creator>Eiseltova</dc:creator>
              <dc:date>2012-05-20T15:05:00</dc:date>
            </office:change-info>
          </text:insertion>
        </text:changed-region>
        <text:changed-region xml:id="ct96209112" text:id="ct96209112">
          <text:insertion>
            <office:change-info>
              <dc:creator>Eiseltova</dc:creator>
              <dc:date>2012-05-20T15:06:00</dc:date>
            </office:change-info>
          </text:insertion>
        </text:changed-region>
        <text:changed-region xml:id="ct96209216" text:id="ct96209216">
          <text:insertion>
            <office:change-info>
              <dc:creator>Eiseltova</dc:creator>
              <dc:date>2012-05-20T15:06:00</dc:date>
            </office:change-info>
          </text:insertion>
        </text:changed-region>
        <text:changed-region xml:id="ct96209320" text:id="ct96209320">
          <text:insertion>
            <office:change-info>
              <dc:creator>Eiseltova</dc:creator>
              <dc:date>2012-05-20T15:07:00</dc:date>
            </office:change-info>
          </text:insertion>
        </text:changed-region>
        <text:changed-region xml:id="ct96209424" text:id="ct96209424">
          <text:insertion>
            <office:change-info>
              <dc:creator>Eiseltova</dc:creator>
              <dc:date>2012-05-20T15:07:00</dc:date>
            </office:change-info>
          </text:insertion>
        </text:changed-region>
        <text:changed-region xml:id="ct96209840" text:id="ct96209840">
          <text:deletion>
            <office:change-info>
              <dc:creator>Eiseltova</dc:creator>
              <dc:date>2012-05-20T15:07:00</dc:date>
            </office:change-info>
            <text:p text:style-name="P2"><text:span text:style-name="T1">further</text:span></text:p>
          </text:deletion>
        </text:changed-region>
        <text:changed-region xml:id="ct96209632" text:id="ct96209632">
          <text:insertion>
            <office:change-info>
              <dc:creator>Eiseltova</dc:creator>
              <dc:date>2012-05-20T15:07:00</dc:date>
            </office:change-info>
          </text:insertion>
        </text:changed-region>
        <text:changed-region xml:id="ct96209736" text:id="ct96209736">
          <text:deletion>
            <office:change-info>
              <dc:creator>Eiseltova</dc:creator>
              <dc:date>2012-05-20T15:07:00</dc:date>
            </office:change-info>
            <text:p text:style-name="P2"><text:span text:style-name="T1">S</text:span></text:p>
          </text:deletion>
        </text:changed-region>
        <text:changed-region xml:id="ct96209528" text:id="ct96209528">
          <text:insertion>
            <office:change-info>
              <dc:creator>Eiseltova</dc:creator>
              <dc:date>2012-05-20T15:07:00</dc:date>
            </office:change-info>
          </text:insertion>
        </text:changed-region>
        <text:changed-region xml:id="ct96209944" text:id="ct96209944">
          <text:insertion>
            <office:change-info>
              <dc:creator>Eiseltova</dc:creator>
              <dc:date>2012-05-20T15:08:00</dc:date>
            </office:change-info>
          </text:insertion>
        </text:changed-region>
        <text:changed-region xml:id="ct96210048" text:id="ct96210048">
          <text:insertion>
            <office:change-info>
              <dc:creator>Eiseltova</dc:creator>
              <dc:date>2012-05-20T15:08:00</dc:date>
            </office:change-info>
          </text:insertion>
        </text:changed-region>
        <text:changed-region xml:id="ct96210152" text:id="ct96210152">
          <text:insertion>
            <office:change-info>
              <dc:creator>Eiseltova</dc:creator>
              <dc:date>2012-05-20T15:08:00</dc:date>
            </office:change-info>
          </text:insertion>
        </text:changed-region>
        <text:changed-region xml:id="ct96210256" text:id="ct96210256">
          <text:insertion>
            <office:change-info>
              <dc:creator>Eiseltova</dc:creator>
              <dc:date>2012-05-20T15:08:00</dc:date>
            </office:change-info>
          </text:insertion>
        </text:changed-region>
        <text:changed-region xml:id="ct96210360" text:id="ct96210360">
          <text:insertion>
            <office:change-info>
              <dc:creator>Eiseltova</dc:creator>
              <dc:date>2012-05-20T15:09:00</dc:date>
            </office:change-info>
          </text:insertion>
        </text:changed-region>
        <text:changed-region xml:id="ct96210464" text:id="ct96210464">
          <text:insertion>
            <office:change-info>
              <dc:creator>Eiseltova</dc:creator>
              <dc:date>2012-05-20T15:10:00</dc:date>
            </office:change-info>
          </text:insertion>
        </text:changed-region>
        <text:changed-region xml:id="ct96210672" text:id="ct96210672">
          <text:deletion>
            <office:change-info>
              <dc:creator>Eiseltova</dc:creator>
              <dc:date>2012-05-20T15:11:00</dc:date>
            </office:change-info>
            <text:p text:style-name="P2"><text:span text:style-name="T1">A</text:span></text:p>
          </text:deletion>
        </text:changed-region>
        <text:changed-region xml:id="ct96210568" text:id="ct96210568">
          <text:insertion>
            <office:change-info>
              <dc:creator>Eiseltova</dc:creator>
              <dc:date>2012-05-20T15:11:00</dc:date>
            </office:change-info>
          </text:insertion>
        </text:changed-region>
        <text:changed-region xml:id="ct96210776" text:id="ct96210776">
          <text:insertion>
            <office:change-info>
              <dc:creator>Eiseltova</dc:creator>
              <dc:date>2012-05-20T15:18:00</dc:date>
            </office:change-info>
          </text:insertion>
        </text:changed-region>
        <text:changed-region xml:id="ct96210880" text:id="ct96210880">
          <text:insertion>
            <office:change-info>
              <dc:creator>Eiseltova</dc:creator>
              <dc:date>2012-05-20T15:18:00</dc:date>
            </office:change-info>
          </text:insertion>
        </text:changed-region>
        <text:changed-region xml:id="ct96210984" text:id="ct96210984">
          <text:insertion>
            <office:change-info>
              <dc:creator>Eiseltova</dc:creator>
              <dc:date>2012-05-20T15:18:00</dc:date>
            </office:change-info>
          </text:insertion>
        </text:changed-region>
        <text:changed-region xml:id="ct96211088" text:id="ct96211088">
          <text:insertion>
            <office:change-info>
              <dc:creator>Eiseltova</dc:creator>
              <dc:date>2012-05-20T15:18:00</dc:date>
            </office:change-info>
          </text:insertion>
        </text:changed-region>
        <text:changed-region xml:id="ct96211192" text:id="ct96211192">
          <text:insertion>
            <office:change-info>
              <dc:creator>Eiseltova</dc:creator>
              <dc:date>2012-05-20T15:19:00</dc:date>
            </office:change-info>
          </text:insertion>
        </text:changed-region>
        <text:changed-region xml:id="ct96211296" text:id="ct96211296">
          <text:insertion>
            <office:change-info>
              <dc:creator>Eiseltova</dc:creator>
              <dc:date>2012-05-20T15:19:00</dc:date>
            </office:change-info>
          </text:insertion>
        </text:changed-region>
        <text:changed-region xml:id="ct96211400" text:id="ct96211400">
          <text:insertion>
            <office:change-info>
              <dc:creator>Eiseltova</dc:creator>
              <dc:date>2012-05-20T15:19:00</dc:date>
            </office:change-info>
          </text:insertion>
        </text:changed-region>
        <text:changed-region xml:id="ct96211504" text:id="ct96211504">
          <text:insertion>
            <office:change-info>
              <dc:creator>Eiseltova</dc:creator>
              <dc:date>2012-05-20T15:24:00</dc:date>
            </office:change-info>
          </text:insertion>
        </text:changed-region>
        <text:changed-region xml:id="ct96211608" text:id="ct96211608">
          <text:insertion>
            <office:change-info>
              <dc:creator>Eiseltova</dc:creator>
              <dc:date>2012-05-20T15:24:00</dc:date>
            </office:change-info>
          </text:insertion>
        </text:changed-region>
        <text:changed-region xml:id="ct96211712" text:id="ct96211712">
          <text:insertion>
            <office:change-info>
              <dc:creator>Eiseltova</dc:creator>
              <dc:date>2012-05-20T15:24:00</dc:date>
            </office:change-info>
          </text:insertion>
        </text:changed-region>
        <text:changed-region xml:id="ct96211816" text:id="ct96211816">
          <text:deletion>
            <office:change-info>
              <dc:creator>Eiseltova</dc:creator>
              <dc:date>2012-05-20T15:24:00</dc:date>
            </office:change-info>
            <text:p text:style-name="P2"><text:span text:style-name="T1">furth</text:span></text:p>
          </text:deletion>
        </text:changed-region>
        <text:changed-region xml:id="ct96212232" text:id="ct96212232">
          <text:deletion>
            <office:change-info>
              <dc:creator>Eiseltova</dc:creator>
              <dc:date>2012-05-20T15:25:00</dc:date>
            </office:change-info>
            <text:p text:style-name="P2"><text:span text:style-name="T1">er</text:span></text:p>
          </text:deletion>
        </text:changed-region>
        <text:changed-region xml:id="ct96211920" text:id="ct96211920">
          <text:insertion>
            <office:change-info>
              <dc:creator>Eiseltova</dc:creator>
              <dc:date>2012-05-20T15:25:00</dc:date>
            </office:change-info>
          </text:insertion>
        </text:changed-region>
        <text:changed-region xml:id="ct96212024" text:id="ct96212024">
          <text:insertion>
            <office:change-info>
              <dc:creator>Eiseltova</dc:creator>
              <dc:date>2012-05-20T15:25:00</dc:date>
            </office:change-info>
          </text:insertion>
        </text:changed-region>
        <text:changed-region xml:id="ct96212128" text:id="ct96212128">
          <text:insertion>
            <office:change-info>
              <dc:creator>Eiseltova</dc:creator>
              <dc:date>2012-05-20T15:25:00</dc:date>
            </office:change-info>
          </text:insertion>
        </text:changed-region>
        <text:changed-region xml:id="ct96212336" text:id="ct96212336">
          <text:insertion>
            <office:change-info>
              <dc:creator>Eiseltova</dc:creator>
              <dc:date>2012-05-20T15:26:00</dc:date>
            </office:change-info>
          </text:insertion>
        </text:changed-region>
        <text:changed-region xml:id="ct96212440" text:id="ct96212440">
          <text:insertion>
            <office:change-info>
              <dc:creator>Eiseltova</dc:creator>
              <dc:date>2012-05-20T15:26:00</dc:date>
            </office:change-info>
          </text:insertion>
        </text:changed-region>
        <text:changed-region xml:id="ct96212544" text:id="ct96212544">
          <text:insertion>
            <office:change-info>
              <dc:creator>Eiseltova</dc:creator>
              <dc:date>2012-05-20T15:26:00</dc:date>
            </office:change-info>
          </text:insertion>
        </text:changed-region>
        <text:changed-region xml:id="ct96212648" text:id="ct96212648">
          <text:deletion>
            <office:change-info>
              <dc:creator>Eiseltova</dc:creator>
              <dc:date>2012-05-20T15:26:00</dc:date>
            </office:change-info>
            <text:p text:style-name="P2"><text:span text:style-name="T1">be </text:span></text:p>
          </text:deletion>
        </text:changed-region>
        <text:changed-region xml:id="ct96212856" text:id="ct96212856">
          <text:insertion>
            <office:change-info>
              <dc:creator>Eiseltova</dc:creator>
              <dc:date>2012-05-20T15:27:00</dc:date>
            </office:change-info>
          </text:insertion>
        </text:changed-region>
        <text:changed-region xml:id="ct96212960" text:id="ct96212960">
          <text:insertion>
            <office:change-info>
              <dc:creator>Eiseltova</dc:creator>
              <dc:date>2012-05-20T15:27:00</dc:date>
            </office:change-info>
          </text:insertion>
        </text:changed-region>
        <text:changed-region xml:id="ct96212752" text:id="ct96212752">
          <text:insertion>
            <office:change-info>
              <dc:creator>Eiseltova</dc:creator>
              <dc:date>2012-05-20T15:27:00</dc:date>
            </office:change-info>
          </text:insertion>
        </text:changed-region>
        <text:changed-region xml:id="ct96213064" text:id="ct96213064">
          <text:insertion>
            <office:change-info>
              <dc:creator>Eiseltova</dc:creator>
              <dc:date>2012-05-20T15:28:00</dc:date>
            </office:change-info>
          </text:insertion>
        </text:changed-region>
        <text:changed-region xml:id="ct96213272" text:id="ct96213272">
          <text:deletion>
            <office:change-info>
              <dc:creator>Eiseltova</dc:creator>
              <dc:date>2012-05-20T15:28:00</dc:date>
            </office:change-info>
            <text:p text:style-name="P2"><text:span text:style-name="T1">S</text:span></text:p>
          </text:deletion>
        </text:changed-region>
        <text:changed-region xml:id="ct96213168" text:id="ct96213168">
          <text:insertion>
            <office:change-info>
              <dc:creator>Eiseltova</dc:creator>
              <dc:date>2012-05-20T15:28:00</dc:date>
            </office:change-info>
          </text:insertion>
        </text:changed-region>
        <text:changed-region xml:id="ct96213376" text:id="ct96213376">
          <text:insertion>
            <office:change-info>
              <dc:creator>Eiseltova</dc:creator>
              <dc:date>2012-05-20T15:30:00</dc:date>
            </office:change-info>
          </text:insertion>
        </text:changed-region>
        <text:changed-region xml:id="ct96213688" text:id="ct96213688">
          <text:deletion>
            <office:change-info>
              <dc:creator>Eiseltova</dc:creator>
              <dc:date>2012-05-20T15:30:00</dc:date>
            </office:change-info>
            <text:p text:style-name="P2"><text:span text:style-name="T1">M</text:span></text:p>
          </text:deletion>
        </text:changed-region>
        <text:changed-region xml:id="ct96213480" text:id="ct96213480">
          <text:insertion>
            <office:change-info>
              <dc:creator>Eiseltova</dc:creator>
              <dc:date>2012-05-20T15:30:00</dc:date>
            </office:change-info>
          </text:insertion>
        </text:changed-region>
        <text:changed-region xml:id="ct96213584" text:id="ct96213584">
          <text:insertion>
            <office:change-info>
              <dc:creator>Eiseltova</dc:creator>
              <dc:date>2012-05-20T15:30:00</dc:date>
            </office:change-info>
          </text:insertion>
        </text:changed-region>
        <text:changed-region xml:id="ct96214728" text:id="ct96214728">
          <text:deletion>
            <office:change-info>
              <dc:creator>Eiseltova</dc:creator>
              <dc:date>2012-05-20T15:43:00</dc:date>
            </office:change-info>
            <text:p text:style-name="P2"><text:span text:style-name="T1">w</text:span></text:p>
          </text:deletion>
        </text:changed-region>
        <text:changed-region xml:id="ct96214312" text:id="ct96214312">
          <text:insertion>
            <office:change-info>
              <dc:creator>Eiseltova</dc:creator>
              <dc:date>2012-05-20T15:43:00</dc:date>
            </office:change-info>
          </text:insertion>
        </text:changed-region>
        <text:changed-region xml:id="ct96214416" text:id="ct96214416">
          <text:insertion>
            <office:change-info>
              <dc:creator>Eiseltova</dc:creator>
              <dc:date>2012-05-20T15:43:00</dc:date>
            </office:change-info>
          </text:insertion>
        </text:changed-region>
        <text:changed-region xml:id="ct96214832" text:id="ct96214832">
          <text:deletion>
            <office:change-info>
              <dc:creator>Eiseltova</dc:creator>
              <dc:date>2012-05-20T15:43:00</dc:date>
            </office:change-info>
            <text:p text:style-name="P2"><text:span text:style-name="T1">ich</text:span></text:p>
          </text:deletion>
        </text:changed-region>
        <text:changed-region xml:id="ct96213792" text:id="ct96213792">
          <text:deletion>
            <office:change-info>
              <dc:creator>Eiseltova</dc:creator>
              <dc:date>2012-05-20T15:35:00</dc:date>
            </office:change-info>
            <text:p text:style-name="P2"><text:span text:style-name="T1">s</text:span></text:p>
          </text:deletion>
        </text:changed-region>
        <text:changed-region xml:id="ct96213896" text:id="ct96213896">
          <text:insertion>
            <office:change-info>
              <dc:creator>Eiseltova</dc:creator>
              <dc:date>2012-05-20T15:36:00</dc:date>
            </office:change-info>
          </text:insertion>
        </text:changed-region>
        <text:changed-region xml:id="ct96214104" text:id="ct96214104">
          <text:deletion>
            <office:change-info>
              <dc:creator>Eiseltova</dc:creator>
              <dc:date>2012-05-20T15:36:00</dc:date>
            </office:change-info>
            <text:p text:style-name="P2"><text:span text:style-name="T1">at</text:span></text:p>
          </text:deletion>
        </text:changed-region>
        <text:changed-region xml:id="ct96214208" text:id="ct96214208">
          <text:deletion>
            <office:change-info>
              <dc:creator>Eiseltova</dc:creator>
              <dc:date>2012-05-20T15:37:00</dc:date>
            </office:change-info>
            <text:p text:style-name="P2"><text:span text:style-name="T1"><text:s/></text:span></text:p>
          </text:deletion>
        </text:changed-region>
        <text:changed-region xml:id="ct96214000" text:id="ct96214000">
          <text:insertion>
            <office:change-info>
              <dc:creator>Eiseltova</dc:creator>
              <dc:date>2012-05-20T15:36:00</dc:date>
            </office:change-info>
          </text:insertion>
        </text:changed-region>
        <text:changed-region xml:id="ct96214520" text:id="ct96214520">
          <text:insertion>
            <office:change-info>
              <dc:creator>Eiseltova</dc:creator>
              <dc:date>2012-05-20T15:43:00</dc:date>
            </office:change-info>
          </text:insertion>
        </text:changed-region>
        <text:changed-region xml:id="ct96214624" text:id="ct96214624">
          <text:insertion>
            <office:change-info>
              <dc:creator>Eiseltova</dc:creator>
              <dc:date>2012-05-20T15:43:00</dc:date>
            </office:change-info>
          </text:insertion>
        </text:changed-region>
        <text:changed-region xml:id="ct96214936" text:id="ct96214936">
          <text:deletion>
            <office:change-info>
              <dc:creator>Eiseltova</dc:creator>
              <dc:date>2012-05-20T15:43:00</dc:date>
            </office:change-info>
            <text:p text:style-name="P2"><text:span text:style-name="T1">at</text:span></text:p>
          </text:deletion>
        </text:changed-region>
        <text:changed-region xml:id="ct96215040" text:id="ct96215040">
          <text:insertion>
            <office:change-info>
              <dc:creator>Eiseltova</dc:creator>
              <dc:date>2012-05-20T15:44:00</dc:date>
            </office:change-info>
          </text:insertion>
        </text:changed-region>
        <text:changed-region xml:id="ct96215456" text:id="ct96215456">
          <text:insertion>
            <office:change-info>
              <dc:creator>Eiseltova</dc:creator>
              <dc:date>2012-05-20T15:46:00</dc:date>
            </office:change-info>
          </text:insertion>
        </text:changed-region>
        <text:changed-region xml:id="ct96215560" text:id="ct96215560">
          <text:deletion>
            <office:change-info>
              <dc:creator>Eiseltova</dc:creator>
              <dc:date>2012-05-20T15:46:00</dc:date>
            </office:change-info>
            <text:p text:style-name="P2"><text:span text:style-name="T1">P</text:span></text:p>
          </text:deletion>
        </text:changed-region>
        <text:changed-region xml:id="ct96215144" text:id="ct96215144">
          <text:insertion>
            <office:change-info>
              <dc:creator>Eiseltova</dc:creator>
              <dc:date>2012-05-20T15:46:00</dc:date>
            </office:change-info>
          </text:insertion>
        </text:changed-region>
        <text:changed-region xml:id="ct96215248" text:id="ct96215248">
          <text:insertion>
            <office:change-info>
              <dc:creator>Eiseltova</dc:creator>
              <dc:date>2012-05-20T15:46:00</dc:date>
            </office:change-info>
          </text:insertion>
        </text:changed-region>
        <text:changed-region xml:id="ct96215352" text:id="ct96215352">
          <text:insertion>
            <office:change-info>
              <dc:creator>Eiseltova</dc:creator>
              <dc:date>2012-05-20T15:46:00</dc:date>
            </office:change-info>
          </text:insertion>
        </text:changed-region>
        <text:changed-region xml:id="ct96215664" text:id="ct96215664">
          <text:insertion>
            <office:change-info>
              <dc:creator>Eiseltova</dc:creator>
              <dc:date>2012-05-20T15:47:00</dc:date>
            </office:change-info>
          </text:insertion>
        </text:changed-region>
        <text:changed-region xml:id="ct96215768" text:id="ct96215768">
          <text:insertion>
            <office:change-info>
              <dc:creator>Eiseltova</dc:creator>
              <dc:date>2012-05-20T15:48:00</dc:date>
            </office:change-info>
          </text:insertion>
        </text:changed-region>
        <text:changed-region xml:id="ct96215872" text:id="ct96215872">
          <text:insertion>
            <office:change-info>
              <dc:creator>Eiseltova</dc:creator>
              <dc:date>2012-05-20T15:48:00</dc:date>
            </office:change-info>
          </text:insertion>
        </text:changed-region>
        <text:changed-region xml:id="ct96215976" text:id="ct96215976">
          <text:insertion>
            <office:change-info>
              <dc:creator>Eiseltova</dc:creator>
              <dc:date>2012-05-20T15:48:00</dc:date>
            </office:change-info>
          </text:insertion>
        </text:changed-region>
        <text:changed-region xml:id="ct96216080" text:id="ct96216080">
          <text:insertion>
            <office:change-info>
              <dc:creator>Eiseltova</dc:creator>
              <dc:date>2012-05-20T15:48:00</dc:date>
            </office:change-info>
          </text:insertion>
        </text:changed-region>
        <text:changed-region xml:id="ct96216288" text:id="ct96216288">
          <text:deletion>
            <office:change-info>
              <dc:creator>Eiseltova</dc:creator>
              <dc:date>2012-05-20T15:49:00</dc:date>
            </office:change-info>
            <text:p text:style-name="P2"><text:span text:style-name="T1">D</text:span></text:p>
          </text:deletion>
        </text:changed-region>
        <text:changed-region xml:id="ct96216184" text:id="ct96216184">
          <text:insertion>
            <office:change-info>
              <dc:creator>Eiseltova</dc:creator>
              <dc:date>2012-05-20T15:49:00</dc:date>
            </office:change-info>
          </text:insertion>
        </text:changed-region>
        <text:changed-region xml:id="ct96216392" text:id="ct96216392">
          <text:deletion>
            <office:change-info>
              <dc:creator>Eiseltova</dc:creator>
              <dc:date>2012-05-20T15:49:00</dc:date>
            </office:change-info>
            <text:p text:style-name="P1"><text:span text:style-name="T2">M</text:span></text:p>
          </text:deletion>
        </text:changed-region>
        <text:changed-region xml:id="ct96216496" text:id="ct96216496">
          <text:insertion>
            <office:change-info>
              <dc:creator>Eiseltova</dc:creator>
              <dc:date>2012-05-20T15:50:00</dc:date>
            </office:change-info>
          </text:insertion>
        </text:changed-region>
        <text:changed-region xml:id="ct96216600" text:id="ct96216600">
          <text:insertion>
            <office:change-info>
              <dc:creator>Eiseltova</dc:creator>
              <dc:date>2012-05-20T15:50:00</dc:date>
            </office:change-info>
          </text:insertion>
        </text:changed-region>
        <text:changed-region xml:id="ct96216704" text:id="ct96216704">
          <text:insertion>
            <office:change-info>
              <dc:creator>Eiseltova</dc:creator>
              <dc:date>2012-05-20T15:50:00</dc:date>
            </office:change-info>
          </text:insertion>
        </text:changed-region>
        <text:changed-region xml:id="ct96216808" text:id="ct96216808">
          <text:deletion>
            <office:change-info>
              <dc:creator>Eiseltova</dc:creator>
              <dc:date>2012-05-20T15:50:00</dc:date>
            </office:change-info>
            <text:p text:style-name="P5"><text:span text:style-name="T6">r</text:span></text:p>
          </text:deletion>
        </text:changed-region>
        <text:changed-region xml:id="ct96217224" text:id="ct96217224">
          <text:insertion>
            <office:change-info>
              <dc:creator>Eiseltova</dc:creator>
              <dc:date>2012-05-20T15:51:00</dc:date>
            </office:change-info>
          </text:insertion>
        </text:changed-region>
        <text:changed-region xml:id="ct96217432" text:id="ct96217432">
          <text:deletion>
            <office:change-info>
              <dc:creator>Eiseltova</dc:creator>
              <dc:date>2012-05-20T15:51:00</dc:date>
            </office:change-info>
            <text:p text:style-name="P5"><text:span text:style-name="T6">C</text:span></text:p>
          </text:deletion>
        </text:changed-region>
        <text:changed-region xml:id="ct96217328" text:id="ct96217328">
          <text:insertion>
            <office:change-info>
              <dc:creator>Eiseltova</dc:creator>
              <dc:date>2012-05-20T15:51:00</dc:date>
            </office:change-info>
          </text:insertion>
        </text:changed-region>
        <text:changed-region xml:id="ct96217536" text:id="ct96217536">
          <text:deletion>
            <office:change-info>
              <dc:creator>Eiseltova</dc:creator>
              <dc:date>2012-05-20T15:51:00</dc:date>
            </office:change-info>
            <text:p text:style-name="P5"><text:span text:style-name="T6">to</text:span></text:p>
          </text:deletion>
        </text:changed-region>
        <text:changed-region xml:id="ct96217016" text:id="ct96217016">
          <text:insertion>
            <office:change-info>
              <dc:creator>Eiseltova</dc:creator>
              <dc:date>2012-05-20T15:51:00</dc:date>
            </office:change-info>
          </text:insertion>
        </text:changed-region>
        <text:changed-region xml:id="ct96217120" text:id="ct96217120">
          <text:insertion>
            <office:change-info>
              <dc:creator>Eiseltova</dc:creator>
              <dc:date>2012-05-20T15:51:00</dc:date>
            </office:change-info>
          </text:insertion>
        </text:changed-region>
        <text:changed-region xml:id="ct96216912" text:id="ct96216912">
          <text:insertion>
            <office:change-info>
              <dc:creator>Eiseltova</dc:creator>
              <dc:date>2012-05-20T15:51:00</dc:date>
            </office:change-info>
          </text:insertion>
        </text:changed-region>
        <text:changed-region xml:id="ct96217640" text:id="ct96217640">
          <text:insertion>
            <office:change-info>
              <dc:creator>Eiseltova</dc:creator>
              <dc:date>2012-05-20T15:55:00</dc:date>
            </office:change-info>
          </text:insertion>
        </text:changed-region>
        <text:changed-region xml:id="ct96217744" text:id="ct96217744">
          <text:insertion>
            <office:change-info>
              <dc:creator>Eiseltova</dc:creator>
              <dc:date>2012-05-20T15:58:00</dc:date>
            </office:change-info>
          </text:insertion>
        </text:changed-region>
        <text:changed-region xml:id="ct96217848" text:id="ct96217848">
          <text:deletion>
            <office:change-info>
              <dc:creator>Eiseltova</dc:creator>
              <dc:date>2012-05-20T15:58:00</dc:date>
            </office:change-info>
            <text:p text:style-name="P3">i</text:p>
          </text:deletion>
        </text:changed-region>
        <text:changed-region xml:id="ct96217952" text:id="ct96217952">
          <text:insertion>
            <office:change-info>
              <dc:creator>Eiseltova</dc:creator>
              <dc:date>2012-05-20T15:59:00</dc:date>
            </office:change-info>
          </text:insertion>
        </text:changed-region>
        <text:changed-region xml:id="ct96218160" text:id="ct96218160">
          <text:deletion>
            <office:change-info>
              <dc:creator>Eiseltova</dc:creator>
              <dc:date>2012-05-20T15:59:00</dc:date>
            </office:change-info>
            <text:p text:style-name="P3"><text:s/>yet</text:p>
          </text:deletion>
        </text:changed-region>
        <text:changed-region xml:id="ct96218056" text:id="ct96218056">
          <text:insertion>
            <office:change-info>
              <dc:creator>Eiseltova</dc:creator>
              <dc:date>2012-05-20T15:59:00</dc:date>
            </office:change-info>
          </text:insertion>
        </text:changed-region>
        <text:changed-region xml:id="ct96218264" text:id="ct96218264">
          <text:insertion>
            <office:change-info>
              <dc:creator>Eiseltova</dc:creator>
              <dc:date>2012-05-20T16:00:00</dc:date>
            </office:change-info>
          </text:insertion>
        </text:changed-region>
        <text:changed-region xml:id="ct96218368" text:id="ct96218368">
          <text:insertion>
            <office:change-info>
              <dc:creator>Eiseltova</dc:creator>
              <dc:date>2012-05-20T16:01:00</dc:date>
            </office:change-info>
          </text:insertion>
        </text:changed-region>
        <text:changed-region xml:id="ct96218784" text:id="ct96218784">
          <text:deletion>
            <office:change-info>
              <dc:creator>Eiseltova</dc:creator>
              <dc:date>2012-05-20T16:01:00</dc:date>
            </office:change-info>
            <text:p text:style-name="P3">done</text:p>
          </text:deletion>
        </text:changed-region>
        <text:changed-region xml:id="ct96218472" text:id="ct96218472">
          <text:insertion>
            <office:change-info>
              <dc:creator>Eiseltova</dc:creator>
              <dc:date>2012-05-20T16:01:00</dc:date>
            </office:change-info>
          </text:insertion>
        </text:changed-region>
        <text:changed-region xml:id="ct96218576" text:id="ct96218576">
          <text:insertion>
            <office:change-info>
              <dc:creator>Eiseltova</dc:creator>
              <dc:date>2012-05-20T16:01:00</dc:date>
            </office:change-info>
          </text:insertion>
        </text:changed-region>
        <text:changed-region xml:id="ct96218680" text:id="ct96218680">
          <text:insertion>
            <office:change-info>
              <dc:creator>Eiseltova</dc:creator>
              <dc:date>2012-05-20T16:01:00</dc:date>
            </office:change-info>
          </text:insertion>
        </text:changed-region>
        <text:changed-region xml:id="ct96218888" text:id="ct96218888">
          <text:insertion>
            <office:change-info>
              <dc:creator>Eiseltova</dc:creator>
              <dc:date>2012-05-20T16:02:00</dc:date>
            </office:change-info>
          </text:insertion>
        </text:changed-region>
        <text:changed-region xml:id="ct96218992" text:id="ct96218992">
          <text:insertion>
            <office:change-info>
              <dc:creator>Eiseltova</dc:creator>
              <dc:date>2012-05-20T16:02:00</dc:date>
            </office:change-info>
          </text:insertion>
        </text:changed-region>
        <text:changed-region xml:id="ct96219408" text:id="ct96219408">
          <text:insertion>
            <office:change-info>
              <dc:creator>Eiseltova</dc:creator>
              <dc:date>2012-05-20T16:03:00</dc:date>
            </office:change-info>
          </text:insertion>
        </text:changed-region>
        <text:changed-region xml:id="ct96219512" text:id="ct96219512">
          <text:insertion>
            <office:change-info>
              <dc:creator>Eiseltova</dc:creator>
              <dc:date>2012-05-20T16:03:00</dc:date>
            </office:change-info>
          </text:insertion>
        </text:changed-region>
        <text:changed-region xml:id="ct96219096" text:id="ct96219096">
          <text:insertion>
            <office:change-info>
              <dc:creator>Eiseltova</dc:creator>
              <dc:date>2012-05-20T16:03:00</dc:date>
            </office:change-info>
          </text:insertion>
        </text:changed-region>
        <text:changed-region xml:id="ct96219616" text:id="ct96219616">
          <text:deletion>
            <office:change-info>
              <dc:creator>Eiseltova</dc:creator>
              <dc:date>2012-05-20T16:03:00</dc:date>
            </office:change-info>
            <text:p text:style-name="P3">i</text:p>
          </text:deletion>
        </text:changed-region>
        <text:changed-region xml:id="ct96219200" text:id="ct96219200">
          <text:insertion>
            <office:change-info>
              <dc:creator>Eiseltova</dc:creator>
              <dc:date>2012-05-20T16:03:00</dc:date>
            </office:change-info>
          </text:insertion>
        </text:changed-region>
        <text:changed-region xml:id="ct96219304" text:id="ct96219304">
          <text:insertion>
            <office:change-info>
              <dc:creator>Eiseltova</dc:creator>
              <dc:date>2012-05-20T16:03:00</dc:date>
            </office:change-info>
          </text:insertion>
        </text:changed-region>
        <text:changed-region xml:id="ct96219720" text:id="ct96219720">
          <text:insertion>
            <office:change-info>
              <dc:creator>Eiseltova</dc:creator>
              <dc:date>2012-05-20T16:04:00</dc:date>
            </office:change-info>
          </text:insertion>
        </text:changed-region>
        <text:changed-region xml:id="ct96219824" text:id="ct96219824">
          <text:insertion>
            <office:change-info>
              <dc:creator>Eiseltova</dc:creator>
              <dc:date>2012-05-20T16:04:00</dc:date>
            </office:change-info>
          </text:insertion>
        </text:changed-region>
        <text:changed-region xml:id="ct96220344" text:id="ct96220344">
          <text:deletion>
            <office:change-info>
              <dc:creator>Eiseltova</dc:creator>
              <dc:date>2012-05-20T16:05:00</dc:date>
            </office:change-info>
            <text:p text:style-name="P3">ly</text:p>
          </text:deletion>
        </text:changed-region>
        <text:changed-region xml:id="ct96219928" text:id="ct96219928">
          <text:insertion>
            <office:change-info>
              <dc:creator>Eiseltova</dc:creator>
              <dc:date>2012-05-20T16:05:00</dc:date>
            </office:change-info>
          </text:insertion>
        </text:changed-region>
        <text:changed-region xml:id="ct96220240" text:id="ct96220240">
          <text:deletion>
            <office:change-info>
              <dc:creator>Eiseltova</dc:creator>
              <dc:date>2012-05-20T16:05:00</dc:date>
            </office:change-info>
            <text:p text:style-name="P3">d</text:p>
          </text:deletion>
        </text:changed-region>
        <text:changed-region xml:id="ct96220032" text:id="ct96220032">
          <text:insertion>
            <office:change-info>
              <dc:creator>Eiseltova</dc:creator>
              <dc:date>2012-05-20T16:05:00</dc:date>
            </office:change-info>
          </text:insertion>
        </text:changed-region>
        <text:changed-region xml:id="ct96220136" text:id="ct96220136">
          <text:insertion>
            <office:change-info>
              <dc:creator>Eiseltova</dc:creator>
              <dc:date>2012-05-20T16:05:00</dc:date>
            </office:change-info>
          </text:insertion>
        </text:changed-region>
        <text:changed-region xml:id="ct96220656" text:id="ct96220656">
          <text:insertion>
            <office:change-info>
              <dc:creator>Eiseltova</dc:creator>
              <dc:date>2012-05-20T16:08:00</dc:date>
            </office:change-info>
          </text:insertion>
        </text:changed-region>
        <text:changed-region xml:id="ct96220448" text:id="ct96220448">
          <text:insertion>
            <office:change-info>
              <dc:creator>Eiseltova</dc:creator>
              <dc:date>2012-05-20T16:07:00</dc:date>
            </office:change-info>
          </text:insertion>
        </text:changed-region>
        <text:changed-region xml:id="ct96220552" text:id="ct96220552">
          <text:insertion>
            <office:change-info>
              <dc:creator>Eiseltova</dc:creator>
              <dc:date>2012-05-20T16:07:00</dc:date>
            </office:change-info>
          </text:insertion>
        </text:changed-region>
        <text:changed-region xml:id="ct96220760" text:id="ct96220760">
          <text:deletion>
            <office:change-info>
              <dc:creator>Eiseltova</dc:creator>
              <dc:date>2012-05-20T16:08:00</dc:date>
            </office:change-info>
            <text:p text:style-name="P3">c</text:p>
          </text:deletion>
        </text:changed-region>
        <text:changed-region xml:id="ct96220864" text:id="ct96220864">
          <text:insertion>
            <office:change-info>
              <dc:creator>Eiseltova</dc:creator>
              <dc:date>2012-05-20T16:09:00</dc:date>
            </office:change-info>
          </text:insertion>
        </text:changed-region>
        <text:changed-region xml:id="ct96221176" text:id="ct96221176">
          <text:insertion>
            <office:change-info>
              <dc:creator>Eiseltova</dc:creator>
              <dc:date>2012-05-20T16:42:00</dc:date>
            </office:change-info>
          </text:insertion>
        </text:changed-region>
        <text:changed-region xml:id="ct96220968" text:id="ct96220968">
          <text:deletion>
            <office:change-info>
              <dc:creator>Eiseltova</dc:creator>
              <dc:date>2012-05-20T16:40:00</dc:date>
            </office:change-info>
            <text:p text:style-name="P3">In</text:p>
          </text:deletion>
        </text:changed-region>
        <text:changed-region xml:id="ct96221280" text:id="ct96221280">
          <text:insertion>
            <office:change-info>
              <dc:creator>Eiseltova</dc:creator>
              <dc:date>2012-05-20T16:42:00</dc:date>
            </office:change-info>
          </text:insertion>
        </text:changed-region>
        <text:changed-region xml:id="ct96221592" text:id="ct96221592">
          <text:deletion>
            <office:change-info>
              <dc:creator>Eiseltova</dc:creator>
              <dc:date>2012-05-20T16:42:00</dc:date>
            </office:change-info>
            <text:p text:style-name="P3">time</text:p>
          </text:deletion>
        </text:changed-region>
        <text:changed-region xml:id="ct96221384" text:id="ct96221384">
          <text:insertion>
            <office:change-info>
              <dc:creator>Eiseltova</dc:creator>
              <dc:date>2012-05-20T16:42:00</dc:date>
            </office:change-info>
          </text:insertion>
        </text:changed-region>
        <text:changed-region xml:id="ct96221072" text:id="ct96221072">
          <text:insertion>
            <office:change-info>
              <dc:creator>Eiseltova</dc:creator>
              <dc:date>2012-05-20T16:41:00</dc:date>
            </office:change-info>
          </text:insertion>
        </text:changed-region>
        <text:changed-region xml:id="ct96221488" text:id="ct96221488">
          <text:insertion>
            <office:change-info>
              <dc:creator>Eiseltova</dc:creator>
              <dc:date>2012-05-20T16:42:00</dc:date>
            </office:change-info>
          </text:insertion>
        </text:changed-region>
        <text:changed-region xml:id="ct96222424" text:id="ct96222424">
          <text:deletion>
            <office:change-info>
              <dc:creator>Eiseltova</dc:creator>
              <dc:date>2012-05-20T16:43:00</dc:date>
            </office:change-info>
            <text:p text:style-name="P3">s</text:p>
          </text:deletion>
        </text:changed-region>
        <text:changed-region xml:id="ct96221696" text:id="ct96221696">
          <text:insertion>
            <office:change-info>
              <dc:creator>Eiseltova</dc:creator>
              <dc:date>2012-05-20T16:43:00</dc:date>
            </office:change-info>
          </text:insertion>
        </text:changed-region>
        <text:changed-region xml:id="ct96221800" text:id="ct96221800">
          <text:insertion>
            <office:change-info>
              <dc:creator>Eiseltova</dc:creator>
              <dc:date>2012-05-20T16:43:00</dc:date>
            </office:change-info>
          </text:insertion>
        </text:changed-region>
        <text:changed-region xml:id="ct96221904" text:id="ct96221904">
          <text:insertion>
            <office:change-info>
              <dc:creator>Eiseltova</dc:creator>
              <dc:date>2012-05-20T16:43:00</dc:date>
            </office:change-info>
          </text:insertion>
        </text:changed-region>
        <text:changed-region xml:id="ct96222008" text:id="ct96222008">
          <text:insertion>
            <office:change-info>
              <dc:creator>Eiseltova</dc:creator>
              <dc:date>2012-05-20T16:43:00</dc:date>
            </office:change-info>
          </text:insertion>
        </text:changed-region>
        <text:changed-region xml:id="ct96222320" text:id="ct96222320">
          <text:deletion>
            <office:change-info>
              <dc:creator>Eiseltova</dc:creator>
              <dc:date>2012-05-20T16:43:00</dc:date>
            </office:change-info>
            <text:p text:style-name="P3">id</text:p>
          </text:deletion>
        </text:changed-region>
        <text:changed-region xml:id="ct96222112" text:id="ct96222112">
          <text:insertion>
            <office:change-info>
              <dc:creator>Eiseltova</dc:creator>
              <dc:date>2012-05-20T16:43:00</dc:date>
            </office:change-info>
          </text:insertion>
        </text:changed-region>
        <text:changed-region xml:id="ct96222216" text:id="ct96222216">
          <text:deletion>
            <office:change-info>
              <dc:creator>Eiseltova</dc:creator>
              <dc:date>2012-05-20T16:43:00</dc:date>
            </office:change-info>
            <text:p text:style-name="P5"><text:span text:style-name="T6">how </text:span></text:p>
          </text:deletion>
        </text:changed-region>
        <text:changed-region xml:id="ct96222632" text:id="ct96222632">
          <text:insertion>
            <office:change-info>
              <dc:creator>Eiseltova</dc:creator>
              <dc:date>2012-05-20T16:44:00</dc:date>
            </office:change-info>
          </text:insertion>
        </text:changed-region>
        <text:changed-region xml:id="ct96222528" text:id="ct96222528">
          <text:insertion>
            <office:change-info>
              <dc:creator>Eiseltova</dc:creator>
              <dc:date>2012-05-20T16:44:00</dc:date>
            </office:change-info>
          </text:insertion>
        </text:changed-region>
        <text:changed-region xml:id="ct96222736" text:id="ct96222736">
          <text:insertion>
            <office:change-info>
              <dc:creator>Eiseltova</dc:creator>
              <dc:date>2012-05-20T16:44:00</dc:date>
            </office:change-info>
          </text:insertion>
        </text:changed-region>
        <text:changed-region xml:id="ct96222840" text:id="ct96222840">
          <text:deletion>
            <office:change-info>
              <dc:creator>Eiseltova</dc:creator>
              <dc:date>2012-05-20T16:44:00</dc:date>
            </office:change-info>
            <text:p text:style-name="P5"><text:span text:style-name="T6">P</text:span></text:p>
          </text:deletion>
        </text:changed-region>
        <text:changed-region xml:id="ct96222944" text:id="ct96222944">
          <text:insertion>
            <office:change-info>
              <dc:creator>Eiseltova</dc:creator>
              <dc:date>2012-05-20T16:50:00</dc:date>
            </office:change-info>
          </text:insertion>
        </text:changed-region>
        <text:changed-region xml:id="ct96223520" text:id="ct96223520">
          <text:deletion>
            <office:change-info>
              <dc:creator>Eiseltova</dc:creator>
              <dc:date>2012-05-20T16:51:00</dc:date>
            </office:change-info>
            <text:p text:style-name="P5"><text:span text:style-name="T6">o t</text:span></text:p>
          </text:deletion>
        </text:changed-region>
        <text:changed-region xml:id="ct96223048" text:id="ct96223048">
          <text:insertion>
            <office:change-info>
              <dc:creator>Eiseltova</dc:creator>
              <dc:date>2012-05-20T16:51:00</dc:date>
            </office:change-info>
          </text:insertion>
        </text:changed-region>
        <text:changed-region xml:id="ct96223624" text:id="ct96223624">
          <text:deletion>
            <office:change-info>
              <dc:creator>Eiseltova</dc:creator>
              <dc:date>2012-05-20T16:51:00</dc:date>
            </office:change-info>
            <text:p text:style-name="P5"><text:span text:style-name="T6">m</text:span></text:p>
          </text:deletion>
        </text:changed-region>
        <text:changed-region xml:id="ct96223728" text:id="ct96223728">
          <text:deletion>
            <office:change-info>
              <dc:creator>Eiseltova</dc:creator>
              <dc:date>2012-05-20T16:51:00</dc:date>
            </office:change-info>
            <text:p text:style-name="P5"><text:span text:style-name="T6">s</text:span></text:p>
          </text:deletion>
        </text:changed-region>
        <text:changed-region xml:id="ct96223208" text:id="ct96223208">
          <text:insertion>
            <office:change-info>
              <dc:creator>Eiseltova</dc:creator>
              <dc:date>2012-05-20T16:51:00</dc:date>
            </office:change-info>
          </text:insertion>
        </text:changed-region>
        <text:changed-region xml:id="ct96223832" text:id="ct96223832">
          <text:deletion>
            <office:change-info>
              <dc:creator>Eiseltova</dc:creator>
              <dc:date>2012-05-20T16:51:00</dc:date>
            </office:change-info>
            <text:p text:style-name="P5"><text:span text:style-name="T6">F</text:span></text:p>
          </text:deletion>
        </text:changed-region>
        <text:changed-region xml:id="ct96223312" text:id="ct96223312">
          <text:insertion>
            <office:change-info>
              <dc:creator>Eiseltova</dc:creator>
              <dc:date>2012-05-20T16:51:00</dc:date>
            </office:change-info>
          </text:insertion>
        </text:changed-region>
        <text:changed-region xml:id="ct96223936" text:id="ct96223936">
          <text:deletion>
            <office:change-info>
              <dc:creator>Eiseltova</dc:creator>
              <dc:date>2012-05-20T16:51:00</dc:date>
            </office:change-info>
            <text:p text:style-name="P5"><text:span text:style-name="T6">S</text:span></text:p>
          </text:deletion>
        </text:changed-region>
        <text:changed-region xml:id="ct96223416" text:id="ct96223416">
          <text:insertion>
            <office:change-info>
              <dc:creator>Eiseltova</dc:creator>
              <dc:date>2012-05-20T16:51:00</dc:date>
            </office:change-info>
          </text:insertion>
        </text:changed-region>
        <text:changed-region xml:id="ct96224040" text:id="ct96224040">
          <text:insertion>
            <office:change-info>
              <dc:creator>Eiseltova</dc:creator>
              <dc:date>2012-05-20T16:52:00</dc:date>
            </office:change-info>
          </text:insertion>
        </text:changed-region>
        <text:changed-region xml:id="ct96224144" text:id="ct96224144">
          <text:insertion>
            <office:change-info>
              <dc:creator>Eiseltova</dc:creator>
              <dc:date>2012-05-20T16:52:00</dc:date>
            </office:change-info>
          </text:insertion>
        </text:changed-region>
        <text:changed-region xml:id="ct96224248" text:id="ct96224248">
          <text:insertion>
            <office:change-info>
              <dc:creator>Eiseltova</dc:creator>
              <dc:date>2012-05-20T16:52:00</dc:date>
            </office:change-info>
          </text:insertion>
        </text:changed-region>
        <text:changed-region xml:id="ct96224560" text:id="ct96224560">
          <text:deletion>
            <office:change-info>
              <dc:creator>Eiseltova</dc:creator>
              <dc:date>2012-05-20T16:52:00</dc:date>
            </office:change-info>
            <text:p text:style-name="P5"><text:span text:style-name="T6">already</text:span></text:p>
          </text:deletion>
        </text:changed-region>
        <text:changed-region xml:id="ct96224352" text:id="ct96224352">
          <text:insertion>
            <office:change-info>
              <dc:creator>Eiseltova</dc:creator>
              <dc:date>2012-05-20T16:52:00</dc:date>
            </office:change-info>
          </text:insertion>
        </text:changed-region>
        <text:changed-region xml:id="ct96224456" text:id="ct96224456">
          <text:insertion>
            <office:change-info>
              <dc:creator>Eiseltova</dc:creator>
              <dc:date>2012-05-20T16:52:00</dc:date>
            </office:change-info>
          </text:insertion>
        </text:changed-region>
        <text:changed-region xml:id="ct96224664" text:id="ct96224664">
          <text:insertion>
            <office:change-info>
              <dc:creator>Eiseltova</dc:creator>
              <dc:date>2012-05-20T16:53:00</dc:date>
            </office:change-info>
          </text:insertion>
        </text:changed-region>
        <text:changed-region xml:id="ct96224768" text:id="ct96224768">
          <text:insertion>
            <office:change-info>
              <dc:creator>Eiseltova</dc:creator>
              <dc:date>2012-05-20T16:54:00</dc:date>
            </office:change-info>
          </text:insertion>
        </text:changed-region>
        <text:changed-region xml:id="ct96224872" text:id="ct96224872">
          <text:insertion>
            <office:change-info>
              <dc:creator>Eiseltova</dc:creator>
              <dc:date>2012-05-20T16:54:00</dc:date>
            </office:change-info>
          </text:insertion>
        </text:changed-region>
        <text:changed-region xml:id="ct96224976" text:id="ct96224976">
          <text:insertion>
            <office:change-info>
              <dc:creator>Eiseltova</dc:creator>
              <dc:date>2012-05-20T16:54:00</dc:date>
            </office:change-info>
          </text:insertion>
        </text:changed-region>
        <text:changed-region xml:id="ct96225496" text:id="ct96225496">
          <text:insertion>
            <office:change-info>
              <dc:creator>Eiseltova</dc:creator>
              <dc:date>2012-05-20T16:55:00</dc:date>
            </office:change-info>
          </text:insertion>
        </text:changed-region>
        <text:changed-region xml:id="ct96225704" text:id="ct96225704">
          <text:deletion>
            <office:change-info>
              <dc:creator>Eiseltova</dc:creator>
              <dc:date>2012-05-20T16:55:00</dc:date>
            </office:change-info>
            <text:p text:style-name="P5"><text:span text:style-name="T6">cause</text:span></text:p>
          </text:deletion>
        </text:changed-region>
        <text:changed-region xml:id="ct96225080" text:id="ct96225080">
          <text:insertion>
            <office:change-info>
              <dc:creator>Eiseltova</dc:creator>
              <dc:date>2012-05-20T16:55:00</dc:date>
            </office:change-info>
          </text:insertion>
        </text:changed-region>
        <text:changed-region xml:id="ct96225808" text:id="ct96225808">
          <text:deletion>
            <office:change-info>
              <dc:creator>Eiseltova</dc:creator>
              <dc:date>2012-05-20T16:55:00</dc:date>
            </office:change-info>
            <text:p text:style-name="P5"><text:span text:style-name="T6">i</text:span></text:p>
          </text:deletion>
        </text:changed-region>
        <text:changed-region xml:id="ct96225288" text:id="ct96225288">
          <text:insertion>
            <office:change-info>
              <dc:creator>Eiseltova</dc:creator>
              <dc:date>2012-05-20T16:55:00</dc:date>
            </office:change-info>
          </text:insertion>
        </text:changed-region>
        <text:changed-region xml:id="ct96225600" text:id="ct96225600">
          <text:insertion>
            <office:change-info>
              <dc:creator>Eiseltova</dc:creator>
              <dc:date>2012-05-20T16:55:00</dc:date>
            </office:change-info>
          </text:insertion>
        </text:changed-region>
        <text:changed-region xml:id="ct96225184" text:id="ct96225184">
          <text:insertion>
            <office:change-info>
              <dc:creator>Eiseltova</dc:creator>
              <dc:date>2012-05-20T16:55:00</dc:date>
            </office:change-info>
          </text:insertion>
        </text:changed-region>
        <text:changed-region xml:id="ct96225392" text:id="ct96225392">
          <text:insertion>
            <office:change-info>
              <dc:creator>Eiseltova</dc:creator>
              <dc:date>2012-05-20T16:55:00</dc:date>
            </office:change-info>
          </text:insertion>
        </text:changed-region>
        <text:changed-region xml:id="ct96225912" text:id="ct96225912">
          <text:deletion>
            <office:change-info>
              <dc:creator>Eiseltova</dc:creator>
              <dc:date>2012-05-20T16:55:00</dc:date>
            </office:change-info>
            <text:p text:style-name="P5"><text:span text:style-name="T6">L</text:span></text:p>
          </text:deletion>
        </text:changed-region>
        <text:changed-region xml:id="ct96226016" text:id="ct96226016">
          <text:insertion>
            <office:change-info>
              <dc:creator>Eiseltova</dc:creator>
              <dc:date>2012-05-20T16:56:00</dc:date>
            </office:change-info>
          </text:insertion>
        </text:changed-region>
        <text:changed-region xml:id="ct96226120" text:id="ct96226120">
          <text:insertion>
            <office:change-info>
              <dc:creator>Eiseltova</dc:creator>
              <dc:date>2012-05-20T23:37:00</dc:date>
            </office:change-info>
          </text:insertion>
        </text:changed-region>
        <text:changed-region xml:id="ct96226224" text:id="ct96226224">
          <text:insertion>
            <office:change-info>
              <dc:creator>Eiseltova</dc:creator>
              <dc:date>2012-05-20T23:37:00</dc:date>
            </office:change-info>
          </text:insertion>
        </text:changed-region>
        <text:changed-region xml:id="ct96226432" text:id="ct96226432">
          <text:deletion>
            <office:change-info>
              <dc:creator>Eiseltova</dc:creator>
              <dc:date>2012-05-20T23:37:00</dc:date>
            </office:change-info>
            <text:p text:style-name="P5"><text:span text:style-name="T6">P</text:span></text:p>
          </text:deletion>
        </text:changed-region>
        <text:changed-region xml:id="ct96226328" text:id="ct96226328">
          <text:deletion>
            <office:change-info>
              <dc:creator>Eiseltova</dc:creator>
              <dc:date>2012-05-20T23:37:00</dc:date>
            </office:change-info>
            <text:p text:style-name="P5"><text:span text:style-name="T6">ted</text:span></text:p>
          </text:deletion>
        </text:changed-region>
        <text:changed-region xml:id="ct96226536" text:id="ct96226536">
          <text:insertion>
            <office:change-info>
              <dc:creator>Eiseltova</dc:creator>
              <dc:date>2012-05-20T23:38:00</dc:date>
            </office:change-info>
          </text:insertion>
        </text:changed-region>
        <text:changed-region xml:id="ct96226640" text:id="ct96226640">
          <text:insertion>
            <office:change-info>
              <dc:creator>Eiseltova</dc:creator>
              <dc:date>2012-05-20T23:38:00</dc:date>
            </office:change-info>
          </text:insertion>
        </text:changed-region>
        <text:changed-region xml:id="ct96226848" text:id="ct96226848">
          <text:insertion>
            <office:change-info>
              <dc:creator>Eiseltova</dc:creator>
              <dc:date>2012-05-20T23:39:00</dc:date>
            </office:change-info>
          </text:insertion>
        </text:changed-region>
        <text:changed-region xml:id="ct96227368" text:id="ct96227368">
          <text:deletion>
            <office:change-info>
              <dc:creator>Eiseltova</dc:creator>
              <dc:date>2012-05-20T23:39:00</dc:date>
            </office:change-info>
            <text:p text:style-name="P5"><text:span text:style-name="T6">Concrete</text:span></text:p>
          </text:deletion>
        </text:changed-region>
        <text:changed-region xml:id="ct96226952" text:id="ct96226952">
          <text:insertion>
            <office:change-info>
              <dc:creator>Eiseltova</dc:creator>
              <dc:date>2012-05-20T23:39:00</dc:date>
            </office:change-info>
          </text:insertion>
        </text:changed-region>
        <text:changed-region xml:id="ct96227056" text:id="ct96227056">
          <text:insertion>
            <office:change-info>
              <dc:creator>Eiseltova</dc:creator>
              <dc:date>2012-05-20T23:39:00</dc:date>
            </office:change-info>
          </text:insertion>
        </text:changed-region>
        <text:changed-region xml:id="ct96227160" text:id="ct96227160">
          <text:insertion>
            <office:change-info>
              <dc:creator>Eiseltova</dc:creator>
              <dc:date>2012-05-20T23:39:00</dc:date>
            </office:change-info>
          </text:insertion>
        </text:changed-region>
        <text:changed-region xml:id="ct96226744" text:id="ct96226744">
          <text:insertion>
            <office:change-info>
              <dc:creator>Eiseltova</dc:creator>
              <dc:date>2012-05-20T23:39:00</dc:date>
            </office:change-info>
          </text:insertion>
        </text:changed-region>
        <text:changed-region xml:id="ct96227472" text:id="ct96227472">
          <text:deletion>
            <office:change-info>
              <dc:creator>Eiseltova</dc:creator>
              <dc:date>2012-05-20T23:39:00</dc:date>
            </office:change-info>
            <text:p text:style-name="P5"><text:span text:style-name="T6">be</text:span></text:p>
          </text:deletion>
        </text:changed-region>
        <text:changed-region xml:id="ct96227264" text:id="ct96227264">
          <text:insertion>
            <office:change-info>
              <dc:creator>Eiseltova</dc:creator>
              <dc:date>2012-05-20T23:39:00</dc:date>
            </office:change-info>
          </text:insertion>
        </text:changed-region>
        <text:changed-region xml:id="ct96227576" text:id="ct96227576">
          <text:deletion>
            <office:change-info>
              <dc:creator>Eiseltova</dc:creator>
              <dc:date>2012-05-20T23:39:00</dc:date>
            </office:change-info>
            <text:p text:style-name="P1"><text:span text:style-name="T2">ag</text:span></text:p>
          </text:deletion>
        </text:changed-region>
        <text:changed-region xml:id="ct96227992" text:id="ct96227992">
          <text:insertion>
            <office:change-info>
              <dc:creator>Eiseltova</dc:creator>
              <dc:date>2012-05-20T23:40:00</dc:date>
            </office:change-info>
          </text:insertion>
        </text:changed-region>
        <text:changed-region xml:id="ct96228096" text:id="ct96228096">
          <text:insertion>
            <office:change-info>
              <dc:creator>Eiseltova</dc:creator>
              <dc:date>2012-05-20T23:40:00</dc:date>
            </office:change-info>
          </text:insertion>
        </text:changed-region>
        <text:changed-region xml:id="ct96228200" text:id="ct96228200">
          <text:insertion>
            <office:change-info>
              <dc:creator>Eiseltova</dc:creator>
              <dc:date>2012-05-20T23:40:00</dc:date>
            </office:change-info>
          </text:insertion>
        </text:changed-region>
        <text:changed-region xml:id="ct96228616" text:id="ct96228616">
          <text:deletion>
            <office:change-info>
              <dc:creator>Eiseltova</dc:creator>
              <dc:date>2012-05-20T23:40:00</dc:date>
            </office:change-info>
            <text:p text:style-name="P1"><text:span text:style-name="T2">o</text:span></text:p>
          </text:deletion>
        </text:changed-region>
        <text:changed-region xml:id="ct96228304" text:id="ct96228304">
          <text:insertion>
            <office:change-info>
              <dc:creator>Eiseltova</dc:creator>
              <dc:date>2012-05-20T23:40:00</dc:date>
            </office:change-info>
          </text:insertion>
        </text:changed-region>
        <text:changed-region xml:id="ct96228408" text:id="ct96228408">
          <text:insertion>
            <office:change-info>
              <dc:creator>Eiseltova</dc:creator>
              <dc:date>2012-05-20T23:40:00</dc:date>
            </office:change-info>
          </text:insertion>
        </text:changed-region>
        <text:changed-region xml:id="ct96228512" text:id="ct96228512">
          <text:deletion>
            <office:change-info>
              <dc:creator>Eiseltova</dc:creator>
              <dc:date>2012-05-20T23:40:00</dc:date>
            </office:change-info>
            <text:p text:style-name="P1"><text:span text:style-name="T2">A</text:span></text:p>
          </text:deletion>
        </text:changed-region>
        <text:changed-region xml:id="ct96227680" text:id="ct96227680">
          <text:insertion>
            <office:change-info>
              <dc:creator>Eiseltova</dc:creator>
              <dc:date>2012-05-20T23:40:00</dc:date>
            </office:change-info>
          </text:insertion>
        </text:changed-region>
        <text:changed-region xml:id="ct96227784" text:id="ct96227784">
          <text:insertion>
            <office:change-info>
              <dc:creator>Eiseltova</dc:creator>
              <dc:date>2012-05-20T23:40:00</dc:date>
            </office:change-info>
          </text:insertion>
        </text:changed-region>
        <text:changed-region xml:id="ct96227888" text:id="ct96227888">
          <text:insertion>
            <office:change-info>
              <dc:creator>Eiseltova</dc:creator>
              <dc:date>2012-05-20T23:40:00</dc:date>
            </office:change-info>
          </text:insertion>
        </text:changed-region>
        <text:changed-region xml:id="ct96229136" text:id="ct96229136">
          <text:insertion>
            <office:change-info>
              <dc:creator>Eiseltova</dc:creator>
              <dc:date>2012-05-20T23:41:00</dc:date>
            </office:change-info>
          </text:insertion>
        </text:changed-region>
        <text:changed-region xml:id="ct96229240" text:id="ct96229240">
          <text:insertion>
            <office:change-info>
              <dc:creator>Eiseltova</dc:creator>
              <dc:date>2012-05-20T23:41:00</dc:date>
            </office:change-info>
          </text:insertion>
        </text:changed-region>
        <text:changed-region xml:id="ct96228720" text:id="ct96228720">
          <text:insertion>
            <office:change-info>
              <dc:creator>Eiseltova</dc:creator>
              <dc:date>2012-05-20T23:41:00</dc:date>
            </office:change-info>
          </text:insertion>
        </text:changed-region>
        <text:changed-region xml:id="ct96228824" text:id="ct96228824">
          <text:insertion>
            <office:change-info>
              <dc:creator>Eiseltova</dc:creator>
              <dc:date>2012-05-20T23:41:00</dc:date>
            </office:change-info>
          </text:insertion>
        </text:changed-region>
        <text:changed-region xml:id="ct96229344" text:id="ct96229344">
          <text:deletion>
            <office:change-info>
              <dc:creator>Eiseltova</dc:creator>
              <dc:date>2012-05-20T23:41:00</dc:date>
            </office:change-info>
            <text:p text:style-name="P1"><text:span text:style-name="T2">E</text:span></text:p>
          </text:deletion>
        </text:changed-region>
        <text:changed-region xml:id="ct96228928" text:id="ct96228928">
          <text:insertion>
            <office:change-info>
              <dc:creator>Eiseltova</dc:creator>
              <dc:date>2012-05-20T23:41:00</dc:date>
            </office:change-info>
          </text:insertion>
        </text:changed-region>
        <text:changed-region xml:id="ct96229032" text:id="ct96229032">
          <text:insertion>
            <office:change-info>
              <dc:creator>Eiseltova</dc:creator>
              <dc:date>2012-05-20T23:41:00</dc:date>
            </office:change-info>
          </text:insertion>
        </text:changed-region>
        <text:changed-region xml:id="ct96229448" text:id="ct96229448">
          <text:deletion>
            <office:change-info>
              <dc:creator>Eiseltova</dc:creator>
              <dc:date>2012-05-20T23:41:00</dc:date>
            </office:change-info>
            <text:p text:style-name="P1"><text:span text:style-name="T2">f</text:span></text:p>
          </text:deletion>
        </text:changed-region>
        <text:changed-region xml:id="ct96229552" text:id="ct96229552">
          <text:insertion>
            <office:change-info>
              <dc:creator>Eiseltova</dc:creator>
              <dc:date>2012-05-20T23:42:00</dc:date>
            </office:change-info>
          </text:insertion>
        </text:changed-region>
        <text:changed-region xml:id="ct96229656" text:id="ct96229656">
          <text:insertion>
            <office:change-info>
              <dc:creator>Eiseltova</dc:creator>
              <dc:date>2012-05-20T23:42:00</dc:date>
            </office:change-info>
          </text:insertion>
        </text:changed-region>
        <text:changed-region xml:id="ct96229760" text:id="ct96229760">
          <text:insertion>
            <office:change-info>
              <dc:creator>Eiseltova</dc:creator>
              <dc:date>2012-05-20T23:42:00</dc:date>
            </office:change-info>
          </text:insertion>
        </text:changed-region>
        <text:changed-region xml:id="ct96230176" text:id="ct96230176">
          <text:deletion>
            <office:change-info>
              <dc:creator>Eiseltova</dc:creator>
              <dc:date>2012-05-20T23:42:00</dc:date>
            </office:change-info>
            <text:p text:style-name="P1"><text:span text:style-name="T2">R</text:span></text:p>
          </text:deletion>
        </text:changed-region>
        <text:changed-region xml:id="ct96229864" text:id="ct96229864">
          <text:insertion>
            <office:change-info>
              <dc:creator>Eiseltova</dc:creator>
              <dc:date>2012-05-20T23:42:00</dc:date>
            </office:change-info>
          </text:insertion>
        </text:changed-region>
        <text:changed-region xml:id="ct96229968" text:id="ct96229968">
          <text:insertion>
            <office:change-info>
              <dc:creator>Eiseltova</dc:creator>
              <dc:date>2012-05-20T23:42:00</dc:date>
            </office:change-info>
          </text:insertion>
        </text:changed-region>
        <text:changed-region xml:id="ct96230072" text:id="ct96230072">
          <text:insertion>
            <office:change-info>
              <dc:creator>Eiseltova</dc:creator>
              <dc:date>2012-05-20T23:42:00</dc:date>
            </office:change-info>
          </text:insertion>
        </text:changed-region>
        <text:changed-region xml:id="ct96230280" text:id="ct96230280">
          <text:insertion>
            <office:change-info>
              <dc:creator>Eiseltova</dc:creator>
              <dc:date>2012-05-20T23:43:00</dc:date>
            </office:change-info>
          </text:insertion>
        </text:changed-region>
        <text:changed-region xml:id="ct96230384" text:id="ct96230384">
          <text:insertion>
            <office:change-info>
              <dc:creator>Eiseltova</dc:creator>
              <dc:date>2012-05-20T23:43:00</dc:date>
            </office:change-info>
          </text:insertion>
        </text:changed-region>
        <text:changed-region xml:id="ct96231008" text:id="ct96231008">
          <text:deletion>
            <office:change-info>
              <dc:creator>Eiseltova</dc:creator>
              <dc:date>2012-05-20T23:43:00</dc:date>
            </office:change-info>
            <text:p text:style-name="P1"><text:span text:style-name="T2">F</text:span></text:p>
          </text:deletion>
        </text:changed-region>
        <text:changed-region xml:id="ct96230488" text:id="ct96230488">
          <text:insertion>
            <office:change-info>
              <dc:creator>Eiseltova</dc:creator>
              <dc:date>2012-05-20T23:43:00</dc:date>
            </office:change-info>
          </text:insertion>
        </text:changed-region>
        <text:changed-region xml:id="ct96230592" text:id="ct96230592">
          <text:insertion>
            <office:change-info>
              <dc:creator>Eiseltova</dc:creator>
              <dc:date>2012-05-20T23:43:00</dc:date>
            </office:change-info>
          </text:insertion>
        </text:changed-region>
        <text:changed-region xml:id="ct96230696" text:id="ct96230696">
          <text:insertion>
            <office:change-info>
              <dc:creator>Eiseltova</dc:creator>
              <dc:date>2012-05-20T23:43:00</dc:date>
            </office:change-info>
          </text:insertion>
        </text:changed-region>
        <text:changed-region xml:id="ct96231112" text:id="ct96231112">
          <text:deletion>
            <office:change-info>
              <dc:creator>Eiseltova</dc:creator>
              <dc:date>2012-05-20T23:43:00</dc:date>
            </office:change-info>
            <text:p text:style-name="P1"><text:span text:style-name="T2">ee</text:span></text:p>
          </text:deletion>
        </text:changed-region>
        <text:changed-region xml:id="ct96230800" text:id="ct96230800">
          <text:insertion>
            <office:change-info>
              <dc:creator>Eiseltova</dc:creator>
              <dc:date>2012-05-20T23:43:00</dc:date>
            </office:change-info>
          </text:insertion>
        </text:changed-region>
        <text:changed-region xml:id="ct96231528" text:id="ct96231528">
          <text:deletion>
            <office:change-info>
              <dc:creator>Eiseltova</dc:creator>
              <dc:date>2012-05-20T23:44:00</dc:date>
            </office:change-info>
            <text:p text:style-name="P1"><text:span text:style-name="T2">sub-</text:span></text:p>
          </text:deletion>
        </text:changed-region>
        <text:changed-region xml:id="ct96230904" text:id="ct96230904">
          <text:insertion>
            <office:change-info>
              <dc:creator>Eiseltova</dc:creator>
              <dc:date>2012-05-20T23:43:00</dc:date>
            </office:change-info>
          </text:insertion>
        </text:changed-region>
        <text:changed-region xml:id="ct96231632" text:id="ct96231632">
          <text:deletion>
            <office:change-info>
              <dc:creator>Eiseltova</dc:creator>
              <dc:date>2012-05-20T23:44:00</dc:date>
            </office:change-info>
            <text:p text:style-name="P1"><text:span text:style-name="T2">f</text:span></text:p>
          </text:deletion>
        </text:changed-region>
        <text:changed-region xml:id="ct96231216" text:id="ct96231216">
          <text:insertion>
            <office:change-info>
              <dc:creator>Eiseltova</dc:creator>
              <dc:date>2012-05-20T23:44:00</dc:date>
            </office:change-info>
          </text:insertion>
        </text:changed-region>
        <text:changed-region xml:id="ct96231736" text:id="ct96231736">
          <text:deletion>
            <office:change-info>
              <dc:creator>Eiseltova</dc:creator>
              <dc:date>2012-05-20T23:44:00</dc:date>
            </office:change-info>
            <text:p text:style-name="P1"><text:span text:style-name="T2">at</text:span></text:p>
          </text:deletion>
        </text:changed-region>
        <text:changed-region xml:id="ct96231320" text:id="ct96231320">
          <text:insertion>
            <office:change-info>
              <dc:creator>Eiseltova</dc:creator>
              <dc:date>2012-05-20T23:44:00</dc:date>
            </office:change-info>
          </text:insertion>
        </text:changed-region>
        <text:changed-region xml:id="ct96231424" text:id="ct96231424">
          <text:insertion>
            <office:change-info>
              <dc:creator>Eiseltova</dc:creator>
              <dc:date>2012-05-20T23:44:00</dc:date>
            </office:change-info>
          </text:insertion>
        </text:changed-region>
        <text:changed-region xml:id="ct96232256" text:id="ct96232256">
          <text:insertion>
            <office:change-info>
              <dc:creator>Eiseltova</dc:creator>
              <dc:date>2012-05-20T23:45:00</dc:date>
            </office:change-info>
          </text:insertion>
        </text:changed-region>
        <text:changed-region xml:id="ct96232360" text:id="ct96232360">
          <text:insertion>
            <office:change-info>
              <dc:creator>Eiseltova</dc:creator>
              <dc:date>2012-05-20T23:45:00</dc:date>
            </office:change-info>
          </text:insertion>
        </text:changed-region>
        <text:changed-region xml:id="ct96232464" text:id="ct96232464">
          <text:insertion>
            <office:change-info>
              <dc:creator>Eiseltova</dc:creator>
              <dc:date>2012-05-20T23:45:00</dc:date>
            </office:change-info>
          </text:insertion>
        </text:changed-region>
        <text:changed-region xml:id="ct96232776" text:id="ct96232776">
          <text:deletion>
            <office:change-info>
              <dc:creator>Eiseltova</dc:creator>
              <dc:date>2012-05-20T23:45:00</dc:date>
            </office:change-info>
            <text:p text:style-name="P1"><text:span text:style-name="T2">w</text:span></text:p>
          </text:deletion>
        </text:changed-region>
        <text:changed-region xml:id="ct96232048" text:id="ct96232048">
          <text:insertion>
            <office:change-info>
              <dc:creator>Eiseltova</dc:creator>
              <dc:date>2012-05-20T23:45:00</dc:date>
            </office:change-info>
          </text:insertion>
        </text:changed-region>
        <text:changed-region xml:id="ct96231944" text:id="ct96231944">
          <text:insertion>
            <office:change-info>
              <dc:creator>Eiseltova</dc:creator>
              <dc:date>2012-05-20T23:45:00</dc:date>
            </office:change-info>
          </text:insertion>
        </text:changed-region>
        <text:changed-region xml:id="ct96232672" text:id="ct96232672">
          <text:deletion>
            <office:change-info>
              <dc:creator>Eiseltova</dc:creator>
              <dc:date>2012-05-20T23:45:00</dc:date>
            </office:change-info>
            <text:p text:style-name="P1"><text:span text:style-name="T2">was </text:span></text:p>
          </text:deletion>
        </text:changed-region>
        <text:changed-region xml:id="ct96231840" text:id="ct96231840">
          <text:insertion>
            <office:change-info>
              <dc:creator>Eiseltova</dc:creator>
              <dc:date>2012-05-20T23:45:00</dc:date>
            </office:change-info>
          </text:insertion>
        </text:changed-region>
        <text:changed-region xml:id="ct96232152" text:id="ct96232152">
          <text:insertion>
            <office:change-info>
              <dc:creator>Eiseltova</dc:creator>
              <dc:date>2012-05-20T23:45:00</dc:date>
            </office:change-info>
          </text:insertion>
        </text:changed-region>
        <text:changed-region xml:id="ct96232568" text:id="ct96232568">
          <text:insertion>
            <office:change-info>
              <dc:creator>Eiseltova</dc:creator>
              <dc:date>2012-05-20T23:45:00</dc:date>
            </office:change-info>
          </text:insertion>
        </text:changed-region>
        <text:changed-region xml:id="ct96232984" text:id="ct96232984">
          <text:insertion>
            <office:change-info>
              <dc:creator>Eiseltova</dc:creator>
              <dc:date>2012-05-20T23:46:00</dc:date>
            </office:change-info>
          </text:insertion>
        </text:changed-region>
        <text:changed-region xml:id="ct96233504" text:id="ct96233504">
          <text:deletion>
            <office:change-info>
              <dc:creator>Eiseltova</dc:creator>
              <dc:date>2012-05-20T23:46:00</dc:date>
            </office:change-info>
            <text:p text:style-name="P1">L</text:p>
          </text:deletion>
        </text:changed-region>
        <text:changed-region xml:id="ct96232880" text:id="ct96232880">
          <text:insertion>
            <office:change-info>
              <dc:creator>Eiseltova</dc:creator>
              <dc:date>2012-05-20T23:46:00</dc:date>
            </office:change-info>
          </text:insertion>
        </text:changed-region>
        <text:changed-region xml:id="ct96233608" text:id="ct96233608">
          <text:deletion>
            <office:change-info>
              <dc:creator>Eiseltova</dc:creator>
              <dc:date>2012-05-20T23:46:00</dc:date>
            </office:change-info>
            <text:p text:style-name="P1">any</text:p>
          </text:deletion>
        </text:changed-region>
        <text:changed-region xml:id="ct96233088" text:id="ct96233088">
          <text:insertion>
            <office:change-info>
              <dc:creator>Eiseltova</dc:creator>
              <dc:date>2012-05-20T23:46:00</dc:date>
            </office:change-info>
          </text:insertion>
        </text:changed-region>
        <text:changed-region xml:id="ct96233192" text:id="ct96233192">
          <text:insertion>
            <office:change-info>
              <dc:creator>Eiseltova</dc:creator>
              <dc:date>2012-05-20T23:46:00</dc:date>
            </office:change-info>
          </text:insertion>
        </text:changed-region>
        <text:changed-region xml:id="ct96233296" text:id="ct96233296">
          <text:insertion>
            <office:change-info>
              <dc:creator>Eiseltova</dc:creator>
              <dc:date>2012-05-20T23:46:00</dc:date>
            </office:change-info>
          </text:insertion>
        </text:changed-region>
        <text:changed-region xml:id="ct96233400" text:id="ct96233400">
          <text:insertion>
            <office:change-info>
              <dc:creator>Eiseltova</dc:creator>
              <dc:date>2012-05-20T23:46:00</dc:date>
            </office:change-info>
          </text:insertion>
        </text:changed-region>
        <text:changed-region xml:id="ct96233816" text:id="ct96233816">
          <text:insertion>
            <office:change-info>
              <dc:creator>Eiseltova</dc:creator>
              <dc:date>2012-05-20T23:47:00</dc:date>
            </office:change-info>
          </text:insertion>
        </text:changed-region>
        <text:changed-region xml:id="ct96233920" text:id="ct96233920">
          <text:insertion>
            <office:change-info>
              <dc:creator>Eiseltova</dc:creator>
              <dc:date>2012-05-20T23:47:00</dc:date>
            </office:change-info>
          </text:insertion>
        </text:changed-region>
        <text:changed-region xml:id="ct96233712" text:id="ct96233712">
          <text:insertion>
            <office:change-info>
              <dc:creator>Eiseltova</dc:creator>
              <dc:date>2012-05-20T23:47:00</dc:date>
            </office:change-info>
          </text:insertion>
        </text:changed-region>
        <text:changed-region xml:id="ct96234024" text:id="ct96234024">
          <text:insertion>
            <office:change-info>
              <dc:creator>Eiseltova</dc:creator>
              <dc:date>2012-05-20T23:47:00</dc:date>
            </office:change-info>
          </text:insertion>
        </text:changed-region>
        <text:changed-region xml:id="ct96234128" text:id="ct96234128">
          <text:insertion>
            <office:change-info>
              <dc:creator>Eiseltova</dc:creator>
              <dc:date>2012-05-20T23:48:00</dc:date>
            </office:change-info>
          </text:insertion>
        </text:changed-region>
        <text:changed-region xml:id="ct96234232" text:id="ct96234232">
          <text:insertion>
            <office:change-info>
              <dc:creator>Eiseltova</dc:creator>
              <dc:date>2012-05-20T23:48:00</dc:date>
            </office:change-info>
          </text:insertion>
        </text:changed-region>
        <text:changed-region xml:id="ct96234336" text:id="ct96234336">
          <text:insertion>
            <office:change-info>
              <dc:creator>Eiseltova</dc:creator>
              <dc:date>2012-05-20T23:48:00</dc:date>
            </office:change-info>
          </text:insertion>
        </text:changed-region>
        <text:changed-region xml:id="ct96234440" text:id="ct96234440">
          <text:insertion>
            <office:change-info>
              <dc:creator>Eiseltova</dc:creator>
              <dc:date>2012-05-20T23:49:00</dc:date>
            </office:change-info>
          </text:insertion>
        </text:changed-region>
        <text:changed-region xml:id="ct96234544" text:id="ct96234544">
          <text:insertion>
            <office:change-info>
              <dc:creator>Eiseltova</dc:creator>
              <dc:date>2012-05-20T23:49:00</dc:date>
            </office:change-info>
          </text:insertion>
        </text:changed-region>
        <text:changed-region xml:id="ct96234856" text:id="ct96234856">
          <text:insertion>
            <office:change-info>
              <dc:creator>Eiseltova</dc:creator>
              <dc:date>2012-05-20T23:50:00</dc:date>
            </office:change-info>
          </text:insertion>
        </text:changed-region>
        <text:changed-region xml:id="ct96234960" text:id="ct96234960">
          <text:deletion>
            <office:change-info>
              <dc:creator>Eiseltova</dc:creator>
              <dc:date>2012-05-20T23:50:00</dc:date>
            </office:change-info>
            <text:p text:style-name="P1">able</text:p>
          </text:deletion>
        </text:changed-region>
        <text:changed-region xml:id="ct96234648" text:id="ct96234648">
          <text:insertion>
            <office:change-info>
              <dc:creator>Eiseltova</dc:creator>
              <dc:date>2012-05-20T23:50:00</dc:date>
            </office:change-info>
          </text:insertion>
        </text:changed-region>
        <text:changed-region xml:id="ct96234752" text:id="ct96234752">
          <text:insertion>
            <office:change-info>
              <dc:creator>Eiseltova</dc:creator>
              <dc:date>2012-05-20T23:50:00</dc:date>
            </office:change-info>
          </text:insertion>
        </text:changed-region>
        <text:changed-region xml:id="ct96235168" text:id="ct96235168">
          <text:insertion>
            <office:change-info>
              <dc:creator>Eiseltova</dc:creator>
              <dc:date>2012-05-20T23:51:00</dc:date>
            </office:change-info>
          </text:insertion>
        </text:changed-region>
        <text:changed-region xml:id="ct96235376" text:id="ct96235376">
          <text:deletion>
            <office:change-info>
              <dc:creator>Eiseltova</dc:creator>
              <dc:date>2012-05-20T23:51:00</dc:date>
            </office:change-info>
            <text:p text:style-name="P1">with</text:p>
          </text:deletion>
        </text:changed-region>
        <text:changed-region xml:id="ct96235064" text:id="ct96235064">
          <text:insertion>
            <office:change-info>
              <dc:creator>Eiseltova</dc:creator>
              <dc:date>2012-05-20T23:51:00</dc:date>
            </office:change-info>
          </text:insertion>
        </text:changed-region>
        <text:changed-region xml:id="ct96235272" text:id="ct96235272">
          <text:deletion>
            <office:change-info>
              <dc:creator>Eiseltova</dc:creator>
              <dc:date>2012-05-20T23:51:00</dc:date>
            </office:change-info>
            <text:p text:style-name="P1">N</text:p>
          </text:deletion>
        </text:changed-region>
        <text:changed-region xml:id="ct96236104" text:id="ct96236104">
          <text:deletion>
            <office:change-info>
              <dc:creator>Eiseltova</dc:creator>
              <dc:date>2012-05-20T23:52:00</dc:date>
            </office:change-info>
            <text:p text:style-name="P1">t</text:p>
          </text:deletion>
        </text:changed-region>
        <text:changed-region xml:id="ct96235480" text:id="ct96235480">
          <text:insertion>
            <office:change-info>
              <dc:creator>Eiseltova</dc:creator>
              <dc:date>2012-05-20T23:52:00</dc:date>
            </office:change-info>
          </text:insertion>
        </text:changed-region>
        <text:changed-region xml:id="ct96235584" text:id="ct96235584">
          <text:insertion>
            <office:change-info>
              <dc:creator>Eiseltova</dc:creator>
              <dc:date>2012-05-20T23:52:00</dc:date>
            </office:change-info>
          </text:insertion>
        </text:changed-region>
        <text:changed-region xml:id="ct96235688" text:id="ct96235688">
          <text:insertion>
            <office:change-info>
              <dc:creator>Eiseltova</dc:creator>
              <dc:date>2012-05-20T23:52:00</dc:date>
            </office:change-info>
          </text:insertion>
        </text:changed-region>
        <text:changed-region xml:id="ct96235792" text:id="ct96235792">
          <text:insertion>
            <office:change-info>
              <dc:creator>Eiseltova</dc:creator>
              <dc:date>2012-05-20T23:52:00</dc:date>
            </office:change-info>
          </text:insertion>
        </text:changed-region>
        <text:changed-region xml:id="ct96235896" text:id="ct96235896">
          <text:insertion>
            <office:change-info>
              <dc:creator>Eiseltova</dc:creator>
              <dc:date>2012-05-20T23:52:00</dc:date>
            </office:change-info>
          </text:insertion>
        </text:changed-region>
        <text:changed-region xml:id="ct96236000" text:id="ct96236000">
          <text:insertion>
            <office:change-info>
              <dc:creator>Eiseltova</dc:creator>
              <dc:date>2012-05-20T23:52:00</dc:date>
            </office:change-info>
          </text:insertion>
        </text:changed-region>
        <text:changed-region xml:id="ct96236208" text:id="ct96236208">
          <text:insertion>
            <office:change-info>
              <dc:creator>Eiseltova</dc:creator>
              <dc:date>2012-05-20T23:53:00</dc:date>
            </office:change-info>
          </text:insertion>
        </text:changed-region>
        <text:changed-region xml:id="ct96236728" text:id="ct96236728">
          <text:deletion>
            <office:change-info>
              <dc:creator>Eiseltova</dc:creator>
              <dc:date>2012-05-20T23:53:00</dc:date>
            </office:change-info>
            <text:p text:style-name="P1">w</text:p>
          </text:deletion>
        </text:changed-region>
        <text:changed-region xml:id="ct96236312" text:id="ct96236312">
          <text:insertion>
            <office:change-info>
              <dc:creator>Eiseltova</dc:creator>
              <dc:date>2012-05-20T23:53:00</dc:date>
            </office:change-info>
          </text:insertion>
        </text:changed-region>
        <text:changed-region xml:id="ct96236832" text:id="ct96236832">
          <text:deletion>
            <office:change-info>
              <dc:creator>Eiseltova</dc:creator>
              <dc:date>2012-05-20T23:53:00</dc:date>
            </office:change-info>
            <text:p text:style-name="P1">ich</text:p>
          </text:deletion>
        </text:changed-region>
        <text:changed-region xml:id="ct96236416" text:id="ct96236416">
          <text:insertion>
            <office:change-info>
              <dc:creator>Eiseltova</dc:creator>
              <dc:date>2012-05-20T23:53:00</dc:date>
            </office:change-info>
          </text:insertion>
        </text:changed-region>
        <text:changed-region xml:id="ct96236520" text:id="ct96236520">
          <text:insertion>
            <office:change-info>
              <dc:creator>Eiseltova</dc:creator>
              <dc:date>2012-05-20T23:53:00</dc:date>
            </office:change-info>
          </text:insertion>
        </text:changed-region>
        <text:changed-region xml:id="ct96236624" text:id="ct96236624">
          <text:insertion>
            <office:change-info>
              <dc:creator>Eiseltova</dc:creator>
              <dc:date>2012-05-20T23:53:00</dc:date>
            </office:change-info>
          </text:insertion>
        </text:changed-region>
        <text:changed-region xml:id="ct96236936" text:id="ct96236936">
          <text:insertion>
            <office:change-info>
              <dc:creator>Eiseltova</dc:creator>
              <dc:date>2012-05-20T23:55:00</dc:date>
            </office:change-info>
          </text:insertion>
        </text:changed-region>
        <text:changed-region xml:id="ct96237040" text:id="ct96237040">
          <text:insertion>
            <office:change-info>
              <dc:creator>Eiseltova</dc:creator>
              <dc:date>2012-05-20T23:56:00</dc:date>
            </office:change-info>
          </text:insertion>
        </text:changed-region>
        <text:changed-region xml:id="ct96237144" text:id="ct96237144">
          <text:insertion>
            <office:change-info>
              <dc:creator>Eiseltova</dc:creator>
              <dc:date>2012-05-20T23:56:00</dc:date>
            </office:change-info>
          </text:insertion>
        </text:changed-region>
        <text:changed-region xml:id="ct96237248" text:id="ct96237248">
          <text:insertion>
            <office:change-info>
              <dc:creator>Eiseltova</dc:creator>
              <dc:date>2012-05-20T23:56:00</dc:date>
            </office:change-info>
          </text:insertion>
        </text:changed-region>
        <text:changed-region xml:id="ct96237352" text:id="ct96237352">
          <text:deletion>
            <office:change-info>
              <dc:creator>Eiseltova</dc:creator>
              <dc:date>2012-05-20T23:56:00</dc:date>
            </office:change-info>
            <text:p text:style-name="P3">C</text:p>
          </text:deletion>
        </text:changed-region>
        <text:changed-region xml:id="ct96237768" text:id="ct96237768">
          <text:deletion>
            <office:change-info>
              <dc:creator>Eiseltova</dc:creator>
              <dc:date>2012-05-20T23:57:00</dc:date>
            </office:change-info>
            <text:p text:style-name="P3">just </text:p>
          </text:deletion>
        </text:changed-region>
        <text:changed-region xml:id="ct96237456" text:id="ct96237456">
          <text:insertion>
            <office:change-info>
              <dc:creator>Eiseltova</dc:creator>
              <dc:date>2012-05-20T23:57:00</dc:date>
            </office:change-info>
          </text:insertion>
        </text:changed-region>
        <text:changed-region xml:id="ct96237560" text:id="ct96237560">
          <text:insertion>
            <office:change-info>
              <dc:creator>Eiseltova</dc:creator>
              <dc:date>2012-05-20T23:57:00</dc:date>
            </office:change-info>
          </text:insertion>
        </text:changed-region>
        <text:changed-region xml:id="ct96237664" text:id="ct96237664">
          <text:insertion>
            <office:change-info>
              <dc:creator>Eiseltova</dc:creator>
              <dc:date>2012-05-20T23:57:00</dc:date>
            </office:change-info>
          </text:insertion>
        </text:changed-region>
        <text:changed-region xml:id="ct96237872" text:id="ct96237872">
          <text:insertion>
            <office:change-info>
              <dc:creator>Eiseltova</dc:creator>
              <dc:date>2012-05-21T00:06:00</dc:date>
            </office:change-info>
          </text:insertion>
        </text:changed-region>
        <text:changed-region xml:id="ct96237976" text:id="ct96237976">
          <text:insertion>
            <office:change-info>
              <dc:creator>Eiseltova</dc:creator>
              <dc:date>2012-05-21T00:06:00</dc:date>
            </office:change-info>
          </text:insertion>
        </text:changed-region>
        <text:changed-region xml:id="ct96238184" text:id="ct96238184">
          <text:deletion>
            <office:change-info>
              <dc:creator>Eiseltova</dc:creator>
              <dc:date>2012-05-21T00:06:00</dc:date>
            </office:change-info>
            <text:p text:style-name="P3">g</text:p>
          </text:deletion>
        </text:changed-region>
        <text:changed-region xml:id="ct96238080" text:id="ct96238080">
          <text:insertion>
            <office:change-info>
              <dc:creator>Eiseltova</dc:creator>
              <dc:date>2012-05-21T00:06:00</dc:date>
            </office:change-info>
          </text:insertion>
        </text:changed-region>
        <text:changed-region xml:id="ct96238704" text:id="ct96238704">
          <text:insertion>
            <office:change-info>
              <dc:creator>Eiseltova</dc:creator>
              <dc:date>2012-05-21T00:07:00</dc:date>
            </office:change-info>
          </text:insertion>
        </text:changed-region>
        <text:changed-region xml:id="ct96238808" text:id="ct96238808">
          <text:insertion>
            <office:change-info>
              <dc:creator>Eiseltova</dc:creator>
              <dc:date>2012-05-21T00:07:00</dc:date>
            </office:change-info>
          </text:insertion>
        </text:changed-region>
        <text:changed-region xml:id="ct96238912" text:id="ct96238912">
          <text:insertion>
            <office:change-info>
              <dc:creator>Eiseltova</dc:creator>
              <dc:date>2012-05-21T00:07:00</dc:date>
            </office:change-info>
          </text:insertion>
        </text:changed-region>
        <text:changed-region xml:id="ct96238288" text:id="ct96238288">
          <text:insertion>
            <office:change-info>
              <dc:creator>Eiseltova</dc:creator>
              <dc:date>2012-05-21T00:07:00</dc:date>
            </office:change-info>
          </text:insertion>
        </text:changed-region>
        <text:changed-region xml:id="ct96238392" text:id="ct96238392">
          <text:insertion>
            <office:change-info>
              <dc:creator>Eiseltova</dc:creator>
              <dc:date>2012-05-21T00:07:00</dc:date>
            </office:change-info>
          </text:insertion>
        </text:changed-region>
        <text:changed-region xml:id="ct96238496" text:id="ct96238496">
          <text:insertion>
            <office:change-info>
              <dc:creator>Eiseltova</dc:creator>
              <dc:date>2012-05-21T00:07:00</dc:date>
            </office:change-info>
          </text:insertion>
        </text:changed-region>
        <text:changed-region xml:id="ct96239016" text:id="ct96239016">
          <text:deletion>
            <office:change-info>
              <dc:creator>Eiseltova</dc:creator>
              <dc:date>2012-05-21T00:07:00</dc:date>
            </office:change-info>
            <text:p text:style-name="P3">L</text:p>
          </text:deletion>
        </text:changed-region>
        <text:changed-region xml:id="ct96238600" text:id="ct96238600">
          <text:insertion>
            <office:change-info>
              <dc:creator>Eiseltova</dc:creator>
              <dc:date>2012-05-21T00:07:00</dc:date>
            </office:change-info>
          </text:insertion>
        </text:changed-region>
        <text:changed-region xml:id="ct96239224" text:id="ct96239224">
          <text:insertion>
            <office:change-info>
              <dc:creator>Eiseltova</dc:creator>
              <dc:date>2012-05-21T00:08:00</dc:date>
            </office:change-info>
          </text:insertion>
        </text:changed-region>
        <text:changed-region xml:id="ct96239328" text:id="ct96239328">
          <text:insertion>
            <office:change-info>
              <dc:creator>Eiseltova</dc:creator>
              <dc:date>2012-05-21T00:08:00</dc:date>
            </office:change-info>
          </text:insertion>
        </text:changed-region>
        <text:changed-region xml:id="ct96239120" text:id="ct96239120">
          <text:insertion>
            <office:change-info>
              <dc:creator>Eiseltova</dc:creator>
              <dc:date>2012-05-21T00:08:00</dc:date>
            </office:change-info>
          </text:insertion>
        </text:changed-region>
        <text:changed-region xml:id="ct96239432" text:id="ct96239432">
          <text:insertion>
            <office:change-info>
              <dc:creator>Eiseltova</dc:creator>
              <dc:date>2012-05-21T00:08:00</dc:date>
            </office:change-info>
          </text:insertion>
        </text:changed-region>
        <text:changed-region xml:id="ct96239592" text:id="ct96239592">
          <text:insertion>
            <office:change-info>
              <dc:creator>Eiseltova</dc:creator>
              <dc:date>2012-05-21T00:08:00</dc:date>
            </office:change-info>
          </text:insertion>
        </text:changed-region>
        <text:changed-region xml:id="ct96239696" text:id="ct96239696">
          <text:deletion>
            <office:change-info>
              <dc:creator>Eiseltova</dc:creator>
              <dc:date>2012-05-21T00:08:00</dc:date>
            </office:change-info>
            <text:p text:style-name="P3">C</text:p>
          </text:deletion>
        </text:changed-region>
        <text:changed-region xml:id="ct96239800" text:id="ct96239800">
          <text:insertion>
            <office:change-info>
              <dc:creator>Eiseltova</dc:creator>
              <dc:date>2012-05-21T00:09:00</dc:date>
            </office:change-info>
          </text:insertion>
        </text:changed-region>
        <text:changed-region xml:id="ct96239904" text:id="ct96239904">
          <text:deletion>
            <office:change-info>
              <dc:creator>Eiseltova</dc:creator>
              <dc:date>2012-05-21T00:09:00</dc:date>
            </office:change-info>
            <text:p text:style-name="P3">are</text:p>
          </text:deletion>
        </text:changed-region>
        <text:changed-region xml:id="ct96240424" text:id="ct96240424">
          <text:insertion>
            <office:change-info>
              <dc:creator>Eiseltova</dc:creator>
              <dc:date>2012-05-21T00:10:00</dc:date>
            </office:change-info>
          </text:insertion>
        </text:changed-region>
        <text:changed-region xml:id="ct96240320" text:id="ct96240320">
          <text:insertion>
            <office:change-info>
              <dc:creator>Eiseltova</dc:creator>
              <dc:date>2012-05-21T00:10:00</dc:date>
            </office:change-info>
          </text:insertion>
        </text:changed-region>
        <text:changed-region xml:id="ct96240632" text:id="ct96240632">
          <text:insertion>
            <office:change-info>
              <dc:creator>Eiseltova</dc:creator>
              <dc:date>2012-05-21T00:10:00</dc:date>
            </office:change-info>
          </text:insertion>
        </text:changed-region>
        <text:changed-region xml:id="ct96240840" text:id="ct96240840">
          <text:deletion>
            <office:change-info>
              <dc:creator>Eiseltova</dc:creator>
              <dc:date>2012-05-21T00:10:00</dc:date>
            </office:change-info>
            <text:p text:style-name="P1"><text:span text:style-name="T2">F</text:span></text:p>
          </text:deletion>
        </text:changed-region>
        <text:changed-region xml:id="ct96240736" text:id="ct96240736">
          <text:insertion>
            <office:change-info>
              <dc:creator>Eiseltova</dc:creator>
              <dc:date>2012-05-21T00:10:00</dc:date>
            </office:change-info>
          </text:insertion>
        </text:changed-region>
        <text:changed-region xml:id="ct96240008" text:id="ct96240008">
          <text:insertion>
            <office:change-info>
              <dc:creator>Eiseltova</dc:creator>
              <dc:date>2012-05-21T00:10:00</dc:date>
            </office:change-info>
          </text:insertion>
        </text:changed-region>
        <text:changed-region xml:id="ct96240112" text:id="ct96240112">
          <text:insertion>
            <office:change-info>
              <dc:creator>Eiseltova</dc:creator>
              <dc:date>2012-05-21T00:10:00</dc:date>
            </office:change-info>
          </text:insertion>
        </text:changed-region>
        <text:changed-region xml:id="ct96240216" text:id="ct96240216">
          <text:insertion>
            <office:change-info>
              <dc:creator>Eiseltova</dc:creator>
              <dc:date>2012-05-21T00:10:00</dc:date>
            </office:change-info>
          </text:insertion>
        </text:changed-region>
        <text:changed-region xml:id="ct96240528" text:id="ct96240528">
          <text:insertion>
            <office:change-info>
              <dc:creator>Eiseltova</dc:creator>
              <dc:date>2012-05-21T00:10:00</dc:date>
            </office:change-info>
          </text:insertion>
        </text:changed-region>
        <text:changed-region xml:id="ct96241360" text:id="ct96241360">
          <text:insertion>
            <office:change-info>
              <dc:creator>Eiseltova</dc:creator>
              <dc:date>2012-05-21T00:11:00</dc:date>
            </office:change-info>
          </text:insertion>
        </text:changed-region>
        <text:changed-region xml:id="ct96241464" text:id="ct96241464">
          <text:insertion>
            <office:change-info>
              <dc:creator>Eiseltova</dc:creator>
              <dc:date>2012-05-21T00:11:00</dc:date>
            </office:change-info>
          </text:insertion>
        </text:changed-region>
        <text:changed-region xml:id="ct96241568" text:id="ct96241568">
          <text:insertion>
            <office:change-info>
              <dc:creator>Eiseltova</dc:creator>
              <dc:date>2012-05-21T00:11:00</dc:date>
            </office:change-info>
          </text:insertion>
        </text:changed-region>
        <text:changed-region xml:id="ct96240944" text:id="ct96240944">
          <text:insertion>
            <office:change-info>
              <dc:creator>Eiseltova</dc:creator>
              <dc:date>2012-05-21T00:11:00</dc:date>
            </office:change-info>
          </text:insertion>
        </text:changed-region>
        <text:changed-region xml:id="ct96241048" text:id="ct96241048">
          <text:insertion>
            <office:change-info>
              <dc:creator>Eiseltova</dc:creator>
              <dc:date>2012-05-21T00:11:00</dc:date>
            </office:change-info>
          </text:insertion>
        </text:changed-region>
        <text:changed-region xml:id="ct96241152" text:id="ct96241152">
          <text:insertion>
            <office:change-info>
              <dc:creator>Eiseltova</dc:creator>
              <dc:date>2012-05-21T00:11:00</dc:date>
            </office:change-info>
          </text:insertion>
        </text:changed-region>
        <text:changed-region xml:id="ct96241776" text:id="ct96241776">
          <text:insertion>
            <office:change-info>
              <dc:creator>Eiseltova</dc:creator>
              <dc:date>2012-05-21T00:12:00</dc:date>
            </office:change-info>
          </text:insertion>
        </text:changed-region>
        <text:changed-region xml:id="ct96241256" text:id="ct96241256">
          <text:insertion>
            <office:change-info>
              <dc:creator>Eiseltova</dc:creator>
              <dc:date>2012-05-21T00:11:00</dc:date>
            </office:change-info>
          </text:insertion>
        </text:changed-region>
        <text:changed-region xml:id="ct96241672" text:id="ct96241672">
          <text:deletion>
            <office:change-info>
              <dc:creator>Eiseltova</dc:creator>
              <dc:date>2012-05-21T00:11:00</dc:date>
            </office:change-info>
            <text:p text:style-name="P1"><text:span text:style-name="T2">uch</text:span></text:p>
          </text:deletion>
        </text:changed-region>
        <text:changed-region xml:id="ct96241880" text:id="ct96241880">
          <text:insertion>
            <office:change-info>
              <dc:creator>Eiseltova</dc:creator>
              <dc:date>2012-05-21T00:12:00</dc:date>
            </office:change-info>
          </text:insertion>
        </text:changed-region>
        <text:changed-region xml:id="ct96241984" text:id="ct96241984">
          <text:insertion>
            <office:change-info>
              <dc:creator>Eiseltova</dc:creator>
              <dc:date>2012-05-21T00:12:00</dc:date>
            </office:change-info>
          </text:insertion>
        </text:changed-region>
        <text:changed-region xml:id="ct96242088" text:id="ct96242088">
          <text:insertion>
            <office:change-info>
              <dc:creator>Eiseltova</dc:creator>
              <dc:date>2012-05-21T00:12:00</dc:date>
            </office:change-info>
          </text:insertion>
        </text:changed-region>
        <text:changed-region xml:id="ct96242192" text:id="ct96242192">
          <text:deletion>
            <office:change-info>
              <dc:creator>Eiseltova</dc:creator>
              <dc:date>2012-05-21T00:12:00</dc:date>
            </office:change-info>
            <text:p text:style-name="P1"><text:span text:style-name="T2">S</text:span></text:p>
          </text:deletion>
        </text:changed-region>
        <text:changed-region xml:id="ct96242296" text:id="ct96242296">
          <text:insertion>
            <office:change-info>
              <dc:creator>Eiseltova</dc:creator>
              <dc:date>2012-05-21T00:13:00</dc:date>
            </office:change-info>
          </text:insertion>
        </text:changed-region>
        <text:changed-region xml:id="ct96242400" text:id="ct96242400">
          <text:insertion>
            <office:change-info>
              <dc:creator>Eiseltova</dc:creator>
              <dc:date>2012-05-21T00:13:00</dc:date>
            </office:change-info>
          </text:insertion>
        </text:changed-region>
        <text:changed-region xml:id="ct96242504" text:id="ct96242504">
          <text:insertion>
            <office:change-info>
              <dc:creator>Eiseltova</dc:creator>
              <dc:date>2012-05-21T00:13:00</dc:date>
            </office:change-info>
          </text:insertion>
        </text:changed-region>
        <text:changed-region xml:id="ct96242608" text:id="ct96242608">
          <text:insertion>
            <office:change-info>
              <dc:creator>Eiseltova</dc:creator>
              <dc:date>2012-05-21T00:13:00</dc:date>
            </office:change-info>
          </text:insertion>
        </text:changed-region>
        <text:changed-region xml:id="ct96242816" text:id="ct96242816">
          <text:deletion>
            <office:change-info>
              <dc:creator>Eiseltova</dc:creator>
              <dc:date>2012-05-21T00:13:00</dc:date>
            </office:change-info>
            <text:p text:style-name="P1"><text:span text:style-name="T2">just</text:span></text:p>
          </text:deletion>
        </text:changed-region>
        <text:changed-region xml:id="ct96242712" text:id="ct96242712">
          <text:insertion>
            <office:change-info>
              <dc:creator>Eiseltova</dc:creator>
              <dc:date>2012-05-21T00:13:00</dc:date>
            </office:change-info>
          </text:insertion>
        </text:changed-region>
        <text:changed-region xml:id="ct96243024" text:id="ct96243024">
          <text:insertion>
            <office:change-info>
              <dc:creator>Eiseltova</dc:creator>
              <dc:date>2012-05-21T00:14:00</dc:date>
            </office:change-info>
          </text:insertion>
        </text:changed-region>
        <text:changed-region xml:id="ct96242920" text:id="ct96242920">
          <text:insertion>
            <office:change-info>
              <dc:creator>Eiseltova</dc:creator>
              <dc:date>2012-05-21T00:14:00</dc:date>
            </office:change-info>
          </text:insertion>
        </text:changed-region>
        <text:changed-region xml:id="ct96243128" text:id="ct96243128">
          <text:insertion>
            <office:change-info>
              <dc:creator>Eiseltova</dc:creator>
              <dc:date>2012-05-21T00:14:00</dc:date>
            </office:change-info>
          </text:insertion>
        </text:changed-region>
        <text:changed-region xml:id="ct96243232" text:id="ct96243232">
          <text:deletion>
            <office:change-info>
              <dc:creator>Eiseltova</dc:creator>
              <dc:date>2012-05-21T00:14:00</dc:date>
            </office:change-info>
            <text:p text:style-name="P1"><text:span text:style-name="T2">do</text:span></text:p>
          </text:deletion>
        </text:changed-region>
        <text:changed-region xml:id="ct96243336" text:id="ct96243336">
          <text:insertion>
            <office:change-info>
              <dc:creator>Eiseltova</dc:creator>
              <dc:date>2012-05-21T00:15:00</dc:date>
            </office:change-info>
          </text:insertion>
        </text:changed-region>
        <text:changed-region xml:id="ct96243440" text:id="ct96243440">
          <text:insertion>
            <office:change-info>
              <dc:creator>Eiseltova</dc:creator>
              <dc:date>2012-05-21T00:15:00</dc:date>
            </office:change-info>
          </text:insertion>
        </text:changed-region>
        <text:changed-region xml:id="ct96243544" text:id="ct96243544">
          <text:insertion>
            <office:change-info>
              <dc:creator>Eiseltova</dc:creator>
              <dc:date>2012-05-21T00:15:00</dc:date>
            </office:change-info>
          </text:insertion>
        </text:changed-region>
        <text:changed-region xml:id="ct96243648" text:id="ct96243648">
          <text:insertion>
            <office:change-info>
              <dc:creator>Eiseltova</dc:creator>
              <dc:date>2012-05-21T00:15:00</dc:date>
            </office:change-info>
          </text:insertion>
        </text:changed-region>
        <text:changed-region xml:id="ct96243752" text:id="ct96243752">
          <text:insertion>
            <office:change-info>
              <dc:creator>Eiseltova</dc:creator>
              <dc:date>2012-05-21T00:16:00</dc:date>
            </office:change-info>
          </text:insertion>
        </text:changed-region>
        <text:changed-region xml:id="ct96243856" text:id="ct96243856">
          <text:insertion>
            <office:change-info>
              <dc:creator>Eiseltova</dc:creator>
              <dc:date>2012-05-21T00:16:00</dc:date>
            </office:change-info>
          </text:insertion>
        </text:changed-region>
        <text:changed-region xml:id="ct96244064" text:id="ct96244064">
          <text:deletion>
            <office:change-info>
              <dc:creator>Eiseltova</dc:creator>
              <dc:date>2012-05-21T00:16:00</dc:date>
            </office:change-info>
            <text:p text:style-name="P1"><text:span text:style-name="T2">only</text:span></text:p>
          </text:deletion>
        </text:changed-region>
        <text:changed-region xml:id="ct96243960" text:id="ct96243960">
          <text:insertion>
            <office:change-info>
              <dc:creator>Eiseltova</dc:creator>
              <dc:date>2012-05-21T00:16:00</dc:date>
            </office:change-info>
          </text:insertion>
        </text:changed-region>
        <text:changed-region xml:id="ct96244168" text:id="ct96244168">
          <text:insertion>
            <office:change-info>
              <dc:creator>Eiseltova</dc:creator>
              <dc:date>2012-05-21T00:29:00</dc:date>
            </office:change-info>
          </text:insertion>
        </text:changed-region>
        <text:changed-region xml:id="ct96244896" text:id="ct96244896">
          <text:deletion>
            <office:change-info>
              <dc:creator>Eiseltova</dc:creator>
              <dc:date>2012-05-21T00:30:00</dc:date>
            </office:change-info>
            <text:p text:style-name="P2"><text:span text:style-name="T1">w</text:span></text:p>
          </text:deletion>
        </text:changed-region>
        <text:changed-region xml:id="ct96244480" text:id="ct96244480">
          <text:insertion>
            <office:change-info>
              <dc:creator>Eiseltova</dc:creator>
              <dc:date>2012-05-21T00:30:00</dc:date>
            </office:change-info>
          </text:insertion>
        </text:changed-region>
        <text:changed-region xml:id="ct96244792" text:id="ct96244792">
          <text:deletion>
            <office:change-info>
              <dc:creator>Eiseltova</dc:creator>
              <dc:date>2012-05-21T00:30:00</dc:date>
            </office:change-info>
            <text:p text:style-name="P2"><text:span text:style-name="T1">ch</text:span></text:p>
          </text:deletion>
        </text:changed-region>
        <text:changed-region xml:id="ct96244584" text:id="ct96244584">
          <text:insertion>
            <office:change-info>
              <dc:creator>Eiseltova</dc:creator>
              <dc:date>2012-05-21T00:30:00</dc:date>
            </office:change-info>
          </text:insertion>
        </text:changed-region>
        <text:changed-region xml:id="ct96244688" text:id="ct96244688">
          <text:insertion>
            <office:change-info>
              <dc:creator>Eiseltova</dc:creator>
              <dc:date>2012-05-21T00:30:00</dc:date>
            </office:change-info>
          </text:insertion>
        </text:changed-region>
        <text:changed-region xml:id="ct96244376" text:id="ct96244376">
          <text:insertion>
            <office:change-info>
              <dc:creator>Eiseltova</dc:creator>
              <dc:date>2012-05-21T00:30:00</dc:date>
            </office:change-info>
          </text:insertion>
        </text:changed-region>
        <text:changed-region xml:id="ct96244272" text:id="ct96244272">
          <text:insertion>
            <office:change-info>
              <dc:creator>Eiseltova</dc:creator>
              <dc:date>2012-05-21T00:30:00</dc:date>
            </office:change-info>
          </text:insertion>
        </text:changed-region>
        <text:changed-region xml:id="ct96245104" text:id="ct96245104">
          <text:insertion>
            <office:change-info>
              <dc:creator>Eiseltova</dc:creator>
              <dc:date>2012-05-21T00:31:00</dc:date>
            </office:change-info>
          </text:insertion>
        </text:changed-region>
        <text:changed-region xml:id="ct96245000" text:id="ct96245000">
          <text:insertion>
            <office:change-info>
              <dc:creator>Eiseltova</dc:creator>
              <dc:date>2012-05-21T00:31:00</dc:date>
            </office:change-info>
          </text:insertion>
        </text:changed-region>
        <text:changed-region xml:id="ct96245624" text:id="ct96245624">
          <text:insertion>
            <office:change-info>
              <dc:creator>Eiseltova</dc:creator>
              <dc:date>2012-05-21T00:32:00</dc:date>
            </office:change-info>
          </text:insertion>
        </text:changed-region>
        <text:changed-region xml:id="ct96245832" text:id="ct96245832">
          <text:deletion>
            <office:change-info>
              <dc:creator>Eiseltova</dc:creator>
              <dc:date>2012-05-21T00:32:00</dc:date>
            </office:change-info>
            <text:p text:style-name="P2"><text:span text:style-name="T1">with</text:span></text:p>
          </text:deletion>
        </text:changed-region>
        <text:changed-region xml:id="ct96245312" text:id="ct96245312">
          <text:insertion>
            <office:change-info>
              <dc:creator>Eiseltova</dc:creator>
              <dc:date>2012-05-21T00:32:00</dc:date>
            </office:change-info>
          </text:insertion>
        </text:changed-region>
        <text:changed-region xml:id="ct96245416" text:id="ct96245416">
          <text:insertion>
            <office:change-info>
              <dc:creator>Eiseltova</dc:creator>
              <dc:date>2012-05-21T00:32:00</dc:date>
            </office:change-info>
          </text:insertion>
        </text:changed-region>
        <text:changed-region xml:id="ct96245936" text:id="ct96245936">
          <text:deletion>
            <office:change-info>
              <dc:creator>Eiseltova</dc:creator>
              <dc:date>2012-05-21T00:32:00</dc:date>
            </office:change-info>
            <text:p text:style-name="P2"><text:span text:style-name="T1">s</text:span></text:p>
          </text:deletion>
        </text:changed-region>
        <text:changed-region xml:id="ct96245520" text:id="ct96245520">
          <text:insertion>
            <office:change-info>
              <dc:creator>Eiseltova</dc:creator>
              <dc:date>2012-05-21T00:32:00</dc:date>
            </office:change-info>
          </text:insertion>
        </text:changed-region>
        <text:changed-region xml:id="ct96245208" text:id="ct96245208">
          <text:insertion>
            <office:change-info>
              <dc:creator>Eiseltova</dc:creator>
              <dc:date>2012-05-21T00:32:00</dc:date>
            </office:change-info>
          </text:insertion>
        </text:changed-region>
        <text:changed-region xml:id="ct96245728" text:id="ct96245728">
          <text:deletion>
            <office:change-info>
              <dc:creator>Eiseltova</dc:creator>
              <dc:date>2012-05-21T00:32:00</dc:date>
            </office:change-info>
            <text:p text:style-name="P2"><text:span text:style-name="T1">f</text:span></text:p>
          </text:deletion>
        </text:changed-region>
        <text:changed-region xml:id="ct96246144" text:id="ct96246144">
          <text:insertion>
            <office:change-info>
              <dc:creator>Eiseltova</dc:creator>
              <dc:date>2012-05-21T00:33:00</dc:date>
            </office:change-info>
          </text:insertion>
        </text:changed-region>
        <text:changed-region xml:id="ct96246248" text:id="ct96246248">
          <text:insertion>
            <office:change-info>
              <dc:creator>Eiseltova</dc:creator>
              <dc:date>2012-05-21T00:33:00</dc:date>
            </office:change-info>
          </text:insertion>
        </text:changed-region>
        <text:changed-region xml:id="ct96246352" text:id="ct96246352">
          <text:insertion>
            <office:change-info>
              <dc:creator>Eiseltova</dc:creator>
              <dc:date>2012-05-21T00:33:00</dc:date>
            </office:change-info>
          </text:insertion>
        </text:changed-region>
        <text:changed-region xml:id="ct96246560" text:id="ct96246560">
          <text:deletion>
            <office:change-info>
              <dc:creator>Eiseltova</dc:creator>
              <dc:date>2012-05-21T00:33:00</dc:date>
            </office:change-info>
            <text:p text:style-name="P2"><text:span text:style-name="T1">t</text:span></text:p>
          </text:deletion>
        </text:changed-region>
        <text:changed-region xml:id="ct96246456" text:id="ct96246456">
          <text:insertion>
            <office:change-info>
              <dc:creator>Eiseltova</dc:creator>
              <dc:date>2012-05-21T00:33:00</dc:date>
            </office:change-info>
          </text:insertion>
        </text:changed-region>
        <text:changed-region xml:id="ct96246040" text:id="ct96246040">
          <text:insertion>
            <office:change-info>
              <dc:creator>Eiseltova</dc:creator>
              <dc:date>2012-05-21T00:33:00</dc:date>
            </office:change-info>
          </text:insertion>
        </text:changed-region>
        <text:changed-region xml:id="ct96246872" text:id="ct96246872">
          <text:insertion>
            <office:change-info>
              <dc:creator>Eiseltova</dc:creator>
              <dc:date>2012-05-21T00:34:00</dc:date>
            </office:change-info>
          </text:insertion>
        </text:changed-region>
        <text:changed-region xml:id="ct96247392" text:id="ct96247392">
          <text:deletion>
            <office:change-info>
              <dc:creator>Eiseltova</dc:creator>
              <dc:date>2012-05-21T00:34:00</dc:date>
            </office:change-info>
            <text:p text:style-name="P2"><text:span text:style-name="T1">N</text:span></text:p>
          </text:deletion>
        </text:changed-region>
        <text:changed-region xml:id="ct96247080" text:id="ct96247080">
          <text:insertion>
            <office:change-info>
              <dc:creator>Eiseltova</dc:creator>
              <dc:date>2012-05-21T00:34:00</dc:date>
            </office:change-info>
          </text:insertion>
        </text:changed-region>
        <text:changed-region xml:id="ct96247184" text:id="ct96247184">
          <text:insertion>
            <office:change-info>
              <dc:creator>Eiseltova</dc:creator>
              <dc:date>2012-05-21T00:34:00</dc:date>
            </office:change-info>
          </text:insertion>
        </text:changed-region>
        <text:changed-region xml:id="ct96247496" text:id="ct96247496">
          <text:deletion>
            <office:change-info>
              <dc:creator>Eiseltova</dc:creator>
              <dc:date>2012-05-21T00:34:00</dc:date>
            </office:change-info>
            <text:p text:style-name="P2"><text:span text:style-name="T12">sub</text:span></text:p>
          </text:deletion>
        </text:changed-region>
        <text:changed-region xml:id="ct96246664" text:id="ct96246664">
          <text:insertion>
            <office:change-info>
              <dc:creator>Eiseltova</dc:creator>
              <dc:date>2012-05-21T00:34:00</dc:date>
            </office:change-info>
          </text:insertion>
        </text:changed-region>
        <text:changed-region xml:id="ct96247288" text:id="ct96247288">
          <text:deletion>
            <office:change-info>
              <dc:creator>Eiseltova</dc:creator>
              <dc:date>2012-05-21T00:34:00</dc:date>
            </office:change-info>
            <text:p text:style-name="P2"><text:span text:style-name="T12">s</text:span></text:p>
          </text:deletion>
        </text:changed-region>
        <text:changed-region xml:id="ct96246768" text:id="ct96246768">
          <text:insertion>
            <office:change-info>
              <dc:creator>Eiseltova</dc:creator>
              <dc:date>2012-05-21T00:34:00</dc:date>
            </office:change-info>
          </text:insertion>
        </text:changed-region>
        <text:changed-region xml:id="ct96246976" text:id="ct96246976">
          <text:insertion>
            <office:change-info>
              <dc:creator>Eiseltova</dc:creator>
              <dc:date>2012-05-21T00:34:00</dc:date>
            </office:change-info>
          </text:insertion>
        </text:changed-region>
        <text:changed-region xml:id="ct96248016" text:id="ct96248016">
          <text:insertion>
            <office:change-info>
              <dc:creator>Eiseltova</dc:creator>
              <dc:date>2012-05-21T00:35:00</dc:date>
            </office:change-info>
          </text:insertion>
        </text:changed-region>
        <text:changed-region xml:id="ct96248120" text:id="ct96248120">
          <text:insertion>
            <office:change-info>
              <dc:creator>Eiseltova</dc:creator>
              <dc:date>2012-05-21T00:35:00</dc:date>
            </office:change-info>
          </text:insertion>
        </text:changed-region>
        <text:changed-region xml:id="ct96248224" text:id="ct96248224">
          <text:insertion>
            <office:change-info>
              <dc:creator>Eiseltova</dc:creator>
              <dc:date>2012-05-21T00:35:00</dc:date>
            </office:change-info>
          </text:insertion>
        </text:changed-region>
        <text:changed-region xml:id="ct96248328" text:id="ct96248328">
          <text:insertion>
            <office:change-info>
              <dc:creator>Eiseltova</dc:creator>
              <dc:date>2012-05-21T00:35:00</dc:date>
            </office:change-info>
          </text:insertion>
        </text:changed-region>
        <text:changed-region xml:id="ct96247600" text:id="ct96247600">
          <text:insertion>
            <office:change-info>
              <dc:creator>Eiseltova</dc:creator>
              <dc:date>2012-05-21T00:35:00</dc:date>
            </office:change-info>
          </text:insertion>
        </text:changed-region>
        <text:changed-region xml:id="ct96247704" text:id="ct96247704">
          <text:insertion>
            <office:change-info>
              <dc:creator>Eiseltova</dc:creator>
              <dc:date>2012-05-21T00:35:00</dc:date>
            </office:change-info>
          </text:insertion>
        </text:changed-region>
        <text:changed-region xml:id="ct96247912" text:id="ct96247912">
          <text:insertion>
            <office:change-info>
              <dc:creator>Eiseltova</dc:creator>
              <dc:date>2012-05-21T00:35:00</dc:date>
            </office:change-info>
          </text:insertion>
        </text:changed-region>
        <text:changed-region xml:id="ct96247808" text:id="ct96247808">
          <text:insertion>
            <office:change-info>
              <dc:creator>Eiseltova</dc:creator>
              <dc:date>2012-05-21T00:35:00</dc:date>
            </office:change-info>
          </text:insertion>
        </text:changed-region>
        <text:changed-region xml:id="ct96248432" text:id="ct96248432">
          <text:insertion>
            <office:change-info>
              <dc:creator>Eiseltova</dc:creator>
              <dc:date>2012-05-21T00:36:00</dc:date>
            </office:change-info>
          </text:insertion>
        </text:changed-region>
        <text:changed-region xml:id="ct96248536" text:id="ct96248536">
          <text:insertion>
            <office:change-info>
              <dc:creator>Eiseltova</dc:creator>
              <dc:date>2012-05-21T00:36:00</dc:date>
            </office:change-info>
          </text:insertion>
        </text:changed-region>
        <text:changed-region xml:id="ct96249160" text:id="ct96249160">
          <text:deletion>
            <office:change-info>
              <dc:creator>Eiseltova</dc:creator>
              <dc:date>2012-05-21T00:36:00</dc:date>
            </office:change-info>
            <text:p text:style-name="P2"><text:span text:style-name="T1">A</text:span></text:p>
          </text:deletion>
        </text:changed-region>
        <text:changed-region xml:id="ct96248640" text:id="ct96248640">
          <text:insertion>
            <office:change-info>
              <dc:creator>Eiseltova</dc:creator>
              <dc:date>2012-05-21T00:36:00</dc:date>
            </office:change-info>
          </text:insertion>
        </text:changed-region>
        <text:changed-region xml:id="ct96249264" text:id="ct96249264">
          <text:deletion>
            <office:change-info>
              <dc:creator>Eiseltova</dc:creator>
              <dc:date>2012-05-21T00:36:00</dc:date>
            </office:change-info>
            <text:p text:style-name="P2"><text:span text:style-name="T1">r</text:span></text:p>
          </text:deletion>
        </text:changed-region>
        <text:changed-region xml:id="ct96248744" text:id="ct96248744">
          <text:insertion>
            <office:change-info>
              <dc:creator>Eiseltova</dc:creator>
              <dc:date>2012-05-21T00:36:00</dc:date>
            </office:change-info>
          </text:insertion>
        </text:changed-region>
        <text:changed-region xml:id="ct96248848" text:id="ct96248848">
          <text:insertion>
            <office:change-info>
              <dc:creator>Eiseltova</dc:creator>
              <dc:date>2012-05-21T00:36:00</dc:date>
            </office:change-info>
          </text:insertion>
        </text:changed-region>
        <text:changed-region xml:id="ct96248952" text:id="ct96248952">
          <text:insertion>
            <office:change-info>
              <dc:creator>Eiseltova</dc:creator>
              <dc:date>2012-05-21T00:36:00</dc:date>
            </office:change-info>
          </text:insertion>
        </text:changed-region>
        <text:changed-region xml:id="ct96249056" text:id="ct96249056">
          <text:insertion>
            <office:change-info>
              <dc:creator>Eiseltova</dc:creator>
              <dc:date>2012-05-21T00:36:00</dc:date>
            </office:change-info>
          </text:insertion>
        </text:changed-region>
        <text:changed-region xml:id="ct96249368" text:id="ct96249368">
          <text:insertion>
            <office:change-info>
              <dc:creator>Eiseltova</dc:creator>
              <dc:date>2012-05-21T00:37:00</dc:date>
            </office:change-info>
          </text:insertion>
        </text:changed-region>
        <text:changed-region xml:id="ct96249472" text:id="ct96249472">
          <text:insertion>
            <office:change-info>
              <dc:creator>Eiseltova</dc:creator>
              <dc:date>2012-05-21T00:37:00</dc:date>
            </office:change-info>
          </text:insertion>
        </text:changed-region>
        <text:changed-region xml:id="ct96249576" text:id="ct96249576">
          <text:insertion>
            <office:change-info>
              <dc:creator>Eiseltova</dc:creator>
              <dc:date>2012-05-21T00:37:00</dc:date>
            </office:change-info>
          </text:insertion>
        </text:changed-region>
        <text:changed-region xml:id="ct96249888" text:id="ct96249888">
          <text:deletion>
            <office:change-info>
              <dc:creator>Eiseltova</dc:creator>
              <dc:date>2012-05-21T00:37:00</dc:date>
            </office:change-info>
            <text:p text:style-name="P2"><text:span text:style-name="T12">ure</text:span></text:p>
          </text:deletion>
        </text:changed-region>
        <text:changed-region xml:id="ct96249992" text:id="ct96249992">
          <text:deletion>
            <office:change-info>
              <dc:creator>Eiseltova</dc:creator>
              <dc:date>2012-05-21T00:37:00</dc:date>
            </office:change-info>
            <text:p text:style-name="P1">o</text:p>
          </text:deletion>
        </text:changed-region>
        <text:changed-region xml:id="ct96249680" text:id="ct96249680">
          <text:insertion>
            <office:change-info>
              <dc:creator>Eiseltova</dc:creator>
              <dc:date>2012-05-21T00:37:00</dc:date>
            </office:change-info>
          </text:insertion>
        </text:changed-region>
        <text:changed-region xml:id="ct96249784" text:id="ct96249784">
          <text:insertion>
            <office:change-info>
              <dc:creator>Eiseltova</dc:creator>
              <dc:date>2012-05-21T00:37:00</dc:date>
            </office:change-info>
          </text:insertion>
        </text:changed-region>
        <text:changed-region xml:id="ct96250096" text:id="ct96250096">
          <text:insertion>
            <office:change-info>
              <dc:creator>Eiseltova</dc:creator>
              <dc:date>2012-05-21T00:38:00</dc:date>
            </office:change-info>
          </text:insertion>
        </text:changed-region>
        <text:changed-region xml:id="ct96250200" text:id="ct96250200">
          <text:insertion>
            <office:change-info>
              <dc:creator>Eiseltova</dc:creator>
              <dc:date>2012-05-21T00:38:00</dc:date>
            </office:change-info>
          </text:insertion>
        </text:changed-region>
        <text:changed-region xml:id="ct96250512" text:id="ct96250512">
          <text:deletion>
            <office:change-info>
              <dc:creator>Eiseltova</dc:creator>
              <dc:date>2012-05-21T00:38:00</dc:date>
            </office:change-info>
            <text:p text:style-name="P3">C</text:p>
          </text:deletion>
        </text:changed-region>
        <text:changed-region xml:id="ct96250304" text:id="ct96250304">
          <text:insertion>
            <office:change-info>
              <dc:creator>Eiseltova</dc:creator>
              <dc:date>2012-05-21T00:38:00</dc:date>
            </office:change-info>
          </text:insertion>
        </text:changed-region>
        <text:changed-region xml:id="ct96250616" text:id="ct96250616">
          <text:deletion>
            <office:change-info>
              <dc:creator>Eiseltova</dc:creator>
              <dc:date>2012-05-21T00:38:00</dc:date>
            </office:change-info>
            <text:p text:style-name="P3">o</text:p>
          </text:deletion>
        </text:changed-region>
        <text:changed-region xml:id="ct96250408" text:id="ct96250408">
          <text:insertion>
            <office:change-info>
              <dc:creator>Eiseltova</dc:creator>
              <dc:date>2012-05-21T00:38:00</dc:date>
            </office:change-info>
          </text:insertion>
        </text:changed-region>
        <text:changed-region xml:id="ct96250720" text:id="ct96250720">
          <text:deletion>
            <office:change-info>
              <dc:creator>Eiseltova</dc:creator>
              <dc:date>2012-05-21T00:38:00</dc:date>
            </office:change-info>
            <text:p text:style-name="P3">e</text:p>
          </text:deletion>
        </text:changed-region>
        <text:changed-region xml:id="ct96251240" text:id="ct96251240">
          <text:insertion>
            <office:change-info>
              <dc:creator>Eiseltova</dc:creator>
              <dc:date>2012-05-21T00:39:00</dc:date>
            </office:change-info>
          </text:insertion>
        </text:changed-region>
        <text:changed-region xml:id="ct96250824" text:id="ct96250824">
          <text:insertion>
            <office:change-info>
              <dc:creator>Eiseltova</dc:creator>
              <dc:date>2012-05-21T00:39:00</dc:date>
            </office:change-info>
          </text:insertion>
        </text:changed-region>
        <text:changed-region xml:id="ct96250928" text:id="ct96250928">
          <text:insertion>
            <office:change-info>
              <dc:creator>Eiseltova</dc:creator>
              <dc:date>2012-05-21T00:39:00</dc:date>
            </office:change-info>
          </text:insertion>
        </text:changed-region>
        <text:changed-region xml:id="ct96251032" text:id="ct96251032">
          <text:insertion>
            <office:change-info>
              <dc:creator>Eiseltova</dc:creator>
              <dc:date>2012-05-21T00:39:00</dc:date>
            </office:change-info>
          </text:insertion>
        </text:changed-region>
        <text:changed-region xml:id="ct96251136" text:id="ct96251136">
          <text:insertion>
            <office:change-info>
              <dc:creator>Eiseltova</dc:creator>
              <dc:date>2012-05-21T00:39:00</dc:date>
            </office:change-info>
          </text:insertion>
        </text:changed-region>
        <text:changed-region xml:id="ct96251760" text:id="ct96251760">
          <text:insertion>
            <office:change-info>
              <dc:creator>Eiseltova</dc:creator>
              <dc:date>2012-05-21T00:40:00</dc:date>
            </office:change-info>
          </text:insertion>
        </text:changed-region>
        <text:changed-region xml:id="ct96251864" text:id="ct96251864">
          <text:insertion>
            <office:change-info>
              <dc:creator>Eiseltova</dc:creator>
              <dc:date>2012-05-21T00:40:00</dc:date>
            </office:change-info>
          </text:insertion>
        </text:changed-region>
        <text:changed-region xml:id="ct96251656" text:id="ct96251656">
          <text:insertion>
            <office:change-info>
              <dc:creator>Eiseltova</dc:creator>
              <dc:date>2012-05-21T00:40:00</dc:date>
            </office:change-info>
          </text:insertion>
        </text:changed-region>
        <text:changed-region xml:id="ct96251968" text:id="ct96251968">
          <text:deletion>
            <office:change-info>
              <dc:creator>Eiseltova</dc:creator>
              <dc:date>2012-05-21T00:40:00</dc:date>
            </office:change-info>
            <text:p text:style-name="P2"><text:span text:style-name="T1">which</text:span></text:p>
          </text:deletion>
        </text:changed-region>
        <text:changed-region xml:id="ct96252176" text:id="ct96252176">
          <text:deletion>
            <office:change-info>
              <dc:creator>Eiseltova</dc:creator>
              <dc:date>2012-05-21T00:40:00</dc:date>
            </office:change-info>
            <text:p text:style-name="P2"><text:span text:style-name="T1">i</text:span></text:p>
          </text:deletion>
        </text:changed-region>
        <text:changed-region xml:id="ct96251344" text:id="ct96251344">
          <text:insertion>
            <office:change-info>
              <dc:creator>Eiseltova</dc:creator>
              <dc:date>2012-05-21T00:40:00</dc:date>
            </office:change-info>
          </text:insertion>
        </text:changed-region>
        <text:changed-region xml:id="ct96252280" text:id="ct96252280">
          <text:insertion>
            <office:change-info>
              <dc:creator>Eiseltova</dc:creator>
              <dc:date>2012-05-21T00:41:00</dc:date>
            </office:change-info>
          </text:insertion>
        </text:changed-region>
        <text:changed-region xml:id="ct96251448" text:id="ct96251448">
          <text:insertion>
            <office:change-info>
              <dc:creator>Eiseltova</dc:creator>
              <dc:date>2012-05-21T00:40:00</dc:date>
            </office:change-info>
          </text:insertion>
        </text:changed-region>
        <text:changed-region xml:id="ct96252072" text:id="ct96252072">
          <text:deletion>
            <office:change-info>
              <dc:creator>Eiseltova</dc:creator>
              <dc:date>2012-05-21T00:40:00</dc:date>
            </office:change-info>
            <text:p text:style-name="P2"><text:span text:style-name="T1">C</text:span></text:p>
          </text:deletion>
        </text:changed-region>
        <text:changed-region xml:id="ct96252384" text:id="ct96252384">
          <text:insertion>
            <office:change-info>
              <dc:creator>Eiseltova</dc:creator>
              <dc:date>2012-05-21T00:42:00</dc:date>
            </office:change-info>
          </text:insertion>
        </text:changed-region>
        <text:changed-region xml:id="ct96251552" text:id="ct96251552">
          <text:insertion>
            <office:change-info>
              <dc:creator>Eiseltova</dc:creator>
              <dc:date>2012-05-21T00:40:00</dc:date>
            </office:change-info>
          </text:insertion>
        </text:changed-region>
        <text:changed-region xml:id="ct96252488" text:id="ct96252488">
          <text:insertion>
            <office:change-info>
              <dc:creator>Eiseltova</dc:creator>
              <dc:date>2012-05-21T00:48:00</dc:date>
            </office:change-info>
          </text:insertion>
        </text:changed-region>
        <text:changed-region xml:id="ct96253112" text:id="ct96253112">
          <text:deletion>
            <office:change-info>
              <dc:creator>Eiseltova</dc:creator>
              <dc:date>2012-05-21T00:48:00</dc:date>
            </office:change-info>
            <text:p text:style-name="P2"><text:span text:style-name="T1">works </text:span></text:p>
          </text:deletion>
        </text:changed-region>
        <text:changed-region xml:id="ct96252592" text:id="ct96252592">
          <text:insertion>
            <office:change-info>
              <dc:creator>Eiseltova</dc:creator>
              <dc:date>2012-05-21T00:48:00</dc:date>
            </office:change-info>
          </text:insertion>
        </text:changed-region>
        <text:changed-region xml:id="ct96252696" text:id="ct96252696">
          <text:insertion>
            <office:change-info>
              <dc:creator>Eiseltova</dc:creator>
              <dc:date>2012-05-21T00:48:00</dc:date>
            </office:change-info>
          </text:insertion>
        </text:changed-region>
        <text:changed-region xml:id="ct96253216" text:id="ct96253216">
          <text:deletion>
            <office:change-info>
              <dc:creator>Eiseltova</dc:creator>
              <dc:date>2012-05-21T00:48:00</dc:date>
            </office:change-info>
            <text:p text:style-name="P2"><text:span text:style-name="T1">how</text:span></text:p>
          </text:deletion>
        </text:changed-region>
        <text:changed-region xml:id="ct96253008" text:id="ct96253008">
          <text:deletion>
            <office:change-info>
              <dc:creator>Eiseltova</dc:creator>
              <dc:date>2012-05-21T00:48:00</dc:date>
            </office:change-info>
            <text:p text:style-name="P2"><text:span text:style-name="T1"><text:s/>do</text:span></text:p>
          </text:deletion>
        </text:changed-region>
        <text:changed-region xml:id="ct96252800" text:id="ct96252800">
          <text:insertion>
            <office:change-info>
              <dc:creator>Eiseltova</dc:creator>
              <dc:date>2012-05-21T00:48:00</dc:date>
            </office:change-info>
          </text:insertion>
        </text:changed-region>
        <text:changed-region xml:id="ct96253320" text:id="ct96253320">
          <text:deletion>
            <office:change-info>
              <dc:creator>Eiseltova</dc:creator>
              <dc:date>2012-05-21T00:48:00</dc:date>
            </office:change-info>
            <text:p text:style-name="P2"><text:span text:style-name="T12">subs</text:span></text:p>
          </text:deletion>
        </text:changed-region>
        <text:changed-region xml:id="ct96252904" text:id="ct96252904">
          <text:insertion>
            <office:change-info>
              <dc:creator>Eiseltova</dc:creator>
              <dc:date>2012-05-21T00:48:00</dc:date>
            </office:change-info>
          </text:insertion>
        </text:changed-region>
        <text:changed-region xml:id="ct96253736" text:id="ct96253736">
          <text:insertion>
            <office:change-info>
              <dc:creator>Eiseltova</dc:creator>
              <dc:date>2012-05-21T00:49:00</dc:date>
            </office:change-info>
          </text:insertion>
        </text:changed-region>
        <text:changed-region xml:id="ct96253424" text:id="ct96253424">
          <text:insertion>
            <office:change-info>
              <dc:creator>Eiseltova</dc:creator>
              <dc:date>2012-05-21T00:49:00</dc:date>
            </office:change-info>
          </text:insertion>
        </text:changed-region>
        <text:changed-region xml:id="ct96253528" text:id="ct96253528">
          <text:insertion>
            <office:change-info>
              <dc:creator>Eiseltova</dc:creator>
              <dc:date>2012-05-21T00:49:00</dc:date>
            </office:change-info>
          </text:insertion>
        </text:changed-region>
        <text:changed-region xml:id="ct96253840" text:id="ct96253840">
          <text:deletion>
            <office:change-info>
              <dc:creator>Eiseltova</dc:creator>
              <dc:date>2012-05-21T00:49:00</dc:date>
            </office:change-info>
            <text:p text:style-name="P2"><text:span text:style-name="T1">I</text:span></text:p>
          </text:deletion>
        </text:changed-region>
        <text:changed-region xml:id="ct96253632" text:id="ct96253632">
          <text:insertion>
            <office:change-info>
              <dc:creator>Eiseltova</dc:creator>
              <dc:date>2012-05-21T00:49:00</dc:date>
            </office:change-info>
          </text:insertion>
        </text:changed-region>
        <text:changed-region xml:id="ct96254360" text:id="ct96254360">
          <text:insertion>
            <office:change-info>
              <dc:creator>Eiseltova</dc:creator>
              <dc:date>2012-05-21T00:59:00</dc:date>
            </office:change-info>
          </text:insertion>
        </text:changed-region>
        <text:changed-region xml:id="ct96254464" text:id="ct96254464">
          <text:insertion>
            <office:change-info>
              <dc:creator>Eiseltova</dc:creator>
              <dc:date>2012-05-21T00:59:00</dc:date>
            </office:change-info>
          </text:insertion>
        </text:changed-region>
        <text:changed-region xml:id="ct96254672" text:id="ct96254672">
          <text:deletion>
            <office:change-info>
              <dc:creator>Eiseltova</dc:creator>
              <dc:date>2012-05-21T00:59:00</dc:date>
            </office:change-info>
            <text:p text:style-name="P2"><text:span text:style-name="T12">subs</text:span></text:p>
          </text:deletion>
        </text:changed-region>
        <text:changed-region xml:id="ct96253944" text:id="ct96253944">
          <text:insertion>
            <office:change-info>
              <dc:creator>Eiseltova</dc:creator>
              <dc:date>2012-05-21T00:59:00</dc:date>
            </office:change-info>
          </text:insertion>
        </text:changed-region>
        <text:changed-region xml:id="ct96254048" text:id="ct96254048">
          <text:insertion>
            <office:change-info>
              <dc:creator>Eiseltova</dc:creator>
              <dc:date>2012-05-21T00:59:00</dc:date>
            </office:change-info>
          </text:insertion>
        </text:changed-region>
        <text:changed-region xml:id="ct96254152" text:id="ct96254152">
          <text:insertion>
            <office:change-info>
              <dc:creator>Eiseltova</dc:creator>
              <dc:date>2012-05-21T00:59:00</dc:date>
            </office:change-info>
          </text:insertion>
        </text:changed-region>
        <text:changed-region xml:id="ct96254880" text:id="ct96254880">
          <text:insertion>
            <office:change-info>
              <dc:creator>Eiseltova</dc:creator>
              <dc:date>2012-05-21T01:01:00</dc:date>
            </office:change-info>
          </text:insertion>
        </text:changed-region>
        <text:changed-region xml:id="ct96255088" text:id="ct96255088">
          <text:deletion>
            <office:change-info>
              <dc:creator>Eiseltova</dc:creator>
              <dc:date>2012-05-21T01:01:00</dc:date>
            </office:change-info>
            <text:p text:style-name="P2"><text:span text:style-name="T1">I</text:span></text:p>
          </text:deletion>
        </text:changed-region>
        <text:changed-region xml:id="ct96254776" text:id="ct96254776">
          <text:deletion>
            <office:change-info>
              <dc:creator>Eiseltova</dc:creator>
              <dc:date>2012-05-21T00:59:00</dc:date>
            </office:change-info>
            <text:p text:style-name="P2"><text:span text:style-name="T1">processor</text:span></text:p>
          </text:deletion>
        </text:changed-region>
        <text:changed-region xml:id="ct96254256" text:id="ct96254256">
          <text:insertion>
            <office:change-info>
              <dc:creator>Eiseltova</dc:creator>
              <dc:date>2012-05-21T00:59:00</dc:date>
            </office:change-info>
          </text:insertion>
        </text:changed-region>
        <text:changed-region xml:id="ct96254984" text:id="ct96254984">
          <text:insertion>
            <office:change-info>
              <dc:creator>Eiseltova</dc:creator>
              <dc:date>2012-05-21T01:01:00</dc:date>
            </office:change-info>
          </text:insertion>
        </text:changed-region>
        <text:changed-region xml:id="ct96254568" text:id="ct96254568">
          <text:insertion>
            <office:change-info>
              <dc:creator>Eiseltova</dc:creator>
              <dc:date>2012-05-21T00:59:00</dc:date>
            </office:change-info>
          </text:insertion>
        </text:changed-region>
        <text:changed-region xml:id="ct96255192" text:id="ct96255192">
          <text:insertion>
            <office:change-info>
              <dc:creator>Eiseltova</dc:creator>
              <dc:date>2012-05-21T01:02:00</dc:date>
            </office:change-info>
          </text:insertion>
        </text:changed-region>
        <text:changed-region xml:id="ct96255296" text:id="ct96255296">
          <text:insertion>
            <office:change-info>
              <dc:creator>Eiseltova</dc:creator>
              <dc:date>2012-05-21T01:02:00</dc:date>
            </office:change-info>
          </text:insertion>
        </text:changed-region>
        <text:changed-region xml:id="ct96255400" text:id="ct96255400">
          <text:insertion>
            <office:change-info>
              <dc:creator>Eiseltova</dc:creator>
              <dc:date>2012-05-21T01:02:00</dc:date>
            </office:change-info>
          </text:insertion>
        </text:changed-region>
        <text:changed-region xml:id="ct96255504" text:id="ct96255504">
          <text:insertion>
            <office:change-info>
              <dc:creator>Eiseltova</dc:creator>
              <dc:date>2012-05-21T01:02:00</dc:date>
            </office:change-info>
          </text:insertion>
        </text:changed-region>
        <text:changed-region xml:id="ct96255608" text:id="ct96255608">
          <text:insertion>
            <office:change-info>
              <dc:creator>Eiseltova</dc:creator>
              <dc:date>2012-05-21T01:03:00</dc:date>
            </office:change-info>
          </text:insertion>
        </text:changed-region>
        <text:changed-region xml:id="ct96255712" text:id="ct96255712">
          <text:insertion>
            <office:change-info>
              <dc:creator>Eiseltova</dc:creator>
              <dc:date>2012-05-21T01:03:00</dc:date>
            </office:change-info>
          </text:insertion>
        </text:changed-region>
        <text:changed-region xml:id="ct96256080" text:id="ct96256080">
          <text:deletion>
            <office:change-info>
              <dc:creator>Eiseltova</dc:creator>
              <dc:date>2012-05-21T01:03:00</dc:date>
            </office:change-info>
            <text:p text:style-name="P1"><text:span text:style-name="T2">I</text:span></text:p>
          </text:deletion>
        </text:changed-region>
        <text:changed-region xml:id="ct96255816" text:id="ct96255816">
          <text:insertion>
            <office:change-info>
              <dc:creator>Eiseltova</dc:creator>
              <dc:date>2012-05-21T01:03:00</dc:date>
            </office:change-info>
          </text:insertion>
        </text:changed-region>
        <text:changed-region xml:id="ct96256184" text:id="ct96256184">
          <text:deletion>
            <office:change-info>
              <dc:creator>Eiseltova</dc:creator>
              <dc:date>2012-05-21T01:03:00</dc:date>
            </office:change-info>
            <text:p text:style-name="P1"><text:span text:style-name="T2">.</text:span></text:p>
          </text:deletion>
        </text:changed-region>
        <text:changed-region xml:id="ct96255976" text:id="ct96255976">
          <text:insertion>
            <office:change-info>
              <dc:creator>Eiseltova</dc:creator>
              <dc:date>2012-05-21T01:03:00</dc:date>
            </office:change-info>
          </text:insertion>
        </text:changed-region>
        <text:changed-region xml:id="ct96256288" text:id="ct96256288">
          <text:deletion>
            <office:change-info>
              <dc:creator>Eiseltova</dc:creator>
              <dc:date>2012-05-21T01:03:00</dc:date>
            </office:change-info>
            <text:p text:style-name="P1"><text:span text:style-name="T2">N</text:span></text:p>
          </text:deletion>
        </text:changed-region>
        <text:changed-region xml:id="ct96256392" text:id="ct96256392">
          <text:deletion>
            <office:change-info>
              <dc:creator>Eiseltova</dc:creator>
              <dc:date>2012-05-21T01:03:00</dc:date>
            </office:change-info>
            <text:p text:style-name="P1"><text:span text:style-name="T2">s</text:span></text:p>
          </text:deletion>
        </text:changed-region>
        <text:changed-region xml:id="ct96257016" text:id="ct96257016">
          <text:deletion>
            <office:change-info>
              <dc:creator>Eiseltova</dc:creator>
              <dc:date>2012-05-21T01:04:00</dc:date>
            </office:change-info>
            <text:p text:style-name="P1"><text:span text:style-name="T2">s</text:span></text:p>
          </text:deletion>
        </text:changed-region>
        <text:changed-region xml:id="ct96256496" text:id="ct96256496">
          <text:insertion>
            <office:change-info>
              <dc:creator>Eiseltova</dc:creator>
              <dc:date>2012-05-21T01:04:00</dc:date>
            </office:change-info>
          </text:insertion>
        </text:changed-region>
        <text:changed-region xml:id="ct96257120" text:id="ct96257120">
          <text:deletion>
            <office:change-info>
              <dc:creator>Eiseltova</dc:creator>
              <dc:date>2012-05-21T01:04:00</dc:date>
            </office:change-info>
            <text:p text:style-name="P1"><text:span text:style-name="T2">ve</text:span></text:p>
          </text:deletion>
        </text:changed-region>
        <text:changed-region xml:id="ct96256600" text:id="ct96256600">
          <text:insertion>
            <office:change-info>
              <dc:creator>Eiseltova</dc:creator>
              <dc:date>2012-05-21T01:04:00</dc:date>
            </office:change-info>
          </text:insertion>
        </text:changed-region>
        <text:changed-region xml:id="ct96256704" text:id="ct96256704">
          <text:insertion>
            <office:change-info>
              <dc:creator>Eiseltova</dc:creator>
              <dc:date>2012-05-21T01:04:00</dc:date>
            </office:change-info>
          </text:insertion>
        </text:changed-region>
        <text:changed-region xml:id="ct96256808" text:id="ct96256808">
          <text:insertion>
            <office:change-info>
              <dc:creator>Eiseltova</dc:creator>
              <dc:date>2012-05-21T01:04:00</dc:date>
            </office:change-info>
          </text:insertion>
        </text:changed-region>
        <text:changed-region xml:id="ct96256912" text:id="ct96256912">
          <text:insertion>
            <office:change-info>
              <dc:creator>Eiseltova</dc:creator>
              <dc:date>2012-05-21T01:04:00</dc:date>
            </office:change-info>
          </text:insertion>
        </text:changed-region>
        <text:changed-region xml:id="ct96257224" text:id="ct96257224">
          <text:insertion>
            <office:change-info>
              <dc:creator>Eiseltova</dc:creator>
              <dc:date>2012-05-21T01:05:00</dc:date>
            </office:change-info>
          </text:insertion>
        </text:changed-region>
        <text:changed-region xml:id="ct96257328" text:id="ct96257328">
          <text:insertion>
            <office:change-info>
              <dc:creator>Eiseltova</dc:creator>
              <dc:date>2012-05-21T01:05:00</dc:date>
            </office:change-info>
          </text:insertion>
        </text:changed-region>
        <text:changed-region xml:id="ct96257432" text:id="ct96257432">
          <text:insertion>
            <office:change-info>
              <dc:creator>Eiseltova</dc:creator>
              <dc:date>2012-05-21T01:05:00</dc:date>
            </office:change-info>
          </text:insertion>
        </text:changed-region>
        <text:changed-region xml:id="ct96257536" text:id="ct96257536">
          <text:deletion>
            <office:change-info>
              <dc:creator>Eiseltova</dc:creator>
              <dc:date>2012-05-21T01:05:00</dc:date>
            </office:change-info>
            <text:p text:style-name="P1"><text:span text:style-name="T2">f</text:span></text:p>
          </text:deletion>
        </text:changed-region>
        <text:changed-region xml:id="ct96257640" text:id="ct96257640">
          <text:insertion>
            <office:change-info>
              <dc:creator>Eiseltova</dc:creator>
              <dc:date>2012-05-21T01:06:00</dc:date>
            </office:change-info>
          </text:insertion>
        </text:changed-region>
        <text:changed-region xml:id="ct96258472" text:id="ct96258472">
          <text:deletion>
            <office:change-info>
              <dc:creator>Eiseltova</dc:creator>
              <dc:date>2012-05-21T01:08:00</dc:date>
            </office:change-info>
            <text:p text:style-name="P2"><text:span text:style-name="T8">processor</text:span></text:p>
          </text:deletion>
        </text:changed-region>
        <text:changed-region xml:id="ct96258264" text:id="ct96258264">
          <text:insertion>
            <office:change-info>
              <dc:creator>Eiseltova</dc:creator>
              <dc:date>2012-05-21T01:08:00</dc:date>
            </office:change-info>
          </text:insertion>
        </text:changed-region>
        <text:changed-region xml:id="ct96258368" text:id="ct96258368">
          <text:insertion>
            <office:change-info>
              <dc:creator>Eiseltova</dc:creator>
              <dc:date>2012-05-21T01:08:00</dc:date>
            </office:change-info>
          </text:insertion>
        </text:changed-region>
        <text:changed-region xml:id="ct96258576" text:id="ct96258576">
          <text:deletion>
            <office:change-info>
              <dc:creator>Eiseltova</dc:creator>
              <dc:date>2012-05-21T01:08:00</dc:date>
            </office:change-info>
            <text:p text:style-name="P2"><text:span text:style-name="T8">component</text:span></text:p>
          </text:deletion>
        </text:changed-region>
        <text:changed-region xml:id="ct96257952" text:id="ct96257952">
          <text:insertion>
            <office:change-info>
              <dc:creator>Eiseltova</dc:creator>
              <dc:date>2012-05-21T01:08:00</dc:date>
            </office:change-info>
          </text:insertion>
        </text:changed-region>
        <text:changed-region xml:id="ct96258056" text:id="ct96258056">
          <text:insertion>
            <office:change-info>
              <dc:creator>Eiseltova</dc:creator>
              <dc:date>2012-05-21T01:08:00</dc:date>
            </office:change-info>
          </text:insertion>
        </text:changed-region>
        <text:changed-region xml:id="ct96258160" text:id="ct96258160">
          <text:insertion>
            <office:change-info>
              <dc:creator>Eiseltova</dc:creator>
              <dc:date>2012-05-21T01:08:00</dc:date>
            </office:change-info>
          </text:insertion>
        </text:changed-region>
        <text:changed-region xml:id="ct96257744" text:id="ct96257744">
          <text:insertion>
            <office:change-info>
              <dc:creator>Eiseltova</dc:creator>
              <dc:date>2012-05-21T01:07:00</dc:date>
            </office:change-info>
          </text:insertion>
        </text:changed-region>
        <text:changed-region xml:id="ct96257848" text:id="ct96257848">
          <text:deletion>
            <office:change-info>
              <dc:creator>Eiseltova</dc:creator>
              <dc:date>2012-05-21T01:07:00</dc:date>
            </office:change-info>
            <text:p text:style-name="P2"><text:span text:style-name="T8">k</text:span></text:p>
          </text:deletion>
        </text:changed-region>
        <text:changed-region xml:id="ct96258680" text:id="ct96258680">
          <text:insertion>
            <office:change-info>
              <dc:creator>Eiseltova</dc:creator>
              <dc:date>2012-05-21T01:09:00</dc:date>
            </office:change-info>
          </text:insertion>
        </text:changed-region>
        <text:changed-region xml:id="ct96258784" text:id="ct96258784">
          <text:insertion>
            <office:change-info>
              <dc:creator>Eiseltova</dc:creator>
              <dc:date>2012-05-21T01:10:00</dc:date>
            </office:change-info>
          </text:insertion>
        </text:changed-region>
        <text:changed-region xml:id="ct96258992" text:id="ct96258992">
          <text:deletion>
            <office:change-info>
              <dc:creator>Eiseltova</dc:creator>
              <dc:date>2012-05-21T01:10:00</dc:date>
            </office:change-info>
            <text:p text:style-name="P1"><text:span text:style-name="T9">ure</text:span></text:p>
          </text:deletion>
        </text:changed-region>
        <text:changed-region xml:id="ct96259096" text:id="ct96259096">
          <text:deletion>
            <office:change-info>
              <dc:creator>Eiseltova</dc:creator>
              <dc:date>2012-05-21T01:10:00</dc:date>
            </office:change-info>
            <text:p text:style-name="P1"><text:span text:style-name="T2">ag</text:span></text:p>
          </text:deletion>
        </text:changed-region>
        <text:changed-region xml:id="ct96258888" text:id="ct96258888">
          <text:insertion>
            <office:change-info>
              <dc:creator>Eiseltova</dc:creator>
              <dc:date>2012-05-21T01:10:00</dc:date>
            </office:change-info>
          </text:insertion>
        </text:changed-region>
        <text:changed-region xml:id="ct96259304" text:id="ct96259304">
          <text:insertion>
            <office:change-info>
              <dc:creator>Eiseltova</dc:creator>
              <dc:date>2012-05-21T01:11:00</dc:date>
            </office:change-info>
          </text:insertion>
        </text:changed-region>
        <text:changed-region xml:id="ct96259200" text:id="ct96259200">
          <text:insertion>
            <office:change-info>
              <dc:creator>Eiseltova</dc:creator>
              <dc:date>2012-05-21T01:11:00</dc:date>
            </office:change-info>
          </text:insertion>
        </text:changed-region>
        <text:changed-region xml:id="ct96259408" text:id="ct96259408">
          <text:insertion>
            <office:change-info>
              <dc:creator>Eiseltova</dc:creator>
              <dc:date>2012-05-21T01:12:00</dc:date>
            </office:change-info>
          </text:insertion>
        </text:changed-region>
        <text:changed-region xml:id="ct96259512" text:id="ct96259512">
          <text:deletion>
            <office:change-info>
              <dc:creator>Eiseltova</dc:creator>
              <dc:date>2012-05-21T01:12:00</dc:date>
            </office:change-info>
            <text:p text:style-name="P2"><text:span text:style-name="T1">C</text:span></text:p>
          </text:deletion>
        </text:changed-region>
        <text:changed-region xml:id="ct96259616" text:id="ct96259616">
          <text:deletion>
            <office:change-info>
              <dc:creator>Eiseltova</dc:creator>
              <dc:date>2012-05-21T01:12:00</dc:date>
            </office:change-info>
            <text:p text:style-name="P2"><text:span text:style-name="T1">s</text:span></text:p>
          </text:deletion>
        </text:changed-region>
        <text:changed-region xml:id="ct96260032" text:id="ct96260032">
          <text:insertion>
            <office:change-info>
              <dc:creator>Eiseltova</dc:creator>
              <dc:date>2012-05-21T01:13:00</dc:date>
            </office:change-info>
          </text:insertion>
        </text:changed-region>
        <text:changed-region xml:id="ct96260136" text:id="ct96260136">
          <text:deletion>
            <office:change-info>
              <dc:creator>Eiseltova</dc:creator>
              <dc:date>2012-05-21T01:13:00</dc:date>
            </office:change-info>
            <text:p text:style-name="P2"><text:span text:style-name="T1">s</text:span></text:p>
          </text:deletion>
        </text:changed-region>
        <text:changed-region xml:id="ct96259720" text:id="ct96259720">
          <text:insertion>
            <office:change-info>
              <dc:creator>Eiseltova</dc:creator>
              <dc:date>2012-05-21T01:13:00</dc:date>
            </office:change-info>
          </text:insertion>
        </text:changed-region>
        <text:changed-region xml:id="ct96259824" text:id="ct96259824">
          <text:insertion>
            <office:change-info>
              <dc:creator>Eiseltova</dc:creator>
              <dc:date>2012-05-21T01:13:00</dc:date>
            </office:change-info>
          </text:insertion>
        </text:changed-region>
        <text:changed-region xml:id="ct96259928" text:id="ct96259928">
          <text:insertion>
            <office:change-info>
              <dc:creator>Eiseltova</dc:creator>
              <dc:date>2012-05-21T01:13:00</dc:date>
            </office:change-info>
          </text:insertion>
        </text:changed-region>
        <text:changed-region xml:id="ct96260656" text:id="ct96260656">
          <text:insertion>
            <office:change-info>
              <dc:creator>Eiseltova</dc:creator>
              <dc:date>2012-05-21T01:14:00</dc:date>
            </office:change-info>
          </text:insertion>
        </text:changed-region>
        <text:changed-region xml:id="ct96260240" text:id="ct96260240">
          <text:insertion>
            <office:change-info>
              <dc:creator>Eiseltova</dc:creator>
              <dc:date>2012-05-21T01:14:00</dc:date>
            </office:change-info>
          </text:insertion>
        </text:changed-region>
        <text:changed-region xml:id="ct96260760" text:id="ct96260760">
          <text:deletion>
            <office:change-info>
              <dc:creator>Eiseltova</dc:creator>
              <dc:date>2012-05-21T01:14:00</dc:date>
            </office:change-info>
            <text:p text:style-name="P3">as</text:p>
          </text:deletion>
        </text:changed-region>
        <text:changed-region xml:id="ct96260448" text:id="ct96260448">
          <text:insertion>
            <office:change-info>
              <dc:creator>Eiseltova</dc:creator>
              <dc:date>2012-05-21T01:14:00</dc:date>
            </office:change-info>
          </text:insertion>
        </text:changed-region>
        <text:changed-region xml:id="ct96260864" text:id="ct96260864">
          <text:deletion>
            <office:change-info>
              <dc:creator>Eiseltova</dc:creator>
              <dc:date>2012-05-21T01:14:00</dc:date>
            </office:change-info>
            <text:p text:style-name="P3">,</text:p>
          </text:deletion>
        </text:changed-region>
        <text:changed-region xml:id="ct96260344" text:id="ct96260344">
          <text:insertion>
            <office:change-info>
              <dc:creator>Eiseltova</dc:creator>
              <dc:date>2012-05-21T01:14:00</dc:date>
            </office:change-info>
          </text:insertion>
        </text:changed-region>
        <text:changed-region xml:id="ct96260968" text:id="ct96260968">
          <text:insertion>
            <office:change-info>
              <dc:creator>Eiseltova</dc:creator>
              <dc:date>2012-05-21T01:15:00</dc:date>
            </office:change-info>
          </text:insertion>
        </text:changed-region>
        <text:changed-region xml:id="ct96260552" text:id="ct96260552">
          <text:insertion>
            <office:change-info>
              <dc:creator>Eiseltova</dc:creator>
              <dc:date>2012-05-21T01:14:00</dc:date>
            </office:change-info>
          </text:insertion>
        </text:changed-region>
        <text:changed-region xml:id="ct96261072" text:id="ct96261072">
          <text:insertion>
            <office:change-info>
              <dc:creator>Eiseltova</dc:creator>
              <dc:date>2012-05-21T01:15:00</dc:date>
            </office:change-info>
          </text:insertion>
        </text:changed-region>
        <text:changed-region xml:id="ct96261488" text:id="ct96261488">
          <text:deletion>
            <office:change-info>
              <dc:creator>Eiseltova</dc:creator>
              <dc:date>2012-05-21T01:15:00</dc:date>
            </office:change-info>
            <text:p text:style-name="P3">o</text:p>
          </text:deletion>
        </text:changed-region>
        <text:changed-region xml:id="ct96261176" text:id="ct96261176">
          <text:insertion>
            <office:change-info>
              <dc:creator>Eiseltova</dc:creator>
              <dc:date>2012-05-21T01:15:00</dc:date>
            </office:change-info>
          </text:insertion>
        </text:changed-region>
        <text:changed-region xml:id="ct96261280" text:id="ct96261280">
          <text:insertion>
            <office:change-info>
              <dc:creator>Eiseltova</dc:creator>
              <dc:date>2012-05-21T01:15:00</dc:date>
            </office:change-info>
          </text:insertion>
        </text:changed-region>
        <text:changed-region xml:id="ct96261384" text:id="ct96261384">
          <text:insertion>
            <office:change-info>
              <dc:creator>Eiseltova</dc:creator>
              <dc:date>2012-05-21T01:15:00</dc:date>
            </office:change-info>
          </text:insertion>
        </text:changed-region>
        <text:changed-region xml:id="ct96261800" text:id="ct96261800">
          <text:insertion>
            <office:change-info>
              <dc:creator>Eiseltova</dc:creator>
              <dc:date>2012-05-21T01:17:00</dc:date>
            </office:change-info>
          </text:insertion>
        </text:changed-region>
        <text:changed-region xml:id="ct96261696" text:id="ct96261696">
          <text:deletion>
            <office:change-info>
              <dc:creator>Eiseltova</dc:creator>
              <dc:date>2012-05-21T01:16:00</dc:date>
            </office:change-info>
            <text:p text:style-name="P5"><text:span text:style-name="T6"><text:s/></text:span></text:p>
          </text:deletion>
        </text:changed-region>
        <text:changed-region xml:id="ct96261592" text:id="ct96261592">
          <text:insertion>
            <office:change-info>
              <dc:creator>Eiseltova</dc:creator>
              <dc:date>2012-05-21T01:16:00</dc:date>
            </office:change-info>
          </text:insertion>
        </text:changed-region>
        <text:changed-region xml:id="ct96261904" text:id="ct96261904">
          <text:insertion>
            <office:change-info>
              <dc:creator>Eiseltova</dc:creator>
              <dc:date>2012-05-21T01:17:00</dc:date>
            </office:change-info>
          </text:insertion>
        </text:changed-region>
        <text:changed-region xml:id="ct96262112" text:id="ct96262112">
          <text:deletion>
            <office:change-info>
              <dc:creator>Eiseltova</dc:creator>
              <dc:date>2012-05-21T01:17:00</dc:date>
            </office:change-info>
            <text:p text:style-name="P5"><text:span text:style-name="T6">like</text:span></text:p>
          </text:deletion>
        </text:changed-region>
        <text:changed-region xml:id="ct96262008" text:id="ct96262008">
          <text:insertion>
            <office:change-info>
              <dc:creator>Eiseltova</dc:creator>
              <dc:date>2012-05-21T01:17:00</dc:date>
            </office:change-info>
          </text:insertion>
        </text:changed-region>
        <text:changed-region xml:id="ct96262216" text:id="ct96262216">
          <text:deletion>
            <office:change-info>
              <dc:creator>Eiseltova</dc:creator>
              <dc:date>2012-05-21T01:17:00</dc:date>
            </office:change-info>
            <text:p text:style-name="P5"><text:span text:style-name="T6">E</text:span></text:p>
          </text:deletion>
        </text:changed-region>
        <text:changed-region xml:id="ct96262320" text:id="ct96262320">
          <text:insertion>
            <office:change-info>
              <dc:creator>Eiseltova</dc:creator>
              <dc:date>2012-05-21T01:18:00</dc:date>
            </office:change-info>
          </text:insertion>
        </text:changed-region>
        <text:changed-region xml:id="ct96262424" text:id="ct96262424">
          <text:insertion>
            <office:change-info>
              <dc:creator>Eiseltova</dc:creator>
              <dc:date>2012-05-21T01:18:00</dc:date>
            </office:change-info>
          </text:insertion>
        </text:changed-region>
        <text:changed-region xml:id="ct96262528" text:id="ct96262528">
          <text:insertion>
            <office:change-info>
              <dc:creator>Eiseltova</dc:creator>
              <dc:date>2012-05-21T01:18:00</dc:date>
            </office:change-info>
          </text:insertion>
        </text:changed-region>
        <text:changed-region xml:id="ct96262840" text:id="ct96262840">
          <text:deletion>
            <office:change-info>
              <dc:creator>Eiseltova</dc:creator>
              <dc:date>2012-05-21T01:18:00</dc:date>
            </office:change-info>
            <text:p text:style-name="P5"><text:span text:style-name="T6">,</text:span></text:p>
          </text:deletion>
        </text:changed-region>
        <text:changed-region xml:id="ct96262632" text:id="ct96262632">
          <text:insertion>
            <office:change-info>
              <dc:creator>Eiseltova</dc:creator>
              <dc:date>2012-05-21T01:18:00</dc:date>
            </office:change-info>
          </text:insertion>
        </text:changed-region>
        <text:changed-region xml:id="ct96262736" text:id="ct96262736">
          <text:insertion>
            <office:change-info>
              <dc:creator>Eiseltova</dc:creator>
              <dc:date>2012-05-21T01:18:00</dc:date>
            </office:change-info>
          </text:insertion>
        </text:changed-region>
        <text:changed-region xml:id="ct96262944" text:id="ct96262944">
          <text:insertion>
            <office:change-info>
              <dc:creator>Eiseltova</dc:creator>
              <dc:date>2012-05-21T01:19:00</dc:date>
            </office:change-info>
          </text:insertion>
        </text:changed-region>
        <text:changed-region xml:id="ct96263048" text:id="ct96263048">
          <text:insertion>
            <office:change-info>
              <dc:creator>Eiseltova</dc:creator>
              <dc:date>2012-05-21T01:20:00</dc:date>
            </office:change-info>
          </text:insertion>
        </text:changed-region>
        <text:changed-region xml:id="ct96263256" text:id="ct96263256">
          <text:insertion>
            <office:change-info>
              <dc:creator>Eiseltova</dc:creator>
              <dc:date>2012-05-21T01:21:00</dc:date>
            </office:change-info>
          </text:insertion>
        </text:changed-region>
        <text:changed-region xml:id="ct96263360" text:id="ct96263360">
          <text:insertion>
            <office:change-info>
              <dc:creator>Eiseltova</dc:creator>
              <dc:date>2012-05-21T01:21:00</dc:date>
            </office:change-info>
          </text:insertion>
        </text:changed-region>
        <text:changed-region xml:id="ct96263464" text:id="ct96263464">
          <text:deletion>
            <office:change-info>
              <dc:creator>Eiseltova</dc:creator>
              <dc:date>2012-05-21T01:21:00</dc:date>
            </office:change-info>
            <text:p text:style-name="P5"><text:span text:style-name="T6">on</text:span></text:p>
          </text:deletion>
        </text:changed-region>
        <text:changed-region xml:id="ct96263152" text:id="ct96263152">
          <text:insertion>
            <office:change-info>
              <dc:creator>Eiseltova</dc:creator>
              <dc:date>2012-05-21T01:21:00</dc:date>
            </office:change-info>
          </text:insertion>
        </text:changed-region>
        <text:changed-region xml:id="ct96263568" text:id="ct96263568">
          <text:insertion>
            <office:change-info>
              <dc:creator>Eiseltova</dc:creator>
              <dc:date>2012-05-21T01:22:00</dc:date>
            </office:change-info>
          </text:insertion>
        </text:changed-region>
        <text:changed-region xml:id="ct96263672" text:id="ct96263672">
          <text:insertion>
            <office:change-info>
              <dc:creator>Eiseltova</dc:creator>
              <dc:date>2012-05-21T01:22:00</dc:date>
            </office:change-info>
          </text:insertion>
        </text:changed-region>
        <text:changed-region xml:id="ct96263880" text:id="ct96263880">
          <text:deletion>
            <office:change-info>
              <dc:creator>Eiseltova</dc:creator>
              <dc:date>2012-05-21T01:22:00</dc:date>
            </office:change-info>
            <text:p text:style-name="P5"><text:span text:style-name="T6">for</text:span></text:p>
          </text:deletion>
        </text:changed-region>
        <text:changed-region xml:id="ct96263776" text:id="ct96263776">
          <text:insertion>
            <office:change-info>
              <dc:creator>Eiseltova</dc:creator>
              <dc:date>2012-05-21T01:22:00</dc:date>
            </office:change-info>
          </text:insertion>
        </text:changed-region>
        <text:changed-region xml:id="ct96264088" text:id="ct96264088">
          <text:insertion>
            <office:change-info>
              <dc:creator>Eiseltova</dc:creator>
              <dc:date>2012-05-21T01:24:00</dc:date>
            </office:change-info>
          </text:insertion>
        </text:changed-region>
        <text:changed-region xml:id="ct96264192" text:id="ct96264192">
          <text:insertion>
            <office:change-info>
              <dc:creator>Eiseltova</dc:creator>
              <dc:date>2012-05-21T01:24:00</dc:date>
            </office:change-info>
          </text:insertion>
        </text:changed-region>
        <text:changed-region xml:id="ct96264296" text:id="ct96264296">
          <text:insertion>
            <office:change-info>
              <dc:creator>Eiseltova</dc:creator>
              <dc:date>2012-05-21T01:24:00</dc:date>
            </office:change-info>
          </text:insertion>
        </text:changed-region>
        <text:changed-region xml:id="ct96263984" text:id="ct96263984">
          <text:insertion>
            <office:change-info>
              <dc:creator>Eiseltova</dc:creator>
              <dc:date>2012-05-21T01:24:00</dc:date>
            </office:change-info>
          </text:insertion>
        </text:changed-region>
        <text:changed-region xml:id="ct96264400" text:id="ct96264400">
          <text:deletion>
            <office:change-info>
              <dc:creator>Eiseltova</dc:creator>
              <dc:date>2012-05-21T01:24:00</dc:date>
            </office:change-info>
            <text:p text:style-name="P2"><text:span text:style-name="T1">ag</text:span></text:p>
          </text:deletion>
        </text:changed-region>
        <text:changed-region xml:id="ct96264504" text:id="ct96264504">
          <text:insertion>
            <office:change-info>
              <dc:creator>Eiseltova</dc:creator>
              <dc:date>2012-05-21T01:25:00</dc:date>
            </office:change-info>
          </text:insertion>
        </text:changed-region>
        <text:changed-region xml:id="ct96264608" text:id="ct96264608">
          <text:insertion>
            <office:change-info>
              <dc:creator>Eiseltova</dc:creator>
              <dc:date>2012-05-21T01:26:00</dc:date>
            </office:change-info>
          </text:insertion>
        </text:changed-region>
        <text:changed-region xml:id="ct96264816" text:id="ct96264816">
          <text:insertion>
            <office:change-info>
              <dc:creator>Eiseltova</dc:creator>
              <dc:date>2012-05-21T01:27:00</dc:date>
            </office:change-info>
          </text:insertion>
        </text:changed-region>
        <text:changed-region xml:id="ct96264920" text:id="ct96264920">
          <text:insertion>
            <office:change-info>
              <dc:creator>Eiseltova</dc:creator>
              <dc:date>2012-05-21T01:27:00</dc:date>
            </office:change-info>
          </text:insertion>
        </text:changed-region>
        <text:changed-region xml:id="ct96265024" text:id="ct96265024">
          <text:insertion>
            <office:change-info>
              <dc:creator>Eiseltova</dc:creator>
              <dc:date>2012-05-21T01:27:00</dc:date>
            </office:change-info>
          </text:insertion>
        </text:changed-region>
        <text:changed-region xml:id="ct96264712" text:id="ct96264712">
          <text:insertion>
            <office:change-info>
              <dc:creator>Eiseltova</dc:creator>
              <dc:date>2012-05-21T01:27:00</dc:date>
            </office:change-info>
          </text:insertion>
        </text:changed-region>
        <text:changed-region xml:id="ct96265128" text:id="ct96265128">
          <text:insertion>
            <office:change-info>
              <dc:creator>Eiseltova</dc:creator>
              <dc:date>2012-05-21T01:28:00</dc:date>
            </office:change-info>
          </text:insertion>
        </text:changed-region>
        <text:changed-region xml:id="ct96265232" text:id="ct96265232">
          <text:insertion>
            <office:change-info>
              <dc:creator>Eiseltova</dc:creator>
              <dc:date>2012-05-21T01:28:00</dc:date>
            </office:change-info>
          </text:insertion>
        </text:changed-region>
        <text:changed-region xml:id="ct96265752" text:id="ct96265752">
          <text:deletion>
            <office:change-info>
              <dc:creator>Eiseltova</dc:creator>
              <dc:date>2012-05-21T01:28:00</dc:date>
            </office:change-info>
            <text:p text:style-name="P5"><text:span text:style-name="T6">W</text:span></text:p>
          </text:deletion>
        </text:changed-region>
        <text:changed-region xml:id="ct96265336" text:id="ct96265336">
          <text:insertion>
            <office:change-info>
              <dc:creator>Eiseltova</dc:creator>
              <dc:date>2012-05-21T01:28:00</dc:date>
            </office:change-info>
          </text:insertion>
        </text:changed-region>
        <text:changed-region xml:id="ct96265856" text:id="ct96265856">
          <text:deletion>
            <office:change-info>
              <dc:creator>Eiseltova</dc:creator>
              <dc:date>2012-05-21T01:28:00</dc:date>
            </office:change-info>
            <text:p text:style-name="P5"><text:span text:style-name="T6">ve</text:span></text:p>
          </text:deletion>
        </text:changed-region>
        <text:changed-region xml:id="ct96265440" text:id="ct96265440">
          <text:insertion>
            <office:change-info>
              <dc:creator>Eiseltova</dc:creator>
              <dc:date>2012-05-21T01:28:00</dc:date>
            </office:change-info>
          </text:insertion>
        </text:changed-region>
        <text:changed-region xml:id="ct96265960" text:id="ct96265960">
          <text:deletion>
            <office:change-info>
              <dc:creator>Eiseltova</dc:creator>
              <dc:date>2012-05-21T01:28:00</dc:date>
            </office:change-info>
            <text:p text:style-name="P5"><text:span text:style-name="T6">F</text:span></text:p>
          </text:deletion>
        </text:changed-region>
        <text:changed-region xml:id="ct96265544" text:id="ct96265544">
          <text:insertion>
            <office:change-info>
              <dc:creator>Eiseltova</dc:creator>
              <dc:date>2012-05-21T01:28:00</dc:date>
            </office:change-info>
          </text:insertion>
        </text:changed-region>
        <text:changed-region xml:id="ct96265648" text:id="ct96265648">
          <text:insertion>
            <office:change-info>
              <dc:creator>Eiseltova</dc:creator>
              <dc:date>2012-05-21T01:28:00</dc:date>
            </office:change-info>
          </text:insertion>
        </text:changed-region>
        <text:changed-region xml:id="ct96266480" text:id="ct96266480">
          <text:deletion>
            <office:change-info>
              <dc:creator>Eiseltova</dc:creator>
              <dc:date>2012-05-21T01:29:00</dc:date>
            </office:change-info>
            <text:p text:style-name="P5"><text:span text:style-name="T6">any</text:span></text:p>
          </text:deletion>
        </text:changed-region>
        <text:changed-region xml:id="ct96266064" text:id="ct96266064">
          <text:insertion>
            <office:change-info>
              <dc:creator>Eiseltova</dc:creator>
              <dc:date>2012-05-21T01:29:00</dc:date>
            </office:change-info>
          </text:insertion>
        </text:changed-region>
        <text:changed-region xml:id="ct96266272" text:id="ct96266272">
          <text:deletion>
            <office:change-info>
              <dc:creator>Eiseltova</dc:creator>
              <dc:date>2012-05-21T01:29:00</dc:date>
            </office:change-info>
            <text:p text:style-name="P5"><text:span text:style-name="T6">F</text:span></text:p>
          </text:deletion>
        </text:changed-region>
        <text:changed-region xml:id="ct96266168" text:id="ct96266168">
          <text:insertion>
            <office:change-info>
              <dc:creator>Eiseltova</dc:creator>
              <dc:date>2012-05-21T01:29:00</dc:date>
            </office:change-info>
          </text:insertion>
        </text:changed-region>
        <text:changed-region xml:id="ct96266376" text:id="ct96266376">
          <text:deletion>
            <office:change-info>
              <dc:creator>Eiseltova</dc:creator>
              <dc:date>2012-05-21T01:29:00</dc:date>
            </office:change-info>
            <text:p text:style-name="P1">M</text:p>
          </text:deletion>
        </text:changed-region>
        <text:changed-region xml:id="ct96266688" text:id="ct96266688">
          <text:insertion>
            <office:change-info>
              <dc:creator>Eiseltova</dc:creator>
              <dc:date>2012-05-21T01:30:00</dc:date>
            </office:change-info>
          </text:insertion>
        </text:changed-region>
        <text:changed-region xml:id="ct96266792" text:id="ct96266792">
          <text:insertion>
            <office:change-info>
              <dc:creator>Eiseltova</dc:creator>
              <dc:date>2012-05-21T01:30:00</dc:date>
            </office:change-info>
          </text:insertion>
        </text:changed-region>
        <text:changed-region xml:id="ct96266584" text:id="ct96266584">
          <text:insertion>
            <office:change-info>
              <dc:creator>Eiseltova</dc:creator>
              <dc:date>2012-05-21T01:30:00</dc:date>
            </office:change-info>
          </text:insertion>
        </text:changed-region>
        <text:changed-region xml:id="ct96266896" text:id="ct96266896">
          <text:insertion>
            <office:change-info>
              <dc:creator>Eiseltova</dc:creator>
              <dc:date>2012-05-21T01:31:00</dc:date>
            </office:change-info>
          </text:insertion>
        </text:changed-region>
        <text:changed-region xml:id="ct96267000" text:id="ct96267000">
          <text:insertion>
            <office:change-info>
              <dc:creator>Eiseltova</dc:creator>
              <dc:date>2012-05-21T01:31:00</dc:date>
            </office:change-info>
          </text:insertion>
        </text:changed-region>
        <text:changed-region xml:id="ct96267104" text:id="ct96267104">
          <text:insertion>
            <office:change-info>
              <dc:creator>Eiseltova</dc:creator>
              <dc:date>2012-05-21T01:31:00</dc:date>
            </office:change-info>
          </text:insertion>
        </text:changed-region>
        <text:changed-region xml:id="ct96267832" text:id="ct96267832">
          <text:deletion>
            <office:change-info>
              <dc:creator>Eiseltova</dc:creator>
              <dc:date>2012-05-21T01:31:00</dc:date>
            </office:change-info>
            <text:p text:style-name="P1">is</text:p>
          </text:deletion>
        </text:changed-region>
        <text:changed-region xml:id="ct96267208" text:id="ct96267208">
          <text:insertion>
            <office:change-info>
              <dc:creator>Eiseltova</dc:creator>
              <dc:date>2012-05-21T01:31:00</dc:date>
            </office:change-info>
          </text:insertion>
        </text:changed-region>
        <text:changed-region xml:id="ct96267312" text:id="ct96267312">
          <text:insertion>
            <office:change-info>
              <dc:creator>Eiseltova</dc:creator>
              <dc:date>2012-05-21T01:31:00</dc:date>
            </office:change-info>
          </text:insertion>
        </text:changed-region>
        <text:changed-region xml:id="ct96267936" text:id="ct96267936">
          <text:deletion>
            <office:change-info>
              <dc:creator>Eiseltova</dc:creator>
              <dc:date>2012-05-21T01:31:00</dc:date>
            </office:change-info>
            <text:p text:style-name="P1">F</text:p>
          </text:deletion>
        </text:changed-region>
        <text:changed-region xml:id="ct96267416" text:id="ct96267416">
          <text:insertion>
            <office:change-info>
              <dc:creator>Eiseltova</dc:creator>
              <dc:date>2012-05-21T01:31:00</dc:date>
            </office:change-info>
          </text:insertion>
        </text:changed-region>
        <text:changed-region xml:id="ct96267520" text:id="ct96267520">
          <text:insertion>
            <office:change-info>
              <dc:creator>Eiseltova</dc:creator>
              <dc:date>2012-05-21T01:31:00</dc:date>
            </office:change-info>
          </text:insertion>
        </text:changed-region>
        <text:changed-region xml:id="ct96267624" text:id="ct96267624">
          <text:insertion>
            <office:change-info>
              <dc:creator>Eiseltova</dc:creator>
              <dc:date>2012-05-21T01:31:00</dc:date>
            </office:change-info>
          </text:insertion>
        </text:changed-region>
        <text:changed-region xml:id="ct96267728" text:id="ct96267728">
          <text:insertion>
            <office:change-info>
              <dc:creator>Eiseltova</dc:creator>
              <dc:date>2012-05-21T01:31:00</dc:date>
            </office:change-info>
          </text:insertion>
        </text:changed-region>
        <text:changed-region xml:id="ct96268352" text:id="ct96268352">
          <text:insertion>
            <office:change-info>
              <dc:creator>Eiseltova</dc:creator>
              <dc:date>2012-05-21T01:32:00</dc:date>
            </office:change-info>
          </text:insertion>
        </text:changed-region>
        <text:changed-region xml:id="ct96268664" text:id="ct96268664">
          <text:deletion>
            <office:change-info>
              <dc:creator>Eiseltova</dc:creator>
              <dc:date>2012-05-21T01:32:00</dc:date>
            </office:change-info>
            <text:p text:style-name="P1">S</text:p>
          </text:deletion>
        </text:changed-region>
        <text:changed-region xml:id="ct96268040" text:id="ct96268040">
          <text:insertion>
            <office:change-info>
              <dc:creator>Eiseltova</dc:creator>
              <dc:date>2012-05-21T01:32:00</dc:date>
            </office:change-info>
          </text:insertion>
        </text:changed-region>
        <text:changed-region xml:id="ct96268248" text:id="ct96268248">
          <text:insertion>
            <office:change-info>
              <dc:creator>Eiseltova</dc:creator>
              <dc:date>2012-05-21T01:32:00</dc:date>
            </office:change-info>
          </text:insertion>
        </text:changed-region>
        <text:changed-region xml:id="ct96268144" text:id="ct96268144">
          <text:insertion>
            <office:change-info>
              <dc:creator>Eiseltova</dc:creator>
              <dc:date>2012-05-21T01:32:00</dc:date>
            </office:change-info>
          </text:insertion>
        </text:changed-region>
        <text:changed-region xml:id="ct96268768" text:id="ct96268768">
          <text:deletion>
            <office:change-info>
              <dc:creator>Eiseltova</dc:creator>
              <dc:date>2012-05-21T01:32:00</dc:date>
            </office:change-info>
            <text:p text:style-name="P1">ed</text:p>
          </text:deletion>
        </text:changed-region>
        <text:changed-region xml:id="ct96268456" text:id="ct96268456">
          <text:insertion>
            <office:change-info>
              <dc:creator>Eiseltova</dc:creator>
              <dc:date>2012-05-21T01:32:00</dc:date>
            </office:change-info>
          </text:insertion>
        </text:changed-region>
        <text:changed-region xml:id="ct96268560" text:id="ct96268560">
          <text:insertion>
            <office:change-info>
              <dc:creator>Eiseltova</dc:creator>
              <dc:date>2012-05-21T01:32:00</dc:date>
            </office:change-info>
          </text:insertion>
        </text:changed-region>
        <text:changed-region xml:id="ct96269184" text:id="ct96269184">
          <text:deletion>
            <office:change-info>
              <dc:creator>Eiseltova</dc:creator>
              <dc:date>2012-05-21T01:33:00</dc:date>
            </office:change-info>
            <text:p text:style-name="P1">L</text:p>
          </text:deletion>
        </text:changed-region>
        <text:changed-region xml:id="ct96269288" text:id="ct96269288">
          <text:deletion>
            <office:change-info>
              <dc:creator>Eiseltova</dc:creator>
              <dc:date>2012-05-21T01:33:00</dc:date>
            </office:change-info>
            <text:p text:style-name="P1">possibility</text:p>
          </text:deletion>
        </text:changed-region>
        <text:changed-region xml:id="ct96268872" text:id="ct96268872">
          <text:insertion>
            <office:change-info>
              <dc:creator>Eiseltova</dc:creator>
              <dc:date>2012-05-21T01:33:00</dc:date>
            </office:change-info>
          </text:insertion>
        </text:changed-region>
        <text:changed-region xml:id="ct96268976" text:id="ct96268976">
          <text:insertion>
            <office:change-info>
              <dc:creator>Eiseltova</dc:creator>
              <dc:date>2012-05-21T01:33:00</dc:date>
            </office:change-info>
          </text:insertion>
        </text:changed-region>
        <text:changed-region xml:id="ct96269392" text:id="ct96269392">
          <text:deletion>
            <office:change-info>
              <dc:creator>Eiseltova</dc:creator>
              <dc:date>2012-05-21T01:33:00</dc:date>
            </office:change-info>
            <text:p text:style-name="P1">only </text:p>
          </text:deletion>
        </text:changed-region>
        <text:changed-region xml:id="ct96269080" text:id="ct96269080">
          <text:insertion>
            <office:change-info>
              <dc:creator>Eiseltova</dc:creator>
              <dc:date>2012-05-21T01:33:00</dc:date>
            </office:change-info>
          </text:insertion>
        </text:changed-region>
        <text:changed-region xml:id="ct96269496" text:id="ct96269496">
          <text:insertion>
            <office:change-info>
              <dc:creator>Eiseltova</dc:creator>
              <dc:date>2012-05-21T01:45:00</dc:date>
            </office:change-info>
          </text:insertion>
        </text:changed-region>
        <text:changed-region xml:id="ct96269600" text:id="ct96269600">
          <text:insertion>
            <office:change-info>
              <dc:creator>Eiseltova</dc:creator>
              <dc:date>2012-05-21T01:45:00</dc:date>
            </office:change-info>
          </text:insertion>
        </text:changed-region>
        <text:changed-region xml:id="ct96269912" text:id="ct96269912">
          <text:insertion>
            <office:change-info>
              <dc:creator>Eiseltova</dc:creator>
              <dc:date>2012-05-21T01:46:00</dc:date>
            </office:change-info>
          </text:insertion>
        </text:changed-region>
        <text:changed-region xml:id="ct96269704" text:id="ct96269704">
          <text:insertion>
            <office:change-info>
              <dc:creator>Eiseltova</dc:creator>
              <dc:date>2012-05-21T01:45:00</dc:date>
            </office:change-info>
          </text:insertion>
        </text:changed-region>
        <text:changed-region xml:id="ct96270120" text:id="ct96270120">
          <text:insertion>
            <office:change-info>
              <dc:creator>Eiseltova</dc:creator>
              <dc:date>2012-05-21T01:46:00</dc:date>
            </office:change-info>
          </text:insertion>
        </text:changed-region>
        <text:changed-region xml:id="ct96270016" text:id="ct96270016">
          <text:insertion>
            <office:change-info>
              <dc:creator>Eiseltova</dc:creator>
              <dc:date>2012-05-21T01:46:00</dc:date>
            </office:change-info>
          </text:insertion>
        </text:changed-region>
        <text:changed-region xml:id="ct96269808" text:id="ct96269808">
          <text:insertion>
            <office:change-info>
              <dc:creator>Eiseltova</dc:creator>
              <dc:date>2012-05-21T01:46:00</dc:date>
            </office:change-info>
          </text:insertion>
        </text:changed-region>
        <text:changed-region xml:id="ct96270224" text:id="ct96270224">
          <text:insertion>
            <office:change-info>
              <dc:creator>Eiseltova</dc:creator>
              <dc:date>2012-05-21T01:47:00</dc:date>
            </office:change-info>
          </text:insertion>
        </text:changed-region>
        <text:changed-region xml:id="ct96270432" text:id="ct96270432">
          <text:insertion>
            <office:change-info>
              <dc:creator>Eiseltova</dc:creator>
              <dc:date>2012-05-21T01:47:00</dc:date>
            </office:change-info>
          </text:insertion>
        </text:changed-region>
        <text:changed-region xml:id="ct96270328" text:id="ct96270328">
          <text:insertion>
            <office:change-info>
              <dc:creator>Eiseltova</dc:creator>
              <dc:date>2012-05-21T01:47:00</dc:date>
            </office:change-info>
          </text:insertion>
        </text:changed-region>
        <text:changed-region xml:id="ct96270952" text:id="ct96270952">
          <text:insertion>
            <office:change-info>
              <dc:creator>Eiseltova</dc:creator>
              <dc:date>2012-05-21T01:48:00</dc:date>
            </office:change-info>
          </text:insertion>
        </text:changed-region>
        <text:changed-region xml:id="ct96271056" text:id="ct96271056">
          <text:insertion>
            <office:change-info>
              <dc:creator>Eiseltova</dc:creator>
              <dc:date>2012-05-21T01:48:00</dc:date>
            </office:change-info>
          </text:insertion>
        </text:changed-region>
        <text:changed-region xml:id="ct96271160" text:id="ct96271160">
          <text:insertion>
            <office:change-info>
              <dc:creator>Eiseltova</dc:creator>
              <dc:date>2012-05-21T01:48:00</dc:date>
            </office:change-info>
          </text:insertion>
        </text:changed-region>
        <text:changed-region xml:id="ct96271576" text:id="ct96271576">
          <text:deletion>
            <office:change-info>
              <dc:creator>Eiseltova</dc:creator>
              <dc:date>2012-05-21T01:48:00</dc:date>
            </office:change-info>
            <text:p text:style-name="P1">ve</text:p>
          </text:deletion>
        </text:changed-region>
        <text:changed-region xml:id="ct96271264" text:id="ct96271264">
          <text:insertion>
            <office:change-info>
              <dc:creator>Eiseltova</dc:creator>
              <dc:date>2012-05-21T01:48:00</dc:date>
            </office:change-info>
          </text:insertion>
        </text:changed-region>
        <text:changed-region xml:id="ct96271368" text:id="ct96271368">
          <text:insertion>
            <office:change-info>
              <dc:creator>Eiseltova</dc:creator>
              <dc:date>2012-05-21T01:48:00</dc:date>
            </office:change-info>
          </text:insertion>
        </text:changed-region>
        <text:changed-region xml:id="ct96270536" text:id="ct96270536">
          <text:insertion>
            <office:change-info>
              <dc:creator>Eiseltova</dc:creator>
              <dc:date>2012-05-21T01:48:00</dc:date>
            </office:change-info>
          </text:insertion>
        </text:changed-region>
        <text:changed-region xml:id="ct96270640" text:id="ct96270640">
          <text:insertion>
            <office:change-info>
              <dc:creator>Eiseltova</dc:creator>
              <dc:date>2012-05-21T01:48:00</dc:date>
            </office:change-info>
          </text:insertion>
        </text:changed-region>
        <text:changed-region xml:id="ct96270744" text:id="ct96270744">
          <text:insertion>
            <office:change-info>
              <dc:creator>Eiseltova</dc:creator>
              <dc:date>2012-05-21T01:48:00</dc:date>
            </office:change-info>
          </text:insertion>
        </text:changed-region>
        <text:changed-region xml:id="ct96271472" text:id="ct96271472">
          <text:deletion>
            <office:change-info>
              <dc:creator>Eiseltova</dc:creator>
              <dc:date>2012-05-21T01:48:00</dc:date>
            </office:change-info>
            <text:p text:style-name="P1">o</text:p>
          </text:deletion>
        </text:changed-region>
        <text:changed-region xml:id="ct96270848" text:id="ct96270848">
          <text:insertion>
            <office:change-info>
              <dc:creator>Eiseltova</dc:creator>
              <dc:date>2012-05-21T01:48:00</dc:date>
            </office:change-info>
          </text:insertion>
        </text:changed-region>
        <text:changed-region xml:id="ct96338104" text:id="ct96338104">
          <text:deletion>
            <office:change-info>
              <dc:creator>Eiseltova</dc:creator>
              <dc:date>2012-05-21T01:49:00</dc:date>
            </office:change-info>
            <text:p text:style-name="P1">y</text:p>
          </text:deletion>
        </text:changed-region>
        <text:changed-region xml:id="ct96271784" text:id="ct96271784">
          <text:insertion>
            <office:change-info>
              <dc:creator>Eiseltova</dc:creator>
              <dc:date>2012-05-21T01:49:00</dc:date>
            </office:change-info>
          </text:insertion>
        </text:changed-region>
        <text:changed-region xml:id="ct96271888" text:id="ct96271888">
          <text:insertion>
            <office:change-info>
              <dc:creator>Eiseltova</dc:creator>
              <dc:date>2012-05-21T01:49:00</dc:date>
            </office:change-info>
          </text:insertion>
        </text:changed-region>
        <text:changed-region xml:id="ct96271992" text:id="ct96271992">
          <text:insertion>
            <office:change-info>
              <dc:creator>Eiseltova</dc:creator>
              <dc:date>2012-05-21T01:49:00</dc:date>
            </office:change-info>
          </text:insertion>
        </text:changed-region>
        <text:changed-region xml:id="ct96272096" text:id="ct96272096">
          <text:insertion>
            <office:change-info>
              <dc:creator>Eiseltova</dc:creator>
              <dc:date>2012-05-21T01:49:00</dc:date>
            </office:change-info>
          </text:insertion>
        </text:changed-region>
        <text:changed-region xml:id="ct96271680" text:id="ct96271680">
          <text:insertion>
            <office:change-info>
              <dc:creator>Eiseltova</dc:creator>
              <dc:date>2012-05-21T01:49:00</dc:date>
            </office:change-info>
          </text:insertion>
        </text:changed-region>
        <text:changed-region xml:id="ct96338208" text:id="ct96338208">
          <text:deletion>
            <office:change-info>
              <dc:creator>Eiseltova</dc:creator>
              <dc:date>2012-05-21T01:49:00</dc:date>
            </office:change-info>
            <text:p text:style-name="P1">T</text:p>
          </text:deletion>
        </text:changed-region>
        <text:changed-region xml:id="ct96272200" text:id="ct96272200">
          <text:insertion>
            <office:change-info>
              <dc:creator>Eiseltova</dc:creator>
              <dc:date>2012-05-21T01:49:00</dc:date>
            </office:change-info>
          </text:insertion>
        </text:changed-region>
        <text:changed-region xml:id="ct96337896" text:id="ct96337896">
          <text:insertion>
            <office:change-info>
              <dc:creator>Eiseltova</dc:creator>
              <dc:date>2012-05-21T01:49:00</dc:date>
            </office:change-info>
          </text:insertion>
        </text:changed-region>
        <text:changed-region xml:id="ct96338000" text:id="ct96338000">
          <text:insertion>
            <office:change-info>
              <dc:creator>Eiseltova</dc:creator>
              <dc:date>2012-05-21T01:49:00</dc:date>
            </office:change-info>
          </text:insertion>
        </text:changed-region>
        <text:changed-region xml:id="ct96338312" text:id="ct96338312">
          <text:deletion>
            <office:change-info>
              <dc:creator>Eiseltova</dc:creator>
              <dc:date>2012-05-21T01:49:00</dc:date>
            </office:change-info>
            <text:p text:style-name="P1">L</text:p>
          </text:deletion>
        </text:changed-region>
        <text:changed-region xml:id="ct96338728" text:id="ct96338728">
          <text:insertion>
            <office:change-info>
              <dc:creator>Eiseltova</dc:creator>
              <dc:date>2012-05-21T01:50:00</dc:date>
            </office:change-info>
          </text:insertion>
        </text:changed-region>
        <text:changed-region xml:id="ct96338624" text:id="ct96338624">
          <text:insertion>
            <office:change-info>
              <dc:creator>Eiseltova</dc:creator>
              <dc:date>2012-05-21T01:50:00</dc:date>
            </office:change-info>
          </text:insertion>
        </text:changed-region>
        <text:changed-region xml:id="ct96338520" text:id="ct96338520">
          <text:insertion>
            <office:change-info>
              <dc:creator>Eiseltova</dc:creator>
              <dc:date>2012-05-21T01:50:00</dc:date>
            </office:change-info>
          </text:insertion>
        </text:changed-region>
        <text:changed-region xml:id="ct96339040" text:id="ct96339040">
          <text:deletion>
            <office:change-info>
              <dc:creator>Eiseltova</dc:creator>
              <dc:date>2012-05-21T01:50:00</dc:date>
            </office:change-info>
            <text:p text:style-name="P1">T</text:p>
          </text:deletion>
        </text:changed-region>
        <text:changed-region xml:id="ct96338416" text:id="ct96338416">
          <text:insertion>
            <office:change-info>
              <dc:creator>Eiseltova</dc:creator>
              <dc:date>2012-05-21T01:50:00</dc:date>
            </office:change-info>
          </text:insertion>
        </text:changed-region>
        <text:changed-region xml:id="ct96338832" text:id="ct96338832">
          <text:insertion>
            <office:change-info>
              <dc:creator>Eiseltova</dc:creator>
              <dc:date>2012-05-21T01:50:00</dc:date>
            </office:change-info>
          </text:insertion>
        </text:changed-region>
        <text:changed-region xml:id="ct96338936" text:id="ct96338936">
          <text:insertion>
            <office:change-info>
              <dc:creator>Eiseltova</dc:creator>
              <dc:date>2012-05-21T01:50:00</dc:date>
            </office:change-info>
          </text:insertion>
        </text:changed-region>
        <text:changed-region xml:id="ct96339144" text:id="ct96339144">
          <text:deletion>
            <office:change-info>
              <dc:creator>Eiseltova</dc:creator>
              <dc:date>2012-05-21T01:50:00</dc:date>
            </office:change-info>
            <text:p text:style-name="P1">also</text:p>
          </text:deletion>
        </text:changed-region>
        <text:changed-region xml:id="ct96339560" text:id="ct96339560">
          <text:deletion>
            <office:change-info>
              <dc:creator>Eiseltova</dc:creator>
              <dc:date>2012-05-21T01:51:00</dc:date>
            </office:change-info>
            <text:p text:style-name="P1"><text:s/></text:p>
          </text:deletion>
        </text:changed-region>
        <text:changed-region xml:id="ct96339248" text:id="ct96339248">
          <text:insertion>
            <office:change-info>
              <dc:creator>Eiseltova</dc:creator>
              <dc:date>2012-05-21T01:51:00</dc:date>
            </office:change-info>
          </text:insertion>
        </text:changed-region>
        <text:changed-region xml:id="ct96339664" text:id="ct96339664">
          <text:deletion>
            <office:change-info>
              <dc:creator>Eiseltova</dc:creator>
              <dc:date>2012-05-21T01:51:00</dc:date>
            </office:change-info>
            <text:p text:style-name="P1">I</text:p>
          </text:deletion>
        </text:changed-region>
        <text:changed-region xml:id="ct96339352" text:id="ct96339352">
          <text:insertion>
            <office:change-info>
              <dc:creator>Eiseltova</dc:creator>
              <dc:date>2012-05-21T01:51:00</dc:date>
            </office:change-info>
          </text:insertion>
        </text:changed-region>
        <text:changed-region xml:id="ct96339456" text:id="ct96339456">
          <text:insertion>
            <office:change-info>
              <dc:creator>Eiseltova</dc:creator>
              <dc:date>2012-05-21T01:51:00</dc:date>
            </office:change-info>
          </text:insertion>
        </text:changed-region>
        <text:changed-region xml:id="ct96339768" text:id="ct96339768">
          <text:insertion>
            <office:change-info>
              <dc:creator>Eiseltova</dc:creator>
              <dc:date>2012-05-21T01:52:00</dc:date>
            </office:change-info>
          </text:insertion>
        </text:changed-region>
        <text:changed-region xml:id="ct96339872" text:id="ct96339872">
          <text:insertion>
            <office:change-info>
              <dc:creator>Eiseltova</dc:creator>
              <dc:date>2012-05-21T01:52:00</dc:date>
            </office:change-info>
          </text:insertion>
        </text:changed-region>
        <text:changed-region xml:id="ct96339976" text:id="ct96339976">
          <text:deletion>
            <office:change-info>
              <dc:creator>Eiseltova</dc:creator>
              <dc:date>2012-05-21T01:52:00</dc:date>
            </office:change-info>
            <text:p text:style-name="P1">L</text:p>
          </text:deletion>
        </text:changed-region>
        <text:changed-region xml:id="ct96340080" text:id="ct96340080">
          <text:insertion>
            <office:change-info>
              <dc:creator>Eiseltova</dc:creator>
              <dc:date>2012-05-21T01:53:00</dc:date>
            </office:change-info>
          </text:insertion>
        </text:changed-region>
        <text:changed-region xml:id="ct96340184" text:id="ct96340184">
          <text:insertion>
            <office:change-info>
              <dc:creator>Eiseltova</dc:creator>
              <dc:date>2012-05-21T01:53:00</dc:date>
            </office:change-info>
          </text:insertion>
        </text:changed-region>
        <text:changed-region xml:id="ct96340288" text:id="ct96340288">
          <text:insertion>
            <office:change-info>
              <dc:creator>Eiseltova</dc:creator>
              <dc:date>2012-05-21T01:53:00</dc:date>
            </office:change-info>
          </text:insertion>
        </text:changed-region>
        <text:changed-region xml:id="ct96340392" text:id="ct96340392">
          <text:insertion>
            <office:change-info>
              <dc:creator>Eiseltova</dc:creator>
              <dc:date>2012-05-21T01:53:00</dc:date>
            </office:change-info>
          </text:insertion>
        </text:changed-region>
        <text:changed-region xml:id="ct96340704" text:id="ct96340704">
          <text:insertion>
            <office:change-info>
              <dc:creator>Eiseltova</dc:creator>
              <dc:date>2012-05-21T01:54:00</dc:date>
            </office:change-info>
          </text:insertion>
        </text:changed-region>
        <text:changed-region xml:id="ct96340600" text:id="ct96340600">
          <text:insertion>
            <office:change-info>
              <dc:creator>Eiseltova</dc:creator>
              <dc:date>2012-05-21T01:54:00</dc:date>
            </office:change-info>
          </text:insertion>
        </text:changed-region>
        <text:changed-region xml:id="ct96340496" text:id="ct96340496">
          <text:insertion>
            <office:change-info>
              <dc:creator>Eiseltova</dc:creator>
              <dc:date>2012-05-21T01:54:00</dc:date>
            </office:change-info>
          </text:insertion>
        </text:changed-region>
        <text:changed-region xml:id="ct96340808" text:id="ct96340808">
          <text:deletion>
            <office:change-info>
              <dc:creator>Eiseltova</dc:creator>
              <dc:date>2012-05-21T01:54:00</dc:date>
            </office:change-info>
            <text:p text:style-name="P1">N</text:p>
          </text:deletion>
        </text:changed-region>
        <text:changed-region xml:id="ct96341328" text:id="ct96341328">
          <text:insertion>
            <office:change-info>
              <dc:creator>Eiseltova</dc:creator>
              <dc:date>2012-05-21T01:55:00</dc:date>
            </office:change-info>
          </text:insertion>
        </text:changed-region>
        <text:changed-region xml:id="ct96341432" text:id="ct96341432">
          <text:insertion>
            <office:change-info>
              <dc:creator>Eiseltova</dc:creator>
              <dc:date>2012-05-21T01:55:00</dc:date>
            </office:change-info>
          </text:insertion>
        </text:changed-region>
        <text:changed-region xml:id="ct96341536" text:id="ct96341536">
          <text:insertion>
            <office:change-info>
              <dc:creator>Eiseltova</dc:creator>
              <dc:date>2012-05-21T01:55:00</dc:date>
            </office:change-info>
          </text:insertion>
        </text:changed-region>
        <text:changed-region xml:id="ct96340912" text:id="ct96340912">
          <text:insertion>
            <office:change-info>
              <dc:creator>Eiseltova</dc:creator>
              <dc:date>2012-05-21T01:55:00</dc:date>
            </office:change-info>
          </text:insertion>
        </text:changed-region>
        <text:changed-region xml:id="ct96341640" text:id="ct96341640">
          <text:deletion>
            <office:change-info>
              <dc:creator>Eiseltova</dc:creator>
              <dc:date>2012-05-21T01:55:00</dc:date>
            </office:change-info>
            <text:p text:style-name="P1">L</text:p>
          </text:deletion>
        </text:changed-region>
        <text:changed-region xml:id="ct96341120" text:id="ct96341120">
          <text:insertion>
            <office:change-info>
              <dc:creator>Eiseltova</dc:creator>
              <dc:date>2012-05-21T01:55:00</dc:date>
            </office:change-info>
          </text:insertion>
        </text:changed-region>
        <text:changed-region xml:id="ct96341224" text:id="ct96341224">
          <text:insertion>
            <office:change-info>
              <dc:creator>Eiseltova</dc:creator>
              <dc:date>2012-05-21T01:55:00</dc:date>
            </office:change-info>
          </text:insertion>
        </text:changed-region>
        <text:changed-region xml:id="ct96341016" text:id="ct96341016">
          <text:insertion>
            <office:change-info>
              <dc:creator>Eiseltova</dc:creator>
              <dc:date>2012-05-21T01:55:00</dc:date>
            </office:change-info>
          </text:insertion>
        </text:changed-region>
        <text:changed-region xml:id="ct96341744" text:id="ct96341744">
          <text:deletion>
            <office:change-info>
              <dc:creator>Eiseltova</dc:creator>
              <dc:date>2012-05-21T01:55:00</dc:date>
            </office:change-info>
            <text:p text:style-name="P1">the</text:p>
          </text:deletion>
        </text:changed-region>
        <text:changed-region xml:id="ct96352664" text:id="ct96352664">
          <text:insertion>
            <office:change-info>
              <dc:creator>Eiseltova</dc:creator>
              <dc:date>2012-05-22T22:53:00</dc:date>
            </office:change-info>
          </text:insertion>
        </text:changed-region>
        <text:changed-region xml:id="ct96353392" text:id="ct96353392">
          <text:deletion>
            <office:change-info>
              <dc:creator>Eiseltova</dc:creator>
              <dc:date>2012-05-22T22:54:00</dc:date>
            </office:change-info>
            <text:p text:style-name="P2"><text:span text:style-name="T1">address </text:span></text:p>
          </text:deletion>
        </text:changed-region>
        <text:changed-region xml:id="ct96353080" text:id="ct96353080">
          <text:insertion>
            <office:change-info>
              <dc:creator>Eiseltova</dc:creator>
              <dc:date>2012-05-22T22:54:00</dc:date>
            </office:change-info>
          </text:insertion>
        </text:changed-region>
        <text:changed-region xml:id="ct96352872" text:id="ct96352872">
          <text:insertion>
            <office:change-info>
              <dc:creator>Eiseltova</dc:creator>
              <dc:date>2012-05-22T22:54:00</dc:date>
            </office:change-info>
          </text:insertion>
        </text:changed-region>
        <text:changed-region xml:id="ct96353184" text:id="ct96353184">
          <text:deletion>
            <office:change-info>
              <dc:creator>Eiseltova</dc:creator>
              <dc:date>2012-05-22T22:54:00</dc:date>
            </office:change-info>
            <text:p text:style-name="P2"><text:span text:style-name="T1">.</text:span></text:p>
          </text:deletion>
        </text:changed-region>
        <text:changed-region xml:id="ct96352976" text:id="ct96352976">
          <text:insertion>
            <office:change-info>
              <dc:creator>Eiseltova</dc:creator>
              <dc:date>2012-05-22T22:54:00</dc:date>
            </office:change-info>
          </text:insertion>
        </text:changed-region>
        <text:changed-region xml:id="ct96353288" text:id="ct96353288">
          <text:deletion>
            <office:change-info>
              <dc:creator>Eiseltova</dc:creator>
              <dc:date>2012-05-22T22:54:00</dc:date>
            </office:change-info>
            <text:p text:style-name="P2"><text:span text:style-name="T1">D</text:span></text:p>
          </text:deletion>
        </text:changed-region>
        <text:changed-region xml:id="ct96353496" text:id="ct96353496">
          <text:insertion>
            <office:change-info>
              <dc:creator>Eiseltova</dc:creator>
              <dc:date>2012-05-22T22:55:00</dc:date>
            </office:change-info>
          </text:insertion>
        </text:changed-region>
        <text:changed-region xml:id="ct96354016" text:id="ct96354016">
          <text:deletion>
            <office:change-info>
              <dc:creator>Eiseltova</dc:creator>
              <dc:date>2012-05-22T22:55:00</dc:date>
            </office:change-info>
            <text:p text:style-name="P2"><text:span text:style-name="T1">W</text:span></text:p>
          </text:deletion>
        </text:changed-region>
        <text:changed-region xml:id="ct96353600" text:id="ct96353600">
          <text:insertion>
            <office:change-info>
              <dc:creator>Eiseltova</dc:creator>
              <dc:date>2012-05-22T22:55:00</dc:date>
            </office:change-info>
          </text:insertion>
        </text:changed-region>
        <text:changed-region xml:id="ct96353912" text:id="ct96353912">
          <text:insertion>
            <office:change-info>
              <dc:creator>Eiseltova</dc:creator>
              <dc:date>2012-05-22T22:55:00</dc:date>
            </office:change-info>
          </text:insertion>
        </text:changed-region>
        <text:changed-region xml:id="ct96353808" text:id="ct96353808">
          <text:insertion>
            <office:change-info>
              <dc:creator>Eiseltova</dc:creator>
              <dc:date>2012-05-22T22:55:00</dc:date>
            </office:change-info>
          </text:insertion>
        </text:changed-region>
        <text:changed-region xml:id="ct96353704" text:id="ct96353704">
          <text:insertion>
            <office:change-info>
              <dc:creator>Eiseltova</dc:creator>
              <dc:date>2012-05-22T22:55:00</dc:date>
            </office:change-info>
          </text:insertion>
        </text:changed-region>
        <text:changed-region xml:id="ct96354120" text:id="ct96354120">
          <text:insertion>
            <office:change-info>
              <dc:creator>Eiseltova</dc:creator>
              <dc:date>2012-05-22T22:56:00</dc:date>
            </office:change-info>
          </text:insertion>
        </text:changed-region>
        <text:changed-region xml:id="ct96354280" text:id="ct96354280">
          <text:insertion>
            <office:change-info>
              <dc:creator>Eiseltova</dc:creator>
              <dc:date>2012-05-22T22:56:00</dc:date>
            </office:change-info>
          </text:insertion>
        </text:changed-region>
        <text:changed-region xml:id="ct96354592" text:id="ct96354592">
          <text:deletion>
            <office:change-info>
              <dc:creator>Eiseltova</dc:creator>
              <dc:date>2012-05-22T22:56:00</dc:date>
            </office:change-info>
            <text:p text:style-name="P1"><text:span text:style-name="T2">W</text:span></text:p>
          </text:deletion>
        </text:changed-region>
        <text:changed-region xml:id="ct96354696" text:id="ct96354696">
          <text:deletion>
            <office:change-info>
              <dc:creator>Eiseltova</dc:creator>
              <dc:date>2012-05-22T22:56:00</dc:date>
            </office:change-info>
            <text:p text:style-name="P1"><text:span text:style-name="T2">the </text:span></text:p>
          </text:deletion>
        </text:changed-region>
        <text:changed-region xml:id="ct96354384" text:id="ct96354384">
          <text:insertion>
            <office:change-info>
              <dc:creator>Eiseltova</dc:creator>
              <dc:date>2012-05-22T22:56:00</dc:date>
            </office:change-info>
          </text:insertion>
        </text:changed-region>
        <text:changed-region xml:id="ct96354488" text:id="ct96354488">
          <text:insertion>
            <office:change-info>
              <dc:creator>Eiseltova</dc:creator>
              <dc:date>2012-05-22T22:56:00</dc:date>
            </office:change-info>
          </text:insertion>
        </text:changed-region>
        <text:changed-region xml:id="ct96354904" text:id="ct96354904">
          <text:insertion>
            <office:change-info>
              <dc:creator>Eiseltova</dc:creator>
              <dc:date>2012-05-22T22:57:00</dc:date>
            </office:change-info>
          </text:insertion>
        </text:changed-region>
        <text:changed-region xml:id="ct96355008" text:id="ct96355008">
          <text:insertion>
            <office:change-info>
              <dc:creator>Eiseltova</dc:creator>
              <dc:date>2012-05-22T22:57:00</dc:date>
            </office:change-info>
          </text:insertion>
        </text:changed-region>
        <text:changed-region xml:id="ct96355320" text:id="ct96355320">
          <text:deletion>
            <office:change-info>
              <dc:creator>Eiseltova</dc:creator>
              <dc:date>2012-05-22T22:57:00</dc:date>
            </office:change-info>
            <text:p text:style-name="P1"><text:span text:style-name="T2">i</text:span></text:p>
          </text:deletion>
        </text:changed-region>
        <text:changed-region xml:id="ct96355112" text:id="ct96355112">
          <text:insertion>
            <office:change-info>
              <dc:creator>Eiseltova</dc:creator>
              <dc:date>2012-05-22T22:57:00</dc:date>
            </office:change-info>
          </text:insertion>
        </text:changed-region>
        <text:changed-region xml:id="ct96354800" text:id="ct96354800">
          <text:insertion>
            <office:change-info>
              <dc:creator>Eiseltova</dc:creator>
              <dc:date>2012-05-22T22:57:00</dc:date>
            </office:change-info>
          </text:insertion>
        </text:changed-region>
        <text:changed-region xml:id="ct96355216" text:id="ct96355216">
          <text:deletion>
            <office:change-info>
              <dc:creator>Eiseltova</dc:creator>
              <dc:date>2012-05-22T22:57:00</dc:date>
            </office:change-info>
            <text:p text:style-name="P1"><text:span text:style-name="T2">W</text:span></text:p>
          </text:deletion>
        </text:changed-region>
        <text:changed-region xml:id="ct96355528" text:id="ct96355528">
          <text:deletion>
            <office:change-info>
              <dc:creator>Eiseltova</dc:creator>
              <dc:date>2012-05-22T22:58:00</dc:date>
            </office:change-info>
            <text:p text:style-name="P1"><text:span text:style-name="T2">is </text:span></text:p>
          </text:deletion>
        </text:changed-region>
        <text:changed-region xml:id="ct96355424" text:id="ct96355424">
          <text:insertion>
            <office:change-info>
              <dc:creator>Eiseltova</dc:creator>
              <dc:date>2012-05-22T22:58:00</dc:date>
            </office:change-info>
          </text:insertion>
        </text:changed-region>
        <text:changed-region xml:id="ct96355944" text:id="ct96355944">
          <text:insertion>
            <office:change-info>
              <dc:creator>Eiseltova</dc:creator>
              <dc:date>2012-05-22T23:00:00</dc:date>
            </office:change-info>
          </text:insertion>
        </text:changed-region>
        <text:changed-region xml:id="ct96355840" text:id="ct96355840">
          <text:insertion>
            <office:change-info>
              <dc:creator>Eiseltova</dc:creator>
              <dc:date>2012-05-22T23:00:00</dc:date>
            </office:change-info>
          </text:insertion>
        </text:changed-region>
        <text:changed-region xml:id="ct96355736" text:id="ct96355736">
          <text:insertion>
            <office:change-info>
              <dc:creator>Eiseltova</dc:creator>
              <dc:date>2012-05-22T23:00:00</dc:date>
            </office:change-info>
          </text:insertion>
        </text:changed-region>
        <text:changed-region xml:id="ct96355632" text:id="ct96355632">
          <text:insertion>
            <office:change-info>
              <dc:creator>Eiseltova</dc:creator>
              <dc:date>2012-05-22T23:00:00</dc:date>
            </office:change-info>
          </text:insertion>
        </text:changed-region>
        <text:changed-region xml:id="ct96356048" text:id="ct96356048">
          <text:insertion>
            <office:change-info>
              <dc:creator>Eiseltova</dc:creator>
              <dc:date>2012-05-22T23:00:00</dc:date>
            </office:change-info>
          </text:insertion>
        </text:changed-region>
        <text:changed-region xml:id="ct96356984" text:id="ct96356984">
          <text:deletion>
            <office:change-info>
              <dc:creator>Eiseltova</dc:creator>
              <dc:date>2012-05-22T23:01:00</dc:date>
            </office:change-info>
            <text:p text:style-name="P3"><text:s/>it was posted some</text:p>
          </text:deletion>
        </text:changed-region>
        <text:changed-region xml:id="ct96356152" text:id="ct96356152">
          <text:insertion>
            <office:change-info>
              <dc:creator>Eiseltova</dc:creator>
              <dc:date>2012-05-22T23:01:00</dc:date>
            </office:change-info>
          </text:insertion>
        </text:changed-region>
        <text:changed-region xml:id="ct96356256" text:id="ct96356256">
          <text:insertion>
            <office:change-info>
              <dc:creator>Eiseltova</dc:creator>
              <dc:date>2012-05-22T23:01:00</dc:date>
            </office:change-info>
          </text:insertion>
        </text:changed-region>
        <text:changed-region xml:id="ct96356672" text:id="ct96356672">
          <text:deletion>
            <office:change-info>
              <dc:creator>Eiseltova</dc:creator>
              <dc:date>2012-05-22T23:01:00</dc:date>
            </office:change-info>
            <text:p text:style-name="P3">T</text:p>
          </text:deletion>
        </text:changed-region>
        <text:changed-region xml:id="ct96356464" text:id="ct96356464">
          <text:insertion>
            <office:change-info>
              <dc:creator>Eiseltova</dc:creator>
              <dc:date>2012-05-22T23:01:00</dc:date>
            </office:change-info>
          </text:insertion>
        </text:changed-region>
        <text:changed-region xml:id="ct96356360" text:id="ct96356360">
          <text:insertion>
            <office:change-info>
              <dc:creator>Eiseltova</dc:creator>
              <dc:date>2012-05-22T23:01:00</dc:date>
            </office:change-info>
          </text:insertion>
        </text:changed-region>
        <text:changed-region xml:id="ct96356568" text:id="ct96356568">
          <text:insertion>
            <office:change-info>
              <dc:creator>Eiseltova</dc:creator>
              <dc:date>2012-05-22T23:01:00</dc:date>
            </office:change-info>
          </text:insertion>
        </text:changed-region>
        <text:changed-region xml:id="ct96356880" text:id="ct96356880">
          <text:deletion>
            <office:change-info>
              <dc:creator>Eiseltova</dc:creator>
              <dc:date>2012-05-22T23:01:00</dc:date>
            </office:change-info>
            <text:p text:style-name="P3">m</text:p>
          </text:deletion>
        </text:changed-region>
        <text:changed-region xml:id="ct96356776" text:id="ct96356776">
          <text:insertion>
            <office:change-info>
              <dc:creator>Eiseltova</dc:creator>
              <dc:date>2012-05-22T23:02:00</dc:date>
            </office:change-info>
          </text:insertion>
        </text:changed-region>
        <text:changed-region xml:id="ct96357296" text:id="ct96357296">
          <text:deletion>
            <office:change-info>
              <dc:creator>Eiseltova</dc:creator>
              <dc:date>2012-05-22T23:02:00</dc:date>
            </office:change-info>
            <text:p text:style-name="P3">the </text:p>
          </text:deletion>
        </text:changed-region>
        <text:changed-region xml:id="ct96357088" text:id="ct96357088">
          <text:insertion>
            <office:change-info>
              <dc:creator>Eiseltova</dc:creator>
              <dc:date>2012-05-22T23:02:00</dc:date>
            </office:change-info>
          </text:insertion>
        </text:changed-region>
        <text:changed-region xml:id="ct96357192" text:id="ct96357192">
          <text:insertion>
            <office:change-info>
              <dc:creator>Eiseltova</dc:creator>
              <dc:date>2012-05-22T23:02:00</dc:date>
            </office:change-info>
          </text:insertion>
        </text:changed-region>
        <text:changed-region xml:id="ct96357608" text:id="ct96357608">
          <text:insertion>
            <office:change-info>
              <dc:creator>Eiseltova</dc:creator>
              <dc:date>2012-05-22T23:03:00</dc:date>
            </office:change-info>
          </text:insertion>
        </text:changed-region>
        <text:changed-region xml:id="ct96357504" text:id="ct96357504">
          <text:insertion>
            <office:change-info>
              <dc:creator>Eiseltova</dc:creator>
              <dc:date>2012-05-22T23:03:00</dc:date>
            </office:change-info>
          </text:insertion>
        </text:changed-region>
        <text:changed-region xml:id="ct96357400" text:id="ct96357400">
          <text:insertion>
            <office:change-info>
              <dc:creator>Eiseltova</dc:creator>
              <dc:date>2012-05-22T23:03:00</dc:date>
            </office:change-info>
          </text:insertion>
        </text:changed-region>
        <text:changed-region xml:id="ct96357712" text:id="ct96357712">
          <text:insertion>
            <office:change-info>
              <dc:creator>Eiseltova</dc:creator>
              <dc:date>2012-05-22T23:03:00</dc:date>
            </office:change-info>
          </text:insertion>
        </text:changed-region>
        <text:changed-region xml:id="ct96357920" text:id="ct96357920">
          <text:deletion>
            <office:change-info>
              <dc:creator>Eiseltova</dc:creator>
              <dc:date>2012-05-22T23:03:00</dc:date>
            </office:change-info>
            <text:p text:style-name="P2"><text:span text:style-name="T1">the </text:span></text:p>
          </text:deletion>
        </text:changed-region>
        <text:changed-region xml:id="ct96358024" text:id="ct96358024">
          <text:insertion>
            <office:change-info>
              <dc:creator>Eiseltova</dc:creator>
              <dc:date>2012-05-22T23:04:00</dc:date>
            </office:change-info>
          </text:insertion>
        </text:changed-region>
        <text:changed-region xml:id="ct96358128" text:id="ct96358128">
          <text:deletion>
            <office:change-info>
              <dc:creator>Eiseltova</dc:creator>
              <dc:date>2012-05-22T23:04:00</dc:date>
            </office:change-info>
            <text:p text:style-name="P2"><text:span text:style-name="T1">as</text:span></text:p>
          </text:deletion>
        </text:changed-region>
        <text:changed-region xml:id="ct96357816" text:id="ct96357816">
          <text:insertion>
            <office:change-info>
              <dc:creator>Eiseltova</dc:creator>
              <dc:date>2012-05-22T23:04:00</dc:date>
            </office:change-info>
          </text:insertion>
        </text:changed-region>
        <text:changed-region xml:id="ct96358232" text:id="ct96358232">
          <text:deletion>
            <office:change-info>
              <dc:creator>Eiseltova</dc:creator>
              <dc:date>2012-05-22T23:04:00</dc:date>
            </office:change-info>
            <text:p text:style-name="P2"><text:span text:style-name="T1">in</text:span></text:p>
          </text:deletion>
        </text:changed-region>
        <text:changed-region xml:id="ct96358648" text:id="ct96358648">
          <text:deletion>
            <office:change-info>
              <dc:creator>Eiseltova</dc:creator>
              <dc:date>2012-05-22T23:05:00</dc:date>
            </office:change-info>
            <text:p text:style-name="P2"><text:span text:style-name="T1">the </text:span></text:p>
          </text:deletion>
        </text:changed-region>
        <text:changed-region xml:id="ct96358544" text:id="ct96358544">
          <text:insertion>
            <office:change-info>
              <dc:creator>Eiseltova</dc:creator>
              <dc:date>2012-05-22T23:05:00</dc:date>
            </office:change-info>
          </text:insertion>
        </text:changed-region>
        <text:changed-region xml:id="ct96358752" text:id="ct96358752">
          <text:deletion>
            <office:change-info>
              <dc:creator>Eiseltova</dc:creator>
              <dc:date>2012-05-22T23:05:00</dc:date>
            </office:change-info>
            <text:p text:style-name="P2"><text:span text:style-name="T1">wi</text:span></text:p>
          </text:deletion>
        </text:changed-region>
        <text:changed-region xml:id="ct96358440" text:id="ct96358440">
          <text:insertion>
            <office:change-info>
              <dc:creator>Eiseltova</dc:creator>
              <dc:date>2012-05-22T23:05:00</dc:date>
            </office:change-info>
          </text:insertion>
        </text:changed-region>
        <text:changed-region xml:id="ct96358336" text:id="ct96358336">
          <text:insertion>
            <office:change-info>
              <dc:creator>Eiseltova</dc:creator>
              <dc:date>2012-05-22T23:05:00</dc:date>
            </office:change-info>
          </text:insertion>
        </text:changed-region>
        <text:changed-region xml:id="ct96359376" text:id="ct96359376">
          <text:deletion>
            <office:change-info>
              <dc:creator>Eiseltova</dc:creator>
              <dc:date>2012-05-22T23:06:00</dc:date>
            </office:change-info>
            <text:p text:style-name="P2"><text:span text:style-name="T1">networks</text:span></text:p>
          </text:deletion>
        </text:changed-region>
        <text:changed-region xml:id="ct96358960" text:id="ct96358960">
          <text:insertion>
            <office:change-info>
              <dc:creator>Eiseltova</dc:creator>
              <dc:date>2012-05-22T23:06:00</dc:date>
            </office:change-info>
          </text:insertion>
        </text:changed-region>
        <text:changed-region xml:id="ct96359272" text:id="ct96359272">
          <text:deletion>
            <office:change-info>
              <dc:creator>Eiseltova</dc:creator>
              <dc:date>2012-05-22T23:06:00</dc:date>
            </office:change-info>
            <text:p text:style-name="P2"><text:span text:style-name="T1">the </text:span></text:p>
          </text:deletion>
        </text:changed-region>
        <text:changed-region xml:id="ct96358856" text:id="ct96358856">
          <text:insertion>
            <office:change-info>
              <dc:creator>Eiseltova</dc:creator>
              <dc:date>2012-05-22T23:06:00</dc:date>
            </office:change-info>
          </text:insertion>
        </text:changed-region>
        <text:changed-region xml:id="ct96359168" text:id="ct96359168">
          <text:deletion>
            <office:change-info>
              <dc:creator>Eiseltova</dc:creator>
              <dc:date>2012-05-22T23:06:00</dc:date>
            </office:change-info>
            <text:p text:style-name="P3">the </text:p>
          </text:deletion>
        </text:changed-region>
        <text:changed-region xml:id="ct96359064" text:id="ct96359064">
          <text:deletion>
            <office:change-info>
              <dc:creator>Eiseltova</dc:creator>
              <dc:date>2012-05-22T23:06:00</dc:date>
            </office:change-info>
            <text:p text:style-name="P3">the </text:p>
          </text:deletion>
        </text:changed-region>
        <text:changed-region xml:id="ct96359480" text:id="ct96359480">
          <text:insertion>
            <office:change-info>
              <dc:creator>Eiseltova</dc:creator>
              <dc:date>2012-05-22T23:07:00</dc:date>
            </office:change-info>
          </text:insertion>
        </text:changed-region>
        <text:changed-region xml:id="ct96359584" text:id="ct96359584">
          <text:insertion>
            <office:change-info>
              <dc:creator>Eiseltova</dc:creator>
              <dc:date>2012-05-22T23:07:00</dc:date>
            </office:change-info>
          </text:insertion>
        </text:changed-region>
        <text:changed-region xml:id="ct96360104" text:id="ct96360104">
          <text:insertion>
            <office:change-info>
              <dc:creator>Eiseltova</dc:creator>
              <dc:date>2012-05-22T23:08:00</dc:date>
            </office:change-info>
          </text:insertion>
        </text:changed-region>
        <text:changed-region xml:id="ct96359688" text:id="ct96359688">
          <text:insertion>
            <office:change-info>
              <dc:creator>Eiseltova</dc:creator>
              <dc:date>2012-05-22T23:08:00</dc:date>
            </office:change-info>
          </text:insertion>
        </text:changed-region>
        <text:changed-region xml:id="ct96359792" text:id="ct96359792">
          <text:insertion>
            <office:change-info>
              <dc:creator>Eiseltova</dc:creator>
              <dc:date>2012-05-22T23:08:00</dc:date>
            </office:change-info>
          </text:insertion>
        </text:changed-region>
        <text:changed-region xml:id="ct96360208" text:id="ct96360208">
          <text:deletion>
            <office:change-info>
              <dc:creator>Eiseltova</dc:creator>
              <dc:date>2012-05-22T23:08:00</dc:date>
            </office:change-info>
            <text:p text:style-name="P3">w</text:p>
          </text:deletion>
        </text:changed-region>
        <text:changed-region xml:id="ct96359896" text:id="ct96359896">
          <text:insertion>
            <office:change-info>
              <dc:creator>Eiseltova</dc:creator>
              <dc:date>2012-05-22T23:08:00</dc:date>
            </office:change-info>
          </text:insertion>
        </text:changed-region>
        <text:changed-region xml:id="ct96360000" text:id="ct96360000">
          <text:insertion>
            <office:change-info>
              <dc:creator>Eiseltova</dc:creator>
              <dc:date>2012-05-22T23:08:00</dc:date>
            </office:change-info>
          </text:insertion>
        </text:changed-region>
        <text:changed-region xml:id="ct96360312" text:id="ct96360312">
          <text:deletion>
            <office:change-info>
              <dc:creator>Eiseltova</dc:creator>
              <dc:date>2012-05-22T23:08:00</dc:date>
            </office:change-info>
            <text:p text:style-name="P3">y</text:p>
          </text:deletion>
        </text:changed-region>
        <text:changed-region xml:id="ct96360416" text:id="ct96360416">
          <text:insertion>
            <office:change-info>
              <dc:creator>Eiseltova</dc:creator>
              <dc:date>2012-05-22T23:10:00</dc:date>
            </office:change-info>
          </text:insertion>
        </text:changed-region>
        <text:changed-region xml:id="ct96360520" text:id="ct96360520">
          <text:insertion>
            <office:change-info>
              <dc:creator>Eiseltova</dc:creator>
              <dc:date>2012-05-22T23:10:00</dc:date>
            </office:change-info>
          </text:insertion>
        </text:changed-region>
        <text:changed-region xml:id="ct96361040" text:id="ct96361040">
          <text:deletion>
            <office:change-info>
              <dc:creator>Eiseltova</dc:creator>
              <dc:date>2012-05-22T23:11:00</dc:date>
            </office:change-info>
            <text:p text:style-name="P2"><text:span text:style-name="T1"><text:s/>stated</text:span></text:p>
          </text:deletion>
        </text:changed-region>
        <text:changed-region xml:id="ct96360624" text:id="ct96360624">
          <text:insertion>
            <office:change-info>
              <dc:creator>Eiseltova</dc:creator>
              <dc:date>2012-05-22T23:11:00</dc:date>
            </office:change-info>
          </text:insertion>
        </text:changed-region>
        <text:changed-region xml:id="ct96360728" text:id="ct96360728">
          <text:insertion>
            <office:change-info>
              <dc:creator>Eiseltova</dc:creator>
              <dc:date>2012-05-22T23:11:00</dc:date>
            </office:change-info>
          </text:insertion>
        </text:changed-region>
        <text:changed-region xml:id="ct96360936" text:id="ct96360936">
          <text:deletion>
            <office:change-info>
              <dc:creator>Eiseltova</dc:creator>
              <dc:date>2012-05-22T23:11:00</dc:date>
            </office:change-info>
            <text:p text:style-name="P2"><text:span text:style-name="T1">i</text:span></text:p>
          </text:deletion>
        </text:changed-region>
        <text:changed-region xml:id="ct96360832" text:id="ct96360832">
          <text:insertion>
            <office:change-info>
              <dc:creator>Eiseltova</dc:creator>
              <dc:date>2012-05-22T23:11:00</dc:date>
            </office:change-info>
          </text:insertion>
        </text:changed-region>
        <text:changed-region xml:id="ct96361144" text:id="ct96361144">
          <text:insertion>
            <office:change-info>
              <dc:creator>Eiseltova</dc:creator>
              <dc:date>2012-05-22T23:12:00</dc:date>
            </office:change-info>
          </text:insertion>
        </text:changed-region>
        <text:changed-region xml:id="ct96361560" text:id="ct96361560">
          <text:deletion>
            <office:change-info>
              <dc:creator>Eiseltova</dc:creator>
              <dc:date>2012-05-22T23:12:00</dc:date>
            </office:change-info>
            <text:p text:style-name="P2"><text:span text:style-name="T1">a</text:span></text:p>
          </text:deletion>
        </text:changed-region>
        <text:changed-region xml:id="ct96361248" text:id="ct96361248">
          <text:insertion>
            <office:change-info>
              <dc:creator>Eiseltova</dc:creator>
              <dc:date>2012-05-22T23:12:00</dc:date>
            </office:change-info>
          </text:insertion>
        </text:changed-region>
        <text:changed-region xml:id="ct96361352" text:id="ct96361352">
          <text:insertion>
            <office:change-info>
              <dc:creator>Eiseltova</dc:creator>
              <dc:date>2012-05-22T23:12:00</dc:date>
            </office:change-info>
          </text:insertion>
        </text:changed-region>
        <text:changed-region xml:id="ct96361664" text:id="ct96361664">
          <text:deletion>
            <office:change-info>
              <dc:creator>Eiseltova</dc:creator>
              <dc:date>2012-05-22T23:12:00</dc:date>
            </office:change-info>
            <text:p text:style-name="P1"><text:s/>stated</text:p>
          </text:deletion>
        </text:changed-region>
        <text:changed-region xml:id="ct96361456" text:id="ct96361456">
          <text:insertion>
            <office:change-info>
              <dc:creator>Eiseltova</dc:creator>
              <dc:date>2012-05-22T23:12:00</dc:date>
            </office:change-info>
          </text:insertion>
        </text:changed-region>
        <text:changed-region xml:id="ct96341848" text:id="ct96341848">
          <text:insertion>
            <office:change-info>
              <dc:creator>Eiseltova</dc:creator>
              <dc:date>2012-05-21T01:56:00</dc:date>
            </office:change-info>
          </text:insertion>
        </text:changed-region>
        <text:changed-region xml:id="ct96342472" text:id="ct96342472">
          <text:insertion>
            <office:change-info>
              <dc:creator>Eiseltova</dc:creator>
              <dc:date>2012-05-21T01:57:00</dc:date>
            </office:change-info>
          </text:insertion>
        </text:changed-region>
        <text:changed-region xml:id="ct96342888" text:id="ct96342888">
          <text:deletion>
            <office:change-info>
              <dc:creator>Eiseltova</dc:creator>
              <dc:date>2012-05-21T01:57:00</dc:date>
            </office:change-info>
            <text:p text:style-name="P2"><text:span text:style-name="T1">body</text:span></text:p>
          </text:deletion>
        </text:changed-region>
        <text:changed-region xml:id="ct96342784" text:id="ct96342784">
          <text:deletion>
            <office:change-info>
              <dc:creator>Eiseltova</dc:creator>
              <dc:date>2012-05-21T01:57:00</dc:date>
            </office:change-info>
            <text:p text:style-name="P2"><text:span text:style-name="T1">it was created </text:span></text:p>
          </text:deletion>
        </text:changed-region>
        <text:changed-region xml:id="ct96342368" text:id="ct96342368">
          <text:insertion>
            <office:change-info>
              <dc:creator>Eiseltova</dc:creator>
              <dc:date>2012-05-21T01:57:00</dc:date>
            </office:change-info>
          </text:insertion>
        </text:changed-region>
        <text:changed-region xml:id="ct96342056" text:id="ct96342056">
          <text:insertion>
            <office:change-info>
              <dc:creator>Eiseltova</dc:creator>
              <dc:date>2012-05-21T01:57:00</dc:date>
            </office:change-info>
          </text:insertion>
        </text:changed-region>
        <text:changed-region xml:id="ct96342680" text:id="ct96342680">
          <text:deletion>
            <office:change-info>
              <dc:creator>Eiseltova</dc:creator>
              <dc:date>2012-05-21T01:57:00</dc:date>
            </office:change-info>
            <text:p text:style-name="P2"><text:span text:style-name="T1"><text:s/></text:span></text:p>
          </text:deletion>
        </text:changed-region>
        <text:changed-region xml:id="ct96342576" text:id="ct96342576">
          <text:deletion>
            <office:change-info>
              <dc:creator>Eiseltova</dc:creator>
              <dc:date>2012-05-21T01:57:00</dc:date>
            </office:change-info>
            <text:p text:style-name="P2"><text:span text:style-name="T1">processor</text:span></text:p>
          </text:deletion>
        </text:changed-region>
        <text:changed-region xml:id="ct96342160" text:id="ct96342160">
          <text:insertion>
            <office:change-info>
              <dc:creator>Eiseltova</dc:creator>
              <dc:date>2012-05-21T01:57:00</dc:date>
            </office:change-info>
          </text:insertion>
        </text:changed-region>
        <text:changed-region xml:id="ct96342992" text:id="ct96342992">
          <text:insertion>
            <office:change-info>
              <dc:creator>Eiseltova</dc:creator>
              <dc:date>2012-05-21T01:58:00</dc:date>
            </office:change-info>
          </text:insertion>
        </text:changed-region>
        <text:changed-region xml:id="ct96342264" text:id="ct96342264">
          <text:insertion>
            <office:change-info>
              <dc:creator>Eiseltova</dc:creator>
              <dc:date>2012-05-21T01:57:00</dc:date>
            </office:change-info>
          </text:insertion>
        </text:changed-region>
        <text:changed-region xml:id="ct96343096" text:id="ct96343096">
          <text:insertion>
            <office:change-info>
              <dc:creator>Eiseltova</dc:creator>
              <dc:date>2012-05-21T01:59:00</dc:date>
            </office:change-info>
          </text:insertion>
        </text:changed-region>
        <text:changed-region xml:id="ct96341952" text:id="ct96341952">
          <text:insertion>
            <office:change-info>
              <dc:creator>Eiseltova</dc:creator>
              <dc:date>2012-05-21T01:57:00</dc:date>
            </office:change-info>
          </text:insertion>
        </text:changed-region>
        <text:changed-region xml:id="ct96343512" text:id="ct96343512">
          <text:deletion>
            <office:change-info>
              <dc:creator>Eiseltova</dc:creator>
              <dc:date>2012-05-21T01:59:00</dc:date>
            </office:change-info>
            <text:p text:style-name="P3"><text:s/>was created</text:p>
          </text:deletion>
        </text:changed-region>
        <text:changed-region xml:id="ct96343200" text:id="ct96343200">
          <text:insertion>
            <office:change-info>
              <dc:creator>Eiseltova</dc:creator>
              <dc:date>2012-05-21T01:59:00</dc:date>
            </office:change-info>
          </text:insertion>
        </text:changed-region>
        <text:changed-region xml:id="ct96343304" text:id="ct96343304">
          <text:insertion>
            <office:change-info>
              <dc:creator>Eiseltova</dc:creator>
              <dc:date>2012-05-21T01:59:00</dc:date>
            </office:change-info>
          </text:insertion>
        </text:changed-region>
        <text:changed-region xml:id="ct96343824" text:id="ct96343824">
          <text:insertion>
            <office:change-info>
              <dc:creator>Eiseltova</dc:creator>
              <dc:date>2012-05-21T02:00:00</dc:date>
            </office:change-info>
          </text:insertion>
        </text:changed-region>
        <text:changed-region xml:id="ct96343408" text:id="ct96343408">
          <text:insertion>
            <office:change-info>
              <dc:creator>Eiseltova</dc:creator>
              <dc:date>2012-05-21T01:59:00</dc:date>
            </office:change-info>
          </text:insertion>
        </text:changed-region>
        <text:changed-region xml:id="ct96344032" text:id="ct96344032">
          <text:insertion>
            <office:change-info>
              <dc:creator>Eiseltova</dc:creator>
              <dc:date>2012-05-21T02:00:00</dc:date>
            </office:change-info>
          </text:insertion>
        </text:changed-region>
        <text:changed-region xml:id="ct96343928" text:id="ct96343928">
          <text:insertion>
            <office:change-info>
              <dc:creator>Eiseltova</dc:creator>
              <dc:date>2012-05-21T02:00:00</dc:date>
            </office:change-info>
          </text:insertion>
        </text:changed-region>
        <text:changed-region xml:id="ct96344136" text:id="ct96344136">
          <text:deletion>
            <office:change-info>
              <dc:creator>Eiseltova</dc:creator>
              <dc:date>2012-05-21T02:00:00</dc:date>
            </office:change-info>
            <text:p text:style-name="P3">C</text:p>
          </text:deletion>
        </text:changed-region>
        <text:changed-region xml:id="ct96343720" text:id="ct96343720">
          <text:insertion>
            <office:change-info>
              <dc:creator>Eiseltova</dc:creator>
              <dc:date>2012-05-21T02:00:00</dc:date>
            </office:change-info>
          </text:insertion>
        </text:changed-region>
        <text:changed-region xml:id="ct96343616" text:id="ct96343616">
          <text:insertion>
            <office:change-info>
              <dc:creator>Eiseltova</dc:creator>
              <dc:date>2012-05-21T02:00:00</dc:date>
            </office:change-info>
          </text:insertion>
        </text:changed-region>
        <text:changed-region xml:id="ct96344240" text:id="ct96344240">
          <text:insertion>
            <office:change-info>
              <dc:creator>Eiseltova</dc:creator>
              <dc:date>2012-05-21T02:01:00</dc:date>
            </office:change-info>
          </text:insertion>
        </text:changed-region>
        <text:changed-region xml:id="ct96344344" text:id="ct96344344">
          <text:insertion>
            <office:change-info>
              <dc:creator>Eiseltova</dc:creator>
              <dc:date>2012-05-21T02:01:00</dc:date>
            </office:change-info>
          </text:insertion>
        </text:changed-region>
        <text:changed-region xml:id="ct96344552" text:id="ct96344552">
          <text:insertion>
            <office:change-info>
              <dc:creator>Eiseltova</dc:creator>
              <dc:date>2012-05-21T02:01:00</dc:date>
            </office:change-info>
          </text:insertion>
        </text:changed-region>
        <text:changed-region xml:id="ct96344448" text:id="ct96344448">
          <text:insertion>
            <office:change-info>
              <dc:creator>Eiseltova</dc:creator>
              <dc:date>2012-05-21T02:01:00</dc:date>
            </office:change-info>
          </text:insertion>
        </text:changed-region>
        <text:changed-region xml:id="ct96345072" text:id="ct96345072">
          <text:insertion>
            <office:change-info>
              <dc:creator>Eiseltova</dc:creator>
              <dc:date>2012-05-21T02:02:00</dc:date>
            </office:change-info>
          </text:insertion>
        </text:changed-region>
        <text:changed-region xml:id="ct96345280" text:id="ct96345280">
          <text:deletion>
            <office:change-info>
              <dc:creator>Eiseltova</dc:creator>
              <dc:date>2012-05-21T02:02:00</dc:date>
            </office:change-info>
            <text:p text:style-name="P2"><text:span text:style-name="T1">C</text:span></text:p>
          </text:deletion>
        </text:changed-region>
        <text:changed-region xml:id="ct96345176" text:id="ct96345176">
          <text:insertion>
            <office:change-info>
              <dc:creator>Eiseltova</dc:creator>
              <dc:date>2012-05-21T02:02:00</dc:date>
            </office:change-info>
          </text:insertion>
        </text:changed-region>
        <text:changed-region xml:id="ct96344968" text:id="ct96344968">
          <text:insertion>
            <office:change-info>
              <dc:creator>Eiseltova</dc:creator>
              <dc:date>2012-05-21T02:02:00</dc:date>
            </office:change-info>
          </text:insertion>
        </text:changed-region>
        <text:changed-region xml:id="ct96344864" text:id="ct96344864">
          <text:insertion>
            <office:change-info>
              <dc:creator>Eiseltova</dc:creator>
              <dc:date>2012-05-21T02:02:00</dc:date>
            </office:change-info>
          </text:insertion>
        </text:changed-region>
        <text:changed-region xml:id="ct96344760" text:id="ct96344760">
          <text:insertion>
            <office:change-info>
              <dc:creator>Eiseltova</dc:creator>
              <dc:date>2012-05-21T02:02:00</dc:date>
            </office:change-info>
          </text:insertion>
        </text:changed-region>
        <text:changed-region xml:id="ct96344656" text:id="ct96344656">
          <text:insertion>
            <office:change-info>
              <dc:creator>Eiseltova</dc:creator>
              <dc:date>2012-05-21T02:02:00</dc:date>
            </office:change-info>
          </text:insertion>
        </text:changed-region>
        <text:changed-region xml:id="ct96345696" text:id="ct96345696">
          <text:insertion>
            <office:change-info>
              <dc:creator>Eiseltova</dc:creator>
              <dc:date>2012-05-21T02:03:00</dc:date>
            </office:change-info>
          </text:insertion>
        </text:changed-region>
        <text:changed-region xml:id="ct96345592" text:id="ct96345592">
          <text:insertion>
            <office:change-info>
              <dc:creator>Eiseltova</dc:creator>
              <dc:date>2012-05-21T02:03:00</dc:date>
            </office:change-info>
          </text:insertion>
        </text:changed-region>
        <text:changed-region xml:id="ct96345904" text:id="ct96345904">
          <text:insertion>
            <office:change-info>
              <dc:creator>Eiseltova</dc:creator>
              <dc:date>2012-05-21T02:03:00</dc:date>
            </office:change-info>
          </text:insertion>
        </text:changed-region>
        <text:changed-region xml:id="ct96345488" text:id="ct96345488">
          <text:insertion>
            <office:change-info>
              <dc:creator>Eiseltova</dc:creator>
              <dc:date>2012-05-21T02:03:00</dc:date>
            </office:change-info>
          </text:insertion>
        </text:changed-region>
        <text:changed-region xml:id="ct96346008" text:id="ct96346008">
          <text:deletion>
            <office:change-info>
              <dc:creator>Eiseltova</dc:creator>
              <dc:date>2012-05-21T02:03:00</dc:date>
            </office:change-info>
            <text:p text:style-name="P2"><text:span text:style-name="T12">ure</text:span></text:p>
          </text:deletion>
        </text:changed-region>
        <text:changed-region xml:id="ct96345800" text:id="ct96345800">
          <text:insertion>
            <office:change-info>
              <dc:creator>Eiseltova</dc:creator>
              <dc:date>2012-05-21T02:03:00</dc:date>
            </office:change-info>
          </text:insertion>
        </text:changed-region>
        <text:changed-region xml:id="ct96345384" text:id="ct96345384">
          <text:insertion>
            <office:change-info>
              <dc:creator>Eiseltova</dc:creator>
              <dc:date>2012-05-21T02:03:00</dc:date>
            </office:change-info>
          </text:insertion>
        </text:changed-region>
        <text:changed-region xml:id="ct96346944" text:id="ct96346944">
          <text:deletion>
            <office:change-info>
              <dc:creator>Eiseltova</dc:creator>
              <dc:date>2012-05-21T02:04:00</dc:date>
            </office:change-info>
            <text:p text:style-name="P2"><text:span text:style-name="T1">ill</text:span></text:p>
          </text:deletion>
        </text:changed-region>
        <text:changed-region xml:id="ct96346528" text:id="ct96346528">
          <text:insertion>
            <office:change-info>
              <dc:creator>Eiseltova</dc:creator>
              <dc:date>2012-05-21T02:04:00</dc:date>
            </office:change-info>
          </text:insertion>
        </text:changed-region>
        <text:changed-region xml:id="ct96346320" text:id="ct96346320">
          <text:insertion>
            <office:change-info>
              <dc:creator>Eiseltova</dc:creator>
              <dc:date>2012-05-21T02:04:00</dc:date>
            </office:change-info>
          </text:insertion>
        </text:changed-region>
        <text:changed-region xml:id="ct96346840" text:id="ct96346840">
          <text:deletion>
            <office:change-info>
              <dc:creator>Eiseltova</dc:creator>
              <dc:date>2012-05-21T02:04:00</dc:date>
            </office:change-info>
            <text:p text:style-name="P2"><text:span text:style-name="T1">ornament</text:span></text:p>
          </text:deletion>
        </text:changed-region>
        <text:changed-region xml:id="ct96346736" text:id="ct96346736">
          <text:deletion>
            <office:change-info>
              <dc:creator>Eiseltova</dc:creator>
              <dc:date>2012-05-21T02:04:00</dc:date>
            </office:change-info>
            <text:p text:style-name="P2"><text:span text:style-name="T1">i</text:span></text:p>
          </text:deletion>
        </text:changed-region>
        <text:changed-region xml:id="ct96346632" text:id="ct96346632">
          <text:insertion>
            <office:change-info>
              <dc:creator>Eiseltova</dc:creator>
              <dc:date>2012-05-21T02:04:00</dc:date>
            </office:change-info>
          </text:insertion>
        </text:changed-region>
        <text:changed-region xml:id="ct96346424" text:id="ct96346424">
          <text:insertion>
            <office:change-info>
              <dc:creator>Eiseltova</dc:creator>
              <dc:date>2012-05-21T02:04:00</dc:date>
            </office:change-info>
          </text:insertion>
        </text:changed-region>
        <text:changed-region xml:id="ct96347048" text:id="ct96347048">
          <text:deletion>
            <office:change-info>
              <dc:creator>Eiseltova</dc:creator>
              <dc:date>2012-05-21T02:04:00</dc:date>
            </office:change-info>
            <text:p text:style-name="P2"><text:span text:style-name="T1">i</text:span></text:p>
          </text:deletion>
        </text:changed-region>
        <text:changed-region xml:id="ct96346216" text:id="ct96346216">
          <text:insertion>
            <office:change-info>
              <dc:creator>Eiseltova</dc:creator>
              <dc:date>2012-05-21T02:04:00</dc:date>
            </office:change-info>
          </text:insertion>
        </text:changed-region>
        <text:changed-region xml:id="ct96346112" text:id="ct96346112">
          <text:insertion>
            <office:change-info>
              <dc:creator>Eiseltova</dc:creator>
              <dc:date>2012-05-21T02:04:00</dc:date>
            </office:change-info>
          </text:insertion>
        </text:changed-region>
        <text:changed-region xml:id="ct96347464" text:id="ct96347464">
          <text:deletion>
            <office:change-info>
              <dc:creator>Eiseltova</dc:creator>
              <dc:date>2012-05-21T02:05:00</dc:date>
            </office:change-info>
            <text:p text:style-name="P2"><text:span text:style-name="T1">s</text:span></text:p>
          </text:deletion>
        </text:changed-region>
        <text:changed-region xml:id="ct96347152" text:id="ct96347152">
          <text:insertion>
            <office:change-info>
              <dc:creator>Eiseltova</dc:creator>
              <dc:date>2012-05-21T02:05:00</dc:date>
            </office:change-info>
          </text:insertion>
        </text:changed-region>
        <text:changed-region xml:id="ct96347256" text:id="ct96347256">
          <text:insertion>
            <office:change-info>
              <dc:creator>Eiseltova</dc:creator>
              <dc:date>2012-05-21T02:05:00</dc:date>
            </office:change-info>
          </text:insertion>
        </text:changed-region>
        <text:changed-region xml:id="ct96347568" text:id="ct96347568">
          <text:deletion>
            <office:change-info>
              <dc:creator>Eiseltova</dc:creator>
              <dc:date>2012-05-21T02:05:00</dc:date>
            </office:change-info>
            <text:p text:style-name="P3">in</text:p>
          </text:deletion>
        </text:changed-region>
        <text:changed-region xml:id="ct96347360" text:id="ct96347360">
          <text:insertion>
            <office:change-info>
              <dc:creator>Eiseltova</dc:creator>
              <dc:date>2012-05-21T02:05:00</dc:date>
            </office:change-info>
          </text:insertion>
        </text:changed-region>
        <text:changed-region xml:id="ct96347672" text:id="ct96347672">
          <text:insertion>
            <office:change-info>
              <dc:creator>Eiseltova</dc:creator>
              <dc:date>2012-05-21T02:06:00</dc:date>
            </office:change-info>
          </text:insertion>
        </text:changed-region>
        <text:changed-region xml:id="ct96348192" text:id="ct96348192">
          <text:deletion>
            <office:change-info>
              <dc:creator>Eiseltova</dc:creator>
              <dc:date>2012-05-21T02:06:00</dc:date>
            </office:change-info>
            <text:p text:style-name="P3">to</text:p>
          </text:deletion>
        </text:changed-region>
        <text:changed-region xml:id="ct96347776" text:id="ct96347776">
          <text:insertion>
            <office:change-info>
              <dc:creator>Eiseltova</dc:creator>
              <dc:date>2012-05-21T02:06:00</dc:date>
            </office:change-info>
          </text:insertion>
        </text:changed-region>
        <text:changed-region xml:id="ct96347880" text:id="ct96347880">
          <text:insertion>
            <office:change-info>
              <dc:creator>Eiseltova</dc:creator>
              <dc:date>2012-05-21T02:06:00</dc:date>
            </office:change-info>
          </text:insertion>
        </text:changed-region>
        <text:changed-region xml:id="ct96347984" text:id="ct96347984">
          <text:insertion>
            <office:change-info>
              <dc:creator>Eiseltova</dc:creator>
              <dc:date>2012-05-21T02:06:00</dc:date>
            </office:change-info>
          </text:insertion>
        </text:changed-region>
        <text:changed-region xml:id="ct96348296" text:id="ct96348296">
          <text:insertion>
            <office:change-info>
              <dc:creator>Eiseltova</dc:creator>
              <dc:date>2012-05-21T02:07:00</dc:date>
            </office:change-info>
          </text:insertion>
        </text:changed-region>
        <text:changed-region xml:id="ct96348088" text:id="ct96348088">
          <text:insertion>
            <office:change-info>
              <dc:creator>Eiseltova</dc:creator>
              <dc:date>2012-05-21T02:06:00</dc:date>
            </office:change-info>
          </text:insertion>
        </text:changed-region>
        <text:changed-region xml:id="ct96348608" text:id="ct96348608">
          <text:insertion>
            <office:change-info>
              <dc:creator>Eiseltova</dc:creator>
              <dc:date>2012-05-21T02:07:00</dc:date>
            </office:change-info>
          </text:insertion>
        </text:changed-region>
        <text:changed-region xml:id="ct96348712" text:id="ct96348712">
          <text:deletion>
            <office:change-info>
              <dc:creator>Eiseltova</dc:creator>
              <dc:date>2012-05-21T02:07:00</dc:date>
            </office:change-info>
            <text:p text:style-name="P1">ill</text:p>
          </text:deletion>
        </text:changed-region>
        <text:changed-region xml:id="ct96348400" text:id="ct96348400">
          <text:insertion>
            <office:change-info>
              <dc:creator>Eiseltova</dc:creator>
              <dc:date>2012-05-21T02:07:00</dc:date>
            </office:change-info>
          </text:insertion>
        </text:changed-region>
        <text:changed-region xml:id="ct96348504" text:id="ct96348504">
          <text:insertion>
            <office:change-info>
              <dc:creator>Eiseltova</dc:creator>
              <dc:date>2012-05-21T02:07:00</dc:date>
            </office:change-info>
          </text:insertion>
        </text:changed-region>
        <text:changed-region xml:id="ct96348816" text:id="ct96348816">
          <text:deletion>
            <office:change-info>
              <dc:creator>Eiseltova</dc:creator>
              <dc:date>2012-05-21T02:07:00</dc:date>
            </office:change-info>
            <text:p text:style-name="P1">d</text:p>
          </text:deletion>
        </text:changed-region>
        <text:changed-region xml:id="ct96348920" text:id="ct96348920">
          <text:insertion>
            <office:change-info>
              <dc:creator>Eiseltova</dc:creator>
              <dc:date>2012-05-21T02:08:00</dc:date>
            </office:change-info>
          </text:insertion>
        </text:changed-region>
        <text:changed-region xml:id="ct96349752" text:id="ct96349752">
          <text:deletion>
            <office:change-info>
              <dc:creator>Eiseltova</dc:creator>
              <dc:date>2012-05-21T02:09:00</dc:date>
            </office:change-info>
            <text:p text:style-name="P2"><text:span text:style-name="T4">the</text:span></text:p>
          </text:deletion>
        </text:changed-region>
        <text:changed-region xml:id="ct96349024" text:id="ct96349024">
          <text:insertion>
            <office:change-info>
              <dc:creator>Eiseltova</dc:creator>
              <dc:date>2012-05-21T02:09:00</dc:date>
            </office:change-info>
          </text:insertion>
        </text:changed-region>
        <text:changed-region xml:id="ct96349856" text:id="ct96349856">
          <text:deletion>
            <office:change-info>
              <dc:creator>Eiseltova</dc:creator>
              <dc:date>2012-05-21T02:09:00</dc:date>
            </office:change-info>
            <text:p text:style-name="P2"><text:span text:style-name="T4">which</text:span></text:p>
          </text:deletion>
        </text:changed-region>
        <text:changed-region xml:id="ct96349232" text:id="ct96349232">
          <text:insertion>
            <office:change-info>
              <dc:creator>Eiseltova</dc:creator>
              <dc:date>2012-05-21T02:09:00</dc:date>
            </office:change-info>
          </text:insertion>
        </text:changed-region>
        <text:changed-region xml:id="ct96349336" text:id="ct96349336">
          <text:insertion>
            <office:change-info>
              <dc:creator>Eiseltova</dc:creator>
              <dc:date>2012-05-21T02:09:00</dc:date>
            </office:change-info>
          </text:insertion>
        </text:changed-region>
        <text:changed-region xml:id="ct96349440" text:id="ct96349440">
          <text:insertion>
            <office:change-info>
              <dc:creator>Eiseltova</dc:creator>
              <dc:date>2012-05-21T02:09:00</dc:date>
            </office:change-info>
          </text:insertion>
        </text:changed-region>
        <text:changed-region xml:id="ct96349128" text:id="ct96349128">
          <text:insertion>
            <office:change-info>
              <dc:creator>Eiseltova</dc:creator>
              <dc:date>2012-05-21T02:09:00</dc:date>
            </office:change-info>
          </text:insertion>
        </text:changed-region>
        <text:changed-region xml:id="ct96349544" text:id="ct96349544">
          <text:insertion>
            <office:change-info>
              <dc:creator>Eiseltova</dc:creator>
              <dc:date>2012-05-21T02:09:00</dc:date>
            </office:change-info>
          </text:insertion>
        </text:changed-region>
        <text:changed-region xml:id="ct96349648" text:id="ct96349648">
          <text:insertion>
            <office:change-info>
              <dc:creator>Eiseltova</dc:creator>
              <dc:date>2012-05-21T02:09:00</dc:date>
            </office:change-info>
          </text:insertion>
        </text:changed-region>
        <text:changed-region xml:id="ct96349960" text:id="ct96349960">
          <text:insertion>
            <office:change-info>
              <dc:creator>Eiseltova</dc:creator>
              <dc:date>2012-05-21T02:10:00</dc:date>
            </office:change-info>
          </text:insertion>
        </text:changed-region>
        <text:changed-region xml:id="ct96350064" text:id="ct96350064">
          <text:insertion>
            <office:change-info>
              <dc:creator>Eiseltova</dc:creator>
              <dc:date>2012-05-21T02:10:00</dc:date>
            </office:change-info>
          </text:insertion>
        </text:changed-region>
        <text:changed-region xml:id="ct96350168" text:id="ct96350168">
          <text:insertion>
            <office:change-info>
              <dc:creator>Eiseltova</dc:creator>
              <dc:date>2012-05-21T02:10:00</dc:date>
            </office:change-info>
          </text:insertion>
        </text:changed-region>
        <text:changed-region xml:id="ct96350272" text:id="ct96350272">
          <text:insertion>
            <office:change-info>
              <dc:creator>Eiseltova</dc:creator>
              <dc:date>2012-05-21T02:11:00</dc:date>
            </office:change-info>
          </text:insertion>
        </text:changed-region>
        <text:changed-region xml:id="ct96350792" text:id="ct96350792">
          <text:deletion>
            <office:change-info>
              <dc:creator>Eiseltova</dc:creator>
              <dc:date>2012-05-21T02:11:00</dc:date>
            </office:change-info>
            <text:p text:style-name="P6"><text:span text:style-name="T7">not </text:span></text:p>
          </text:deletion>
        </text:changed-region>
        <text:changed-region xml:id="ct96350376" text:id="ct96350376">
          <text:insertion>
            <office:change-info>
              <dc:creator>Eiseltova</dc:creator>
              <dc:date>2012-05-21T02:11:00</dc:date>
            </office:change-info>
          </text:insertion>
        </text:changed-region>
        <text:changed-region xml:id="ct96350896" text:id="ct96350896">
          <text:deletion>
            <office:change-info>
              <dc:creator>Eiseltova</dc:creator>
              <dc:date>2012-05-21T02:11:00</dc:date>
            </office:change-info>
            <text:p text:style-name="P6"><text:span text:style-name="T7">an</text:span></text:p>
          </text:deletion>
        </text:changed-region>
        <text:changed-region xml:id="ct96350480" text:id="ct96350480">
          <text:insertion>
            <office:change-info>
              <dc:creator>Eiseltova</dc:creator>
              <dc:date>2012-05-21T02:11:00</dc:date>
            </office:change-info>
          </text:insertion>
        </text:changed-region>
        <text:changed-region xml:id="ct96350584" text:id="ct96350584">
          <text:insertion>
            <office:change-info>
              <dc:creator>Eiseltova</dc:creator>
              <dc:date>2012-05-21T02:11:00</dc:date>
            </office:change-info>
          </text:insertion>
        </text:changed-region>
        <text:changed-region xml:id="ct96350688" text:id="ct96350688">
          <text:insertion>
            <office:change-info>
              <dc:creator>Eiseltova</dc:creator>
              <dc:date>2012-05-21T02:11:00</dc:date>
            </office:change-info>
          </text:insertion>
        </text:changed-region>
        <text:changed-region xml:id="ct96351000" text:id="ct96351000">
          <text:deletion>
            <office:change-info>
              <dc:creator>Eiseltova</dc:creator>
              <dc:date>2012-05-21T02:11:00</dc:date>
            </office:change-info>
            <text:p text:style-name="P6"><text:span text:style-name="T7">an</text:span></text:p>
          </text:deletion>
        </text:changed-region>
        <text:changed-region xml:id="ct96351104" text:id="ct96351104">
          <text:insertion>
            <office:change-info>
              <dc:creator>Eiseltova</dc:creator>
              <dc:date>2012-05-21T02:12:00</dc:date>
            </office:change-info>
          </text:insertion>
        </text:changed-region>
        <text:changed-region xml:id="ct96351208" text:id="ct96351208">
          <text:insertion>
            <office:change-info>
              <dc:creator>Eiseltova</dc:creator>
              <dc:date>2012-05-21T02:12:00</dc:date>
            </office:change-info>
          </text:insertion>
        </text:changed-region>
        <text:changed-region xml:id="ct96351312" text:id="ct96351312">
          <text:insertion>
            <office:change-info>
              <dc:creator>Eiseltova</dc:creator>
              <dc:date>2012-05-21T02:12:00</dc:date>
            </office:change-info>
          </text:insertion>
        </text:changed-region>
        <text:changed-region xml:id="ct96351728" text:id="ct96351728">
          <text:deletion>
            <office:change-info>
              <dc:creator>Eiseltova</dc:creator>
              <dc:date>2012-05-21T02:12:00</dc:date>
            </office:change-info>
            <text:p text:style-name="P1">al</text:p>
          </text:deletion>
        </text:changed-region>
        <text:changed-region xml:id="ct96351416" text:id="ct96351416">
          <text:insertion>
            <office:change-info>
              <dc:creator>Eiseltova</dc:creator>
              <dc:date>2012-05-21T02:12:00</dc:date>
            </office:change-info>
          </text:insertion>
        </text:changed-region>
        <text:changed-region xml:id="ct96351832" text:id="ct96351832">
          <text:deletion>
            <office:change-info>
              <dc:creator>Eiseltova</dc:creator>
              <dc:date>2012-05-21T02:12:00</dc:date>
            </office:change-info>
            <text:p text:style-name="P1">e</text:p>
          </text:deletion>
        </text:changed-region>
        <text:changed-region xml:id="ct96351520" text:id="ct96351520">
          <text:insertion>
            <office:change-info>
              <dc:creator>Eiseltova</dc:creator>
              <dc:date>2012-05-21T02:12:00</dc:date>
            </office:change-info>
          </text:insertion>
        </text:changed-region>
        <text:changed-region xml:id="ct96351936" text:id="ct96351936">
          <text:deletion>
            <office:change-info>
              <dc:creator>Eiseltova</dc:creator>
              <dc:date>2012-05-21T02:12:00</dc:date>
            </office:change-info>
            <text:p text:style-name="P1">the</text:p>
          </text:deletion>
        </text:changed-region>
        <text:changed-region xml:id="ct96351624" text:id="ct96351624">
          <text:insertion>
            <office:change-info>
              <dc:creator>Eiseltova</dc:creator>
              <dc:date>2012-05-21T02:12:00</dc:date>
            </office:change-info>
          </text:insertion>
        </text:changed-region>
        <text:changed-region xml:id="ct96352040" text:id="ct96352040">
          <text:deletion>
            <office:change-info>
              <dc:creator>Eiseltova</dc:creator>
              <dc:date>2012-05-21T02:12:00</dc:date>
            </office:change-info>
            <text:p text:style-name="P1">no</text:p>
          </text:deletion>
        </text:changed-region>
        <text:changed-region xml:id="ct96352144" text:id="ct96352144">
          <text:insertion>
            <office:change-info>
              <dc:creator>Eiseltova</dc:creator>
              <dc:date>2012-05-21T02:13:00</dc:date>
            </office:change-info>
          </text:insertion>
        </text:changed-region>
        <text:changed-region xml:id="ct96352248" text:id="ct96352248">
          <text:deletion>
            <office:change-info>
              <dc:creator>Eiseltova</dc:creator>
              <dc:date>2012-05-21T02:13:00</dc:date>
            </office:change-info>
            <text:p text:style-name="P1">for i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Charles University in Prague</text:p>
      <text:p text:style-name="P10">Faculty of Mathematics and Physics</text:p>
      <text:p text:style-name="P15">BACHELOR THESIS</text:p>
      <text:p text:style-name="P23">Marek Fišer</text:p>
      <text:p text:style-name="P17">L-systems online</text:p>
      <text:p text:style-name="P1"/>
      <text:p text:style-name="P1">Title: L-systems online</text:p>
      <text:p text:style-name="P1">Author: Marek Fišer</text:p>
      <text:p text:style-name="P1">Author’s e-mail address: malsys@marekfiser.cz</text:p>
      <text:p text:style-name="P1">Department: Department of Software and Computer Science Education</text:p>
      <text:p text:style-name="P1">Supervisor: RNDr. Josef Pelikán</text:p>
      <text:p text:style-name="P1">Supervisor’s e-mail address: pepca@cgg.mff.cuni.cz</text:p>
      <text:p text:style-name="P1">Keywords: Lindenmayer systems, L-systems, plant, modelling, component system, SVG, WebGL</text:p>
      <text:p text:style-name="P16"/>
      <text:p text:style-name="P16">Abstract</text:p>
      <text:p text:style-name="P1"><text:change-start text:change-id="ct95391800"/>An <text:change-end text:change-id="ct95391800"/>L-system <text:change text:change-id="ct95394816"/>in <text:change-start text:change-id="ct95391904"/>i<text:change-end text:change-id="ct95391904"/>t<text:change-start text:change-id="ct95392008"/>s<text:change-end text:change-id="ct95392008"/><text:change text:change-id="ct95392320"/> simplest form <text:change-start text:change-id="ct95394712"/>is <text:change-end text:change-id="ct95394712"/><text:change-start text:change-id="ct95392112"/>a <text:change-end text:change-id="ct95392112"/>variant of <text:change-start text:change-id="ct95392216"/>a <text:change-end text:change-id="ct95392216"/>context-free grammar. <text:change-start text:change-id="ct95395024"/>Originally, <text:change-end text:change-id="ct95395024"/>L-systems were developed <text:change-start text:change-id="ct96352456"/>(<text:change-end text:change-id="ct96352456"/>and are <text:change-start text:change-id="ct95392424"/>still <text:change-end text:change-id="ct95392424"/><text:change-start text:change-id="ct95392736"/>main<text:change-end text:change-id="ct95392736"/><text:change-start text:change-id="ct95392528"/>ly <text:change-end text:change-id="ct95392528"/>used<text:change-start text:change-id="ct96352560"/>)<text:change-end text:change-id="ct96352560"/> <text:change text:change-id="ct95392840"/>for modeling <text:change text:change-id="ct95392632"/>plant growth<text:change-start text:change-id="ct95392944"/>,<text:change-end text:change-id="ct95392944"/><text:change text:change-id="ct95393048"/> <text:change-start text:change-id="ct95395128"/>though <text:change-end text:change-id="ct95395128"/><text:change text:change-id="ct95393152"/>with L-systems it is possible to create general fractals, models of towns or even music. <text:change-start text:change-id="ct95393360"/>However, any<text:change-end text:change-id="ct95393360"/><text:change text:change-id="ct95393776"/>one i<text:change text:change-id="ct95393880"/>nterested in L-systems and want<text:change-start text:change-id="ct95393464"/>ing<text:change-end text:change-id="ct95393464"/><text:change text:change-id="ct95393568"/> to experiment with them<text:change-start text:change-id="ct95393256"/> may <text:change-end text:change-id="ct95393256"/><text:change-start text:change-id="ct95393984"/>have<text:change-end text:change-id="ct95393984"/><text:change text:change-id="ct95393672"/><text:change text:change-id="ct95394400"/> <text:change text:change-id="ct95394608"/>difficult<text:change-start text:change-id="ct95394088"/>y<text:change-end text:change-id="ct95394088"/> <text:change text:change-id="ct95394504"/>find<text:change-start text:change-id="ct95394192"/>ing<text:change-end text:change-id="ct95394192"/> an <text:change-start text:change-id="ct95394296"/>appropriate <text:change-end text:change-id="ct95394296"/>application<text:change text:change-id="ct95394920"/>. The goal of this work was to create an online system for working and experimenting with L-systems <text:change-start text:change-id="ct95395232"/>suitable <text:change-end text:change-id="ct95395232"/>for a wide range of users. The resulting solution consists of two parts.</text:p>
      <text:p text:style-name="P1">The first part is a universal, easily<text:change-start text:change-id="ct95207752"/>-<text:change-end text:change-id="ct95207752"/><text:change text:change-id="ct95207856"/>expandable library for processing <text:change text:change-id="ct95395336"/>L-systems. <text:change-start text:change-id="ct95395440"/>E<text:change-end text:change-id="ct95395440"/><text:change text:change-id="ct95704624"/>xpandability is achieved <text:change-start text:change-id="ct95704728"/>thanks to its<text:change-end text:change-id="ct95704728"/><text:change text:change-id="ct95704832"/> modularity. <text:change-start text:change-id="ct95704936"/>All<text:change-end text:change-id="ct95704936"/><text:change text:change-id="ct95705144"/> input is processed <text:change-start text:change-id="ct95705040"/>through<text:change-end text:change-id="ct95705040"/><text:change text:change-id="ct95705248"/> interconnected components that are specialized in <text:change-start text:change-id="ct96352352"/>certain<text:change-end text:change-id="ct96352352"/><text:change text:change-id="ct96352768"/> activities. <text:change-start text:change-id="ct95705352"/>The s<text:change-end text:change-id="ct95705352"/><text:change text:change-id="ct95705560"/>pecialization of <text:change-start text:change-id="ct95705456"/>the <text:change-end text:change-id="ct95705456"/>components also contributes to the clarity and reliability of the whole processing system. The library is independent and multiplatform <text:change-start text:change-id="ct95705872"/>and<text:change-end text:change-id="ct95705872"/><text:change text:change-id="ct95705976"/> can <text:change-start text:change-id="ct95705664"/>thus <text:change-end text:change-id="ct95705664"/>be <text:change-start text:change-id="ct95705768"/>readily <text:change-end text:change-id="ct95705768"/>used in other applications.</text:p>
      <text:p text:style-name="P1">The second part <text:change-start text:change-id="ct95706184"/>cons<text:change-end text:change-id="ct95706184"/>is<text:change-start text:change-id="ct95706288"/>ts<text:change-end text:change-id="ct95706288"/> <text:change-start text:change-id="ct95706080"/>of <text:change-end text:change-id="ct95706080"/>a modern web interface <text:change text:change-id="ct95706496"/>designed to be understandable for beginners and <text:change-start text:change-id="ct95706392"/>yet <text:change-end text:change-id="ct95706392"/>also <text:change text:change-id="ct95706912"/><text:change-start text:change-id="ct95706600"/>capable <text:change-end text:change-id="ct95706600"/>o<text:change-start text:change-id="ct95706704"/>f<text:change-end text:change-id="ct95706704"/> provid<text:change-start text:change-id="ct95706808"/>ing<text:change-end text:change-id="ct95706808"/><text:change text:change-id="ct95707016"/> advanced features for more advanced users. Part of the site is a gallery of L-systems <text:change-start text:change-id="ct95707224"/>to<text:change-end text:change-id="ct95707224"/><text:change text:change-id="ct95707744"/> which each user <text:change-start text:change-id="ct95707328"/>can <text:change-end text:change-id="ct95707328"/>contribute <text:change-start text:change-id="ct95707120"/>and <text:change-end text:change-id="ct95707120"/>which <text:change-start text:change-id="ct95707432"/>thus <text:change-end text:change-id="ct95707432"/>helps to create <text:change-start text:change-id="ct95707536"/>a<text:change-end text:change-id="ct95707536"/><text:change text:change-id="ct95707848"/> <text:change-start text:change-id="ct95707640"/>user-<text:change-end text:change-id="ct95707640"/>community. The web interface takes full advantage of the library and thus serve<text:change-start text:change-id="ct95707952"/>s<text:change-end text:change-id="ct95707952"/> as an example of its use.</text:p>
      <text:p text:style-name="P7"/>
      <text:p text:style-name="P24">Contents</text:p>
      <text:p text:style-name="P20"><text:span text:style-name="T9">Introduction </text:span><text:span text:style-name="T2">5</text:span></text:p>
      <text:p text:style-name="P20"><text:span text:style-name="T9">1 L-systems </text:span><text:span text:style-name="T2">9</text:span></text:p>
      <text:p text:style-name="P14"><text:span text:style-name="T9">1.1 Formal definition of L-system </text:span><text:span text:style-name="T2">. . . . . . . . . . . . . . . . . . . . 9</text:span></text:p>
      <text:p text:style-name="P14"><text:span text:style-name="T9">1.1.1 Rewriting principles of L-system </text:span><text:span text:style-name="T2">. . . . . . . . . . . . . . 9</text:span></text:p>
      <text:p text:style-name="P14"><text:span text:style-name="T9">1.1.2 Interpretation of L-system symbols </text:span><text:span text:style-name="T2">. . . . . . . . . . . . . 10</text:span></text:p>
      <text:p text:style-name="P14"><text:span text:style-name="T9">1.2 L-system types </text:span><text:span text:style-name="T2">. . . . . . . . . . . . . . . . . . . . . . . . . . . . 12</text:span></text:p>
      <text:p text:style-name="P14"><text:span text:style-name="T9">1.2.1 Deterministic L-systems </text:span><text:span text:style-name="T2">. . . . . . . . . . . . . . . . . . . 12</text:span></text:p>
      <text:p text:style-name="P14"><text:span text:style-name="T9">1.2.2 Bracketed L-systems </text:span><text:span text:style-name="T2">. . . . . . . . . . . . . . . . . . . . . 12</text:span></text:p>
      <text:p text:style-name="P14"><text:span text:style-name="T9">1.2.3 Stochastic L-systems </text:span><text:span text:style-name="T2">. . . . . . . . . . . . . . . . . . . . . 13</text:span></text:p>
      <text:p text:style-name="P14"><text:span text:style-name="T9">1.2.4 Context-sensitive L-systems </text:span><text:span text:style-name="T2">. . . . . . . . . . . . . . . . . 15</text:span></text:p>
      <text:p text:style-name="P14"><text:span text:style-name="T9">1.2.5 Parametric L-systems </text:span><text:span text:style-name="T2">. . . . . . . . . . . . . . . . . . . . 17</text:span></text:p>
      <text:p text:style-name="P14"><text:span text:style-name="T9">1.3 Related L-system generators </text:span><text:span text:style-name="T2">. . . . . . . . . . . . . . . . . . . . . 19</text:span></text:p>
      <text:p text:style-name="P14"><text:span text:style-name="T9">1.3.1 Web based </text:span><text:span text:style-name="T2">. . . . . . . . . . . . . . . . . . . . . . . . . . 19</text:span></text:p>
      <text:p text:style-name="P14"><text:span text:style-name="T9">1.3.2 Desktop applications </text:span><text:span text:style-name="T2">. . . . . . . . . . . . . . . . . . . . . 20</text:span></text:p>
      <text:p text:style-name="P20"><text:span text:style-name="T9">2 Design </text:span><text:span text:style-name="T2">23</text:span></text:p>
      <text:p text:style-name="P14"><text:span text:style-name="T9">2.1 L-system processing library </text:span><text:span text:style-name="T2">. . . . . . . . . . . . . . . . . . . . . 23</text:span></text:p>
      <text:p text:style-name="P14"><text:span text:style-name="T9">2.1.1 Input form </text:span><text:span text:style-name="T2">. . . . . . . . . . . . . . . . . . . . . . . . . . 23</text:span></text:p>
      <text:p text:style-name="P14"><text:span text:style-name="T9">2.1.2 What is described by input </text:span><text:span text:style-name="T2">. . . . . . . . . . . . . . . . . 24</text:span></text:p>
      <text:p text:style-name="P14"><text:soft-page-break/><text:span text:style-name="T9">2.1.3 Source code compilation </text:span><text:span text:style-name="T2">. . . . . . . . . . . . . . . . . . . 26</text:span></text:p>
      <text:p text:style-name="P14"><text:span text:style-name="T9">2.1.4 Input processing </text:span><text:span text:style-name="T2">. . . . . . . . . . . . . . . . . . . . . . . 26</text:span></text:p>
      <text:p text:style-name="P14"><text:span text:style-name="T9">2.1.5 Measuring pass </text:span><text:span text:style-name="T2">. . . . . . . . . . . . . . . . . . . . . . . . 29</text:span></text:p>
      <text:p text:style-name="P14"><text:span text:style-name="T9">2.1.6 Utilities </text:span><text:span text:style-name="T2">. . . . . . . . . . . . . . . . . . . . . . . . . . . . 30</text:span></text:p>
      <text:p text:style-name="P14"><text:span text:style-name="T9">2.2 Processing system </text:span><text:span text:style-name="T2">. . . . . . . . . . . . . . . . . . . . . . . . . . . 32</text:span></text:p>
      <text:p text:style-name="P14"><text:span text:style-name="T9">2.2.1 Basic component system </text:span><text:span text:style-name="T2">. . . . . . . . . . . . . . . . . . . 32</text:span></text:p>
      <text:p text:style-name="P14"><text:span text:style-name="T9">2.2.2 Component system extensions </text:span><text:span text:style-name="T2">. . . . . . . . . . . . . . . . 33</text:span></text:p>
      <text:p text:style-name="P14"><text:span text:style-name="T9">2.2.3 Interpretation of symbol as another L-system </text:span><text:span text:style-name="T2">. . . . . . . 34</text:span></text:p>
      <text:p text:style-name="P14"><text:span text:style-name="T9">2.2.4 Final component system </text:span><text:span text:style-name="T2">. . . . . . . . . . . . . . . . . . . 37</text:span></text:p>
      <text:p text:style-name="P14"><text:span text:style-name="T9">2.3 Web user interface </text:span><text:span text:style-name="T2">. . . . . . . . . . . . . . . . . . . . . . . . . . 38</text:span></text:p>
      <text:p text:style-name="P14"><text:span text:style-name="T9">2.3.1 L-system processor </text:span><text:span text:style-name="T2">. . . . . . . . . . . . . . . . . . . . . . 38</text:span></text:p>
      <text:p text:style-name="P14"><text:span text:style-name="T9">2.3.2 Gallery of L-systems </text:span><text:span text:style-name="T2">. . . . . . . . . . . . . . . . . . . . . 39</text:span></text:p>
      <text:p text:style-name="P14"><text:span text:style-name="T9">2.3.3 Help </text:span><text:span text:style-name="T2">. . . . . . . . . . . . . . . . . . . . . . . . . . . . . . 39</text:span></text:p>
      <text:p text:style-name="P14"><text:span text:style-name="T9">2.3.4 Administration </text:span><text:span text:style-name="T2">. . . . . . . . . . . . . . . . . . . . . . . . 39</text:span></text:p>
      <text:p text:style-name="P20"><text:span text:style-name="T9">3 Implementation </text:span><text:span text:style-name="T2">41</text:span></text:p>
      <text:p text:style-name="P14"><text:span text:style-name="T9">3.1 Choice of development environment </text:span><text:span text:style-name="T2">. . . . . . . . . . . . . . . . . 41</text:span></text:p>
      <text:p text:style-name="P14"><text:span text:style-name="T9">3.2 Solution structure </text:span><text:span text:style-name="T2">. . . . . . . . . . . . . . . . . . . . . . . . . . . 41</text:span></text:p>
      <text:p text:style-name="P20"><text:span text:style-name="T9">4 Results </text:span><text:span text:style-name="T2">43</text:span></text:p>
      <text:p text:style-name="P14"><text:span text:style-name="T9">4.1 Web user interface </text:span><text:span text:style-name="T2">. . . . . . . . . . . . . . . . . . . . . . . . . . 43</text:span></text:p>
      <text:p text:style-name="P14"><text:span text:style-name="T9">4.1.1 Visitors and traffic </text:span><text:span text:style-name="T2">. . . . . . . . . . . . . . . . . . . . . . 43</text:span></text:p>
      <text:p text:style-name="P14"><text:span text:style-name="T9">4.2 Solution statistics </text:span><text:span text:style-name="T2">. . . . . . . . . . . . . . . . . . . . . . . . . . . 45</text:span></text:p>
      <text:p text:style-name="P19"><text:span text:style-name="T9">Conclusion </text:span><text:span text:style-name="T2">47</text:span></text:p>
      <text:p text:style-name="P25"/>
      <text:p text:style-name="P20"><text:span text:style-name="T9">Appendix A Contents of attached CD </text:span><text:span text:style-name="T2">57</text:span></text:p>
      <text:p text:style-name="P20"><text:span text:style-name="T9">Appendix B About figures </text:span><text:span text:style-name="T2">59</text:span></text:p>
      <text:p text:style-name="P20"><text:span text:style-name="T9">Appendix C User documentation </text:span><text:span text:style-name="T2">61</text:span></text:p>
      <text:p text:style-name="P20"><text:span text:style-name="T9">Appendix D Used third-party libraries </text:span><text:span text:style-name="T2">63</text:span></text:p>
      <text:p text:style-name="P14"><text:span text:style-name="T9">D.1 F# PowerPack </text:span><text:span text:style-name="T2">. . . . . . . . . . . . . . . . . . . . . . . . . . . . 63</text:span></text:p>
      <text:p text:style-name="P14"><text:span text:style-name="T9">D.2 HTML5 boilerplate </text:span><text:span text:style-name="T2">. . . . . . . . . . . . . . . . . . . . . . . . . . 63</text:span></text:p>
      <text:p text:style-name="P14"><text:span text:style-name="T9">D.3 Three.js </text:span><text:span text:style-name="T2">. . . . . . . . . . . . . . . . . . . . . . . . . . . . . . . . 63</text:span></text:p>
      <text:p text:style-name="P14"><text:span text:style-name="T9">D.4 jQuery </text:span><text:span text:style-name="T2">. . . . . . . . . . . . . . . . . . . . . . . . . . . . . . . . . 63</text:span></text:p>
      <text:p text:style-name="P14"><text:span text:style-name="T9">D.5 Modernizr </text:span><text:span text:style-name="T2">. . . . . . . . . . . . . . . . . . . . . . . . . . . . . . . 63</text:span></text:p>
      <text:p text:style-name="P14"><text:span text:style-name="T9">D.6 Code Contracts </text:span><text:span text:style-name="T2">. . . . . . . . . . . . . . . . . . . . . . . . . . . . 64</text:span></text:p>
      <text:p text:style-name="P20"><text:span text:style-name="T9">Appendix E Input syntax reference </text:span><text:span text:style-name="T2">65</text:span></text:p>
      <text:p text:style-name="P14"><text:span text:style-name="T9">E.1 Regular expressions </text:span><text:span text:style-name="T2">. . . . . . . . . . . . . . . . . . . . . . . . . . 65</text:span></text:p>
      <text:p text:style-name="P14"><text:span text:style-name="T9">E.2 Tokens </text:span><text:span text:style-name="T2">. . . . . . . . . . . . . . . . . . . . . . . . . . . . . . . . . 65</text:span></text:p>
      <text:p text:style-name="P14"><text:span text:style-name="T9">E.2.1 Identifier </text:span><text:span text:style-name="T2">. . . . . . . . . . . . . . . . . . . . . . . . . . . 65</text:span></text:p>
      <text:p text:style-name="P14"><text:span text:style-name="T9">E.2.2 Number </text:span><text:span text:style-name="T2">. . . . . . . . . . . . . . . . . . . . . . . . . . . . 66</text:span></text:p>
      <text:p text:style-name="P14"><text:span text:style-name="T9">E.2.3 Operator </text:span><text:span text:style-name="T2">. . . . . . . . . . . . . . . . . . . . . . . . . . . 66</text:span></text:p>
      <text:p text:style-name="P14"><text:span text:style-name="T9">E.3 Input syntax </text:span><text:span text:style-name="T2">. . . . . . . . . . . . . . . . . . . . . . . . . . . . . 66</text:span></text:p>
      <text:p text:style-name="P14"><text:span text:style-name="T9">E.3.1 Input </text:span><text:span text:style-name="T2">. . . . . . . . . . . . . . . . . . . . . . . . . . . . . 66</text:span></text:p>
      <text:p text:style-name="P14"><text:span text:style-name="T9">E.3.2 Empty statement </text:span><text:span text:style-name="T2">. . . . . . . . . . . . . . . . . . . . . . . 66</text:span></text:p>
      <text:p text:style-name="P14"><text:span text:style-name="T9">E.3.3 Constant definition </text:span><text:span text:style-name="T2">. . . . . . . . . . . . . . . . . . . . . . 67</text:span></text:p>
      <text:p text:style-name="P14"><text:span text:style-name="T9">E.3.4 Function definition </text:span><text:span text:style-name="T2">. . . . . . . . . . . . . . . . . . . . . . 67</text:span></text:p>
      <text:p text:style-name="P14"><text:span text:style-name="T9">E.3.5 L-system definition </text:span><text:span text:style-name="T2">. . . . . . . . . . . . . . . . . . . . . . 67</text:span></text:p>
      <text:p text:style-name="P14"><text:span text:style-name="T9">E.3.6 Process configuration definition </text:span><text:span text:style-name="T2">. . . . . . . . . . . . . . . 69</text:span></text:p>
      <text:p text:style-name="P14"><text:span text:style-name="T9">E.3.7 Process statement </text:span><text:span text:style-name="T2">. . . . . . . . . . . . . . . . . . . . . . 69</text:span></text:p>
      <text:p text:style-name="P14"><text:span text:style-name="T9">E.3.8 Mathematical expression </text:span><text:span text:style-name="T2">. . . . . . . . . . . . . . . . . . . 70</text:span></text:p>
      <text:p text:style-name="P14"><text:span text:style-name="T9">E.3.9 Common rules </text:span><text:span text:style-name="T2">. . . . . . . . . . . . . . . . . . . . . . . . 70</text:span></text:p>
      <text:p text:style-name="P20"><text:span text:style-name="T9">Appendix F Standard library source code </text:span><text:span text:style-name="T2">71</text:span></text:p>
      <text:p text:style-name="P14"><text:span text:style-name="T9">F.1 General Constants </text:span><text:span text:style-name="T2">. . . . . . . . . . . . . . . . . . . . . . . . . . 71</text:span></text:p>
      <text:p text:style-name="P14"><text:span text:style-name="T9">F.2 Component specific constants </text:span><text:span text:style-name="T2">. . . . . . . . . . . . . . . . . . . . 71</text:span></text:p>
      <text:p text:style-name="P14"><text:span text:style-name="T9">F.2.1 Svg renderer </text:span><text:span text:style-name="T2">. . . . . . . . . . . . . . . . . . . . . . . . . 71</text:span></text:p>
      <text:p text:style-name="P14"><text:span text:style-name="T9">F.2.2 ThreeJs renderer </text:span><text:span text:style-name="T2">. . . . . . . . . . . . . . . . . . . . . . . 71</text:span></text:p>
      <text:p text:style-name="P14"><text:span text:style-name="T9">F.3 Abstract L-systems </text:span><text:span text:style-name="T2">. . . . . . . . . . . . . . . . . . . . . . . . . . 71</text:span></text:p>
      <text:p text:style-name="P14"><text:span text:style-name="T9">F.3.1 Standard L-system 2D </text:span><text:span text:style-name="T2">. . . . . . . . . . . . . . . . . . . . 72</text:span></text:p>
      <text:p text:style-name="P14"><text:span text:style-name="T9">F.3.2 Standard L-system 3D </text:span><text:span text:style-name="T2">. . . . . . . . . . . . . . . . . . . . 72</text:span></text:p>
      <text:p text:style-name="P14"><text:span text:style-name="T9">F.3.3 Branches </text:span><text:span text:style-name="T2">. . . . . . . . . . . . . . . . . . . . . . . . . . . 73</text:span></text:p>
      <text:p text:style-name="P14"><text:span text:style-name="T9">F.3.4 Polygons and branches </text:span><text:span text:style-name="T2">. . . . . . . . . . . . . . . . . . . . 73</text:span></text:p>
      <text:p text:style-name="P14"><text:span text:style-name="T9">F.4 Process configurations </text:span><text:span text:style-name="T2">. . . . . . . . . . . . . . . . . . . . . . . . 73</text:span></text:p>
      <text:p text:style-name="P14"><text:span text:style-name="T9">F.4.1 Symbol printer </text:span><text:span text:style-name="T2">. . . . . . . . . . . . . . . . . . . . . . . . 73</text:span></text:p>
      <text:p text:style-name="P14"><text:span text:style-name="T9">F.4.2 Svg renderer </text:span><text:span text:style-name="T2">. . . . . . . . . . . . . . . . . . . . . . . . . 74</text:span></text:p>
      <text:p text:style-name="P14"><text:span text:style-name="T9">F.4.3 ThreeJs renderer </text:span><text:span text:style-name="T2">. . . . . . . . . . . . . . . . . . . . . . . 74</text:span></text:p>
      <text:p text:style-name="P14"><text:span text:style-name="T9">F.4.4 Hexagonal ASCII renderer </text:span><text:span text:style-name="T2">. . . . . . . . . . . . . . . . . . 75</text:span></text:p>
      <text:p text:style-name="P14"><text:span text:style-name="T9">F.4.5 Inner L-system process configuration </text:span><text:span text:style-name="T2">. . . . . . . . . . . . 76</text:span></text:p>
      <text:p text:style-name="P13"><text:span text:style-name="T9">F.4.6 Constant dumper </text:span><text:span text:style-name="T2">. . . . . . . . . . . . . . . . . . . . . . . 76</text:span></text:p>
      <text:p text:style-name="P29"/>
      <text:p text:style-name="P20"><text:span text:style-name="T9">Appendix G Components and interfaces </text:span><text:span text:style-name="T2">77</text:span></text:p>
      <text:p text:style-name="P14"><text:span text:style-name="T9">G.1 Legend </text:span><text:span text:style-name="T2">. . . . . . . . . . . . . . . . . . . . . . . . . . . . . . . . . 77</text:span></text:p>
      <text:p text:style-name="P14"><text:span text:style-name="T9">G.2 Components </text:span><text:span text:style-name="T2">. . . . . . . . . . . . . . . . . . . . . . . . . . . . . . 77</text:span></text:p>
      <text:p text:style-name="P14"><text:span text:style-name="T9">G.2.1 2D SVG renderer </text:span><text:span text:style-name="T2">. . . . . . . . . . . . . . . . . . . . . . . 77</text:span></text:p>
      <text:p text:style-name="P14"><text:soft-page-break/><text:span text:style-name="T9">G.2.2 3D renderer base </text:span><text:span text:style-name="T2">. . . . . . . . . . . . . . . . . . . . . . . 78</text:span></text:p>
      <text:p text:style-name="P14"><text:span text:style-name="T9">G.2.3 3D Three.js renderer </text:span><text:span text:style-name="T2">. . . . . . . . . . . . . . . . . . . . . 78</text:span></text:p>
      <text:p text:style-name="P14"><text:span text:style-name="T9">G.2.4 Axiom provider </text:span><text:span text:style-name="T2">. . . . . . . . . . . . . . . . . . . . . . . . 79</text:span></text:p>
      <text:p text:style-name="P14"><text:span text:style-name="T9">G.2.5 Constants dumper </text:span><text:span text:style-name="T2">. . . . . . . . . . . . . . . . . . . . . . 80</text:span></text:p>
      <text:p text:style-name="P14"><text:span text:style-name="T9">G.2.6 Hexagonal ASCII interpreter </text:span><text:span text:style-name="T2">. . . . . . . . . . . . . . . . 80</text:span></text:p>
      <text:p text:style-name="P14"><text:span text:style-name="T9">G.2.7 Inner L-system iterator </text:span><text:span text:style-name="T2">. . . . . . . . . . . . . . . . . . . . 81</text:span></text:p>
      <text:p text:style-name="P14"><text:span text:style-name="T9">G.2.8 Inner L-system processor </text:span><text:span text:style-name="T2">. . . . . . . . . . . . . . . . . . . 82</text:span></text:p>
      <text:p text:style-name="P14"><text:span text:style-name="T9">G.2.9 Interpreter caller </text:span><text:span text:style-name="T2">. . . . . . . . . . . . . . . . . . . . . . . 83</text:span></text:p>
      <text:p text:style-name="P14"><text:span text:style-name="T9">G.2.10 Memory-buffered iterator </text:span><text:span text:style-name="T2">. . . . . . . . . . . . . . . . . . 83</text:span></text:p>
      <text:p text:style-name="P14"><text:span text:style-name="T9">G.2.11 Random generator provider </text:span><text:span text:style-name="T2">. . . . . . . . . . . . . . . . . 84</text:span></text:p>
      <text:p text:style-name="P14"><text:span text:style-name="T9">G.2.12 Symbol provider </text:span><text:span text:style-name="T2">. . . . . . . . . . . . . . . . . . . . . . . 85</text:span></text:p>
      <text:p text:style-name="P14"><text:span text:style-name="T9">G.2.13 Symbol rewriter </text:span><text:span text:style-name="T2">. . . . . . . . . . . . . . . . . . . . . . . . 86</text:span></text:p>
      <text:p text:style-name="P14"><text:span text:style-name="T9">G.2.14 Symbols saver </text:span><text:span text:style-name="T2">. . . . . . . . . . . . . . . . . . . . . . . . . 86</text:span></text:p>
      <text:p text:style-name="P14"><text:span text:style-name="T9">G.2.15 Text renderer </text:span><text:span text:style-name="T2">. . . . . . . . . . . . . . . . . . . . . . . . . 86</text:span></text:p>
      <text:p text:style-name="P14"><text:span text:style-name="T9">G.2.16 Turtle interpreter </text:span><text:span text:style-name="T2">. . . . . . . . . . . . . . . . . . . . . . . 87</text:span></text:p>
      <text:p text:style-name="P14"><text:span text:style-name="T9">G.3 Interfaces </text:span><text:span text:style-name="T2">. . . . . . . . . . . . . . . . . . . . . . . . . . . . . . . 90</text:span></text:p>
      <text:p text:style-name="P14"><text:span text:style-name="T9">G.3.1 2D interpreter interface </text:span><text:span text:style-name="T2">. . . . . . . . . . . . . . . . . . . 90</text:span></text:p>
      <text:p text:style-name="P14"><text:span text:style-name="T9">G.3.2 2D renderer interface </text:span><text:span text:style-name="T2">. . . . . . . . . . . . . . . . . . . . . 90</text:span></text:p>
      <text:p text:style-name="P14"><text:span text:style-name="T9">G.3.3 3D interpreter interface </text:span><text:span text:style-name="T2">. . . . . . . . . . . . . . . . . . . 91</text:span></text:p>
      <text:p text:style-name="P14"><text:span text:style-name="T9">G.3.4 3D renderer interface </text:span><text:span text:style-name="T2">. . . . . . . . . . . . . . . . . . . . . 91</text:span></text:p>
      <text:p text:style-name="P14"><text:span text:style-name="T9">G.3.5 Component interface </text:span><text:span text:style-name="T2">. . . . . . . . . . . . . . . . . . . . . 92</text:span></text:p>
      <text:p text:style-name="P14"><text:span text:style-name="T9">G.3.6 Inner L-system processor interface </text:span><text:span text:style-name="T2">. . . . . . . . . . . . . 92</text:span></text:p>
      <text:p text:style-name="P14"><text:span text:style-name="T9">G.3.7 Interpreter caller interface </text:span><text:span text:style-name="T2">. . . . . . . . . . . . . . . . . . 92</text:span></text:p>
      <text:p text:style-name="P14"><text:span text:style-name="T9">G.3.8 Interpreter interface </text:span><text:span text:style-name="T2">. . . . . . . . . . . . . . . . . . . . . 92</text:span></text:p>
      <text:p text:style-name="P14"><text:span text:style-name="T9">G.3.9 Iterator interface </text:span><text:span text:style-name="T2">. . . . . . . . . . . . . . . . . . . . . . . 93</text:span></text:p>
      <text:p text:style-name="P14"><text:span text:style-name="T9">G.3.10 Process component interface </text:span><text:span text:style-name="T2">. . . . . . . . . . . . . . . . . 93</text:span></text:p>
      <text:p text:style-name="P14"><text:span text:style-name="T9">G.3.11 Renderer component interface </text:span><text:span text:style-name="T2">. . . . . . . . . . . . . . . . 94</text:span></text:p>
      <text:p text:style-name="P14"><text:span text:style-name="T9">G.3.12 Starter component interface </text:span><text:span text:style-name="T2">. . . . . . . . . . . . . . . . . 94</text:span></text:p>
      <text:p text:style-name="P14"><text:span text:style-name="T9">G.3.13 Symbol processor component interface </text:span><text:span text:style-name="T2">. . . . . . . . . . . 94</text:span></text:p>
      <text:p text:style-name="P14"><text:span text:style-name="T9">G.3.14 Symbol provider component interface </text:span><text:span text:style-name="T2">. . . . . . . . . . . . 95</text:span></text:p>
      <text:p text:style-name="P14"><text:span text:style-name="T9">G.3.15 Symbol rewriter interface </text:span><text:span text:style-name="T2">. . . . . . . . . . . . . . . . . . 95</text:span></text:p>
      <text:p text:style-name="P13"><text:span text:style-name="T9">G.3.16 Text renderer interface </text:span><text:span text:style-name="T2">. . . . . . . . . . . . . . . . . . . . 95</text:span></text:p>
      <text:p text:style-name="P30"/>
      <text:p text:style-name="P30"/>
      <text:p text:style-name="P24">Introduction</text:p>
      <text:p text:style-name="P2"><text:change-start text:change-id="ct95708264"/><text:span text:style-name="T1">An </text:span><text:change-end text:change-id="ct95708264"/><text:span text:style-name="T1">L-system (also called </text:span><text:change-start text:change-id="ct95708368"/><text:span text:style-name="T1">a </text:span><text:change-end text:change-id="ct95708368"/><text:span text:style-name="T1">Lindenmayer system) is </text:span><text:change-start text:change-id="ct95708472"/><text:span text:style-name="T1">a </text:span><text:change-end text:change-id="ct95708472"/><text:span text:style-name="T1">mathematical formalism </text:span><text:change-start text:change-id="ct95491240"/><text:span text:style-name="T1">that was </text:span><text:change-end text:change-id="ct95491240"/><text:span text:style-name="T1">developed</text:span><text:change text:change-id="ct95491448"/><text:span text:style-name="T1"> by Aristid Lindenmayer in 1968</text:span><text:change-start text:change-id="ct95708576"/><text:span text:style-name="T1"> for</text:span><text:change-end text:change-id="ct95708576"/><text:change-start text:change-id="ct95491656"/><text:span text:style-name="T1"> modeling</text:span><text:change-end text:change-id="ct95491656"/><text:change-start text:change-id="ct95491136"/><text:span text:style-name="T1"> plant growth</text:span><text:change-end text:change-id="ct95491136"/><text:span text:style-name="T1"> [</text:span><text:span text:style-name="T52">Lin68</text:span><text:span text:style-name="T1">]. An example of </text:span><text:change-start text:change-id="ct95491760"/><text:span text:style-name="T1">a </text:span><text:change-end text:change-id="ct95491760"/><text:span text:style-name="T1">plant modeled by </text:span><text:change-start text:change-id="ct95491864"/><text:span text:style-name="T1">an </text:span><text:change-end text:change-id="ct95491864"/><text:span text:style-name="T1">L-system is </text:span><text:change-start text:change-id="ct95491968"/><text:span text:style-name="T1">shown </text:span><text:change-end text:change-id="ct95491968"/><text:span text:style-name="T1">in </text:span><text:span text:style-name="T12">Figure 1a</text:span><text:span text:style-name="T1">. In </text:span><text:change-start text:change-id="ct95491344"/><text:span text:style-name="T1">its</text:span><text:change-end text:change-id="ct95491344"/><text:change text:change-id="ct95492072"/><text:span text:style-name="T1"> simplest form an L-system is </text:span><text:change-start text:change-id="ct95491552"/><text:span text:style-name="T1">a </text:span><text:change-end text:change-id="ct95491552"/><text:span text:style-name="T1">variant of </text:span><text:change-start text:change-id="ct95492176"/><text:span text:style-name="T1">a </text:span><text:change-end text:change-id="ct95492176"/><text:span text:style-name="T1">regular or context-free grammar. By rewriting (deriving) </text:span><text:change-start text:change-id="ct95492280"/><text:span text:style-name="T1">an </text:span><text:change-end text:change-id="ct95492280"/><text:span text:style-name="T1">initial string of symbols (also called </text:span><text:change-start text:change-id="ct95492384"/><text:span text:style-name="T1">an </text:span><text:change-end text:change-id="ct95492384"/><text:span text:style-name="T1">axiom) with </text:span><text:change-start text:change-id="ct95492488"/><text:span text:style-name="T1">some </text:span><text:change-end text:change-id="ct95492488"/><text:span text:style-name="T1">rewrite rules from </text:span><text:change-start text:change-id="ct95492592"/><text:span text:style-name="T1">a </text:span><text:change-end text:change-id="ct95492592"/><text:span text:style-name="T1">grammar</text:span><text:change-start text:change-id="ct95492696"/><text:span text:style-name="T1">, an</text:span><text:change-end text:change-id="ct95492696"/><text:span text:style-name="T1"> L-system produces </text:span><text:change-start text:change-id="ct95492800"/><text:span text:style-name="T1">a [new?]</text:span><text:change-end text:change-id="ct95492800"/><text:change-start text:change-id="ct95492904"/><text:span text:style-name="T1"> </text:span><text:change-end text:change-id="ct95492904"/><text:span text:style-name="T1">string of symbols which can be interpreted in many different ways. In </text:span><text:change-start text:change-id="ct95493008"/><text:span text:style-name="T1">the </text:span><text:change-end text:change-id="ct95493008"/><text:span text:style-name="T1">first L-systems </text:span><text:change-start text:change-id="ct95493112"/><text:span text:style-name="T1">used </text:span><text:change-end text:change-id="ct95493112"/><text:span text:style-name="T1">by Lindenmayer </text:span><text:change-start text:change-id="ct95493216"/><text:span text:style-name="T1">the</text:span><text:change-end text:change-id="ct95493216"/><text:change text:change-id="ct95493424"/><text:span text:style-name="T1"> symbols </text:span><text:change-start text:change-id="ct95493320"/><text:span text:style-name="T1">were to be </text:span><text:change-end text:change-id="ct95493320"/><text:span text:style-name="T1">interpreted as cells of algae. </text:span><text:change-start text:change-id="ct95493528"/><text:span text:style-name="T1">Later, a</text:span><text:change-end text:change-id="ct95493528"/><text:change text:change-id="ct95493944"/><text:span text:style-name="T1"> different approach was </text:span><text:change-start text:change-id="ct95493632"/><text:span text:style-name="T1">adopted</text:span><text:change-end text:change-id="ct95493632"/><text:change text:change-id="ct95494048"/><text:span text:style-name="T1"> by Przemyslaw Prusinkiewicz who interpreted </text:span><text:change-start text:change-id="ct95493736"/><text:span text:style-name="T1">the </text:span><text:change-end text:change-id="ct95493736"/><text:span text:style-name="T1">L-system symbols </text:span><text:change-start text:change-id="ct95494360"/><text:span text:style-name="T1">using</text:span><text:change-end text:change-id="ct95494360"/><text:change text:change-id="ct95494880"/><text:change text:change-id="ct96141600"/><text:span text:style-name="T1"> </text:span><text:change-start text:change-id="ct96141496"/><text:span text:style-name="T1">a </text:span><text:change-end text:change-id="ct96141496"/><text:span text:style-name="T1">Logo-like turtle</text:span><text:change-start text:change-id="ct95495088"/><text:span text:style-name="T1"> drawing device</text:span><text:change-end text:change-id="ct95495088"/><text:span text:style-name="T17">1 </text:span><text:span text:style-name="T1">[</text:span><text:span text:style-name="T52">Pru85</text:span><text:span text:style-name="T1">]. With this method he obtained more plant-like structures and fractals [</text:span><text:span text:style-name="T52">CD93</text:span><text:span text:style-name="T1">]. In </text:span><text:span text:style-name="T12">Figure 1b </text:span><text:span text:style-name="T1">you can see </text:span><text:change-start text:change-id="ct96141288"/><text:span text:style-name="T1">a </text:span><text:change-end text:change-id="ct96141288"/><text:span text:style-name="T1">H-tree fractal created by </text:span><text:change-start text:change-id="ct96141392"/><text:span text:style-name="T1">an </text:span><text:change-end text:change-id="ct96141392"/><text:span text:style-name="T1">L-system.</text:span></text:p>
      <text:p text:style-name="P33"/>
      <text:p text:style-name="P33">(a) Model of lilac panicle (b) H-tree fractal</text:p>
      <text:p text:style-name="P3">Figure 1: Examples of models created by <text:change-start text:change-id="ct96141912"/>an <text:change-end text:change-id="ct96141912"/>L-system</text:p>
      <text:p text:style-name="P3"/>
      <text:p text:style-name="P2"><text:span text:style-name="T1">Over </text:span><text:change text:change-id="ct96142120"/><text:span text:style-name="T1">time L-systems </text:span><text:change-start text:change-id="ct96142016"/><text:span text:style-name="T1">began to be</text:span><text:change-end text:change-id="ct96142016"/><text:change text:change-id="ct96142224"/><text:span text:style-name="T1"> used in many </text:span><text:change-start text:change-id="ct96141808"/><text:span text:style-name="T1">diverse </text:span><text:change-end text:change-id="ct96141808"/><text:span text:style-name="T1">areas. For example</text:span><text:change-start text:change-id="ct96141704"/><text:span text:style-name="T1">,</text:span><text:change-end text:change-id="ct96141704"/><text:span text:style-name="T1"> they were used to generate rivers in fractal mountains [</text:span><text:span text:style-name="T52">PH93</text:span><text:span text:style-name="T1">], streets in virtual cities [</text:span><text:span text:style-name="T52">PM01</text:span><text:span text:style-name="T1">]</text:span><text:change-start text:change-id="ct96142328"/><text:span text:style-name="T1">,</text:span><text:change-end text:change-id="ct96142328"/><text:span text:style-name="T1"> and to describe </text:span><text:change-start text:change-id="ct96142432"/><text:span text:style-name="T1">the </text:span><text:change-end text:change-id="ct96142432"/><text:span text:style-name="T1">subdivision of curves [</text:span><text:span text:style-name="T52">Pru*03</text:span><text:span text:style-name="T1">]. L-systems can be used in </text:span><text:change text:change-id="ct96142744"/><text:span text:style-name="T1">fields </text:span><text:change-start text:change-id="ct96142536"/><text:span text:style-name="T1">othe</text:span><text:change-end text:change-id="ct96142536"/><text:change-start text:change-id="ct96142848"/><text:span text:style-name="T1">r</text:span><text:change-end text:change-id="ct96142848"/><text:change-start text:change-id="ct96142640"/><text:span text:style-name="T1"> </text:span><text:change-end text:change-id="ct96142640"/><text:span text:style-name="T1">than computer graphics</text:span><text:change-start text:change-id="ct96142952"/><text:span text:style-name="T1">:</text:span><text:change-end text:change-id="ct96142952"/><text:span text:style-name="T1"> for example</text:span><text:change-start text:change-id="ct96143056"/><text:span text:style-name="T1">,</text:span><text:change-end text:change-id="ct96143056"/><text:span text:style-name="T1"> in music generation [</text:span><text:span text:style-name="T52">HCJ99</text:span><text:span text:style-name="T1">; </text:span><text:span text:style-name="T52">Man06</text:span><text:span text:style-name="T1">]. They are still used in plant modeling. Plant models generated with L-systems are used in modern video games or films</text:span><text:change-start text:change-id="ct96143160"/><text:span text:style-name="T1">:</text:span><text:change-end text:change-id="ct96143160"/><text:change text:change-id="ct96143576"/><text:span text:style-name="T1"> for example</text:span><text:change-start text:change-id="ct96143264"/><text:span text:style-name="T1">,</text:span><text:change-end text:change-id="ct96143264"/><text:span text:style-name="T1"> they were used to generate many plants and trees for the famous film Avatar [</text:span><text:span text:style-name="T52">Wor08</text:span><text:span text:style-name="T1">; </text:span><text:span text:style-name="T52">Dun10</text:span><text:span text:style-name="T1">]. </text:span><text:span text:style-name="T17">2</text:span></text:p>
      <text:p text:style-name="P1"><text:span text:style-name="T2">L-systems ha</text:span><text:change-start text:change-id="ct96143368"/><text:span text:style-name="T2">ve</text:span><text:change-end text:change-id="ct96143368"/><text:change text:change-id="ct96143680"/><text:span text:style-name="T2"> </text:span><text:change-start text:change-id="ct96143472"/><text:span text:style-name="T2">a </text:span><text:change-end text:change-id="ct96143472"/><text:span text:style-name="T2">wide variety of interesting applications but it is </text:span><text:change-start text:change-id="ct96143784"/><text:span text:style-name="T2">not easy</text:span><text:change-end text:change-id="ct96143784"/><text:change text:change-id="ct96143888"/><text:span text:style-name="T2"> to find </text:span><text:change-start text:change-id="ct96143992"/><text:span text:style-name="T2">a</text:span><text:change-end text:change-id="ct96143992"/><text:change text:change-id="ct96144304"/><text:span text:style-name="T2"> place to experiment with them. </text:span><text:change-start text:change-id="ct96144200"/><text:span text:style-name="T2">Essentially t</text:span><text:change-end text:change-id="ct96144200"/><text:change text:change-id="ct96144408"/><text:span text:style-name="T2">here are two bas</text:span><text:change-start text:change-id="ct96144096"/><text:span text:style-name="T2">ic</text:span><text:change-end text:change-id="ct96144096"/><text:change text:change-id="ct96144512"/><text:span text:style-name="T2"> types of L-system generators</text:span><text:change-start text:change-id="ct96144720"/><text:span text:style-name="T2">:</text:span><text:change-end text:change-id="ct96144720"/><text:change text:change-id="ct96145032"/><text:span text:style-name="T2"> web-based and desktop applications. Web-based L-system generators are easily accessible but they are often too primitive </text:span><text:change-start text:change-id="ct96144824"/><text:span text:style-name="T2">to</text:span><text:change-end text:change-id="ct96144824"/><text:change text:change-id="ct96145136"/><text:span text:style-name="T2"> offer </text:span><text:change-start text:change-id="ct96144928"/><text:span text:style-name="T2">much</text:span><text:change-end text:change-id="ct96144928"/><text:change text:change-id="ct96145240"/><text:span text:style-name="T2"> more than </text:span><text:change-start text:change-id="ct96144616"/><text:span text:style-name="T2">than the </text:span><text:change-end text:change-id="ct96144616"/><text:span text:style-name="T2">generation of simple fractals (see </text:span><text:span text:style-name="T9">subsection 1.3.1</text:span><text:span text:style-name="T2">). Some of th</text:span><text:soft-page-break/><text:span text:style-name="T2">em do not </text:span><text:change-start text:change-id="ct96145344"/><text:span text:style-name="T2">even </text:span><text:change-end text:change-id="ct96145344"/><text:span text:style-name="T2">work in the most</text:span><text:change-start text:change-id="ct96145448"/><text:span text:style-name="T2">-</text:span><text:change-end text:change-id="ct96145448"/><text:change text:change-id="ct96145552"/><text:span text:style-name="T2">used browsers.</text:span></text:p>
      <text:p text:style-name="P3">Desktop applications generally offer more options than web-based <text:change-start text:change-id="ct96145656"/>ones <text:change-end text:change-id="ct96145656"/>but most of them <text:change-start text:change-id="ct96145760"/>are<text:change-end text:change-id="ct96145760"/><text:change text:change-id="ct96146072"/> also quite simple and do not offer advanced types of L-systems. There </text:p>
      <text:p text:style-name="P3"/>
      <text:p text:style-name="P5"><text:span text:style-name="T55">1 </text:span><text:span text:style-name="T4">Logo is </text:span><text:change-start text:change-id="ct95493840"/><text:span text:style-name="T4">a </text:span><text:change-end text:change-id="ct95493840"/><text:span text:style-name="T4">computer programming language developed for use in </text:span><text:change-start text:change-id="ct95494152"/><text:span text:style-name="T4">the </text:span><text:change-end text:change-id="ct95494152"/><text:span text:style-name="T4">education of programming</text:span></text:p>
      <text:p text:style-name="P4"><text:span text:style-name="T3">for children. Logo controls </text:span><text:change-start text:change-id="ct95494256"/><text:span text:style-name="T3">a </text:span><text:change-end text:change-id="ct95494256"/><text:span text:style-name="T3">cybernetic turtle which </text:span><text:change-start text:change-id="ct95494464"/><text:span text:style-name="T3">doe</text:span><text:change-end text:change-id="ct95494464"/><text:change text:change-id="ct95494984"/><text:span text:style-name="T3">s </text:span><text:change-start text:change-id="ct95494568"/><text:span text:style-name="T3">the </text:span><text:change-end text:change-id="ct95494568"/><text:span text:style-name="T3">drawing on </text:span><text:change-start text:change-id="ct95494672"/><text:span text:style-name="T3">a </text:span><text:change-end text:change-id="ct95494672"/><text:span text:style-name="T3">2</text:span><text:change text:change-id="ct95494776"/><text:span text:style-name="T3">D canvas.</text:span></text:p>
      <text:p text:style-name="P5"><text:span text:style-name="T55">2</text:span><text:span text:style-name="T4">Šťava et al. presented </text:span><text:change-start text:change-id="ct96147528"/><text:span text:style-name="T4">a </text:span><text:change-end text:change-id="ct96147528"/><text:span text:style-name="T4">reverse method – </text:span><text:change-start text:change-id="ct96147632"/><text:span text:style-name="T4">the </text:span><text:change-end text:change-id="ct96147632"/><text:span text:style-name="T4">automatic generation of L-systems from </text:span><text:change-start text:change-id="ct96147736"/><text:span text:style-name="T4">a </text:span><text:change-end text:change-id="ct96147736"/><text:span text:style-name="T4">2</text:span><text:change text:change-id="ct96147840"/><text:span text:style-name="T4">D</text:span></text:p>
      <text:p text:style-name="P39"><text:span text:style-name="T26">model [</text:span><text:span text:style-name="T53">Šťa*10</text:span><text:span text:style-name="T26">].</text:span></text:p>
      <text:p text:style-name="P32"/>
      <text:p text:style-name="P1"><text:span text:style-name="T2">are some complex applications that offer pretty good </text:span><text:change-start text:change-id="ct96145968"/><text:span text:style-name="T2">set</text:span><text:change-end text:change-id="ct96145968"/><text:change-start text:change-id="ct96150000"/><text:span text:style-name="T2">s</text:span><text:change-end text:change-id="ct96150000"/><text:change-start text:change-id="ct96145864"/><text:span text:style-name="T2"> of </text:span><text:change-end text:change-id="ct96145864"/><text:span text:style-name="T2">features but the</text:span><text:change-start text:change-id="ct96146280"/><text:span text:style-name="T2">se</text:span><text:change-end text:change-id="ct96146280"/><text:change text:change-id="ct96146488"/><text:span text:style-name="T2"> are expensive, </text:span><text:change text:change-id="ct96146384"/><text:span text:style-name="T2">not easy to control</text:span><text:change-start text:change-id="ct96146176"/><text:span text:style-name="T2">,</text:span><text:change-end text:change-id="ct96146176"/><text:span text:style-name="T2"> </text:span><text:change text:change-id="ct96146592"/><text:change-start text:change-id="ct96146696"/><text:span text:style-name="T2">and/</text:span><text:change-end text:change-id="ct96146696"/><text:span text:style-name="T2">or they are old and no</text:span><text:change-start text:change-id="ct96146800"/><text:span text:style-name="T2"> longer</text:span><text:change-end text:change-id="ct96146800"/><text:change text:change-id="ct96147112"/><text:span text:style-name="T2"> maintained (see </text:span><text:span text:style-name="T9">subsection 1.3.2</text:span><text:span text:style-name="T2">). </text:span><text:change-start text:change-id="ct96146904"/><text:span text:style-name="T2">A</text:span><text:change-end text:change-id="ct96146904"/><text:change text:change-id="ct96147216"/><text:span text:style-name="T2"> problem with desktop applications is also </text:span><text:change-start text:change-id="ct96147008"/><text:span text:style-name="T2">their</text:span><text:change-end text:change-id="ct96147008"/><text:change text:change-id="ct96147320"/><text:span text:style-name="T2"> compatibility with </text:span><text:change-start text:change-id="ct96147424"/><text:span text:style-name="T2">a </text:span><text:change-end text:change-id="ct96147424"/><text:span text:style-name="T2">user’s operating system, its version</text:span><text:change-start text:change-id="ct96148152"/><text:span text:style-name="T2">,</text:span><text:change-end text:change-id="ct96148152"/><text:span text:style-name="T2"> and</text:span><text:change text:change-id="ct96148256"/><text:span text:style-name="T2"> </text:span><text:change-start text:change-id="ct96147944"/><text:span text:style-name="T2">the </text:span><text:change-end text:change-id="ct96147944"/><text:span text:style-name="T2">libraries</text:span><text:change-start text:change-id="ct96148048"/><text:span text:style-name="T2"> installed</text:span><text:change-end text:change-id="ct96148048"/><text:span text:style-name="T2">.</text:span></text:p>
      <text:p text:style-name="P3">The <text:change-start text:change-id="ct96148776"/>overall<text:change-end text:change-id="ct96148776"/><text:change text:change-id="ct96149088"/> goal of this work is to take the <text:change-start text:change-id="ct96148464"/>best<text:change-end text:change-id="ct96148464"/><text:change text:change-id="ct96148568"/> from both <text:change-start text:change-id="ct96148360"/>of the two <text:change-end text:change-id="ct96148360"/><text:change-start text:change-id="ct96148984"/>main <text:change-end text:change-id="ct96148984"/>approaches and create <text:change-start text:change-id="ct96148672"/>an <text:change-end text:change-id="ct96148672"/>online<text:change-start text:change-id="ct96148880"/>,<text:change-end text:change-id="ct96148880"/> feature-rich<text:change-start text:change-id="ct96149192"/>,<text:change-end text:change-id="ct96149192"/> development environment for anybody who wants to experiment with L-systems. The development environment will be divided into two parts<text:change-start text:change-id="ct96149296"/>:<text:change-end text:change-id="ct96149296"/><text:change text:change-id="ct96149792"/> <text:change-start text:change-id="ct96149480"/>a <text:change-end text:change-id="ct96149480"/>web<text:change-start text:change-id="ct96149584"/>-<text:change-end text:change-id="ct96149584"/><text:change text:change-id="ct96149896"/>user interface and <text:change-start text:change-id="ct96149688"/>an <text:change-end text:change-id="ct96149688"/>L-system processing library.</text:p>
      <text:p text:style-name="P3"/>
      <text:p text:style-name="P3">Figure 2: Menger sponge created by <text:change-start text:change-id="ct96150104"/>an <text:change-end text:change-id="ct96150104"/>L-system</text:p>
      <text:p text:style-name="P3"/>
      <text:p text:style-name="P6"><text:span text:style-name="T5">The user interface will be </text:span><text:change-start text:change-id="ct96150312"/><text:span text:style-name="T5">a </text:span><text:change-end text:change-id="ct96150312"/><text:span text:style-name="T5">web site </text:span><text:change-start text:change-id="ct96150416"/><text:span text:style-name="T5">that</text:span><text:change-end text:change-id="ct96150416"/><text:change text:change-id="ct96150624"/><text:span text:style-name="T5"> offers great accessibility. Any</text:span><text:change-start text:change-id="ct96150208"/><text:span text:style-name="T5">one</text:span><text:change-end text:change-id="ct96150208"/><text:change text:change-id="ct96150520"/><text:change text:change-id="ct96151144"/><text:span text:style-name="T5"> </text:span><text:change-start text:change-id="ct96150728"/><text:span text:style-name="T5">from </text:span><text:change-end text:change-id="ct96150728"/><text:span text:style-name="T5">around the world </text:span><text:change-start text:change-id="ct96150832"/><text:span text:style-name="T5">will be able to</text:span><text:change-end text:change-id="ct96150832"/><text:change text:change-id="ct96151248"/><text:span text:style-name="T5"> use it from any device connected to the Internet</text:span><text:change-start text:change-id="ct96150936"/><text:span text:style-name="T5">,</text:span><text:change-end text:change-id="ct96150936"/><text:span text:style-name="T5"> </text:span><text:change-start text:change-id="ct96151040"/><text:span text:style-name="T5">such as:</text:span><text:change-end text:change-id="ct96151040"/><text:change text:change-id="ct96151352"/><text:span text:style-name="T5"> computers, laptops, tablets or smart phones. </text:span><text:change-start text:change-id="ct96151456"/><text:span text:style-name="T5">The i</text:span><text:change-end text:change-id="ct96151456"/><text:change text:change-id="ct96151664"/><text:span text:style-name="T5">nterface should be </text:span><text:change-start text:change-id="ct96151560"/><text:span text:style-name="T5">user-</text:span><text:change-end text:change-id="ct96151560"/><text:span text:style-name="T5">friendly to new users and also offer advanced features for experienced users. </text:span><text:change-start text:change-id="ct96151872"/><text:span text:style-name="T5">The p</text:span><text:change-end text:change-id="ct96151872"/><text:change text:change-id="ct96152080"/><text:span text:style-name="T5">rimary output format of the web</text:span><text:change-start text:change-id="ct96151976"/><text:span text:style-name="T5">-</text:span><text:change-end text:change-id="ct96151976"/><text:change text:change-id="ct96152184"/><text:span text:style-name="T5">based L-system processor will be 2</text:span><text:change text:change-id="ct96151768"/><text:span text:style-name="T5">D images but it will also be possible to create and display 3</text:span><text:change text:change-id="ct96152392"/><text:span text:style-name="T5">D outputs using modern HTML5 WebGL</text:span><text:span text:style-name="T18">3 </text:span><text:span text:style-name="T5">technology directly in </text:span><text:change-start text:change-id="ct96152288"/><text:span text:style-name="T5">the </text:span><text:change-end text:change-id="ct96152288"/><text:span text:style-name="T5">browser. In </text:span><text:span text:style-name="T15">Figure 2 </text:span><text:span text:style-name="T5">is </text:span><text:change-start text:change-id="ct96152600"/><text:span text:style-name="T5">a </text:span><text:change-end text:change-id="ct96152600"/><text:span text:style-name="T5">print-screen of </text:span><text:change-start text:change-id="ct96152496"/><text:span text:style-name="T5">a </text:span><text:change-end text:change-id="ct96152496"/><text:span text:style-name="T5">Menger Sponge model displayed by WebGL. Part of the web site will be </text:span><text:change-start text:change-id="ct96152704"/><text:span text:style-name="T5">a </text:span><text:change-end text:change-id="ct96152704"/><text:span text:style-name="T5">gallery of </text:span><text:change-start text:change-id="ct96152808"/><text:span text:style-name="T5">known </text:span><text:change-end text:change-id="ct96152808"/><text:span text:style-name="T5">L-systems. Any registered user can add his </text:span><text:change-start text:change-id="ct96152912"/><text:span text:style-name="T5">own </text:span><text:change-end text:change-id="ct96152912"/><text:span text:style-name="T5">L-systems to </text:span><text:change-start text:change-id="ct96153016"/><text:span text:style-name="T5">the </text:span><text:change-end text:change-id="ct96153016"/><text:span text:style-name="T5">gallery along with </text:span><text:change-start text:change-id="ct96153120"/><text:span text:style-name="T5">a</text:span><text:change-end text:change-id="ct96153120"/><text:change text:change-id="ct96153328"/><text:span text:style-name="T5"> description and </text:span><text:change-start text:change-id="ct96153224"/><text:span text:style-name="T5">then </text:span><text:change-end text:change-id="ct96153224"/><text:span text:style-name="T5">others can rate it. This will help to create </text:span><text:change-start text:change-id="ct96153432"/><text:span text:style-name="T5">a </text:span><text:change-end text:change-id="ct96153432"/><text:span text:style-name="T5">community of active users and it can also serve as </text:span><text:change-start text:change-id="ct96153536"/><text:span text:style-name="T5">a </text:span><text:change-end text:change-id="ct96153536"/><text:span text:style-name="T5">learning tool for new users.</text:span></text:p>
      <text:p text:style-name="P3"><text:change-start text:change-id="ct96153640"/>The s<text:change-end text:change-id="ct96153640"/><text:change text:change-id="ct96153848"/>econd part of the application will be <text:change-start text:change-id="ct96153744"/>the <text:change-end text:change-id="ct96153744"/>L-system processing library. Although it will be designed to support <text:change-start text:change-id="ct96154056"/>the <text:change-end text:change-id="ct96154056"/>demands of <text:change-start text:change-id="ct96154160"/>a <text:change-end text:change-id="ct96154160"/>web interface, it will be independent and <text:change text:change-id="ct96154264"/>should be usable in other applications. During <text:change-start text:change-id="ct96153952"/>the <text:change-end text:change-id="ct96153952"/>design of the library<text:change-start text:change-id="ct96154368"/>,<text:change-end text:change-id="ct96154368"/> great emphasis will be placed on <text:change-start text:change-id="ct96154472"/>its <text:change-end text:change-id="ct96154472"/>eas<text:change-start text:change-id="ct96154576"/>e<text:change-end text:change-id="ct96154576"/><text:change text:change-id="ct96154784"/> <text:change-start text:change-id="ct96154680"/>of <text:change-end text:change-id="ct96154680"/>extensibility to make it as universal as possible. It <text:change-start text:change-id="ct96154888"/>should<text:change-end text:change-id="ct96154888"/><text:change text:change-id="ct96155200"/> be possible to extend the library by <text:change-start text:change-id="ct96155096"/>the <text:change-end text:change-id="ct96155096"/>user<text:change-start text:change-id="ct96154992"/>s themselves<text:change-end text:change-id="ct96154992"/>.</text:p>
      <text:p text:style-name="P3"><text:change-start text:change-id="ct96155304"/>A n<text:change-end text:change-id="ct96155304"/><text:change text:change-id="ct96155408"/>ew syntax for input will be designed to improve <text:change-start text:change-id="ct96155616"/>the <text:change-end text:change-id="ct96155616"/>user experience especially for new users. The syntax should be clean, easy to understand and <text:change-start text:change-id="ct96155512"/>to <text:change-end text:change-id="ct96155512"/>remember.</text:p>
      <text:p text:style-name="P26">Structure of the thesis</text:p>
      <text:p text:style-name="P3">In the first chapter a<text:change text:change-id="ct96155928"/> formal definition of L-systems <text:change-start text:change-id="ct96155720"/>is given <text:change-end text:change-id="ct96155720"/>and <text:change-start text:change-id="ct96155824"/>principles for <text:change-end text:change-id="ct96155824"/>their rewriting and interpretation<text:change text:change-id="ct96156448"/>. <text:change-start text:change-id="ct96156032"/>Then f<text:change-end text:change-id="ct96156032"/><text:change text:change-id="ct96156552"/>ollows <text:change-start text:change-id="ct96156136"/>some<text:change-end text:change-id="ct96156136"/><text:change text:change-id="ct96156656"/> description<text:change-start text:change-id="ct96156240"/>s<text:change-end text:change-id="ct96156240"/> of L-system types and their properties. At the end of the first chapter is a list of <text:change-start text:change-id="ct96156344"/>some <text:change-end text:change-id="ct96156344"/>related L-system generators. The second chapter is devoted to the ... [to be continued].</text:p>
      <text:p text:style-name="P30"/>
      <text:p text:style-name="P2"><text:span text:style-name="T55">3 </text:span><text:span text:style-name="T4">WebGL (Web-based Graphics Library) is a cross-platform, royalty-free web standard for</text:span></text:p>
      <text:p text:style-name="P38">a low-level 3D graphics API based on OpenGL ES 2.0, exposed through the HTML5 Canvas</text:p>
      <text:p text:style-name="P38">element as Document Object Model interfaces. WebGL code executes on a computer display</text:p>
      <text:p text:style-name="P39"><text:span text:style-name="T3">card’s GPU (Graphics Processing Unit).</text:span></text:p>
      <text:p text:style-name="P37"/>
      <text:p text:style-name="P1"><text:span text:style-name="T2">All </text:span><text:change-start text:change-id="ct96156760"/><text:span text:style-name="T2">the </text:span><text:change-end text:change-id="ct96156760"/><text:change text:change-id="ct96156864"/><text:span text:style-name="T2">source codes of L-systems </text:span><text:change-start text:change-id="ct96156968"/><text:span text:style-name="T2">used in this thesis </text:span><text:change-end text:change-id="ct96156968"/><text:span text:style-name="T2">are in </text:span><text:change-start text:change-id="ct96157072"/><text:span text:style-name="T2">a </text:span><text:change-end text:change-id="ct96157072"/><text:span text:style-name="T2">syntax designed as a part of this work. </text:span><text:change-start text:change-id="ct96157176"/><text:span text:style-name="T2">A</text:span><text:change-end text:change-id="ct96157176"/><text:change text:change-id="ct96157280"/><text:change text:change-id="ct96158296"/><text:span text:style-name="T2"> reference </text:span><text:change-start text:change-id="ct96157880"/><text:span text:style-name="T2">to this syntax </text:span><text:change-end text:change-id="ct96157880"/><text:span text:style-name="T2">can be found in attachment </text:span><text:span text:style-name="T9">E</text:span><text:span text:style-name="T2">. It is possible to process all </text:span><text:change-start text:change-id="ct96157984"/><text:span text:style-name="T2">the </text:span><text:change-end text:change-id="ct96157984"/><text:span text:style-name="T2">source code on the web. More information about </text:span><text:change-start text:change-id="ct96157384"/><text:span text:style-name="T2">the </text:span><text:change-end text:change-id="ct96157384"/><text:span text:style-name="T2">figures in this thesis together with additional information and their source codes is </text:span><text:change-start text:change-id="ct96157488"/><text:span text:style-name="T2">given </text:span><text:change-end text:change-id="ct96157488"/><text:span text:style-name="T2">in attachment </text:span><text:span text:style-name="T9">B</text:span><text:span text:style-name="T2">.</text:span></text:p>
      <text:p text:style-name="P30"/>
      <text:p text:style-name="P30"/>
      <text:p text:style-name="P24"><text:soft-page-break/>1. L-systems</text:p>
      <text:p text:style-name="P3"><text:change-start text:change-id="ct96157672"/>A b<text:change-end text:change-id="ct96157672"/><text:change text:change-id="ct96158088"/>rief history of L-systems <text:change-start text:change-id="ct96157776"/>h<text:change-end text:change-id="ct96157776"/><text:change text:change-id="ct96158192"/>as <text:change-start text:change-id="ct96158504"/>already been <text:change-end text:change-id="ct96158504"/>mentioned in the introduction. In this chapter we will describe L-systems <text:change-start text:change-id="ct96158608"/>more <text:change-end text:change-id="ct96158608"/>formally and we will explain <text:change-start text:change-id="ct96158712"/>the <text:change-end text:change-id="ct96158712"/>rewriting and interpretation principles of L-systems. <text:change-start text:change-id="ct96158816"/>The m<text:change-end text:change-id="ct96158816"/><text:change text:change-id="ct96158920"/>ain focus of this chapter is to describe <text:change-start text:change-id="ct96158400"/>the various <text:change-end text:change-id="ct96158400"/>L-system types. At the end of the chapter is a list of related applications.</text:p>
      <text:p text:style-name="P26">1.1 Formal definition of <text:change-start text:change-id="ct96163704"/>an <text:change-end text:change-id="ct96163704"/>L-system</text:p>
      <text:p text:style-name="P5"><text:span text:style-name="T6">L-system </text:span><text:span text:style-name="T60">L </text:span><text:span text:style-name="T6">is formally </text:span><text:change-start text:change-id="ct96159024"/><text:span text:style-name="T6">a </text:span><text:change-end text:change-id="ct96159024"/><text:span text:style-name="T6">triplet </text:span><text:span text:style-name="T60">L </text:span><text:span text:style-name="T63">= (_</text:span><text:span text:style-name="T60">; !;R</text:span><text:span text:style-name="T63">)</text:span><text:span text:style-name="T6">, where </text:span></text:p>
      <text:p text:style-name="P2"><text:span text:style-name="T1">• </text:span><text:span text:style-name="T27">_ </text:span><text:span text:style-name="T1">is </text:span><text:change-start text:change-id="ct96159856"/><text:span text:style-name="T1">an </text:span><text:change-end text:change-id="ct96159856"/><text:span text:style-name="T32">alphabet</text:span><text:span text:style-name="T1">, </text:span><text:change-start text:change-id="ct96159128"/><text:span text:style-name="T1">a </text:span><text:change-end text:change-id="ct96159128"/><text:span text:style-name="T1">non-empty set of symbols, </text:span><text:span text:style-name="T27">_</text:span><text:span text:style-name="T34">_ </text:span><text:span text:style-name="T1">is </text:span><text:change-start text:change-id="ct96159232"/><text:span text:style-name="T1">a </text:span><text:change-end text:change-id="ct96159232"/><text:span text:style-name="T1">set of all </text:span><text:change-start text:change-id="ct96159336"/><text:span text:style-name="T1">the </text:span><text:change-end text:change-id="ct96159336"/><text:span text:style-name="T1">words</text:span><text:span text:style-name="T17">1 </text:span><text:span text:style-name="T1">which can be created from the alphabet </text:span><text:span text:style-name="T27">_</text:span><text:span text:style-name="T1">, </text:span><text:span text:style-name="T27">_</text:span><text:span text:style-name="T35">+ </text:span><text:span text:style-name="T1">is </text:span><text:change-start text:change-id="ct96159440"/><text:span text:style-name="T1">a </text:span><text:change-end text:change-id="ct96159440"/><text:span text:style-name="T1">set of all non-empty words which can be created from </text:span><text:change text:change-id="ct96159544"/><text:span text:style-name="T1">the alphabet </text:span><text:span text:style-name="T27">_</text:span><text:span text:style-name="T1">, </text:span></text:p>
      <text:p text:style-name="P5"><text:span text:style-name="T6">• </text:span><text:span text:style-name="T60">! </text:span><text:span text:style-name="T68">2 </text:span><text:span text:style-name="T63">_</text:span><text:span text:style-name="T67">+ </text:span><text:span text:style-name="T6">is </text:span><text:change-start text:change-id="ct96159648"/><text:span text:style-name="T6">an </text:span><text:change-end text:change-id="ct96159648"/><text:span text:style-name="T65">axiom </text:span><text:span text:style-name="T6">(also called seed), </text:span><text:change-start text:change-id="ct96159752"/><text:span text:style-name="T6">a </text:span><text:change-end text:change-id="ct96159752"/><text:span text:style-name="T6">word defining the initial state of the L-system, </text:span></text:p>
      <text:p text:style-name="P5"><text:span text:style-name="T6">• </text:span><text:span text:style-name="T60">R </text:span><text:span text:style-name="T68">_ </text:span><text:span text:style-name="T63">_</text:span><text:span text:style-name="T68">_</text:span><text:span text:style-name="T63">_</text:span><text:span text:style-name="T66">_ </text:span><text:span text:style-name="T6">is a finite set of </text:span><text:span text:style-name="T65">rewrite rules </text:span><text:span text:style-name="T6">(production rules), a rewrite rule defining </text:span><text:change-start text:change-id="ct96159960"/><text:span text:style-name="T6">a </text:span><text:change-end text:change-id="ct96159960"/><text:span text:style-name="T6">rewriting symbol </text:span><text:span text:style-name="T60">s </text:span><text:span text:style-name="T68">2 </text:span><text:span text:style-name="T63">_ </text:span><text:span text:style-name="T6">to </text:span><text:change-start text:change-id="ct96160064"/><text:span text:style-name="T6">a </text:span><text:change-end text:change-id="ct96160064"/><text:span text:style-name="T6">word </text:span><text:span text:style-name="T60">w </text:span><text:span text:style-name="T68">2 </text:span><text:span text:style-name="T63">_</text:span><text:span text:style-name="T66">_ </text:span><text:span text:style-name="T6">is written as </text:span><text:span text:style-name="T60">s </text:span><text:span text:style-name="T68">! </text:span><text:span text:style-name="T60">w</text:span><text:span text:style-name="T6">.</text:span></text:p>
      <text:p text:style-name="P5"><text:span text:style-name="T6">For any symbol </text:span><text:span text:style-name="T60">s </text:span><text:span text:style-name="T68">2 </text:span><text:span text:style-name="T63">_ </text:span><text:span text:style-name="T6">which does not appear on the left</text:span><text:change-start text:change-id="ct96160168"/><text:span text:style-name="T6">-</text:span><text:change-end text:change-id="ct96160168"/><text:change text:change-id="ct96160272"/><text:span text:style-name="T6">hand side of any rewrite rule in </text:span><text:span text:style-name="T60">R</text:span><text:span text:style-name="T6">, the identity rewrite rule </text:span><text:span text:style-name="T60">s </text:span><text:span text:style-name="T68">! </text:span><text:span text:style-name="T60">s </text:span><text:span text:style-name="T6">is assumed. These symbols are called constants or terminals.</text:span></text:p>
      <text:p text:style-name="P3">The formal definition of <text:change-start text:change-id="ct96160480"/>an <text:change-end text:change-id="ct96160480"/>L-system is similar to <text:change-start text:change-id="ct96160376"/>a <text:change-end text:change-id="ct96160376"/>deterministic context-free grammar but there are a few differences. In such <text:change-start text:change-id="ct96160584"/>a <text:change-end text:change-id="ct96160584"/>grammar we distinguish <text:change-start text:change-id="ct96160688"/>between <text:change-end text:change-id="ct96160688"/>terminal and non-terminal symbols, but in L-systems we do not define them explicitly (<text:change-start text:change-id="ct96160792"/>rather <text:change-end text:change-id="ct96160792"/>we define the identity rewrite rule for terminal symbols in L-systems). <text:change-start text:change-id="ct96161104"/>The n<text:change-end text:change-id="ct96161104"/><text:change text:change-id="ct96161312"/>ext difference is in the initial string. In the grammar <text:change-start text:change-id="ct96161208"/>there <text:change-end text:change-id="ct96161208"/>is only one symbol as <text:change-start text:change-id="ct96161000"/>an <text:change-end text:change-id="ct96161000"/>initial state but <text:change-start text:change-id="ct96160896"/>the <text:change-end text:change-id="ct96160896"/>L-system allows a non-empty word. The biggest <text:change text:change-id="ct96161936"/><text:change-start text:change-id="ct96161624"/>diference, however,<text:change-end text:change-id="ct96161624"/> is in <text:change-start text:change-id="ct96161520"/>the <text:change-end text:change-id="ct96161520"/>rewriting principles which <text:change-start text:change-id="ct96161416"/>are<text:change-end text:change-id="ct96161416"/><text:change text:change-id="ct96161832"/> described in <text:change-start text:change-id="ct96161728"/>the <text:change-end text:change-id="ct96161728"/>following section.</text:p>
      <text:p text:style-name="P27">1.1.1 Rewriting principles of <text:change-start text:change-id="ct96163912"/>an <text:change-end text:change-id="ct96163912"/>L-system</text:p>
      <text:p text:style-name="P5"><text:span text:style-name="T6">Starting with </text:span><text:change-start text:change-id="ct96162040"/><text:span text:style-name="T6">the initial </text:span><text:change-end text:change-id="ct96162040"/><text:span text:style-name="T6">axiom (0th iteration)</text:span><text:change-start text:change-id="ct96162144"/><text:span text:style-name="T6">,</text:span><text:change-end text:change-id="ct96162144"/><text:span text:style-name="T6"> in each iteration </text:span><text:span text:style-name="T65">all </text:span><text:span text:style-name="T6">symbols are rewritten with rewrite rules </text:span><text:change-start text:change-id="ct96162248"/><text:span text:style-name="T6">to </text:span><text:change-end text:change-id="ct96162248"/><text:span text:style-name="T6">form</text:span><text:change-start text:change-id="ct96162352"/><text:span text:style-name="T6"> the</text:span><text:change-end text:change-id="ct96162352"/><text:change text:change-id="ct96162560"/><text:span text:style-name="T6"> next iteration. All symbols can be rewritten because every symbol is on the left side of some rewrite rule. There is only one way </text:span><text:change text:change-id="ct96162664"/><text:span text:style-name="T6">to rewrite symbols in </text:span><text:change-start text:change-id="ct96162456"/><text:span text:style-name="T6">an </text:span><text:change-end text:change-id="ct96162456"/><text:span text:style-name="T6">iteration</text:span><text:change-start text:change-id="ct96162768"/><text:span text:style-name="T6">,</text:span><text:change-end text:change-id="ct96162768"/><text:span text:style-name="T6"> thus rewriting is deterministic. The result depends only on </text:span><text:change-start text:change-id="ct96162872"/><text:span text:style-name="T6">the </text:span><text:change-end text:change-id="ct96162872"/><text:span text:style-name="T6">axiom.</text:span></text:p>
      <text:p text:style-name="P3"><text:change-start text:change-id="ct96162976"/>The r<text:change-end text:change-id="ct96162976"/><text:change text:change-id="ct96163080"/>ewriting of symbols is parallel (all symbols are rewritten <text:change-start text:change-id="ct96163184"/>simultaneously during <text:change-end text:change-id="ct96163184"/><text:change-start text:change-id="ct96163288"/>each iteration<text:change-end text:change-id="ct96163288"/><text:change text:change-id="ct96163392"/>). This means that when some symbol<text:change-start text:change-id="ct96163600"/>s<text:change-end text:change-id="ct96163600"/> <text:change-start text:change-id="ct96163808"/>are<text:change-end text:change-id="ct96163808"/><text:change text:change-id="ct96164016"/> rewritten, <text:change-start text:change-id="ct96163496"/>the <text:change-end text:change-id="ct96163496"/>resulting symbols are not rewritten again in the same iteration.</text:p>
      <text:p text:style-name="P3"><text:change-start text:change-id="ct96164120"/>The d<text:change-end text:change-id="ct96164120"/><text:change text:change-id="ct96164328"/>escribed rewriting principles distinguish an L-system <text:change-start text:change-id="ct96164224"/>from<text:change-end text:change-id="ct96164224"/><text:change text:change-id="ct96164432"/> a formal grammar. In the grammar <text:change-start text:change-id="ct96164640"/>i<text:change-end text:change-id="ct96164640"/>t<text:change text:change-id="ct96164952"/> is not mandatory to rewrite all possible symbols (<text:change-start text:change-id="ct96164536"/>the <text:change-end text:change-id="ct96164536"/>derivation of <text:change-start text:change-id="ct96164848"/>the <text:change-end text:change-id="ct96164848"/>start state can result in <text:change-start text:change-id="ct96164744"/>several<text:change-end text:change-id="ct96164744"/><text:change text:change-id="ct96165056"/> different derivations). Thus, L-systems are <text:change-start text:change-id="ct96165368"/>a <text:change-end text:change-id="ct96165368"/>strict subset of languages.</text:p>
      <text:p text:style-name="P2"><text:change-start text:change-id="ct96165472"/><text:span text:style-name="T1">The </text:span><text:change-end text:change-id="ct96165472"/><text:span text:style-name="T1">L-system in </text:span><text:span text:style-name="T12">Source code 1.1 </text:span><text:span text:style-name="T1">produces strings </text:span><text:change-start text:change-id="ct96165160"/><text:span text:style-name="T1">as </text:span><text:change-end text:change-id="ct96165160"/><text:span text:style-name="T1">shown in </text:span><text:span text:style-name="T12">Table 1.1</text:span><text:span text:style-name="T1">. </text:span><text:change-start text:change-id="ct96165264"/><text:span text:style-name="T1">The </text:span><text:change-end text:change-id="ct96165264"/><text:span text:style-name="T1">L-system starts with an axiom </text:span><text:span text:style-name="T38">A </text:span><text:span text:style-name="T1">and two rewrite rules </text:span><text:span text:style-name="T38">A </text:span><text:span text:style-name="T41">! </text:span><text:span text:style-name="T38">B </text:span><text:span text:style-name="T1">and </text:span><text:span text:style-name="T38">B </text:span><text:span text:style-name="T41">! </text:span><text:span text:style-name="T38">A;B</text:span><text:span text:style-name="T1">. In the first</text:span></text:p>
      <text:p text:style-name="P30"/>
      <text:p text:style-name="P2"><text:span text:style-name="T55">1</text:span><text:change text:change-id="ct96165680"/><text:change-start text:change-id="ct96165576"/><text:span text:style-name="T4">A w</text:span><text:change-end text:change-id="ct96165576"/><text:span text:style-name="T4">ord is a sequence of symbols.</text:span></text:p>
      <text:p text:style-name="P7"/>
      <text:p text:style-name="P6"><text:span text:style-name="T7">iteration the axiom </text:span><text:span text:style-name="T59">A </text:span><text:span text:style-name="T7">is rewritten by the first rewrite rule to </text:span><text:span text:style-name="T59">B</text:span><text:span text:style-name="T7">. In the second iteration </text:span><text:change text:change-id="ct96165968"/><text:span text:style-name="T59">B</text:span><text:span text:style-name="T62"> </text:span><text:change-start text:change-id="ct96165864"/><text:span text:style-name="T62">is</text:span><text:span text:style-name="T59"> </text:span><text:change-end text:change-id="ct96165864"/><text:span text:style-name="T7">rewritten with the second rewrite rule to symbols </text:span><text:span text:style-name="T59">A;B</text:span><text:span text:style-name="T7">. In the third iteration </text:span><text:change text:change-id="ct96166280"/><text:span text:style-name="T7">the first symbol </text:span><text:span text:style-name="T59">A </text:span><text:change-start text:change-id="ct96166176"/><text:span text:style-name="T61">is </text:span><text:change-end text:change-id="ct96166176"/><text:span text:style-name="T7">rewritten to </text:span><text:span text:style-name="T59">B </text:span><text:span text:style-name="T7">and the second symbol </text:span><text:span text:style-name="T59">B </text:span><text:span text:style-name="T7">rewritten to </text:span><text:span text:style-name="T59">A;B</text:span><text:change-start text:change-id="ct96166072"/><text:span text:style-name="T59">,</text:span><text:change-end text:change-id="ct96166072"/><text:span text:style-name="T59"> </text:span><text:span text:style-name="T7">which gives string </text:span><text:span text:style-name="T59">B; A;B </text:span><text:span text:style-name="T7">and so on.</text:span></text:p>
      <text:p text:style-name="P7"/>
      <text:p text:style-name="P27">1.1.2 Interpretation of L-system symbols</text:p>
      <text:p text:style-name="P1"><text:change-start text:change-id="ct96166384"/><text:span text:style-name="T2">The r</text:span><text:change-end text:change-id="ct96166384"/><text:change text:change-id="ct96166592"/><text:span text:style-name="T2">esult of </text:span><text:change-start text:change-id="ct96166488"/><text:span text:style-name="T2">an </text:span><text:change-end text:change-id="ct96166488"/><text:span text:style-name="T2">L-system rewriting is a string of symbols. As </text:span><text:change text:change-id="ct96166696"/><text:span text:style-name="T2">mentioned in the </text:span><text:span text:style-name="T9">Introduction</text:span><text:change-start text:change-id="ct96166800"/><text:span text:style-name="T9">,</text:span><text:change-end text:change-id="ct96166800"/><text:span text:style-name="T9"> </text:span><text:span text:style-name="T2">we can interpret </text:span><text:change-start text:change-id="ct96166904"/><text:span text:style-name="T2">a </text:span><text:change-end text:change-id="ct96166904"/><text:span text:style-name="T2">string of symbols in </text:span><text:change-start text:change-id="ct96167008"/><text:span text:style-name="T2">m</text:span><text:change-end text:change-id="ct96167008"/><text:span text:style-name="T2">any way</text:span><text:change-start text:change-id="ct96167112"/><text:span text:style-name="T2">s:</text:span><text:change-end text:change-id="ct96167112"/><text:span text:style-name="T2"> for example</text:span><text:change-start text:change-id="ct96167216"/><text:span text:style-name="T2">,</text:span><text:change-end text:change-id="ct96167216"/><text:span text:style-name="T2"> as computer graphics or music.</text:span></text:p>
      <text:p text:style-name="P5"><text:span text:style-name="T6">The simplest and most common interpretation of L-system symbols is </text:span><text:change-start text:change-id="ct96167320"/><text:span text:style-name="T6">to </text:span><text:change-end text:change-id="ct96167320"/><text:span text:style-name="T6">interpret them as 2D graphic</text:span><text:change text:change-id="ct96167528"/><text:span text:style-name="T6"> elements like lines or polygons. This interpretation is often called </text:span><text:span text:style-name="T65">turtle graphics </text:span><text:span text:style-name="T6">and it will be used to interpret </text:span><text:change text:change-id="ct96167632"/><text:span text:style-name="T6">most of </text:span><text:change-start text:change-id="ct96167424"/><text:span text:style-name="T6">the </text:span><text:change-end text:change-id="ct96167424"/><text:span text:style-name="T6">L-systems in this thesis. This approach can be easily extended into 3D.</text:span></text:p>
      <text:p text:style-name="P2"><text:soft-page-break/><text:span text:style-name="T1">Let symbol </text:span><text:span text:style-name="T38">F </text:span><text:change-start text:change-id="ct96167840"/><text:span text:style-name="T40">be</text:span><text:change-end text:change-id="ct96167840"/><text:change text:change-id="ct96168152"/><text:span text:style-name="T1"> interpreted as </text:span><text:span text:style-name="T32">draw line forward</text:span><text:span text:style-name="T1">, </text:span><text:span text:style-name="T27">+ </text:span><text:span text:style-name="T1">as </text:span><text:span text:style-name="T32">turn left </text:span><text:span text:style-name="T1">and </text:span><text:span text:style-name="T30">􀀀</text:span><text:span text:style-name="T41"> </text:span><text:span text:style-name="T1">as turn right. </text:span><text:span text:style-name="T12">Figure 1.1 </text:span><text:span text:style-name="T1">shows</text:span><text:change text:change-id="ct96168048"/><text:span text:style-name="T1"> </text:span><text:change-start text:change-id="ct96167736"/><text:span text:style-name="T1">the </text:span><text:change-end text:change-id="ct96167736"/><text:span text:style-name="T1">strings of symbols</text:span><text:change-start text:change-id="ct96167944"/><text:span text:style-name="T1"> interpreted</text:span><text:change-end text:change-id="ct96167944"/><text:span text:style-name="T1"> using turtle graphics. </text:span><text:change-start text:change-id="ct96168256"/><text:span text:style-name="T1">The i</text:span><text:change-end text:change-id="ct96168256"/><text:change text:change-id="ct96168360"/><text:span text:style-name="T1">nitial direction is to the right.</text:span></text:p>
      <text:p text:style-name="P30"/>
      <text:p text:style-name="P7">Source code 1.1: <text:change-start text:change-id="ct96169192"/>A s<text:change-end text:change-id="ct96169192"/><text:change text:change-id="ct96169504"/>imple L-system as an example of rewriting principles</text:p>
      <text:p text:style-name="P7"/>
      <text:p text:style-name="P7"><text:span text:style-name="T2">Table 1.1: Result of </text:span><text:change-start text:change-id="ct96169088"/><text:span text:style-name="T2">the </text:span><text:change-end text:change-id="ct96169088"/><text:span text:style-name="T2">L-system in </text:span><text:span text:style-name="T9">Source code 1.1</text:span></text:p>
      <text:p text:style-name="P41"/>
      <text:p text:style-name="P7">Figure 1.1: Examples of interpretation <text:change-start text:change-id="ct96169296"/>of <text:change-end text:change-id="ct96169296"/>simple string<text:change-start text:change-id="ct96169400"/>s<text:change-end text:change-id="ct96169400"/> of symbols</text:p>
      <text:p text:style-name="P7"/>
      <text:p text:style-name="P2"><text:change-start text:change-id="ct96168464"/><text:span text:style-name="T6">A slightly m</text:span><text:change-end text:change-id="ct96168464"/><text:change text:change-id="ct96168776"/><text:span text:style-name="T6">ore complex string of symbols</text:span><text:change-start text:change-id="ct96168880"/><text:span text:style-name="T6">,</text:span><text:change-end text:change-id="ct96168880"/><text:span text:style-name="T6"> as an example of interpretation</text:span><text:change-start text:change-id="ct96168984"/><text:span text:style-name="T6">,</text:span><text:change-end text:change-id="ct96168984"/><text:span text:style-name="T6"> is generated </text:span><text:span text:style-name="T1">by </text:span><text:change-start text:change-id="ct96168568"/><text:span text:style-name="T1">the </text:span><text:change-end text:change-id="ct96168568"/><text:span text:style-name="T1">L-system in </text:span><text:span text:style-name="T12">Source code 1.2</text:span><text:change-start text:change-id="ct96168672"/><text:span text:style-name="T12">,</text:span><text:change-end text:change-id="ct96168672"/><text:span text:style-name="T12"> </text:span><text:span text:style-name="T1">where symbol </text:span><text:span text:style-name="T39">F </text:span><text:span text:style-name="T1">is interpreted as </text:span><text:span text:style-name="T32">draw line forward</text:span><text:span text:style-name="T1">, symbol </text:span><text:span text:style-name="T28">+ </text:span><text:span text:style-name="T1">is interpreted as </text:span><text:span text:style-name="T32">turn left </text:span><text:span text:style-name="T1">by 85 degrees and symbol </text:span><text:span text:style-name="T31">􀀀</text:span><text:span text:style-name="T42"> </text:span><text:span text:style-name="T1">as </text:span><text:span text:style-name="T32">turn right </text:span><text:span text:style-name="T1">by 85 degrees (equally as </text:span><text:span text:style-name="T32">turn left </text:span><text:span text:style-name="T1">by </text:span><text:span text:style-name="T31">􀀀</text:span><text:span text:style-name="T28">85 </text:span><text:span text:style-name="T1">degrees). </text:span><text:change-start text:change-id="ct96169608"/><text:span text:style-name="T1">The r</text:span><text:change-end text:change-id="ct96169608"/><text:change text:change-id="ct96169712"/><text:span text:style-name="T1">esult of interpretation of the first, second and fourth iteration is </text:span><text:change-start text:change-id="ct96169816"/><text:span text:style-name="T1">shown </text:span><text:change-end text:change-id="ct96169816"/><text:span text:style-name="T1">in </text:span><text:span text:style-name="T12">Figure 1.2</text:span><text:span text:style-name="T1">.</text:span></text:p>
      <text:p text:style-name="P30"/>
      <text:p text:style-name="P7">Source code 1.2: <text:change-start text:change-id="ct96169920"/>Another s<text:change-end text:change-id="ct96169920"/><text:change text:change-id="ct96170024"/>ymbol interpretation example</text:p>
      <text:p text:style-name="P7"/>
      <text:p text:style-name="P1"><text:span text:style-name="T2">Figure 1.2: The first, second and fourth iteration of the Cesaro curve (</text:span><text:span text:style-name="T9">Source code 1.2</text:span><text:span text:style-name="T2">)</text:span></text:p>
      <text:p text:style-name="P30"/>
      <text:p text:style-name="P7"><text:span text:style-name="T2">Figure 1.3: Enhanced Cesaro curve from </text:span><text:span text:style-name="T9">Figure 1.2 </text:span><text:span text:style-name="T2">[</text:span><text:span text:style-name="T51">PL91</text:span><text:span text:style-name="T2">, p. 48]</text:span></text:p>
      <text:p text:style-name="P30"/>
      <text:p text:style-name="P26">1.2 L-system types</text:p>
      <text:p text:style-name="P3">In this section we will describe different types of L-systems. Some types may require an extension <text:change-start text:change-id="ct96170232"/>t<text:change-end text:change-id="ct96170232"/>o<text:change-start text:change-id="ct96170336"/> the<text:change-end text:change-id="ct96170336"/><text:change text:change-id="ct96170648"/> described formal definition of <text:change-start text:change-id="ct96170440"/>an <text:change-end text:change-id="ct96170440"/>L-system but <text:change text:change-id="ct96170752"/>t<text:change-start text:change-id="ct96170544"/>his<text:change-end text:change-id="ct96170544"/> will be omitted<text:change-start text:change-id="ct96170128"/> [here?]<text:change-end text:change-id="ct96170128"/>.</text:p>
      <text:p text:style-name="P5"><text:change-start text:change-id="ct96170856"/><text:span text:style-name="T6">The </text:span><text:change-end text:change-id="ct96170856"/><text:span text:style-name="T6">L-systems described so far are called </text:span><text:span text:style-name="T65">deterministic L-systems </text:span><text:span text:style-name="T6">because their rewriting system is deterministic. </text:span><text:span text:style-name="T65">Bracketed L-systems </text:span><text:span text:style-name="T6">allow </text:span><text:change-start text:change-id="ct96171168"/><text:span text:style-name="T6">them </text:span><text:change-end text:change-id="ct96171168"/><text:span text:style-name="T6">to save and load a state of the interpretation</text:span><text:change-start text:change-id="ct96171272"/><text:span text:style-name="T6">;</text:span><text:change-end text:change-id="ct96171272"/><text:change text:change-id="ct96171376"/><text:span text:style-name="T6"> </text:span><text:change-start text:change-id="ct96171064"/><text:span text:style-name="T6">t</text:span><text:change-end text:change-id="ct96171064"/><text:change text:change-id="ct96171480"/><text:span text:style-name="T6">his can be used to model branches of plants more easily. </text:span><text:span text:style-name="T65">Stochastic L-systems </text:span><text:span text:style-name="T6">can randomize </text:span><text:change-start text:change-id="ct96170960"/><text:span text:style-name="T6">a </text:span><text:change-end text:change-id="ct96170960"/><text:span text:style-name="T6">result model to suppress its artificiality. </text:span><text:span text:style-name="T65">Context-sensitive L-systems </text:span><text:span text:style-name="T6">allow</text:span><text:change text:change-id="ct96171896"/><text:span text:style-name="T6"> </text:span><text:change-start text:change-id="ct96171688"/><text:span text:style-name="T6">them </text:span><text:change-end text:change-id="ct96171688"/><text:span text:style-name="T6">to rewrite symbol</text:span><text:change-start text:change-id="ct96171792"/><text:span text:style-name="T6">s</text:span><text:change-end text:change-id="ct96171792"/><text:span text:style-name="T6"> depending on </text:span><text:change text:change-id="ct96172000"/><text:span text:style-name="T6">t</text:span><text:change-start text:change-id="ct96171584"/><text:span text:style-name="T6">heir</text:span><text:change-end text:change-id="ct96171584"/><text:change text:change-id="ct96172104"/><text:span text:style-name="T6"> context (</text:span><text:change-start text:change-id="ct96172208"/><text:span text:style-name="T6">the neighboring </text:span><text:change-end text:change-id="ct96172208"/><text:span text:style-name="T6">symbols around </text:span><text:change text:change-id="ct96172520"/><text:span text:style-name="T6">t</text:span><text:change-start text:change-id="ct96172312"/><text:span text:style-name="T6">hem</text:span><text:change-end text:change-id="ct96172312"/><text:span text:style-name="T6">). Symbols in </text:span><text:span text:style-name="T65">parametric L-systems </text:span><text:span text:style-name="T6">can hold any number of arguments </text:span><text:change-start text:change-id="ct96172416"/><text:span text:style-name="T6">t</text:span><text:change-end text:change-id="ct96172416"/><text:change text:change-id="ct96172936"/><text:span text:style-name="T6">h</text:span><text:change-start text:change-id="ct96172624"/><text:span text:style-name="T6">at</text:span><text:change-end text:change-id="ct96172624"/><text:change text:change-id="ct96172832"/><text:span text:style-name="T6"> can be used while rewriting or interpreting symbols.</text:span></text:p>
      <text:p text:style-name="P3">Any of <text:change-start text:change-id="ct96172728"/>the above-<text:change-end text:change-id="ct96172728"/>described types can be combined together.</text:p>
      <text:p text:style-name="P3"/>
      <text:p text:style-name="P27">1.2.1 Deterministic L-systems</text:p>
      <text:p text:style-name="P3"/>
      <text:p text:style-name="P3"><text:change-start text:change-id="ct96173144"/>The b<text:change-end text:change-id="ct96173144"/><text:change text:change-id="ct96173664"/>asic L-system type described by <text:change-start text:change-id="ct96173248"/>the <text:change-end text:change-id="ct96173248"/>previous formal definition is called<text:change-start text:change-id="ct96173040"/> <text:change-end text:change-id="ct96173040"/><text:change-start text:change-id="ct96173352"/>a <text:change-end text:change-id="ct96173352"/></text:p>
      <text:p text:style-name="P2"><text:span text:style-name="T1">D0L-system</text:span><text:span text:style-name="T17">2</text:span><text:span text:style-name="T1">. </text:span><text:span text:style-name="T32">D </text:span><text:span text:style-name="T1">means that </text:span><text:change-start text:change-id="ct96173456"/><text:span text:style-name="T1">the </text:span><text:change-end text:change-id="ct96173456"/><text:span text:style-name="T1">rewriting is deterministic and </text:span><text:span text:style-name="T32">0 </text:span><text:span text:style-name="T1">means it is context-free. The result of </text:span><text:change-start text:change-id="ct96173560"/><text:span text:style-name="T1">a </text:span><text:change-end text:change-id="ct96173560"/><text:span text:style-name="T1">D0L-system depends only on the initial string of symbols.</text:span></text:p>
      <text:p text:style-name="P1"><text:span text:style-name="T2">This type of L-system is often used to generate fractal curves. With </text:span><text:change-start text:change-id="ct96174056"/><text:span text:style-name="T2">the </text:span><text:change-end text:change-id="ct96174056"/><text:span text:style-name="T2">D0L-system in </text:span><text:span text:style-name="T9">Figure 1.4 </text:span><text:span text:style-name="T2">we can generate </text:span><text:change-start text:change-id="ct96174160"/><text:span text:style-name="T2">the </text:span><text:change-end text:change-id="ct96174160"/><text:span text:style-name="T2">Dragon curve that you can see in </text:span><text:span text:style-name="T9">Source code 1.3</text:span><text:span text:style-name="T2">.</text:span></text:p>
      <text:p text:style-name="P30"/>
      <text:p text:style-name="P7">Figure 1.4: Dragon curve</text:p>
      <text:p text:style-name="P7"/>
      <text:p text:style-name="P7"><text:span text:style-name="T2">Source code 1.3: D0L-system for </text:span><text:change-start text:change-id="ct96173768"/><text:span text:style-name="T2">the </text:span><text:change-end text:change-id="ct96173768"/><text:span text:style-name="T2">generation of </text:span><text:change-start text:change-id="ct96173872"/><text:span text:style-name="T2">the </text:span><text:change-end text:change-id="ct96173872"/><text:span text:style-name="T2">Dragon curve (</text:span><text:span text:style-name="T9">Figure 1.4</text:span><text:span text:style-name="T2">)</text:span></text:p>
      <text:p text:style-name="P30"/>
      <text:p text:style-name="P27">1.2.2 Bracketed L-systems</text:p>
      <text:p text:style-name="P1"><text:change-start text:change-id="ct96174472"/><text:span text:style-name="T2">The f</text:span><text:change-end text:change-id="ct96174472"/><text:change text:change-id="ct96174888"/><text:span text:style-name="T2">irst and </text:span><text:change-start text:change-id="ct96174680"/><text:span text:style-name="T2">an </text:span><text:change-end text:change-id="ct96174680"/><text:span text:style-name="T2">important extension to </text:span><text:change-start text:change-id="ct96174784"/><text:span text:style-name="T2">a </text:span><text:change-end text:change-id="ct96174784"/><text:span text:style-name="T2">D0L-system is </text:span><text:change-start text:change-id="ct96174264"/><text:span text:style-name="T2">a </text:span><text:change-end text:change-id="ct96174264"/><text:span text:style-name="T2">branching system. This type of L-system is called </text:span><text:change-start text:change-id="ct96174368"/><text:span text:style-name="T2">a </text:span><text:change-end text:change-id="ct96174368"/><text:span text:style-name="T2">Bracketed L-system [</text:span><text:span text:style-name="T51">PL91</text:span><text:span text:style-name="T2">]. Branching is s</text:span><text:change-start text:change-id="ct96174576"/><text:span text:style-name="T2">uch a</text:span><text:change-end text:change-id="ct96174576"/><text:change text:change-id="ct96174992"/><text:span text:style-name="T2"> fundamental feature that Bracketed L-systems are often </text:span><text:change-start text:change-id="ct96175096"/><text:span text:style-name="T2">just </text:span><text:change-end text:change-id="ct96175096"/><text:span text:style-name="T2">called </text:span><text:change text:change-id="ct96175304"/><text:span text:style-name="T2">L-systems.</text:span></text:p>
      <text:p text:style-name="P5"><text:change-start text:change-id="ct96175200"/><text:span text:style-name="T6">A b</text:span><text:change-end text:change-id="ct96175200"/><text:change text:change-id="ct96175408"/><text:span text:style-name="T6">ranching system extends </text:span><text:change-start text:change-id="ct96175512"/><text:span text:style-name="T6">the </text:span><text:change-end text:change-id="ct96175512"/><text:span text:style-name="T6">symbol interpretation by </text:span><text:change-start text:change-id="ct96175616"/><text:span text:style-name="T6">the </text:span><text:change-end text:change-id="ct96175616"/><text:span text:style-name="T6">two commands </text:span><text:span text:style-name="T65">start branch </text:span><text:span text:style-name="T6">and </text:span><text:span text:style-name="T65">end branch</text:span><text:span text:style-name="T6">. These commands are nearly always represented as </text:span><text:change-start text:change-id="ct96176240"/><text:span text:style-name="T6">bracket </text:span><text:change-end text:change-id="ct96176240"/><text:span text:style-name="T6">symbols</text:span><text:change text:change-id="ct96176344"/></text:p>
      <text:p text:style-name="P30"/>
      <text:p text:style-name="Standard"><text:soft-page-break/><text:span text:style-name="T43">2</text:span><text:change text:change-id="ct96176032"/><text:change-start text:change-id="ct96175720"/><text:span text:style-name="T8">A D</text:span><text:change-end text:change-id="ct96175720"/><text:span text:style-name="T8">0L-system is also </text:span><text:change-start text:change-id="ct96175824"/><text:span text:style-name="T8">just </text:span><text:change-end text:change-id="ct96175824"/><text:span text:style-name="T8">called</text:span><text:change text:change-id="ct96176136"/><text:span text:style-name="T8"> </text:span><text:change-start text:change-id="ct96175928"/><text:span text:style-name="T8">a </text:span><text:change-end text:change-id="ct96175928"/><text:span text:style-name="T8">dL-system [</text:span><text:span text:style-name="T54">Žár*04</text:span><text:span text:style-name="T8">].</text:span></text:p>
      <text:p text:style-name="P32"/>
      <text:p text:style-name="P8"><text:change text:change-id="ct96176448"/><text:span text:style-name="T7"><text:s/>(from which bracketed L-systems got their name). </text:span><text:change-start text:change-id="ct96176552"/><text:span text:style-name="T7">An o</text:span><text:change-end text:change-id="ct96176552"/><text:change text:change-id="ct96176656"/><text:span text:style-name="T7">pen bracket ”</text:span><text:span text:style-name="T64">[</text:span><text:span text:style-name="T7">” as a start branch and close bracket ”</text:span><text:span text:style-name="T64">]</text:span><text:span text:style-name="T7">” as </text:span><text:change-start text:change-id="ct96176760"/><text:span text:style-name="T7">a </text:span><text:change-end text:change-id="ct96176760"/><text:span text:style-name="T7">close branch.</text:span></text:p>
      <text:p text:style-name="P3"><text:change-start text:change-id="ct96176864"/>The s<text:change-end text:change-id="ct96176864"/><text:change text:change-id="ct96177072"/>tart branch command saves the state of interpretation<text:change-start text:change-id="ct96176968"/>,<text:change-end text:change-id="ct96176968"/> which can <text:change-start text:change-id="ct96177176"/>then <text:change-end text:change-id="ct96177176"/>be loaded by <text:change-start text:change-id="ct96177280"/>the <text:change-end text:change-id="ct96177280"/>end branch command later. In turtle graphics<text:change-start text:change-id="ct96177384"/>,<text:change-end text:change-id="ct96177384"/> <text:change-start text:change-id="ct96177488"/>the <text:change-end text:change-id="ct96177488"/>interpretation state is <text:change-start text:change-id="ct96177592"/>the <text:change-end text:change-id="ct96177592"/>position, orientation and drawing color of <text:change-start text:change-id="ct96177696"/>the <text:change-end text:change-id="ct96177696"/>turtle. More than one state<text:change text:change-id="ct96177904"/> can be saved at the same time, <text:change-start text:change-id="ct96177800"/>and the <text:change-end text:change-id="ct96177800"/>last saved state will be loaded first. This behavior <text:change-start text:change-id="ct96178216"/>seem<text:change-end text:change-id="ct96178216"/><text:change text:change-id="ct96178424"/>s natural and could be compared to a pairing of brackets.</text:p>
      <text:p text:style-name="P3">Branching extends <text:change-start text:change-id="ct96178008"/>a <text:change-end text:change-id="ct96178008"/>linear string of symbols to a tree structure. Individual branches do not affect each other nor their root. This allows <text:change text:change-id="ct96178320"/>plants <text:change-start text:change-id="ct96178112"/>to be modeled <text:change-end text:change-id="ct96178112"/>more easily and <text:change-start text:change-id="ct96178528"/>to <text:change-end text:change-id="ct96178528"/>create more complex models.</text:p>
      <text:p text:style-name="P6"><text:change-start text:change-id="ct96178632"/><text:span text:style-name="T5">The b</text:span><text:change-end text:change-id="ct96178632"/><text:change text:change-id="ct96178736"/><text:span text:style-name="T5">racketed L-system in </text:span><text:span text:style-name="T15">Source code 1.4 </text:span><text:span text:style-name="T5">demonstrates </text:span><text:change-start text:change-id="ct96178944"/><text:span text:style-name="T5">a </text:span><text:change-end text:change-id="ct96178944"/><text:span text:style-name="T5">us</text:span><text:change text:change-id="ct96179672"/><text:span text:style-name="T5">e of </text:span><text:change-start text:change-id="ct96179048"/><text:span text:style-name="T5">the </text:span><text:change-end text:change-id="ct96179048"/><text:span text:style-name="T5">branching system to produce </text:span><text:change-start text:change-id="ct96179152"/><text:span text:style-name="T5">a </text:span><text:change-end text:change-id="ct96179152"/><text:span text:style-name="T5">plant-like model </text:span><text:change-start text:change-id="ct96179256"/><text:span text:style-name="T5">as</text:span><text:change-end text:change-id="ct96179256"/><text:change text:change-id="ct96179776"/><text:span text:style-name="T5"> can </text:span><text:change-start text:change-id="ct96179360"/><text:span text:style-name="T5">be </text:span><text:change-end text:change-id="ct96179360"/><text:span text:style-name="T5">see</text:span><text:change-start text:change-id="ct96178840"/><text:span text:style-name="T5">n</text:span><text:change-end text:change-id="ct96178840"/><text:span text:style-name="T5"> in </text:span><text:span text:style-name="T15">Figure 1.5</text:span><text:span text:style-name="T5">. Note that </text:span><text:change-start text:change-id="ct96179464"/><text:span text:style-name="T5">the </text:span><text:change-end text:change-id="ct96179464"/><text:span text:style-name="T5">color of segments indicates their type and age. Brown segments are drawn with </text:span><text:change-start text:change-id="ct96179568"/><text:span text:style-name="T5">the </text:span><text:change-end text:change-id="ct96179568"/><text:span text:style-name="T5">symbol </text:span><text:span text:style-name="T45">F </text:span><text:span text:style-name="T5">and they represent segments from </text:span><text:change-start text:change-id="ct96179984"/><text:span text:style-name="T5">the </text:span><text:change-end text:change-id="ct96179984"/><text:span text:style-name="T5">previous iteration. Green segments are drawn with </text:span><text:change-start text:change-id="ct96180088"/><text:span text:style-name="T5">the </text:span><text:change-end text:change-id="ct96180088"/><text:span text:style-name="T5">symbol </text:span><text:span text:style-name="T45">A </text:span><text:span text:style-name="T5">and they are new compared to the previous iteration.</text:span></text:p>
      <text:p text:style-name="P30"/>
      <text:p text:style-name="P7"><text:span text:style-name="T2">Source code 1.4: </text:span><text:change-start text:change-id="ct96180192"/><text:span text:style-name="T2">A b</text:span><text:change-end text:change-id="ct96180192"/><text:change text:change-id="ct96180608"/><text:span text:style-name="T2">racketed L-system </text:span><text:change-start text:change-id="ct96180296"/><text:span text:style-name="T2">that</text:span><text:change-end text:change-id="ct96180296"/><text:change text:change-id="ct96180712"/><text:span text:style-name="T2"> creates </text:span><text:change-start text:change-id="ct96180400"/><text:span text:style-name="T2">a </text:span><text:change-end text:change-id="ct96180400"/><text:span text:style-name="T2">plant-like model (</text:span><text:span text:style-name="T9">Figure 1.5</text:span><text:span text:style-name="T2">)</text:span></text:p>
      <text:p text:style-name="P30"/>
      <text:p text:style-name="P7"><text:span text:style-name="T2">Figure 1.5: </text:span><text:change-start text:change-id="ct96179880"/><text:span text:style-name="T2">The f</text:span><text:change-end text:change-id="ct96179880"/><text:change text:change-id="ct96180504"/><text:span text:style-name="T2">irst four iterations of </text:span><text:change-start text:change-id="ct96181024"/><text:span text:style-name="T2">the </text:span><text:change-end text:change-id="ct96181024"/><text:span text:style-name="T2">bracketed L-system in </text:span><text:span text:style-name="T9">Source code 1.4</text:span></text:p>
      <text:p text:style-name="P41"/>
      <text:p text:style-name="P21">1.2.3 Stochastic L-systems</text:p>
      <text:p text:style-name="P1">All plants generated by <text:change-start text:change-id="ct96180816"/>the <text:change-end text:change-id="ct96180816"/>same deterministic L-system are identical. <text:change-start text:change-id="ct96180920"/>However, a f<text:change-end text:change-id="ct96180920"/><text:change text:change-id="ct96181128"/>orest made by trees which are <text:change-start text:change-id="ct96181232"/>all <text:change-end text:change-id="ct96181232"/>identical looks artificial and can<text:change text:change-id="ct96181336"/>not be used in films or video</text:p>
      <text:p text:style-name="P7"/>
      <text:p text:style-name="P3">games. Stochastic L-systems solve this problem because they can produce <text:change-start text:change-id="ct96181440"/>a <text:change-end text:change-id="ct96181440"/>randomized model. Stochastic L-systems are called 0L-system where 0 means they are context-free.</text:p>
      <text:p text:style-name="P3">Randomization of a model produced by <text:change-start text:change-id="ct96181544"/>a <text:change-end text:change-id="ct96181544"/>stochastic L-system can be done in two places, in <text:change-start text:change-id="ct96181648"/>the <text:change-end text:change-id="ct96181648"/>rewrite rules or in the interpretation of symbols (or in both). Randomization in interpretation can only change <text:change-start text:change-id="ct96181752"/>the <text:change-end text:change-id="ct96181752"/>properties of <text:change-start text:change-id="ct96181856"/>such <text:change-end text:change-id="ct96181856"/>interpreted symbols <text:change text:change-id="ct96182064"/>as lengths of lines or turning angles, <text:change-start text:change-id="ct96182456"/>while <text:change-end text:change-id="ct96182456"/>the topology of the model remain<text:change-start text:change-id="ct96182560"/>s<text:change-end text:change-id="ct96182560"/><text:change text:change-id="ct96182248"/> unchanged. <text:change-start text:change-id="ct96182664"/>This is i<text:change-end text:change-id="ct96182664"/><text:change text:change-id="ct96182872"/>n contrast <text:change-start text:change-id="ct96181960"/>to <text:change-end text:change-id="ct96181960"/><text:change text:change-id="ct96182352"/><text:change text:change-id="ct96182976"/>rewrite rule randomization <text:change-start text:change-id="ct96182768"/>t<text:change-end text:change-id="ct96182768"/><text:change text:change-id="ct96183600"/>h<text:change-start text:change-id="ct96183184"/>at<text:change-end text:change-id="ct96183184"/><text:change text:change-id="ct96183704"/> can also change <text:change-start text:change-id="ct96183288"/>the <text:change-end text:change-id="ct96183288"/>topology of <text:change-start text:change-id="ct96183392"/>a<text:change-end text:change-id="ct96183392"/><text:change text:change-id="ct96183808"/> model. Rewrite rule randomization is <text:change-start text:change-id="ct96183080"/>performed<text:change-end text:change-id="ct96183080"/><text:change text:change-id="ct96183496"/> by defining more replacements for one rewrite rule. <text:change-start text:change-id="ct96183912"/>The r<text:change-end text:change-id="ct96183912"/><text:change text:change-id="ct96184120"/>ewriting system will pick <text:change-start text:change-id="ct96184016"/>a <text:change-end text:change-id="ct96184016"/>random replacement if <text:change-start text:change-id="ct96184328"/>the <text:change-end text:change-id="ct96184328"/>rewrite rule is applied. Each replacement can have <text:change-start text:change-id="ct96184432"/>a <text:change-end text:change-id="ct96184432"/>different probability <text:change text:change-id="ct96184640"/>o<text:change-start text:change-id="ct96184536"/>f<text:change-end text:change-id="ct96184536"/> be<text:change-start text:change-id="ct96184224"/>ing<text:change-end text:change-id="ct96184224"/> picked.</text:p>
      <text:p text:style-name="P1"><text:span text:style-name="T2">In </text:span><text:span text:style-name="T9">Figure 1.6</text:span><text:change-start text:change-id="ct96184848"/><text:span text:style-name="T9">,</text:span><text:change-end text:change-id="ct96184848"/><text:change text:change-id="ct96185264"/><text:span text:style-name="T2"> </text:span><text:change-start text:change-id="ct96184952"/><text:span text:style-name="T2">three</text:span><text:change-end text:change-id="ct96184952"/><text:change text:change-id="ct96185160"/><text:span text:style-name="T2"> models of </text:span><text:change-start text:change-id="ct96185056"/><text:span text:style-name="T2">a </text:span><text:change-end text:change-id="ct96185056"/><text:span text:style-name="T2">plant generated by stochastic L-systems</text:span><text:change-start text:change-id="ct96184744"/><text:span text:style-name="T9"> </text:span><text:span text:style-name="T2">are shown</text:span><text:change-end text:change-id="ct96184744"/><text:span text:style-name="T2">. The first image (</text:span><text:span text:style-name="T9">1.6a</text:span><text:span text:style-name="T2">) was generated without any randomization. The second image (</text:span><text:span text:style-name="T9">1.6b</text:span><text:span text:style-name="T2">) was generated with interpretation randomization of line lengths and angles. For the last image (</text:span><text:span text:style-name="T9">1.6c</text:span><text:span text:style-name="T2">)</text:span><text:change-start text:change-id="ct96185368"/><text:span text:style-name="T2">,</text:span><text:change-end text:change-id="ct96185368"/><text:change text:change-id="ct96185576"/><text:span text:style-name="T2"> randomization with rewrite rule randomization</text:span><text:change-start text:change-id="ct96185472"/><text:span text:style-name="T2"> was also added to the topology</text:span><text:change-end text:change-id="ct96185472"/><text:span text:style-name="T2"> (</text:span><text:span text:style-name="T9">Source code 1.5</text:span><text:span text:style-name="T2">).</text:span></text:p>
      <text:p text:style-name="P30"/>
      <text:p text:style-name="P7">Figure 1.6: Comparison between <text:change-start text:change-id="ct96185680"/>a <text:change-end text:change-id="ct96185680"/>non-randomized and randomized plant model </text:p>
      <text:p text:style-name="P7"/>
      <text:p text:style-name="P1">Source code 1.5: Stochastic L-system with randomized interpretation of symbols and rewrite rule replacements</text:p>
      <text:p text:style-name="P7"/>
      <text:p text:style-name="P27">1.2.4 Context-sensitive L-systems</text:p>
      <text:p text:style-name="P1"><text:change-start text:change-id="ct96185784"/><text:span text:style-name="T2">The r</text:span><text:change-end text:change-id="ct96185784"/><text:change text:change-id="ct96185888"/><text:span text:style-name="T2">ewriting of symbols in 0L-systems is context-free</text:span><text:change-start text:change-id="ct96186200"/><text:span text:style-name="T2">:</text:span><text:change-end text:change-id="ct96186200"/><text:change text:change-id="ct96186720"/><text:span text:style-name="T2"> </text:span><text:change-start text:change-id="ct96186408"/><text:span text:style-name="T2">the </text:span><text:change-end text:change-id="ct96186408"/><text:span text:style-name="T2">rewrite rules are applied </text:span><text:change-start text:change-id="ct96186512"/><text:span text:style-name="T2">t</text:span><text:change-end text:change-id="ct96186512"/><text:span text:style-name="T2">o</text:span><text:change text:change-id="ct96186824"/><text:span text:style-name="T2"> the symbols regardless of their context (</text:span><text:change-start text:change-id="ct96186096"/><text:span text:style-name="T2">the </text:span><text:change-end text:change-id="ct96186096"/><text:span text:style-name="T2">symbols around </text:span><text:change text:change-id="ct96186616"/><text:span text:style-name="T2">t</text:span><text:change-start text:change-id="ct96185992"/><text:span text:style-name="T2">hem</text:span><text:change-end text:change-id="ct96185992"/><text:span text:style-name="T2">). However</text:span><text:change-start text:change-id="ct96186304"/><text:span text:style-name="T2">,</text:span><text:change-end text:change-id="ct96186304"/><text:span text:style-name="T2"> </text:span><text:change-start text:change-id="ct96186928"/><text:span text:style-name="T2">the </text:span><text:change-end text:change-id="ct96186928"/><text:span text:style-name="T2">rewriting of a symbol can also depend on its context. This is useful in simulating the flow of signals (nutrients or hormones) in </text:span><text:change-start text:change-id="ct96187032"/><text:span text:style-name="T2">a </text:span><text:change-end text:change-id="ct96187032"/><text:span text:style-name="T2">plant model </text:span><text:change-start text:change-id="ct96187136"/><text:span text:style-name="T2">[that</text:span><text:change-end text:change-id="ct96187136"/><text:change-start text:change-id="ct96187448"/><text:span text:style-name="T2">, for example,</text:span><text:change-end text:change-id="ct96187448"/><text:change-start text:change-id="ct96187240"/><text:span text:style-name="T2"> attempts to demonst</text:span><text:change-end text:change-id="ct96187240"/><text:change-start text:change-id="ct96187552"/><text:span text:style-name="T2">r</text:span><text:change-end text:change-id="ct96187552"/><text:change-start text:change-id="ct96187344"/><text:span text:style-name="T2">ate natural plant growth?] </text:span><text:change-end text:change-id="ct96187344"/><text:span text:style-name="T2">[</text:span><text:span text:style-name="T51">PL91</text:span><text:span text:style-name="T2">].</text:span></text:p>
      <text:p text:style-name="P3"><text:soft-page-break/>Formally there are two types of context-sensitive L-systems, 1L-systems and 2L-systems. <text:change-start text:change-id="ct96187656"/>The r<text:change-end text:change-id="ct96187656"/><text:change text:change-id="ct96187760"/>ewrite rules of 1L-systems checks <text:change-start text:change-id="ct96187864"/>the <text:change-end text:change-id="ct96187864"/>context only <text:change-start text:change-id="ct96187968"/>to<text:change-end text:change-id="ct96187968"/><text:change text:change-id="ct96188488"/> one side (left or right)<text:change-start text:change-id="ct96188072"/>,<text:change-end text:change-id="ct96188072"/> whereas <text:change-start text:change-id="ct96188176"/>the <text:change-end text:change-id="ct96188176"/>rewrite rules of 2L-systems checks <text:change-start text:change-id="ct96188280"/>the <text:change-end text:change-id="ct96188280"/>context on both sides. Since 1L-systems are just 2L-systems with one context empty we will consider context<text:change-start text:change-id="ct96188384"/>-<text:change-end text:change-id="ct96188384"/>sensitive L-systems as 2L-systems.</text:p>
      <text:p text:style-name="P1"><text:change-start text:change-id="ct96188592"/><text:span text:style-name="T2">The c</text:span><text:change-end text:change-id="ct96188592"/><text:change text:change-id="ct96189112"/><text:span text:style-name="T2">ontext-sensitive L-system in </text:span><text:span text:style-name="T9">Source code 1.6 </text:span><text:span text:style-name="T2">shows </text:span><text:change-start text:change-id="ct96188696"/><text:span text:style-name="T2">a </text:span><text:change-end text:change-id="ct96188696"/><text:span text:style-name="T2">simulation of signal propagation in </text:span><text:change-start text:change-id="ct96188800"/><text:span text:style-name="T2">a</text:span><text:change-end text:change-id="ct96188800"/><text:change text:change-id="ct96189216"/><text:span text:style-name="T2"> string of symbols</text:span><text:change-start text:change-id="ct96188904"/><text:span text:style-name="T2">;</text:span><text:change-end text:change-id="ct96188904"/><text:change text:change-id="ct96189320"/><text:span text:style-name="T2"> </text:span><text:change-start text:change-id="ct96189008"/><text:span text:style-name="T2">The </text:span><text:change-end text:change-id="ct96189008"/><text:change-start text:change-id="ct96189424"/><text:span text:style-name="T2">r</text:span><text:change-end text:change-id="ct96189424"/><text:change text:change-id="ct96189632"/><text:span text:style-name="T2">esult is </text:span><text:change-start text:change-id="ct96189528"/><text:span text:style-name="T2">given </text:span><text:change-end text:change-id="ct96189528"/><text:span text:style-name="T2">in </text:span><text:span text:style-name="T9">Table 1.2</text:span><text:span text:style-name="T2">.</text:span></text:p>
      <text:p text:style-name="P30"/>
      <text:p text:style-name="P7">Source code 1.6: Context-sensitive L-system<text:change text:change-id="ct96189840"/> simulating signal propagation</text:p>
      <text:p text:style-name="P7"/>
      <text:p text:style-name="P22">Context-sensitive bracketed L-systems</text:p>
      <text:p text:style-name="P1">If we add context-sensitive rewrite rule<text:change-start text:change-id="ct96189736"/>s<text:change-end text:change-id="ct96189736"/> to bracketed L-systems the situation <text:change text:change-id="ct96190256"/>be<text:change-start text:change-id="ct96189944"/>comes<text:change-end text:change-id="ct96189944"/> more difficult. The context<text:change-start text:change-id="ct96190048"/>-<text:change-end text:change-id="ct96190048"/><text:change text:change-id="ct96190152"/>matching procedure must take into account the branches. <text:change-start text:change-id="ct96190440"/>The f<text:change-end text:change-id="ct96190440"/><text:change text:change-id="ct96190648"/>ollowing rules define <text:change-start text:change-id="ct96190544"/>the <text:change-end text:change-id="ct96190544"/>natural behavior of context between branches:</text:p>
      <text:p text:style-name="P1">1. two symbols are neighbors even if there are some branches between them,</text:p>
      <text:p text:style-name="P7">2. <text:change-start text:change-id="ct96190856"/>the <text:change-end text:change-id="ct96190856"/>left neighbor of the first symbol in <text:change-start text:change-id="ct96190752"/>a <text:change-end text:change-id="ct96190752"/>branch is <text:change-start text:change-id="ct96190960"/>a <text:change-end text:change-id="ct96190960"/>symbol before <text:change-start text:change-id="ct96191064"/>the <text:change-end text:change-id="ct96191064"/>branch,</text:p>
      <text:p text:style-name="P7"/>
      <text:p text:style-name="P3">3. the last symbol in a branch does not have a right neighbor,</text:p>
      <text:p text:style-name="P3">4. unmatched symbols at the end of a branch are ignored,</text:p>
      <text:p text:style-name="P3">5. the order of branches is insignificant.</text:p>
      <text:p text:style-name="P42"/>
      <text:p text:style-name="P1"><text:span text:style-name="T9">Table 1.3 </text:span><text:span text:style-name="T2">shows examples of context-matching in bracketed L-systems </text:span><text:change text:change-id="ct96191376"/><text:span text:style-name="T2">according </text:span><text:change-start text:change-id="ct96191168"/><text:span text:style-name="T2">to the </text:span><text:change-end text:change-id="ct96191168"/><text:span text:style-name="T2">rules</text:span><text:change-start text:change-id="ct96191272"/><text:span text:style-name="T2"> as numbered above</text:span><text:change-end text:change-id="ct96191272"/><text:span text:style-name="T2">.</text:span></text:p>
      <text:p text:style-name="P30"/>
      <text:p text:style-name="P1"><text:span text:style-name="T2">Table 1.2: </text:span><text:change-start text:change-id="ct96191480"/><text:span text:style-name="T2">An a</text:span><text:change-end text:change-id="ct96191480"/><text:change text:change-id="ct96191792"/><text:span text:style-name="T2">xiom and </text:span><text:change-start text:change-id="ct96191584"/><text:span text:style-name="T2">the </text:span><text:change-end text:change-id="ct96191584"/><text:span text:style-name="T2">first 6 iterations of </text:span><text:change-start text:change-id="ct96191688"/><text:span text:style-name="T2">an </text:span><text:change-end text:change-id="ct96191688"/><text:span text:style-name="T2">L-system in </text:span><text:span text:style-name="T9">Source code 1.6 </text:span><text:span text:style-name="T2">showing signal propagation in the </text:span><text:change-start text:change-id="ct96191896"/><text:span text:style-name="T2">given </text:span><text:change-end text:change-id="ct96191896"/><text:span text:style-name="T2">string of symbols</text:span></text:p>
      <text:p text:style-name="P30"/>
      <text:p text:style-name="P7">Table 1.3: Examples of context matching in bracketed L-systems</text:p>
      <text:p text:style-name="P7"/>
      <text:p text:style-name="P5"><text:span text:style-name="T6">Context in bracketed L-systems can be used for </text:span><text:change-start text:change-id="ct96192208"/><text:span text:style-name="T6">the </text:span><text:change-end text:change-id="ct96192208"/><text:span text:style-name="T6">propagation of signals through tree structure</text:span><text:change-start text:change-id="ct96192312"/><text:span text:style-name="T6">s</text:span><text:change-end text:change-id="ct96192312"/><text:span text:style-name="T6">. There are two basic types of signal</text:span><text:change text:change-id="ct96192624"/><text:change-start text:change-id="ct96192104"/><text:span text:style-name="T6">:</text:span><text:change-end text:change-id="ct96192104"/><text:change text:change-id="ct96192416"/><text:span text:style-name="T6"> </text:span><text:change-start text:change-id="ct96192832"/><text:span text:style-name="T6">the </text:span><text:change-end text:change-id="ct96192832"/><text:change-start text:change-id="ct96192000"/><text:span text:style-name="T6">f</text:span><text:change-end text:change-id="ct96192000"/><text:change text:change-id="ct96192520"/><text:span text:style-name="T6">irst is </text:span><text:change-start text:change-id="ct96192936"/><text:span text:style-name="T6">the </text:span><text:change-end text:change-id="ct96192936"/><text:span text:style-name="T65">acropetal </text:span><text:span text:style-name="T6">signal which spreads from </text:span><text:change-start text:change-id="ct96192728"/><text:span text:style-name="T6">the </text:span><text:change-end text:change-id="ct96192728"/><text:span text:style-name="T6">root to branches</text:span><text:change-start text:change-id="ct96193040"/><text:span text:style-name="T6">;</text:span><text:change-end text:change-id="ct96193040"/><text:span text:style-name="T6"> and </text:span><text:change-start text:change-id="ct96193144"/><text:span text:style-name="T6">the </text:span><text:change-end text:change-id="ct96193144"/><text:span text:style-name="T6">second </text:span><text:change-start text:change-id="ct96193248"/><text:span text:style-name="T6">signal </text:span><text:change-end text:change-id="ct96193248"/><text:span text:style-name="T6">is </text:span><text:span text:style-name="T65">basipetal </text:span><text:span text:style-name="T6">which spreads in </text:span><text:change-start text:change-id="ct96193352"/><text:span text:style-name="T6">the opposite</text:span><text:change-end text:change-id="ct96193352"/><text:change text:change-id="ct96193456"/><text:span text:style-name="T6"> way i.e. from branches to root. This can be </text:span><text:change-start text:change-id="ct96193560"/><text:span text:style-name="T6">very </text:span><text:change-end text:change-id="ct96193560"/><text:span text:style-name="T6">use</text:span><text:change-start text:change-id="ct96193664"/><text:span text:style-name="T6">ful</text:span><text:change-end text:change-id="ct96193664"/><text:change text:change-id="ct96193768"/><text:span text:style-name="T6"> in plant modeling.</text:span></text:p>
      <text:p text:style-name="P1"><text:span text:style-name="T9">Figure 1.7 </text:span><text:span text:style-name="T2">shows </text:span><text:change-start text:change-id="ct96193872"/><text:span text:style-name="T2">a </text:span><text:change-end text:change-id="ct96193872"/><text:span text:style-name="T2">simulation of acropetal (</text:span><text:span text:style-name="T9">1.7a</text:span><text:span text:style-name="T2">) and basipetal (</text:span><text:span text:style-name="T9">1.7b</text:span><text:span text:style-name="T2">) signals in </text:span><text:change-start text:change-id="ct96193976"/><text:span text:style-name="T2">a </text:span><text:change-end text:change-id="ct96193976"/><text:span text:style-name="T2">static plant-like structure. Each figure shows </text:span><text:change-start text:change-id="ct96194080"/><text:span text:style-name="T2">the </text:span><text:change-end text:change-id="ct96194080"/><text:span text:style-name="T2">first 5 iterations and segments with the signal </text:span><text:change text:change-id="ct96194392"/><text:span text:style-name="T2">marked as </text:span><text:change-start text:change-id="ct96194184"/><text:span text:style-name="T2">a </text:span><text:change-end text:change-id="ct96194184"/><text:span text:style-name="T2">bolder line. </text:span><text:change-start text:change-id="ct96194288"/><text:span text:style-name="T2">The </text:span><text:change-end text:change-id="ct96194288"/><text:span text:style-name="T2">L-system in </text:span><text:span text:style-name="T9">Source code 1.7 </text:span><text:span text:style-name="T2">simulates acropetal signal propagation and its result is in </text:span><text:span text:style-name="T9">Figure 1.7a </text:span><text:span text:style-name="T2">(image) and </text:span><text:span text:style-name="T9">Table 1.4 </text:span><text:span text:style-name="T2">(symbols).</text:span></text:p>
      <text:p text:style-name="P30"/>
      <text:p text:style-name="P1">Figure 1.7: Signal propagation simulated with context-sensitive bracketed L-systems </text:p>
      <text:p text:style-name="P7"/>
      <text:p text:style-name="P7"><text:span text:style-name="T2">Source code 1.7: </text:span><text:change-start text:change-id="ct96194600"/><text:span text:style-name="T2">The</text:span><text:change-end text:change-id="ct96194600"/><text:change-start text:change-id="ct96194496"/><text:span text:style-name="T2"> </text:span><text:change-end text:change-id="ct96194496"/><text:span text:style-name="T2">L-system simulating acropetal signal propagation (</text:span><text:span text:style-name="T9">Figure 1.7a</text:span><text:span text:style-name="T2">)</text:span></text:p>
      <text:p text:style-name="P30"/>
      <text:p text:style-name="P1"><text:span text:style-name="T2">Table 1.4: </text:span><text:change-start text:change-id="ct96194704"/><text:span text:style-name="T2">The r</text:span><text:change-end text:change-id="ct96194704"/><text:change text:change-id="ct96194912"/><text:span text:style-name="T2">esult of </text:span><text:change-start text:change-id="ct96194808"/><text:span text:style-name="T2">the </text:span><text:change-end text:change-id="ct96194808"/><text:span text:style-name="T2">L-system simulating acropetal signal propagation in </text:span><text:span text:style-name="T9">Source code 1.7</text:span></text:p>
      <text:p text:style-name="P41"/>
      <text:p text:style-name="P21">1.2.5 Parametric L-systems</text:p>
      <text:p text:style-name="P1">Symbols in parametric L-systems can hold any number of arguments. Arguments are often floating point numbers<text:change-start text:change-id="ct96195016"/>,<text:change-end text:change-id="ct96195016"/> but they can be <text:change-start text:change-id="ct96195120"/>much <text:change-end text:change-id="ct96195120"/>more complicated structures. Arguments can be used in interpretation definition to send values like color or length of line to an interpretation routine. Arguments can <text:change-start text:change-id="ct96195224"/>also <text:change-end text:change-id="ct96195224"/>be <text:change text:change-id="ct96195328"/>used in rewrite rules to determine whether <text:change-start text:change-id="ct96195640"/>to <text:change-end text:change-id="ct96195640"/>rewrite <text:change-start text:change-id="ct96195432"/>a <text:change-end text:change-id="ct96195432"/>symbol or not<text:change-start text:change-id="ct96195536"/>,<text:change-end text:change-id="ct96195536"/> and to determine new arguments for rewritten symbols. In context 2L-systems <text:change-start text:change-id="ct96195952"/>it <text:change-end text:change-id="ct96195952"/>is also possible to get arguments from symbols in context and use them in rewrite rules.</text:p>
      <text:p text:style-name="P7"/>
      <text:p text:style-name="P1"><text:change-start text:change-id="ct96195744"/><text:soft-page-break/><text:span text:style-name="T2">The </text:span><text:change-end text:change-id="ct96195744"/><text:span text:style-name="T2">L-system in </text:span><text:span text:style-name="T9">Figure 1.8 </text:span><text:span text:style-name="T2">shows </text:span><text:change-start text:change-id="ct96196160"/><text:span text:style-name="T2">an example of how </text:span><text:change-end text:change-id="ct96196160"/><text:change-start text:change-id="ct96195848"/><text:span text:style-name="T2">the</text:span><text:change-end text:change-id="ct96195848"/><text:change text:change-id="ct96196472"/><text:change text:change-id="ct96196056"/><text:change text:change-id="ct96196576"/><text:span text:style-name="T2"> parameters of symbols</text:span><text:change-start text:change-id="ct96196264"/><text:span text:style-name="T2"> </text:span><text:change-end text:change-id="ct96196264"/><text:change-start text:change-id="ct96196680"/><text:span text:style-name="T2">can be </text:span><text:change-end text:change-id="ct96196680"/><text:change-start text:change-id="ct96196368"/><text:span text:style-name="T2">use</text:span><text:change-end text:change-id="ct96196368"/><text:change-start text:change-id="ct96196784"/><text:span text:style-name="T2">d</text:span><text:change-end text:change-id="ct96196784"/><text:span text:style-name="T2"> in interpretation methods and in rewrite rules </text:span><text:change-start text:change-id="ct96196888"/><text:span text:style-name="T2">together</text:span><text:change-end text:change-id="ct96196888"/><text:change text:change-id="ct96196992"/><text:span text:style-name="T2"> with the result.</text:span></text:p>
      <text:p text:style-name="P30"/>
      <text:p text:style-name="P1">Figure 1.8: Parameters usage in L-system interpretation methods and in rewrite rules along with the result</text:p>
      <text:p text:style-name="P7"/>
      <text:p text:style-name="P6"><text:change text:change-id="ct96197408"/><text:span text:style-name="T15">Figure 1.9 </text:span><text:change text:change-id="ct96197512"/><text:span text:style-name="T5">s</text:span><text:change-start text:change-id="ct96197096"/><text:span text:style-name="T5">hows</text:span><text:change-end text:change-id="ct96197096"/><text:span text:style-name="T5"> </text:span><text:change-start text:change-id="ct96197200"/><text:span text:style-name="T5">a </text:span><text:change-end text:change-id="ct96197200"/><text:span text:style-name="T5">more complicated model, the Pythagoras tree. It is </text:span><text:change-start text:change-id="ct96197304"/><text:span text:style-name="T5">so </text:span><text:change-end text:change-id="ct96197304"/><text:span text:style-name="T5">named</text:span><text:change text:change-id="ct96197824"/><text:span text:style-name="T5"> because if we denote </text:span><text:change-start text:change-id="ct96197616"/><text:span text:style-name="T5">the </text:span><text:change-end text:change-id="ct96197616"/><text:span text:style-name="T5">length of </text:span><text:change-start text:change-id="ct96197720"/><text:span text:style-name="T5">a side</text:span><text:change-end text:change-id="ct96197720"/><text:change text:change-id="ct96198448"/><text:span text:style-name="T5"> of the base square as </text:span><text:span text:style-name="T10">c </text:span><text:span text:style-name="T5">and </text:span><text:change-start text:change-id="ct96198032"/><text:span text:style-name="T5">the </text:span><text:change-end text:change-id="ct96198032"/><text:span text:style-name="T5">length</text:span><text:change-start text:change-id="ct96198136"/><text:span text:style-name="T5">s</text:span><text:change-end text:change-id="ct96198136"/><text:span text:style-name="T5"> of </text:span><text:change-start text:change-id="ct96198240"/><text:span text:style-name="T5">sides</text:span><text:change-end text:change-id="ct96198240"/><text:change text:change-id="ct96198344"/><text:span text:style-name="T5"> of squares raised from the base square as </text:span><text:span text:style-name="T10">a </text:span><text:span text:style-name="T5">and </text:span><text:span text:style-name="T10">b</text:span><text:change-start text:change-id="ct96197928"/><text:span text:style-name="T10">,</text:span><text:change-end text:change-id="ct96197928"/><text:change-start text:change-id="ct96198632"/><text:span text:style-name="T5"> then the</text:span><text:change-end text:change-id="ct96198632"/><text:change text:change-id="ct96198736"/><text:change-start text:change-id="ct96198840"/><text:span text:style-name="T5"> </text:span><text:change-end text:change-id="ct96198840"/><text:span text:style-name="T5">Pythagorean theorem describes their</text:span><text:change text:change-id="ct96198944"/><text:span text:style-name="T5"> relation as </text:span><text:span text:style-name="T10">c</text:span><text:span text:style-name="T36">2 </text:span><text:span text:style-name="T29">= </text:span><text:span text:style-name="T10">a</text:span><text:span text:style-name="T36">2 </text:span><text:span text:style-name="T29">+ </text:span><text:span text:style-name="T10">b</text:span><text:span text:style-name="T36">2</text:span><text:span text:style-name="T5">. </text:span><text:change-start text:change-id="ct96199048"/><text:span text:style-name="T5">In other words</text:span><text:change-end text:change-id="ct96199048"/><text:change text:change-id="ct96199256"/><text:span text:style-name="T5"> th</text:span><text:change-start text:change-id="ct96199152"/><text:span text:style-name="T5">e</text:span><text:change-end text:change-id="ct96199152"/><text:change text:change-id="ct96199360"/><text:span text:style-name="T5"> area of the base square is equal to </text:span><text:change-start text:change-id="ct96199464"/><text:span text:style-name="T5">the </text:span><text:change-end text:change-id="ct96199464"/><text:span text:style-name="T5">sum of </text:span><text:change-start text:change-id="ct96199568"/><text:span text:style-name="T5">the </text:span><text:change-end text:change-id="ct96199568"/><text:span text:style-name="T5">areas of its child squares. The </text:span><text:change-start text:change-id="ct96199672"/><text:span text:style-name="T5">same </text:span><text:change-end text:change-id="ct96199672"/><text:span text:style-name="T5">relation applies to all </text:span><text:change-start text:change-id="ct96199776"/><text:span text:style-name="T5">the </text:span><text:change-end text:change-id="ct96199776"/><text:span text:style-name="T5">squares in the tree.</text:span></text:p>
      <text:p text:style-name="P30"/>
      <text:p text:style-name="P7">Figure 1.9: Pythagoras tree created with <text:change-start text:change-id="ct96199880"/>a <text:change-end text:change-id="ct96199880"/>parametric L-system</text:p>
      <text:p text:style-name="P7"/>
      <text:p text:style-name="P26">1.3 Related L-system generators</text:p>
      <text:p text:style-name="P3">In this section <text:change text:change-id="ct96200400"/><text:change-start text:change-id="ct96199984"/>a<text:change-end text:change-id="ct96199984"/> list<text:change-start text:change-id="ct96200088"/> is given of<text:change-end text:change-id="ct96200088"/><text:change text:change-id="ct96200504"/> other computer programs or web pages that allow <text:change-start text:change-id="ct96200192"/>the<text:change-end text:change-id="ct96200192"/><text:change text:change-id="ct96200608"/> process<text:change-start text:change-id="ct96200296"/>ing of<text:change-end text:change-id="ct96200296"/> L-systems and eventually <text:change-start text:change-id="ct96200712"/>their <text:change-end text:change-id="ct96200712"/>interpret<text:change-start text:change-id="ct96200816"/>ion<text:change-end text:change-id="ct96200816"/><text:change text:change-id="ct96200920"/> in most cases as an image.</text:p>
      <text:p text:style-name="P27">1.3.1 Web based<text:change-start text:change-id="ct95708160"/> [applications?<text:change-end text:change-id="ct95708160"/><text:change-start text:change-id="ct95505024"/> Or generators??<text:change-end text:change-id="ct95505024"/><text:change-start text:change-id="ct95708056"/>]<text:change-end text:change-id="ct95708056"/></text:p>
      <text:p text:style-name="P3"/>
      <text:p text:style-name="P28">L-system generator by Michael Norris</text:p>
      <text:p text:style-name="P43">http://www.michaelnorris.info/software/l-system-generator.html</text:p>
      <text:p text:style-name="P3"><text:change-start text:change-id="ct96201440"/>A s<text:change-end text:change-id="ct96201440"/><text:change text:change-id="ct96201648"/>imple script which allows <text:change-start text:change-id="ct96201024"/>one <text:change-end text:change-id="ct96201024"/>to set <text:change-start text:change-id="ct96201128"/>some <text:change-end text:change-id="ct96201128"/>basic properties of <text:change-start text:change-id="ct96201232"/>an <text:change-end text:change-id="ct96201232"/>L-<text:change text:change-id="ct96201544"/><text:change-start text:change-id="ct96201336"/>systém<text:change-end text:change-id="ct96201336"/><text:change-start text:change-id="ct96201752"/>:<text:change-end text:change-id="ct96201752"/> namely<text:change-start text:change-id="ct96201856"/>,<text:change-end text:change-id="ct96201856"/> number of iterations, axiom and up to 15 rewrite rules. <text:change-start text:change-id="ct96201960"/>The r<text:change-end text:change-id="ct96201960"/><text:change text:change-id="ct96202272"/>esult is a list of strings of symbols from all iterations (it does not interpret symbols).</text:p>
      <text:p text:style-name="P3">This site can be used to familiarize <text:change-start text:change-id="ct96202168"/>oneself <text:change-end text:change-id="ct96202168"/>with <text:change-start text:change-id="ct96202064"/>the <text:change-end text:change-id="ct96202064"/>rewriting principles of L-systems but it offers no additional functionality.</text:p>
      <text:p text:style-name="P3"/>
      <text:p text:style-name="P28">Lindenmayer power by MadFlame Software</text:p>
      <text:p text:style-name="P43">http://madflame991.blogspot.com/p/lindenmayer-power.html</text:p>
      <text:p text:style-name="P3"><text:change-start text:change-id="ct96202376"/>An <text:change-end text:change-id="ct96202376"/>L-system generator which allows t<text:change-start text:change-id="ct96202480"/>he<text:change-end text:change-id="ct96202480"/><text:change text:change-id="ct96202896"/> set<text:change-start text:change-id="ct96202584"/>ting of some<text:change-end text:change-id="ct96202584"/> basic properties of <text:change-start text:change-id="ct96202688"/>an <text:change-end text:change-id="ct96202688"/>L-system and <text:change-start text:change-id="ct96202792"/>the <text:change-end text:change-id="ct96202792"/>interpretation <text:change-start text:change-id="ct96203000"/>o<text:change-end text:change-id="ct96203000"/>f<text:change text:change-id="ct96203104"/> each symbol. Symbols can be interpreted using turtle graphics or they can define or modify <text:change-start text:change-id="ct96203416"/>the <text:change-end text:change-id="ct96203416"/>value of a variable. All iterations are listed as text and <text:change-start text:change-id="ct96203208"/>also <text:change-end text:change-id="ct96203208"/>drawn on screen<text:change text:change-id="ct96203624"/>.</text:p>
      <text:p text:style-name="P5"><text:change-start text:change-id="ct96203312"/><text:span text:style-name="T6">The p</text:span><text:change-end text:change-id="ct96203312"/><text:change text:change-id="ct96203728"/><text:span text:style-name="T6">ossibility to work with variables makes it </text:span><text:change-start text:change-id="ct96203520"/><text:span text:style-name="T6">a </text:span><text:change-end text:change-id="ct96203520"/><text:span text:style-name="T6">relatively powerful </text:span><text:change text:change-id="ct96204352"/><text:change-start text:change-id="ct96203936"/><text:span text:style-name="T6">systém,</text:span><text:change-end text:change-id="ct96203936"/><text:span text:style-name="T6"> but it is </text:span><text:change-start text:change-id="ct96204040"/><text:span text:style-name="T6">only </text:span><text:change-end text:change-id="ct96204040"/><text:span text:style-name="T6">possible to draw </text:span><text:change text:change-id="ct96204456"/><text:span text:style-name="T6">with a thin black line. Also</text:span><text:change-start text:change-id="ct96204248"/><text:span text:style-name="T6">,</text:span><text:change-end text:change-id="ct96204248"/><text:span text:style-name="T6"> the syntax is not very user</text:span><text:change-start text:change-id="ct96203832"/><text:span text:style-name="T6">-</text:span><text:change-end text:change-id="ct96203832"/><text:span text:style-name="T6">friendly and </text:span><text:change-start text:change-id="ct96204144"/><text:span text:style-name="T6">the </text:span><text:change-end text:change-id="ct96204144"/><text:span text:style-name="T6">user </text:span><text:change text:change-id="ct95502840"/><text:span text:style-name="T6">interface is hard to use (a</text:span><text:change-start text:change-id="ct96204560"/><text:span text:style-name="T6">s well as </text:span><text:change-end text:change-id="ct96204560"/><text:change text:change-id="ct96204872"/><text:span text:style-name="T6">the script </text:span><text:change text:change-id="ct96204768"/><text:span text:style-name="T6">not </text:span><text:change-start text:change-id="ct96204664"/><text:span text:style-name="T6">being </text:span><text:change-end text:change-id="ct96204664"/><text:span text:style-name="T6">very stable). The size of the output window is only </text:span><text:span text:style-name="T63">500 </text:span><text:span text:style-name="T68">_ </text:span><text:span text:style-name="T63">500 </text:span><text:span text:style-name="T6">pixels and output can</text:span><text:change text:change-id="ct96204976"/><text:span text:style-name="T6">not be saved other</text:span><text:change text:change-id="ct96205080"/><text:span text:style-name="T6"> than using print-screen.</text:span></text:p>
      <text:p text:style-name="P3"/>
      <text:p text:style-name="P28">L-system generator by Nolan Carroll</text:p>
      <text:p text:style-name="P43">http://nolandc.com/sandbox/fractals/</text:p>
      <text:p text:style-name="P3">L-system generator <text:change-start text:change-id="ct96205184"/>has<text:change-end text:change-id="ct96205184"/><text:change text:change-id="ct96205392"/> a nice looking interface where it is possible to set<text:change-start text:change-id="ct96205288"/> an L-systém‘s<text:change-end text:change-id="ct96205288"/> basic properties<text:change text:change-id="ct96205912"/><text:change text:change-id="ct96205496"/>. <text:change text:change-id="ct96206016"/><text:change-start text:change-id="ct96205600"/>I<text:change-end text:change-id="ct96205600"/>nterpretation of symbols is fixed. <text:change-start text:change-id="ct96205704"/>The l<text:change-end text:change-id="ct96205704"/><text:change text:change-id="ct96206120"/>ast iteration of <text:change-start text:change-id="ct96205808"/>an <text:change-end text:change-id="ct96205808"/>L-system is drawn on the screen using animation (line by line from the starting position).</text:p>
      <text:p text:style-name="P3"><text:change-start text:change-id="ct96206328"/>The i<text:change-end text:change-id="ct96206328"/><text:change text:change-id="ct96206536"/>nterface is user<text:change-start text:change-id="ct96206432"/>-<text:change-end text:change-id="ct96206432"/><text:change text:change-id="ct96206640"/>friendly but <text:change-start text:change-id="ct96206224"/>the <text:change-end text:change-id="ct96206224"/>only <text:change text:change-id="ct95500240"/>interpretation of <text:change-start text:change-id="ct95499824"/>a <text:change-end text:change-id="ct95499824"/>symbol <text:change-start text:change-id="ct95499928"/>by drawing <text:change-end text:change-id="ct95499928"/>is <text:change-start text:change-id="ct95500032"/>a <text:change-end text:change-id="ct95500032"/>black line. There is no help nor examples<text:change-start text:change-id="ct95500136"/>;<text:change-end text:change-id="ct95500136"/> thus<text:change-start text:change-id="ct95500968"/>,<text:change-end text:change-id="ct95500968"/> it is hard to use for <text:change-start text:change-id="ct95500344"/>an <text:change-end text:change-id="ct95500344"/>inexperienced user. Output is drawn on <text:change-start text:change-id="ct95500448"/>a <text:change-end text:change-id="ct95500448"/>canvas which fills <text:change-start text:change-id="ct95500552"/>the <text:change-end text:change-id="ct95500552"/>entire area of <text:change-start text:change-id="ct95500656"/>the <text:change-end text:change-id="ct95500656"/>web browser but it can<text:change text:change-id="ct95501072"/>not be saved other<text:change text:change-id="ct95501176"/> than using print-screen.</text:p>
      <text:p text:style-name="P3"/>
      <text:p text:style-name="P28">VRML L-system generator by Patrick Murris</text:p>
      <text:p text:style-name="P43">http://www.alpix.com/vrml/lsys.htm</text:p>
      <text:p text:style-name="P3"><text:change-start text:change-id="ct95500760"/>An <text:change-end text:change-id="ct95500760"/>L-system generator which can generate <text:change-start text:change-id="ct95500864"/>a <text:change-end text:change-id="ct95500864"/>3D VRML model. Basic properties of <text:change-start text:change-id="ct95501384"/>the <text:change-end text:change-id="ct95501384"/>L-system and interpretation can be set and output can be produced into VRML 1.0, 2.0 or string.</text:p>
      <text:p text:style-name="P30"><text:soft-page-break/>The problem is that <text:change-start text:change-id="ct95501488"/>a <text:change-end text:change-id="ct95501488"/>VRML plugin is needed for displaying 3D models.</text:p>
      <text:p text:style-name="P30"/>
      <text:p text:style-name="P28">L-system generator by John Snyders</text:p>
      <text:p text:style-name="P43">http://hardlikesoftware.com/projects/lsystem/lsystem.html</text:p>
      <text:p text:style-name="P3">At first sight <text:change text:change-id="ct95501800"/>t<text:change-start text:change-id="ct95501592"/>his<text:change-end text:change-id="ct95501592"/> is <text:change-start text:change-id="ct95501280"/>a <text:change-end text:change-id="ct95501280"/>sophisticated L-system generator which can rewrite symbols with parameters and do context-sensitive rewriting. Result<text:change-start text:change-id="ct95501696"/>s<text:change-end text:change-id="ct95501696"/> <text:change-start text:change-id="ct95502008"/>can be<text:change-end text:change-id="ct95502008"/><text:change text:change-id="ct95501904"/> drawn on a page as an animation of <text:change-start text:change-id="ct95502112"/>the <text:change-end text:change-id="ct95502112"/>development and a progress bar shows its status. The biggest drawback is that L-systems are hard-coded in JavaScript and it is only possible to change the number of iterations.</text:p>
      <text:p text:style-name="P3">This L-system generator contains many examples and output is rendered as image which can be saved<text:change-start text:change-id="ct95502216"/>,<text:change-end text:change-id="ct95502216"/> but examples are the only thing <text:change-start text:change-id="ct95502320"/>t<text:change-end text:change-id="ct95502320"/><text:change text:change-id="ct95502424"/>hat it can produce.</text:p>
      <text:p text:style-name="P3"/>
      <text:p text:style-name="P28">WWW L-system Explorer by Zdík Kudrle</text:p>
      <text:p text:style-name="P43">http://zdeeck.borg.cz/wlse/l-system.php</text:p>
      <text:p text:style-name="P5"><text:change-start text:change-id="ct95502528"/><text:span text:style-name="T6">An </text:span><text:change-end text:change-id="ct95502528"/><text:span text:style-name="T6">L-system generator with </text:span><text:change-start text:change-id="ct95502632"/><text:span text:style-name="T6">a </text:span><text:change-end text:change-id="ct95502632"/><text:span text:style-name="T6">well-arranged user interface where </text:span><text:change-start text:change-id="ct95502736"/><text:span text:style-name="T6">it </text:span><text:change-end text:change-id="ct95502736"/><text:span text:style-name="T6">is possible to set </text:span><text:change-start text:change-id="ct95502944"/><text:span text:style-name="T6">the </text:span><text:change-end text:change-id="ct95502944"/><text:span text:style-name="T6">basic properties of the generated L-systems. The interpretation of symbols is fixed and it uses </text:span><text:change-start text:change-id="ct95503048"/><text:span text:style-name="T6">an </text:span><text:change-end text:change-id="ct95503048"/><text:span text:style-name="T6">unusual set of interpretation methods like </text:span><text:span text:style-name="T65">pen up </text:span><text:span text:style-name="T6">and </text:span><text:span text:style-name="T65">pen down </text:span><text:span text:style-name="T6">instead o</text:span><text:change-start text:change-id="ct95503152"/><text:span text:style-name="T6">f the</text:span><text:change-end text:change-id="ct95503152"/><text:span text:style-name="T6"> traditional </text:span><text:span text:style-name="T65">draw line </text:span><text:span text:style-name="T6">and </text:span><text:span text:style-name="T65">move forward</text:span><text:span text:style-name="T6">. The last iteration is drawn as an image by server-side PHP </text:span><text:change text:change-id="ct95503360"/><text:change-start text:change-id="ct95503256"/><text:span text:style-name="T6">script,</text:span><text:change-end text:change-id="ct95503256"/><text:span text:style-name="T6"> thus output can be downloaded easily. It is possible to set line color (even to color gradient) and background color of the image. Size of the output image can be set freely.</text:span></text:p>
      <text:p text:style-name="P2"><text:span text:style-name="T1">This web-based generator is the best among the generators listed in this section. It contains </text:span><text:change-start text:change-id="ct95503568"/><text:span text:style-name="T1">a </text:span><text:change-end text:change-id="ct95503568"/><text:span text:style-name="T1">well</text:span><text:change-start text:change-id="ct95503672"/><text:span text:style-name="T1">-</text:span><text:change-end text:change-id="ct95503672"/><text:change text:change-id="ct95503984"/><text:span text:style-name="T1">written help section and </text:span><text:change-start text:change-id="ct95503464"/><text:span text:style-name="T1">several</text:span><text:change-end text:change-id="ct95503464"/><text:change text:change-id="ct95503880"/><text:span text:style-name="T1"> examples. However it can</text:span><text:change text:change-id="ct95503776"/><text:span text:style-name="T1">not do context rewriting and symbols can’t hold any parameters. The length of drawn lines or turns can </text:span><text:change-start text:change-id="ct95504088"/><text:span text:style-name="T1">only </text:span><text:change-end text:change-id="ct95504088"/><text:span text:style-name="T1">be a</text:span><text:change-start text:change-id="ct95504192"/><text:span text:style-name="T1">djust</text:span><text:change-end text:change-id="ct95504192"/><text:change text:change-id="ct95504712"/><text:span text:style-name="T1">ed</text:span><text:change text:change-id="ct95504816"/><text:span text:style-name="T1"> by increasing </text:span><text:span text:style-name="T32">depth level </text:span><text:span text:style-name="T1">and setting the change ratio. </text:span><text:change-start text:change-id="ct95504296"/><text:span text:style-name="T1">An e</text:span><text:change-end text:change-id="ct95504296"/><text:change text:change-id="ct95504920"/><text:span text:style-name="T1">xample of </text:span><text:change-start text:change-id="ct95504400"/><text:span text:style-name="T1">a </text:span><text:change-end text:change-id="ct95504400"/><text:span text:style-name="T1">plant</text:span><text:change-start text:change-id="ct95504504"/><text:span text:style-name="T1">-</text:span><text:change-end text:change-id="ct95504504"/><text:span text:style-name="T1">like model produced by WWW L-system Explorer is </text:span><text:change-start text:change-id="ct95504608"/><text:span text:style-name="T1">shown </text:span><text:change-end text:change-id="ct95504608"/><text:span text:style-name="T1">in </text:span><text:span text:style-name="T12">Figure 1.10</text:span><text:span text:style-name="T1">.</text:span></text:p>
      <text:p text:style-name="P30"/>
      <text:p text:style-name="P1">Figure 1.10: Image produced by WWW L-system Explorer</text:p>
      <text:p text:style-name="Standard"/>
      <text:p text:style-name="P27">1.3.2 Desktop applications</text:p>
      <text:p text:style-name="P3"/>
      <text:p text:style-name="P28">L-systems explorer by James Matthews</text:p>
      <text:p text:style-name="P43">http://www.generation5.org/content/2002/lse.asp</text:p>
      <text:p text:style-name="P3"><text:change-start text:change-id="ct95505128"/>A s<text:change-end text:change-id="ct95505128"/><text:change text:change-id="ct95505232"/>imple desktop application which renders L-systems in the application window. Basic properties of <text:change-start text:change-id="ct95505336"/>an <text:change-end text:change-id="ct95505336"/>L-system and its interpretation can be edited in <text:change-start text:change-id="ct95505440"/>a <text:change-end text:change-id="ct95505440"/>dialog window but interpretation <text:change-start text:change-id="ct95505544"/>o<text:change-end text:change-id="ct95505544"/>f<text:change text:change-id="ct95505856"/> individual symbols can<text:change text:change-id="ct95505960"/>not be changed. It is possible to move and zoom the model with a mouse. L-systems can be saved or loaded into <text:change-start text:change-id="ct95505648"/>a <text:change-end text:change-id="ct95505648"/>text file and <text:change-start text:change-id="ct95505752"/>the <text:change-end text:change-id="ct95505752"/>drawn image can be saved to <text:change-start text:change-id="ct95506064"/>the <text:change-end text:change-id="ct95506064"/>clipboard.</text:p>
      <text:p text:style-name="P3">L-systems explorer can be used for generati<text:change text:change-id="ct95506688"/>n<text:change-start text:change-id="ct95506168"/>g<text:change-end text:change-id="ct95506168"/><text:change text:change-id="ct95506480"/> simple models but it is not possible to do context rewriting or use symbol<text:change text:change-id="ct95506584"/> parameters<text:change-start text:change-id="ct95506272"/>;<text:change-end text:change-id="ct95506272"/><text:change text:change-id="ct95506792"/> <text:change-start text:change-id="ct95506376"/>e<text:change-end text:change-id="ct95506376"/><text:change text:change-id="ct95507000"/>ven line thickness can<text:change text:change-id="ct95506896"/>not be changed. <text:change-start text:change-id="ct95507208"/>The u<text:change-end text:change-id="ct95507208"/><text:change text:change-id="ct95507312"/>ser interface for editing <text:change-start text:change-id="ct95507104"/>an <text:change-end text:change-id="ct95507104"/>L-system is very simple (it is <text:change-start text:change-id="ct95507416"/>only <text:change-end text:change-id="ct95507416"/>possible to show rewrite rules <text:change text:change-id="ct95507624"/>for one symbol at a time).</text:p>
      <text:p text:style-name="P30"/>
      <text:p text:style-name="P28">L-system Vector Generator by Dmitry Malutin</text:p>
      <text:p text:style-name="P43">http://xaraxtv.at.tut.by/lsvg.htm</text:p>
      <text:p text:style-name="P2"><text:change-start text:change-id="ct95507520"/><text:span text:style-name="T1">A s</text:span><text:change-end text:change-id="ct95507520"/><text:change text:change-id="ct95507728"/><text:span text:style-name="T1">imilar application to </text:span><text:change text:change-id="ct95507832"/><text:span text:style-name="T16">L-systems explorer</text:span><text:span text:style-name="T12"> by James Matthews </text:span><text:span text:style-name="T1">but with </text:span><text:change-start text:change-id="ct95507936"/><text:span text:style-name="T1">a </text:span><text:change-end text:change-id="ct95507936"/><text:span text:style-name="T1">better user interface and it is also possible to randomize line lengths or turn angles. </text:span><text:change-start text:change-id="ct95508040"/><text:span text:style-name="T1">A n</text:span><text:change-end text:change-id="ct95508040"/><text:change text:change-id="ct95508352"/><text:span text:style-name="T1">ice feature is the </text:span><text:span text:style-name="T32">angle wizard </text:span><text:span text:style-name="T1">which displays </text:span><text:change-start text:change-id="ct95508144"/><text:span text:style-name="T1">a </text:span><text:change-end text:change-id="ct95508144"/><text:span text:style-name="T1">grid of L-systems each with </text:span><text:change-start text:change-id="ct95508248"/><text:span text:style-name="T1">a </text:span><text:change-end text:change-id="ct95508248"/><text:span text:style-name="T1">different setting of turning angle </text:span><text:change-start text:change-id="ct95508664"/><text:span text:style-name="T1">- </text:span><text:change-end text:change-id="ct95508664"/><text:span text:style-name="T1">a</text:span><text:change-start text:change-id="ct95508560"/><text:span text:style-name="T1">llowing </text:span><text:change-end text:change-id="ct95508560"/><text:change-start text:change-id="ct95508768"/><text:span text:style-name="T1">the</text:span><text:change-end text:change-id="ct95508768"/><text:change-start text:change-id="ct95508456"/><text:span text:style-name="T1"> user </text:span><text:change-end text:change-id="ct95508456"/><text:change-start text:change-id="ct95508872"/><text:span text:style-name="T1">to easily make their choice</text:span><text:change-end text:change-id="ct95508872"/><text:change text:change-id="ct95508976"/><text:span text:style-name="T1">. Drawn lines can be automatically closed to form polygons. It is possible to save </text:span><text:change-start text:change-id="ct95509080"/><text:span text:style-name="T1">an </text:span><text:change-end text:change-id="ct95509080"/><text:span text:style-name="T1">image as AI (Adobe Illustrator) or WMF (Windows Metafile) </text:span><text:change text:change-id="ct95509392"/><text:span text:style-name="T1">which are </text:span><text:change-start text:change-id="ct95509184"/><text:span text:style-name="T1">both </text:span><text:change-end text:change-id="ct95509184"/><text:span text:style-name="T1">not very common formats.</text:span></text:p>
      <text:p text:style-name="P2"><text:change-start text:change-id="ct95509288"/><text:span text:style-name="T1">This a</text:span><text:change-end text:change-id="ct95509288"/><text:change text:change-id="ct95509496"/><text:span text:style-name="T1">pplication contains hundreds of examples but it lacks any advanced types of L-systems or interpretation settings. Application window size is about </text:span><text:span text:style-name="T27">700 </text:span><text:span text:style-name="T41">_ </text:span><text:span text:style-name="T27">550 </text:span><text:span text:style-name="T1">pixels and it can</text:span><text:change text:change-id="ct95509600"/><text:span text:style-name="T1">not be resided</text:span><text:change-start text:change-id="ct95509704"/><text:span text:style-name="T1"> [?? resized??]</text:span><text:change-end text:change-id="ct95509704"/><text:span text:style-name="T1">. One of </text:span><text:change-start text:change-id="ct95509808"/><text:span text:style-name="T1">the </text:span><text:change-end text:change-id="ct95509808"/><text:span text:style-name="T1">built-in examples with randomized angles and line lengths is </text:span><text:change-start text:change-id="ct95509912"/><text:span text:style-name="T1">shown </text:span><text:change-end text:change-id="ct95509912"/><text:span text:style-name="T1">in </text:span><text:span text:style-name="T12">Figure 1.11</text:span></text:p>
      <text:p text:style-name="P41"><text:soft-page-break/></text:p>
      <text:p text:style-name="P1">Figure 1.11: <text:change-start text:change-id="ct95510224"/>A p<text:change-end text:change-id="ct95510224"/><text:change text:change-id="ct95510328"/>lant example from L-system Vector Generator</text:p>
      <text:p text:style-name="P1"/>
      <text:p text:style-name="P28">L-system 4 by Timothy Perz</text:p>
      <text:p text:style-name="P43">http://www.oocities.org/tperz/L4About.htm</text:p>
      <text:p text:style-name="P3"/>
      <text:p text:style-name="P3">L-system 4 is <text:change-start text:change-id="ct95510120"/>a <text:change-end text:change-id="ct95510120"/>relatively advanced tool for generating models with L-systems. Besides all <text:change-start text:change-id="ct95510016"/>the <text:change-end text:change-id="ct95510016"/>basic functionality it is possible to create 3D models with custom textures. Models can be saved as raster images (BMP or JPEG) or they can be exported to AutoCAD DXF format. Interpreting capabilities are quite good but it can <text:change-start text:change-id="ct95510432"/>only <text:change-end text:change-id="ct95510432"/>do <text:change text:change-id="ct95510848"/>deterministic rewriting with <text:change-start text:change-id="ct95510536"/>a <text:change-end text:change-id="ct95510536"/>limited usage of parameters.</text:p>
      <text:p text:style-name="P3"><text:change-start text:change-id="ct95510640"/>A t<text:change-end text:change-id="ct95510640"/><text:change text:change-id="ct95510744"/>able of symbol<text:change text:change-id="ct95510952"/> interpretations (which are not changeable) can be displayed at right<text:change-start text:change-id="ct95511056"/>-hand<text:change-end text:change-id="ct95511056"/> side of <text:change-start text:change-id="ct95511160"/>the <text:change-end text:change-id="ct95511160"/>application<text:change-start text:change-id="ct95511264"/>:<text:change-end text:change-id="ct95511264"/> <text:change text:change-id="ct95511368"/>a nice feature. L-system 4 has good capabilities <text:change-start text:change-id="ct95511472"/>for<text:change-end text:change-id="ct95511472"/><text:change text:change-id="ct95511888"/> producing <text:change text:change-id="ct95511992"/>3D output but the input syntax is very compact and hard to read. Also<text:change-start text:change-id="ct95511576"/>,<text:change-end text:change-id="ct95511576"/> more advanced L-system types<text:change-start text:change-id="ct95511680"/>,<text:change-end text:change-id="ct95511680"/> like context-sensitive or parametric L-systems<text:change-start text:change-id="ct95511784"/>,<text:change-end text:change-id="ct95511784"/> are not supported.</text:p>
      <text:p text:style-name="P3"/>
      <text:p text:style-name="P28">L-studio by Przemysław Prusinkiewicz et. al</text:p>
      <text:p text:style-name="P43">http://algorithmicbotany.org/lstudio/</text:p>
      <text:p text:style-name="P3"/>
      <text:p text:style-name="P1"><text:span text:style-name="T2">L-studio is probably one of the best applications designed for modeling plants with L-systems. L-studio is not a single program but it is </text:span><text:change-start text:change-id="ct95512096"/><text:span text:style-name="T2">a suite of program modules</text:span><text:change-end text:change-id="ct95512096"/><text:change text:change-id="ct95512304"/><text:span text:style-name="T2"> that consists of many tools. L-studio can process all </text:span><text:change-start text:change-id="ct95512200"/><text:span text:style-name="T2">the </text:span><text:change-end text:change-id="ct95512200"/><text:span text:style-name="T2">types of L-systems described in </text:span><text:span text:style-name="T9">section 1.2 </text:span><text:span text:style-name="T2">and also </text:span><text:change text:change-id="ct95513136"/><text:span text:style-name="T2">produce </text:span><text:change-start text:change-id="ct95512512"/><text:span text:style-name="T2">the </text:span><text:change-end text:change-id="ct95512512"/><text:span text:style-name="T2">animation of plant growth. With L-studio </text:span><text:change-start text:change-id="ct95512616"/><text:span text:style-name="T2">it </text:span><text:change-end text:change-id="ct95512616"/><text:span text:style-name="T2">is possible to model 3D models of plants with regard</text:span><text:change text:change-id="ct95512928"/><text:span text:style-name="T2"> to environment</text:span><text:change-start text:change-id="ct95512720"/><text:span text:style-name="T2">al factors</text:span><text:change-end text:change-id="ct95512720"/><text:span text:style-name="T2"> </text:span><text:change-start text:change-id="ct95512824"/><text:span text:style-name="T2">such as</text:span><text:change-end text:change-id="ct95512824"/><text:change text:change-id="ct95513032"/><text:span text:style-name="T2"> wind, gravity, the space around </text:span><text:change-start text:change-id="ct95512408"/><text:span text:style-name="T2">a </text:span><text:change-end text:change-id="ct95512408"/><text:span text:style-name="T2">plant, sunlight, etc. </text:span><text:change-start text:change-id="ct95513344"/><text:span text:style-name="T2">The o</text:span><text:change-end text:change-id="ct95513344"/><text:change text:change-id="ct95513656"/><text:span text:style-name="T2">utput model can be saved in many formats </text:span><text:change-start text:change-id="ct95513240"/><text:span text:style-name="T2">such as</text:span><text:change-end text:change-id="ct95513240"/><text:change text:change-id="ct95513760"/><text:span text:style-name="T2"> Wavefront OBJ, Postscript, </text:span><text:change-start text:change-id="ct95513448"/><text:span text:style-name="T2">or </text:span><text:change-end text:change-id="ct95513448"/><text:span text:style-name="T2">BMP</text:span><text:change-start text:change-id="ct95513552"/><text:span text:style-name="T2">,</text:span><text:change-end text:change-id="ct95513552"/><text:span text:style-name="T2"> or it can be rendered with </text:span><text:change-start text:change-id="ct95513864"/><text:span text:style-name="T2">its </text:span><text:change-end text:change-id="ct95513864"/><text:span text:style-name="T2">built in ray-tracer to produce photo-realistic images.</text:span></text:p>
      <text:p text:style-name="P3"><text:change-start text:change-id="ct95513968"/>There are<text:change-end text:change-id="ct95513968"/><text:change text:change-id="ct95514176"/><text:change-start text:change-id="ct95514072"/> e<text:change-end text:change-id="ct95514072"/>ven <text:change text:change-id="ct95514488"/>many examples of plant models and <text:change-start text:change-id="ct95514280"/>an <text:change-end text:change-id="ct95514280"/>extensive help <text:change-start text:change-id="ct95514384"/>sec<text:change-end text:change-id="ct95514384"/><text:change-start text:change-id="ct95514592"/>tion<text:change-end text:change-id="ct95514592"/><text:change-start text:change-id="ct95514800"/>, <text:change-end text:change-id="ct95514800"/><text:change-start text:change-id="ct95515008"/>though<text:change-end text:change-id="ct95515008"/><text:change-start text:change-id="ct95514904"/> certainly<text:change-end text:change-id="ct95514904"/><text:change-start text:change-id="ct95514696"/> <text:change-end text:change-id="ct95514696"/>it is not easy to start using it. The syntax is very compact and <text:change-start text:change-id="ct95515112"/>lacks<text:change-end text:change-id="ct95515112"/><text:change text:change-id="ct95515528"/> <text:change text:change-id="ct95515632"/>cl<text:change text:change-id="ct95515736"/>ar<text:change-start text:change-id="ct95515216"/>ity<text:change-end text:change-id="ct95515216"/> for a new user.</text:p>
      <text:p text:style-name="P3"/>
      <text:p text:style-name="P1"><text:change-start text:change-id="ct95515320"/><text:span text:style-name="T2">The a</text:span><text:change-end text:change-id="ct95515320"/><text:change text:change-id="ct95515840"/><text:span text:style-name="T2">pplication is not free-ware but a demo version can be downloaded. After </text:span><text:change-start text:change-id="ct95515424"/><text:span text:style-name="T2">an </text:span><text:change-end text:change-id="ct95515424"/><text:span text:style-name="T2">evaluation period it is still possible to use it but it is not possible to export images and </text:span><text:change text:change-id="ct95309552"/><text:span text:style-name="T2">previews have </text:span><text:change-start text:change-id="ct95515944"/><text:span text:style-name="T2">a </text:span><text:change-end text:change-id="ct95515944"/><text:span text:style-name="T2">watermark. In </text:span><text:span text:style-name="T9">Figure 1.12 </text:span><text:span text:style-name="T2">is one of the most beautiful examples </text:span><text:change-start text:change-id="ct95516048"/><text:span text:style-name="T2">from</text:span><text:change-end text:change-id="ct95516048"/><text:change text:change-id="ct95309656"/><text:span text:style-name="T2"> L-studio, the Lily.</text:span></text:p>
      <text:p text:style-name="P3"/>
      <text:p text:style-name="P1">Figure 1.12: Model of Lily produced by L-studio</text:p>
      <text:p text:style-name="P1"/>
      <text:p text:style-name="P24">2. Design</text:p>
      <text:p text:style-name="P1"><text:span text:style-name="T2">In this chapter</text:span><text:change text:change-id="ct95310280"/><text:span text:style-name="T2"> </text:span><text:change-start text:change-id="ct95309760"/><text:span text:style-name="T2">the </text:span><text:change-end text:change-id="ct95309760"/><text:span text:style-name="T2">design of </text:span><text:change-start text:change-id="ct95311320"/><text:span text:style-name="T2">my</text:span><text:change-end text:change-id="ct95311320"/><text:change-start text:change-id="ct95309968"/><text:span text:style-name="T2"> </text:span><text:change-end text:change-id="ct95309968"/><text:span text:style-name="T2">solution</text:span><text:change-start text:change-id="ct95310072"/><text:span text:style-name="T2"> </text:span><text:change-end text:change-id="ct95310072"/><text:change-start text:change-id="ct95311216"/><text:span text:style-name="T2">for an online feature-rich development environment </text:span><text:change-end text:change-id="ct95311216"/><text:change-start text:change-id="ct95310176"/><text:span text:style-name="T2">is described</text:span><text:change-end text:change-id="ct95310176"/><text:span text:style-name="T2"> and</text:span><text:change text:change-id="ct95310384"/><text:span text:style-name="T2"> </text:span><text:change-start text:change-id="ct95310488"/><text:span text:style-name="T2">the </text:span><text:change-end text:change-id="ct95310488"/><text:span text:style-name="T2">decisions that were made</text:span><text:change-start text:change-id="ct95309864"/><text:span text:style-name="T2"> explained</text:span><text:change-end text:change-id="ct95309864"/><text:span text:style-name="T2">. Implementation details are described in </text:span><text:change-start text:change-id="ct95310592"/><text:span text:style-name="T2">C</text:span><text:change-end text:change-id="ct95310592"/><text:change text:change-id="ct95310696"/><text:span text:style-name="T9">hapter 3</text:span><text:span text:style-name="T2">.</text:span></text:p>
      <text:p text:style-name="P3">In the first section<text:change text:change-id="ct95311112"/> <text:change-start text:change-id="ct95314544"/>(2.1) <text:change-end text:change-id="ct95314544"/><text:change-start text:change-id="ct95310800"/>the <text:change-end text:change-id="ct95310800"/>design of <text:change-start text:change-id="ct95310904"/>the <text:change-end text:change-id="ct95310904"/>L-system processing library<text:change-start text:change-id="ct95311008"/> is described<text:change-end text:change-id="ct95311008"/>. <text:change-start text:change-id="ct95311528"/>The l<text:change-end text:change-id="ct95311528"/><text:change text:change-id="ct95311944"/>ibrary process<text:change-start text:change-id="ct95311424"/>es<text:change-end text:change-id="ct95311424"/> input with <text:change-start text:change-id="ct95311736"/>a <text:change-end text:change-id="ct95311736"/>component-based approach. <text:change-start text:change-id="ct95311632"/>The c<text:change-end text:change-id="ct95311632"/><text:change text:change-id="ct95312048"/>ore of the library is responsible for creating <text:change-start text:change-id="ct95311840"/>a <text:change-end text:change-id="ct95311840"/>system of connected components (components graph) but processing of <text:change-start text:change-id="ct95312152"/>the <text:change-end text:change-id="ct95312152"/>L-system itself is fully under <text:change-start text:change-id="ct95312256"/>the <text:change-end text:change-id="ct95312256"/>control of <text:change-start text:change-id="ct95312360"/>the <text:change-end text:change-id="ct95312360"/>components. Components can be created by <text:change-start text:change-id="ct95312464"/>the <text:change-end text:change-id="ct95312464"/>user<text:change-start text:change-id="ct95312568"/>, thus<text:change-end text:change-id="ct95312568"/><text:change text:change-id="ct95312776"/> bring<text:change-start text:change-id="ct95312672"/>ing<text:change-end text:change-id="ct95312672"/> freedom to <text:change-start text:change-id="ct95312880"/>the <text:change-end text:change-id="ct95312880"/>L-system processing.</text:p>
      <text:p text:style-name="P3"><text:change-start text:change-id="ct95312984"/>The l<text:change-end text:change-id="ct95312984"/><text:change text:change-id="ct95313608"/>ibrary <text:change text:change-id="ct95313712"/>will contain predefined components to <text:change-start text:change-id="ct95313400"/>make it<text:change-end text:change-id="ct95313400"/><text:change text:change-id="ct95313920"/> possible to process L-systems without <text:change-start text:change-id="ct95313192"/>the <text:change-end text:change-id="ct95313192"/>need <text:change text:change-id="ct95313816"/>f<text:change-start text:change-id="ct95313088"/>or<text:change-end text:change-id="ct95313088"/> creating custom components. <text:change-start text:change-id="ct95313296"/>The d<text:change-end text:change-id="ct95313296"/><text:change text:change-id="ct95313504"/>esign of these components is described in the second section<text:change-start text:change-id="ct95314648"/> (Section 2.2)<text:change-end text:change-id="ct95314648"/>. These components will also serve as an example for users who want to implement their own processing system.</text:p>
      <text:p text:style-name="P3">In the third section <text:change-start text:change-id="ct95314752"/>(2.3) <text:change-end text:change-id="ct95314752"/>is described <text:change-start text:change-id="ct95314336"/>the <text:change-end text:change-id="ct95314336"/>design of <text:change-start text:change-id="ct95314024"/>the <text:change-end text:change-id="ct95314024"/>online web user interface. It uses <text:change-start text:change-id="ct95314128"/>the <text:change-end text:change-id="ct95314128"/>library and components to process input so it will also serve as an example of <text:change-start text:change-id="ct95314232"/>its <text:change-end text:change-id="ct95314232"/>us<text:change text:change-id="ct95314440"/>e.</text:p>
      <text:p text:style-name="P3"/>
      <text:p text:style-name="P26"><text:soft-page-break/>2.1 L-system processing library</text:p>
      <text:p text:style-name="P3"/>
      <text:p text:style-name="P3"><text:change-start text:change-id="ct95314856"/>The m<text:change-end text:change-id="ct95314856"/><text:change text:change-id="ct95315064"/>ain design goal of <text:change-start text:change-id="ct95314960"/>the <text:change-end text:change-id="ct95314960"/>L-system processing library <text:change-start text:change-id="ct95315272"/>wa<text:change-end text:change-id="ct95315272"/><text:change text:change-id="ct95315376"/>s <text:change-start text:change-id="ct95315168"/>that it should be <text:change-end text:change-id="ct95315168"/>simple <text:change-start text:change-id="ct95315480"/>to <text:change-end text:change-id="ct95315480"/>exten<text:change-start text:change-id="ct95315584"/>d<text:change-end text:change-id="ct95315584"/><text:change text:change-id="ct95315688"/>. It should be possible to alter <text:change-start text:change-id="ct95316000"/>the <text:change-end text:change-id="ct95316000"/>processing of <text:change-start text:change-id="ct95316104"/>an <text:change-end text:change-id="ct95316104"/>L-system without need<text:change-start text:change-id="ct95316208"/>ing<text:change-end text:change-id="ct95316208"/> <text:change-start text:change-id="ct95316312"/>t<text:change-end text:change-id="ct95316312"/>o<text:change text:change-id="ct95316416"/> chang<text:change-start text:change-id="ct95315792"/>e<text:change-end text:change-id="ct95315792"/><text:change text:change-id="ct95316520"/> <text:change-start text:change-id="ct95315896"/>the <text:change-end text:change-id="ct95315896"/>whole process<text:change-start text:change-id="ct95317040"/>ing<text:change-end text:change-id="ct95317040"/> system. This behavior is achieved by <text:change-start text:change-id="ct95317144"/>its <text:change-end text:change-id="ct95317144"/>modular design – input is processed with<text:change-start text:change-id="ct95316624"/>in<text:change-end text:change-id="ct95316624"/> <text:change-start text:change-id="ct95316728"/>a <text:change-end text:change-id="ct95316728"/>set of connected components. Each component is specialized for one <text:change-start text:change-id="ct95316936"/>particular <text:change-end text:change-id="ct95316936"/><text:change text:change-id="ct95317248"/><text:change-start text:change-id="ct95316832"/>activity:<text:change-end text:change-id="ct95316832"/> for example<text:change-start text:change-id="ct95317352"/>,<text:change-end text:change-id="ct95317352"/> symbol rewriting or <text:change-start text:change-id="ct95317456"/>the <text:change-end text:change-id="ct95317456"/>rendering of <text:change-start text:change-id="ct95317560"/>an <text:change-end text:change-id="ct95317560"/>image. Both components and connections are definable by <text:change-start text:change-id="ct95317664"/>the <text:change-end text:change-id="ct95317664"/>user.</text:p>
      <text:p text:style-name="P1"><text:change-start text:change-id="ct95317768"/><text:span text:style-name="T2">A c</text:span><text:change-end text:change-id="ct95317768"/><text:change text:change-id="ct95318080"/><text:span text:style-name="T2">omponent-based modular system ha</text:span><text:change-start text:change-id="ct95317872"/><text:span text:style-name="T2">s</text:span><text:change-end text:change-id="ct95317872"/><text:change text:change-id="ct95318184"/><text:span text:style-name="T2"> many advantages over </text:span><text:change-start text:change-id="ct95317976"/><text:span text:style-name="T2">a </text:span><text:change-end text:change-id="ct95317976"/><text:span text:style-name="T2">monolithic system. Probably the biggest</text:span><text:change-start text:change-id="ct95318288"/><text:span text:style-name="T2"> advantage, one</text:span><text:change-end text:change-id="ct95318288"/><text:change text:change-id="ct95318704"/><text:span text:style-name="T2"> already discussed</text:span><text:change-start text:change-id="ct95318392"/><text:span text:style-name="T2">,</text:span><text:change-end text:change-id="ct95318392"/><text:change text:change-id="ct95318808"/><text:span text:style-name="T2"> is </text:span><text:change-start text:change-id="ct95318496"/><text:span text:style-name="T2">its </text:span><text:change-end text:change-id="ct95318496"/><text:span text:style-name="T2">eas</text:span><text:change-start text:change-id="ct95318600"/><text:span text:style-name="T2">e of</text:span><text:change-end text:change-id="ct95318600"/><text:change text:change-id="ct95318912"/><text:span text:style-name="T2"> extensibility. It is simple to implement </text:span><text:change-start text:change-id="ct95319432"/><text:span text:style-name="T2">the </text:span><text:change-end text:change-id="ct95319432"/><text:span text:style-name="T2">extension </text:span><text:change-start text:change-id="ct95319536"/><text:span text:style-name="T2">of a </text:span><text:change-end text:change-id="ct95319536"/><text:span text:style-name="T2">component and include it into </text:span><text:change-start text:change-id="ct95319016"/><text:span text:style-name="T2">the </text:span><text:change-end text:change-id="ct95319016"/><text:span text:style-name="T2">system. </text:span><text:change-start text:change-id="ct95319120"/><text:span text:style-name="T2">I</text:span><text:change-end text:change-id="ct95319120"/><text:change text:change-id="ct95319952"/><text:span text:style-name="T2">t is </text:span><text:change-start text:change-id="ct95319328"/><text:span text:style-name="T2">also </text:span><text:change-end text:change-id="ct95319328"/><text:span text:style-name="T2">possible to improve existing components and extend system capabilities. </text:span><text:change-start text:change-id="ct95319224"/><text:span text:style-name="T2">A s</text:span><text:change-end text:change-id="ct95319224"/><text:change text:change-id="ct95319744"/><text:span text:style-name="T2">imple illustration of </text:span><text:change-start text:change-id="ct95319848"/><text:span text:style-name="T2">how this </text:span><text:change-end text:change-id="ct95319848"/><text:span text:style-name="T2">component system extension </text:span><text:change-start text:change-id="ct95319640"/><text:span text:style-name="T2">works </text:span><text:change-end text:change-id="ct95319640"/><text:span text:style-name="T2">is shown in </text:span><text:span text:style-name="T9">Figure 2.1</text:span><text:span text:style-name="T2">. The first system (</text:span><text:change-start text:change-id="ct95320056"/><text:span text:style-name="T2">Fig. </text:span><text:change-end text:change-id="ct95320056"/><text:span text:style-name="T9">2.1a</text:span><text:span text:style-name="T2">) was extended by </text:span><text:change-start text:change-id="ct95320160"/><text:span text:style-name="T2">a </text:span><text:change-end text:change-id="ct95320160"/><text:span text:style-name="T2">gravity simulation component </text:span><text:change-start text:change-id="ct95320368"/><text:span text:style-name="T2">being added to give</text:span><text:change-end text:change-id="ct95320368"/><text:change text:change-id="ct95320680"/><text:span text:style-name="T2"> the second system (</text:span><text:change-start text:change-id="ct95320264"/><text:span text:style-name="T2">Fig. </text:span><text:change-end text:change-id="ct95320264"/><text:span text:style-name="T9">2.1b</text:span><text:span text:style-name="T2">). </text:span><text:change-start text:change-id="ct95320472"/><text:span text:style-name="T2">The p</text:span><text:change-end text:change-id="ct95320472"/><text:change text:change-id="ct95320784"/><text:span text:style-name="T2">ossible results are </text:span><text:change-start text:change-id="ct95320576"/><text:span text:style-name="T2">shown </text:span><text:change-end text:change-id="ct95320576"/><text:span text:style-name="T2">in </text:span><text:span text:style-name="T9">Figure 2.2</text:span><text:span text:style-name="T2">. </text:span></text:p>
      <text:p text:style-name="P3">Another advantage lies in <text:change-start text:change-id="ct95320992"/>the <text:change-end text:change-id="ct95320992"/>specialization of <text:change-start text:change-id="ct95321096"/>its <text:change-end text:change-id="ct95321096"/>components. Specialized components are easier to implement and <text:change-start text:change-id="ct95321200"/>the outcome<text:change-end text:change-id="ct95321200"/><text:change text:change-id="ct95321304"/> will <text:change-start text:change-id="ct95320888"/>most <text:change-end text:change-id="ct95320888"/>likely have less bugs. Specialization also helps <text:change-start text:change-id="ct95321408"/>to make a <text:change-end text:change-id="ct95321408"/>system <text:change-start text:change-id="ct95321512"/>more <text:change-end text:change-id="ct95321512"/>robust<text:change text:change-id="ct95321824"/> because individual components can be tested separately. Tests for <text:change-start text:change-id="ct95321616"/>a <text:change-end text:change-id="ct95321616"/>single component are easier to write and they can test situations which can<text:change text:change-id="ct95321720"/>not be tested <text:change-start text:change-id="ct95321928"/>for <text:change-end text:change-id="ct95321928"/>on <text:change-start text:change-id="ct95322032"/>the <text:change-end text:change-id="ct95322032"/>whole system.</text:p>
      <text:p text:style-name="P3"/>
      <text:p text:style-name="P27">2.1.1 Input form</text:p>
      <text:p text:style-name="P3">Input is <text:change-start text:change-id="ct95322136"/>an <text:change-end text:change-id="ct95322136"/>important part of <text:change-start text:change-id="ct95322448"/>an <text:change-end text:change-id="ct95322448"/>application. L-systems have no standardized input<text:change-start text:change-id="ct95322552"/>:<text:change-end text:change-id="ct95322552"/> for example<text:change-start text:change-id="ct95322344"/>,<text:change-end text:change-id="ct95322344"/> like programming languages. Every implementation of <text:change-start text:change-id="ct95322240"/>an <text:change-end text:change-id="ct95322240"/>L-system processor uses its own variant of <text:change-start text:change-id="ct95322656"/>the <text:change-end text:change-id="ct95322656"/>input.</text:p>
      <text:p text:style-name="P3"><text:change-start text:change-id="ct95322760"/>The m<text:change-end text:change-id="ct95322760"/><text:change text:change-id="ct95322864"/>ain goals for input design are simplicity and universality. With simple input there is lower <text:change-start text:change-id="ct95322968"/>threshold<text:change-end text:change-id="ct95322968"/><text:change text:change-id="ct95323384"/> for <text:change-start text:change-id="ct95323072"/>a <text:change-end text:change-id="ct95323072"/>new user to start using <text:change-start text:change-id="ct95323176"/>an<text:change-end text:change-id="ct95323176"/><text:change text:change-id="ct95323488"/> application<text:change-start text:change-id="ct95323280"/> successfully<text:change-end text:change-id="ct95323280"/>. Complicated input might <text:change-start text:change-id="ct95323592"/>well <text:change-end text:change-id="ct95323592"/>discourage many potential users. Universal input means</text:p>
      <text:p text:style-name="P3"/>
      <text:p text:style-name="P1">Figure 2.1: Example of extension of component-based L-system processing system</text:p>
      <text:p text:style-name="P1"/>
      <text:p text:style-name="P1"><text:span text:style-name="T2">Figure 2.2: Possible outputs from process systems in </text:span><text:span text:style-name="T9">Figure 2.1</text:span></text:p>
      <text:p text:style-name="P42"/>
      <text:p text:style-name="P2"><text:span text:style-name="T6">that </text:span><text:span text:style-name="T65">everything </text:span><text:span text:style-name="T6">is possible to define by input</text:span><text:change-start text:change-id="ct95323696"/><text:span text:style-name="T6">,</text:span><text:change-end text:change-id="ct95323696"/><text:span text:style-name="T6"> including definitions of L-systems, configuration of components, etc.</text:span></text:p>
      <text:p text:style-name="P1">Generally there are two basic types of input, <text:change-start text:change-id="ct95323800"/>the <text:change-end text:change-id="ct95323800"/>graphic interface and source code. Source code was chosen <text:change-start text:change-id="ct95323904"/>to be the<text:change-end text:change-id="ct95323904"/><text:change text:change-id="ct95324008"/> input because it is better for saving, sharing and versioning. Statements can be easily commented <text:change-start text:change-id="ct95324112"/>upon, <text:change-end text:change-id="ct95324112"/>thus <text:change-start text:change-id="ct95324320"/>the <text:change-end text:change-id="ct95324320"/>ideas behind <text:change-start text:change-id="ct95324216"/>the <text:change-end text:change-id="ct95324216"/>code can be saved with it. Parts of <text:change-start text:change-id="ct95324424"/>the <text:change-end text:change-id="ct95324424"/>code can be copy-pasted and the syntax can be extended. Parsing of source code is quite complex but <text:change-start text:change-id="ct95324528"/>the <text:change-end text:change-id="ct95324528"/>input interface can be just one text area.</text:p>
      <text:p text:style-name="P1">To achieve good readability of input source code the syntax will <text:change-start text:change-id="ct95324632"/>have to <text:change-end text:change-id="ct95324632"/>be rich <text:change-start text:change-id="ct95324736"/>i<text:change-end text:change-id="ct95324736"/><text:change text:change-id="ct95324944"/>n keywords. This should ensure that even new users will understand the statements. With source code input it is still possible to create <text:change-start text:change-id="ct95324840"/>a <text:change-end text:change-id="ct95324840"/>second type of input – the graphic interface. <text:change-start text:change-id="ct95325048"/>This<text:change-end text:change-id="ct95325048"/><text:change text:change-id="ct95325360"/> can be achieved by source code designers but this will be left <text:change-start text:change-id="ct95325152"/>to a<text:change-end text:change-id="ct95325152"/><text:change text:change-id="ct95325256"/> future extension.</text:p>
      <text:p text:style-name="P21">2.1.2 What is described by input</text:p>
      <text:p text:style-name="P1">The goal of input design is to be able to describe everything by it. By everything is meant L-system definitions, configuration of components, definitions of com<text:span text:style-name="T2">ponent systems, wh</text:span><text:change-start text:change-id="ct96206824"/><text:span text:style-name="T2">ich</text:span><text:change-end text:change-id="ct96206824"/><text:change text:change-id="ct96207032"/><text:span text:style-name="T2"> L-system process </text:span><text:change-start text:change-id="ct95325568"/><text:span text:style-name="T2">goes </text:span><text:change-end text:change-id="ct95325568"/><text:span text:style-name="T2">with wh</text:span><text:change-start text:change-id="ct95325672"/><text:span text:style-name="T2">ich</text:span><text:change-end text:change-id="ct95325672"/><text:change text:change-id="ct96207136"/><text:span text:style-name="T2"> component </text:span><text:change text:change-id="ct96207240"/><text:change-start text:change-id="ct95325776"/><text:span text:style-name="T2">systém,</text:span><text:change-end text:change-id="ct95325776"/><text:span text:style-name="T2"> etc. This is important for easy saving and sharing.</text:span></text:p>
      <text:p text:style-name="P1"><text:change-start text:change-id="ct95325464"/><text:span text:style-name="T2">The f</text:span><text:change-end text:change-id="ct95325464"/><text:change text:change-id="ct96206928"/><text:span text:style-name="T2">ollowing list describes concrete entities which are possible to describe with source code. </text:span><text:change-start text:change-id="ct96208176"/><text:span text:style-name="T2">[</text:span><text:change-end text:change-id="ct96208176"/><text:change-start text:change-id="ct96207448"/><text:span text:style-name="T2">A f</text:span><text:change-end text:change-id="ct96207448"/><text:change text:change-id="ct96207968"/><text:span text:style-name="T2">ull reference of </text:span><text:change-start text:change-id="ct96207552"/><text:span text:style-name="T2">the </text:span><text:change-end text:change-id="ct96207552"/><text:span text:style-name="T2">input syntax is </text:span><text:change-start text:change-id="ct96207656"/><text:span text:style-name="T2">given </text:span><text:change-end text:change-id="ct96207656"/><text:span text:style-name="T2">in </text:span><text:change-start text:change-id="ct96207760"/><text:span text:style-name="T2">A</text:span><text:change-end text:change-id="ct96207760"/><text:change text:change-id="ct96207864"/><text:span text:style-name="T2">ppendix </text:span><text:span text:style-name="T9">E</text:span><text:span text:style-name="T2">. </text:span><text:change-start text:change-id="ct96207344"/><text:span text:style-name="T2">A s</text:span><text:change-end text:change-id="ct96207344"/><text:change text:change-id="ct96208072"/><text:span text:style-name="T2">mall example of input source code together with the result is shown in </text:span><text:span text:style-name="T9">Figure 2.3</text:span><text:span text:style-name="T2">.</text:span><text:change-start text:change-id="ct96208280"/><text:span text:style-name="T2">]</text:span><text:change-end text:change-id="ct96208280"/></text:p>
      <text:p text:style-name="P3">• Global constant</text:p>
      <text:p text:style-name="P3"><text:soft-page-break/>• Global function</text:p>
      <text:p text:style-name="P3">• L-system definition</text:p>
      <text:p text:style-name="P47"><text:span text:style-name="T71">– </text:span><text:span text:style-name="T6">Local constant</text:span></text:p>
      <text:p text:style-name="P47"><text:span text:style-name="T71">– </text:span><text:span text:style-name="T6">Local function</text:span></text:p>
      <text:p text:style-name="P47"><text:span text:style-name="T71">– </text:span><text:span text:style-name="T6">Component property assign</text:span><text:change-start text:change-id="ct96208384"/><text:span text:style-name="T6">ment</text:span><text:change-end text:change-id="ct96208384"/></text:p>
      <text:p text:style-name="P47"><text:span text:style-name="T71">– </text:span><text:span text:style-name="T6">Component symbol property assign</text:span><text:change-start text:change-id="ct96208488"/><text:span text:style-name="T6">ment</text:span><text:change-end text:change-id="ct96208488"/></text:p>
      <text:p text:style-name="P47"><text:span text:style-name="T71">– </text:span><text:span text:style-name="T6">Symbol interpretation – defined interpretation for one or more L-system symbols</text:span></text:p>
      <text:p text:style-name="P47"><text:span text:style-name="T71">– </text:span><text:span text:style-name="T6">Rewrite rule</text:span></text:p>
      <text:p text:style-name="P3">• Process configuration – definition of component system</text:p>
      <text:p text:style-name="P47"><text:span text:style-name="T71">– </text:span><text:span text:style-name="T6">Component</text:span></text:p>
      <text:p text:style-name="P47"><text:span text:style-name="T71">– </text:span><text:span text:style-name="T6">Container – components in </text:span><text:change-start text:change-id="ct96208592"/><text:span text:style-name="T6">a </text:span><text:change-end text:change-id="ct96208592"/><text:span text:style-name="T6">container can be reassigned when </text:span><text:change-start text:change-id="ct96208696"/><text:span text:style-name="T6">an </text:span><text:change-end text:change-id="ct96208696"/><text:span text:style-name="T6">L-system is processed by process configuration</text:span></text:p>
      <text:p text:style-name="P47"><text:span text:style-name="T71">– </text:span><text:span text:style-name="T6">Connection – defines </text:span><text:change-start text:change-id="ct96208904"/><text:span text:style-name="T6">the </text:span><text:change-end text:change-id="ct96208904"/><text:span text:style-name="T6">connection between two components</text:span></text:p>
      <text:p text:style-name="P3">• Process statement – defines processing of L-system with <text:change-start text:change-id="ct96208800"/>the <text:change-end text:change-id="ct96208800"/>process configuration</text:p>
      <text:p text:style-name="P47"><text:span text:style-name="T71">– </text:span><text:span text:style-name="T6">Container component reassign – change of component in container</text:span></text:p>
      <text:p text:style-name="P47"><text:span text:style-name="T71">– </text:span><text:span text:style-name="T6">Additional L-system statements – additional L-system statements which can alter </text:span><text:change-start text:change-id="ct96209008"/><text:span text:style-name="T6">the </text:span><text:change-end text:change-id="ct96209008"/><text:span text:style-name="T6">processed L-system</text:span></text:p>
      <text:p text:style-name="P3"/>
      <text:p text:style-name="P1">Figure 2.3: Example of source code along with the result – Sierpinski gasket</text:p>
      <text:p text:style-name="P1"/>
      <text:p text:style-name="P27">2.1.3 Source code compilation</text:p>
      <text:p text:style-name="P2"><text:span text:style-name="T1">Source code compilation has two steps </text:span><text:change-start text:change-id="ct96209112"/><text:span text:style-name="T1">as </text:span><text:change-end text:change-id="ct96209112"/><text:span text:style-name="T1">shown in </text:span><text:span text:style-name="T12">Figure 2.4</text:span><text:span text:style-name="T1">. The first step is parsing of </text:span><text:change-start text:change-id="ct96209216"/><text:span text:style-name="T1">the </text:span><text:change-end text:change-id="ct96209216"/><text:span text:style-name="T1">source code to</text:span><text:change-start text:change-id="ct96209320"/><text:span text:style-name="T1"> the</text:span><text:change-end text:change-id="ct96209320"/><text:span text:style-name="T1"> </text:span><text:span text:style-name="T32">abstract syntax tree </text:span><text:span text:style-name="T1">(</text:span><text:change-start text:change-id="ct96209424"/><text:span text:style-name="T1">henceforth</text:span><text:change-end text:change-id="ct96209424"/><text:change text:change-id="ct96209840"/><text:span text:style-name="T1"> called AST). </text:span><text:change-start text:change-id="ct96209632"/><text:span text:style-name="T1">The s</text:span><text:change-end text:change-id="ct96209632"/><text:change text:change-id="ct96209736"/><text:span text:style-name="T1">yntax parser will be generated by </text:span><text:change-start text:change-id="ct96209528"/><text:span text:style-name="T1">a </text:span><text:change-end text:change-id="ct96209528"/><text:span text:style-name="T1">third-party parser generator (for details see section ??) which will guarantee </text:span><text:change-start text:change-id="ct96209944"/><text:span text:style-name="T1">a </text:span><text:change-end text:change-id="ct96209944"/><text:span text:style-name="T1">robust and extensible syntax paring. Each node of </text:span><text:change-start text:change-id="ct96210048"/><text:span text:style-name="T1">the </text:span><text:change-end text:change-id="ct96210048"/><text:span text:style-name="T1">AST will contain information about </text:span><text:change-start text:change-id="ct96210152"/><text:span text:style-name="T1">its </text:span><text:change-end text:change-id="ct96210152"/><text:span text:style-name="T1">position in </text:span><text:change-start text:change-id="ct96210256"/><text:span text:style-name="T1">the </text:span><text:change-end text:change-id="ct96210256"/><text:span text:style-name="T1">original source code. At this point </text:span><text:change-start text:change-id="ct96210360"/><text:span text:style-name="T1">the </text:span><text:change-end text:change-id="ct96210360"/><text:span text:style-name="T1">AST can be used for syntax highlighting or source code formatting.</text:span></text:p>
      <text:p text:style-name="P3"/>
      <text:p text:style-name="P1">Figure 2.4: Source code compilation system</text:p>
      <text:p text:style-name="P1"/>
      <text:p text:style-name="P2"><text:change-start text:change-id="ct96210464"/><text:span text:style-name="T1">The a</text:span><text:change-end text:change-id="ct96210464"/><text:change text:change-id="ct96210672"/><text:span text:style-name="T1">bstract syntax tree </text:span><text:change-start text:change-id="ct96210568"/><text:span text:style-name="T1">(AST) </text:span><text:change-end text:change-id="ct96210568"/><text:span text:style-name="T1">for </text:span><text:span text:style-name="T12">Source code 2.1 </text:span><text:span text:style-name="T1">is shown in </text:span><text:span text:style-name="T12">Figure 2.5</text:span><text:span text:style-name="T1">. You can see that expressions are not parsed as </text:span><text:change-start text:change-id="ct96210776"/><text:span text:style-name="T1">a </text:span><text:change-end text:change-id="ct96210776"/><text:span text:style-name="T1">tree, they are placed in </text:span><text:change-start text:change-id="ct96210880"/><text:span text:style-name="T1">a </text:span><text:change-end text:change-id="ct96210880"/><text:span text:style-name="T1">linear list under</text:span><text:change-start text:change-id="ct96210984"/><text:span text:style-name="T1"> the</text:span><text:change-end text:change-id="ct96210984"/><text:span text:style-name="T1"> </text:span><text:span text:style-name="T32">Expression </text:span><text:span text:style-name="T1">node. This is because operators (and their precedences) can be defined by </text:span><text:change-start text:change-id="ct96211088"/><text:span text:style-name="T1">the </text:span><text:change-end text:change-id="ct96211088"/><text:span text:style-name="T1">user. Expressions will be parsed to </text:span><text:change-start text:change-id="ct96211192"/><text:span text:style-name="T1">the </text:span><text:change-end text:change-id="ct96211192"/><text:span text:style-name="T1">expression tree by </text:span><text:change-start text:change-id="ct96211296"/><text:span text:style-name="T1">the </text:span><text:change-end text:change-id="ct96211296"/><text:span text:style-name="T1">compiler in the next step.</text:span></text:p>
      <text:p text:style-name="P3"/>
      <text:p text:style-name="P1">Source code 2.1: Constant definition statement for example of AST</text:p>
      <text:p text:style-name="P1"/>
      <text:p text:style-name="P2"><text:span text:style-name="T1">The next step of source code processing is compilation of </text:span><text:change-start text:change-id="ct96211400"/><text:span text:style-name="T1">the</text:span><text:change-end text:change-id="ct96211400"/><text:change-start text:change-id="ct96211504"/><text:span text:style-name="T1"> </text:span><text:change-end text:change-id="ct96211504"/><text:span text:style-name="T1">AST into</text:span><text:change-start text:change-id="ct96211608"/><text:span text:style-name="T1"> the</text:span><text:change-end text:change-id="ct96211608"/><text:span text:style-name="T1"> </text:span><text:span text:style-name="T32">semantic tree </text:span><text:span text:style-name="T1">(</text:span><text:change-start text:change-id="ct96211712"/><text:span text:style-name="T1">henceforth</text:span><text:change-end text:change-id="ct96211712"/><text:change text:change-id="ct96211816"/><text:change text:change-id="ct96212232"/><text:span text:style-name="T1"> called ST). Unlike </text:span><text:change-start text:change-id="ct96211920"/><text:span text:style-name="T1">the </text:span><text:change-end text:change-id="ct96211920"/><text:span text:style-name="T1">AST </text:span><text:change-start text:change-id="ct96212024"/><text:span text:style-name="T1">the </text:span><text:change-end text:change-id="ct96212024"/><text:span text:style-name="T1">semantic tree contains only data (no keywords or metadata about position). However the nodes of </text:span><text:change-start text:change-id="ct96212128"/><text:span text:style-name="T1">the </text:span><text:change-end text:change-id="ct96212128"/><text:span text:style-name="T1">semantic tree have </text:span><text:change-start text:change-id="ct96212336"/><text:span text:style-name="T1">a </text:span><text:change-end text:change-id="ct96212336"/><text:span text:style-name="T1">reference to </text:span><text:change-start text:change-id="ct96212440"/><text:span text:style-name="T1">the </text:span><text:change-end text:change-id="ct96212440"/><text:span text:style-name="T1">corresponding AST nodes to </text:span><text:change-start text:change-id="ct96212544"/><text:span text:style-name="T1">make it </text:span><text:change-end text:change-id="ct96212544"/><text:change text:change-id="ct96212648"/><text:span text:style-name="T1">possible to get the metadata</text:span><text:change-start text:change-id="ct96212856"/><text:span text:style-name="T1">,</text:span><text:change-end text:change-id="ct96212856"/><text:span text:style-name="T1"> for example</text:span><text:change-start text:change-id="ct96212960"/><text:span text:style-name="T1">,</text:span><text:change-end text:change-id="ct96212960"/><text:span text:style-name="T1"> for reporting </text:span><text:change-start text:change-id="ct96212752"/><text:span text:style-name="T1">the </text:span><text:change-end text:change-id="ct96212752"/><text:span text:style-name="T1">locations of compilation errors. </text:span><text:change-start text:change-id="ct96213064"/><text:span text:style-name="T1">The s</text:span><text:change-end text:change-id="ct96213064"/><text:change text:change-id="ct96213272"/><text:span text:style-name="T1">emantic tree in </text:span><text:span text:style-name="T12">Figure 2.6 </text:span><text:span text:style-name="T1">is created by compiling </text:span><text:change-start text:change-id="ct96213168"/><text:span text:style-name="T1">the </text:span><text:change-end text:change-id="ct96213168"/><text:span text:style-name="T1">AST in </text:span><text:span text:style-name="T12">Figure 2.5</text:span><text:span text:style-name="T1">. </text:span><text:change-start text:change-id="ct96213376"/><text:span text:style-name="T1">A m</text:span><text:change-end text:change-id="ct96213376"/><text:change text:change-id="ct96213688"/><text:span text:style-name="T1">ore complex semantic tree obtained from </text:span><text:span text:style-name="T12">Source code 2.2 </text:span><text:span text:style-name="T1">is shown in </text:span><text:span text:style-name="T12">Figure 2.7</text:span><text:span text:style-name="T1">.</text:span></text:p>
      <text:p text:style-name="P3"/>
      <text:p text:style-name="P1"><text:span text:style-name="T2">Source code 2.2: This source code results in </text:span><text:change-start text:change-id="ct96213480"/><text:span text:style-name="T2">the </text:span><text:change-end text:change-id="ct96213480"/><text:span text:style-name="T2">semantic tree </text:span><text:change-start text:change-id="ct96213584"/><text:span text:style-name="T2">shown </text:span><text:change-end text:change-id="ct96213584"/><text:span text:style-name="T2">in </text:span><text:span text:style-name="T9">Figure 2.7</text:span></text:p>
      <text:p text:style-name="P42"/>
      <text:p text:style-name="P27">2.1.4 Input processing</text:p>
      <text:p text:style-name="P2"><text:span text:style-name="T1">Evaluation of the input statements follows after compilation of the input. </text:span><text:span text:style-name="T32">Process statements </text:span><text:change text:change-id="ct96214728"/><text:change-start text:change-id="ct96214312"/><text:span text:style-name="T1">t</text:span><text:change-end text:change-id="ct96214312"/><text:span text:style-name="T1">h</text:span><text:change-start text:change-id="ct96214416"/><text:span text:style-name="T1">at</text:span><text:change-end text:change-id="ct96214416"/><text:change text:change-id="ct96214832"/><text:span text:style-name="T1"> define</text:span><text:change text:change-id="ct96213792"/><text:span text:style-name="T1"> wh</text:span><text:change-start text:change-id="ct96213896"/><text:span text:style-name="T1">ich</text:span><text:change-end text:change-id="ct96213896"/><text:change text:change-id="ct96214104"/><text:change text:change-id="ct96214208"/><text:change-start text:change-id="ct96214000"/><text:span text:style-name="T1"> </text:span><text:change-end text:change-id="ct96214000"/><text:span text:style-name="T1">L-system process </text:span><text:change-start text:change-id="ct96214520"/><text:span text:style-name="T1">goes </text:span><text:change-end text:change-id="ct96214520"/><text:span text:style-name="T1">with wh</text:span><text:change-start text:change-id="ct96214624"/><text:span text:style-name="T1">ich</text:span><text:change-end text:change-id="ct96214624"/><text:change text:change-id="ct96214936"/><text:span text:style-name="T1"> component system are chosen from </text:span><text:change-start text:change-id="ct96215040"/><text:span text:style-name="T1">the </text:span><text:change-end text:change-id="ct96215040"/><text:span text:style-name="T1">evaluated statements. </text:span><text:change-start text:change-id="ct96215456"/><text:span text:style-name="T1">The p</text:span><text:change-end text:change-id="ct96215456"/><text:change text:change-id="ct96215560"/><text:span text:style-name="T1">rocess manager will create </text:span><text:change-start text:change-id="ct96215144"/><text:span text:style-name="T1">the </text:span><text:change-end text:change-id="ct96215144"/><text:span text:style-name="T1">appropriate component system, configure it and supply it all </text:span><text:change-start text:change-id="ct96215248"/><text:span text:style-name="T1">the </text:span><text:change-end text:change-id="ct96215248"/><text:span text:style-name="T1">data needed for processing. Then the control over processing is handed to </text:span><text:change-start text:change-id="ct96215352"/><text:span text:style-name="T1">the </text:span><text:change-end text:change-id="ct96215352"/><text:span text:style-name="T1">component system and </text:span><text:change-start text:change-id="ct96215664"/><text:span text:style-name="T1">the </text:span><text:change-end text:change-id="ct96215664"/><text:span text:style-name="T1">results are produced. The processing of </text:span><text:change-start text:change-id="ct96215768"/><text:span text:style-name="T1">the </text:span><text:change-end text:change-id="ct96215768"/><text:span text:style-name="T1">L-system i</text:span><text:soft-page-break/><text:span text:style-name="T1">s fully under </text:span><text:change-start text:change-id="ct96215872"/><text:span text:style-name="T1">the </text:span><text:change-end text:change-id="ct96215872"/><text:span text:style-name="T1">control of </text:span><text:change-start text:change-id="ct96215976"/><text:span text:style-name="T1">the </text:span><text:change-end text:change-id="ct96215976"/><text:span text:style-name="T1">component system. </text:span><text:change-start text:change-id="ct96216080"/><text:span text:style-name="T1">The d</text:span><text:change-end text:change-id="ct96216080"/><text:change text:change-id="ct96216288"/><text:span text:style-name="T1">escribed procedure is shown in </text:span><text:span text:style-name="T12">Figure 2.8</text:span><text:span text:style-name="T1">.</text:span></text:p>
      <text:p text:style-name="P3"/>
      <text:p text:style-name="P1"><text:span text:style-name="T2">Figure 2.5: Abstract syntax tree parsed from </text:span><text:span text:style-name="T9">Source code 2.1</text:span></text:p>
      <text:p text:style-name="P42"/>
      <text:p text:style-name="P1"><text:span text:style-name="T2">Figure 2.6: Semantic tree created by compilation of the AST in </text:span><text:span text:style-name="T9">Figure 2.5</text:span></text:p>
      <text:p text:style-name="P42"/>
      <text:p text:style-name="P1"><text:span text:style-name="T2">Figure 2.7: </text:span><text:change-start text:change-id="ct96216184"/><text:span text:style-name="T2">The m</text:span><text:change-end text:change-id="ct96216184"/><text:change text:change-id="ct96216392"/><text:span text:style-name="T2">ore complex semantic tree of </text:span><text:span text:style-name="T9">Source code 2.2</text:span></text:p>
      <text:p text:style-name="P42"/>
      <text:p text:style-name="P1">Figure 2.8: Input processing scheme</text:p>
      <text:p text:style-name="P1"/>
      <text:p text:style-name="P5"><text:span text:style-name="T6">All components will have access to </text:span><text:span text:style-name="T65">process context</text:span><text:span text:style-name="T6">. Process context will contain all </text:span><text:change-start text:change-id="ct96216496"/><text:span text:style-name="T6">the </text:span><text:change-end text:change-id="ct96216496"/><text:span text:style-name="T6">properties of </text:span><text:change-start text:change-id="ct96216600"/><text:span text:style-name="T6">the </text:span><text:change-end text:change-id="ct96216600"/><text:span text:style-name="T6">processed L-system, current components graph, output provider and some other data which can be use</text:span><text:change-start text:change-id="ct96216704"/><text:span text:style-name="T6">d</text:span><text:change-end text:change-id="ct96216704"/><text:change text:change-id="ct96216808"/><text:span text:style-name="T6"> in processing. </text:span><text:change-start text:change-id="ct96217224"/><text:span text:style-name="T6">A c</text:span><text:change-end text:change-id="ct96217224"/><text:change text:change-id="ct96217432"/><text:span text:style-name="T6">omponent can also provide values or functions to other components or to the user </text:span><text:change-start text:change-id="ct96217328"/><text:span text:style-name="T6">for</text:span><text:change-end text:change-id="ct96217328"/><text:change text:change-id="ct96217536"/><text:span text:style-name="T6"> use in </text:span><text:change-start text:change-id="ct96217016"/><text:span text:style-name="T6">the </text:span><text:change-end text:change-id="ct96217016"/><text:span text:style-name="T6">input L-system (for example</text:span><text:change-start text:change-id="ct96217120"/><text:span text:style-name="T6">,</text:span><text:change-end text:change-id="ct96217120"/><text:span text:style-name="T6"> in </text:span><text:change-start text:change-id="ct96216912"/><text:span text:style-name="T6">the </text:span><text:change-end text:change-id="ct96216912"/><text:span text:style-name="T6">rewrite rules or interpretation methods).</text:span></text:p>
      <text:p text:style-name="P27">2.1.5 Measuring pass</text:p>
      <text:p text:style-name="P3">Some components may need to know some information about <text:change-start text:change-id="ct96217640"/>the <text:change-end text:change-id="ct96217640"/>processed model even if the model <text:change-start text:change-id="ct96217744"/>ha<text:change-end text:change-id="ct96217744"/><text:change text:change-id="ct96217848"/>s not <text:change-start text:change-id="ct96217952"/>yet been <text:change-end text:change-id="ct96217952"/>completed<text:change text:change-id="ct96218160"/>. For example<text:change-start text:change-id="ct96218056"/>,<text:change-end text:change-id="ct96218056"/> when some renderer component is producing <text:change-start text:change-id="ct96218264"/>an <text:change-end text:change-id="ct96218264"/>image its dimensions are needed before any drawing can be <text:change-start text:change-id="ct96218368"/>started<text:change-end text:change-id="ct96218368"/><text:change text:change-id="ct96218784"/>. Also<text:change-start text:change-id="ct96218472"/>,<text:change-end text:change-id="ct96218472"/> if we want to continuously color all lines with some gradient we must know <text:change-start text:change-id="ct96218576"/>the <text:change-end text:change-id="ct96218576"/>total number of drawn lines.</text:p>
      <text:p text:style-name="P3">The on<text:change-start text:change-id="ct96218680"/>ly<text:change-end text:change-id="ct96218680"/> way how <text:change-start text:change-id="ct96218888"/>a <text:change-end text:change-id="ct96218888"/>component could achieve this is to cache all input and count <text:change-start text:change-id="ct96218992"/>the <text:change-end text:change-id="ct96218992"/>needed metadata<text:change-start text:change-id="ct96219408"/>,<text:change-end text:change-id="ct96219408"/> and after all <text:change-start text:change-id="ct96219512"/>the <text:change-end text:change-id="ct96219512"/>input <text:change-start text:change-id="ct96219096"/>ha<text:change-end text:change-id="ct96219096"/><text:change text:change-id="ct96219616"/>s <text:change-start text:change-id="ct96219200"/>been <text:change-end text:change-id="ct96219200"/>supplied produce the output. However<text:change-start text:change-id="ct96219304"/>,<text:change-end text:change-id="ct96219304"/> this approach r<text:change-start text:change-id="ct96219720"/>a<text:change-end text:change-id="ct96219720"/>ises <text:change-start text:change-id="ct96219824"/>the <text:change-end text:change-id="ct96219824"/>complexity of components and it can lead to significant<text:change text:change-id="ct96220344"/> increase<text:change-start text:change-id="ct96219928"/>s in<text:change-end text:change-id="ct96219928"/><text:change text:change-id="ct96220240"/> memory demands. Caching also prevents communication between components about <text:change-start text:change-id="ct96220032"/>the <text:change-end text:change-id="ct96220032"/>current state of <text:change-start text:change-id="ct96220136"/>the <text:change-end text:change-id="ct96220136"/>L-system. Imagine that some renderer wants to communicate with <text:change-start text:change-id="ct96220656"/>a<text:change-end text:change-id="ct96220656"/><text:change-start text:change-id="ct96220448"/> <text:change-end text:change-id="ct96220448"/>rewriter about rewriting style and some component in their way ca<text:change-start text:change-id="ct96220552"/>c<text:change-end text:change-id="ct96220552"/>h<text:change text:change-id="ct96220760"/>es all <text:change-start text:change-id="ct96220864"/>the <text:change-end text:change-id="ct96220864"/>data . <text:change-start text:change-id="ct96221176"/>At<text:change-end text:change-id="ct96221176"/><text:change text:change-id="ct96220968"/> the <text:change-start text:change-id="ct96221280"/>moment<text:change-end text:change-id="ct96221280"/><text:change text:change-id="ct96221592"/> when <text:change-start text:change-id="ct96221384"/>the <text:change-end text:change-id="ct96221384"/>renderer <text:change-start text:change-id="ct96221072"/>is <text:change-end text:change-id="ct96221072"/><text:change-start text:change-id="ct96221488"/>ready to <text:change-end text:change-id="ct96221488"/>start<text:change text:change-id="ct96222424"/> to render <text:change-start text:change-id="ct96221696"/>the <text:change-end text:change-id="ct96221696"/>image<text:change-start text:change-id="ct96221800"/>, the<text:change-end text:change-id="ct96221800"/> rewriter <text:change-start text:change-id="ct96221904"/>has <text:change-end text:change-id="ct96221904"/>already d<text:change-start text:change-id="ct96222008"/>one<text:change-end text:change-id="ct96222008"/><text:change text:change-id="ct96222320"/> all <text:change-start text:change-id="ct96222112"/>the <text:change-end text:change-id="ct96222112"/>rewriting.</text:p>
      <text:p text:style-name="P5"><text:span text:style-name="T6">The library uses another way </text:span><text:change text:change-id="ct96222216"/><text:span text:style-name="T6">to allow components to pre-count some metadata. It is called </text:span><text:change-start text:change-id="ct96222632"/><text:span text:style-name="T6">the </text:span><text:change-end text:change-id="ct96222632"/><text:span text:style-name="T65">measure pass</text:span><text:span text:style-name="T6">. If any component needs to pre-count some metadata</text:span><text:change-start text:change-id="ct96222528"/><text:span text:style-name="T6">,</text:span><text:change-end text:change-id="ct96222528"/><text:span text:style-name="T6"> the </text:span><text:change-start text:change-id="ct96222736"/><text:span text:style-name="T6">p</text:span><text:change-end text:change-id="ct96222736"/><text:change text:change-id="ct96222840"/><text:span text:style-name="T6">rocess manager invokes processing of </text:span><text:change-start text:change-id="ct96222944"/><text:span text:style-name="T6">the </text:span><text:change-end text:change-id="ct96222944"/><text:span text:style-name="T6">whole system tw</text:span><text:change text:change-id="ct96223520"/><text:span text:style-name="T6">i</text:span><text:change-start text:change-id="ct96223048"/><text:span text:style-name="T6">c</text:span><text:change-end text:change-id="ct96223048"/><text:change text:change-id="ct96223624"/><text:span text:style-name="T6">e</text:span><text:change text:change-id="ct96223728"/><text:span text:style-name="T6">. </text:span><text:change-start text:change-id="ct96223208"/><text:span text:style-name="T6">The f</text:span><text:change-end text:change-id="ct96223208"/><text:change text:change-id="ct96223832"/><text:span text:style-name="T6">irst pass is the </text:span><text:span text:style-name="T65">measure pass </text:span><text:span text:style-name="T6">where all components can count metadata and no output is produced. </text:span><text:change-start text:change-id="ct96223312"/><text:span text:style-name="T6">The s</text:span><text:change-end text:change-id="ct96223312"/><text:change text:change-id="ct96223936"/><text:span text:style-name="T6">econd pass is </text:span><text:change-start text:change-id="ct96223416"/><text:span text:style-name="T6">the </text:span><text:change-end text:change-id="ct96223416"/><text:span text:style-name="T6">ordinary processing of </text:span><text:change-start text:change-id="ct96224040"/><text:span text:style-name="T6">the </text:span><text:change-end text:change-id="ct96224040"/><text:span text:style-name="T6">L-system but </text:span><text:change-start text:change-id="ct96224144"/><text:span text:style-name="T6">the </text:span><text:change-end text:change-id="ct96224144"/><text:span text:style-name="T6">components </text:span><text:change-start text:change-id="ct96224248"/><text:span text:style-name="T6">now</text:span><text:change-end text:change-id="ct96224248"/><text:change text:change-id="ct96224560"/><text:span text:style-name="T6"> have </text:span><text:change-start text:change-id="ct96224352"/><text:span text:style-name="T6">the </text:span><text:change-end text:change-id="ct96224352"/><text:span text:style-name="T6">metadata</text:span><text:change-start text:change-id="ct96224456"/><text:span text:style-name="T6"> already</text:span><text:change-end text:change-id="ct96224456"/><text:span text:style-name="T6"> counted. This way do</text:span><text:change-start text:change-id="ct96224664"/><text:span text:style-name="T6">es</text:span><text:change-end text:change-id="ct96224664"/><text:span text:style-name="T6"> not prevent communication between components about </text:span><text:change-start text:change-id="ct96224768"/><text:span text:style-name="T6">the </text:span><text:change-end text:change-id="ct96224768"/><text:span text:style-name="T6">current state of </text:span><text:change-start text:change-id="ct96224872"/><text:span text:style-name="T6">the </text:span><text:change-end text:change-id="ct96224872"/><text:span text:style-name="T6">L-system.</text:span></text:p>
      <text:p text:style-name="P5"><text:span text:style-name="T6">It is important to ensure that both passes will be equal. For example</text:span><text:change-start text:change-id="ct96224976"/><text:span text:style-name="T6">,</text:span><text:change-end text:change-id="ct96224976"/><text:span text:style-name="T6"> problems can </text:span><text:change-start text:change-id="ct96225496"/><text:span text:style-name="T6">occur</text:span><text:change-end text:change-id="ct96225496"/><text:change text:change-id="ct96225704"/><text:span text:style-name="T6"> if </text:span><text:change-start text:change-id="ct96225080"/><text:span text:style-name="T6">a </text:span><text:change-end text:change-id="ct96225080"/><text:span text:style-name="T6">component </text:span><text:change text:change-id="ct96225808"/><text:span text:style-name="T6">s</text:span><text:change-start text:change-id="ct96225288"/><text:span text:style-name="T6">hould be</text:span><text:change-end text:change-id="ct96225288"/><text:span text:style-name="T6"> using </text:span><text:change-start text:change-id="ct96225600"/><text:span text:style-name="T6">a </text:span><text:change-end text:change-id="ct96225600"/><text:span text:style-name="T6">random generator for </text:span><text:change-start text:change-id="ct96225184"/><text:span text:style-name="T6">a </text:span><text:change-end text:change-id="ct96225184"/><text:span text:style-name="T6">randomizing process. </text:span><text:change-start text:change-id="ct96225392"/><text:span text:style-name="T6">The l</text:span><text:change-end text:change-id="ct96225392"/><text:change text:change-id="ct96225912"/><text:span text:style-name="T6">ibrary provides </text:span><text:change-start text:change-id="ct96226016"/><text:span text:style-name="T6">a </text:span><text:change-end text:change-id="ct96226016"/><text:span text:style-name="T6">unified approach for random numbers generation with </text:span><text:change-start text:change-id="ct96226120"/><text:span text:style-name="T6">the </text:span><text:change-end text:change-id="ct96226120"/><text:span text:style-name="T65">Random provider </text:span><text:span text:style-name="T6">component. </text:span><text:change-start text:change-id="ct96226224"/><text:span text:style-name="T6">The p</text:span><text:change-end text:change-id="ct96226224"/><text:change text:change-id="ct96226432"/><text:span text:style-name="T6">seudo-random generator of the Random provider is reset</text:span><text:change text:change-id="ct96226328"/><text:span text:style-name="T6"> after each pass to the same value. If the value of </text:span><text:change-start text:change-id="ct96226536"/><text:span text:style-name="T6">the </text:span><text:change-end text:change-id="ct96226536"/><text:span text:style-name="T6">random seed is not provided by </text:span><text:change-start text:change-id="ct96226640"/><text:span text:style-name="T6">the </text:span><text:change-end text:change-id="ct96226640"/><text:span text:style-name="T6">user it is generated randomly but it will be the same for both passes. </text:span><text:change-start text:change-id="ct96226848"/><text:span text:style-name="T6">The actual</text:span><text:change-end text:change-id="ct96226848"/><text:change text:change-id="ct96227368"/><text:span text:style-name="T6"> value of </text:span><text:change-start text:change-id="ct96226952"/><text:span text:style-name="T6">the </text:span><text:change-end text:change-id="ct96226952"/><text:span text:style-name="T6">generated seed is supplied to </text:span><text:change-start text:change-id="ct96227056"/><text:span text:style-name="T6">the </text:span><text:change-end text:change-id="ct96227056"/><text:span text:style-name="T6">user via </text:span><text:change-start text:change-id="ct96227160"/><text:span text:style-name="T6">the </text:span><text:change-end text:change-id="ct96227160"/><text:span text:style-name="T6">message system to </text:span><text:change-start text:change-id="ct96226744"/><text:span text:style-name="T6">make it</text:span><text:change-end text:change-id="ct96226744"/><text:change text:change-id="ct96227472"/><text:span text:style-name="T6"> possible to reproduce the output.</text:span></text:p>
      <text:p text:style-name="P1"><text:span text:style-name="T9">Figure 2.9 </text:span><text:span text:style-name="T2">demonstrates </text:span><text:change-start text:change-id="ct96227264"/><text:span text:style-name="T2">the </text:span><text:change-end text:change-id="ct96227264"/><text:span text:style-name="T2">us</text:span><text:change text:change-id="ct96227576"/><text:span text:style-name="T2">e of </text:span><text:change-start text:change-id="ct96227992"/><text:span text:style-name="T2">the </text:span><text:change-end text:change-id="ct96227992"/><text:span text:style-name="T2">measure pass with </text:span><text:change-start text:change-id="ct96228096"/><text:span text:style-name="T2">the </text:span><text:change-end text:change-id="ct96228096"/><text:span text:style-name="T2">continuous coloring of line segments with </text:span><text:change-start text:change-id="ct96228200"/><text:span text:style-name="T2">a </text:span><text:change-end text:change-id="ct96228200"/><text:span text:style-name="T2">rainbow gradient </text:span><text:change text:change-id="ct96228616"/><text:span text:style-name="T2">f</text:span><text:change-start text:change-id="ct96228304"/><text:span text:style-name="T2">or the</text:span><text:change-end text:change-id="ct96228304"/><text:span text:style-name="T2"> L-system in </text:span><text:span text:style-name="T9">Source code 2.3</text:span><text:span text:style-name="T2">. </text:span><text:change-start text:change-id="ct96228408"/><text:span text:style-name="T2">The a</text:span><text:change-end text:change-id="ct96228408"/><text:change text:change-id="ct96228512"/><text:span text:style-name="T2">xiom of the L-system is </text:span><text:change-start text:change-id="ct96227680"/><text:span text:style-name="T2">an </text:span><text:change-end text:change-id="ct96227680"/><text:span text:style-name="T2">equilateral triangle. In every iteration</text:span><text:change-start text:change-id="ct96227784"/><text:span text:style-name="T2">,</text:span><text:change-end text:change-id="ct96227784"/><text:span text:style-name="T2"> </text:span><text:change-start text:change-id="ct96227888"/><text:span text:style-name="T2">the </text:span><text:change-end text:change-id="ct96227888"/><text:span text:style-name="T2">rewrite rule rewrites every line segment to line segment with </text:span><text:change-start text:change-id="ct96229136"/><text:span text:style-name="T2">a </text:span><text:change-end text:change-id="ct96229136"/><text:span text:style-name="T2">triangle or </text:span><text:change-start text:change-id="ct96229240"/><text:span text:style-name="T2">a </text:span><text:change-end text:change-id="ct96229240"/><text:span text:style-name="T2">square on it with the same probability </text:span><text:change-start text:change-id="ct96228720"/><text:span text:style-name="T2">of </text:span><text:change-end text:change-id="ct96228720"/><text:span text:style-name="T2">50%. </text:span><text:change-start text:change-id="ct96228824"/><text:span text:style-name="T2">The e</text:span><text:change-end text:change-id="ct96228824"/><text:change text:change-id="ct96229344"/><text:span text:style-name="T2">ffect of the ”triangle” part of </text:span><text:change-start text:change-id="ct96228928"/><text:span text:style-name="T2">the </text:span><text:change-end text:change-id="ct96228928"/><text:span text:style-name="T2">rewrite rule is shown in sub-</text:span><text:change-start text:change-id="ct96229032"/><text:span text:style-name="T2">F</text:span><text:change-end text:change-id="ct96229032"/><text:change text:change-id="ct96229448"/><text:span text:style-name="T2">igures </text:span><text:span text:style-name="T9">2.9a </text:span><text:span text:style-name="T2">and </text:span><text:span text:style-name="T9">2.9b</text:span><text:span text:style-name="T2">, </text:span><text:change-start text:change-id="ct96229552"/><text:span text:style-name="T2">and the </text:span><text:change-end text:change-id="ct96229552"/><text:span text:style-name="T2">effect of the ”square” part is shown in </text:span><text:change-start text:change-id="ct96229656"/><text:span text:style-name="T2">Figures </text:span><text:change-end text:change-id="ct96229656"/><text:span text:style-name="T9">2.9c </text:span><text:span text:style-name="T2">and </text:span><text:span text:style-name="T9">2.9d</text:span><text:span text:style-name="T2">. </text:span><text:change-start text:change-id="ct96229760"/><text:span text:style-name="T2">The r</text:span><text:change-end text:change-id="ct96229760"/><text:change text:change-id="ct96230176"/><text:span text:style-name="T2">esult is </text:span><text:change-start text:change-id="ct96229864"/><text:span text:style-name="T2">a </text:span><text:change-end text:change-id="ct96229864"/><text:span text:style-name="T2">randomized combination of </text:span><text:change-start text:change-id="ct96229968"/><text:span text:style-name="T2">the </text:span><text:change-end text:change-id="ct96229968"/><text:span text:style-name="T2">previous</text:span><text:change-start text:change-id="ct96230072"/><text:span text:style-name="T2"> result [?? Or </text:span><text:change-end text:change-id="ct96230072"/><text:change-start text:change-id="ct96230280"/><text:span text:style-name="T2">What??]</text:span><text:change-end text:change-id="ct96230280"/><text:span text:style-name="T2">. </text:span><text:change-start text:change-id="ct96230384"/><text:span text:style-name="T2">The f</text:span><text:change-end text:change-id="ct96230384"/><text:change text:change-id="ct96231008"/><text:span text:style-name="T2">irst</text:span><text:change-start text:change-id="ct96230488"/><text:span text:style-name="T2">,</text:span><text:change-end text:change-id="ct96230488"/><text:span text:style-name="T2"> th</text:span><text:change-start text:change-id="ct96230592"/><text:span text:style-name="T2">i</text:span><text:change-end text:change-id="ct96230592"/><text:span text:style-name="T2">r</text:span><text:change-start text:change-id="ct96230696"/><text:span text:style-name="T2">d</text:span><text:change-end text:change-id="ct96230696"/><text:change text:change-id="ct96231112"/><text:span text:style-name="T2"> and fifth iterations of </text:span><text:change-start text:change-id="ct96230800"/><text:span text:style-name="T2">the </text:span><text:change-end text:change-id="ct96230800"/><text:span text:style-name="T2">L-system in </text:span><text:span text:style-name="T9">Source code 2.3 </text:span><text:span text:style-name="T2">are in </text:span><text:change text:change-id="ct96231528"/><text:change-start text:change-id="ct96230904"/><text:span text:style-name="T2">F</text:span><text:change-end text:change-id="ct96230904"/><text:change text:change-id="ct96231632"/><text:span text:style-name="T2">igures </text:span><text:span text:style-name="T9">2.9e</text:span><text:span text:style-name="T2">, </text:span><text:span text:style-name="T9">2.9f</text:span><text:span text:style-name="T2">, </text:span><text:span text:style-name="T9">2.9g </text:span><text:span text:style-name="T2">and </text:span><text:span text:style-name="T9">2.9h </text:span><text:span text:style-name="T2">respectively.</text:span></text:p>
      <text:p text:style-name="P1"><text:soft-page-break/><text:span text:style-name="T2">Notice that even th</text:span><text:change-start text:change-id="ct96231216"/><text:span text:style-name="T2">e</text:span><text:change-end text:change-id="ct96231216"/><text:change text:change-id="ct96231736"/><text:span text:style-name="T2"> number of colored lines of </text:span><text:change-start text:change-id="ct96231320"/><text:span text:style-name="T2">the </text:span><text:change-end text:change-id="ct96231320"/><text:span text:style-name="T2">L-system is random </text:span><text:change-start text:change-id="ct96231424"/><text:span text:style-name="T2">and </text:span><text:change-end text:change-id="ct96231424"/><text:span text:style-name="T2">the rainbow gradient is applied correctly (</text:span><text:span text:style-name="T9">Figure 2.9h</text:span><text:span text:style-name="T2">). It is because in </text:span><text:change-start text:change-id="ct96232256"/><text:span text:style-name="T2">the </text:span><text:change-end text:change-id="ct96232256"/><text:span text:style-name="T2">measure pass </text:span><text:change-start text:change-id="ct96232360"/><text:span text:style-name="T2">the </text:span><text:change-end text:change-id="ct96232360"/><text:span text:style-name="T2">number of lines </text:span><text:change-start text:change-id="ct96232464"/><text:span text:style-name="T2">h</text:span><text:change-end text:change-id="ct96232464"/><text:change text:change-id="ct96232776"/><text:span text:style-name="T2">as </text:span><text:change-start text:change-id="ct96232048"/><text:span text:style-name="T2">been </text:span><text:change-end text:change-id="ct96232048"/><text:span text:style-name="T2">counted and </text:span><text:change-start text:change-id="ct96231944"/><text:span text:style-name="T2">the </text:span><text:change-end text:change-id="ct96231944"/><text:span text:style-name="T2">total sum </text:span><text:change text:change-id="ct96232672"/><text:span text:style-name="T2">used in </text:span><text:change-start text:change-id="ct96231840"/><text:span text:style-name="T2">the </text:span><text:change-end text:change-id="ct96231840"/><text:span text:style-name="T2">next pass to distribute </text:span><text:change-start text:change-id="ct96232152"/><text:span text:style-name="T2">the </text:span><text:change-end text:change-id="ct96232152"/><text:span text:style-name="T2">gradient correctly.</text:span></text:p>
      <text:p text:style-name="P3"/>
      <text:p text:style-name="P1">Source code 2.3: Stochastic L-system with <text:change-start text:change-id="ct96232568"/>a <text:change-end text:change-id="ct96232568"/>variable number of line segments</text:p>
      <text:p text:style-name="P1"/>
      <text:p text:style-name="P21">2.1.6 Utilities</text:p>
      <text:p text:style-name="P1"><text:change-start text:change-id="ct96232984"/>The l<text:change-end text:change-id="ct96232984"/><text:change text:change-id="ct96233504"/>ibrary will contain m<text:change-start text:change-id="ct96232880"/>uch<text:change-end text:change-id="ct96232880"/><text:change text:change-id="ct96233608"/> useful functionality <text:change-start text:change-id="ct96233088"/>- <text:change-end text:change-id="ct96233088"/>especially for components.</text:p>
      <text:p text:style-name="P1">One large part will be functions <text:change-start text:change-id="ct96233192"/>available <text:change-end text:change-id="ct96233192"/>for work<text:change-start text:change-id="ct96233296"/>ing<text:change-end text:change-id="ct96233296"/> with 3D. The most important <text:change-start text:change-id="ct96233400"/>one <text:change-end text:change-id="ct96233400"/>will be <text:change-start text:change-id="ct96233816"/>the <text:change-end text:change-id="ct96233816"/>utility for <text:change-start text:change-id="ct96233920"/>the <text:change-end text:change-id="ct96233920"/>triangulation of 3D objects defined by <text:change-start text:change-id="ct96233712"/>their <text:change-end text:change-id="ct96233712"/>perimeter (<text:change-start text:change-id="ct96234024"/>the <text:change-end text:change-id="ct96234024"/>3D version of polygons in 2D). It should be able to triangulate any object in space<text:change-start text:change-id="ct96234128"/>,<text:change-end text:change-id="ct96234128"/> but <text:change-start text:change-id="ct96234232"/>the <text:change-end text:change-id="ct96234232"/>triangulation of 3D objects defined by <text:change-start text:change-id="ct96234336"/>their <text:change-end text:change-id="ct96234336"/>perimeter is ambiguous so <text:change-start text:change-id="ct96234440"/>the <text:change-end text:change-id="ct96234440"/>triangulation strategy will be <text:change-start text:change-id="ct96234544"/>need to be <text:change-end text:change-id="ct96234544"/>configur<text:change-start text:change-id="ct96234856"/>ed [correct??]<text:change-end text:change-id="ct96234856"/><text:change text:change-id="ct96234960"/>. Part of <text:change-start text:change-id="ct96234648"/>the <text:change-end text:change-id="ct96234648"/>3D utilities will be functions for <text:change-start text:change-id="ct96234752"/>the <text:change-end text:change-id="ct96234752"/>manipulation <text:change-start text:change-id="ct96235168"/>of<text:change-end text:change-id="ct96235168"/><text:change text:change-id="ct96235376"/> points and vectors and quaternions.</text:p>
      <text:p text:style-name="P1"><text:change-start text:change-id="ct96235064"/>The n<text:change-end text:change-id="ct96235064"/><text:change text:change-id="ct96235272"/>ext utility will be for source code printing. It will be capable <text:change text:change-id="ct96236104"/>o<text:change-start text:change-id="ct96235480"/>f<text:change-end text:change-id="ct96235480"/> print<text:change-start text:change-id="ct96235584"/>ing<text:change-end text:change-id="ct96235584"/> and format<text:change-start text:change-id="ct96235688"/>ing<text:change-end text:change-id="ct96235688"/> <text:change-start text:change-id="ct96235792"/>the <text:change-end text:change-id="ct96235792"/>abstract syntax tree as well as <text:change-start text:change-id="ct96235896"/>the <text:change-end text:change-id="ct96235896"/>semantic tree.</text:p>
      <text:p text:style-name="P1"/>
      <text:p text:style-name="P1">Figure 2.9: Example of <text:change-start text:change-id="ct96236000"/>a <text:change-end text:change-id="ct96236000"/>stochastic L-system <text:change-start text:change-id="ct96236208"/>t<text:change-end text:change-id="ct96236208"/><text:change text:change-id="ct96236728"/>h<text:change-start text:change-id="ct96236312"/>at<text:change-end text:change-id="ct96236312"/><text:change text:change-id="ct96236832"/> is correctly colored by <text:change-start text:change-id="ct96236416"/>a <text:change-end text:change-id="ct96236416"/>color gradient even if <text:change-start text:change-id="ct96236520"/>the <text:change-end text:change-id="ct96236520"/>total number of colored line segments is random<text:change-start text:change-id="ct96236624"/>.<text:change-end text:change-id="ct96236624"/></text:p>
      <text:p text:style-name="P1"/>
      <text:p text:style-name="P26">2.2 Processing system</text:p>
      <text:p text:style-name="P3">As discussed in the previous chapter<text:change-start text:change-id="ct96236936"/>,<text:change-end text:change-id="ct96236936"/> <text:change-start text:change-id="ct96237040"/>the <text:change-end text:change-id="ct96237040"/>processing system of the library relies on <text:change-start text:change-id="ct96237144"/>the <text:change-end text:change-id="ct96237144"/>components. <text:change-start text:change-id="ct96237248"/>The c<text:change-end text:change-id="ct96237248"/><text:change text:change-id="ct96237352"/>ore of the library is responsible <text:change text:change-id="ct96237768"/>for <text:change-start text:change-id="ct96237456"/>just <text:change-end text:change-id="ct96237456"/>creating <text:change-start text:change-id="ct96237560"/>the <text:change-end text:change-id="ct96237560"/>component graph. The processing of <text:change-start text:change-id="ct96237664"/>an <text:change-end text:change-id="ct96237664"/>L-system and produc<text:change-start text:change-id="ct96237872"/>t<text:change-end text:change-id="ct96237872"/>i<text:change-start text:change-id="ct96237976"/>o<text:change-end text:change-id="ct96237976"/>n<text:change text:change-id="ct96238184"/><text:change-start text:change-id="ct96238080"/> of<text:change-end text:change-id="ct96238080"/> results is fully under <text:change-start text:change-id="ct96238704"/>the <text:change-end text:change-id="ct96238704"/>control of <text:change-start text:change-id="ct96238808"/>the <text:change-end text:change-id="ct96238808"/>component graph. This gives absolute freedom to <text:change-start text:change-id="ct96238912"/>the <text:change-end text:change-id="ct96238912"/>user in implementing <text:change-start text:change-id="ct96238288"/>the <text:change-end text:change-id="ct96238288"/>process system.</text:p>
      <text:p text:style-name="P3">However it is hard to design and implement <text:change-start text:change-id="ct96238392"/>the <text:change-end text:change-id="ct96238392"/>whole L-system processing system from scratch. <text:change-start text:change-id="ct96238496"/>The l<text:change-end text:change-id="ct96238496"/><text:change text:change-id="ct96239016"/>ibrary contains <text:change-start text:change-id="ct96238600"/>a <text:change-end text:change-id="ct96238600"/>rich set of predefined components from which can be assembled many different component graphs. The predefined components have <text:change-start text:change-id="ct96239224"/>a <text:change-end text:change-id="ct96239224"/>general interface which allows <text:change-start text:change-id="ct96239328"/>the <text:change-end text:change-id="ct96239328"/>user to reuse or extend them <text:change-start text:change-id="ct96239120"/>in order <text:change-end text:change-id="ct96239120"/>to add new functionality with <text:change-start text:change-id="ct96239432"/>a <text:change-end text:change-id="ct96239432"/>minimum of effort.</text:p>
      <text:p text:style-name="P27">2.2.1 Basic component system</text:p>
      <text:p text:style-name="P3"><text:change-start text:change-id="ct96239592"/>The c<text:change-end text:change-id="ct96239592"/><text:change text:change-id="ct96239696"/>omponent system designed in this section <text:change-start text:change-id="ct96239800"/>is<text:change-end text:change-id="ct96239800"/><text:change text:change-id="ct96239904"/> primarily used for processing L-systems to produce 2D and 3D graphics in the web interface. However<text:change-start text:change-id="ct96240424"/>,<text:change-end text:change-id="ct96240424"/> <text:change-start text:change-id="ct96240320"/>the <text:change-end text:change-id="ct96240320"/>component system is designed to be extensible to any output type.</text:p>
      <text:p text:style-name="P1"><text:span text:style-name="T2">L-systems are generally processed in two phases. </text:span><text:change-start text:change-id="ct96240632"/><text:span text:style-name="T2">The f</text:span><text:change-end text:change-id="ct96240632"/><text:change text:change-id="ct96240840"/><text:span text:style-name="T2">irst phase is rewriting where </text:span><text:change-start text:change-id="ct96240736"/><text:span text:style-name="T2">the </text:span><text:change-end text:change-id="ct96240736"/><text:span text:style-name="T2">axiom (</text:span><text:change-start text:change-id="ct96240008"/><text:span text:style-name="T2">the </text:span><text:change-end text:change-id="ct96240008"/><text:span text:style-name="T2">initial string of symbols) is rewritten by </text:span><text:change-start text:change-id="ct96240112"/><text:span text:style-name="T2">the </text:span><text:change-end text:change-id="ct96240112"/><text:span text:style-name="T2">rewrite rules</text:span><text:change-start text:change-id="ct96240216"/><text:span text:style-name="T2">,</text:span><text:change-end text:change-id="ct96240216"/><text:span text:style-name="T2"> and </text:span><text:change-start text:change-id="ct96240528"/><text:span text:style-name="T2">the </text:span><text:change-end text:change-id="ct96240528"/><text:span text:style-name="T2">second phase is interpreting </text:span><text:change-start text:change-id="ct96241360"/><text:span text:style-name="T2">the </text:span><text:change-end text:change-id="ct96241360"/><text:span text:style-name="T2">result</text:span><text:change-start text:change-id="ct96241464"/><text:span text:style-name="T2">ing</text:span><text:change-end text:change-id="ct96241464"/><text:span text:style-name="T2"> string of symbols. This can be done with two components, the Rewriter</text:span><text:change-start text:change-id="ct96241568"/><text:span text:style-name="T2"> -</text:span><text:change-end text:change-id="ct96241568"/><text:span text:style-name="T2"> which is responsible for rewriting the L-system to </text:span><text:change-start text:change-id="ct96240944"/><text:span text:style-name="T2">a </text:span><text:change-end text:change-id="ct96240944"/><text:span text:style-name="T2">given iteration </text:span><text:change-start text:change-id="ct96241048"/><text:span text:style-name="T2">- </text:span><text:change-end text:change-id="ct96241048"/><text:span text:style-name="T2">and the Interpreter </text:span><text:change-start text:change-id="ct96241152"/><text:span text:style-name="T2">- </text:span><text:change-end text:change-id="ct96241152"/><text:span text:style-name="T2">which is responsible for interpreting symbols and producing output (</text:span><text:span text:style-name="T9">Figure 2.10</text:span><text:span text:style-name="T2">).</text:span></text:p>
      <text:p text:style-name="P3"/>
      <text:p text:style-name="P1">Figure 2.10: Simple L-system processing system</text:p>
      <text:p text:style-name="P1"/>
      <text:p text:style-name="P1"><text:span text:style-name="T2">However </text:span><text:change-start text:change-id="ct96241776"/><text:span text:style-name="T2">the </text:span><text:change-end text:change-id="ct96241776"/><text:span text:style-name="T2">components in the system in </text:span><text:span text:style-name="T9">Figure 2.10 </text:span><text:span text:style-name="T2">have too m</text:span><text:change-start text:change-id="ct96241256"/><text:span text:style-name="T2">any</text:span><text:change-end text:change-id="ct96241256"/><text:change text:change-id="ct96241672"/><text:span text:style-name="T2"> tasks to do</text:span><text:change-start text:change-id="ct96241880"/><text:span text:style-name="T2">,</text:span><text:change-end text:change-id="ct96241880"/><text:span text:style-name="T2"> </text:span><text:change-start text:change-id="ct96241984"/><text:span text:style-name="T2">and </text:span><text:change-end text:change-id="ct96241984"/><text:span text:style-name="T2">thus they will be complicated to implement and hard to extend and test.</text:span></text:p>
      <text:p text:style-name="P1"><text:change-start text:change-id="ct96242088"/><text:span text:style-name="T2">The s</text:span><text:change-end text:change-id="ct96242088"/><text:change text:change-id="ct96242192"/><text:span text:style-name="T2">ystem in </text:span><text:span text:style-name="T9">Figure 2.11 </text:span><text:span text:style-name="T2">was created by </text:span><text:change-start text:change-id="ct96242296"/><text:span text:style-name="T2">a </text:span><text:change-end text:change-id="ct96242296"/><text:span text:style-name="T2">subdivision of </text:span><text:change-start text:change-id="ct96242400"/><text:span text:style-name="T2">the </text:span><text:change-end text:change-id="ct96242400"/><text:span text:style-name="T2">previous system. The Rewriter component was split to the Rewriter and the Iterator. The Rewriter will </text:span><text:change-start text:change-id="ct96242504"/><text:span text:style-name="T2">just </text:span><text:change-end text:change-id="ct96242504"/><text:span text:style-name="T2">do </text:span><text:change-start text:change-id="ct96242608"/><text:span text:style-name="T2">the</text:span><text:change-end text:change-id="ct96242608"/><text:change text:change-id="ct96242816"/><text:span text:style-name="T2"> rewriting of </text:span><text:change-start text:change-id="ct96242712"/><text:span text:style-name="T2">some </text:span><text:change-end text:change-id="ct96242712"/><text:span text:style-name="T2">given symbols and the Iterator will control </text:span><text:change-start text:change-id="ct96243024"/><text:span text:style-name="T2">the </text:span><text:change-end text:change-id="ct96243024"/><text:span text:style-name="T2">iterating of </text:span><text:change-start text:change-id="ct96242920"/><text:span text:style-name="T2">the </text:span><text:change-end text:change-id="ct96242920"/><text:span text:style-name="T2">L-system (repetitive rewriting). The Interpreter component was split to the Interpreter and the Renderer. The Interpreter will </text:span><text:change-start text:change-id="ct96243128"/><text:span text:style-name="T2">handle the</text:span><text:change-end text:change-id="ct96243128"/><text:change text:change-id="ct96243232"/><text:span text:style-name="T2"> interpreting of symbols</text:span><text:change-start text:change-id="ct96243336"/><text:span text:style-name="T2">:</text:span><text:change-end text:change-id="ct96243336"/><text:span text:style-name="T2"> which means keep position of </text:span><text:change-start text:change-id="ct96243440"/><text:span text:style-name="T2">the </text:span><text:change-end text:change-id="ct96243440"/><text:span text:style-name="T2">virtual turtle in space, saving and loading of states</text:span><text:change-start text:change-id="ct96243544"/><text:span text:style-name="T2">,</text:span><text:change-end text:change-id="ct96243544"/><text:span text:style-name="T2"> etc. The Renderer will just produce the output. If we need to create </text:span><text:change-start text:change-id="ct96243648"/><text:span text:style-name="T2">a </text:span><text:change-end text:change-id="ct96243648"/><text:span text:style-name="T2">different output type we </text:span><text:change-start text:change-id="ct96243752"/><text:span text:style-name="T2">only </text:span><text:change-end text:change-id="ct96243752"/><text:span text:style-name="T2">have to implement </text:span><text:change-start text:change-id="ct96243856"/><text:span text:style-name="T2">the</text:span><text:change-end text:change-id="ct96243856"/><text:change text:change-id="ct96244064"/><text:span text:style-name="T2"> new renderer component and </text:span><text:change-start text:change-id="ct96243960"/><text:span text:style-name="T2">the </text:span><text:change-end text:change-id="ct96243960"/><text:span text:style-name="T2">rest of the system will remain unchanged.</text:span></text:p>
      <text:p text:style-name="P3"><text:soft-page-break/></text:p>
      <text:p text:style-name="P1">Figure 2.11: Subdivided L-system processing system</text:p>
      <text:p text:style-name="P1"/>
      <text:p text:style-name="P27">2.2.2 Component system extensions</text:p>
      <text:p text:style-name="P2"><text:span text:style-name="T1">The system in </text:span><text:span text:style-name="T12">Figure 2.12 </text:span><text:span text:style-name="T1">can be enhanced even more. Every interpreter needs to translate symbols to interpretation methods itself </text:span><text:change-start text:change-id="ct96244168"/><text:span text:style-name="T1">and t</text:span><text:change-end text:change-id="ct96244168"/><text:change text:change-id="ct96244896"/><text:span text:style-name="T1">hi</text:span><text:change-start text:change-id="ct96244480"/><text:span text:style-name="T1">s</text:span><text:change-end text:change-id="ct96244480"/><text:change text:change-id="ct96244792"/><text:span text:style-name="T1"> can be done by </text:span><text:change-start text:change-id="ct96244584"/><text:span text:style-name="T1">a </text:span><text:change-end text:change-id="ct96244584"/><text:span text:style-name="T1">specialized component called </text:span><text:change-start text:change-id="ct96244688"/><text:span text:style-name="T1">the </text:span><text:change-end text:change-id="ct96244688"/><text:span text:style-name="T32">Interpreter caller</text:span><text:span text:style-name="T1">. This component can be smart enough to explore all </text:span><text:change-start text:change-id="ct96244376"/><text:span text:style-name="T1">the </text:span><text:change-end text:change-id="ct96244376"/><text:span text:style-name="T1">components in the system, find all </text:span><text:change-start text:change-id="ct96244272"/><text:span text:style-name="T1">the </text:span><text:change-end text:change-id="ct96244272"/><text:span text:style-name="T1">interpretation methods and do translation automatically. This causes </text:span><text:change-start text:change-id="ct96245104"/><text:span text:style-name="T1">an </text:span><text:change-end text:change-id="ct96245104"/><text:span text:style-name="T1">automatic connection of all interpreters to </text:span><text:change-start text:change-id="ct96245000"/><text:span text:style-name="T1">the </text:span><text:change-end text:change-id="ct96245000"/><text:span text:style-name="T1">interpreter caller. More interpreters can be used </text:span><text:change-start text:change-id="ct96245624"/><text:span text:style-name="T1">to</text:span><text:change-end text:change-id="ct96245624"/><text:change text:change-id="ct96245832"/><text:span text:style-name="T1"> advantage</text:span><text:change-start text:change-id="ct96245312"/><text:span text:style-name="T1">:</text:span><text:change-end text:change-id="ct96245312"/><text:span text:style-name="T1"> for example</text:span><text:change-start text:change-id="ct96245416"/><text:span text:style-name="T1">,</text:span><text:change-end text:change-id="ct96245416"/><text:span text:style-name="T1"> for processing L-systems which interact</text:span><text:change text:change-id="ct96245936"/><text:span text:style-name="T1"> with </text:span><text:change-start text:change-id="ct96245520"/><text:span text:style-name="T1">them</text:span><text:change-end text:change-id="ct96245520"/><text:span text:style-name="T1">sel</text:span><text:change-start text:change-id="ct96245208"/><text:span text:style-name="T1">ves</text:span><text:change-end text:change-id="ct96245208"/><text:change text:change-id="ct96245728"/><text:span text:style-name="T1"> or their Environment [</text:span><text:span text:style-name="T52">MP96</text:span><text:span text:style-name="T1">]. One interpreter actual</text:span><text:change-start text:change-id="ct96246144"/><text:span text:style-name="T1">ly</text:span><text:change-end text:change-id="ct96246144"/><text:span text:style-name="T1"> model</text:span><text:change-start text:change-id="ct96246248"/><text:span text:style-name="T1">s</text:span><text:change-end text:change-id="ct96246248"/><text:span text:style-name="T1"> an</text:span><text:change-start text:change-id="ct96246352"/><text:span text:style-name="T1">d</text:span><text:change-end text:change-id="ct96246352"/><text:change text:change-id="ct96246560"/><text:span text:style-name="T1"> the second interprets </text:span><text:change-start text:change-id="ct96246456"/><text:span text:style-name="T1">the </text:span><text:change-end text:change-id="ct96246456"/><text:span text:style-name="T1">environment.</text:span></text:p>
      <text:p text:style-name="P3"/>
      <text:p text:style-name="P1">Figure 2.12: Advantage of <text:change-start text:change-id="ct96246040"/>the <text:change-end text:change-id="ct96246040"/>Interpreter caller component which can automatically call more interpreters</text:p>
      <text:p text:style-name="P1"/>
      <text:p text:style-name="P2"><text:change-start text:change-id="ct96246872"/><text:span text:style-name="T1">The n</text:span><text:change-end text:change-id="ct96246872"/><text:change text:change-id="ct96247392"/><text:span text:style-name="T1">ext necessary component is called </text:span><text:change-start text:change-id="ct96247080"/><text:span text:style-name="T1">the </text:span><text:change-end text:change-id="ct96247080"/><text:span text:style-name="T32">Random provider</text:span><text:span text:style-name="T1">. It provides controlled behavior for random number generation </text:span><text:change-start text:change-id="ct96247184"/><text:span text:style-name="T1">as </text:span><text:change-end text:change-id="ct96247184"/><text:span text:style-name="T1">described in </text:span><text:change text:change-id="ct96247496"/><text:change-start text:change-id="ct96246664"/><text:span text:style-name="T12">S</text:span><text:change-end text:change-id="ct96246664"/><text:change text:change-id="ct96247288"/><text:span text:style-name="T12">ection 2.1.5</text:span><text:span text:style-name="T1">. This component provides </text:span><text:change-start text:change-id="ct96246768"/><text:span text:style-name="T1">a </text:span><text:change-end text:change-id="ct96246768"/><text:span text:style-name="T1">function which returns </text:span><text:change-start text:change-id="ct96246976"/><text:span text:style-name="T1">a </text:span><text:change-end text:change-id="ct96246976"/><text:span text:style-name="T1">random number and </text:span><text:change-start text:change-id="ct96248016"/><text:span text:style-name="T1">it </text:span><text:change-end text:change-id="ct96248016"/><text:span text:style-name="T1">can be called by other components or by </text:span><text:change-start text:change-id="ct96248120"/><text:span text:style-name="T1">the </text:span><text:change-end text:change-id="ct96248120"/><text:span text:style-name="T1">user in </text:span><text:change-start text:change-id="ct96248224"/><text:span text:style-name="T1">the </text:span><text:change-end text:change-id="ct96248224"/><text:span text:style-name="T1">L-system definition. This component is connected to </text:span><text:change-start text:change-id="ct96248328"/><text:span text:style-name="T1">the </text:span><text:change-end text:change-id="ct96248328"/><text:span text:style-name="T1">iterator to correctly reset </text:span><text:change-start text:change-id="ct96247600"/><text:span text:style-name="T1">the </text:span><text:change-end text:change-id="ct96247600"/><text:span text:style-name="T1">random seed </text:span><text:change-start text:change-id="ct96247704"/><text:span text:style-name="T1">at </text:span><text:change-end text:change-id="ct96247704"/><text:span text:style-name="T1">every pass.</text:span></text:p>
      <text:p text:style-name="P2"><text:change-start text:change-id="ct96247912"/><text:span text:style-name="T33">The </text:span><text:change-end text:change-id="ct96247912"/><text:span text:style-name="T32">Axiom provider </text:span><text:span text:style-name="T1">is </text:span><text:change-start text:change-id="ct96247808"/><text:span text:style-name="T1">the </text:span><text:change-end text:change-id="ct96247808"/><text:span text:style-name="T1">next extending component and it provides </text:span><text:change-start text:change-id="ct96248432"/><text:span text:style-name="T1">the </text:span><text:change-end text:change-id="ct96248432"/><text:span text:style-name="T1">axiom to the Iterator. </text:span><text:change-start text:change-id="ct96248536"/><text:span text:style-name="T1">The a</text:span><text:change-end text:change-id="ct96248536"/><text:change text:change-id="ct96249160"/><text:span text:style-name="T1">xiom provider is wrappe</text:span><text:change-start text:change-id="ct96248640"/><text:span text:style-name="T1">d</text:span><text:change-end text:change-id="ct96248640"/><text:change text:change-id="ct96249264"/><text:span text:style-name="T1"> around </text:span><text:change-start text:change-id="ct96248744"/><text:span text:style-name="T1">a </text:span><text:change-end text:change-id="ct96248744"/><text:span text:style-name="T1">single symbol property called </text:span><text:change-start text:change-id="ct96248848"/><text:span text:style-name="T1">the </text:span><text:change-end text:change-id="ct96248848"/><text:span text:style-name="T1">axiom. The Iterator is designed generally to take </text:span><text:change-start text:change-id="ct96248952"/><text:span text:style-name="T1">the </text:span><text:change-end text:change-id="ct96248952"/><text:span text:style-name="T1">axiom from any component implementing </text:span><text:span text:style-name="T46">ISymbolProvider </text:span><text:span text:style-name="T1">so it is possible to connect</text:span><text:change-start text:change-id="ct96249056"/><text:span text:style-name="T1">,</text:span><text:change-end text:change-id="ct96249056"/><text:span text:style-name="T1"> for example</text:span><text:change-start text:change-id="ct96249368"/><text:span text:style-name="T1">,</text:span><text:change-end text:change-id="ct96249368"/><text:span text:style-name="T1"> another Rewriter as </text:span><text:change-start text:change-id="ct96249472"/><text:span text:style-name="T1">the </text:span><text:change-end text:change-id="ct96249472"/><text:span text:style-name="T1">axiom provider (</text:span><text:span text:style-name="T12">Fig</text:span><text:change-start text:change-id="ct96249576"/><text:span text:style-name="T12">.</text:span><text:change-end text:change-id="ct96249576"/><text:change text:change-id="ct96249888"/><text:span text:style-name="T12"> 2.13</text:span><text:span text:style-name="T1">).</text:span></text:p>
      <text:p text:style-name="P3"/>
      <text:p text:style-name="P1">Figure 2.13: Input <text:change text:change-id="ct96249992"/>f<text:change-start text:change-id="ct96249680"/>or the<text:change-end text:change-id="ct96249680"/> iterator can be supplied by another component</text:p>
      <text:p text:style-name="P1"/>
      <text:p text:style-name="P27">2.2.3 Interpretation of <text:change-start text:change-id="ct96249784"/>a <text:change-end text:change-id="ct96249784"/>symbol as another L-system</text:p>
      <text:p text:style-name="P3">In some situations it can be handy to interpret <text:change-start text:change-id="ct96250096"/>a <text:change-end text:change-id="ct96250096"/>symbol as another L-system. <text:change-start text:change-id="ct96250200"/>The c<text:change-end text:change-id="ct96250200"/><text:change text:change-id="ct96250512"/>omponent system of the library is very versatile and it allows t<text:change-start text:change-id="ct96250304"/>he<text:change-end text:change-id="ct96250304"/><text:change text:change-id="ct96250616"/> creat<text:change-start text:change-id="ct96250408"/>ion of<text:change-end text:change-id="ct96250408"/><text:change text:change-id="ct96250720"/> <text:change-start text:change-id="ct96251240"/>a <text:change-end text:change-id="ct96251240"/>specialized component which will be responsible for <text:change-start text:change-id="ct96250824"/>just <text:change-end text:change-id="ct96250824"/>th<text:change-start text:change-id="ct96250928"/>is fe<text:change-end text:change-id="ct96250928"/>at<text:change-start text:change-id="ct96251032"/>ure<text:change-end text:change-id="ct96251032"/>.</text:p>
      <text:p text:style-name="P2"><text:span text:style-name="T1">The component is called </text:span><text:change-start text:change-id="ct96251136"/><text:span text:style-name="T1">the </text:span><text:change-end text:change-id="ct96251136"/><text:span text:style-name="T32">Inner L-system processor</text:span><text:span text:style-name="T1">. It is connected to the Interpreter caller and when the caller needs to interpret </text:span><text:change-start text:change-id="ct96251760"/><text:span text:style-name="T1">a </text:span><text:change-end text:change-id="ct96251760"/><text:span text:style-name="T1">symbol as </text:span><text:change-start text:change-id="ct96251864"/><text:span text:style-name="T1">an </text:span><text:change-end text:change-id="ct96251864"/><text:span text:style-name="T1">L-system it will call the Inner L-system processor </text:span><text:change-start text:change-id="ct96251656"/><text:span text:style-name="T1">to</text:span><text:change-end text:change-id="ct96251656"/><text:change text:change-id="ct96251968"/><text:span text:style-name="T1"> take care of </text:span><text:change text:change-id="ct96252176"/><text:span text:style-name="T1">t</text:span><text:change-start text:change-id="ct96251344"/><text:span text:style-name="T1">his</text:span><text:change-end text:change-id="ct96251344"/><text:span text:style-name="T1">. </text:span><text:change-start text:change-id="ct96252280"/><text:span text:style-name="T1">A</text:span><text:change-end text:change-id="ct96252280"/><text:change-start text:change-id="ct96251448"/><text:span text:style-name="T1"> c</text:span><text:change-end text:change-id="ct96251448"/><text:change text:change-id="ct96252072"/><text:span text:style-name="T1">omponent graph with </text:span><text:change-start text:change-id="ct96252384"/><text:span text:style-name="T1">the</text:span><text:change-end text:change-id="ct96252384"/><text:change-start text:change-id="ct96251552"/><text:span text:style-name="T1"> </text:span><text:change-end text:change-id="ct96251552"/><text:span text:style-name="T1">Inner L-system processor component is shown in </text:span><text:span text:style-name="T12">Figure 2.14</text:span><text:span text:style-name="T1">.</text:span></text:p>
      <text:p text:style-name="P2"><text:span text:style-name="T1">The Inner L-system processor </text:span><text:change-start text:change-id="ct96252488"/><text:span text:style-name="T1">works </text:span><text:change-end text:change-id="ct96252488"/><text:span text:style-name="T1">internally </text:span><text:change text:change-id="ct96253112"/><text:span text:style-name="T1">in </text:span><text:change-start text:change-id="ct96252592"/><text:span text:style-name="T1">a </text:span><text:change-end text:change-id="ct96252592"/><text:span text:style-name="T1">similar way </text:span><text:change-start text:change-id="ct96252696"/><text:span text:style-name="T1">to that of</text:span><text:change-end text:change-id="ct96252696"/><text:change text:change-id="ct96253216"/><text:span text:style-name="T1"> the Process manager</text:span><text:change text:change-id="ct96253008"/><text:span text:style-name="T1"> (see </text:span><text:change-start text:change-id="ct96252800"/><text:span text:style-name="T1">S</text:span><text:change-end text:change-id="ct96252800"/><text:change text:change-id="ct96253320"/><text:span text:style-name="T12">ection 2.1.4</text:span><text:span text:style-name="T1">). For every processed symbol it builds </text:span><text:change-start text:change-id="ct96252904"/><text:span text:style-name="T1">a </text:span><text:change-end text:change-id="ct96252904"/><text:span text:style-name="T1">new components graph for processing </text:span><text:change-start text:change-id="ct96253736"/><text:span text:style-name="T1">the </text:span><text:change-end text:change-id="ct96253736"/><text:span text:style-name="T1">inner L-system. The components graph can be specified by </text:span><text:change-start text:change-id="ct96253424"/><text:span text:style-name="T1">a </text:span><text:change-end text:change-id="ct96253424"/><text:span text:style-name="T1">special process configuration which needs to be defined in the input</text:span><text:span text:style-name="T17">1</text:span><text:span text:style-name="T1">. </text:span><text:change-start text:change-id="ct96253528"/><text:span text:style-name="T1">The i</text:span><text:change-end text:change-id="ct96253528"/><text:change text:change-id="ct96253840"/><text:span text:style-name="T1">nterpreter caller in </text:span><text:change-start text:change-id="ct96253632"/><text:span text:style-name="T1">the </text:span><text:change-end text:change-id="ct96253632"/><text:span text:style-name="T1">inner component graph is automatically connected to all interpreters in </text:span><text:change-start text:change-id="ct96254360"/><text:span text:style-name="T1">the </text:span><text:change-end text:change-id="ct96254360"/><text:span text:style-name="T1">original component graph (see </text:span><text:change-start text:change-id="ct96254464"/><text:span text:style-name="T1">S</text:span><text:change-end text:change-id="ct96254464"/><text:change text:change-id="ct96254672"/><text:span text:style-name="T12">ection 2.2.2</text:span><text:span text:style-name="T1">)</text:span><text:change-start text:change-id="ct96253944"/><text:span text:style-name="T1">,</text:span><text:change-end text:change-id="ct96253944"/><text:span text:style-name="T1"> therefore </text:span><text:change-start text:change-id="ct96254048"/><text:span text:style-name="T1">the </text:span><text:change-end text:change-id="ct96254048"/><text:span text:style-name="T1">inner L-system is interpreted by the same interpreter as the main L-system. </text:span><text:change-start text:change-id="ct96254152"/><text:span text:style-name="T1">The </text:span><text:change-end text:change-id="ct96254152"/><text:change-start text:change-id="ct96254880"/><text:span text:style-name="T1">i</text:span><text:change-end text:change-id="ct96254880"/><text:change text:change-id="ct96255088"/><text:span text:style-name="T1">nner interpreter caller is also connected to the Inner L-system </text:span><text:change text:change-id="ct96254776"/><text:change-start text:change-id="ct96254256"/><text:span text:style-name="T1">proces</text:span><text:change-end text:change-id="ct96254256"/><text:change-start text:change-id="ct96254984"/><text:span text:style-name="T1">s</text:span><text:change-end text:change-id="ct96254984"/><text:change-start text:change-id="ct96254568"/><text:span text:style-name="T1">or:</text:span><text:change-end text:change-id="ct96254568"/><text:span text:style-name="T1"> thus it is possible to interpret </text:span><text:change-start text:change-id="ct96255192"/><text:span text:style-name="T1">a </text:span><text:change-end text:change-id="ct96255192"/><text:span text:style-name="T1">symbol as another L-system even in </text:span><text:change-start text:change-id="ct96255296"/><text:span text:style-name="T1">the </text:span><text:change-end text:change-id="ct96255296"/><text:span text:style-name="T1">inner L-system.</text:span></text:p>
      <text:p text:style-name="P3">The creation of <text:change-start text:change-id="ct96255400"/>the <text:change-end text:change-id="ct96255400"/>inner component graph is <text:change-start text:change-id="ct96255504"/>a <text:change-end text:change-id="ct96255504"/>relatively complex operation but the created and used component graphs are cached and reused later.</text:p>
      <text:p text:style-name="P3"/>
      <text:p text:style-name="P1">Figure 2.14: Component system for interpretation <text:change-start text:change-id="ct96255608"/>of a <text:change-end text:change-id="ct96255608"/>symbol as another L-system</text:p>
      <text:p text:style-name="P1"/>
      <text:p text:style-name="P1"><text:change-start text:change-id="ct96255712"/><text:span text:style-name="T2">The i</text:span><text:change-end text:change-id="ct96255712"/><text:change text:change-id="ct96256080"/><text:span text:style-name="T2">nterpretation of symbol as another L-system is demonstrated in </text:span><text:span text:style-name="T9">Figure 2.15</text:span><text:span text:style-name="T2">. The Pythagoras tree is made of Menger sponges</text:span><text:change-start text:change-id="ct96255816"/><text:span text:style-name="T2">;</text:span><text:change-end text:change-id="ct96255816"/><text:change text:change-id="ct96256184"/><text:span text:style-name="T2"> </text:span><text:change-start text:change-id="ct96255976"/><text:span text:style-name="T2">The n</text:span><text:change-end text:change-id="ct96255976"/><text:change text:change-id="ct96256288"/><text:span text:style-name="T2">umber of iterations of each Menger sponge</text:span><text:change text:change-id="ct96256392"/><text:span text:style-name="T2"> depends on its size. The smallest Menger sponge</text:span><text:change text:change-id="ct96257016"/><text:span text:style-name="T2"> (zero iteration) ha</text:span><text:change-start text:change-id="ct96256496"/><text:span text:style-name="T2">s</text:span><text:change-end text:change-id="ct96256496"/><text:change text:change-id="ct96257120"/><text:span text:style-name="T2"> </text:span><text:change-start text:change-id="ct96256600"/><text:span text:style-name="T2">an </text:span><text:change-end text:change-id="ct96256600"/><text:span text:style-name="T2">extra blos</text:span><text:soft-page-break/><text:span text:style-name="T2">som as </text:span><text:change-start text:change-id="ct96256704"/><text:span text:style-name="T2">a </text:span><text:change-end text:change-id="ct96256704"/><text:span text:style-name="T2">demonstration of </text:span><text:change-start text:change-id="ct96256808"/><text:span text:style-name="T2">an </text:span><text:change-end text:change-id="ct96256808"/><text:span text:style-name="T2">interpretation symbol as </text:span><text:change-start text:change-id="ct96256912"/><text:span text:style-name="T2">an </text:span><text:change-end text:change-id="ct96256912"/><text:span text:style-name="T2">L-system in </text:span><text:change-start text:change-id="ct96257224"/><text:span text:style-name="T2">the </text:span><text:change-end text:change-id="ct96257224"/><text:span text:style-name="T2">inner L-system. The iteration of the Blossom determines </text:span><text:change-start text:change-id="ct96257328"/><text:span text:style-name="T2">the </text:span><text:change-end text:change-id="ct96257328"/><text:span text:style-name="T2">number of lea</text:span><text:change-start text:change-id="ct96257432"/><text:span text:style-name="T2">ve</text:span><text:change-end text:change-id="ct96257432"/><text:change text:change-id="ct96257536"/><text:span text:style-name="T2">s and it is randomly selected from 4 to 6.</text:span></text:p>
      <text:p text:style-name="P3"/>
      <text:p text:style-name="P2"><text:span text:style-name="T43">1 </text:span><text:span text:style-name="T8">The only implementation of </text:span><text:change-start text:change-id="ct96257640"/><text:span text:style-name="T8">the </text:span><text:change-end text:change-id="ct96257640"/><text:span text:style-name="T8">Inner L-system </text:span><text:change text:change-id="ct96258472"/><text:change-start text:change-id="ct96258264"/><text:span text:style-name="T8">procesor,</text:span><text:change-end text:change-id="ct96258264"/><text:span text:style-name="T8"> the </text:span><text:span text:style-name="T19">ILsystemInLsystemProcessor </text:span><text:change-start text:change-id="ct96258368"/><text:span text:style-name="T19">c</text:span><text:change-end text:change-id="ct96258368"/><text:change text:change-id="ct96258576"/><text:change-start text:change-id="ct96257952"/><text:span text:style-name="T8">omponent,</text:span><text:change-end text:change-id="ct96257952"/><text:span text:style-name="T8"> uses </text:span><text:change-start text:change-id="ct96258056"/><text:span text:style-name="T8">the </text:span><text:change-end text:change-id="ct96258056"/><text:span text:style-name="T8">process configuration called </text:span><text:span text:style-name="T47">InnerLsystemConfig </text:span><text:span text:style-name="T8">for creating </text:span><text:change-start text:change-id="ct96258160"/><text:span text:style-name="T8">the </text:span><text:change-end text:change-id="ct96258160"/><text:span text:style-name="T8">inner </text:span><text:change-start text:change-id="ct96257744"/><text:span text:style-name="T8">c</text:span><text:change-end text:change-id="ct96257744"/><text:change text:change-id="ct96257848"/><text:span text:style-name="T8">omponent graph. This process configuration must be defined (see the definition in the Standard library </text:span><text:span text:style-name="T20">F.4.5</text:span><text:span text:style-name="T8">).</text:span></text:p>
      <text:p text:style-name="P33"/>
      <text:p text:style-name="P1">Figure 2.15: Example of interpreting <text:change-start text:change-id="ct96258680"/>a <text:change-end text:change-id="ct96258680"/>symbol as another L-system</text:p>
      <text:p text:style-name="P1"/>
      <text:p text:style-name="P1"><text:span text:style-name="T2">Source code 2.4: Source code of L-system (</text:span><text:span text:style-name="T9">Fig</text:span><text:change-start text:change-id="ct96258784"/><text:span text:style-name="T9">.</text:span><text:change-end text:change-id="ct96258784"/><text:change text:change-id="ct96258992"/><text:span text:style-name="T9"> 2.15f</text:span><text:span text:style-name="T2">) demonstrating us</text:span><text:change text:change-id="ct96259096"/><text:span text:style-name="T2">e of </text:span><text:change-start text:change-id="ct96258888"/><text:span text:style-name="T2">an </text:span><text:change-end text:change-id="ct96258888"/><text:span text:style-name="T2">interpreting symbol as another L-system</text:span></text:p>
      <text:p text:style-name="P3"/>
      <text:p text:style-name="P27">2.2.4 Final component system</text:p>
      <text:p text:style-name="P2"><text:change-start text:change-id="ct96259304"/><text:span text:style-name="T1">The </text:span><text:change-end text:change-id="ct96259304"/><text:span text:style-name="T1">Final component system uses all </text:span><text:change-start text:change-id="ct96259200"/><text:span text:style-name="T1">the </text:span><text:change-end text:change-id="ct96259200"/><text:span text:style-name="T1">described functionality. </text:span><text:change-start text:change-id="ct96259408"/><text:span text:style-name="T1">The c</text:span><text:change-end text:change-id="ct96259408"/><text:change text:change-id="ct96259512"/><text:span text:style-name="T1">omponent graph is shown in </text:span><text:span text:style-name="T12">Figure 2.16</text:span><text:span text:style-name="T1">. Two main process configurations use</text:span><text:change text:change-id="ct96259616"/><text:span text:style-name="T1"> this scheme, namely the </text:span><text:span text:style-name="T21">SvgRenderer </text:span><text:span text:style-name="T1">and the </text:span><text:span text:style-name="T21">ThreeJsRenderer </text:span><text:span text:style-name="T1">(see Standard library appendix, </text:span><text:change-start text:change-id="ct96260032"/><text:span text:style-name="T1">S</text:span><text:change-end text:change-id="ct96260032"/><text:change text:change-id="ct96260136"/><text:span text:style-name="T1">ection </text:span><text:span text:style-name="T12">F.4</text:span><text:span text:style-name="T1">).</text:span></text:p>
      <text:p text:style-name="P3"/>
      <text:p text:style-name="P1">Figure 2.16: Final component system</text:p>
      <text:p text:style-name="P1"/>
      <text:p text:style-name="P26">2.3 Web user interface</text:p>
      <text:p text:style-name="P3">The user interface is <text:change-start text:change-id="ct96259720"/>a <text:change-end text:change-id="ct96259720"/>very important part of <text:change-start text:change-id="ct96259824"/>the <text:change-end text:change-id="ct96259824"/>whole project. T<text:change-start text:change-id="ct96259928"/>w<text:change-end text:change-id="ct96259928"/>o basic forms of <text:change-start text:change-id="ct96260656"/>the <text:change-end text:change-id="ct96260656"/>user interface w<text:change-start text:change-id="ct96260240"/>ere<text:change-end text:change-id="ct96260240"/><text:change text:change-id="ct96260760"/> considered<text:change-start text:change-id="ct96260448"/>:<text:change-end text:change-id="ct96260448"/><text:change text:change-id="ct96260864"/> desktop application and web site<text:change-start text:change-id="ct96260344"/> [<text:change-end text:change-id="ct96260344"/><text:change-start text:change-id="ct96260968"/>generátors<text:change-end text:change-id="ct96260968"/><text:change-start text:change-id="ct96260552"/>?<text:change-end text:change-id="ct96260552"/><text:change-start text:change-id="ct96261072"/>?]<text:change-end text:change-id="ct96261072"/>. The web was chosen because <text:change text:change-id="ct96261488"/>f<text:change-start text:change-id="ct96261176"/>or the<text:change-end text:change-id="ct96261176"/> following reasons.</text:p>
      <text:p text:style-name="P5"><text:span text:style-name="T71">Accessibility</text:span><text:span text:style-name="T72"> </text:span><text:change-start text:change-id="ct96261280"/><text:span text:style-name="T72">The </text:span><text:change-end text:change-id="ct96261280"/><text:span text:style-name="T6">Web is accessible on </text:span><text:change-start text:change-id="ct96261384"/><text:span text:style-name="T6">a </text:span><text:change-end text:change-id="ct96261384"/><text:span text:style-name="T6">wide range of operating systems where desktop application</text:span><text:change-start text:change-id="ct96261800"/><text:span text:style-name="T6">s</text:span><text:change-end text:change-id="ct96261800"/><text:span text:style-name="T6"> can</text:span><text:change text:change-id="ct96261696"/><text:span text:style-name="T6">not be ported easily. Besides </text:span><text:change-start text:change-id="ct96261592"/><text:span text:style-name="T6">the </text:span><text:change-end text:change-id="ct96261592"/><text:span text:style-name="T6">usual desktop systems it is possible to browse it on mobile devices </text:span><text:change-start text:change-id="ct96261904"/><text:span text:style-name="T6">such as</text:span><text:change-end text:change-id="ct96261904"/><text:change text:change-id="ct96262112"/><text:span text:style-name="T6"> smart phones or tablets.</text:span></text:p>
      <text:p text:style-name="P5"><text:span text:style-name="T71">No installation</text:span><text:span text:style-name="T72"> </text:span><text:change-start text:change-id="ct96262008"/><text:span text:style-name="T72">The </text:span><text:span text:style-name="T6">e</text:span><text:change-end text:change-id="ct96262008"/><text:change text:change-id="ct96262216"/><text:span text:style-name="T6">nd-user do</text:span><text:change-start text:change-id="ct96262320"/><text:span text:style-name="T6">es</text:span><text:change-end text:change-id="ct96262320"/><text:span text:style-name="T6"> not </text:span><text:change-start text:change-id="ct96262424"/><text:span text:style-name="T6">have to </text:span><text:change-end text:change-id="ct96262424"/><text:span text:style-name="T6">install anything</text:span><text:change-start text:change-id="ct96262528"/><text:span text:style-name="T6">;</text:span><text:change-end text:change-id="ct96262528"/><text:change text:change-id="ct96262840"/><text:span text:style-name="T6"> the application does not depend on </text:span><text:change-start text:change-id="ct96262632"/><text:span text:style-name="T6">the </text:span><text:change-end text:change-id="ct96262632"/><text:span text:style-name="T6">user’s OS. The solution is not easy to set</text:span><text:change-start text:change-id="ct96262736"/><text:span text:style-name="T6"> </text:span><text:change-end text:change-id="ct96262736"/><text:span text:style-name="T6">up because it has many dependencies to third-party libraries. </text:span><text:change-start text:change-id="ct96262944"/><text:span text:style-name="T6">The </text:span><text:change-end text:change-id="ct96262944"/><text:span text:style-name="T6">Web application is installed by </text:span><text:change-start text:change-id="ct96263048"/><text:span text:style-name="T6">an </text:span><text:change-end text:change-id="ct96263048"/><text:span text:style-name="T6">experienced administrator and everything is </text:span><text:change-start text:change-id="ct96263256"/><text:span text:style-name="T6">then </text:span><text:change-end text:change-id="ct96263256"/><text:span text:style-name="T6">set up properly.</text:span></text:p>
      <text:p text:style-name="P5"><text:span text:style-name="T71">Community </text:span><text:span text:style-name="T6">Users can share and discuss their work </text:span><text:change-start text:change-id="ct96263360"/><text:span text:style-name="T6">at</text:span><text:change-end text:change-id="ct96263360"/><text:change text:change-id="ct96263464"/><text:span text:style-name="T6"> the same place where they create it. This helps to create </text:span><text:change-start text:change-id="ct96263152"/><text:span text:style-name="T6">a </text:span><text:change-end text:change-id="ct96263152"/><text:span text:style-name="T6">community which is important to all projects.</text:span></text:p>
      <text:p text:style-name="P5"><text:span text:style-name="T71">Up to date</text:span><text:span text:style-name="T72"> </text:span><text:change-start text:change-id="ct96263568"/><text:span text:style-name="T72">The </text:span><text:change-end text:change-id="ct96263568"/><text:span text:style-name="T6">Web user interface is always up to date. All updates are instantly applied </text:span><text:change-start text:change-id="ct96263672"/><text:span text:style-name="T6">and available to</text:span><text:change-end text:change-id="ct96263672"/><text:change text:change-id="ct96263880"/><text:span text:style-name="T6"> all users. Errors can be logged and </text:span><text:change-start text:change-id="ct96263776"/><text:span text:style-name="T6">the </text:span><text:change-end text:change-id="ct96263776"/><text:span text:style-name="T6">administrator can fix them as soon as possible.</text:span></text:p>
      <text:p text:style-name="P3"/>
      <text:p text:style-name="P3">Figure 2.17: Logo of the web</text:p>
      <text:p text:style-name="P3"/>
      <text:p text:style-name="P3"><text:change-start text:change-id="ct96264088"/>The <text:change-end text:change-id="ct96264088"/></text:p>
      <text:p text:style-name="P2"><text:span text:style-name="T1">Web user interface also serve</text:span><text:change-start text:change-id="ct96264192"/><text:span text:style-name="T1">s</text:span><text:change-end text:change-id="ct96264192"/><text:span text:style-name="T1"> as </text:span><text:change-start text:change-id="ct96264296"/><text:span text:style-name="T1">a </text:span><text:change-end text:change-id="ct96264296"/><text:span text:style-name="T1">comprehensive example of </text:span><text:change-start text:change-id="ct96263984"/><text:span text:style-name="T1">the </text:span><text:change-end text:change-id="ct96263984"/><text:span text:style-name="T1">L-system processing library and its us</text:span><text:change text:change-id="ct96264400"/><text:span text:style-name="T1">e and capabilities. </text:span><text:change-start text:change-id="ct96264504"/><text:span text:style-name="T1">The </text:span><text:change-end text:change-id="ct96264504"/><text:span text:style-name="T1">Sunflower model in </text:span><text:span text:style-name="T12">Figure 2.17 </text:span><text:span text:style-name="T1">was produced by the web site and because of its shape</text:span><text:change-start text:change-id="ct96264608"/><text:span text:style-name="T1">,</text:span><text:change-end text:change-id="ct96264608"/><text:span text:style-name="T1"> which fits in</text:span><text:change-start text:change-id="ct96264816"/><text:span text:style-name="T1">to</text:span><text:change-end text:change-id="ct96264816"/><text:span text:style-name="T1"> </text:span><text:change-start text:change-id="ct96264920"/><text:span text:style-name="T1">a </text:span><text:change-end text:change-id="ct96264920"/><text:span text:style-name="T1">rectangle and </text:span><text:change-start text:change-id="ct96265024"/><text:span text:style-name="T1">its </text:span><text:change-end text:change-id="ct96265024"/><text:span text:style-name="T1">good recognizability even as </text:span><text:change-start text:change-id="ct96264712"/><text:span text:style-name="T1">a </text:span><text:change-end text:change-id="ct96264712"/><text:span text:style-name="T27">32</text:span><text:span text:style-name="T41">_</text:span><text:span text:style-name="T27">32 </text:span><text:span text:style-name="T1">pixels image</text:span><text:change-start text:change-id="ct96265128"/><text:span text:style-name="T1">,</text:span><text:change-end text:change-id="ct96265128"/><text:span text:style-name="T1"> it was chosen as the logo of the web page.</text:span></text:p>
      <text:p text:style-name="P5"><text:change-start text:change-id="ct96265232"/><text:span text:style-name="T6">The w</text:span><text:change-end text:change-id="ct96265232"/><text:change text:change-id="ct96265752"/><text:span text:style-name="T6">eb page ha</text:span><text:change-start text:change-id="ct96265336"/><text:span text:style-name="T6">s</text:span><text:change-end text:change-id="ct96265336"/><text:change text:change-id="ct96265856"/><text:span text:style-name="T6"> four main parts. </text:span><text:change-start text:change-id="ct96265440"/><text:span text:style-name="T6">The f</text:span><text:change-end text:change-id="ct96265440"/><text:change text:change-id="ct96265960"/><text:span text:style-name="T6">irst three parts, namely </text:span><text:change-start text:change-id="ct96265544"/><text:span text:style-name="T6">the </text:span><text:change-end text:change-id="ct96265544"/><text:span text:style-name="T65">L-system processor</text:span><text:span text:style-name="T6">, </text:span><text:span text:style-name="T65">Gallery of L-systems </text:span><text:span text:style-name="T6">and </text:span><text:span text:style-name="T65">Help </text:span><text:span text:style-name="T6">are accessible to </text:span><text:change-start text:change-id="ct96265648"/><text:span text:style-name="T6">every</text:span><text:change-end text:change-id="ct96265648"/><text:change text:change-id="ct96266480"/><text:span text:style-name="T6">one. </text:span><text:change-start text:change-id="ct96266064"/><text:span text:style-name="T6">The f</text:span><text:change-end text:change-id="ct96266064"/><text:change text:change-id="ct96266272"/><text:span text:style-name="T6">ourth part is the </text:span><text:span text:style-name="T65">Administration </text:span><text:span text:style-name="T6">and it is accessible only to administrators.</text:span></text:p>
      <text:p text:style-name="P1"/>
      <text:p text:style-name="P1"/>
      <text:p text:style-name="P21">2.3.1 L-system processor</text:p>
      <text:p text:style-name="P1"><text:change-start text:change-id="ct96266168"/>The m<text:change-end text:change-id="ct96266168"/><text:change text:change-id="ct96266376"/>ain functionality of the web is <text:change-start text:change-id="ct96266688"/>the <text:change-end text:change-id="ct96266688"/>processing of <text:change-start text:change-id="ct96266792"/>a <text:change-end text:change-id="ct96266792"/>user’s input (source code) and showing <text:change-start text:change-id="ct96266584"/>the <text:change-end text:change-id="ct96266584"/>results. For this purpose there is <text:change-start text:change-id="ct96266896"/>a <text:change-end text:change-id="ct96266896"/>web page with <text:change-start text:change-id="ct96267000"/>a <text:change-end text:change-id="ct96267000"/>big text area where the source code can be written. There <text:change-start text:change-id="ct96267104"/>are<text:change-end text:change-id="ct96267104"/><text:change text:change-id="ct96267832"/> three possibilities <text:change-start text:change-id="ct96267208"/>as to <text:change-end text:change-id="ct96267208"/>how to submit the source code.</text:p>
      <text:p text:style-name="P1"><text:change-start text:change-id="ct96267312"/><text:soft-page-break/>The f<text:change-end text:change-id="ct96267312"/><text:change text:change-id="ct96267936"/>irst is processing <text:change-start text:change-id="ct96267416"/>the <text:change-end text:change-id="ct96267416"/>source code and showing all <text:change-start text:change-id="ct96267520"/>the <text:change-end text:change-id="ct96267520"/>results (or list of errors). If there are too many outputs they are packed <text:change-start text:change-id="ct96267624"/>in<text:change-end text:change-id="ct96267624"/>to one ZIP file. All <text:change-start text:change-id="ct96267728"/>the <text:change-end text:change-id="ct96267728"/>results can be downloaded.</text:p>
      <text:p text:style-name="P1"><text:change-start text:change-id="ct96268352"/>The s<text:change-end text:change-id="ct96268352"/><text:change text:change-id="ct96268664"/>econd possibility is to just compile <text:change-start text:change-id="ct96268040"/>the <text:change-end text:change-id="ct96268040"/>source code and see <text:change-start text:change-id="ct96268248"/>the <text:change-end text:change-id="ct96268248"/>compiled source code (no results are show<text:change-start text:change-id="ct96268144"/>n<text:change-end text:change-id="ct96268144"/><text:change text:change-id="ct96268768"/>). This is intended for <text:change-start text:change-id="ct96268456"/>the <text:change-end text:change-id="ct96268456"/>debugging of errors in the input.</text:p>
      <text:p text:style-name="P1"><text:change-start text:change-id="ct96268560"/>The l<text:change-end text:change-id="ct96268560"/><text:change text:change-id="ct96269184"/>ast <text:change text:change-id="ct96269288"/><text:change-start text:change-id="ct96268872"/>possibility,<text:change-end text:change-id="ct96268872"/> which is <text:change-start text:change-id="ct96268976"/>only <text:change-end text:change-id="ct96268976"/>available <text:change text:change-id="ct96269392"/>for registered users<text:change-start text:change-id="ct96269080"/>,<text:change-end text:change-id="ct96269080"/> is to save the source code. To be able to save the source code successfully it must be without compilation errors. For each saved source code <text:change-start text:change-id="ct96269496"/>a <text:change-end text:change-id="ct96269496"/>unique <text:change-start text:change-id="ct96269600"/>[what??<text:change-end text:change-id="ct96269600"/><text:change-start text:change-id="ct96269912"/> file??<text:change-end text:change-id="ct96269912"/><text:change-start text:change-id="ct96269704"/>] <text:change-end text:change-id="ct96269704"/>is generated and it can be accessed by <text:change-start text:change-id="ct96270120"/>a <text:change-end text:change-id="ct96270120"/>permanent link. Saved inputs can be published in gallery.</text:p>
      <text:p text:style-name="P1"/>
      <text:p text:style-name="P21">2.3.2 Gallery of L-systems</text:p>
      <text:p text:style-name="P1">The gallery will serve as <text:change-start text:change-id="ct96270016"/>a <text:change-end text:change-id="ct96270016"/>showcase of <text:change-start text:change-id="ct96269808"/>the <text:change-end text:change-id="ct96269808"/>capabilities of L-systems for new users as well as learning material. All entries in <text:change-start text:change-id="ct96270224"/>the <text:change-end text:change-id="ct96270224"/>gallery will have their source code included and anybody can try to process and customize it. Registered users can rate other gallery entries.</text:p>
      <text:p text:style-name="P1">Every registered user may contribute to <text:change-start text:change-id="ct96270432"/>the <text:change-end text:change-id="ct96270432"/>gallery with their own creation. To <text:change-start text:change-id="ct96270328"/>ester an <text:change-end text:change-id="ct96270328"/>L-system into <text:change-start text:change-id="ct96270952"/>the <text:change-end text:change-id="ct96270952"/>gallery <text:change-start text:change-id="ct96271056"/>a <text:change-end text:change-id="ct96271056"/>user ha<text:change-start text:change-id="ct96271160"/>s<text:change-end text:change-id="ct96271160"/><text:change text:change-id="ct96271576"/> to save and publish <text:change-start text:change-id="ct96271264"/>the <text:change-end text:change-id="ct96271264"/>source code via <text:change-start text:change-id="ct96271368"/>the <text:change-end text:change-id="ct96271368"/>L-system processor. It is possible to alter <text:change-start text:change-id="ct96270536"/>the <text:change-end text:change-id="ct96270536"/>thumbnail L-system over <text:change-start text:change-id="ct96270640"/>the <text:change-end text:change-id="ct96270640"/>original L-system. This allows t<text:change-start text:change-id="ct96270744"/>he<text:change-end text:change-id="ct96270744"/><text:change text:change-id="ct96271472"/> simplif<text:change-start text:change-id="ct96270848"/>ication of<text:change-end text:change-id="ct96270848"/><text:change text:change-id="ct96338104"/> images in<text:change-start text:change-id="ct96271784"/>to<text:change-end text:change-id="ct96271784"/> thumbnail<text:change-start text:change-id="ct96271888"/>s<text:change-end text:change-id="ct96271888"/> and show complex model<text:change-start text:change-id="ct96271992"/>s<text:change-end text:change-id="ct96271992"/> in detail.</text:p>
      <text:p text:style-name="P1">Tags can be assigned to each L-system in <text:change-start text:change-id="ct96272096"/>the <text:change-end text:change-id="ct96272096"/>gallery. <text:change-start text:change-id="ct96271680"/>A t<text:change-end text:change-id="ct96271680"/><text:change text:change-id="ct96338208"/>ag is <text:change-start text:change-id="ct96272200"/>a <text:change-end text:change-id="ct96272200"/>short keyword, term or abbreviation which helps to describe <text:change-start text:change-id="ct96337896"/>the <text:change-end text:change-id="ct96337896"/>L-system and allows it to be found again. <text:change-start text:change-id="ct96338000"/>A l<text:change-end text:change-id="ct96338000"/><text:change text:change-id="ct96338312"/>ist of all tags can be listed and <text:change-start text:change-id="ct96338728"/>a <text:change-end text:change-id="ct96338728"/>list of L-systems filtered by <text:change-start text:change-id="ct96338624"/>a <text:change-end text:change-id="ct96338624"/>specific tag can be shown. <text:change-start text:change-id="ct96338520"/>A t<text:change-end text:change-id="ct96338520"/><text:change text:change-id="ct96339040"/>ag can contain <text:change-start text:change-id="ct96338416"/>a <text:change-end text:change-id="ct96338416"/>short description of its meaning. The description can be edited only by <text:change-start text:change-id="ct96338832"/>a <text:change-end text:change-id="ct96338832"/>special user group.</text:p>
      <text:p text:style-name="P1">L-systems can <text:change-start text:change-id="ct96338936"/>also <text:change-end text:change-id="ct96338936"/>be filtered <text:change text:change-id="ct96339144"/><text:change text:change-id="ct96339560"/>by user name.</text:p>
      <text:p text:style-name="P1"/>
      <text:p text:style-name="P21">2.3.3 Help</text:p>
      <text:p text:style-name="P1"><text:change-start text:change-id="ct96339248"/>An i<text:change-end text:change-id="ct96339248"/><text:change text:change-id="ct96339664"/>mportant part of the web is the help<text:change-start text:change-id="ct96339352"/> section<text:change-end text:change-id="ct96339352"/>. Help contains <text:change-start text:change-id="ct96339456"/>a <text:change-end text:change-id="ct96339456"/>few basic topics and FAQ<text:change-start text:change-id="ct96339768"/>s<text:change-end text:change-id="ct96339768"/> (frequently asked questions) for new users. Then there is list of predefined components, process configurations, constants, functions and operators. <text:change-start text:change-id="ct96339872"/>The l<text:change-end text:change-id="ct96339872"/><text:change text:change-id="ct96339976"/>ast part of the help is <text:change-start text:change-id="ct96340080"/>a <text:change-end text:change-id="ct96340080"/>detailed syntax reference.</text:p>
      <text:p text:style-name="P1"/>
      <text:p text:style-name="P21">2.3.4 Administration</text:p>
      <text:p text:style-name="P1"><text:change-start text:change-id="ct96340184"/>The <text:change-end text:change-id="ct96340184"/>Administration section of the web is accessible to <text:change-start text:change-id="ct96340288"/>a <text:change-end text:change-id="ct96340288"/>restricted group of users. There is more <text:change-start text:change-id="ct96340392"/>than one <text:change-end text:change-id="ct96340392"/>administrators group<text:change-start text:change-id="ct96340704"/>,<text:change-end text:change-id="ct96340704"/> every <text:change-start text:change-id="ct96340600"/>one <text:change-end text:change-id="ct96340600"/>with different privileges.</text:p>
      <text:p text:style-name="P1">The main administrators group is able to manage roles for all users, manage user groups (roles) and explore error logs.</text:p>
      <text:p text:style-name="P1"><text:change-start text:change-id="ct96340496"/>The n<text:change-end text:change-id="ct96340496"/><text:change text:change-id="ct96340808"/>ext group is able to explore all processed inputs on <text:change-start text:change-id="ct96341328"/>the <text:change-end text:change-id="ct96341328"/>site, see all saved inputs and export <text:change-start text:change-id="ct96341432"/>the <text:change-end text:change-id="ct96341432"/>input database to <text:change-start text:change-id="ct96341536"/>a <text:change-end text:change-id="ct96341536"/>text file.</text:p>
      <text:p text:style-name="P1"><text:change-start text:change-id="ct96340912"/>The l<text:change-end text:change-id="ct96340912"/><text:change text:change-id="ct96341640"/>ast group can see <text:change-start text:change-id="ct96341120"/>a <text:change-end text:change-id="ct96341120"/>list of <text:change-start text:change-id="ct96341224"/>the <text:change-end text:change-id="ct96341224"/>submitted feedbacks and if <text:change-start text:change-id="ct96341016"/>a<text:change-end text:change-id="ct96341016"/><text:change text:change-id="ct96341744"/> new feedback is submitted all users from this group will receive it via e-mail.</text:p>
      <text:p text:style-name="P1"/>
      <text:p text:style-name="P24">3. Implementation</text:p>
      <text:p text:style-name="P3">In this chapter is described implementation of designed system.</text:p>
      <text:p text:style-name="P5"><text:span text:style-name="T6">Initially the project was names as </text:span><text:span text:style-name="T65">Malsys </text:span><text:span text:style-name="T6">which stands for </text:span><text:span text:style-name="T65">Marks L-systems </text:span><text:span text:style-name="T6">and this name preserved till now. Thus root namespace is called </text:span><text:span text:style-name="T65">Malsys</text:span><text:span text:style-name="T6">.</text:span></text:p>
      <text:p text:style-name="P3">[TODO]</text:p>
      <text:p text:style-name="P3"/>
      <text:p text:style-name="P26">3.1 Choice of development environment</text:p>
      <text:p text:style-name="P3">As development environment was chosen .NET because of following reasons.</text:p>
      <text:p text:style-name="P3"/>
      <text:p text:style-name="P2"><text:span text:style-name="T48">Multiplatformity </text:span><text:span text:style-name="T1">Thanks to Mono project</text:span><text:span text:style-name="T17">1 </text:span><text:span text:style-name="T1">.NET libraries and executables can be used not only on Windows but also on Linux, Mac and many other operating systems.</text:span></text:p>
      <text:p text:style-name="P5"><text:soft-page-break/><text:span text:style-name="T71">Development tools </text:span><text:span text:style-name="T6">Visual Studio is powerful integrated development environment (IDE) with many integrated tools (like inteli-sense, unit testing or T4 templates) and useful downloadable plugins.</text:span></text:p>
      <text:p text:style-name="P5"><text:span text:style-name="T71">Reflection </text:span><text:span text:style-name="T6">Reflection is the ability to examine types and work with meta-data, properties and functions of an object at runtime. Reflection can be used to load various plugins or data at runtime and help extensibility in great way.</text:span></text:p>
      <text:p text:style-name="P5"><text:span text:style-name="T71">Parser generator </text:span><text:span text:style-name="T6">FsLex and FsYacc are lexer and parser generators written in F# with good support by Visual Studio. Generated lexer and parser are also in F# thus they can be easily used in any .NET project.</text:span></text:p>
      <text:p text:style-name="P5"><text:span text:style-name="T71">Web framework </text:span><text:span text:style-name="T6">ASP.NET MVC is a lightweight presentation framework for creating web applications in .NET.</text:span></text:p>
      <text:p text:style-name="P3"/>
      <text:p text:style-name="P3">The most of code will be written in C# expect input lexer and parser which will be in F#.</text:p>
      <text:p text:style-name="P3"/>
      <text:p text:style-name="P26">3.2 Solution structure</text:p>
      <text:p text:style-name="P3">The solution is divided into 6 projects: L-system processing library (Malsys), web user interface (Malsys.Web), abstract syntax tree (Malsys.Ast), syntax parser (Malsys.Paring), common functionality (Malsys.Common) and project with tests (Malsys.Tests).</text:p>
      <text:p text:style-name="P3">The main reason why solution do not contain lower amount of projects is because syntax parser is written in F# which is also language from .NET family but it is not possible to compile F# and C# into single DLL. Abstract syntax tree (AST) is separated from parser because AST will be compiled by compilers written in C# and it is desirable to have AST data structures written in C#. It is also more comfortable to design AST classes in C# because F# is functional language and syntax of classes definition is quite complex. Common functionality is separated into single project because it will be needed in all projects and solution </text:p>
      <text:p text:style-name="P3"/>
      <text:p text:style-name="P2"><text:span text:style-name="T43">1</text:span><text:span text:style-name="T8">Mono is an open source implementation of Microsoft’s .NET Framework </text:span><text:span text:style-name="T75">http://www.</text:span></text:p>
      <text:p text:style-name="P44">mono-project.com</text:p>
      <text:p text:style-name="P44"/>
      <text:p text:style-name="P1"><text:span text:style-name="T2">can not have circular dependencies of projects. Web project is separated from main project intentionally to allow usage of L-system processing library independently. And finally test project is separated to be possible to test all projects independently. Dependencies of projects in solution are shown in the Figure </text:span><text:span text:style-name="T9">3.1</text:span><text:span text:style-name="T2">.</text:span></text:p>
      <text:p text:style-name="P3"/>
      <text:p text:style-name="P1">Figure 3.1: Dependencies of projects in solution</text:p>
      <text:p text:style-name="P1"/>
      <text:p text:style-name="P1">[TODO]</text:p>
      <text:p text:style-name="P1"/>
      <text:p text:style-name="P24">4. Results</text:p>
      <text:p text:style-name="P3">This section summarizes <text:change-start text:change-id="ct96352664"/>the <text:change-end text:change-id="ct96352664"/>results</text:p>
      <text:p text:style-name="P3"/>
      <text:p text:style-name="P26">4.1 Web user interface</text:p>
      <text:p text:style-name="P45"/>
      <text:p text:style-name="P2"><text:span text:style-name="T1">The web user interface was deployed and it is accessible at </text:span><text:change text:change-id="ct96353392"/><text:a xlink:type="simple" xlink:href="http://malsys.cz/"><text:span text:style-name="Internet_20_link"><text:span text:style-name="T65">http://malsys.cz</text:span></text:span></text:a><text:span text:style-name="T1">. The main function of the web </text:span><text:change-start text:change-id="ct96353080"/><text:span text:style-name="T1">user interface </text:span><text:change-end text:change-id="ct96353080"/><text:span text:style-name="T1">is to process L-systems</text:span><text:change-start text:change-id="ct96352872"/><text:span text:style-name="T1"> and</text:span><text:change-end text:change-id="ct96352872"/><text:change text:change-id="ct96353184"/><text:span text:style-name="T1"> </text:span><text:change-start text:change-id="ct96352976"/><text:span text:style-name="T1">d</text:span><text:change-end text:change-id="ct96352976"/><text:change text:change-id="ct96353288"/><text:span text:style-name="T1">etailed instructions can be found in appendix </text:span><text:span text:style-name="T12">C</text:span><text:span text:style-name="T1">. </text:span><text:change-start text:change-id="ct96353496"/><text:span text:style-name="T1">The w</text:span><text:change-end text:change-id="ct96353496"/><text:change text:change-id="ct96354016"/><text:span text:style-name="T1">eb site includes </text:span><text:change-start text:change-id="ct96353600"/><text:span text:style-name="T1">the </text:span><text:change-end text:change-id="ct96353600"/><text:span text:style-name="T1">L-system gallery and help.</text:span></text:p>
      <text:p text:style-name="P3">Any user can register <text:change-start text:change-id="ct96353912"/>with the site <text:change-end text:change-id="ct96353912"/>and <text:change-start text:change-id="ct96353808"/>hence <text:change-end text:change-id="ct96353808"/>gain some advantages. Registered users can save and publish their L-systems to <text:change-start text:change-id="ct96353704"/>the <text:change-end text:change-id="ct96353704"/>public gallery and they have longer time limit for <text:change-start text:change-id="ct96354120"/>the <text:change-end text:change-id="ct96354120"/>processing of L-systems.</text:p>
      <text:p text:style-name="P1"><text:change-start text:change-id="ct96354280"/><text:span text:style-name="T2">The w</text:span><text:change-end text:change-id="ct96354280"/><text:change text:change-id="ct96354592"/><text:span text:style-name="T2">eb page is displayed correctly in </text:span><text:change text:change-id="ct96354696"/><text:span text:style-name="T2">most common web browsers</text:span><text:change-start text:change-id="ct96354384"/><text:span text:style-name="T2">,</text:span><text:change-end text:change-id="ct96354384"/><text:span text:style-name="T2"> namely</text:span><text:change-start text:change-id="ct96354488"/><text:span text:style-name="T2">:</text:span><text:change-end text:change-id="ct96354488"/><text:span text:style-name="T2"> Google Chrome, Opera, Firefox, Internet Explorer and Safari. It is </text:span><text:change-start text:change-id="ct96354904"/><text:span text:style-name="T2">also </text:span><text:change-end text:change-id="ct96354904"/><text:span text:style-name="T2">possible to browse it </text:span><text:change-start text:change-id="ct96355008"/><text:span text:style-name="T2">o</text:span><text:change-end text:change-id="ct96355008"/><text:change text:change-id="ct96355320"/><text:span text:style-name="T2">n smart phones or tablets. </text:span><text:span text:style-name="T9">Figure 4.2 </text:span><text:span text:style-name="T2">shows print-screens of the first page of the gallery on various </text:span><text:change-start text:change-id="ct96355112"/><text:span text:style-name="T2">differen</text:span><text:soft-page-break/><text:span text:style-name="T2">t </text:span><text:change-end text:change-id="ct96355112"/><text:span text:style-name="T2">operating systems. </text:span><text:change-start text:change-id="ct96354800"/><text:span text:style-name="T2">The w</text:span><text:change-end text:change-id="ct96354800"/><text:change text:change-id="ct96355216"/><text:span text:style-name="T2">eb page </text:span><text:change text:change-id="ct96355528"/><text:span text:style-name="T2">supports pinning to </text:span><text:change-start text:change-id="ct96355424"/><text:span text:style-name="T2">the </text:span><text:change-end text:change-id="ct96355424"/><text:span text:style-name="T2">Windows taskbar (</text:span><text:span text:style-name="T9">Figure 4.3</text:span><text:span text:style-name="T2">).</text:span></text:p>
      <text:p text:style-name="P3"/>
      <text:p text:style-name="P2"><text:span text:style-name="T1">Figure 4.1: </text:span><text:a xlink:type="simple" xlink:href="http://malsys.cz/"><text:span text:style-name="Internet_20_link"><text:span text:style-name="T70">http://malsys.cz</text:span></text:span></text:a></text:p>
      <text:p text:style-name="P46"/>
      <text:p text:style-name="P1">Figure 4.2: <text:change-start text:change-id="ct96355944"/>A <text:change-end text:change-id="ct96355944"/>Jump-list of <text:change-start text:change-id="ct96355840"/>a <text:change-end text:change-id="ct96355840"/>pinned site and <text:change-start text:change-id="ct96355736"/>the <text:change-end text:change-id="ct96355736"/>header of <text:change-start text:change-id="ct96355632"/>an <text:change-end text:change-id="ct96355632"/>opened Internet Explorer 9 using <text:change-start text:change-id="ct96356048"/>a <text:change-end text:change-id="ct96356048"/>pinned shortcut</text:p>
      <text:p text:style-name="P1"/>
      <text:p text:style-name="P27">4.1.1 Visitors and traffic</text:p>
      <text:p text:style-name="P3">The web was officially released on 15 April 2012. Two days later<text:change text:change-id="ct96356984"/> notifications on Twitter and Facebook<text:change-start text:change-id="ct96356152"/> were also posted<text:change-end text:change-id="ct96356152"/>. <text:change-start text:change-id="ct96356256"/>On t<text:change-end text:change-id="ct96356256"/><text:change text:change-id="ct96356672"/>his day <text:change-start text:change-id="ct96356464"/>the <text:change-end text:change-id="ct96356464"/>number of visitors peeked at 142<text:change-start text:change-id="ct96356360"/>,<text:change-end text:change-id="ct96356360"/> but most of the<text:change-start text:change-id="ct96356568"/>se<text:change-end text:change-id="ct96356568"/><text:change text:change-id="ct96356880"/> just checked the gallery and <text:change-start text:change-id="ct96356776"/>the <text:change-end text:change-id="ct96356776"/>next day <text:change text:change-id="ct96357296"/>the messages on <text:change-start text:change-id="ct96357088"/>the <text:change-end text:change-id="ct96357088"/>social networks were lost.</text:p>
      <text:p text:style-name="P2"><text:span text:style-name="T1">About </text:span><text:change-start text:change-id="ct96357192"/><text:span text:style-name="T1">a </text:span><text:change-end text:change-id="ct96357192"/><text:span text:style-name="T1">week after </text:span><text:change-start text:change-id="ct96357608"/><text:span text:style-name="T1">the </text:span><text:change-end text:change-id="ct96357608"/><text:span text:style-name="T1">initial release</text:span><text:change-start text:change-id="ct96357504"/><text:span text:style-name="T1">,</text:span><text:change-end text:change-id="ct96357504"/><text:span text:style-name="T1"> </text:span><text:change-start text:change-id="ct96357400"/><text:span text:style-name="T1">a </text:span><text:change-end text:change-id="ct96357400"/><text:span text:style-name="T1">short newsflash was posted on </text:span><text:change-start text:change-id="ct96357712"/><text:span text:style-name="T1">the </text:span><text:change-end text:change-id="ct96357712"/><text:span text:style-name="T1">Czech server </text:span><text:span text:style-name="T76">http://root.cz </text:span><text:span text:style-name="T1">which attracted 255 visitors that day. But visitors from </text:span><text:change text:change-id="ct96357920"/><text:span text:style-name="T1">root.cz w</text:span><text:change-start text:change-id="ct96358024"/><text:span text:style-name="T1">ere</text:span><text:change-end text:change-id="ct96358024"/><text:change text:change-id="ct96358128"/><text:span text:style-name="T1"> not just looking </text:span><text:change-start text:change-id="ct96357816"/><text:span text:style-name="T1">at</text:span><text:change-end text:change-id="ct96357816"/><text:change text:change-id="ct96358232"/><text:span text:style-name="T1"> the gallery. In </text:span><text:change text:change-id="ct96358648"/><text:span text:style-name="T1">contrast </text:span><text:change-start text:change-id="ct96358544"/><text:span text:style-name="T1">to</text:span><text:change-end text:change-id="ct96358544"/><text:change text:change-id="ct96358752"/><text:change-start text:change-id="ct96358440"/><text:span text:style-name="T1"> </text:span><text:change-end text:change-id="ct96358440"/><text:span text:style-name="T1">th</text:span><text:change-start text:change-id="ct96358336"/><text:span text:style-name="T1">e</text:span><text:change-end text:change-id="ct96358336"/><text:span text:style-name="T1"> visitors from social </text:span><text:change text:change-id="ct96359376"/><text:change-start text:change-id="ct96358960"/><text:span text:style-name="T1">network,</text:span><text:change-end text:change-id="ct96358960"/><text:span text:style-name="T1"> users from </text:span><text:change text:change-id="ct96359272"/><text:span text:style-name="T1">root.cz started to experiment with L-systems.</text:span></text:p>
      <text:p text:style-name="P3"/>
      <text:p text:style-name="P1">Figure 4.3: The first page of the gallery displayed on various operating systems</text:p>
      <text:p text:style-name="P1"/>
      <text:p text:style-name="P3">This was probably because of <text:change-start text:change-id="ct96358856"/>the <text:change-end text:change-id="ct96358856"/>fact that <text:change text:change-id="ct96359168"/>root.cz is <text:change text:change-id="ct96359064"/>a site about computer technologies, software and programming<text:change-start text:change-id="ct96359480"/>,<text:change-end text:change-id="ct96359480"/> and <text:change-start text:change-id="ct96359584"/>thus <text:change-end text:change-id="ct96359584"/>users understood L-systems better. </text:p>
      <text:p text:style-name="P3">At the end of May, one and half months after <text:change-start text:change-id="ct96360104"/>its <text:change-end text:change-id="ct96360104"/>initial release<text:change-start text:change-id="ct96359688"/>,<text:change-end text:change-id="ct96359688"/> <text:span text:style-name="T58">malsys.cz</text:span> <text:change-start text:change-id="ct96359792"/>h<text:change-end text:change-id="ct96359792"/><text:change text:change-id="ct96360208"/>as <text:change-start text:change-id="ct96359896"/>been <text:change-end text:change-id="ct96359896"/>seen by over 1000 unique visitors and the<text:change-start text:change-id="ct96360000"/>se visitors<text:change-end text:change-id="ct96360000"/><text:change text:change-id="ct96360312"/> browsed over 9000 pages.</text:p>
      <text:p text:style-name="P3"/>
      <text:p text:style-name="P26">4.2 S<text:change-start text:change-id="ct96360416"/>ome s<text:change-end text:change-id="ct96360416"/>olution statistics</text:p>
      <text:p text:style-name="P2"><text:span text:style-name="T12">Table 4.1 </text:span><text:span text:style-name="T1">shows </text:span><text:change-start text:change-id="ct96360520"/><text:span text:style-name="T1"><text:s/></text:span><text:change-end text:change-id="ct96360520"/><text:span text:style-name="T1">number of lines of code written by hand based on file types. Listed numbers do not include generated code (if not</text:span><text:change text:change-id="ct96361040"/><text:span text:style-name="T1"> otherwise</text:span><text:change-start text:change-id="ct96360624"/><text:span text:style-name="T1"> stated</text:span><text:change-end text:change-id="ct96360624"/><text:span text:style-name="T1">). Also note that </text:span><text:change-start text:change-id="ct96360728"/><text:span text:style-name="T1">the </text:span><text:change-end text:change-id="ct96360728"/><text:span text:style-name="T1">help pages with </text:span><text:span text:style-name="T32">predefined stuff </text:span><text:change text:change-id="ct96360936"/><text:change-start text:change-id="ct96360832"/><text:span text:style-name="T1">o</text:span><text:change-end text:change-id="ct96360832"/><text:span text:style-name="T1">n the web </text:span><text:change-start text:change-id="ct96361144"/><text:span text:style-name="T1">we</text:span><text:change-end text:change-id="ct96361144"/><text:change text:change-id="ct96361560"/><text:span text:style-name="T1">re generated dynamically </text:span><text:change-start text:change-id="ct96361248"/><text:span text:style-name="T1">and </text:span><text:change-end text:change-id="ct96361248"/><text:span text:style-name="T1">thus their content is not included in </text:span><text:change-start text:change-id="ct96361352"/><text:span text:style-name="T1">the </text:span><text:change-end text:change-id="ct96361352"/><text:span text:style-name="T1">statistics of total line count.</text:span></text:p>
      <text:p text:style-name="P3"/>
      <text:p text:style-name="P1">Table 4.1: Number of lines of code written by hand (if not<text:change text:change-id="ct96361664"/> otherwise<text:change-start text:change-id="ct96361456"/> stated<text:change-end text:change-id="ct96361456"/>) based on file types</text:p>
      <text:p text:style-name="P1"/>
      <text:p text:style-name="P24">Conclusion</text:p>
      <text:p text:style-name="P2"><text:span text:style-name="T1">The goal of this work was to create </text:span><text:change-start text:change-id="ct96341848"/><text:span text:style-name="T1">an </text:span><text:change-end text:change-id="ct96341848"/><text:span text:style-name="T1">online feature-rich development environment for any</text:span><text:change-start text:change-id="ct96342472"/><text:span text:style-name="T1">one</text:span><text:change-end text:change-id="ct96342472"/><text:change text:change-id="ct96342888"/><text:span text:style-name="T1"> who wants to experiment with L-systems. This goal was achieved and the result can be seen at </text:span><text:span text:style-name="T76">http://malsys.cz</text:span><text:span text:style-name="T1">. However </text:span><text:change text:change-id="ct96342784"/><text:span text:style-name="T1">more than just </text:span><text:change-start text:change-id="ct96342368"/><text:span text:style-name="T1">a </text:span><text:change-end text:change-id="ct96342368"/><text:span text:style-name="T1">web</text:span><text:change-start text:change-id="ct96342056"/><text:span text:style-name="T1">-</text:span><text:change-end text:change-id="ct96342056"/><text:change text:change-id="ct96342680"/><text:span text:style-name="T1">based L-system </text:span><text:change text:change-id="ct96342576"/><text:change-start text:change-id="ct96342160"/><text:span text:style-name="T1">proce</text:span><text:change-end text:change-id="ct96342160"/><text:change-start text:change-id="ct96342992"/><text:span text:style-name="T1">s</text:span><text:change-end text:change-id="ct96342992"/><text:change-start text:change-id="ct96342264"/><text:span text:style-name="T1">sor has been </text:span><text:change-end text:change-id="ct96342264"/><text:change-start text:change-id="ct96343096"/><text:span text:style-name="T1">crea</text:span><text:change-end text:change-id="ct96343096"/><text:change-start text:change-id="ct96341952"/><text:span text:style-name="T1">ted</text:span><text:change-end text:change-id="ct96341952"/><text:span text:style-name="T1">.</text:span></text:p>
      <text:p text:style-name="P3">As part of the solution<text:change text:change-id="ct96343512"/> <text:change-start text:change-id="ct96343200"/>a <text:change-end text:change-id="ct96343200"/>standalone modular L-system processing library<text:change-start text:change-id="ct96343304"/> has <text:change-end text:change-id="ct96343304"/><text:change-start text:change-id="ct96343824"/>been <text:change-end text:change-id="ct96343824"/><text:change-start text:change-id="ct96343408"/>created<text:change-end text:change-id="ct96343408"/> which <text:change-start text:change-id="ct96344032"/>can <text:change-end text:change-id="ct96344032"/>process L-systems with components. <text:change-start text:change-id="ct96343928"/>The c<text:change-end text:change-id="ct96343928"/><text:change text:change-id="ct96344136"/>omponent system is defined in <text:change-start text:change-id="ct96343720"/>the <text:change-end text:change-id="ct96343720"/>input together with <text:change-start text:change-id="ct96343616"/>the <text:change-end text:change-id="ct96343616"/>L-systems. Individual components can be configured using statements in <text:change-start text:change-id="ct96344240"/>the <text:change-end text:change-id="ct96344240"/>L-systems. Components can be created or extended by <text:change-start text:change-id="ct96344344"/>the <text:change-end text:change-id="ct96344344"/>user which brings great extensibility to <text:change-start text:change-id="ct96344552"/>the <text:change-end text:change-id="ct96344552"/>L-system processing. Many components are already part of the library. They are used on <text:change-start text:change-id="ct96344448"/>the <text:change-end text:change-id="ct96344448"/>web to process L-systems and produce 2D images and 3D scenes or even ASCII art.</text:p>
      <text:p text:style-name="P2"><text:change-start text:change-id="ct96345072"/><text:span text:style-name="T1">A c</text:span><text:change-end text:change-id="ct96345072"/><text:change text:change-id="ct96345280"/><text:span text:style-name="T1">omponent is </text:span><text:change-start text:change-id="ct96345176"/><text:span text:style-name="T1">a </text:span><text:change-end text:change-id="ct96345176"/><text:span text:style-name="T1">piece of </text:span><text:change-start text:change-id="ct96344968"/><text:span text:style-name="T1">the </text:span><text:change-end text:change-id="ct96344968"/><text:span text:style-name="T1">program </text:span><text:change-start text:change-id="ct96344864"/><text:span text:style-name="T1">and </text:span><text:change-end text:change-id="ct96344864"/><text:span text:style-name="T1">thus it can do anything. For example</text:span><text:change-start text:change-id="ct96344760"/><text:span text:style-name="T1">,</text:span><text:change-end text:change-id="ct96344760"/><text:span text:style-name="T1"> it is possible to create </text:span><text:change-start text:change-id="ct96344656"/><text:span text:style-name="T1">a </text:span><text:change-end text:change-id="ct96344656"/><text:span text:style-name="T1">special component which will interpret L-system symbols as commands for some CNC</text:span><text:span text:style-name="T17">1 </text:span><text:span text:style-name="T1">sewing machine which can sew </text:span><text:change-start text:change-id="ct96345696"/><text:span text:style-name="T1">a design as </text:span><text:change-end text:change-id="ct96345696"/><text:span text:style-name="T1">an ornament on</text:span><text:change-start text:change-id="ct96345592"/><text:span text:style-name="T1">to</text:span><text:change-end text:change-id="ct96345592"/><text:span text:style-name="T1"> </text:span><text:change-start text:change-id="ct96345904"/><text:span text:style-name="T1">a </text:span><text:change-end text:change-id="ct96345904"/><text:span text:style-name="T1">T-shirt, carpet or curtain (</text:span><text:span text:style-name="T12">Fig</text:span><text:change-start text:change-id="ct96345488"/><text:span text:style-name="T12">.</text:span><text:change-end text:change-id="ct96345488"/><text:change text:change-id="ct96346008"/><text:span text:style-name="T12"> 4.4</text:span><text:span text:style-name="T1">). If </text:span><text:change-start text:change-id="ct96345800"/><text:span text:style-name="T1">a </text:span><text:change-end text:change-id="ct96345800"/><text:span text:style-name="T1">stochastic L-system w</text:span><text:change-start text:change-id="ct96345384"/><text:span text:style-name="T1">ould</text:span><text:change-end text:change-id="ct96345384"/><text:change text:change-id="ct96346944"/><text:span text:style-name="T1"> be used </text:span><text:change-start text:change-id="ct96346528"/><text:span text:style-name="T1">then </text:span><text:change-end text:change-id="ct96346528"/><text:span text:style-name="T1">no two T-shirts will have the same </text:span><text:change-start text:change-id="ct96346320"/><text:span text:style-name="T1">design</text:span><text:change-end text:change-id="ct96346320"/><text:change text:change-id="ct96346840"/><text:span text:style-name="T1"> on </text:span><text:change text:change-id="ct96346736"/><text:span text:style-name="T1">t</text:span><text:change-start text:change-id="ct96346632"/><text:span text:style-name="T1">hem</text:span><text:change-end text:change-id="ct96346632"/><text:span text:style-name="T1">. This example </text:span><text:change-start text:change-id="ct96346424"/><text:span text:style-name="T1">may </text:span><text:change-end text:change-id="ct96346424"/><text:change text:change-id="ct96347048"/><text:span text:style-name="T1">s</text:span><text:change-start text:change-id="ct96346216"/><text:span text:style-name="T1">eem</text:span><text:change-end text:change-id="ct96346216"/><text:span text:style-name="T1"> relatively bizarre but it </text:span><text:change-start text:change-id="ct96346112"/><text:span text:style-name="T1">does </text:span><text:change-end text:change-id="ct96346112"/><text:span text:style-name="T1">reflect</text:span><text:change text:change-id="ct96347464"/><text:span text:style-name="T1"> </text:span><text:change-start text:change-id="ct96347152"/><text:span text:style-name="T1">the </text:span><text:change-end text:change-id="ct96347152"/><text:span text:style-name="T1">extensibility of the library well.</text:span></text:p>
      <text:p text:style-name="P3"><text:soft-page-break/>Part of the created web interface is the gallery of L-systems with more than 50 inserted L-systems (<text:change-start text:change-id="ct96347256"/>at the<text:change-end text:change-id="ct96347256"/><text:change text:change-id="ct96347568"/> time of publishing this thesis) and it is slowly becoming <text:change-start text:change-id="ct96347360"/>a <text:change-end text:change-id="ct96347360"/>unique database of all basic L-systems. Any registered user can save their L-systems and publish them <text:change-start text:change-id="ct96347672"/>on<text:change-end text:change-id="ct96347672"/><text:change text:change-id="ct96348192"/> the gallery. Published L-systems can be rated<text:change-start text:change-id="ct96347776"/> by others<text:change-end text:change-id="ct96347776"/>.</text:p>
      <text:p text:style-name="P3"/>
      <text:p text:style-name="P3">[TODO] [There should be written little more...]</text:p>
      <text:p text:style-name="P3"/>
      <text:p text:style-name="P1">Figure 4.4: Needlework of Hexa-Gosper curve</text:p>
      <text:p text:style-name="P1"/>
      <text:p text:style-name="P16">Future work</text:p>
      <text:p text:style-name="P1"><text:change-start text:change-id="ct96347880"/>The <text:change-end text:change-id="ct96347880"/>Web user interface does not provide any way for <text:change-start text:change-id="ct96347984"/>some <text:change-end text:change-id="ct96347984"/><text:change-start text:change-id="ct96348296"/>form of<text:change-end text:change-id="ct96348296"/><text:change-start text:change-id="ct96348088"/> <text:change-end text:change-id="ct96348088"/>communication between users. A great improvement w<text:change-start text:change-id="ct96348608"/>ould<text:change-end text:change-id="ct96348608"/><text:change text:change-id="ct96348712"/> be <text:change-start text:change-id="ct96348400"/>the <text:change-end text:change-id="ct96348400"/>possibility to add comments to the gallery entries and write personal messages to other users. Also some <text:change-start text:change-id="ct96348504"/>s<text:change-end text:change-id="ct96348504"/><text:change text:change-id="ct96348816"/>imple forum could be helpful.</text:p>
      <text:p text:style-name="P1"/>
      <text:p text:style-name="P2"><text:span text:style-name="T55">1</text:span><text:span text:style-name="T4">CNC stands for Computer Numerical Control and refers specifically to a computer </text:span><text:span text:style-name="T73">controller </text:span><text:span text:style-name="T4">which drives </text:span><text:change-start text:change-id="ct96348920"/><text:span text:style-name="T4">a</text:span><text:change-end text:change-id="ct96348920"/><text:change text:change-id="ct96349752"/><text:span text:style-name="T4"> powered mechanical device </text:span><text:change-start text:change-id="ct96349024"/><text:span text:style-name="T4">that</text:span><text:change-end text:change-id="ct96349024"/><text:change text:change-id="ct96349856"/><text:change-start text:change-id="ct96349232"/><text:span text:style-name="T4">,</text:span><text:change-end text:change-id="ct96349232"/><text:span text:style-name="T4"> for instance</text:span><text:change-start text:change-id="ct96349336"/><text:span text:style-name="T4">,</text:span><text:change-end text:change-id="ct96349336"/><text:span text:style-name="T4"> uses </text:span><text:change-start text:change-id="ct96349440"/><text:span text:style-name="T4">a </text:span><text:change-end text:change-id="ct96349440"/><text:span text:style-name="T4">number of different tools</text:span><text:change-start text:change-id="ct96349128"/><text:span text:style-name="T4">, </text:span><text:change-end text:change-id="ct96349128"/><text:span text:style-name="T4">drills, saws, etc.</text:span><text:change-start text:change-id="ct96349544"/><text:span text:style-name="T4">,</text:span><text:change-end text:change-id="ct96349544"/><text:span text:style-name="T4"> for fabricating </text:span><text:change-start text:change-id="ct96349648"/><text:span text:style-name="T4">items using </text:span><text:change-end text:change-id="ct96349648"/><text:span text:style-name="T4">materials like metal or wood.</text:span></text:p>
      <text:p text:style-name="P38"/>
      <text:p text:style-name="P6"><text:span text:style-name="T7">The L-system processing library was written with </text:span><text:change-start text:change-id="ct96349960"/><text:span text:style-name="T7">an </text:span><text:change-end text:change-id="ct96349960"/><text:span text:style-name="T7">emphasis on functionality and simplicity, </text:span><text:change-start text:change-id="ct96350064"/><text:span text:style-name="T7">and </text:span><text:change-end text:change-id="ct96350064"/><text:span text:style-name="T7">not performance. The performance for web processing is </text:span><text:change-start text:change-id="ct96350168"/><text:span text:style-name="T7">at present </text:span><text:change-end text:change-id="ct96350168"/><text:span text:style-name="T7">enough because it is </text:span><text:change-start text:change-id="ct96350272"/><text:span text:style-name="T7">not </text:span><text:change-end text:change-id="ct96350272"/><text:span text:style-name="T7">even </text:span><text:change text:change-id="ct96350792"/><text:span text:style-name="T7">possible to display large outputs in web browsers. However there are many areas where improvements c</text:span><text:change-start text:change-id="ct96350376"/><text:span text:style-name="T7">ould</text:span><text:change-end text:change-id="ct96350376"/><text:change text:change-id="ct96350896"/><text:span text:style-name="T7"> be made. For example</text:span><text:change-start text:change-id="ct96350480"/><text:span text:style-name="T7">,</text:span><text:change-end text:change-id="ct96350480"/><text:span text:style-name="T7"> </text:span><text:change-start text:change-id="ct96350584"/><text:span text:style-name="T7">the </text:span><text:change-end text:change-id="ct96350584"/><text:span text:style-name="T7">compiler c</text:span><text:change-start text:change-id="ct96350688"/><text:span text:style-name="T7">ould</text:span><text:change-end text:change-id="ct96350688"/><text:change text:change-id="ct96351000"/><text:span text:style-name="T7"> optimize expression trees to eliminate static expressions (</text:span><text:span text:style-name="T64">1 + 2 </text:span><text:span text:style-name="T69">! </text:span><text:span text:style-name="T64">3</text:span><text:span text:style-name="T7">).</text:span></text:p>
      <text:p text:style-name="P1">Because of <text:change-start text:change-id="ct96351104"/>the <text:change-end text:change-id="ct96351104"/>component-based design of the L-system processing library it is possible to extend it with <text:change-start text:change-id="ct96351208"/>a <text:change-end text:change-id="ct96351208"/>minim<text:change-start text:change-id="ct96351312"/>um of<text:change-end text:change-id="ct96351312"/><text:change text:change-id="ct96351728"/> effort. The plan was to create <text:change-start text:change-id="ct96351416"/>a <text:change-end text:change-id="ct96351416"/>renderer which render<text:change text:change-id="ct96351832"/>s <text:change-start text:change-id="ct96351520"/>a<text:change-end text:change-id="ct96351520"/><text:change text:change-id="ct96351936"/> scene with the PovRay ray-tracer but there was <text:change-start text:change-id="ct96351624"/>insufficient<text:change-end text:change-id="ct96351624"/><text:change text:change-id="ct96352040"/> time <text:change-start text:change-id="ct96352144"/>to implement this<text:change-end text:change-id="ct96352144"/><text:change text:change-id="ct96352248"/>.</text:p>
      <text:p text:style-name="P1"/>
      <text:p text:style-name="P18">Bibliography</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MMI12" svg:font-family="CMMI12, 'Times New Roman'"/>
    <style:font-face style:name="CMR12" svg:font-family="CMR12, 'Times New Roman'"/>
    <style:font-face style:name="CMR8" svg:font-family="CMR8, 'Times New Roman'"/>
    <style:font-face style:name="CMSY10" svg:font-family="CMSY10, 'Times New Roman'"/>
    <style:font-face style:name="CMSY8" svg:font-family="CMSY8, 'Times New Roman'"/>
    <style:font-face style:name="LMMono10-Regular-Identity-H" svg:font-family="LMMono10-Regular-Identity-H"/>
    <style:font-face style:name="LMMono12-Regular-Identity-H" svg:font-family="LMMono12-Regular-Identity-H"/>
    <style:font-face style:name="LMRoman10-Italic-Identity-H" svg:font-family="LMRoman10-Italic-Identity-H"/>
    <style:font-face style:name="LMRoman10-Regular-Identity-H" svg:font-family="LMRoman10-Regular-Identity-H, 'Arial Unicode MS'"/>
    <style:font-face style:name="LMRoman12-Bold-Identity-H" svg:font-family="LMRoman12-Bold-Identity-H, 'Arial Unicode MS'"/>
    <style:font-face style:name="LMRoman12-Italic-Identity-H" svg:font-family="LMRoman12-Italic-Identity-H, 'Arial Unicode MS'"/>
    <style:font-face style:name="LMRoman12-Regular-Identity-H" svg:font-family="LMRoman12-Regular-Identity-H, 'Arial Unicode MS'"/>
    <style:font-face style:name="LMRoman17-Regular-Identity-H" svg:font-family="LMRoman17-Regular-Identity-H"/>
    <style:font-face style:name="LMRoman7-Regular-Identity-H" svg:font-family="LMRoman7-Regular-Identity-H"/>
    <style:font-face style:name="LMRoman8-Regular-Identity-H" svg:font-family="LMRoman8-Regular-Identity-H"/>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cs" fo:country="CZ"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color="#000000" style:font-name="Calibri" fo:font-size="8pt" style:font-size-asian="8pt" style:font-name-complex="Calibri" style:font-size-complex="8pt"/>
    </style:style>
    <style:style style:name="Heading_20_6" style:display-name="Heading 6" style:family="paragraph" style:parent-style-name="Standard" style:next-style-name="Standard" style:default-outline-level="6" style:class="text">
      <style:paragraph-properties fo:keep-with-next="always"/>
      <style:text-properties style:font-name="Arial" fo:font-size="11pt" fo:font-weight="bold" style:font-size-asian="11pt" style:font-weight-asian="bold" style:font-name-complex="Arial" style:font-weight-complex="bold"/>
    </style:style>
    <style:style style:name="Footnote" style:family="paragraph" style:parent-style-name="Standard" style:class="extra">
      <style:paragraph-properties fo:margin="100%" fo:margin-left="0cm" fo:margin-right="0cm" fo:line-height="150%" fo:text-align="justify" style:justify-single-word="false" fo:text-indent="0.801cm" style:auto-text-indent="false"/>
      <style:text-properties fo:font-size="10pt" style:font-size-asian="10pt" style:font-size-complex="10pt"/>
    </style:style>
    <style:style style:name="Normální_20__28_web_29_" style:display-name="Normální (web)" style:family="paragraph" style:parent-style-name="Standard">
      <style:paragraph-properties fo:margin-top="0.494cm" fo:margin-bottom="0.494cm"/>
    </style:style>
    <style:style style:name="Text_20_bubliny" style:display-name="Text bubliny" style:family="paragraph" style:parent-style-name="Standard">
      <style:text-properties style:font-name="Tahoma" fo:font-size="8pt" style:font-size-asian="8pt" style:font-name-complex="Tahoma" style:font-size-complex="8pt"/>
    </style:style>
    <style:style style:name="xl28" style:family="paragraph" style:parent-style-name="Standard">
      <style:paragraph-properties fo:margin-top="0.494cm" fo:margin-bottom="0.494cm" fo:text-align="center" style:justify-single-word="false" fo:padding="0cm" fo:border="0.51pt solid #000000"/>
      <style:text-properties style:font-name="Arial" style:font-name-asian="Arial Unicode MS" style:font-name-complex="Arial"/>
    </style:style>
    <style:style style:name="xl29" style:family="paragraph" style:parent-style-name="Standard">
      <style:paragraph-properties fo:margin-top="0.494cm" fo:margin-bottom="0.494cm" fo:padding="0cm" fo:border="0.51pt solid #000000"/>
      <style:text-properties style:font-name="Arial Unicode MS" style:font-name-asian="Arial Unicode MS" style:font-name-complex="Arial Unicode MS"/>
    </style:style>
    <style:style style:name="xl30" style:family="paragraph" style:parent-style-name="Standard">
      <style:paragraph-properties fo:margin-top="0.494cm" fo:margin-bottom="0.494cm" fo:text-align="center" style:justify-single-word="false" fo:padding="0cm" fo:border="0.51pt solid #000000"/>
      <style:text-properties style:font-name="Arial Unicode MS" style:font-name-asian="Arial Unicode MS" style:font-name-complex="Arial Unicode MS"/>
    </style:style>
    <style:style style:name="xl31" style:family="paragraph" style:parent-style-name="Standard">
      <style:paragraph-properties fo:margin-top="0.494cm" fo:margin-bottom="0.494cm" fo:text-align="center" style:justify-single-word="false" fo:padding="0cm" fo:border="0.51pt solid #000000" style:vertical-align="middle"/>
      <style:text-properties style:font-name="Arial Unicode MS" style:font-name-asian="Arial Unicode MS" style:font-name-complex="Arial Unicode MS"/>
    </style:style>
    <style:style style:name="xl32" style:family="paragraph" style:parent-style-name="Standard">
      <style:paragraph-properties fo:margin-top="0.494cm" fo:margin-bottom="0.494cm" fo:padding="0cm" fo:border="0.51pt solid #000000"/>
      <style:text-properties style:font-name="Times New Roman" fo:font-weight="bold" style:font-name-asian="Arial Unicode MS" style:font-weight-asian="bold" style:font-name-complex="Times New Roman" style:font-weight-complex="bold"/>
    </style:style>
    <style:style style:name="xl33" style:family="paragraph" style:parent-style-name="Standard">
      <style:paragraph-properties fo:margin-top="0.494cm" fo:margin-bottom="0.494cm" fo:padding="0cm" fo:border="0.51pt solid #000000"/>
      <style:text-properties style:font-name="Arial Unicode MS" style:font-name-asian="Arial Unicode MS" style:font-name-complex="Arial Unicode MS"/>
    </style:style>
    <style:style style:name="xl34" style:family="paragraph" style:parent-style-name="Standard">
      <style:paragraph-properties fo:margin-top="0.494cm" fo:margin-bottom="0.494cm" fo:padding="0cm" fo:border="0.51pt solid #000000"/>
      <style:text-properties style:font-name="Times New Roman" fo:font-weight="bold" style:font-name-asian="Arial Unicode MS" style:font-weight-asian="bold" style:font-name-complex="Times New Roman" style:font-weight-complex="bold"/>
    </style:style>
    <style:style style:name="xl35" style:family="paragraph" style:parent-style-name="Standard">
      <style:paragraph-properties fo:margin-top="0.494cm" fo:margin-bottom="0.494cm" fo:text-align="center" style:justify-single-word="false" fo:background-color="#00ff00" fo:padding="0cm" fo:border="0.51pt solid #000000" style:vertical-align="middle">
        <style:background-image/>
      </style:paragraph-properties>
      <style:text-properties style:font-name="Arial Unicode MS" style:font-name-asian="Arial Unicode MS" style:font-name-complex="Arial Unicode MS"/>
    </style:style>
    <style:style style:name="xl36" style:family="paragraph" style:parent-style-name="Standard">
      <style:paragraph-properties fo:margin-top="0.494cm" fo:margin-bottom="0.494cm" fo:text-align="center" style:justify-single-word="false" fo:padding="0cm" fo:border="0.51pt solid #000000"/>
      <style:text-properties style:font-name="Arial Unicode MS" style:font-name-asian="Arial Unicode MS" style:font-name-complex="Arial Unicode MS"/>
    </style:style>
    <style:style style:name="xl37" style:family="paragraph" style:parent-style-name="Standard">
      <style:paragraph-properties fo:margin-top="0.494cm" fo:margin-bottom="0.494cm" fo:text-align="center" style:justify-single-word="false" fo:background-color="#ffff00" fo:padding="0cm" fo:border-left="0.51pt solid #000000" fo:border-right="none" fo:border-top="0.51pt solid #000000" fo:border-bottom="none" style:vertical-align="middle">
        <style:background-image/>
      </style:paragraph-properties>
      <style:text-properties style:font-name="Arial Unicode MS" style:font-name-asian="Arial Unicode MS" style:font-name-complex="Arial Unicode MS"/>
    </style:style>
    <style:style style:name="xl38" style:family="paragraph" style:parent-style-name="Standard">
      <style:paragraph-properties fo:margin-top="0.494cm" fo:margin-bottom="0.494cm" fo:text-align="center" style:justify-single-word="false" fo:background-color="#ffff00" fo:padding="0cm" fo:border-left="none" fo:border-right="0.51pt solid #000000" fo:border-top="0.51pt solid #000000" fo:border-bottom="none" style:vertical-align="middle">
        <style:background-image/>
      </style:paragraph-properties>
      <style:text-properties style:font-name="Arial Unicode MS" style:font-name-asian="Arial Unicode MS" style:font-name-complex="Arial Unicode MS"/>
    </style:style>
    <style:style style:name="xl39" style:family="paragraph" style:parent-style-name="Standard">
      <style:paragraph-properties fo:margin-top="0.494cm" fo:margin-bottom="0.494cm" fo:text-align="center" style:justify-single-word="false" fo:background-color="#ffff00" fo:padding="0cm" fo:border-left="0.51pt solid #000000" fo:border-right="none" fo:border-top="none" fo:border-bottom="none" style:vertical-align="middle">
        <style:background-image/>
      </style:paragraph-properties>
      <style:text-properties style:font-name="Arial Unicode MS" style:font-name-asian="Arial Unicode MS" style:font-name-complex="Arial Unicode MS"/>
    </style:style>
    <style:style style:name="xl40" style:family="paragraph" style:parent-style-name="Standard">
      <style:paragraph-properties fo:margin-top="0.494cm" fo:margin-bottom="0.494cm" fo:text-align="center" style:justify-single-word="false" fo:background-color="#ffff00" fo:padding="0cm" fo:border-left="none" fo:border-right="0.51pt solid #000000" fo:border-top="none" fo:border-bottom="none" style:vertical-align="middle">
        <style:background-image/>
      </style:paragraph-properties>
      <style:text-properties style:font-name="Arial Unicode MS" style:font-name-asian="Arial Unicode MS" style:font-name-complex="Arial Unicode MS"/>
    </style:style>
    <style:style style:name="xl41" style:family="paragraph" style:parent-style-name="Standard">
      <style:paragraph-properties fo:margin-top="0.494cm" fo:margin-bottom="0.494cm" fo:text-align="center" style:justify-single-word="false" fo:background-color="#ffff00" fo:padding="0cm" fo:border-left="0.51pt solid #000000" fo:border-right="none" fo:border-top="none" fo:border-bottom="0.51pt solid #000000" style:vertical-align="middle">
        <style:background-image/>
      </style:paragraph-properties>
      <style:text-properties style:font-name="Arial Unicode MS" style:font-name-asian="Arial Unicode MS" style:font-name-complex="Arial Unicode MS"/>
    </style:style>
    <style:style style:name="xl42" style:family="paragraph" style:parent-style-name="Standard">
      <style:paragraph-properties fo:margin-top="0.494cm" fo:margin-bottom="0.494cm" fo:text-align="center" style:justify-single-word="false" fo:background-color="#ffff00" fo:padding="0cm" fo:border-left="none" fo:border-right="0.51pt solid #000000" fo:border-top="none" fo:border-bottom="0.51pt solid #000000" style:vertical-align="middle">
        <style:background-image/>
      </style:paragraph-properties>
      <style:text-properties style:font-name="Arial Unicode MS" style:font-name-asian="Arial Unicode MS" style:font-name-complex="Arial Unicode MS"/>
    </style:style>
    <style:style style:name="xl43" style:family="paragraph" style:parent-style-name="Standard">
      <style:paragraph-properties fo:margin-top="0.494cm" fo:margin-bottom="0.494cm" fo:text-align="center" style:justify-single-word="false" fo:background-color="#ff0000" fo:padding="0cm" fo:border-left="0.51pt solid #000000" fo:border-right="none" fo:border-top="0.51pt solid #000000" fo:border-bottom="none" style:vertical-align="middle">
        <style:background-image/>
      </style:paragraph-properties>
      <style:text-properties style:font-name="Arial Unicode MS" style:font-name-asian="Arial Unicode MS" style:font-name-complex="Arial Unicode MS"/>
    </style:style>
    <style:style style:name="xl44" style:family="paragraph" style:parent-style-name="Standard">
      <style:paragraph-properties fo:margin-top="0.494cm" fo:margin-bottom="0.494cm" fo:text-align="center" style:justify-single-word="false" fo:background-color="#ff0000" fo:padding="0cm" fo:border-left="none" fo:border-right="0.51pt solid #000000" fo:border-top="0.51pt solid #000000" fo:border-bottom="none" style:vertical-align="middle">
        <style:background-image/>
      </style:paragraph-properties>
      <style:text-properties style:font-name="Arial Unicode MS" style:font-name-asian="Arial Unicode MS" style:font-name-complex="Arial Unicode MS"/>
    </style:style>
    <style:style style:name="xl45" style:family="paragraph" style:parent-style-name="Standard">
      <style:paragraph-properties fo:margin-top="0.494cm" fo:margin-bottom="0.494cm" fo:text-align="center" style:justify-single-word="false" fo:background-color="#ff0000" fo:padding="0cm" fo:border-left="0.51pt solid #000000" fo:border-right="none" fo:border-top="none" fo:border-bottom="none" style:vertical-align="middle">
        <style:background-image/>
      </style:paragraph-properties>
      <style:text-properties style:font-name="Arial Unicode MS" style:font-name-asian="Arial Unicode MS" style:font-name-complex="Arial Unicode MS"/>
    </style:style>
    <style:style style:name="xl46" style:family="paragraph" style:parent-style-name="Standard">
      <style:paragraph-properties fo:margin-top="0.494cm" fo:margin-bottom="0.494cm" fo:text-align="center" style:justify-single-word="false" fo:background-color="#ff0000" fo:padding="0cm" fo:border-left="none" fo:border-right="0.51pt solid #000000" fo:border-top="none" fo:border-bottom="none" style:vertical-align="middle">
        <style:background-image/>
      </style:paragraph-properties>
      <style:text-properties style:font-name="Arial Unicode MS" style:font-name-asian="Arial Unicode MS" style:font-name-complex="Arial Unicode MS"/>
    </style:style>
    <style:style style:name="xl47" style:family="paragraph" style:parent-style-name="Standard">
      <style:paragraph-properties fo:margin-top="0.494cm" fo:margin-bottom="0.494cm" fo:text-align="center" style:justify-single-word="false" fo:background-color="#ff0000" fo:padding="0cm" fo:border-left="0.51pt solid #000000" fo:border-right="none" fo:border-top="none" fo:border-bottom="0.51pt solid #000000" style:vertical-align="middle">
        <style:background-image/>
      </style:paragraph-properties>
      <style:text-properties style:font-name="Arial Unicode MS" style:font-name-asian="Arial Unicode MS" style:font-name-complex="Arial Unicode MS"/>
    </style:style>
    <style:style style:name="xl48" style:family="paragraph" style:parent-style-name="Standard">
      <style:paragraph-properties fo:margin-top="0.494cm" fo:margin-bottom="0.494cm" fo:text-align="center" style:justify-single-word="false" fo:background-color="#ff0000" fo:padding="0cm" fo:border-left="none" fo:border-right="0.51pt solid #000000" fo:border-top="none" fo:border-bottom="0.51pt solid #000000" style:vertical-align="middle">
        <style:background-image/>
      </style:paragraph-properties>
      <style:text-properties style:font-name="Arial Unicode MS" style:font-name-asian="Arial Unicode MS" style:font-name-complex="Arial Unicode MS"/>
    </style:style>
    <style:style style:name="xl49" style:family="paragraph" style:parent-style-name="Standard">
      <style:paragraph-properties fo:margin-top="0.494cm" fo:margin-bottom="0.494cm" fo:text-align="center" style:justify-single-word="false" fo:background-color="#99cc00" fo:padding="0cm" fo:border-left="0.51pt solid #000000" fo:border-right="none" fo:border-top="0.51pt solid #000000" fo:border-bottom="none" style:vertical-align="middle">
        <style:background-image/>
      </style:paragraph-properties>
      <style:text-properties style:font-name="Arial Unicode MS" style:font-name-asian="Arial Unicode MS" style:font-name-complex="Arial Unicode MS"/>
    </style:style>
    <style:style style:name="xl50" style:family="paragraph" style:parent-style-name="Standard">
      <style:paragraph-properties fo:margin-top="0.494cm" fo:margin-bottom="0.494cm" fo:text-align="center" style:justify-single-word="false" fo:background-color="#99cc00" fo:padding="0cm" fo:border-left="none" fo:border-right="0.51pt solid #000000" fo:border-top="0.51pt solid #000000" fo:border-bottom="none" style:vertical-align="middle">
        <style:background-image/>
      </style:paragraph-properties>
      <style:text-properties style:font-name="Arial Unicode MS" style:font-name-asian="Arial Unicode MS" style:font-name-complex="Arial Unicode MS"/>
    </style:style>
    <style:style style:name="xl51" style:family="paragraph" style:parent-style-name="Standard">
      <style:paragraph-properties fo:margin-top="0.494cm" fo:margin-bottom="0.494cm" fo:text-align="center" style:justify-single-word="false" fo:background-color="#99cc00" fo:padding="0cm" fo:border-left="0.51pt solid #000000" fo:border-right="none" fo:border-top="none" fo:border-bottom="none" style:vertical-align="middle">
        <style:background-image/>
      </style:paragraph-properties>
      <style:text-properties style:font-name="Arial Unicode MS" style:font-name-asian="Arial Unicode MS" style:font-name-complex="Arial Unicode MS"/>
    </style:style>
    <style:style style:name="xl52" style:family="paragraph" style:parent-style-name="Standard">
      <style:paragraph-properties fo:margin-top="0.494cm" fo:margin-bottom="0.494cm" fo:text-align="center" style:justify-single-word="false" fo:background-color="#99cc00" fo:padding="0cm" fo:border-left="none" fo:border-right="0.51pt solid #000000" fo:border-top="none" fo:border-bottom="none" style:vertical-align="middle">
        <style:background-image/>
      </style:paragraph-properties>
      <style:text-properties style:font-name="Arial Unicode MS" style:font-name-asian="Arial Unicode MS" style:font-name-complex="Arial Unicode MS"/>
    </style:style>
    <style:style style:name="xl53" style:family="paragraph" style:parent-style-name="Standard">
      <style:paragraph-properties fo:margin-top="0.494cm" fo:margin-bottom="0.494cm" fo:text-align="center" style:justify-single-word="false" fo:background-color="#99cc00" fo:padding="0cm" fo:border-left="0.51pt solid #000000" fo:border-right="none" fo:border-top="none" fo:border-bottom="0.51pt solid #000000" style:vertical-align="middle">
        <style:background-image/>
      </style:paragraph-properties>
      <style:text-properties style:font-name="Arial Unicode MS" style:font-name-asian="Arial Unicode MS" style:font-name-complex="Arial Unicode MS"/>
    </style:style>
    <style:style style:name="xl54" style:family="paragraph" style:parent-style-name="Standard">
      <style:paragraph-properties fo:margin-top="0.494cm" fo:margin-bottom="0.494cm" fo:text-align="center" style:justify-single-word="false" fo:background-color="#99cc00" fo:padding="0cm" fo:border-left="none" fo:border-right="0.51pt solid #000000" fo:border-top="none" fo:border-bottom="0.51pt solid #000000" style:vertical-align="middle">
        <style:background-image/>
      </style:paragraph-properties>
      <style:text-properties style:font-name="Arial Unicode MS" style:font-name-asian="Arial Unicode MS" style:font-name-complex="Arial Unicode MS"/>
    </style:style>
    <style:style style:name="xl55" style:family="paragraph" style:parent-style-name="Standard">
      <style:paragraph-properties fo:margin-top="0.494cm" fo:margin-bottom="0.494cm" fo:text-align="center" style:justify-single-word="false" fo:padding="0cm" fo:border="0.51pt solid #000000"/>
      <style:text-properties style:font-name="Arial Unicode MS" style:font-name-asian="Arial Unicode MS" style:font-name-complex="Arial Unicode MS"/>
    </style:style>
    <style:style style:name="xl56" style:family="paragraph" style:parent-style-name="Standard">
      <style:paragraph-properties fo:margin-top="0.494cm" fo:margin-bottom="0.494cm" fo:text-align="center" style:justify-single-word="false" fo:padding="0cm" fo:border="0.51pt solid #000000"/>
      <style:text-properties style:font-name="Arial Unicode MS" style:font-name-asian="Arial Unicode MS" style:font-name-complex="Arial Unicode MS"/>
    </style:style>
    <style:style style:name="xl57" style:family="paragraph" style:parent-style-name="Standard">
      <style:paragraph-properties fo:margin-top="0.494cm" fo:margin-bottom="0.494cm" fo:text-align="center" style:justify-single-word="false" fo:padding="0cm" fo:border="0.51pt solid #000000"/>
      <style:text-properties style:font-name="Arial Unicode MS" style:font-name-asian="Arial Unicode MS" style:font-name-complex="Arial Unicode MS"/>
    </style:style>
    <style:style style:name="xl58" style:family="paragraph" style:parent-style-name="Standard">
      <style:paragraph-properties fo:margin-top="0.494cm" fo:margin-bottom="0.494cm" fo:text-align="center" style:justify-single-word="false" fo:padding="0cm" fo:border="0.51pt solid #000000"/>
      <style:text-properties style:font-name="Arial Unicode MS" style:font-name-asian="Arial Unicode MS" style:font-name-complex="Arial Unicode MS"/>
    </style:style>
    <style:style style:name="xl59" style:family="paragraph" style:parent-style-name="Standard">
      <style:paragraph-properties fo:margin-top="0.494cm" fo:margin-bottom="0.494cm" fo:text-align="center" style:justify-single-word="false" fo:padding="0cm" fo:border="0.51pt solid #000000"/>
      <style:text-properties style:font-name="Arial Unicode MS" style:font-name-asian="Arial Unicode MS" style:font-name-complex="Arial Unicode MS"/>
    </style:style>
    <style:style style:name="xl60" style:family="paragraph" style:parent-style-name="Standard">
      <style:paragraph-properties fo:margin-top="0.494cm" fo:margin-bottom="0.494cm" fo:text-align="center" style:justify-single-word="false" fo:padding="0cm" fo:border="0.51pt solid #000000"/>
      <style:text-properties style:font-name="Arial Unicode MS" style:font-name-asian="Arial Unicode MS" style:font-name-complex="Arial Unicode MS"/>
    </style:style>
    <style:style style:name="xl61" style:family="paragraph" style:parent-style-name="Standard">
      <style:paragraph-properties fo:margin-top="0.494cm" fo:margin-bottom="0.494cm" fo:text-align="center" style:justify-single-word="false" fo:padding="0cm" fo:border="0.51pt solid #000000"/>
      <style:text-properties style:font-name="Arial Unicode MS" style:font-name-asian="Arial Unicode MS" style:font-name-complex="Arial Unicode MS"/>
    </style:style>
    <style:style style:name="xl62" style:family="paragraph" style:parent-style-name="Standard">
      <style:paragraph-properties fo:margin-top="0.494cm" fo:margin-bottom="0.494cm" fo:text-align="center" style:justify-single-word="false" fo:padding="0cm" fo:border="0.51pt solid #000000"/>
      <style:text-properties style:font-name="Arial Unicode MS" style:font-name-asian="Arial Unicode MS" style:font-name-complex="Arial Unicode MS"/>
    </style:style>
    <style:style style:name="xl92" style:family="paragraph" style:parent-style-name="Standard">
      <style:paragraph-properties fo:margin-top="0.494cm" fo:margin-bottom="0.494cm" fo:padding="0cm" fo:border="0.51pt solid #000000"/>
      <style:text-properties style:font-name="Arial Unicode MS" style:font-name-asian="Arial Unicode MS" style:font-name-complex="Arial Unicode MS"/>
    </style:style>
    <style:style style:name="xl93" style:family="paragraph" style:parent-style-name="Standard">
      <style:paragraph-properties fo:margin-top="0.494cm" fo:margin-bottom="0.494cm" fo:text-align="center" style:justify-single-word="false" fo:padding="0cm" fo:border="0.51pt solid #000000"/>
      <style:text-properties style:font-name="Arial Unicode MS" style:font-name-asian="Arial Unicode MS" style:font-name-complex="Arial Unicode MS"/>
    </style:style>
    <style:style style:name="xl94" style:family="paragraph" style:parent-style-name="Standard">
      <style:paragraph-properties fo:margin-top="0.494cm" fo:margin-bottom="0.494cm" fo:text-align="center" style:justify-single-word="false" fo:padding="0cm" fo:border="0.51pt solid #000000"/>
      <style:text-properties style:font-name="Arial" fo:font-size="8pt" style:font-name-asian="Arial Unicode MS" style:font-size-asian="8pt" style:font-name-complex="Arial" style:font-size-complex="8pt"/>
    </style:style>
    <style:style style:name="xl95" style:family="paragraph" style:parent-style-name="Standard">
      <style:paragraph-properties fo:margin-top="0.494cm" fo:margin-bottom="0.494cm" fo:text-align="center" style:justify-single-word="false" fo:padding="0cm" fo:border="0.51pt solid #000000"/>
      <style:text-properties style:font-name="Calibri" fo:font-size="8pt" style:font-name-asian="Arial Unicode MS" style:font-size-asian="8pt" style:font-name-complex="Arial Unicode MS" style:font-size-complex="8pt"/>
    </style:style>
    <style:style style:name="xl26" style:family="paragraph" style:parent-style-name="Standard">
      <style:paragraph-properties fo:margin-top="0.494cm" fo:margin-bottom="0.494cm" fo:text-align="center" style:justify-single-word="false" fo:padding="0cm" fo:border-left="0.51pt solid #000000" fo:border-right="0.51pt solid #000000" fo:border-top="none" fo:border-bottom="0.51pt solid #000000"/>
      <style:text-properties style:font-name="Arial Unicode MS" style:font-name-asian="Arial Unicode MS" style:font-name-complex="Arial Unicode M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Základní_20_text_20_2" style:display-name="Základní text 2" style:family="paragraph" style:parent-style-name="Standard">
      <style:paragraph-properties fo:text-align="justify" style:justify-single-word="false"/>
      <style:text-properties fo:language="en" fo:country="GB"/>
    </style:style>
    <style:style style:name="Text_20_komentáře" style:display-name="Text komentáře" style:family="paragraph" style:parent-style-name="Standard">
      <style:text-properties fo:font-size="10pt" style:font-size-asian="10pt" style:font-size-complex="10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text-underline-style="none"/>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fo:font-weight="normal" style:font-weight-asian="normal"/>
    </style:style>
    <style:style style:name="WW8Num4z1" style:family="text">
      <style:text-properties style:font-name="Times New Roman" style:font-name-asian="Times New Roman" style:font-name-complex="Times New Roman"/>
    </style:style>
    <style:style style:name="Standardní_20_písmo_20_odstavce" style:display-name="Standardní písmo odstavce" style:family="text"/>
    <style:style style:name="Footnote_20_Symbol" style:display-name="Footnote Symbol" style:family="text" style:parent-style-name="Standardní_20_písmo_20_odstavce">
      <style:text-properties style:text-position="super 58%"/>
    </style:style>
    <style:style style:name="Internet_20_link" style:display-name="Internet link" style:family="text" style:parent-style-name="Standardní_20_písmo_20_odstavce">
      <style:text-properties fo:color="#0000ff" style:text-underline-style="solid" style:text-underline-width="auto" style:text-underline-color="font-color"/>
    </style:style>
    <style:style style:name="Visited_20_Internet_20_Link" style:display-name="Visited Internet Link" style:family="text" style:parent-style-name="Standardní_20_písmo_20_odstavce">
      <style:text-properties fo:color="#800080" style:text-underline-style="solid" style:text-underline-width="auto" style:text-underline-color="font-color"/>
    </style:style>
    <style:style style:name="refpreview" style:family="text" style:parent-style-name="Standardní_20_písmo_20_odstavce"/>
    <style:style style:name="Strong_20_Emphasis" style:display-name="Strong Emphasis" style:family="text" style:parent-style-name="Standardní_20_písmo_20_odstavce">
      <style:text-properties fo:font-weight="bold" style:font-weight-asian="bold" style:font-weight-complex="bold"/>
    </style:style>
    <style:style style:name="Text_20_bubliny_20_Char" style:display-name="Text bubliny Char" style:family="text" style:parent-style-name="Standardní_20_písmo_20_odstavce">
      <style:text-properties style:font-name="Tahoma" fo:font-size="8pt" style:font-size-asian="8pt" style:font-name-complex="Tahoma" style:font-size-complex="8pt"/>
    </style:style>
    <style:style style:name="Page_20_Number" style:display-name="Page Number" style:family="text" style:parent-style-name="Standardní_20_písmo_20_odstavce"/>
    <style:style style:name="Odkaz_20_na_20_komentář" style:display-name="Odkaz na komentář" style:family="text" style:parent-style-name="Standardní_20_písmo_20_odstavce">
      <style:text-properties fo:font-size="8pt" style:font-size-asian="8pt" style:font-size-complex="8pt"/>
    </style:style>
    <style:style style:name="_20_Char_20_Char" style:display-name=" Char Char" style:family="text" style:parent-style-name="Standardní_20_písmo_20_odstavce"/>
    <style:style style:name="Předmět_20_komentáře_20_Char" style:display-name="Předmět komentáře Char" style:family="text" style:parent-style-name="_20_Char_20_Ch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text:start-value="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WW8Num1z0" style:num-format="1" text:start-value="2" text:display-levels="2">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7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5cm" fo:margin-top="0.351cm" style:dynamic-spacing="true"/>
      </style:footer-style>
    </style:page-layout>
    <style:page-layout style:name="Mpm2">
      <style:page-layout-properties fo:page-width="21.001cm" fo:page-height="29.7cm" style:num-format="1" style:print-orientation="portrait" fo:margin-top="1.7cm" fo:margin-bottom="1.7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Frame1" text:anchor-type="paragraph" svg:y="0.002cm" fo:min-width="0cm" draw:z-index="0"><draw:text-box fo:min-height="0.37cm"><text:p text:style-name="Footer"><text:span text:style-name="Page_20_Number"><text:page-number text:select-page="current">19</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pectral reflectance and water quality in high turbid fishpond waters</dc:title>
    <meta:initial-creator>Notebook</meta:initial-creator>
    <meta:creation-date>2012-05-15T15:33:00</meta:creation-date>
    <dc:creator>Eiseltova</dc:creator>
    <dc:date>2012-05-22T23:13:00</dc:date>
    <meta:print-date>2012-04-01T11:10:00</meta:print-date>
    <meta:editing-cycles>52</meta:editing-cycles>
    <meta:editing-duration>PT21H8M</meta:editing-duration>
    <meta:document-statistic meta:table-count="0" meta:image-count="0" meta:object-count="0" meta:page-count="21" meta:paragraph-count="993" meta:word-count="13497" meta:character-count="70802" meta:non-whitespace-character-count="58153"/>
    <meta:generator>LibreOffice/3.5$Windows_x86 LibreOffice_project/7e68ba2-a744ebf-1f241b7-c506db1-7d53735</meta:generator>
    <meta:user-defined meta:name="Info 1"/>
    <meta:user-defined meta:name="Info 2"/>
    <meta:user-defined meta:name="Info 3"/>
    <meta:user-defined meta:name="Info 4"/>
  </office:meta>
</office:document-meta>
</file>